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37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73cm"/>
    </style:style>
    <style:style style:name="co4" style:family="table-column">
      <style:table-column-properties fo:break-before="auto" style:column-width="2.348cm"/>
    </style:style>
    <style:style style:name="co5" style:family="table-column">
      <style:table-column-properties fo:break-before="auto" style:column-width="2.251cm"/>
    </style:style>
    <style:style style:name="co6" style:family="table-column">
      <style:table-column-properties fo:break-before="auto" style:column-width="2.413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94cm" fo:break-before="auto" style:use-optimal-row-height="false"/>
    </style:style>
    <style:style style:name="ro4" style:family="table-row">
      <style:table-row-properties style:row-height="0.5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Municipios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bold" style:font-name-asian="Segoe UI" style:font-size-asian="9pt" style:font-style-asian="normal" style:font-weight-asian="bold" style:font-name-complex="Segoe UI" style:font-size-complex="9pt" style:font-style-complex="normal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bold" style:font-name-asian="Segoe UI" style:font-size-asian="9pt" style:font-style-asian="normal" style:font-weight-asian="bold" style:font-name-complex="Segoe UI" style:font-size-complex="9pt" style:font-style-complex="normal" style:font-weight-complex="bold"/>
    </style:style>
    <style:style style:name="ce3" style:family="table-cell" style:parent-style-name="Excel_5f_BuiltIn_5f_Percent" style:data-style-name="N13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name-asian="Segoe UI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name-asian="Segoe UI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5" style:family="table-cell" style:parent-style-name="Excel_5f_BuiltIn_5f_Percent" style:data-style-name="N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name-asian="Segoe UI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name-asian="Segoe UI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name-asian="Segoe UI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name-asian="Segoe UI" style:font-size-asian="10pt" style:font-style-asian="normal" style:font-weight-asian="normal" style:font-name-complex="Segoe UI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steps="1000"/>
      </table:calculation-settings>
      <table:table table:name="Por_dpto_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Dpto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mazonas Result</text:p>
          </table:table-cell>
          <table:table-cell table:formula="of:=SUBTOTAL(9;[$Municipios_2.$B$2:$Municipios_2.$B$12])" office:value-type="float" office:value="76589" calcext:value-type="float">
            <text:p>76589</text:p>
          </table:table-cell>
          <table:table-cell table:formula="of:=SUBTOTAL(9;[$Municipios_2.$C$2:$Municipios_2.$C$12])" office:value-type="float" office:value="77753" calcext:value-type="float">
            <text:p>77753</text:p>
          </table:table-cell>
          <table:table-cell table:formula="of:=SUBTOTAL(9;[$Municipios_2.$D$2:$Municipios_2.$D$12])" office:value-type="float" office:value="79020" calcext:value-type="float">
            <text:p>79020</text:p>
          </table:table-cell>
        </table:table-row>
        <table:table-row table:style-name="ro1">
          <table:table-cell office:value-type="string" calcext:value-type="string">
            <text:p>Antioquia Result</text:p>
          </table:table-cell>
          <table:table-cell table:formula="of:=SUBTOTAL(9;[$Municipios_2.$B$14:$Municipios_2.$B$138])" office:value-type="float" office:value="6407102" calcext:value-type="float">
            <text:p>6407102</text:p>
          </table:table-cell>
          <table:table-cell table:formula="of:=SUBTOTAL(9;[$Municipios_2.$C$14:$Municipios_2.$C$138])" office:value-type="float" office:value="6550206" calcext:value-type="float">
            <text:p>6550206</text:p>
          </table:table-cell>
          <table:table-cell table:formula="of:=SUBTOTAL(9;[$Municipios_2.$D$14:$Municipios_2.$D$138])" office:value-type="float" office:value="6677930" calcext:value-type="float">
            <text:p>6677930</text:p>
          </table:table-cell>
        </table:table-row>
        <table:table-row table:style-name="ro1">
          <table:table-cell office:value-type="string" calcext:value-type="string">
            <text:p>Arauca Result</text:p>
          </table:table-cell>
          <table:table-cell table:formula="of:=SUBTOTAL(9;[$Municipios_2.$B$140:$Municipios_2.$B$146])" office:value-type="float" office:value="262174" calcext:value-type="float">
            <text:p>262174</text:p>
          </table:table-cell>
          <table:table-cell table:formula="of:=SUBTOTAL(9;[$Municipios_2.$C$140:$Municipios_2.$C$146])" office:value-type="float" office:value="280109" calcext:value-type="float">
            <text:p>280109</text:p>
          </table:table-cell>
          <table:table-cell table:formula="of:=SUBTOTAL(9;[$Municipios_2.$D$140:$Municipios_2.$D$146])" office:value-type="float" office:value="294206" calcext:value-type="float">
            <text:p>294206</text:p>
          </table:table-cell>
        </table:table-row>
        <table:table-row table:style-name="ro1">
          <table:table-cell office:value-type="string" calcext:value-type="string">
            <text:p>Archipiélago de San Andrés, Providencia y Santa Catalina Result</text:p>
          </table:table-cell>
          <table:table-cell table:formula="of:=SUBTOTAL(9;[$Municipios_2.$B$148:$Municipios_2.$B$149])" office:value-type="float" office:value="61280" calcext:value-type="float">
            <text:p>61280</text:p>
          </table:table-cell>
          <table:table-cell table:formula="of:=SUBTOTAL(9;[$Municipios_2.$C$148:$Municipios_2.$C$149])" office:value-type="float" office:value="62482" calcext:value-type="float">
            <text:p>62482</text:p>
          </table:table-cell>
          <table:table-cell table:formula="of:=SUBTOTAL(9;[$Municipios_2.$D$148:$Municipios_2.$D$149])" office:value-type="float" office:value="63692" calcext:value-type="float">
            <text:p>63692</text:p>
          </table:table-cell>
        </table:table-row>
        <table:table-row table:style-name="ro1">
          <table:table-cell office:value-type="string" calcext:value-type="string">
            <text:p>Atlántico Result</text:p>
          </table:table-cell>
          <table:table-cell table:formula="of:=SUBTOTAL(9;[$Municipios_2.$B$151:$Municipios_2.$B$173])" office:value-type="float" office:value="2535517" calcext:value-type="float">
            <text:p>2535517</text:p>
          </table:table-cell>
          <table:table-cell table:formula="of:=SUBTOTAL(9;[$Municipios_2.$C$151:$Municipios_2.$C$173])" office:value-type="float" office:value="2638151" calcext:value-type="float">
            <text:p>2638151</text:p>
          </table:table-cell>
          <table:table-cell table:formula="of:=SUBTOTAL(9;[$Municipios_2.$D$151:$Municipios_2.$D$173])" office:value-type="float" office:value="2722128" calcext:value-type="float">
            <text:p>2722128</text:p>
          </table:table-cell>
        </table:table-row>
        <table:table-row table:style-name="ro1">
          <table:table-cell office:value-type="string" calcext:value-type="string">
            <text:p>Bogotá, D.C. Result</text:p>
          </table:table-cell>
          <table:table-cell table:formula="of:=SUBTOTAL(9;[$Municipios_2.$B$175:$Municipios_2.$B$175])" office:value-type="float" office:value="7412566" calcext:value-type="float">
            <text:p>7412566</text:p>
          </table:table-cell>
          <table:table-cell table:formula="of:=SUBTOTAL(9;[$Municipios_2.$C$175:$Municipios_2.$C$175])" office:value-type="float" office:value="7592871" calcext:value-type="float">
            <text:p>7592871</text:p>
          </table:table-cell>
          <table:table-cell table:formula="of:=SUBTOTAL(9;[$Municipios_2.$D$175:$Municipios_2.$D$175])" office:value-type="float" office:value="7743955" calcext:value-type="float">
            <text:p>7743955</text:p>
          </table:table-cell>
        </table:table-row>
        <table:table-row table:style-name="ro1">
          <table:table-cell office:value-type="string" calcext:value-type="string">
            <text:p>Bolívar Result</text:p>
          </table:table-cell>
          <table:table-cell table:formula="of:=SUBTOTAL(9;[$Municipios_2.$B$177:$Municipios_2.$B$222])" office:value-type="float" office:value="2070110" calcext:value-type="float">
            <text:p>2070110</text:p>
          </table:table-cell>
          <table:table-cell table:formula="of:=SUBTOTAL(9;[$Municipios_2.$C$177:$Municipios_2.$C$222])" office:value-type="float" office:value="2130512" calcext:value-type="float">
            <text:p>2130512</text:p>
          </table:table-cell>
          <table:table-cell table:formula="of:=SUBTOTAL(9;[$Municipios_2.$D$177:$Municipios_2.$D$222])" office:value-type="float" office:value="2180976" calcext:value-type="float">
            <text:p>2180976</text:p>
          </table:table-cell>
        </table:table-row>
        <table:table-row table:style-name="ro1">
          <table:table-cell office:value-type="string" calcext:value-type="string">
            <text:p>Boyacá Result</text:p>
          </table:table-cell>
          <table:table-cell table:formula="of:=SUBTOTAL(9;[$Municipios_2.$B$224:$Municipios_2.$B$346])" office:value-type="float" office:value="1217376" calcext:value-type="float">
            <text:p>1217376</text:p>
          </table:table-cell>
          <table:table-cell table:formula="of:=SUBTOTAL(9;[$Municipios_2.$C$224:$Municipios_2.$C$346])" office:value-type="float" office:value="1230910" calcext:value-type="float">
            <text:p>1230910</text:p>
          </table:table-cell>
          <table:table-cell table:formula="of:=SUBTOTAL(9;[$Municipios_2.$D$224:$Municipios_2.$D$346])" office:value-type="float" office:value="1242731" calcext:value-type="float">
            <text:p>1242731</text:p>
          </table:table-cell>
        </table:table-row>
        <table:table-row table:style-name="ro1">
          <table:table-cell office:value-type="string" calcext:value-type="string">
            <text:p>Caldas Result</text:p>
          </table:table-cell>
          <table:table-cell table:formula="of:=SUBTOTAL(9;[$Municipios_2.$B$348:$Municipios_2.$B$374])" office:value-type="float" office:value="998255" calcext:value-type="float">
            <text:p>998255</text:p>
          </table:table-cell>
          <table:table-cell table:formula="of:=SUBTOTAL(9;[$Municipios_2.$C$348:$Municipios_2.$C$374])" office:value-type="float" office:value="1008344" calcext:value-type="float">
            <text:p>1008344</text:p>
          </table:table-cell>
          <table:table-cell table:formula="of:=SUBTOTAL(9;[$Municipios_2.$D$348:$Municipios_2.$D$374])" office:value-type="float" office:value="1018453" calcext:value-type="float">
            <text:p>1018453</text:p>
          </table:table-cell>
        </table:table-row>
        <table:table-row table:style-name="ro1">
          <table:table-cell office:value-type="string" calcext:value-type="string">
            <text:p>Caquetá Result</text:p>
          </table:table-cell>
          <table:table-cell table:formula="of:=SUBTOTAL(9;[$Municipios_2.$B$376:$Municipios_2.$B$391])" office:value-type="float" office:value="401849" calcext:value-type="float">
            <text:p>401849</text:p>
          </table:table-cell>
          <table:table-cell table:formula="of:=SUBTOTAL(9;[$Municipios_2.$C$376:$Municipios_2.$C$391])" office:value-type="float" office:value="406142" calcext:value-type="float">
            <text:p>406142</text:p>
          </table:table-cell>
          <table:table-cell table:formula="of:=SUBTOTAL(9;[$Municipios_2.$D$376:$Municipios_2.$D$391])" office:value-type="float" office:value="410521" calcext:value-type="float">
            <text:p>410521</text:p>
          </table:table-cell>
        </table:table-row>
        <table:table-row table:style-name="ro1">
          <table:table-cell office:value-type="string" calcext:value-type="string">
            <text:p>Casanare Result</text:p>
          </table:table-cell>
          <table:table-cell table:formula="of:=SUBTOTAL(9;[$Municipios_2.$B$393:$Municipios_2.$B$411])" office:value-type="float" office:value="420504" calcext:value-type="float">
            <text:p>420504</text:p>
          </table:table-cell>
          <table:table-cell table:formula="of:=SUBTOTAL(9;[$Municipios_2.$C$393:$Municipios_2.$C$411])" office:value-type="float" office:value="428563" calcext:value-type="float">
            <text:p>428563</text:p>
          </table:table-cell>
          <table:table-cell table:formula="of:=SUBTOTAL(9;[$Municipios_2.$D$393:$Municipios_2.$D$411])" office:value-type="float" office:value="435195" calcext:value-type="float">
            <text:p>435195</text:p>
          </table:table-cell>
        </table:table-row>
        <table:table-row table:style-name="ro1">
          <table:table-cell office:value-type="string" calcext:value-type="string">
            <text:p>Cauca Result</text:p>
          </table:table-cell>
          <table:table-cell table:formula="of:=SUBTOTAL(9;[$Municipios_2.$B$413:$Municipios_2.$B$454])" office:value-type="float" office:value="1464488" calcext:value-type="float">
            <text:p>1464488</text:p>
          </table:table-cell>
          <table:table-cell table:formula="of:=SUBTOTAL(9;[$Municipios_2.$C$413:$Municipios_2.$C$454])" office:value-type="float" office:value="1478407" calcext:value-type="float">
            <text:p>1478407</text:p>
          </table:table-cell>
          <table:table-cell table:formula="of:=SUBTOTAL(9;[$Municipios_2.$D$413:$Municipios_2.$D$454])" office:value-type="float" office:value="1491937" calcext:value-type="float">
            <text:p>1491937</text:p>
          </table:table-cell>
        </table:table-row>
        <table:table-row table:style-name="ro1">
          <table:table-cell office:value-type="string" calcext:value-type="string">
            <text:p>Cesar Result</text:p>
          </table:table-cell>
          <table:table-cell table:formula="of:=SUBTOTAL(9;[$Municipios_2.$B$456:$Municipios_2.$B$480])" office:value-type="float" office:value="1200574" calcext:value-type="float">
            <text:p>1200574</text:p>
          </table:table-cell>
          <table:table-cell table:formula="of:=SUBTOTAL(9;[$Municipios_2.$C$456:$Municipios_2.$C$480])" office:value-type="float" office:value="1252398" calcext:value-type="float">
            <text:p>1252398</text:p>
          </table:table-cell>
          <table:table-cell table:formula="of:=SUBTOTAL(9;[$Municipios_2.$D$456:$Municipios_2.$D$480])" office:value-type="float" office:value="1295387" calcext:value-type="float">
            <text:p>1295387</text:p>
          </table:table-cell>
        </table:table-row>
        <table:table-row table:style-name="ro1">
          <table:table-cell office:value-type="string" calcext:value-type="string">
            <text:p>Chocó Result</text:p>
          </table:table-cell>
          <table:table-cell table:formula="of:=SUBTOTAL(9;[$Municipios_2.$B$482:$Municipios_2.$B$511])" office:value-type="float" office:value="534826" calcext:value-type="float">
            <text:p>534826</text:p>
          </table:table-cell>
          <table:table-cell table:formula="of:=SUBTOTAL(9;[$Municipios_2.$C$482:$Municipios_2.$C$511])" office:value-type="float" office:value="539933" calcext:value-type="float">
            <text:p>539933</text:p>
          </table:table-cell>
          <table:table-cell table:formula="of:=SUBTOTAL(9;[$Municipios_2.$D$482:$Municipios_2.$D$511])" office:value-type="float" office:value="544764" calcext:value-type="float">
            <text:p>544764</text:p>
          </table:table-cell>
        </table:table-row>
        <table:table-row table:style-name="ro1">
          <table:table-cell office:value-type="string" calcext:value-type="string">
            <text:p>Córdoba Result</text:p>
          </table:table-cell>
          <table:table-cell table:formula="of:=SUBTOTAL(9;[.$B$513:.$B$542])" office:value-type="float" office:value="1784783" calcext:value-type="float">
            <text:p>1784783</text:p>
          </table:table-cell>
          <table:table-cell table:formula="of:=SUBTOTAL(9;[.$C$513:.$C$542])" office:value-type="float" office:value="1808439" calcext:value-type="float">
            <text:p>1808439</text:p>
          </table:table-cell>
          <table:table-cell table:formula="of:=SUBTOTAL(9;[.$D$513:.$D$542])" office:value-type="float" office:value="1828947" calcext:value-type="float">
            <text:p>1828947</text:p>
          </table:table-cell>
        </table:table-row>
        <table:table-row table:style-name="ro1">
          <table:table-cell office:value-type="string" calcext:value-type="string">
            <text:p>Cundinamarca Result</text:p>
          </table:table-cell>
          <table:table-cell table:formula="of:=SUBTOTAL(9;[$Municipios_2.$B$544:$Municipios_2.$B$659])" office:value-type="float" office:value="2919060" calcext:value-type="float">
            <text:p>2919060</text:p>
          </table:table-cell>
          <table:table-cell table:formula="of:=SUBTOTAL(9;[$Municipios_2.$C$544:$Municipios_2.$C$659])" office:value-type="float" office:value="3085522" calcext:value-type="float">
            <text:p>3085522</text:p>
          </table:table-cell>
          <table:table-cell table:formula="of:=SUBTOTAL(9;[$Municipios_2.$D$544:$Municipios_2.$D$659])" office:value-type="float" office:value="3242999" calcext:value-type="float">
            <text:p>3242999</text:p>
          </table:table-cell>
        </table:table-row>
        <table:table-row table:style-name="ro1">
          <table:table-cell office:value-type="string" calcext:value-type="string">
            <text:p>Guainía Result</text:p>
          </table:table-cell>
          <table:table-cell table:formula="of:=SUBTOTAL(9;[$Municipios_2.$B$661:$Municipios_2.$B$669])" office:value-type="float" office:value="48114" calcext:value-type="float">
            <text:p>48114</text:p>
          </table:table-cell>
          <table:table-cell table:formula="of:=SUBTOTAL(9;[$Municipios_2.$C$661:$Municipios_2.$C$669])" office:value-type="float" office:value="49473" calcext:value-type="float">
            <text:p>49473</text:p>
          </table:table-cell>
          <table:table-cell table:formula="of:=SUBTOTAL(9;[$Municipios_2.$D$661:$Municipios_2.$D$669])" office:value-type="float" office:value="50636" calcext:value-type="float">
            <text:p>50636</text:p>
          </table:table-cell>
        </table:table-row>
        <table:table-row table:style-name="ro1">
          <table:table-cell office:value-type="string" calcext:value-type="string">
            <text:p>Guaviare Result</text:p>
          </table:table-cell>
          <table:table-cell table:formula="of:=SUBTOTAL(9;[$Municipios_2.$B$671:$Municipios_2.$B$674])" office:value-type="float" office:value="82767" calcext:value-type="float">
            <text:p>82767</text:p>
          </table:table-cell>
          <table:table-cell table:formula="of:=SUBTOTAL(9;[$Municipios_2.$C$671:$Municipios_2.$C$674])" office:value-type="float" office:value="84716" calcext:value-type="float">
            <text:p>84716</text:p>
          </table:table-cell>
          <table:table-cell table:formula="of:=SUBTOTAL(9;[$Municipios_2.$D$671:$Municipios_2.$D$674])" office:value-type="float" office:value="86657" calcext:value-type="float">
            <text:p>86657</text:p>
          </table:table-cell>
        </table:table-row>
        <table:table-row table:style-name="ro1">
          <table:table-cell office:value-type="string" calcext:value-type="string">
            <text:p>Huila Result</text:p>
          </table:table-cell>
          <table:table-cell table:formula="of:=SUBTOTAL(9;[$Municipios_2.$B$676:$Municipios_2.$B$712])" office:value-type="float" office:value="1100386" calcext:value-type="float">
            <text:p>1100386</text:p>
          </table:table-cell>
          <table:table-cell table:formula="of:=SUBTOTAL(9;[$Municipios_2.$C$676:$Municipios_2.$C$712])" office:value-type="float" office:value="1111844" calcext:value-type="float">
            <text:p>1111844</text:p>
          </table:table-cell>
          <table:table-cell table:formula="of:=SUBTOTAL(9;[$Municipios_2.$D$676:$Municipios_2.$D$712])" office:value-type="float" office:value="1122622" calcext:value-type="float">
            <text:p>1122622</text:p>
          </table:table-cell>
        </table:table-row>
        <table:table-row table:style-name="ro1">
          <table:table-cell office:value-type="string" calcext:value-type="string">
            <text:p>La Guajira Result</text:p>
          </table:table-cell>
          <table:table-cell table:formula="of:=SUBTOTAL(9;[$Municipios_2.$B$714:$Municipios_2.$B$728])" office:value-type="float" office:value="880560" calcext:value-type="float">
            <text:p>880560</text:p>
          </table:table-cell>
          <table:table-cell table:formula="of:=SUBTOTAL(9;[$Municipios_2.$C$714:$Municipios_2.$C$728])" office:value-type="float" office:value="927506" calcext:value-type="float">
            <text:p>927506</text:p>
          </table:table-cell>
          <table:table-cell table:formula="of:=SUBTOTAL(9;[$Municipios_2.$D$714:$Municipios_2.$D$728])" office:value-type="float" office:value="965718" calcext:value-type="float">
            <text:p>965718</text:p>
          </table:table-cell>
        </table:table-row>
        <table:table-row table:style-name="ro1">
          <table:table-cell office:value-type="string" calcext:value-type="string">
            <text:p>Magdalena Result</text:p>
          </table:table-cell>
          <table:table-cell table:formula="of:=SUBTOTAL(9;[$Municipios_2.$B$730:$Municipios_2.$B$759])" office:value-type="float" office:value="1341746" calcext:value-type="float">
            <text:p>1341746</text:p>
          </table:table-cell>
          <table:table-cell table:formula="of:=SUBTOTAL(9;[$Municipios_2.$C$730:$Municipios_2.$C$759])" office:value-type="float" office:value="1388832" calcext:value-type="float">
            <text:p>1388832</text:p>
          </table:table-cell>
          <table:table-cell table:formula="of:=SUBTOTAL(9;[$Municipios_2.$D$730:$Municipios_2.$D$759])" office:value-type="float" office:value="1427026" calcext:value-type="float">
            <text:p>1427026</text:p>
          </table:table-cell>
        </table:table-row>
        <table:table-row table:style-name="ro1">
          <table:table-cell office:value-type="string" calcext:value-type="string">
            <text:p>Meta Result</text:p>
          </table:table-cell>
          <table:table-cell table:formula="of:=SUBTOTAL(9;[$Municipios_2.$B$761:$Municipios_2.$B$789])" office:value-type="float" office:value="1039722" calcext:value-type="float">
            <text:p>1039722</text:p>
          </table:table-cell>
          <table:table-cell table:formula="of:=SUBTOTAL(9;[$Municipios_2.$C$761:$Municipios_2.$C$789])" office:value-type="float" office:value="1052125" calcext:value-type="float">
            <text:p>1052125</text:p>
          </table:table-cell>
          <table:table-cell table:formula="of:=SUBTOTAL(9;[$Municipios_2.$D$761:$Municipios_2.$D$789])" office:value-type="float" office:value="1063454" calcext:value-type="float">
            <text:p>1063454</text:p>
          </table:table-cell>
        </table:table-row>
        <table:table-row table:style-name="ro1">
          <table:table-cell office:value-type="string" calcext:value-type="string">
            <text:p>Nariño Result</text:p>
          </table:table-cell>
          <table:table-cell table:formula="of:=SUBTOTAL(9;[$Municipios_2.$B$791:$Municipios_2.$B$854])" office:value-type="float" office:value="1630592" calcext:value-type="float">
            <text:p>1630592</text:p>
          </table:table-cell>
          <table:table-cell table:formula="of:=SUBTOTAL(9;[$Municipios_2.$C$791:$Municipios_2.$C$854])" office:value-type="float" office:value="1628981" calcext:value-type="float">
            <text:p>1628981</text:p>
          </table:table-cell>
          <table:table-cell table:formula="of:=SUBTOTAL(9;[$Municipios_2.$D$791:$Municipios_2.$D$854])" office:value-type="float" office:value="1627589" calcext:value-type="float">
            <text:p>1627589</text:p>
          </table:table-cell>
        </table:table-row>
        <table:table-row table:style-name="ro1">
          <table:table-cell office:value-type="string" calcext:value-type="string">
            <text:p>Norte de Santander Result</text:p>
          </table:table-cell>
          <table:table-cell table:formula="of:=SUBTOTAL(9;[$Municipios_2.$B$856:$Municipios_2.$B$895])" office:value-type="float" office:value="1491689" calcext:value-type="float">
            <text:p>1491689</text:p>
          </table:table-cell>
          <table:table-cell table:formula="of:=SUBTOTAL(9;[$Municipios_2.$C$856:$Municipios_2.$C$895])" office:value-type="float" office:value="1565362" calcext:value-type="float">
            <text:p>1565362</text:p>
          </table:table-cell>
          <table:table-cell table:formula="of:=SUBTOTAL(9;[$Municipios_2.$D$856:$Municipios_2.$D$895])" office:value-type="float" office:value="1620318" calcext:value-type="float">
            <text:p>1620318</text:p>
          </table:table-cell>
        </table:table-row>
        <table:table-row table:style-name="ro1">
          <table:table-cell office:value-type="string" calcext:value-type="string">
            <text:p>Putumayo Result</text:p>
          </table:table-cell>
          <table:table-cell table:formula="of:=SUBTOTAL(9;[$Municipios_2.$B$897:$Municipios_2.$B$909])" office:value-type="float" office:value="348182" calcext:value-type="float">
            <text:p>348182</text:p>
          </table:table-cell>
          <table:table-cell table:formula="of:=SUBTOTAL(9;[$Municipios_2.$C$897:$Municipios_2.$C$909])" office:value-type="float" office:value="353759" calcext:value-type="float">
            <text:p>353759</text:p>
          </table:table-cell>
          <table:table-cell table:formula="of:=SUBTOTAL(9;[$Municipios_2.$D$897:$Municipios_2.$D$909])" office:value-type="float" office:value="359127" calcext:value-type="float">
            <text:p>359127</text:p>
          </table:table-cell>
        </table:table-row>
        <table:table-row table:style-name="ro1">
          <table:table-cell office:value-type="string" calcext:value-type="string">
            <text:p>Quindio Result</text:p>
          </table:table-cell>
          <table:table-cell table:formula="of:=SUBTOTAL(9;[$Municipios_2.$B$911:$Municipios_2.$B$922])" office:value-type="float" office:value="539904" calcext:value-type="float">
            <text:p>539904</text:p>
          </table:table-cell>
          <table:table-cell table:formula="of:=SUBTOTAL(9;[$Municipios_2.$C$911:$Municipios_2.$C$922])" office:value-type="float" office:value="547855" calcext:value-type="float">
            <text:p>547855</text:p>
          </table:table-cell>
          <table:table-cell table:formula="of:=SUBTOTAL(9;[$Municipios_2.$D$911:$Municipios_2.$D$922])" office:value-type="float" office:value="555401" calcext:value-type="float">
            <text:p>555401</text:p>
          </table:table-cell>
        </table:table-row>
        <table:table-row table:style-name="ro1">
          <table:table-cell office:value-type="string" calcext:value-type="string">
            <text:p>Risaralda Result</text:p>
          </table:table-cell>
          <table:table-cell table:formula="of:=SUBTOTAL(9;[$Municipios_2.$B$924:$Municipios_2.$B$937])" office:value-type="float" office:value="943401" calcext:value-type="float">
            <text:p>943401</text:p>
          </table:table-cell>
          <table:table-cell table:formula="of:=SUBTOTAL(9;[$Municipios_2.$C$924:$Municipios_2.$C$937])" office:value-type="float" office:value="952511" calcext:value-type="float">
            <text:p>952511</text:p>
          </table:table-cell>
          <table:table-cell table:formula="of:=SUBTOTAL(9;[$Municipios_2.$D$924:$Municipios_2.$D$937])" office:value-type="float" office:value="961055" calcext:value-type="float">
            <text:p>961055</text:p>
          </table:table-cell>
        </table:table-row>
        <table:table-row table:style-name="ro1">
          <table:table-cell office:value-type="string" calcext:value-type="string">
            <text:p>Santander Result</text:p>
          </table:table-cell>
          <table:table-cell table:formula="of:=SUBTOTAL(9;[$Municipios_2.$B$939:$Municipios_2.$B$1025])" office:value-type="float" office:value="2184837" calcext:value-type="float">
            <text:p>2184837</text:p>
          </table:table-cell>
          <table:table-cell table:formula="of:=SUBTOTAL(9;[$Municipios_2.$C$939:$Municipios_2.$C$1025])" office:value-type="float" office:value="2237587" calcext:value-type="float">
            <text:p>2237587</text:p>
          </table:table-cell>
          <table:table-cell table:formula="of:=SUBTOTAL(9;[$Municipios_2.$D$939:$Municipios_2.$D$1025])" office:value-type="float" office:value="2280908" calcext:value-type="float">
            <text:p>2280908</text:p>
          </table:table-cell>
        </table:table-row>
        <table:table-row table:style-name="ro1">
          <table:table-cell office:value-type="string" calcext:value-type="string">
            <text:p>Sucre Result</text:p>
          </table:table-cell>
          <table:table-cell table:formula="of:=SUBTOTAL(9;[$Municipios_2.$B$1027:$Municipios_2.$B$1052])" office:value-type="float" office:value="904863" calcext:value-type="float">
            <text:p>904863</text:p>
          </table:table-cell>
          <table:table-cell table:formula="of:=SUBTOTAL(9;[$Municipios_2.$C$1027:$Municipios_2.$C$1052])" office:value-type="float" office:value="928984" calcext:value-type="float">
            <text:p>928984</text:p>
          </table:table-cell>
          <table:table-cell table:formula="of:=SUBTOTAL(9;[$Municipios_2.$D$1027:$Municipios_2.$D$1052])" office:value-type="float" office:value="949252" calcext:value-type="float">
            <text:p>949252</text:p>
          </table:table-cell>
        </table:table-row>
        <table:table-row table:style-name="ro1">
          <table:table-cell office:value-type="string" calcext:value-type="string">
            <text:p>Tolima Result</text:p>
          </table:table-cell>
          <table:table-cell table:formula="of:=SUBTOTAL(9;[$Municipios_2.$B$1054:$Municipios_2.$B$1100])" office:value-type="float" office:value="1330187" calcext:value-type="float">
            <text:p>1330187</text:p>
          </table:table-cell>
          <table:table-cell table:formula="of:=SUBTOTAL(9;[$Municipios_2.$C$1054:$Municipios_2.$C$1100])" office:value-type="float" office:value="1335313" calcext:value-type="float">
            <text:p>1335313</text:p>
          </table:table-cell>
          <table:table-cell table:formula="of:=SUBTOTAL(9;[$Municipios_2.$D$1054:$Municipios_2.$D$1100])" office:value-type="float" office:value="1339998" calcext:value-type="float">
            <text:p>1339998</text:p>
          </table:table-cell>
        </table:table-row>
        <table:table-row table:style-name="ro1">
          <table:table-cell office:value-type="string" calcext:value-type="string">
            <text:p>Valle del Cauca Result</text:p>
          </table:table-cell>
          <table:table-cell table:formula="of:=SUBTOTAL(9;[$Municipios_2.$B$1102:$Municipios_2.$B$1143])" office:value-type="float" office:value="4475886" calcext:value-type="float">
            <text:p>4475886</text:p>
          </table:table-cell>
          <table:table-cell table:formula="of:=SUBTOTAL(9;[$Municipios_2.$C$1102:$Municipios_2.$C$1143])" office:value-type="float" office:value="4506768" calcext:value-type="float">
            <text:p>4506768</text:p>
          </table:table-cell>
          <table:table-cell table:formula="of:=SUBTOTAL(9;[$Municipios_2.$D$1102:$Municipios_2.$D$1143])" office:value-type="float" office:value="4532152" calcext:value-type="float">
            <text:p>4532152</text:p>
          </table:table-cell>
        </table:table-row>
        <table:table-row table:style-name="ro1">
          <table:table-cell office:value-type="string" calcext:value-type="string">
            <text:p>Vaupés Result</text:p>
          </table:table-cell>
          <table:table-cell table:formula="of:=SUBTOTAL(9;[$Municipios_2.$B$1145:$Municipios_2.$B$1150])" office:value-type="float" office:value="40797" calcext:value-type="float">
            <text:p>40797</text:p>
          </table:table-cell>
          <table:table-cell table:formula="of:=SUBTOTAL(9;[$Municipios_2.$C$1145:$Municipios_2.$C$1150])" office:value-type="float" office:value="42721" calcext:value-type="float">
            <text:p>42721</text:p>
          </table:table-cell>
          <table:table-cell table:formula="of:=SUBTOTAL(9;[$Municipios_2.$D$1145:$Municipios_2.$D$1150])" office:value-type="float" office:value="44712" calcext:value-type="float">
            <text:p>44712</text:p>
          </table:table-cell>
        </table:table-row>
        <table:table-row table:style-name="ro1">
          <table:table-cell office:value-type="string" calcext:value-type="string">
            <text:p>Vichada Result</text:p>
          </table:table-cell>
          <table:table-cell table:formula="of:=SUBTOTAL(9;[$Municipios_2.$B$1152:$Municipios_2.$B$1155])" office:value-type="float" office:value="107808" calcext:value-type="float">
            <text:p>107808</text:p>
          </table:table-cell>
          <table:table-cell table:formula="of:=SUBTOTAL(9;[$Municipios_2.$C$1152:$Municipios_2.$C$1155])" office:value-type="float" office:value="110599" calcext:value-type="float">
            <text:p>110599</text:p>
          </table:table-cell>
          <table:table-cell table:formula="of:=SUBTOTAL(9;[$Municipios_2.$D$1152:$Municipios_2.$D$1155])" office:value-type="float" office:value="112958" calcext:value-type="float">
            <text:p>112958</text:p>
          </table:table-cell>
        </table:table-row>
        <table:table-row table:style-name="ro1">
          <table:table-cell office:value-type="string" calcext:value-type="string">
            <text:p>Grand Sum</text:p>
          </table:table-cell>
          <table:table-cell table:formula="of:=SUBTOTAL(9;[$Municipios_2.$B$2:$Municipios_2.$B$1155])" office:value-type="float" office:value="48258494" calcext:value-type="float">
            <text:p>48258494</text:p>
          </table:table-cell>
          <table:table-cell table:formula="of:=SUBTOTAL(9;[$Municipios_2.$C$2:$Municipios_2.$C$1155])" office:value-type="float" office:value="49395678" calcext:value-type="float">
            <text:p>49395678</text:p>
          </table:table-cell>
          <table:table-cell table:formula="of:=SUBTOTAL(9;[$Municipios_2.$D$2:$Municipios_2.$D$1155])" office:value-type="float" office:value="50372424" calcext:value-type="float">
            <text:p>50372424</text:p>
          </table:table-cell>
        </table:table-row>
        <table:table-row table:style-name="ro1" table:number-rows-repeated="104854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or_dpto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Dpto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float" office:value="76589" calcext:value-type="float">
            <text:p>76589</text:p>
          </table:table-cell>
          <table:table-cell office:value-type="float" office:value="77753" calcext:value-type="float">
            <text:p>77753</text:p>
          </table:table-cell>
          <table:table-cell office:value-type="float" office:value="79020" calcext:value-type="float">
            <text:p>79020</text:p>
          </table:table-cell>
        </table:table-row>
        <table:table-row table:style-name="ro1">
          <table:table-cell office:value-type="string" calcext:value-type="string">
            <text:p>Antioquia</text:p>
          </table:table-cell>
          <table:table-cell office:value-type="float" office:value="6407102" calcext:value-type="float">
            <text:p>6407102</text:p>
          </table:table-cell>
          <table:table-cell office:value-type="float" office:value="6550206" calcext:value-type="float">
            <text:p>6550206</text:p>
          </table:table-cell>
          <table:table-cell office:value-type="float" office:value="6677930" calcext:value-type="float">
            <text:p>6677930</text:p>
          </table:table-cell>
        </table:table-row>
        <table:table-row table:style-name="ro1">
          <table:table-cell office:value-type="string" calcext:value-type="string">
            <text:p>Arauca</text:p>
          </table:table-cell>
          <table:table-cell office:value-type="float" office:value="262174" calcext:value-type="float">
            <text:p>262174</text:p>
          </table:table-cell>
          <table:table-cell office:value-type="float" office:value="280109" calcext:value-type="float">
            <text:p>280109</text:p>
          </table:table-cell>
          <table:table-cell office:value-type="float" office:value="294206" calcext:value-type="float">
            <text:p>294206</text:p>
          </table:table-cell>
        </table:table-row>
        <table:table-row table:style-name="ro1">
          <table:table-cell office:value-type="string" calcext:value-type="string">
            <text:p>Archipiélago de San Andrés, Providencia y Santa Catalina</text:p>
          </table:table-cell>
          <table:table-cell office:value-type="float" office:value="61280" calcext:value-type="float">
            <text:p>61280</text:p>
          </table:table-cell>
          <table:table-cell office:value-type="float" office:value="62482" calcext:value-type="float">
            <text:p>62482</text:p>
          </table:table-cell>
          <table:table-cell office:value-type="float" office:value="63692" calcext:value-type="float">
            <text:p>63692</text:p>
          </table:table-cell>
        </table:table-row>
        <table:table-row table:style-name="ro1">
          <table:table-cell office:value-type="string" calcext:value-type="string">
            <text:p>Atlántico</text:p>
          </table:table-cell>
          <table:table-cell office:value-type="float" office:value="2535517" calcext:value-type="float">
            <text:p>2535517</text:p>
          </table:table-cell>
          <table:table-cell office:value-type="float" office:value="2638151" calcext:value-type="float">
            <text:p>2638151</text:p>
          </table:table-cell>
          <table:table-cell office:value-type="float" office:value="2722128" calcext:value-type="float">
            <text:p>2722128</text:p>
          </table:table-cell>
        </table:table-row>
        <table:table-row table:style-name="ro1">
          <table:table-cell office:value-type="string" calcext:value-type="string">
            <text:p>Bogotá, D.C.</text:p>
          </table:table-cell>
          <table:table-cell office:value-type="float" office:value="7412566" calcext:value-type="float">
            <text:p>7412566</text:p>
          </table:table-cell>
          <table:table-cell office:value-type="float" office:value="7592871" calcext:value-type="float">
            <text:p>7592871</text:p>
          </table:table-cell>
          <table:table-cell office:value-type="float" office:value="7743955" calcext:value-type="float">
            <text:p>7743955</text:p>
          </table:table-cell>
        </table:table-row>
        <table:table-row table:style-name="ro1">
          <table:table-cell office:value-type="string" calcext:value-type="string">
            <text:p>Bolívar</text:p>
          </table:table-cell>
          <table:table-cell office:value-type="float" office:value="2070110" calcext:value-type="float">
            <text:p>2070110</text:p>
          </table:table-cell>
          <table:table-cell office:value-type="float" office:value="2130512" calcext:value-type="float">
            <text:p>2130512</text:p>
          </table:table-cell>
          <table:table-cell office:value-type="float" office:value="2180976" calcext:value-type="float">
            <text:p>2180976</text:p>
          </table:table-cell>
        </table:table-row>
        <table:table-row table:style-name="ro1">
          <table:table-cell office:value-type="string" calcext:value-type="string">
            <text:p>Boyacá</text:p>
          </table:table-cell>
          <table:table-cell office:value-type="float" office:value="1217376" calcext:value-type="float">
            <text:p>1217376</text:p>
          </table:table-cell>
          <table:table-cell office:value-type="float" office:value="1230910" calcext:value-type="float">
            <text:p>1230910</text:p>
          </table:table-cell>
          <table:table-cell office:value-type="float" office:value="1242731" calcext:value-type="float">
            <text:p>1242731</text:p>
          </table:table-cell>
        </table:table-row>
        <table:table-row table:style-name="ro1">
          <table:table-cell office:value-type="string" calcext:value-type="string">
            <text:p>Caldas</text:p>
          </table:table-cell>
          <table:table-cell office:value-type="float" office:value="998255" calcext:value-type="float">
            <text:p>998255</text:p>
          </table:table-cell>
          <table:table-cell office:value-type="float" office:value="1008344" calcext:value-type="float">
            <text:p>1008344</text:p>
          </table:table-cell>
          <table:table-cell office:value-type="float" office:value="1018453" calcext:value-type="float">
            <text:p>1018453</text:p>
          </table:table-cell>
        </table:table-row>
        <table:table-row table:style-name="ro1">
          <table:table-cell office:value-type="string" calcext:value-type="string">
            <text:p>Caquetá</text:p>
          </table:table-cell>
          <table:table-cell office:value-type="float" office:value="401849" calcext:value-type="float">
            <text:p>401849</text:p>
          </table:table-cell>
          <table:table-cell office:value-type="float" office:value="406142" calcext:value-type="float">
            <text:p>406142</text:p>
          </table:table-cell>
          <table:table-cell office:value-type="float" office:value="410521" calcext:value-type="float">
            <text:p>410521</text:p>
          </table:table-cell>
        </table:table-row>
        <table:table-row table:style-name="ro1">
          <table:table-cell office:value-type="string" calcext:value-type="string">
            <text:p>Casanare</text:p>
          </table:table-cell>
          <table:table-cell office:value-type="float" office:value="420504" calcext:value-type="float">
            <text:p>420504</text:p>
          </table:table-cell>
          <table:table-cell office:value-type="float" office:value="428563" calcext:value-type="float">
            <text:p>428563</text:p>
          </table:table-cell>
          <table:table-cell office:value-type="float" office:value="435195" calcext:value-type="float">
            <text:p>435195</text:p>
          </table:table-cell>
        </table:table-row>
        <table:table-row table:style-name="ro1">
          <table:table-cell office:value-type="string" calcext:value-type="string">
            <text:p>Cauca</text:p>
          </table:table-cell>
          <table:table-cell office:value-type="float" office:value="1464488" calcext:value-type="float">
            <text:p>1464488</text:p>
          </table:table-cell>
          <table:table-cell office:value-type="float" office:value="1478407" calcext:value-type="float">
            <text:p>1478407</text:p>
          </table:table-cell>
          <table:table-cell office:value-type="float" office:value="1491937" calcext:value-type="float">
            <text:p>1491937</text:p>
          </table:table-cell>
        </table:table-row>
        <table:table-row table:style-name="ro1">
          <table:table-cell office:value-type="string" calcext:value-type="string">
            <text:p>Cesar</text:p>
          </table:table-cell>
          <table:table-cell office:value-type="float" office:value="1200574" calcext:value-type="float">
            <text:p>1200574</text:p>
          </table:table-cell>
          <table:table-cell office:value-type="float" office:value="1252398" calcext:value-type="float">
            <text:p>1252398</text:p>
          </table:table-cell>
          <table:table-cell office:value-type="float" office:value="1295387" calcext:value-type="float">
            <text:p>1295387</text:p>
          </table:table-cell>
        </table:table-row>
        <table:table-row table:style-name="ro1">
          <table:table-cell office:value-type="string" calcext:value-type="string">
            <text:p>Chocó</text:p>
          </table:table-cell>
          <table:table-cell office:value-type="float" office:value="534826" calcext:value-type="float">
            <text:p>534826</text:p>
          </table:table-cell>
          <table:table-cell office:value-type="float" office:value="539933" calcext:value-type="float">
            <text:p>539933</text:p>
          </table:table-cell>
          <table:table-cell office:value-type="float" office:value="544764" calcext:value-type="float">
            <text:p>544764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float" office:value="1784783" calcext:value-type="float">
            <text:p>1784783</text:p>
          </table:table-cell>
          <table:table-cell office:value-type="float" office:value="1808439" calcext:value-type="float">
            <text:p>1808439</text:p>
          </table:table-cell>
          <table:table-cell office:value-type="float" office:value="1828947" calcext:value-type="float">
            <text:p>1828947</text:p>
          </table:table-cell>
        </table:table-row>
        <table:table-row table:style-name="ro1">
          <table:table-cell office:value-type="string" calcext:value-type="string">
            <text:p>Cundinamarca</text:p>
          </table:table-cell>
          <table:table-cell office:value-type="float" office:value="2919060" calcext:value-type="float">
            <text:p>2919060</text:p>
          </table:table-cell>
          <table:table-cell office:value-type="float" office:value="3085522" calcext:value-type="float">
            <text:p>3085522</text:p>
          </table:table-cell>
          <table:table-cell office:value-type="float" office:value="3242999" calcext:value-type="float">
            <text:p>3242999</text:p>
          </table:table-cell>
        </table:table-row>
        <table:table-row table:style-name="ro1">
          <table:table-cell office:value-type="string" calcext:value-type="string">
            <text:p>Guainía</text:p>
          </table:table-cell>
          <table:table-cell office:value-type="float" office:value="48114" calcext:value-type="float">
            <text:p>48114</text:p>
          </table:table-cell>
          <table:table-cell office:value-type="float" office:value="49473" calcext:value-type="float">
            <text:p>49473</text:p>
          </table:table-cell>
          <table:table-cell office:value-type="float" office:value="50636" calcext:value-type="float">
            <text:p>50636</text:p>
          </table:table-cell>
        </table:table-row>
        <table:table-row table:style-name="ro1">
          <table:table-cell office:value-type="string" calcext:value-type="string">
            <text:p>Guaviare</text:p>
          </table:table-cell>
          <table:table-cell office:value-type="float" office:value="82767" calcext:value-type="float">
            <text:p>82767</text:p>
          </table:table-cell>
          <table:table-cell office:value-type="float" office:value="84716" calcext:value-type="float">
            <text:p>84716</text:p>
          </table:table-cell>
          <table:table-cell office:value-type="float" office:value="86657" calcext:value-type="float">
            <text:p>86657</text:p>
          </table:table-cell>
        </table:table-row>
        <table:table-row table:style-name="ro1">
          <table:table-cell office:value-type="string" calcext:value-type="string">
            <text:p>Huila</text:p>
          </table:table-cell>
          <table:table-cell office:value-type="float" office:value="1100386" calcext:value-type="float">
            <text:p>1100386</text:p>
          </table:table-cell>
          <table:table-cell office:value-type="float" office:value="1111844" calcext:value-type="float">
            <text:p>1111844</text:p>
          </table:table-cell>
          <table:table-cell office:value-type="float" office:value="1122622" calcext:value-type="float">
            <text:p>1122622</text:p>
          </table:table-cell>
        </table:table-row>
        <table:table-row table:style-name="ro1">
          <table:table-cell office:value-type="string" calcext:value-type="string">
            <text:p>La Guajira</text:p>
          </table:table-cell>
          <table:table-cell office:value-type="float" office:value="880560" calcext:value-type="float">
            <text:p>880560</text:p>
          </table:table-cell>
          <table:table-cell office:value-type="float" office:value="927506" calcext:value-type="float">
            <text:p>927506</text:p>
          </table:table-cell>
          <table:table-cell office:value-type="float" office:value="965718" calcext:value-type="float">
            <text:p>965718</text:p>
          </table:table-cell>
        </table:table-row>
        <table:table-row table:style-name="ro1">
          <table:table-cell office:value-type="string" calcext:value-type="string">
            <text:p>Magdalena</text:p>
          </table:table-cell>
          <table:table-cell office:value-type="float" office:value="1341746" calcext:value-type="float">
            <text:p>1341746</text:p>
          </table:table-cell>
          <table:table-cell office:value-type="float" office:value="1388832" calcext:value-type="float">
            <text:p>1388832</text:p>
          </table:table-cell>
          <table:table-cell office:value-type="float" office:value="1427026" calcext:value-type="float">
            <text:p>1427026</text:p>
          </table:table-cell>
        </table:table-row>
        <table:table-row table:style-name="ro1">
          <table:table-cell office:value-type="string" calcext:value-type="string">
            <text:p>Meta</text:p>
          </table:table-cell>
          <table:table-cell office:value-type="float" office:value="1039722" calcext:value-type="float">
            <text:p>1039722</text:p>
          </table:table-cell>
          <table:table-cell office:value-type="float" office:value="1052125" calcext:value-type="float">
            <text:p>1052125</text:p>
          </table:table-cell>
          <table:table-cell office:value-type="float" office:value="1063454" calcext:value-type="float">
            <text:p>1063454</text:p>
          </table:table-cell>
        </table:table-row>
        <table:table-row table:style-name="ro1">
          <table:table-cell office:value-type="string" calcext:value-type="string">
            <text:p>Nariño</text:p>
          </table:table-cell>
          <table:table-cell office:value-type="float" office:value="1630592" calcext:value-type="float">
            <text:p>1630592</text:p>
          </table:table-cell>
          <table:table-cell office:value-type="float" office:value="1628981" calcext:value-type="float">
            <text:p>1628981</text:p>
          </table:table-cell>
          <table:table-cell office:value-type="float" office:value="1627589" calcext:value-type="float">
            <text:p>1627589</text:p>
          </table:table-cell>
        </table:table-row>
        <table:table-row table:style-name="ro1">
          <table:table-cell office:value-type="string" calcext:value-type="string">
            <text:p>Norte de Santander</text:p>
          </table:table-cell>
          <table:table-cell office:value-type="float" office:value="1491689" calcext:value-type="float">
            <text:p>1491689</text:p>
          </table:table-cell>
          <table:table-cell office:value-type="float" office:value="1565362" calcext:value-type="float">
            <text:p>1565362</text:p>
          </table:table-cell>
          <table:table-cell office:value-type="float" office:value="1620318" calcext:value-type="float">
            <text:p>1620318</text:p>
          </table:table-cell>
        </table:table-row>
        <table:table-row table:style-name="ro1">
          <table:table-cell office:value-type="string" calcext:value-type="string">
            <text:p>Putumayo</text:p>
          </table:table-cell>
          <table:table-cell office:value-type="float" office:value="348182" calcext:value-type="float">
            <text:p>348182</text:p>
          </table:table-cell>
          <table:table-cell office:value-type="float" office:value="353759" calcext:value-type="float">
            <text:p>353759</text:p>
          </table:table-cell>
          <table:table-cell office:value-type="float" office:value="359127" calcext:value-type="float">
            <text:p>359127</text:p>
          </table:table-cell>
        </table:table-row>
        <table:table-row table:style-name="ro1">
          <table:table-cell office:value-type="string" calcext:value-type="string">
            <text:p>Quindio</text:p>
          </table:table-cell>
          <table:table-cell office:value-type="float" office:value="539904" calcext:value-type="float">
            <text:p>539904</text:p>
          </table:table-cell>
          <table:table-cell office:value-type="float" office:value="547855" calcext:value-type="float">
            <text:p>547855</text:p>
          </table:table-cell>
          <table:table-cell office:value-type="float" office:value="555401" calcext:value-type="float">
            <text:p>555401</text:p>
          </table:table-cell>
        </table:table-row>
        <table:table-row table:style-name="ro1">
          <table:table-cell office:value-type="string" calcext:value-type="string">
            <text:p>Risaralda</text:p>
          </table:table-cell>
          <table:table-cell office:value-type="float" office:value="943401" calcext:value-type="float">
            <text:p>943401</text:p>
          </table:table-cell>
          <table:table-cell office:value-type="float" office:value="952511" calcext:value-type="float">
            <text:p>952511</text:p>
          </table:table-cell>
          <table:table-cell office:value-type="float" office:value="961055" calcext:value-type="float">
            <text:p>961055</text:p>
          </table:table-cell>
        </table:table-row>
        <table:table-row table:style-name="ro1">
          <table:table-cell office:value-type="string" calcext:value-type="string">
            <text:p>Santander</text:p>
          </table:table-cell>
          <table:table-cell office:value-type="float" office:value="2184837" calcext:value-type="float">
            <text:p>2184837</text:p>
          </table:table-cell>
          <table:table-cell office:value-type="float" office:value="2237587" calcext:value-type="float">
            <text:p>2237587</text:p>
          </table:table-cell>
          <table:table-cell office:value-type="float" office:value="2280908" calcext:value-type="float">
            <text:p>2280908</text:p>
          </table:table-cell>
        </table:table-row>
        <table:table-row table:style-name="ro1">
          <table:table-cell office:value-type="string" calcext:value-type="string">
            <text:p>Sucre</text:p>
          </table:table-cell>
          <table:table-cell office:value-type="float" office:value="904863" calcext:value-type="float">
            <text:p>904863</text:p>
          </table:table-cell>
          <table:table-cell office:value-type="float" office:value="928984" calcext:value-type="float">
            <text:p>928984</text:p>
          </table:table-cell>
          <table:table-cell office:value-type="float" office:value="949252" calcext:value-type="float">
            <text:p>949252</text:p>
          </table:table-cell>
        </table:table-row>
        <table:table-row table:style-name="ro1">
          <table:table-cell office:value-type="string" calcext:value-type="string">
            <text:p>Tolima</text:p>
          </table:table-cell>
          <table:table-cell office:value-type="float" office:value="1330187" calcext:value-type="float">
            <text:p>1330187</text:p>
          </table:table-cell>
          <table:table-cell office:value-type="float" office:value="1335313" calcext:value-type="float">
            <text:p>1335313</text:p>
          </table:table-cell>
          <table:table-cell office:value-type="float" office:value="1339998" calcext:value-type="float">
            <text:p>1339998</text:p>
          </table:table-cell>
        </table:table-row>
        <table:table-row table:style-name="ro1">
          <table:table-cell office:value-type="string" calcext:value-type="string">
            <text:p>Valle del Cauca</text:p>
          </table:table-cell>
          <table:table-cell office:value-type="float" office:value="4475886" calcext:value-type="float">
            <text:p>4475886</text:p>
          </table:table-cell>
          <table:table-cell office:value-type="float" office:value="4506768" calcext:value-type="float">
            <text:p>4506768</text:p>
          </table:table-cell>
          <table:table-cell office:value-type="float" office:value="4532152" calcext:value-type="float">
            <text:p>4532152</text:p>
          </table:table-cell>
        </table:table-row>
        <table:table-row table:style-name="ro1">
          <table:table-cell office:value-type="string" calcext:value-type="string">
            <text:p>Vaupés</text:p>
          </table:table-cell>
          <table:table-cell office:value-type="float" office:value="40797" calcext:value-type="float">
            <text:p>40797</text:p>
          </table:table-cell>
          <table:table-cell office:value-type="float" office:value="42721" calcext:value-type="float">
            <text:p>42721</text:p>
          </table:table-cell>
          <table:table-cell office:value-type="float" office:value="44712" calcext:value-type="float">
            <text:p>44712</text:p>
          </table:table-cell>
        </table:table-row>
        <table:table-row table:style-name="ro1">
          <table:table-cell office:value-type="string" calcext:value-type="string">
            <text:p>Vichada</text:p>
          </table:table-cell>
          <table:table-cell office:value-type="float" office:value="107808" calcext:value-type="float">
            <text:p>107808</text:p>
          </table:table-cell>
          <table:table-cell office:value-type="float" office:value="110599" calcext:value-type="float">
            <text:p>110599</text:p>
          </table:table-cell>
          <table:table-cell office:value-type="float" office:value="112958" calcext:value-type="float">
            <text:p>11295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48258494" calcext:value-type="float">
            <text:p>48258494</text:p>
          </table:table-cell>
          <table:table-cell office:value-type="float" office:value="49395678" calcext:value-type="float">
            <text:p>49395678</text:p>
          </table:table-cell>
          <table:table-cell office:value-type="float" office:value="50372424" calcext:value-type="float">
            <text:p>50372424</text:p>
          </table:table-cell>
        </table:table-row>
        <table:table-row table:style-name="ro1" table:number-rows-repeated="104854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unicipios_2" table:style-name="ta2">
        <office:forms form:automatic-focus="false" form:apply-design-mode="false"/>
        <table:table-column table:style-name="co3" table:default-cell-style-name="ce4"/>
        <table:table-column table:style-name="co4" table:number-columns-repeated="3" table:default-cell-style-name="ce4"/>
        <table:table-column table:style-name="co5" table:number-columns-repeated="252" table:default-cell-style-name="ce4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>
            <text:p>Dpto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020" calcext:value-type="float">
            <text:p>2020</text:p>
          </table:table-cell>
          <table:table-cell table:style-name="ce6" table:number-columns-repeated="1019"/>
        </table:table-row>
        <table:table-row-group>
          <table:table-row-group table:display="false">
            <table:table-row table:style-name="ro1" table:visibility="collapse">
              <table:table-cell table:style-name="ce3" office:value-type="string" calcext:value-type="string">
                <text:p>Amazonas</text:p>
              </table:table-cell>
              <table:table-cell table:style-name="ce5" office:value-type="float" office:value="48144" calcext:value-type="float">
                <text:p>48.144</text:p>
              </table:table-cell>
              <table:table-cell table:style-name="ce5" office:value-type="float" office:value="48918" calcext:value-type="float">
                <text:p>48.918</text:p>
              </table:table-cell>
              <table:table-cell table:style-name="ce5" office:value-type="float" office:value="49737" calcext:value-type="float">
                <text:p>49.737</text:p>
              </table:table-cell>
              <table:table-cell table:style-name="ce6"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mazonas</text:p>
              </table:table-cell>
              <table:table-cell table:style-name="ce5" office:value-type="float" office:value="2100" calcext:value-type="float">
                <text:p>2.100</text:p>
              </table:table-cell>
              <table:table-cell table:number-columns-repeated="2" table:style-name="ce5" office:value-type="float" office:value="2077" calcext:value-type="float">
                <text:p>2.077</text:p>
              </table:table-cell>
              <table:table-cell table:style-name="ce6"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mazonas</text:p>
              </table:table-cell>
              <table:table-cell table:style-name="ce5" office:value-type="float" office:value="2967" calcext:value-type="float">
                <text:p>2.967</text:p>
              </table:table-cell>
              <table:table-cell table:style-name="ce5" office:value-type="float" office:value="2947" calcext:value-type="float">
                <text:p>2.947</text:p>
              </table:table-cell>
              <table:table-cell table:style-name="ce5" office:value-type="float" office:value="2955" calcext:value-type="float">
                <text:p>2.955</text:p>
              </table:table-cell>
              <table:table-cell table:style-name="ce6"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mazonas</text:p>
              </table:table-cell>
              <table:table-cell table:style-name="ce5" office:value-type="float" office:value="3820" calcext:value-type="float">
                <text:p>3.820</text:p>
              </table:table-cell>
              <table:table-cell table:style-name="ce5" office:value-type="float" office:value="3882" calcext:value-type="float">
                <text:p>3.882</text:p>
              </table:table-cell>
              <table:table-cell table:style-name="ce5" office:value-type="float" office:value="3947" calcext:value-type="float">
                <text:p>3.947</text:p>
              </table:table-cell>
              <table:table-cell table:style-name="ce6"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mazonas</text:p>
              </table:table-cell>
              <table:table-cell table:style-name="ce5" office:value-type="float" office:value="644" calcext:value-type="float">
                <text:p>644</text:p>
              </table:table-cell>
              <table:table-cell table:style-name="ce5" office:value-type="float" office:value="652" calcext:value-type="float">
                <text:p>652</text:p>
              </table:table-cell>
              <table:table-cell table:style-name="ce5" office:value-type="float" office:value="662" calcext:value-type="float">
                <text:p>662</text:p>
              </table:table-cell>
              <table:table-cell table:style-name="ce6"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mazonas</text:p>
              </table:table-cell>
              <table:table-cell table:style-name="ce5" office:value-type="float" office:value="1850" calcext:value-type="float">
                <text:p>1.850</text:p>
              </table:table-cell>
              <table:table-cell table:style-name="ce5" office:value-type="float" office:value="1860" calcext:value-type="float">
                <text:p>1.860</text:p>
              </table:table-cell>
              <table:table-cell table:style-name="ce5" office:value-type="float" office:value="1879" calcext:value-type="float">
                <text:p>1.879</text:p>
              </table:table-cell>
              <table:table-cell table:style-name="ce6"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mazonas</text:p>
              </table:table-cell>
              <table:table-cell table:style-name="ce5" office:value-type="float" office:value="748" calcext:value-type="float">
                <text:p>748</text:p>
              </table:table-cell>
              <table:table-cell table:style-name="ce5" office:value-type="float" office:value="759" calcext:value-type="float">
                <text:p>759</text:p>
              </table:table-cell>
              <table:table-cell table:style-name="ce5" office:value-type="float" office:value="771" calcext:value-type="float">
                <text:p>771</text:p>
              </table:table-cell>
              <table:table-cell table:style-name="ce6"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mazonas</text:p>
              </table:table-cell>
              <table:table-cell table:style-name="ce5" office:value-type="float" office:value="1013" calcext:value-type="float">
                <text:p>1.013</text:p>
              </table:table-cell>
              <table:table-cell table:style-name="ce5" office:value-type="float" office:value="1027" calcext:value-type="float">
                <text:p>1.027</text:p>
              </table:table-cell>
              <table:table-cell table:style-name="ce5" office:value-type="float" office:value="1042" calcext:value-type="float">
                <text:p>1.042</text:p>
              </table:table-cell>
              <table:table-cell table:style-name="ce6"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mazonas</text:p>
              </table:table-cell>
              <table:table-cell table:style-name="ce5" office:value-type="float" office:value="9744" calcext:value-type="float">
                <text:p>9.744</text:p>
              </table:table-cell>
              <table:table-cell table:style-name="ce5" office:value-type="float" office:value="9997" calcext:value-type="float">
                <text:p>9.997</text:p>
              </table:table-cell>
              <table:table-cell table:style-name="ce5" office:value-type="float" office:value="10239" calcext:value-type="float">
                <text:p>10.239</text:p>
              </table:table-cell>
              <table:table-cell table:style-name="ce6"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mazonas</text:p>
              </table:table-cell>
              <table:table-cell table:style-name="ce5" office:value-type="float" office:value="1758" calcext:value-type="float">
                <text:p>1.758</text:p>
              </table:table-cell>
              <table:table-cell table:style-name="ce5" office:value-type="float" office:value="1765" calcext:value-type="float">
                <text:p>1.765</text:p>
              </table:table-cell>
              <table:table-cell table:style-name="ce5" office:value-type="float" office:value="1772" calcext:value-type="float">
                <text:p>1.772</text:p>
              </table:table-cell>
              <table:table-cell table:style-name="ce6"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mazonas</text:p>
              </table:table-cell>
              <table:table-cell table:style-name="ce5" office:value-type="float" office:value="3801" calcext:value-type="float">
                <text:p>3.801</text:p>
              </table:table-cell>
              <table:table-cell table:style-name="ce5" office:value-type="float" office:value="3869" calcext:value-type="float">
                <text:p>3.869</text:p>
              </table:table-cell>
              <table:table-cell table:style-name="ce5" office:value-type="float" office:value="3939" calcext:value-type="float">
                <text:p>3.939</text:p>
              </table:table-cell>
              <table:table-cell table:style-name="ce6" table:number-columns-repeated="1019"/>
            </table:table-row>
          </table:table-row-group>
          <table:table-row table:style-name="ro1">
            <table:table-cell office:value-type="string" calcext:value-type="string">
              <text:p>Amazonas Result</text:p>
            </table:table-cell>
            <table:table-cell table:formula="of:=SUBTOTAL(9;[$Municipios_2.$B$2:$Municipios_2.$B$12])" office:value-type="float" office:value="76589" calcext:value-type="float">
              <text:p>76589</text:p>
            </table:table-cell>
            <table:table-cell table:formula="of:=SUBTOTAL(9;[$Municipios_2.$C$2:$Municipios_2.$C$12])" office:value-type="float" office:value="77753" calcext:value-type="float">
              <text:p>77753</text:p>
            </table:table-cell>
            <table:table-cell table:formula="of:=SUBTOTAL(9;[$Municipios_2.$D$2:$Municipios_2.$D$12])" office:value-type="float" office:value="79020" calcext:value-type="float">
              <text:p>79020</text:p>
            </table:table-cell>
            <table:table-cell table:style-name="ce6" table:number-columns-repeated="1019"/>
          </table:table-row>
          <table:table-row-group table:display="false"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2427129" calcext:value-type="float">
                <text:p>2.427.129</text:p>
              </table:table-cell>
              <table:table-cell table:style-name="ce5" office:value-type="float" office:value="2483545" calcext:value-type="float">
                <text:p>2.483.545</text:p>
              </table:table-cell>
              <table:table-cell table:style-name="ce5" office:value-type="float" office:value="2533424" calcext:value-type="float">
                <text:p>2.533.424</text:p>
              </table:table-cell>
              <table:table-cell table:style-name="ce6"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20367" calcext:value-type="float">
                <text:p>20.367</text:p>
              </table:table-cell>
              <table:table-cell table:style-name="ce5" office:value-type="float" office:value="20258" calcext:value-type="float">
                <text:p>20.258</text:p>
              </table:table-cell>
              <table:table-cell table:style-name="ce5" office:value-type="float" office:value="20287" calcext:value-type="float">
                <text:p>20.287</text:p>
              </table:table-cell>
              <table:table-cell table:style-name="ce6"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2695" calcext:value-type="float">
                <text:p>2.695</text:p>
              </table:table-cell>
              <table:table-cell table:style-name="ce5" office:value-type="float" office:value="2710" calcext:value-type="float">
                <text:p>2.710</text:p>
              </table:table-cell>
              <table:table-cell table:style-name="ce5" office:value-type="float" office:value="2735" calcext:value-type="float">
                <text:p>2.735</text:p>
              </table:table-cell>
              <table:table-cell table:style-name="ce6"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4657" calcext:value-type="float">
                <text:p>4.657</text:p>
              </table:table-cell>
              <table:table-cell table:style-name="ce5" office:value-type="float" office:value="4669" calcext:value-type="float">
                <text:p>4.669</text:p>
              </table:table-cell>
              <table:table-cell table:style-name="ce5" office:value-type="float" office:value="4698" calcext:value-type="float">
                <text:p>4.698</text:p>
              </table:table-cell>
              <table:table-cell table:style-name="ce6"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30227" calcext:value-type="float">
                <text:p>30.227</text:p>
              </table:table-cell>
              <table:table-cell table:style-name="ce5" office:value-type="float" office:value="30777" calcext:value-type="float">
                <text:p>30.777</text:p>
              </table:table-cell>
              <table:table-cell table:style-name="ce5" office:value-type="float" office:value="31283" calcext:value-type="float">
                <text:p>31.283</text:p>
              </table:table-cell>
              <table:table-cell table:style-name="ce6"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25962" calcext:value-type="float">
                <text:p>25.962</text:p>
              </table:table-cell>
              <table:table-cell table:style-name="ce5" office:value-type="float" office:value="26552" calcext:value-type="float">
                <text:p>26.552</text:p>
              </table:table-cell>
              <table:table-cell table:style-name="ce5" office:value-type="float" office:value="27071" calcext:value-type="float">
                <text:p>27.071</text:p>
              </table:table-cell>
              <table:table-cell table:style-name="ce7"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43269" calcext:value-type="float">
                <text:p>43.269</text:p>
              </table:table-cell>
              <table:table-cell table:style-name="ce5" office:value-type="float" office:value="43713" calcext:value-type="float">
                <text:p>43.713</text:p>
              </table:table-cell>
              <table:table-cell table:style-name="ce5" office:value-type="float" office:value="44199" calcext:value-type="float">
                <text:p>44.19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5756" calcext:value-type="float">
                <text:p>5.756</text:p>
              </table:table-cell>
              <table:table-cell table:style-name="ce5" office:value-type="float" office:value="5790" calcext:value-type="float">
                <text:p>5.790</text:p>
              </table:table-cell>
              <table:table-cell table:style-name="ce5" office:value-type="float" office:value="5841" calcext:value-type="float">
                <text:p>5.84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11437" calcext:value-type="float">
                <text:p>11.437</text:p>
              </table:table-cell>
              <table:table-cell table:style-name="ce5" office:value-type="float" office:value="11462" calcext:value-type="float">
                <text:p>11.462</text:p>
              </table:table-cell>
              <table:table-cell table:style-name="ce5" office:value-type="float" office:value="11536" calcext:value-type="float">
                <text:p>11.53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18321" calcext:value-type="float">
                <text:p>18.321</text:p>
              </table:table-cell>
              <table:table-cell table:style-name="ce5" office:value-type="float" office:value="18737" calcext:value-type="float">
                <text:p>18.737</text:p>
              </table:table-cell>
              <table:table-cell table:style-name="ce5" office:value-type="float" office:value="19104" calcext:value-type="float">
                <text:p>19.10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26164" calcext:value-type="float">
                <text:p>26.164</text:p>
              </table:table-cell>
              <table:table-cell table:style-name="ce5" office:value-type="float" office:value="26598" calcext:value-type="float">
                <text:p>26.598</text:p>
              </table:table-cell>
              <table:table-cell table:style-name="ce5" office:value-type="float" office:value="27002" calcext:value-type="float">
                <text:p>27.00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7010" calcext:value-type="float">
                <text:p>7.010</text:p>
              </table:table-cell>
              <table:table-cell table:style-name="ce5" office:value-type="float" office:value="7085" calcext:value-type="float">
                <text:p>7.085</text:p>
              </table:table-cell>
              <table:table-cell table:style-name="ce5" office:value-type="float" office:value="7169" calcext:value-type="float">
                <text:p>7.16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121003" calcext:value-type="float">
                <text:p>121.003</text:p>
              </table:table-cell>
              <table:table-cell table:style-name="ce5" office:value-type="float" office:value="124647" calcext:value-type="float">
                <text:p>124.647</text:p>
              </table:table-cell>
              <table:table-cell table:style-name="ce5" office:value-type="float" office:value="127744" calcext:value-type="float">
                <text:p>127.74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29295" calcext:value-type="float">
                <text:p>29.295</text:p>
              </table:table-cell>
              <table:table-cell table:style-name="ce5" office:value-type="float" office:value="29942" calcext:value-type="float">
                <text:p>29.942</text:p>
              </table:table-cell>
              <table:table-cell table:style-name="ce5" office:value-type="float" office:value="30510" calcext:value-type="float">
                <text:p>30.51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7689" calcext:value-type="float">
                <text:p>7.689</text:p>
              </table:table-cell>
              <table:table-cell table:style-name="ce5" office:value-type="float" office:value="7577" calcext:value-type="float">
                <text:p>7.577</text:p>
              </table:table-cell>
              <table:table-cell table:style-name="ce5" office:value-type="float" office:value="7545" calcext:value-type="float">
                <text:p>7.54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5139" calcext:value-type="float">
                <text:p>5.139</text:p>
              </table:table-cell>
              <table:table-cell table:style-name="ce5" office:value-type="float" office:value="5085" calcext:value-type="float">
                <text:p>5.085</text:p>
              </table:table-cell>
              <table:table-cell table:style-name="ce5" office:value-type="float" office:value="5074" calcext:value-type="float">
                <text:p>5.07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51969" calcext:value-type="float">
                <text:p>51.969</text:p>
              </table:table-cell>
              <table:table-cell table:style-name="ce5" office:value-type="float" office:value="53242" calcext:value-type="float">
                <text:p>53.242</text:p>
              </table:table-cell>
              <table:table-cell table:style-name="ce5" office:value-type="float" office:value="54347" calcext:value-type="float">
                <text:p>54.34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6000" calcext:value-type="float">
                <text:p>6.000</text:p>
              </table:table-cell>
              <table:table-cell table:style-name="ce5" office:value-type="float" office:value="6054" calcext:value-type="float">
                <text:p>6.054</text:p>
              </table:table-cell>
              <table:table-cell table:style-name="ce5" office:value-type="float" office:value="6116" calcext:value-type="float">
                <text:p>6.11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522264" calcext:value-type="float">
                <text:p>522.264</text:p>
              </table:table-cell>
              <table:table-cell table:style-name="ce5" office:value-type="float" office:value="538527" calcext:value-type="float">
                <text:p>538.527</text:p>
              </table:table-cell>
              <table:table-cell table:style-name="ce5" office:value-type="float" office:value="552154" calcext:value-type="float">
                <text:p>552.15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10323" calcext:value-type="float">
                <text:p>10.323</text:p>
              </table:table-cell>
              <table:table-cell table:style-name="ce5" office:value-type="float" office:value="10274" calcext:value-type="float">
                <text:p>10.274</text:p>
              </table:table-cell>
              <table:table-cell table:style-name="ce5" office:value-type="float" office:value="10284" calcext:value-type="float">
                <text:p>10.28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15607" calcext:value-type="float">
                <text:p>15.607</text:p>
              </table:table-cell>
              <table:table-cell table:style-name="ce5" office:value-type="float" office:value="15736" calcext:value-type="float">
                <text:p>15.736</text:p>
              </table:table-cell>
              <table:table-cell table:style-name="ce5" office:value-type="float" office:value="15896" calcext:value-type="float">
                <text:p>15.89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26118" calcext:value-type="float">
                <text:p>26.118</text:p>
              </table:table-cell>
              <table:table-cell table:style-name="ce5" office:value-type="float" office:value="26160" calcext:value-type="float">
                <text:p>26.160</text:p>
              </table:table-cell>
              <table:table-cell table:style-name="ce5" office:value-type="float" office:value="26313" calcext:value-type="float">
                <text:p>26.31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8039" calcext:value-type="float">
                <text:p>8.039</text:p>
              </table:table-cell>
              <table:table-cell table:style-name="ce5" office:value-type="float" office:value="8065" calcext:value-type="float">
                <text:p>8.065</text:p>
              </table:table-cell>
              <table:table-cell table:style-name="ce5" office:value-type="float" office:value="8120" calcext:value-type="float">
                <text:p>8.12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9354" calcext:value-type="float">
                <text:p>9.354</text:p>
              </table:table-cell>
              <table:table-cell table:style-name="ce5" office:value-type="float" office:value="9502" calcext:value-type="float">
                <text:p>9.502</text:p>
              </table:table-cell>
              <table:table-cell table:style-name="ce5" office:value-type="float" office:value="9634" calcext:value-type="float">
                <text:p>9.63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28996" calcext:value-type="float">
                <text:p>28.996</text:p>
              </table:table-cell>
              <table:table-cell table:style-name="ce5" office:value-type="float" office:value="29716" calcext:value-type="float">
                <text:p>29.716</text:p>
              </table:table-cell>
              <table:table-cell table:style-name="ce5" office:value-type="float" office:value="30356" calcext:value-type="float">
                <text:p>30.35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8297" calcext:value-type="float">
                <text:p>8.297</text:p>
              </table:table-cell>
              <table:table-cell table:style-name="ce5" office:value-type="float" office:value="8420" calcext:value-type="float">
                <text:p>8.420</text:p>
              </table:table-cell>
              <table:table-cell table:style-name="ce5" office:value-type="float" office:value="8536" calcext:value-type="float">
                <text:p>8.53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79638" calcext:value-type="float">
                <text:p>79.638</text:p>
              </table:table-cell>
              <table:table-cell table:style-name="ce5" office:value-type="float" office:value="81658" calcext:value-type="float">
                <text:p>81.658</text:p>
              </table:table-cell>
              <table:table-cell table:style-name="ce5" office:value-type="float" office:value="83423" calcext:value-type="float">
                <text:p>83.42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9203" calcext:value-type="float">
                <text:p>9.203</text:p>
              </table:table-cell>
              <table:table-cell table:style-name="ce5" office:value-type="float" office:value="9202" calcext:value-type="float">
                <text:p>9.202</text:p>
              </table:table-cell>
              <table:table-cell table:style-name="ce5" office:value-type="float" office:value="9243" calcext:value-type="float">
                <text:p>9.24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15523" calcext:value-type="float">
                <text:p>15.523</text:p>
              </table:table-cell>
              <table:table-cell table:style-name="ce5" office:value-type="float" office:value="15490" calcext:value-type="float">
                <text:p>15.490</text:p>
              </table:table-cell>
              <table:table-cell table:style-name="ce5" office:value-type="float" office:value="15552" calcext:value-type="float">
                <text:p>15.55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4582" calcext:value-type="float">
                <text:p>4.582</text:p>
              </table:table-cell>
              <table:table-cell table:style-name="ce5" office:value-type="float" office:value="4537" calcext:value-type="float">
                <text:p>4.537</text:p>
              </table:table-cell>
              <table:table-cell table:style-name="ce5" office:value-type="float" office:value="4532" calcext:value-type="float">
                <text:p>4.53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4743" calcext:value-type="float">
                <text:p>4.743</text:p>
              </table:table-cell>
              <table:table-cell table:style-name="ce5" office:value-type="float" office:value="4670" calcext:value-type="float">
                <text:p>4.670</text:p>
              </table:table-cell>
              <table:table-cell table:style-name="ce5" office:value-type="float" office:value="4648" calcext:value-type="float">
                <text:p>4.64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47932" calcext:value-type="float">
                <text:p>47.932</text:p>
              </table:table-cell>
              <table:table-cell table:style-name="ce5" office:value-type="float" office:value="49659" calcext:value-type="float">
                <text:p>49.659</text:p>
              </table:table-cell>
              <table:table-cell table:style-name="ce5" office:value-type="float" office:value="51143" calcext:value-type="float">
                <text:p>51.14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59416" calcext:value-type="float">
                <text:p>59.416</text:p>
              </table:table-cell>
              <table:table-cell table:style-name="ce5" office:value-type="float" office:value="61122" calcext:value-type="float">
                <text:p>61.122</text:p>
              </table:table-cell>
              <table:table-cell table:style-name="ce5" office:value-type="float" office:value="62581" calcext:value-type="float">
                <text:p>62.58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number-columns-repeated="2" table:style-name="ce5" office:value-type="float" office:value="3954" calcext:value-type="float">
                <text:p>3.954</text:p>
              </table:table-cell>
              <table:table-cell table:style-name="ce5" office:value-type="float" office:value="3972" calcext:value-type="float">
                <text:p>3.97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90213" calcext:value-type="float">
                <text:p>90.213</text:p>
              </table:table-cell>
              <table:table-cell table:style-name="ce5" office:value-type="float" office:value="93044" calcext:value-type="float">
                <text:p>93.044</text:p>
              </table:table-cell>
              <table:table-cell table:style-name="ce5" office:value-type="float" office:value="95427" calcext:value-type="float">
                <text:p>95.42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57375" calcext:value-type="float">
                <text:p>57.375</text:p>
              </table:table-cell>
              <table:table-cell table:style-name="ce5" office:value-type="float" office:value="58684" calcext:value-type="float">
                <text:p>58.684</text:p>
              </table:table-cell>
              <table:table-cell table:style-name="ce5" office:value-type="float" office:value="59836" calcext:value-type="float">
                <text:p>59.83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9775" calcext:value-type="float">
                <text:p>9.775</text:p>
              </table:table-cell>
              <table:table-cell table:style-name="ce5" office:value-type="float" office:value="9844" calcext:value-type="float">
                <text:p>9.844</text:p>
              </table:table-cell>
              <table:table-cell table:style-name="ce5" office:value-type="float" office:value="9936" calcext:value-type="float">
                <text:p>9.93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15444" calcext:value-type="float">
                <text:p>15.444</text:p>
              </table:table-cell>
              <table:table-cell table:style-name="ce5" office:value-type="float" office:value="15042" calcext:value-type="float">
                <text:p>15.042</text:p>
              </table:table-cell>
              <table:table-cell table:style-name="ce5" office:value-type="float" office:value="14833" calcext:value-type="float">
                <text:p>14.83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4797" calcext:value-type="float">
                <text:p>4.797</text:p>
              </table:table-cell>
              <table:table-cell table:style-name="ce5" office:value-type="float" office:value="4760" calcext:value-type="float">
                <text:p>4.760</text:p>
              </table:table-cell>
              <table:table-cell table:style-name="ce5" office:value-type="float" office:value="4758" calcext:value-type="float">
                <text:p>4.75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21377" calcext:value-type="float">
                <text:p>21.377</text:p>
              </table:table-cell>
              <table:table-cell table:style-name="ce5" office:value-type="float" office:value="21504" calcext:value-type="float">
                <text:p>21.504</text:p>
              </table:table-cell>
              <table:table-cell table:style-name="ce5" office:value-type="float" office:value="21688" calcext:value-type="float">
                <text:p>21.68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77884" calcext:value-type="float">
                <text:p>77.884</text:p>
              </table:table-cell>
              <table:table-cell table:style-name="ce5" office:value-type="float" office:value="80000" calcext:value-type="float">
                <text:p>80.000</text:p>
              </table:table-cell>
              <table:table-cell table:style-name="ce5" office:value-type="float" office:value="81820" calcext:value-type="float">
                <text:p>81.82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23044" calcext:value-type="float">
                <text:p>23.044</text:p>
              </table:table-cell>
              <table:table-cell table:style-name="ce5" office:value-type="float" office:value="23255" calcext:value-type="float">
                <text:p>23.255</text:p>
              </table:table-cell>
              <table:table-cell table:style-name="ce5" office:value-type="float" office:value="23509" calcext:value-type="float">
                <text:p>23.50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18902" calcext:value-type="float">
                <text:p>18.902</text:p>
              </table:table-cell>
              <table:table-cell table:style-name="ce5" office:value-type="float" office:value="19332" calcext:value-type="float">
                <text:p>19.332</text:p>
              </table:table-cell>
              <table:table-cell table:style-name="ce5" office:value-type="float" office:value="19709" calcext:value-type="float">
                <text:p>19.70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12158" calcext:value-type="float">
                <text:p>12.158</text:p>
              </table:table-cell>
              <table:table-cell table:style-name="ce5" office:value-type="float" office:value="12108" calcext:value-type="float">
                <text:p>12.108</text:p>
              </table:table-cell>
              <table:table-cell table:style-name="ce5" office:value-type="float" office:value="12134" calcext:value-type="float">
                <text:p>12.13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51862" calcext:value-type="float">
                <text:p>51.862</text:p>
              </table:table-cell>
              <table:table-cell table:style-name="ce5" office:value-type="float" office:value="52925" calcext:value-type="float">
                <text:p>52.925</text:p>
              </table:table-cell>
              <table:table-cell table:style-name="ce5" office:value-type="float" office:value="53846" calcext:value-type="float">
                <text:p>53.84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11159" calcext:value-type="float">
                <text:p>11.159</text:p>
              </table:table-cell>
              <table:table-cell table:style-name="ce5" office:value-type="float" office:value="11465" calcext:value-type="float">
                <text:p>11.465</text:p>
              </table:table-cell>
              <table:table-cell table:style-name="ce5" office:value-type="float" office:value="11728" calcext:value-type="float">
                <text:p>11.72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228848" calcext:value-type="float">
                <text:p>228.848</text:p>
              </table:table-cell>
              <table:table-cell table:style-name="ce5" office:value-type="float" office:value="236114" calcext:value-type="float">
                <text:p>236.114</text:p>
              </table:table-cell>
              <table:table-cell table:style-name="ce5" office:value-type="float" office:value="242197" calcext:value-type="float">
                <text:p>242.19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24408" calcext:value-type="float">
                <text:p>24.408</text:p>
              </table:table-cell>
              <table:table-cell table:style-name="ce5" office:value-type="float" office:value="24553" calcext:value-type="float">
                <text:p>24.553</text:p>
              </table:table-cell>
              <table:table-cell table:style-name="ce5" office:value-type="float" office:value="24754" calcext:value-type="float">
                <text:p>24.75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20739" calcext:value-type="float">
                <text:p>20.739</text:p>
              </table:table-cell>
              <table:table-cell table:style-name="ce5" office:value-type="float" office:value="20657" calcext:value-type="float">
                <text:p>20.657</text:p>
              </table:table-cell>
              <table:table-cell table:style-name="ce5" office:value-type="float" office:value="20700" calcext:value-type="float">
                <text:p>20.70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5544" calcext:value-type="float">
                <text:p>5.544</text:p>
              </table:table-cell>
              <table:table-cell table:style-name="ce5" office:value-type="float" office:value="5652" calcext:value-type="float">
                <text:p>5.652</text:p>
              </table:table-cell>
              <table:table-cell table:style-name="ce5" office:value-type="float" office:value="5750" calcext:value-type="float">
                <text:p>5.75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51662" calcext:value-type="float">
                <text:p>51.662</text:p>
              </table:table-cell>
              <table:table-cell table:style-name="ce5" office:value-type="float" office:value="53162" calcext:value-type="float">
                <text:p>53.162</text:p>
              </table:table-cell>
              <table:table-cell table:style-name="ce5" office:value-type="float" office:value="54439" calcext:value-type="float">
                <text:p>54.43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9753" calcext:value-type="float">
                <text:p>9.753</text:p>
              </table:table-cell>
              <table:table-cell table:style-name="ce5" office:value-type="float" office:value="9828" calcext:value-type="float">
                <text:p>9.828</text:p>
              </table:table-cell>
              <table:table-cell table:style-name="ce5" office:value-type="float" office:value="9921" calcext:value-type="float">
                <text:p>9.92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10117" calcext:value-type="float">
                <text:p>10.117</text:p>
              </table:table-cell>
              <table:table-cell table:style-name="ce5" office:value-type="float" office:value="9870" calcext:value-type="float">
                <text:p>9.870</text:p>
              </table:table-cell>
              <table:table-cell table:style-name="ce5" office:value-type="float" office:value="9764" calcext:value-type="float">
                <text:p>9.76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6560" calcext:value-type="float">
                <text:p>6.560</text:p>
              </table:table-cell>
              <table:table-cell table:style-name="ce5" office:value-type="float" office:value="6607" calcext:value-type="float">
                <text:p>6.607</text:p>
              </table:table-cell>
              <table:table-cell table:style-name="ce5" office:value-type="float" office:value="6665" calcext:value-type="float">
                <text:p>6.66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55121" calcext:value-type="float">
                <text:p>55.121</text:p>
              </table:table-cell>
              <table:table-cell table:style-name="ce5" office:value-type="float" office:value="56774" calcext:value-type="float">
                <text:p>56.774</text:p>
              </table:table-cell>
              <table:table-cell table:style-name="ce5" office:value-type="float" office:value="58159" calcext:value-type="float">
                <text:p>58.15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8363" calcext:value-type="float">
                <text:p>8.363</text:p>
              </table:table-cell>
              <table:table-cell table:style-name="ce5" office:value-type="float" office:value="8548" calcext:value-type="float">
                <text:p>8.548</text:p>
              </table:table-cell>
              <table:table-cell table:style-name="ce5" office:value-type="float" office:value="8709" calcext:value-type="float">
                <text:p>8.70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5451" calcext:value-type="float">
                <text:p>5.451</text:p>
              </table:table-cell>
              <table:table-cell table:style-name="ce5" office:value-type="float" office:value="5400" calcext:value-type="float">
                <text:p>5.400</text:p>
              </table:table-cell>
              <table:table-cell table:style-name="ce5" office:value-type="float" office:value="5395" calcext:value-type="float">
                <text:p>5.39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5469" calcext:value-type="float">
                <text:p>5.469</text:p>
              </table:table-cell>
              <table:table-cell table:style-name="ce5" office:value-type="float" office:value="5530" calcext:value-type="float">
                <text:p>5.530</text:p>
              </table:table-cell>
              <table:table-cell table:style-name="ce5" office:value-type="float" office:value="5591" calcext:value-type="float">
                <text:p>5.59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276744" calcext:value-type="float">
                <text:p>276.744</text:p>
              </table:table-cell>
              <table:table-cell table:style-name="ce5" office:value-type="float" office:value="283794" calcext:value-type="float">
                <text:p>283.794</text:p>
              </table:table-cell>
              <table:table-cell table:style-name="ce5" office:value-type="float" office:value="289994" calcext:value-type="float">
                <text:p>289.99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27074" calcext:value-type="float">
                <text:p>27.074</text:p>
              </table:table-cell>
              <table:table-cell table:style-name="ce5" office:value-type="float" office:value="27419" calcext:value-type="float">
                <text:p>27.419</text:p>
              </table:table-cell>
              <table:table-cell table:style-name="ce5" office:value-type="float" office:value="27789" calcext:value-type="float">
                <text:p>27.78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14518" calcext:value-type="float">
                <text:p>14.518</text:p>
              </table:table-cell>
              <table:table-cell table:style-name="ce5" office:value-type="float" office:value="14662" calcext:value-type="float">
                <text:p>14.662</text:p>
              </table:table-cell>
              <table:table-cell table:style-name="ce5" office:value-type="float" office:value="14830" calcext:value-type="float">
                <text:p>14.83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13640" calcext:value-type="float">
                <text:p>13.640</text:p>
              </table:table-cell>
              <table:table-cell table:style-name="ce5" office:value-type="float" office:value="13637" calcext:value-type="float">
                <text:p>13.637</text:p>
              </table:table-cell>
              <table:table-cell table:style-name="ce5" office:value-type="float" office:value="13706" calcext:value-type="float">
                <text:p>13.70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64889" calcext:value-type="float">
                <text:p>64.889</text:p>
              </table:table-cell>
              <table:table-cell table:style-name="ce5" office:value-type="float" office:value="66746" calcext:value-type="float">
                <text:p>66.746</text:p>
              </table:table-cell>
              <table:table-cell table:style-name="ce5" office:value-type="float" office:value="68325" calcext:value-type="float">
                <text:p>68.32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71545" calcext:value-type="float">
                <text:p>71.545</text:p>
              </table:table-cell>
              <table:table-cell table:style-name="ce5" office:value-type="float" office:value="73696" calcext:value-type="float">
                <text:p>73.696</text:p>
              </table:table-cell>
              <table:table-cell table:style-name="ce5" office:value-type="float" office:value="75517" calcext:value-type="float">
                <text:p>75.51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8114" calcext:value-type="float">
                <text:p>8.114</text:p>
              </table:table-cell>
              <table:table-cell table:style-name="ce5" office:value-type="float" office:value="8298" calcext:value-type="float">
                <text:p>8.298</text:p>
              </table:table-cell>
              <table:table-cell table:style-name="ce5" office:value-type="float" office:value="8460" calcext:value-type="float">
                <text:p>8.46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21475" calcext:value-type="float">
                <text:p>21.475</text:p>
              </table:table-cell>
              <table:table-cell table:style-name="ce5" office:value-type="float" office:value="21963" calcext:value-type="float">
                <text:p>21.963</text:p>
              </table:table-cell>
              <table:table-cell table:style-name="ce5" office:value-type="float" office:value="22391" calcext:value-type="float">
                <text:p>22.39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10028" calcext:value-type="float">
                <text:p>10.028</text:p>
              </table:table-cell>
              <table:table-cell table:style-name="ce5" office:value-type="float" office:value="10040" calcext:value-type="float">
                <text:p>10.040</text:p>
              </table:table-cell>
              <table:table-cell table:style-name="ce5" office:value-type="float" office:value="10090" calcext:value-type="float">
                <text:p>10.09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8221" calcext:value-type="float">
                <text:p>8.221</text:p>
              </table:table-cell>
              <table:table-cell table:style-name="ce5" office:value-type="float" office:value="8218" calcext:value-type="float">
                <text:p>8.218</text:p>
              </table:table-cell>
              <table:table-cell table:style-name="ce5" office:value-type="float" office:value="8248" calcext:value-type="float">
                <text:p>8.24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64645" calcext:value-type="float">
                <text:p>64.645</text:p>
              </table:table-cell>
              <table:table-cell table:style-name="ce5" office:value-type="float" office:value="66399" calcext:value-type="float">
                <text:p>66.399</text:p>
              </table:table-cell>
              <table:table-cell table:style-name="ce5" office:value-type="float" office:value="67893" calcext:value-type="float">
                <text:p>67.89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6680" calcext:value-type="float">
                <text:p>6.680</text:p>
              </table:table-cell>
              <table:table-cell table:style-name="ce5" office:value-type="float" office:value="6635" calcext:value-type="float">
                <text:p>6.635</text:p>
              </table:table-cell>
              <table:table-cell table:style-name="ce5" office:value-type="float" office:value="6641" calcext:value-type="float">
                <text:p>6.64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4911" calcext:value-type="float">
                <text:p>4.911</text:p>
              </table:table-cell>
              <table:table-cell table:style-name="ce5" office:value-type="float" office:value="5088" calcext:value-type="float">
                <text:p>5.088</text:p>
              </table:table-cell>
              <table:table-cell table:style-name="ce5" office:value-type="float" office:value="5234" calcext:value-type="float">
                <text:p>5.23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13991" calcext:value-type="float">
                <text:p>13.991</text:p>
              </table:table-cell>
              <table:table-cell table:style-name="ce5" office:value-type="float" office:value="14196" calcext:value-type="float">
                <text:p>14.196</text:p>
              </table:table-cell>
              <table:table-cell table:style-name="ce5" office:value-type="float" office:value="14389" calcext:value-type="float">
                <text:p>14.38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10153" calcext:value-type="float">
                <text:p>10.153</text:p>
              </table:table-cell>
              <table:table-cell table:style-name="ce5" office:value-type="float" office:value="9997" calcext:value-type="float">
                <text:p>9.997</text:p>
              </table:table-cell>
              <table:table-cell table:style-name="ce5" office:value-type="float" office:value="9947" calcext:value-type="float">
                <text:p>9.94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42281" calcext:value-type="float">
                <text:p>42.281</text:p>
              </table:table-cell>
              <table:table-cell table:style-name="ce5" office:value-type="float" office:value="43257" calcext:value-type="float">
                <text:p>43.257</text:p>
              </table:table-cell>
              <table:table-cell table:style-name="ce5" office:value-type="float" office:value="44118" calcext:value-type="float">
                <text:p>44.11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25790" calcext:value-type="float">
                <text:p>25.790</text:p>
              </table:table-cell>
              <table:table-cell table:style-name="ce5" office:value-type="float" office:value="26652" calcext:value-type="float">
                <text:p>26.652</text:p>
              </table:table-cell>
              <table:table-cell table:style-name="ce5" office:value-type="float" office:value="27354" calcext:value-type="float">
                <text:p>27.35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3127" calcext:value-type="float">
                <text:p>3.127</text:p>
              </table:table-cell>
              <table:table-cell table:style-name="ce5" office:value-type="float" office:value="3150" calcext:value-type="float">
                <text:p>3.150</text:p>
              </table:table-cell>
              <table:table-cell table:style-name="ce5" office:value-type="float" office:value="3175" calcext:value-type="float">
                <text:p>3.17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21049" calcext:value-type="float">
                <text:p>21.049</text:p>
              </table:table-cell>
              <table:table-cell table:style-name="ce5" office:value-type="float" office:value="21427" calcext:value-type="float">
                <text:p>21.427</text:p>
              </table:table-cell>
              <table:table-cell table:style-name="ce5" office:value-type="float" office:value="21769" calcext:value-type="float">
                <text:p>21.76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8097" calcext:value-type="float">
                <text:p>8.097</text:p>
              </table:table-cell>
              <table:table-cell table:style-name="ce5" office:value-type="float" office:value="8186" calcext:value-type="float">
                <text:p>8.186</text:p>
              </table:table-cell>
              <table:table-cell table:style-name="ce5" office:value-type="float" office:value="8285" calcext:value-type="float">
                <text:p>8.28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8664" calcext:value-type="float">
                <text:p>8.664</text:p>
              </table:table-cell>
              <table:table-cell table:style-name="ce5" office:value-type="float" office:value="8681" calcext:value-type="float">
                <text:p>8.681</text:p>
              </table:table-cell>
              <table:table-cell table:style-name="ce5" office:value-type="float" office:value="8735" calcext:value-type="float">
                <text:p>8.73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39314" calcext:value-type="float">
                <text:p>39.314</text:p>
              </table:table-cell>
              <table:table-cell table:style-name="ce5" office:value-type="float" office:value="40048" calcext:value-type="float">
                <text:p>40.048</text:p>
              </table:table-cell>
              <table:table-cell table:style-name="ce5" office:value-type="float" office:value="40713" calcext:value-type="float">
                <text:p>40.71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14380" calcext:value-type="float">
                <text:p>14.380</text:p>
              </table:table-cell>
              <table:table-cell table:style-name="ce5" office:value-type="float" office:value="14384" calcext:value-type="float">
                <text:p>14.384</text:p>
              </table:table-cell>
              <table:table-cell table:style-name="ce5" office:value-type="float" office:value="14440" calcext:value-type="float">
                <text:p>14.44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18055" calcext:value-type="float">
                <text:p>18.055</text:p>
              </table:table-cell>
              <table:table-cell table:style-name="ce5" office:value-type="float" office:value="18550" calcext:value-type="float">
                <text:p>18.550</text:p>
              </table:table-cell>
              <table:table-cell table:style-name="ce5" office:value-type="float" office:value="18970" calcext:value-type="float">
                <text:p>18.97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28415" calcext:value-type="float">
                <text:p>28.415</text:p>
              </table:table-cell>
              <table:table-cell table:style-name="ce5" office:value-type="float" office:value="29061" calcext:value-type="float">
                <text:p>29.061</text:p>
              </table:table-cell>
              <table:table-cell table:style-name="ce5" office:value-type="float" office:value="29629" calcext:value-type="float">
                <text:p>29.62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23514" calcext:value-type="float">
                <text:p>23.514</text:p>
              </table:table-cell>
              <table:table-cell table:style-name="ce5" office:value-type="float" office:value="24185" calcext:value-type="float">
                <text:p>24.185</text:p>
              </table:table-cell>
              <table:table-cell table:style-name="ce5" office:value-type="float" office:value="24757" calcext:value-type="float">
                <text:p>24.75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135465" calcext:value-type="float">
                <text:p>135.465</text:p>
              </table:table-cell>
              <table:table-cell table:style-name="ce5" office:value-type="float" office:value="139553" calcext:value-type="float">
                <text:p>139.553</text:p>
              </table:table-cell>
              <table:table-cell table:style-name="ce5" office:value-type="float" office:value="142995" calcext:value-type="float">
                <text:p>142.99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9032" calcext:value-type="float">
                <text:p>9.032</text:p>
              </table:table-cell>
              <table:table-cell table:style-name="ce5" office:value-type="float" office:value="9155" calcext:value-type="float">
                <text:p>9.155</text:p>
              </table:table-cell>
              <table:table-cell table:style-name="ce5" office:value-type="float" office:value="9278" calcext:value-type="float">
                <text:p>9.27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82375" calcext:value-type="float">
                <text:p>82.375</text:p>
              </table:table-cell>
              <table:table-cell table:style-name="ce5" office:value-type="float" office:value="85484" calcext:value-type="float">
                <text:p>85.484</text:p>
              </table:table-cell>
              <table:table-cell table:style-name="ce5" office:value-type="float" office:value="87981" calcext:value-type="float">
                <text:p>87.98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18258" calcext:value-type="float">
                <text:p>18.258</text:p>
              </table:table-cell>
              <table:table-cell table:style-name="ce5" office:value-type="float" office:value="18218" calcext:value-type="float">
                <text:p>18.218</text:p>
              </table:table-cell>
              <table:table-cell table:style-name="ce5" office:value-type="float" office:value="18261" calcext:value-type="float">
                <text:p>18.26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7235" calcext:value-type="float">
                <text:p>7.235</text:p>
              </table:table-cell>
              <table:table-cell table:style-name="ce5" office:value-type="float" office:value="7240" calcext:value-type="float">
                <text:p>7.240</text:p>
              </table:table-cell>
              <table:table-cell table:style-name="ce5" office:value-type="float" office:value="7281" calcext:value-type="float">
                <text:p>7.28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16247" calcext:value-type="float">
                <text:p>16.247</text:p>
              </table:table-cell>
              <table:table-cell table:style-name="ce5" office:value-type="float" office:value="15940" calcext:value-type="float">
                <text:p>15.940</text:p>
              </table:table-cell>
              <table:table-cell table:style-name="ce5" office:value-type="float" office:value="15811" calcext:value-type="float">
                <text:p>15.81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5648" calcext:value-type="float">
                <text:p>5.648</text:p>
              </table:table-cell>
              <table:table-cell table:style-name="ce5" office:value-type="float" office:value="5776" calcext:value-type="float">
                <text:p>5.776</text:p>
              </table:table-cell>
              <table:table-cell table:style-name="ce5" office:value-type="float" office:value="5889" calcext:value-type="float">
                <text:p>5.88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15361" calcext:value-type="float">
                <text:p>15.361</text:p>
              </table:table-cell>
              <table:table-cell table:style-name="ce5" office:value-type="float" office:value="15710" calcext:value-type="float">
                <text:p>15.710</text:p>
              </table:table-cell>
              <table:table-cell table:style-name="ce5" office:value-type="float" office:value="16017" calcext:value-type="float">
                <text:p>16.01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3646" calcext:value-type="float">
                <text:p>3.646</text:p>
              </table:table-cell>
              <table:table-cell table:style-name="ce5" office:value-type="float" office:value="3706" calcext:value-type="float">
                <text:p>3.706</text:p>
              </table:table-cell>
              <table:table-cell table:style-name="ce5" office:value-type="float" office:value="3765" calcext:value-type="float">
                <text:p>3.76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20093" calcext:value-type="float">
                <text:p>20.093</text:p>
              </table:table-cell>
              <table:table-cell table:style-name="ce5" office:value-type="float" office:value="20549" calcext:value-type="float">
                <text:p>20.549</text:p>
              </table:table-cell>
              <table:table-cell table:style-name="ce5" office:value-type="float" office:value="20950" calcext:value-type="float">
                <text:p>20.95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12995" calcext:value-type="float">
                <text:p>12.995</text:p>
              </table:table-cell>
              <table:table-cell table:style-name="ce5" office:value-type="float" office:value="13035" calcext:value-type="float">
                <text:p>13.035</text:p>
              </table:table-cell>
              <table:table-cell table:style-name="ce5" office:value-type="float" office:value="13123" calcext:value-type="float">
                <text:p>13.12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21949" calcext:value-type="float">
                <text:p>21.949</text:p>
              </table:table-cell>
              <table:table-cell table:style-name="ce5" office:value-type="float" office:value="22447" calcext:value-type="float">
                <text:p>22.447</text:p>
              </table:table-cell>
              <table:table-cell table:style-name="ce5" office:value-type="float" office:value="22885" calcext:value-type="float">
                <text:p>22.88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30932" calcext:value-type="float">
                <text:p>30.932</text:p>
              </table:table-cell>
              <table:table-cell table:style-name="ce5" office:value-type="float" office:value="31571" calcext:value-type="float">
                <text:p>31.571</text:p>
              </table:table-cell>
              <table:table-cell table:style-name="ce5" office:value-type="float" office:value="32147" calcext:value-type="float">
                <text:p>32.14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15698" calcext:value-type="float">
                <text:p>15.698</text:p>
              </table:table-cell>
              <table:table-cell table:style-name="ce5" office:value-type="float" office:value="15632" calcext:value-type="float">
                <text:p>15.632</text:p>
              </table:table-cell>
              <table:table-cell table:style-name="ce5" office:value-type="float" office:value="15663" calcext:value-type="float">
                <text:p>15.66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21519" calcext:value-type="float">
                <text:p>21.519</text:p>
              </table:table-cell>
              <table:table-cell table:style-name="ce5" office:value-type="float" office:value="21533" calcext:value-type="float">
                <text:p>21.533</text:p>
              </table:table-cell>
              <table:table-cell table:style-name="ce5" office:value-type="float" office:value="21597" calcext:value-type="float">
                <text:p>21.59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22093" calcext:value-type="float">
                <text:p>22.093</text:p>
              </table:table-cell>
              <table:table-cell table:style-name="ce5" office:value-type="float" office:value="22258" calcext:value-type="float">
                <text:p>22.258</text:p>
              </table:table-cell>
              <table:table-cell table:style-name="ce5" office:value-type="float" office:value="22469" calcext:value-type="float">
                <text:p>22.46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26784" calcext:value-type="float">
                <text:p>26.784</text:p>
              </table:table-cell>
              <table:table-cell table:style-name="ce5" office:value-type="float" office:value="26944" calcext:value-type="float">
                <text:p>26.944</text:p>
              </table:table-cell>
              <table:table-cell table:style-name="ce5" office:value-type="float" office:value="27186" calcext:value-type="float">
                <text:p>27.18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36318" calcext:value-type="float">
                <text:p>36.318</text:p>
              </table:table-cell>
              <table:table-cell table:style-name="ce5" office:value-type="float" office:value="37143" calcext:value-type="float">
                <text:p>37.143</text:p>
              </table:table-cell>
              <table:table-cell table:style-name="ce5" office:value-type="float" office:value="37869" calcext:value-type="float">
                <text:p>37.86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12394" calcext:value-type="float">
                <text:p>12.394</text:p>
              </table:table-cell>
              <table:table-cell table:style-name="ce5" office:value-type="float" office:value="12326" calcext:value-type="float">
                <text:p>12.326</text:p>
              </table:table-cell>
              <table:table-cell table:style-name="ce5" office:value-type="float" office:value="12324" calcext:value-type="float">
                <text:p>12.32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35422" calcext:value-type="float">
                <text:p>35.422</text:p>
              </table:table-cell>
              <table:table-cell table:style-name="ce5" office:value-type="float" office:value="36043" calcext:value-type="float">
                <text:p>36.043</text:p>
              </table:table-cell>
              <table:table-cell table:style-name="ce5" office:value-type="float" office:value="36605" calcext:value-type="float">
                <text:p>36.60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37900" calcext:value-type="float">
                <text:p>37.900</text:p>
              </table:table-cell>
              <table:table-cell table:style-name="ce5" office:value-type="float" office:value="38692" calcext:value-type="float">
                <text:p>38.692</text:p>
              </table:table-cell>
              <table:table-cell table:style-name="ce5" office:value-type="float" office:value="39379" calcext:value-type="float">
                <text:p>39.37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36321" calcext:value-type="float">
                <text:p>36.321</text:p>
              </table:table-cell>
              <table:table-cell table:style-name="ce5" office:value-type="float" office:value="36394" calcext:value-type="float">
                <text:p>36.394</text:p>
              </table:table-cell>
              <table:table-cell table:style-name="ce5" office:value-type="float" office:value="36625" calcext:value-type="float">
                <text:p>36.62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15053" calcext:value-type="float">
                <text:p>15.053</text:p>
              </table:table-cell>
              <table:table-cell table:style-name="ce5" office:value-type="float" office:value="15293" calcext:value-type="float">
                <text:p>15.293</text:p>
              </table:table-cell>
              <table:table-cell table:style-name="ce5" office:value-type="float" office:value="15512" calcext:value-type="float">
                <text:p>15.51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16281" calcext:value-type="float">
                <text:p>16.281</text:p>
              </table:table-cell>
              <table:table-cell table:style-name="ce5" office:value-type="float" office:value="16193" calcext:value-type="float">
                <text:p>16.193</text:p>
              </table:table-cell>
              <table:table-cell table:style-name="ce5" office:value-type="float" office:value="16201" calcext:value-type="float">
                <text:p>16.20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26964" calcext:value-type="float">
                <text:p>26.964</text:p>
              </table:table-cell>
              <table:table-cell table:style-name="ce5" office:value-type="float" office:value="27517" calcext:value-type="float">
                <text:p>27.517</text:p>
              </table:table-cell>
              <table:table-cell table:style-name="ce5" office:value-type="float" office:value="27995" calcext:value-type="float">
                <text:p>27.99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6184" calcext:value-type="float">
                <text:p>6.184</text:p>
              </table:table-cell>
              <table:table-cell table:style-name="ce5" office:value-type="float" office:value="6194" calcext:value-type="float">
                <text:p>6.194</text:p>
              </table:table-cell>
              <table:table-cell table:style-name="ce5" office:value-type="float" office:value="6231" calcext:value-type="float">
                <text:p>6.23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10775" calcext:value-type="float">
                <text:p>10.775</text:p>
              </table:table-cell>
              <table:table-cell table:style-name="ce5" office:value-type="float" office:value="10716" calcext:value-type="float">
                <text:p>10.716</text:p>
              </table:table-cell>
              <table:table-cell table:style-name="ce5" office:value-type="float" office:value="10719" calcext:value-type="float">
                <text:p>10.71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4993" calcext:value-type="float">
                <text:p>4.993</text:p>
              </table:table-cell>
              <table:table-cell table:style-name="ce5" office:value-type="float" office:value="5005" calcext:value-type="float">
                <text:p>5.005</text:p>
              </table:table-cell>
              <table:table-cell table:style-name="ce5" office:value-type="float" office:value="5043" calcext:value-type="float">
                <text:p>5.04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124552" calcext:value-type="float">
                <text:p>124.552</text:p>
              </table:table-cell>
              <table:table-cell table:style-name="ce5" office:value-type="float" office:value="127565" calcext:value-type="float">
                <text:p>127.565</text:p>
              </table:table-cell>
              <table:table-cell table:style-name="ce5" office:value-type="float" office:value="130191" calcext:value-type="float">
                <text:p>130.19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6888" calcext:value-type="float">
                <text:p>6.888</text:p>
              </table:table-cell>
              <table:table-cell table:style-name="ce5" office:value-type="float" office:value="6875" calcext:value-type="float">
                <text:p>6.875</text:p>
              </table:table-cell>
              <table:table-cell table:style-name="ce5" office:value-type="float" office:value="6899" calcext:value-type="float">
                <text:p>6.89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30127" calcext:value-type="float">
                <text:p>30.127</text:p>
              </table:table-cell>
              <table:table-cell table:style-name="ce5" office:value-type="float" office:value="30484" calcext:value-type="float">
                <text:p>30.484</text:p>
              </table:table-cell>
              <table:table-cell table:style-name="ce5" office:value-type="float" office:value="30876" calcext:value-type="float">
                <text:p>30.87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13801" calcext:value-type="float">
                <text:p>13.801</text:p>
              </table:table-cell>
              <table:table-cell table:style-name="ce5" office:value-type="float" office:value="13950" calcext:value-type="float">
                <text:p>13.950</text:p>
              </table:table-cell>
              <table:table-cell table:style-name="ce5" office:value-type="float" office:value="14102" calcext:value-type="float">
                <text:p>14.10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6498" calcext:value-type="float">
                <text:p>6.498</text:p>
              </table:table-cell>
              <table:table-cell table:style-name="ce5" office:value-type="float" office:value="6462" calcext:value-type="float">
                <text:p>6.462</text:p>
              </table:table-cell>
              <table:table-cell table:style-name="ce5" office:value-type="float" office:value="6472" calcext:value-type="float">
                <text:p>6.47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11810" calcext:value-type="float">
                <text:p>11.810</text:p>
              </table:table-cell>
              <table:table-cell table:style-name="ce5" office:value-type="float" office:value="11910" calcext:value-type="float">
                <text:p>11.910</text:p>
              </table:table-cell>
              <table:table-cell table:style-name="ce5" office:value-type="float" office:value="12039" calcext:value-type="float">
                <text:p>12.03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11602" calcext:value-type="float">
                <text:p>11.602</text:p>
              </table:table-cell>
              <table:table-cell table:style-name="ce5" office:value-type="float" office:value="11636" calcext:value-type="float">
                <text:p>11.636</text:p>
              </table:table-cell>
              <table:table-cell table:style-name="ce5" office:value-type="float" office:value="11715" calcext:value-type="float">
                <text:p>11.71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9093" calcext:value-type="float">
                <text:p>9.093</text:p>
              </table:table-cell>
              <table:table-cell table:style-name="ce5" office:value-type="float" office:value="9265" calcext:value-type="float">
                <text:p>9.265</text:p>
              </table:table-cell>
              <table:table-cell table:style-name="ce5" office:value-type="float" office:value="9423" calcext:value-type="float">
                <text:p>9.42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7608" calcext:value-type="float">
                <text:p>7.608</text:p>
              </table:table-cell>
              <table:table-cell table:style-name="ce5" office:value-type="float" office:value="7630" calcext:value-type="float">
                <text:p>7.630</text:p>
              </table:table-cell>
              <table:table-cell table:style-name="ce5" office:value-type="float" office:value="7681" calcext:value-type="float">
                <text:p>7.68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41542" calcext:value-type="float">
                <text:p>41.542</text:p>
              </table:table-cell>
              <table:table-cell table:style-name="ce5" office:value-type="float" office:value="42116" calcext:value-type="float">
                <text:p>42.116</text:p>
              </table:table-cell>
              <table:table-cell table:style-name="ce5" office:value-type="float" office:value="42678" calcext:value-type="float">
                <text:p>42.67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22538" calcext:value-type="float">
                <text:p>22.538</text:p>
              </table:table-cell>
              <table:table-cell table:style-name="ce5" office:value-type="float" office:value="23050" calcext:value-type="float">
                <text:p>23.050</text:p>
              </table:table-cell>
              <table:table-cell table:style-name="ce5" office:value-type="float" office:value="23501" calcext:value-type="float">
                <text:p>23.50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19040" calcext:value-type="float">
                <text:p>19.040</text:p>
              </table:table-cell>
              <table:table-cell table:style-name="ce5" office:value-type="float" office:value="19624" calcext:value-type="float">
                <text:p>19.624</text:p>
              </table:table-cell>
              <table:table-cell table:style-name="ce5" office:value-type="float" office:value="20110" calcext:value-type="float">
                <text:p>20.11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ntioquia</text:p>
              </table:table-cell>
              <table:table-cell table:style-name="ce5" office:value-type="float" office:value="24651" calcext:value-type="float">
                <text:p>24.651</text:p>
              </table:table-cell>
              <table:table-cell table:style-name="ce5" office:value-type="float" office:value="25210" calcext:value-type="float">
                <text:p>25.210</text:p>
              </table:table-cell>
              <table:table-cell table:style-name="ce5" office:value-type="float" office:value="25703" calcext:value-type="float">
                <text:p>25.703</text:p>
              </table:table-cell>
              <table:table-cell table:number-columns-repeated="1019"/>
            </table:table-row>
          </table:table-row-group>
          <table:table-row table:style-name="ro1">
            <table:table-cell office:value-type="string" calcext:value-type="string">
              <text:p>Antioquia Result</text:p>
            </table:table-cell>
            <table:table-cell table:formula="of:=SUBTOTAL(9;[$Municipios_2.$B$14:$Municipios_2.$B$138])" office:value-type="float" office:value="6407102" calcext:value-type="float">
              <text:p>6407102</text:p>
            </table:table-cell>
            <table:table-cell table:formula="of:=SUBTOTAL(9;[$Municipios_2.$C$14:$Municipios_2.$C$138])" office:value-type="float" office:value="6550206" calcext:value-type="float">
              <text:p>6550206</text:p>
            </table:table-cell>
            <table:table-cell table:formula="of:=SUBTOTAL(9;[$Municipios_2.$D$14:$Municipios_2.$D$138])" office:value-type="float" office:value="6677930" calcext:value-type="float">
              <text:p>6677930</text:p>
            </table:table-cell>
            <table:table-cell table:number-columns-repeated="1019"/>
          </table:table-row>
          <table:table-row-group table:display="false">
            <table:table-row table:style-name="ro1" table:visibility="collapse">
              <table:table-cell table:style-name="ce3" office:value-type="string" calcext:value-type="string">
                <text:p>Arauca</text:p>
              </table:table-cell>
              <table:table-cell table:style-name="ce5" office:value-type="float" office:value="85585" calcext:value-type="float">
                <text:p>85.585</text:p>
              </table:table-cell>
              <table:table-cell table:style-name="ce5" office:value-type="float" office:value="91875" calcext:value-type="float">
                <text:p>91.875</text:p>
              </table:table-cell>
              <table:table-cell table:style-name="ce5" office:value-type="float" office:value="96814" calcext:value-type="float">
                <text:p>96.81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rauca</text:p>
              </table:table-cell>
              <table:table-cell table:style-name="ce5" office:value-type="float" office:value="49841" calcext:value-type="float">
                <text:p>49.841</text:p>
              </table:table-cell>
              <table:table-cell table:style-name="ce5" office:value-type="float" office:value="53407" calcext:value-type="float">
                <text:p>53.407</text:p>
              </table:table-cell>
              <table:table-cell table:style-name="ce5" office:value-type="float" office:value="56209" calcext:value-type="float">
                <text:p>56.20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rauca</text:p>
              </table:table-cell>
              <table:table-cell table:style-name="ce5" office:value-type="float" office:value="3925" calcext:value-type="float">
                <text:p>3.925</text:p>
              </table:table-cell>
              <table:table-cell table:style-name="ce5" office:value-type="float" office:value="4042" calcext:value-type="float">
                <text:p>4.042</text:p>
              </table:table-cell>
              <table:table-cell table:style-name="ce5" office:value-type="float" office:value="4143" calcext:value-type="float">
                <text:p>4.14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rauca</text:p>
              </table:table-cell>
              <table:table-cell table:style-name="ce5" office:value-type="float" office:value="18938" calcext:value-type="float">
                <text:p>18.938</text:p>
              </table:table-cell>
              <table:table-cell table:style-name="ce5" office:value-type="float" office:value="19659" calcext:value-type="float">
                <text:p>19.659</text:p>
              </table:table-cell>
              <table:table-cell table:style-name="ce5" office:value-type="float" office:value="20148" calcext:value-type="float">
                <text:p>20.14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rauca</text:p>
              </table:table-cell>
              <table:table-cell table:style-name="ce5" office:value-type="float" office:value="4399" calcext:value-type="float">
                <text:p>4.399</text:p>
              </table:table-cell>
              <table:table-cell table:style-name="ce5" office:value-type="float" office:value="4688" calcext:value-type="float">
                <text:p>4.688</text:p>
              </table:table-cell>
              <table:table-cell table:style-name="ce5" office:value-type="float" office:value="4919" calcext:value-type="float">
                <text:p>4.91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rauca</text:p>
              </table:table-cell>
              <table:table-cell table:style-name="ce5" office:value-type="float" office:value="55554" calcext:value-type="float">
                <text:p>55.554</text:p>
              </table:table-cell>
              <table:table-cell table:style-name="ce5" office:value-type="float" office:value="59697" calcext:value-type="float">
                <text:p>59.697</text:p>
              </table:table-cell>
              <table:table-cell table:style-name="ce5" office:value-type="float" office:value="63004" calcext:value-type="float">
                <text:p>63.00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rauca</text:p>
              </table:table-cell>
              <table:table-cell table:style-name="ce5" office:value-type="float" office:value="43932" calcext:value-type="float">
                <text:p>43.932</text:p>
              </table:table-cell>
              <table:table-cell table:style-name="ce5" office:value-type="float" office:value="46741" calcext:value-type="float">
                <text:p>46.741</text:p>
              </table:table-cell>
              <table:table-cell table:style-name="ce5" office:value-type="float" office:value="48969" calcext:value-type="float">
                <text:p>48.969</text:p>
              </table:table-cell>
              <table:table-cell table:number-columns-repeated="1019"/>
            </table:table-row>
          </table:table-row-group>
          <table:table-row table:style-name="ro1">
            <table:table-cell office:value-type="string" calcext:value-type="string">
              <text:p>Arauca Result</text:p>
            </table:table-cell>
            <table:table-cell table:formula="of:=SUBTOTAL(9;[$Municipios_2.$B$140:$Municipios_2.$B$146])" office:value-type="float" office:value="262174" calcext:value-type="float">
              <text:p>262174</text:p>
            </table:table-cell>
            <table:table-cell table:formula="of:=SUBTOTAL(9;[$Municipios_2.$C$140:$Municipios_2.$C$146])" office:value-type="float" office:value="280109" calcext:value-type="float">
              <text:p>280109</text:p>
            </table:table-cell>
            <table:table-cell table:formula="of:=SUBTOTAL(9;[$Municipios_2.$D$140:$Municipios_2.$D$146])" office:value-type="float" office:value="294206" calcext:value-type="float">
              <text:p>294206</text:p>
            </table:table-cell>
            <table:table-cell table:number-columns-repeated="1019"/>
          </table:table-row>
          <table:table-row-group table:display="false">
            <table:table-row table:style-name="ro1" table:visibility="collapse">
              <table:table-cell table:style-name="ce3" office:value-type="string" calcext:value-type="string">
                <text:p>Archipiélago de San Andrés, Providencia y Santa Catalina</text:p>
              </table:table-cell>
              <table:table-cell table:style-name="ce5" office:value-type="float" office:value="55291" calcext:value-type="float">
                <text:p>55.291</text:p>
              </table:table-cell>
              <table:table-cell table:style-name="ce5" office:value-type="float" office:value="56358" calcext:value-type="float">
                <text:p>56.358</text:p>
              </table:table-cell>
              <table:table-cell table:style-name="ce5" office:value-type="float" office:value="57433" calcext:value-type="float">
                <text:p>57.43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rchipiélago de San Andrés, Providencia y Santa Catalina</text:p>
              </table:table-cell>
              <table:table-cell table:style-name="ce5" office:value-type="float" office:value="5989" calcext:value-type="float">
                <text:p>5.989</text:p>
              </table:table-cell>
              <table:table-cell table:style-name="ce5" office:value-type="float" office:value="6124" calcext:value-type="float">
                <text:p>6.124</text:p>
              </table:table-cell>
              <table:table-cell table:style-name="ce5" office:value-type="float" office:value="6259" calcext:value-type="float">
                <text:p>6.259</text:p>
              </table:table-cell>
              <table:table-cell table:number-columns-repeated="1019"/>
            </table:table-row>
          </table:table-row-group>
          <table:table-row table:style-name="ro1">
            <table:table-cell office:value-type="string" calcext:value-type="string">
              <text:p>Archipiélago de San Andrés, Providencia y Santa Catalina Result</text:p>
            </table:table-cell>
            <table:table-cell table:formula="of:=SUBTOTAL(9;[$Municipios_2.$B$148:$Municipios_2.$B$149])" office:value-type="float" office:value="61280" calcext:value-type="float">
              <text:p>61280</text:p>
            </table:table-cell>
            <table:table-cell table:formula="of:=SUBTOTAL(9;[$Municipios_2.$C$148:$Municipios_2.$C$149])" office:value-type="float" office:value="62482" calcext:value-type="float">
              <text:p>62482</text:p>
            </table:table-cell>
            <table:table-cell table:formula="of:=SUBTOTAL(9;[$Municipios_2.$D$148:$Municipios_2.$D$149])" office:value-type="float" office:value="63692" calcext:value-type="float">
              <text:p>63692</text:p>
            </table:table-cell>
            <table:table-cell table:number-columns-repeated="1019"/>
          </table:table-row>
          <table:table-row-group table:display="false">
            <table:table-row table:style-name="ro1" table:visibility="collapse">
              <table:table-cell table:style-name="ce3" office:value-type="string" calcext:value-type="string">
                <text:p>Atlántico</text:p>
              </table:table-cell>
              <table:table-cell table:style-name="ce5" office:value-type="float" office:value="1206319" calcext:value-type="float">
                <text:p>1.206.319</text:p>
              </table:table-cell>
              <table:table-cell table:style-name="ce5" office:value-type="float" office:value="1243056" calcext:value-type="float">
                <text:p>1.243.056</text:p>
              </table:table-cell>
              <table:table-cell table:style-name="ce5" office:value-type="float" office:value="1274250" calcext:value-type="float">
                <text:p>1.274.25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tlántico</text:p>
              </table:table-cell>
              <table:table-cell table:style-name="ce5" office:value-type="float" office:value="62382" calcext:value-type="float">
                <text:p>62.382</text:p>
              </table:table-cell>
              <table:table-cell table:style-name="ce5" office:value-type="float" office:value="64949" calcext:value-type="float">
                <text:p>64.949</text:p>
              </table:table-cell>
              <table:table-cell table:style-name="ce5" office:value-type="float" office:value="67050" calcext:value-type="float">
                <text:p>67.05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tlántico</text:p>
              </table:table-cell>
              <table:table-cell table:style-name="ce5" office:value-type="float" office:value="22879" calcext:value-type="float">
                <text:p>22.879</text:p>
              </table:table-cell>
              <table:table-cell table:style-name="ce5" office:value-type="float" office:value="23230" calcext:value-type="float">
                <text:p>23.230</text:p>
              </table:table-cell>
              <table:table-cell table:style-name="ce5" office:value-type="float" office:value="23567" calcext:value-type="float">
                <text:p>23.56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tlántico</text:p>
              </table:table-cell>
              <table:table-cell table:style-name="ce5" office:value-type="float" office:value="15982" calcext:value-type="float">
                <text:p>15.982</text:p>
              </table:table-cell>
              <table:table-cell table:style-name="ce5" office:value-type="float" office:value="16648" calcext:value-type="float">
                <text:p>16.648</text:p>
              </table:table-cell>
              <table:table-cell table:style-name="ce5" office:value-type="float" office:value="17195" calcext:value-type="float">
                <text:p>17.19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tlántico</text:p>
              </table:table-cell>
              <table:table-cell table:style-name="ce5" office:value-type="float" office:value="60708" calcext:value-type="float">
                <text:p>60.708</text:p>
              </table:table-cell>
              <table:table-cell table:style-name="ce5" office:value-type="float" office:value="64260" calcext:value-type="float">
                <text:p>64.260</text:p>
              </table:table-cell>
              <table:table-cell table:style-name="ce5" office:value-type="float" office:value="67021" calcext:value-type="float">
                <text:p>67.02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tlántico</text:p>
              </table:table-cell>
              <table:table-cell table:style-name="ce5" office:value-type="float" office:value="20999" calcext:value-type="float">
                <text:p>20.999</text:p>
              </table:table-cell>
              <table:table-cell table:style-name="ce5" office:value-type="float" office:value="21971" calcext:value-type="float">
                <text:p>21.971</text:p>
              </table:table-cell>
              <table:table-cell table:style-name="ce5" office:value-type="float" office:value="22752" calcext:value-type="float">
                <text:p>22.75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tlántico</text:p>
              </table:table-cell>
              <table:table-cell table:style-name="ce5" office:value-type="float" office:value="28175" calcext:value-type="float">
                <text:p>28.175</text:p>
              </table:table-cell>
              <table:table-cell table:style-name="ce5" office:value-type="float" office:value="29348" calcext:value-type="float">
                <text:p>29.348</text:p>
              </table:table-cell>
              <table:table-cell table:style-name="ce5" office:value-type="float" office:value="30314" calcext:value-type="float">
                <text:p>30.31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tlántico</text:p>
              </table:table-cell>
              <table:table-cell table:style-name="ce5" office:value-type="float" office:value="128203" calcext:value-type="float">
                <text:p>128.203</text:p>
              </table:table-cell>
              <table:table-cell table:style-name="ce5" office:value-type="float" office:value="134468" calcext:value-type="float">
                <text:p>134.468</text:p>
              </table:table-cell>
              <table:table-cell table:style-name="ce5" office:value-type="float" office:value="139566" calcext:value-type="float">
                <text:p>139.56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tlántico</text:p>
              </table:table-cell>
              <table:table-cell table:style-name="ce5" office:value-type="float" office:value="19808" calcext:value-type="float">
                <text:p>19.808</text:p>
              </table:table-cell>
              <table:table-cell table:style-name="ce5" office:value-type="float" office:value="20698" calcext:value-type="float">
                <text:p>20.698</text:p>
              </table:table-cell>
              <table:table-cell table:style-name="ce5" office:value-type="float" office:value="21442" calcext:value-type="float">
                <text:p>21.44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tlántico</text:p>
              </table:table-cell>
              <table:table-cell table:style-name="ce5" office:value-type="float" office:value="28932" calcext:value-type="float">
                <text:p>28.932</text:p>
              </table:table-cell>
              <table:table-cell table:style-name="ce5" office:value-type="float" office:value="30094" calcext:value-type="float">
                <text:p>30.094</text:p>
              </table:table-cell>
              <table:table-cell table:style-name="ce5" office:value-type="float" office:value="31038" calcext:value-type="float">
                <text:p>31.03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tlántico</text:p>
              </table:table-cell>
              <table:table-cell table:style-name="ce5" office:value-type="float" office:value="6608" calcext:value-type="float">
                <text:p>6.608</text:p>
              </table:table-cell>
              <table:table-cell table:style-name="ce5" office:value-type="float" office:value="6873" calcext:value-type="float">
                <text:p>6.873</text:p>
              </table:table-cell>
              <table:table-cell table:style-name="ce5" office:value-type="float" office:value="7089" calcext:value-type="float">
                <text:p>7.08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tlántico</text:p>
              </table:table-cell>
              <table:table-cell table:style-name="ce5" office:value-type="float" office:value="18197" calcext:value-type="float">
                <text:p>18.197</text:p>
              </table:table-cell>
              <table:table-cell table:style-name="ce5" office:value-type="float" office:value="18941" calcext:value-type="float">
                <text:p>18.941</text:p>
              </table:table-cell>
              <table:table-cell table:style-name="ce5" office:value-type="float" office:value="19545" calcext:value-type="float">
                <text:p>19.54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tlántico</text:p>
              </table:table-cell>
              <table:table-cell table:style-name="ce5" office:value-type="float" office:value="23848" calcext:value-type="float">
                <text:p>23.848</text:p>
              </table:table-cell>
              <table:table-cell table:style-name="ce5" office:value-type="float" office:value="24877" calcext:value-type="float">
                <text:p>24.877</text:p>
              </table:table-cell>
              <table:table-cell table:style-name="ce5" office:value-type="float" office:value="25728" calcext:value-type="float">
                <text:p>25.72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tlántico</text:p>
              </table:table-cell>
              <table:table-cell table:style-name="ce5" office:value-type="float" office:value="49264" calcext:value-type="float">
                <text:p>49.264</text:p>
              </table:table-cell>
              <table:table-cell table:style-name="ce5" office:value-type="float" office:value="51695" calcext:value-type="float">
                <text:p>51.695</text:p>
              </table:table-cell>
              <table:table-cell table:style-name="ce5" office:value-type="float" office:value="53649" calcext:value-type="float">
                <text:p>53.64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tlántico</text:p>
              </table:table-cell>
              <table:table-cell table:style-name="ce5" office:value-type="float" office:value="26200" calcext:value-type="float">
                <text:p>26.200</text:p>
              </table:table-cell>
              <table:table-cell table:style-name="ce5" office:value-type="float" office:value="27249" calcext:value-type="float">
                <text:p>27.249</text:p>
              </table:table-cell>
              <table:table-cell table:style-name="ce5" office:value-type="float" office:value="28102" calcext:value-type="float">
                <text:p>28.10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tlántico</text:p>
              </table:table-cell>
              <table:table-cell table:style-name="ce5" office:value-type="float" office:value="32334" calcext:value-type="float">
                <text:p>32.334</text:p>
              </table:table-cell>
              <table:table-cell table:style-name="ce5" office:value-type="float" office:value="33858" calcext:value-type="float">
                <text:p>33.858</text:p>
              </table:table-cell>
              <table:table-cell table:style-name="ce5" office:value-type="float" office:value="35084" calcext:value-type="float">
                <text:p>35.08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tlántico</text:p>
              </table:table-cell>
              <table:table-cell table:style-name="ce5" office:value-type="float" office:value="93261" calcext:value-type="float">
                <text:p>93.261</text:p>
              </table:table-cell>
              <table:table-cell table:style-name="ce5" office:value-type="float" office:value="97005" calcext:value-type="float">
                <text:p>97.005</text:p>
              </table:table-cell>
              <table:table-cell table:style-name="ce5" office:value-type="float" office:value="100049" calcext:value-type="float">
                <text:p>100.04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tlántico</text:p>
              </table:table-cell>
              <table:table-cell table:style-name="ce5" office:value-type="float" office:value="16023" calcext:value-type="float">
                <text:p>16.023</text:p>
              </table:table-cell>
              <table:table-cell table:style-name="ce5" office:value-type="float" office:value="16624" calcext:value-type="float">
                <text:p>16.624</text:p>
              </table:table-cell>
              <table:table-cell table:style-name="ce5" office:value-type="float" office:value="17104" calcext:value-type="float">
                <text:p>17.10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tlántico</text:p>
              </table:table-cell>
              <table:table-cell table:style-name="ce5" office:value-type="float" office:value="29829" calcext:value-type="float">
                <text:p>29.829</text:p>
              </table:table-cell>
              <table:table-cell table:style-name="ce5" office:value-type="float" office:value="31027" calcext:value-type="float">
                <text:p>31.027</text:p>
              </table:table-cell>
              <table:table-cell table:style-name="ce5" office:value-type="float" office:value="32000" calcext:value-type="float">
                <text:p>32.00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tlántico</text:p>
              </table:table-cell>
              <table:table-cell table:style-name="ce5" office:value-type="float" office:value="603999" calcext:value-type="float">
                <text:p>603.999</text:p>
              </table:table-cell>
              <table:table-cell table:style-name="ce5" office:value-type="float" office:value="638065" calcext:value-type="float">
                <text:p>638.065</text:p>
              </table:table-cell>
              <table:table-cell table:style-name="ce5" office:value-type="float" office:value="665021" calcext:value-type="float">
                <text:p>665.02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tlántico</text:p>
              </table:table-cell>
              <table:table-cell table:style-name="ce5" office:value-type="float" office:value="11940" calcext:value-type="float">
                <text:p>11.940</text:p>
              </table:table-cell>
              <table:table-cell table:style-name="ce5" office:value-type="float" office:value="12282" calcext:value-type="float">
                <text:p>12.282</text:p>
              </table:table-cell>
              <table:table-cell table:style-name="ce5" office:value-type="float" office:value="12572" calcext:value-type="float">
                <text:p>12.57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tlántico</text:p>
              </table:table-cell>
              <table:table-cell table:style-name="ce5" office:value-type="float" office:value="17377" calcext:value-type="float">
                <text:p>17.377</text:p>
              </table:table-cell>
              <table:table-cell table:style-name="ce5" office:value-type="float" office:value="18190" calcext:value-type="float">
                <text:p>18.190</text:p>
              </table:table-cell>
              <table:table-cell table:style-name="ce5" office:value-type="float" office:value="18846" calcext:value-type="float">
                <text:p>18.84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Atlántico</text:p>
              </table:table-cell>
              <table:table-cell table:style-name="ce5" office:value-type="float" office:value="12250" calcext:value-type="float">
                <text:p>12.250</text:p>
              </table:table-cell>
              <table:table-cell table:style-name="ce5" office:value-type="float" office:value="12743" calcext:value-type="float">
                <text:p>12.743</text:p>
              </table:table-cell>
              <table:table-cell table:style-name="ce5" office:value-type="float" office:value="13144" calcext:value-type="float">
                <text:p>13.144</text:p>
              </table:table-cell>
              <table:table-cell table:number-columns-repeated="1019"/>
            </table:table-row>
          </table:table-row-group>
          <table:table-row table:style-name="ro1">
            <table:table-cell office:value-type="string" calcext:value-type="string">
              <text:p>Atlántico Result</text:p>
            </table:table-cell>
            <table:table-cell table:formula="of:=SUBTOTAL(9;[$Municipios_2.$B$151:$Municipios_2.$B$173])" office:value-type="float" office:value="2535517" calcext:value-type="float">
              <text:p>2535517</text:p>
            </table:table-cell>
            <table:table-cell table:formula="of:=SUBTOTAL(9;[$Municipios_2.$C$151:$Municipios_2.$C$173])" office:value-type="float" office:value="2638151" calcext:value-type="float">
              <text:p>2638151</text:p>
            </table:table-cell>
            <table:table-cell table:formula="of:=SUBTOTAL(9;[$Municipios_2.$D$151:$Municipios_2.$D$173])" office:value-type="float" office:value="2722128" calcext:value-type="float">
              <text:p>2722128</text:p>
            </table:table-cell>
            <table:table-cell table:number-columns-repeated="1019"/>
          </table:table-row>
          <table:table-row-group table:display="false">
            <table:table-row table:style-name="ro1" table:visibility="collapse">
              <table:table-cell table:style-name="ce3" office:value-type="string" calcext:value-type="string">
                <text:p>Bogotá, D.C.</text:p>
              </table:table-cell>
              <table:table-cell table:style-name="ce5" office:value-type="float" office:value="7412566" calcext:value-type="float">
                <text:p>7.412.566</text:p>
              </table:table-cell>
              <table:table-cell table:style-name="ce5" office:value-type="float" office:value="7592871" calcext:value-type="float">
                <text:p>7.592.871</text:p>
              </table:table-cell>
              <table:table-cell table:style-name="ce5" office:value-type="float" office:value="7743955" calcext:value-type="float">
                <text:p>7.743.955</text:p>
              </table:table-cell>
              <table:table-cell table:number-columns-repeated="1019"/>
            </table:table-row>
          </table:table-row-group>
          <table:table-row table:style-name="ro1">
            <table:table-cell office:value-type="string" calcext:value-type="string">
              <text:p>Bogotá, D.C. Result</text:p>
            </table:table-cell>
            <table:table-cell table:formula="of:=SUBTOTAL(9;[$Municipios_2.$B$175:$Municipios_2.$B$175])" office:value-type="float" office:value="7412566" calcext:value-type="float">
              <text:p>7412566</text:p>
            </table:table-cell>
            <table:table-cell table:formula="of:=SUBTOTAL(9;[$Municipios_2.$C$175:$Municipios_2.$C$175])" office:value-type="float" office:value="7592871" calcext:value-type="float">
              <text:p>7592871</text:p>
            </table:table-cell>
            <table:table-cell table:formula="of:=SUBTOTAL(9;[$Municipios_2.$D$175:$Municipios_2.$D$175])" office:value-type="float" office:value="7743955" calcext:value-type="float">
              <text:p>7743955</text:p>
            </table:table-cell>
            <table:table-cell table:number-columns-repeated="1019"/>
          </table:table-row>
          <table:table-row-group table:display="false">
            <table:table-row table:style-name="ro1" table:visibility="collapse">
              <table:table-cell table:style-name="ce3" office:value-type="string" calcext:value-type="string">
                <text:p>Bolívar</text:p>
              </table:table-cell>
              <table:table-cell table:style-name="ce5" office:value-type="float" office:value="973045" calcext:value-type="float">
                <text:p>973.045</text:p>
              </table:table-cell>
              <table:table-cell table:style-name="ce5" office:value-type="float" office:value="1003685" calcext:value-type="float">
                <text:p>1.003.685</text:p>
              </table:table-cell>
              <table:table-cell table:style-name="ce5" office:value-type="float" office:value="1028736" calcext:value-type="float">
                <text:p>1.028.73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lívar</text:p>
              </table:table-cell>
              <table:table-cell table:style-name="ce5" office:value-type="float" office:value="24352" calcext:value-type="float">
                <text:p>24.352</text:p>
              </table:table-cell>
              <table:table-cell table:style-name="ce5" office:value-type="float" office:value="24610" calcext:value-type="float">
                <text:p>24.610</text:p>
              </table:table-cell>
              <table:table-cell table:style-name="ce5" office:value-type="float" office:value="24900" calcext:value-type="float">
                <text:p>24.90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lívar</text:p>
              </table:table-cell>
              <table:table-cell table:style-name="ce5" office:value-type="float" office:value="10972" calcext:value-type="float">
                <text:p>10.972</text:p>
              </table:table-cell>
              <table:table-cell table:style-name="ce5" office:value-type="float" office:value="11309" calcext:value-type="float">
                <text:p>11.309</text:p>
              </table:table-cell>
              <table:table-cell table:style-name="ce5" office:value-type="float" office:value="11585" calcext:value-type="float">
                <text:p>11.58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lívar</text:p>
              </table:table-cell>
              <table:table-cell table:style-name="ce5" office:value-type="float" office:value="7365" calcext:value-type="float">
                <text:p>7.365</text:p>
              </table:table-cell>
              <table:table-cell table:style-name="ce5" office:value-type="float" office:value="7590" calcext:value-type="float">
                <text:p>7.590</text:p>
              </table:table-cell>
              <table:table-cell table:style-name="ce5" office:value-type="float" office:value="7775" calcext:value-type="float">
                <text:p>7.77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lívar</text:p>
              </table:table-cell>
              <table:table-cell table:style-name="ce5" office:value-type="float" office:value="69503" calcext:value-type="float">
                <text:p>69.503</text:p>
              </table:table-cell>
              <table:table-cell table:style-name="ce5" office:value-type="float" office:value="71837" calcext:value-type="float">
                <text:p>71.837</text:p>
              </table:table-cell>
              <table:table-cell table:style-name="ce5" office:value-type="float" office:value="73730" calcext:value-type="float">
                <text:p>73.73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lívar</text:p>
              </table:table-cell>
              <table:table-cell table:style-name="ce5" office:value-type="float" office:value="8254" calcext:value-type="float">
                <text:p>8.254</text:p>
              </table:table-cell>
              <table:table-cell table:style-name="ce5" office:value-type="float" office:value="8504" calcext:value-type="float">
                <text:p>8.504</text:p>
              </table:table-cell>
              <table:table-cell table:style-name="ce5" office:value-type="float" office:value="8710" calcext:value-type="float">
                <text:p>8.71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lívar</text:p>
              </table:table-cell>
              <table:table-cell table:style-name="ce5" office:value-type="float" office:value="14836" calcext:value-type="float">
                <text:p>14.836</text:p>
              </table:table-cell>
              <table:table-cell table:style-name="ce5" office:value-type="float" office:value="14996" calcext:value-type="float">
                <text:p>14.996</text:p>
              </table:table-cell>
              <table:table-cell table:style-name="ce5" office:value-type="float" office:value="15181" calcext:value-type="float">
                <text:p>15.18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lívar</text:p>
              </table:table-cell>
              <table:table-cell table:style-name="ce5" office:value-type="float" office:value="22474" calcext:value-type="float">
                <text:p>22.474</text:p>
              </table:table-cell>
              <table:table-cell table:style-name="ce5" office:value-type="float" office:value="22794" calcext:value-type="float">
                <text:p>22.794</text:p>
              </table:table-cell>
              <table:table-cell table:style-name="ce5" office:value-type="float" office:value="23097" calcext:value-type="float">
                <text:p>23.09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lívar</text:p>
              </table:table-cell>
              <table:table-cell table:style-name="ce5" office:value-type="float" office:value="8234" calcext:value-type="float">
                <text:p>8.234</text:p>
              </table:table-cell>
              <table:table-cell table:style-name="ce5" office:value-type="float" office:value="8488" calcext:value-type="float">
                <text:p>8.488</text:p>
              </table:table-cell>
              <table:table-cell table:style-name="ce5" office:value-type="float" office:value="8696" calcext:value-type="float">
                <text:p>8.69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lívar</text:p>
              </table:table-cell>
              <table:table-cell table:style-name="ce5" office:value-type="float" office:value="13442" calcext:value-type="float">
                <text:p>13.442</text:p>
              </table:table-cell>
              <table:table-cell table:style-name="ce5" office:value-type="float" office:value="13903" calcext:value-type="float">
                <text:p>13.903</text:p>
              </table:table-cell>
              <table:table-cell table:style-name="ce5" office:value-type="float" office:value="14302" calcext:value-type="float">
                <text:p>14.30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lívar</text:p>
              </table:table-cell>
              <table:table-cell table:style-name="ce5" office:value-type="float" office:value="15960" calcext:value-type="float">
                <text:p>15.960</text:p>
              </table:table-cell>
              <table:table-cell table:style-name="ce5" office:value-type="float" office:value="16225" calcext:value-type="float">
                <text:p>16.225</text:p>
              </table:table-cell>
              <table:table-cell table:style-name="ce5" office:value-type="float" office:value="16474" calcext:value-type="float">
                <text:p>16.47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lívar</text:p>
              </table:table-cell>
              <table:table-cell table:style-name="ce5" office:value-type="float" office:value="14511" calcext:value-type="float">
                <text:p>14.511</text:p>
              </table:table-cell>
              <table:table-cell table:style-name="ce5" office:value-type="float" office:value="15014" calcext:value-type="float">
                <text:p>15.014</text:p>
              </table:table-cell>
              <table:table-cell table:style-name="ce5" office:value-type="float" office:value="15453" calcext:value-type="float">
                <text:p>15.45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lívar</text:p>
              </table:table-cell>
              <table:table-cell table:style-name="ce5" office:value-type="float" office:value="70131" calcext:value-type="float">
                <text:p>70.131</text:p>
              </table:table-cell>
              <table:table-cell table:style-name="ce5" office:value-type="float" office:value="71428" calcext:value-type="float">
                <text:p>71.428</text:p>
              </table:table-cell>
              <table:table-cell table:style-name="ce5" office:value-type="float" office:value="72595" calcext:value-type="float">
                <text:p>72.59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lívar</text:p>
              </table:table-cell>
              <table:table-cell table:style-name="ce5" office:value-type="float" office:value="8647" calcext:value-type="float">
                <text:p>8.647</text:p>
              </table:table-cell>
              <table:table-cell table:style-name="ce5" office:value-type="float" office:value="8825" calcext:value-type="float">
                <text:p>8.825</text:p>
              </table:table-cell>
              <table:table-cell table:style-name="ce5" office:value-type="float" office:value="8984" calcext:value-type="float">
                <text:p>8.98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lívar</text:p>
              </table:table-cell>
              <table:table-cell table:style-name="ce5" office:value-type="float" office:value="7651" calcext:value-type="float">
                <text:p>7.651</text:p>
              </table:table-cell>
              <table:table-cell table:style-name="ce5" office:value-type="float" office:value="7884" calcext:value-type="float">
                <text:p>7.884</text:p>
              </table:table-cell>
              <table:table-cell table:style-name="ce5" office:value-type="float" office:value="8075" calcext:value-type="float">
                <text:p>8.07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lívar</text:p>
              </table:table-cell>
              <table:table-cell table:style-name="ce5" office:value-type="float" office:value="12317" calcext:value-type="float">
                <text:p>12.317</text:p>
              </table:table-cell>
              <table:table-cell table:style-name="ce5" office:value-type="float" office:value="12699" calcext:value-type="float">
                <text:p>12.699</text:p>
              </table:table-cell>
              <table:table-cell table:style-name="ce5" office:value-type="float" office:value="13012" calcext:value-type="float">
                <text:p>13.01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lívar</text:p>
              </table:table-cell>
              <table:table-cell table:style-name="ce5" office:value-type="float" office:value="133270" calcext:value-type="float">
                <text:p>133.270</text:p>
              </table:table-cell>
              <table:table-cell table:style-name="ce5" office:value-type="float" office:value="137030" calcext:value-type="float">
                <text:p>137.030</text:p>
              </table:table-cell>
              <table:table-cell table:style-name="ce5" office:value-type="float" office:value="140156" calcext:value-type="float">
                <text:p>140.15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lívar</text:p>
              </table:table-cell>
              <table:table-cell table:style-name="ce5" office:value-type="float" office:value="27692" calcext:value-type="float">
                <text:p>27.692</text:p>
              </table:table-cell>
              <table:table-cell table:style-name="ce5" office:value-type="float" office:value="28602" calcext:value-type="float">
                <text:p>28.602</text:p>
              </table:table-cell>
              <table:table-cell table:style-name="ce5" office:value-type="float" office:value="29355" calcext:value-type="float">
                <text:p>29.35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lívar</text:p>
              </table:table-cell>
              <table:table-cell table:style-name="ce5" office:value-type="float" office:value="10673" calcext:value-type="float">
                <text:p>10.673</text:p>
              </table:table-cell>
              <table:table-cell table:style-name="ce5" office:value-type="float" office:value="10913" calcext:value-type="float">
                <text:p>10.913</text:p>
              </table:table-cell>
              <table:table-cell table:style-name="ce5" office:value-type="float" office:value="11110" calcext:value-type="float">
                <text:p>11.11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lívar</text:p>
              </table:table-cell>
              <table:table-cell table:style-name="ce5" office:value-type="float" office:value="46112" calcext:value-type="float">
                <text:p>46.112</text:p>
              </table:table-cell>
              <table:table-cell table:style-name="ce5" office:value-type="float" office:value="47389" calcext:value-type="float">
                <text:p>47.389</text:p>
              </table:table-cell>
              <table:table-cell table:style-name="ce5" office:value-type="float" office:value="48457" calcext:value-type="float">
                <text:p>48.45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lívar</text:p>
              </table:table-cell>
              <table:table-cell table:style-name="ce5" office:value-type="float" office:value="16389" calcext:value-type="float">
                <text:p>16.389</text:p>
              </table:table-cell>
              <table:table-cell table:style-name="ce5" office:value-type="float" office:value="17017" calcext:value-type="float">
                <text:p>17.017</text:p>
              </table:table-cell>
              <table:table-cell table:style-name="ce5" office:value-type="float" office:value="17604" calcext:value-type="float">
                <text:p>17.60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lívar</text:p>
              </table:table-cell>
              <table:table-cell table:style-name="ce5" office:value-type="float" office:value="44442" calcext:value-type="float">
                <text:p>44.442</text:p>
              </table:table-cell>
              <table:table-cell table:style-name="ce5" office:value-type="float" office:value="45498" calcext:value-type="float">
                <text:p>45.498</text:p>
              </table:table-cell>
              <table:table-cell table:style-name="ce5" office:value-type="float" office:value="46408" calcext:value-type="float">
                <text:p>46.40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lívar</text:p>
              </table:table-cell>
              <table:table-cell table:style-name="ce5" office:value-type="float" office:value="22259" calcext:value-type="float">
                <text:p>22.259</text:p>
              </table:table-cell>
              <table:table-cell table:style-name="ce5" office:value-type="float" office:value="22846" calcext:value-type="float">
                <text:p>22.846</text:p>
              </table:table-cell>
              <table:table-cell table:style-name="ce5" office:value-type="float" office:value="23348" calcext:value-type="float">
                <text:p>23.34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lívar</text:p>
              </table:table-cell>
              <table:table-cell table:style-name="ce5" office:value-type="float" office:value="9212" calcext:value-type="float">
                <text:p>9.212</text:p>
              </table:table-cell>
              <table:table-cell table:style-name="ce5" office:value-type="float" office:value="9587" calcext:value-type="float">
                <text:p>9.587</text:p>
              </table:table-cell>
              <table:table-cell table:style-name="ce5" office:value-type="float" office:value="9953" calcext:value-type="float">
                <text:p>9.95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lívar</text:p>
              </table:table-cell>
              <table:table-cell table:style-name="ce5" office:value-type="float" office:value="24218" calcext:value-type="float">
                <text:p>24.218</text:p>
              </table:table-cell>
              <table:table-cell table:style-name="ce5" office:value-type="float" office:value="24433" calcext:value-type="float">
                <text:p>24.433</text:p>
              </table:table-cell>
              <table:table-cell table:style-name="ce5" office:value-type="float" office:value="24706" calcext:value-type="float">
                <text:p>24.70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lívar</text:p>
              </table:table-cell>
              <table:table-cell table:style-name="ce5" office:value-type="float" office:value="6723" calcext:value-type="float">
                <text:p>6.723</text:p>
              </table:table-cell>
              <table:table-cell table:style-name="ce5" office:value-type="float" office:value="6983" calcext:value-type="float">
                <text:p>6.983</text:p>
              </table:table-cell>
              <table:table-cell table:style-name="ce5" office:value-type="float" office:value="7227" calcext:value-type="float">
                <text:p>7.22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lívar</text:p>
              </table:table-cell>
              <table:table-cell table:style-name="ce5" office:value-type="float" office:value="10598" calcext:value-type="float">
                <text:p>10.598</text:p>
              </table:table-cell>
              <table:table-cell table:style-name="ce5" office:value-type="float" office:value="10638" calcext:value-type="float">
                <text:p>10.638</text:p>
              </table:table-cell>
              <table:table-cell table:style-name="ce5" office:value-type="float" office:value="10736" calcext:value-type="float">
                <text:p>10.73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lívar</text:p>
              </table:table-cell>
              <table:table-cell table:style-name="ce5" office:value-type="float" office:value="8054" calcext:value-type="float">
                <text:p>8.054</text:p>
              </table:table-cell>
              <table:table-cell table:style-name="ce5" office:value-type="float" office:value="8330" calcext:value-type="float">
                <text:p>8.330</text:p>
              </table:table-cell>
              <table:table-cell table:style-name="ce5" office:value-type="float" office:value="8569" calcext:value-type="float">
                <text:p>8.56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lívar</text:p>
              </table:table-cell>
              <table:table-cell table:style-name="ce5" office:value-type="float" office:value="18251" calcext:value-type="float">
                <text:p>18.251</text:p>
              </table:table-cell>
              <table:table-cell table:style-name="ce5" office:value-type="float" office:value="18729" calcext:value-type="float">
                <text:p>18.729</text:p>
              </table:table-cell>
              <table:table-cell table:style-name="ce5" office:value-type="float" office:value="19128" calcext:value-type="float">
                <text:p>19.12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lívar</text:p>
              </table:table-cell>
              <table:table-cell table:style-name="ce5" office:value-type="float" office:value="12536" calcext:value-type="float">
                <text:p>12.536</text:p>
              </table:table-cell>
              <table:table-cell table:style-name="ce5" office:value-type="float" office:value="12813" calcext:value-type="float">
                <text:p>12.813</text:p>
              </table:table-cell>
              <table:table-cell table:style-name="ce5" office:value-type="float" office:value="13025" calcext:value-type="float">
                <text:p>13.02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lívar</text:p>
              </table:table-cell>
              <table:table-cell table:style-name="ce5" office:value-type="float" office:value="23913" calcext:value-type="float">
                <text:p>23.913</text:p>
              </table:table-cell>
              <table:table-cell table:style-name="ce5" office:value-type="float" office:value="24232" calcext:value-type="float">
                <text:p>24.232</text:p>
              </table:table-cell>
              <table:table-cell table:style-name="ce5" office:value-type="float" office:value="24552" calcext:value-type="float">
                <text:p>24.55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lívar</text:p>
              </table:table-cell>
              <table:table-cell table:style-name="ce5" office:value-type="float" office:value="9935" calcext:value-type="float">
                <text:p>9.935</text:p>
              </table:table-cell>
              <table:table-cell table:style-name="ce5" office:value-type="float" office:value="10305" calcext:value-type="float">
                <text:p>10.305</text:p>
              </table:table-cell>
              <table:table-cell table:style-name="ce5" office:value-type="float" office:value="10643" calcext:value-type="float">
                <text:p>10.64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lívar</text:p>
              </table:table-cell>
              <table:table-cell table:style-name="ce5" office:value-type="float" office:value="36874" calcext:value-type="float">
                <text:p>36.874</text:p>
              </table:table-cell>
              <table:table-cell table:style-name="ce5" office:value-type="float" office:value="37765" calcext:value-type="float">
                <text:p>37.765</text:p>
              </table:table-cell>
              <table:table-cell table:style-name="ce5" office:value-type="float" office:value="38529" calcext:value-type="float">
                <text:p>38.52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lívar</text:p>
              </table:table-cell>
              <table:table-cell table:style-name="ce5" office:value-type="float" office:value="14774" calcext:value-type="float">
                <text:p>14.774</text:p>
              </table:table-cell>
              <table:table-cell table:style-name="ce5" office:value-type="float" office:value="14792" calcext:value-type="float">
                <text:p>14.792</text:p>
              </table:table-cell>
              <table:table-cell table:style-name="ce5" office:value-type="float" office:value="14897" calcext:value-type="float">
                <text:p>14.89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lívar</text:p>
              </table:table-cell>
              <table:table-cell table:style-name="ce5" office:value-type="float" office:value="27190" calcext:value-type="float">
                <text:p>27.190</text:p>
              </table:table-cell>
              <table:table-cell table:style-name="ce5" office:value-type="float" office:value="28043" calcext:value-type="float">
                <text:p>28.043</text:p>
              </table:table-cell>
              <table:table-cell table:style-name="ce5" office:value-type="float" office:value="28741" calcext:value-type="float">
                <text:p>28.74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lívar</text:p>
              </table:table-cell>
              <table:table-cell table:style-name="ce5" office:value-type="float" office:value="14563" calcext:value-type="float">
                <text:p>14.563</text:p>
              </table:table-cell>
              <table:table-cell table:style-name="ce5" office:value-type="float" office:value="14747" calcext:value-type="float">
                <text:p>14.747</text:p>
              </table:table-cell>
              <table:table-cell table:style-name="ce5" office:value-type="float" office:value="14948" calcext:value-type="float">
                <text:p>14.94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lívar</text:p>
              </table:table-cell>
              <table:table-cell table:style-name="ce5" office:value-type="float" office:value="20963" calcext:value-type="float">
                <text:p>20.963</text:p>
              </table:table-cell>
              <table:table-cell table:style-name="ce5" office:value-type="float" office:value="21766" calcext:value-type="float">
                <text:p>21.766</text:p>
              </table:table-cell>
              <table:table-cell table:style-name="ce5" office:value-type="float" office:value="22409" calcext:value-type="float">
                <text:p>22.40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lívar</text:p>
              </table:table-cell>
              <table:table-cell table:style-name="ce5" office:value-type="float" office:value="32646" calcext:value-type="float">
                <text:p>32.646</text:p>
              </table:table-cell>
              <table:table-cell table:style-name="ce5" office:value-type="float" office:value="33701" calcext:value-type="float">
                <text:p>33.701</text:p>
              </table:table-cell>
              <table:table-cell table:style-name="ce5" office:value-type="float" office:value="34568" calcext:value-type="float">
                <text:p>34.56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lívar</text:p>
              </table:table-cell>
              <table:table-cell table:style-name="ce5" office:value-type="float" office:value="18110" calcext:value-type="float">
                <text:p>18.110</text:p>
              </table:table-cell>
              <table:table-cell table:style-name="ce5" office:value-type="float" office:value="18678" calcext:value-type="float">
                <text:p>18.678</text:p>
              </table:table-cell>
              <table:table-cell table:style-name="ce5" office:value-type="float" office:value="19143" calcext:value-type="float">
                <text:p>19.14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lívar</text:p>
              </table:table-cell>
              <table:table-cell table:style-name="ce5" office:value-type="float" office:value="10650" calcext:value-type="float">
                <text:p>10.650</text:p>
              </table:table-cell>
              <table:table-cell table:style-name="ce5" office:value-type="float" office:value="10733" calcext:value-type="float">
                <text:p>10.733</text:p>
              </table:table-cell>
              <table:table-cell table:style-name="ce5" office:value-type="float" office:value="10839" calcext:value-type="float">
                <text:p>10.83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lívar</text:p>
              </table:table-cell>
              <table:table-cell table:style-name="ce5" office:value-type="float" office:value="13108" calcext:value-type="float">
                <text:p>13.108</text:p>
              </table:table-cell>
              <table:table-cell table:style-name="ce5" office:value-type="float" office:value="13106" calcext:value-type="float">
                <text:p>13.106</text:p>
              </table:table-cell>
              <table:table-cell table:style-name="ce5" office:value-type="float" office:value="13181" calcext:value-type="float">
                <text:p>13.18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lívar</text:p>
              </table:table-cell>
              <table:table-cell table:style-name="ce5" office:value-type="float" office:value="18035" calcext:value-type="float">
                <text:p>18.035</text:p>
              </table:table-cell>
              <table:table-cell table:style-name="ce5" office:value-type="float" office:value="18584" calcext:value-type="float">
                <text:p>18.584</text:p>
              </table:table-cell>
              <table:table-cell table:style-name="ce5" office:value-type="float" office:value="19034" calcext:value-type="float">
                <text:p>19.03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lívar</text:p>
              </table:table-cell>
              <table:table-cell table:style-name="ce5" office:value-type="float" office:value="105166" calcext:value-type="float">
                <text:p>105.166</text:p>
              </table:table-cell>
              <table:table-cell table:style-name="ce5" office:value-type="float" office:value="109813" calcext:value-type="float">
                <text:p>109.813</text:p>
              </table:table-cell>
              <table:table-cell table:style-name="ce5" office:value-type="float" office:value="113440" calcext:value-type="float">
                <text:p>113.44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lívar</text:p>
              </table:table-cell>
              <table:table-cell table:style-name="ce5" office:value-type="float" office:value="16403" calcext:value-type="float">
                <text:p>16.403</text:p>
              </table:table-cell>
              <table:table-cell table:style-name="ce5" office:value-type="float" office:value="16954" calcext:value-type="float">
                <text:p>16.954</text:p>
              </table:table-cell>
              <table:table-cell table:style-name="ce5" office:value-type="float" office:value="17412" calcext:value-type="float">
                <text:p>17.41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lívar</text:p>
              </table:table-cell>
              <table:table-cell table:style-name="ce5" office:value-type="float" office:value="23777" calcext:value-type="float">
                <text:p>23.777</text:p>
              </table:table-cell>
              <table:table-cell table:style-name="ce5" office:value-type="float" office:value="24581" calcext:value-type="float">
                <text:p>24.581</text:p>
              </table:table-cell>
              <table:table-cell table:style-name="ce5" office:value-type="float" office:value="25231" calcext:value-type="float">
                <text:p>25.23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lívar</text:p>
              </table:table-cell>
              <table:table-cell table:style-name="ce5" office:value-type="float" office:value="11880" calcext:value-type="float">
                <text:p>11.880</text:p>
              </table:table-cell>
              <table:table-cell table:style-name="ce5" office:value-type="float" office:value="12113" calcext:value-type="float">
                <text:p>12.113</text:p>
              </table:table-cell>
              <table:table-cell table:style-name="ce5" office:value-type="float" office:value="12322" calcext:value-type="float">
                <text:p>12.322</text:p>
              </table:table-cell>
              <table:table-cell table:number-columns-repeated="1019"/>
            </table:table-row>
          </table:table-row-group>
          <table:table-row table:style-name="ro1">
            <table:table-cell office:value-type="string" calcext:value-type="string">
              <text:p>Bolívar Result</text:p>
            </table:table-cell>
            <table:table-cell table:formula="of:=SUBTOTAL(9;[$Municipios_2.$B$177:$Municipios_2.$B$222])" office:value-type="float" office:value="2070110" calcext:value-type="float">
              <text:p>2070110</text:p>
            </table:table-cell>
            <table:table-cell table:formula="of:=SUBTOTAL(9;[$Municipios_2.$C$177:$Municipios_2.$C$222])" office:value-type="float" office:value="2130512" calcext:value-type="float">
              <text:p>2130512</text:p>
            </table:table-cell>
            <table:table-cell table:formula="of:=SUBTOTAL(9;[$Municipios_2.$D$177:$Municipios_2.$D$222])" office:value-type="float" office:value="2180976" calcext:value-type="float">
              <text:p>2180976</text:p>
            </table:table-cell>
            <table:table-cell table:number-columns-repeated="1019"/>
          </table:table-row>
          <table:table-row-group table:display="false"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172548" calcext:value-type="float">
                <text:p>172.548</text:p>
              </table:table-cell>
              <table:table-cell table:style-name="ce5" office:value-type="float" office:value="176347" calcext:value-type="float">
                <text:p>176.347</text:p>
              </table:table-cell>
              <table:table-cell table:style-name="ce5" office:value-type="float" office:value="179263" calcext:value-type="float">
                <text:p>179.26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1910" calcext:value-type="float">
                <text:p>1.910</text:p>
              </table:table-cell>
              <table:table-cell table:style-name="ce5" office:value-type="float" office:value="1845" calcext:value-type="float">
                <text:p>1.845</text:p>
              </table:table-cell>
              <table:table-cell table:style-name="ce5" office:value-type="float" office:value="1807" calcext:value-type="float">
                <text:p>1.80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15377" calcext:value-type="float">
                <text:p>15.377</text:p>
              </table:table-cell>
              <table:table-cell table:style-name="ce5" office:value-type="float" office:value="15460" calcext:value-type="float">
                <text:p>15.460</text:p>
              </table:table-cell>
              <table:table-cell table:style-name="ce5" office:value-type="float" office:value="15546" calcext:value-type="float">
                <text:p>15.54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5831" calcext:value-type="float">
                <text:p>5.831</text:p>
              </table:table-cell>
              <table:table-cell table:style-name="ce5" office:value-type="float" office:value="5911" calcext:value-type="float">
                <text:p>5.911</text:p>
              </table:table-cell>
              <table:table-cell table:style-name="ce5" office:value-type="float" office:value="5978" calcext:value-type="float">
                <text:p>5.97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7481" calcext:value-type="float">
                <text:p>7.481</text:p>
              </table:table-cell>
              <table:table-cell table:style-name="ce5" office:value-type="float" office:value="7500" calcext:value-type="float">
                <text:p>7.500</text:p>
              </table:table-cell>
              <table:table-cell table:style-name="ce5" office:value-type="float" office:value="7532" calcext:value-type="float">
                <text:p>7.53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1596" calcext:value-type="float">
                <text:p>1.596</text:p>
              </table:table-cell>
              <table:table-cell table:style-name="ce5" office:value-type="float" office:value="1587" calcext:value-type="float">
                <text:p>1.587</text:p>
              </table:table-cell>
              <table:table-cell table:style-name="ce5" office:value-type="float" office:value="1582" calcext:value-type="float">
                <text:p>1.58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1963" calcext:value-type="float">
                <text:p>1.963</text:p>
              </table:table-cell>
              <table:table-cell table:style-name="ce5" office:value-type="float" office:value="1943" calcext:value-type="float">
                <text:p>1.943</text:p>
              </table:table-cell>
              <table:table-cell table:style-name="ce5" office:value-type="float" office:value="1935" calcext:value-type="float">
                <text:p>1.93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5059" calcext:value-type="float">
                <text:p>5.059</text:p>
              </table:table-cell>
              <table:table-cell table:style-name="ce5" office:value-type="float" office:value="4888" calcext:value-type="float">
                <text:p>4.888</text:p>
              </table:table-cell>
              <table:table-cell table:style-name="ce5" office:value-type="float" office:value="4797" calcext:value-type="float">
                <text:p>4.79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5089" calcext:value-type="float">
                <text:p>5.089</text:p>
              </table:table-cell>
              <table:table-cell table:style-name="ce5" office:value-type="float" office:value="5103" calcext:value-type="float">
                <text:p>5.103</text:p>
              </table:table-cell>
              <table:table-cell table:style-name="ce5" office:value-type="float" office:value="5118" calcext:value-type="float">
                <text:p>5.11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2198" calcext:value-type="float">
                <text:p>2.198</text:p>
              </table:table-cell>
              <table:table-cell table:style-name="ce5" office:value-type="float" office:value="2175" calcext:value-type="float">
                <text:p>2.175</text:p>
              </table:table-cell>
              <table:table-cell table:style-name="ce5" office:value-type="float" office:value="2163" calcext:value-type="float">
                <text:p>2.16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4409" calcext:value-type="float">
                <text:p>4.409</text:p>
              </table:table-cell>
              <table:table-cell table:number-columns-repeated="2" table:style-name="ce5" office:value-type="float" office:value="4396" calcext:value-type="float">
                <text:p>4.39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1118" calcext:value-type="float">
                <text:p>1.118</text:p>
              </table:table-cell>
              <table:table-cell table:style-name="ce5" office:value-type="float" office:value="1138" calcext:value-type="float">
                <text:p>1.138</text:p>
              </table:table-cell>
              <table:table-cell table:style-name="ce5" office:value-type="float" office:value="1153" calcext:value-type="float">
                <text:p>1.15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3143" calcext:value-type="float">
                <text:p>3.143</text:p>
              </table:table-cell>
              <table:table-cell table:style-name="ce5" office:value-type="float" office:value="3127" calcext:value-type="float">
                <text:p>3.127</text:p>
              </table:table-cell>
              <table:table-cell table:style-name="ce5" office:value-type="float" office:value="3126" calcext:value-type="float">
                <text:p>3.12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3121" calcext:value-type="float">
                <text:p>3.121</text:p>
              </table:table-cell>
              <table:table-cell table:style-name="ce5" office:value-type="float" office:value="3082" calcext:value-type="float">
                <text:p>3.082</text:p>
              </table:table-cell>
              <table:table-cell table:style-name="ce5" office:value-type="float" office:value="3061" calcext:value-type="float">
                <text:p>3.06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3713" calcext:value-type="float">
                <text:p>3.713</text:p>
              </table:table-cell>
              <table:table-cell table:style-name="ce5" office:value-type="float" office:value="3703" calcext:value-type="float">
                <text:p>3.703</text:p>
              </table:table-cell>
              <table:table-cell table:style-name="ce5" office:value-type="float" office:value="3706" calcext:value-type="float">
                <text:p>3.70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3209" calcext:value-type="float">
                <text:p>3.209</text:p>
              </table:table-cell>
              <table:table-cell table:style-name="ce5" office:value-type="float" office:value="3198" calcext:value-type="float">
                <text:p>3.198</text:p>
              </table:table-cell>
              <table:table-cell table:style-name="ce5" office:value-type="float" office:value="3194" calcext:value-type="float">
                <text:p>3.19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56054" calcext:value-type="float">
                <text:p>56.054</text:p>
              </table:table-cell>
              <table:table-cell table:style-name="ce5" office:value-type="float" office:value="57101" calcext:value-type="float">
                <text:p>57.101</text:p>
              </table:table-cell>
              <table:table-cell table:style-name="ce5" office:value-type="float" office:value="57935" calcext:value-type="float">
                <text:p>57.93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3994" calcext:value-type="float">
                <text:p>3.994</text:p>
              </table:table-cell>
              <table:table-cell table:style-name="ce5" office:value-type="float" office:value="3924" calcext:value-type="float">
                <text:p>3.924</text:p>
              </table:table-cell>
              <table:table-cell table:style-name="ce5" office:value-type="float" office:value="3887" calcext:value-type="float">
                <text:p>3.88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8045" calcext:value-type="float">
                <text:p>8.045</text:p>
              </table:table-cell>
              <table:table-cell table:style-name="ce5" office:value-type="float" office:value="7881" calcext:value-type="float">
                <text:p>7.881</text:p>
              </table:table-cell>
              <table:table-cell table:style-name="ce5" office:value-type="float" office:value="7793" calcext:value-type="float">
                <text:p>7.79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5830" calcext:value-type="float">
                <text:p>5.830</text:p>
              </table:table-cell>
              <table:table-cell table:style-name="ce5" office:value-type="float" office:value="5843" calcext:value-type="float">
                <text:p>5.843</text:p>
              </table:table-cell>
              <table:table-cell table:style-name="ce5" office:value-type="float" office:value="5865" calcext:value-type="float">
                <text:p>5.86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2788" calcext:value-type="float">
                <text:p>2.788</text:p>
              </table:table-cell>
              <table:table-cell table:style-name="ce5" office:value-type="float" office:value="2812" calcext:value-type="float">
                <text:p>2.812</text:p>
              </table:table-cell>
              <table:table-cell table:style-name="ce5" office:value-type="float" office:value="2834" calcext:value-type="float">
                <text:p>2.83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4635" calcext:value-type="float">
                <text:p>4.635</text:p>
              </table:table-cell>
              <table:table-cell table:style-name="ce5" office:value-type="float" office:value="4642" calcext:value-type="float">
                <text:p>4.642</text:p>
              </table:table-cell>
              <table:table-cell table:style-name="ce5" office:value-type="float" office:value="4655" calcext:value-type="float">
                <text:p>4.65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12970" calcext:value-type="float">
                <text:p>12.970</text:p>
              </table:table-cell>
              <table:table-cell table:style-name="ce5" office:value-type="float" office:value="13140" calcext:value-type="float">
                <text:p>13.140</text:p>
              </table:table-cell>
              <table:table-cell table:style-name="ce5" office:value-type="float" office:value="13280" calcext:value-type="float">
                <text:p>13.28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3619" calcext:value-type="float">
                <text:p>3.619</text:p>
              </table:table-cell>
              <table:table-cell table:style-name="ce5" office:value-type="float" office:value="3585" calcext:value-type="float">
                <text:p>3.585</text:p>
              </table:table-cell>
              <table:table-cell table:style-name="ce5" office:value-type="float" office:value="3571" calcext:value-type="float">
                <text:p>3.57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2498" calcext:value-type="float">
                <text:p>2.498</text:p>
              </table:table-cell>
              <table:table-cell table:style-name="ce5" office:value-type="float" office:value="2523" calcext:value-type="float">
                <text:p>2.523</text:p>
              </table:table-cell>
              <table:table-cell table:style-name="ce5" office:value-type="float" office:value="2545" calcext:value-type="float">
                <text:p>2.54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2806" calcext:value-type="float">
                <text:p>2.806</text:p>
              </table:table-cell>
              <table:table-cell table:style-name="ce5" office:value-type="float" office:value="2742" calcext:value-type="float">
                <text:p>2.742</text:p>
              </table:table-cell>
              <table:table-cell table:style-name="ce5" office:value-type="float" office:value="2702" calcext:value-type="float">
                <text:p>2.70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10319" calcext:value-type="float">
                <text:p>10.319</text:p>
              </table:table-cell>
              <table:table-cell table:style-name="ce5" office:value-type="float" office:value="10563" calcext:value-type="float">
                <text:p>10.563</text:p>
              </table:table-cell>
              <table:table-cell table:style-name="ce5" office:value-type="float" office:value="10750" calcext:value-type="float">
                <text:p>10.75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3725" calcext:value-type="float">
                <text:p>3.725</text:p>
              </table:table-cell>
              <table:table-cell table:style-name="ce5" office:value-type="float" office:value="3759" calcext:value-type="float">
                <text:p>3.759</text:p>
              </table:table-cell>
              <table:table-cell table:style-name="ce5" office:value-type="float" office:value="3787" calcext:value-type="float">
                <text:p>3.78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1798" calcext:value-type="float">
                <text:p>1.798</text:p>
              </table:table-cell>
              <table:table-cell table:style-name="ce5" office:value-type="float" office:value="1804" calcext:value-type="float">
                <text:p>1.804</text:p>
              </table:table-cell>
              <table:table-cell table:style-name="ce5" office:value-type="float" office:value="1810" calcext:value-type="float">
                <text:p>1.81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4684" calcext:value-type="float">
                <text:p>4.684</text:p>
              </table:table-cell>
              <table:table-cell table:style-name="ce5" office:value-type="float" office:value="4713" calcext:value-type="float">
                <text:p>4.713</text:p>
              </table:table-cell>
              <table:table-cell table:style-name="ce5" office:value-type="float" office:value="4744" calcext:value-type="float">
                <text:p>4.74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2479" calcext:value-type="float">
                <text:p>2.479</text:p>
              </table:table-cell>
              <table:table-cell table:style-name="ce5" office:value-type="float" office:value="2504" calcext:value-type="float">
                <text:p>2.504</text:p>
              </table:table-cell>
              <table:table-cell table:style-name="ce5" office:value-type="float" office:value="2526" calcext:value-type="float">
                <text:p>2.52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122436" calcext:value-type="float">
                <text:p>122.436</text:p>
              </table:table-cell>
              <table:table-cell table:style-name="ce5" office:value-type="float" office:value="124780" calcext:value-type="float">
                <text:p>124.780</text:p>
              </table:table-cell>
              <table:table-cell table:style-name="ce5" office:value-type="float" office:value="126670" calcext:value-type="float">
                <text:p>126.67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4215" calcext:value-type="float">
                <text:p>4.215</text:p>
              </table:table-cell>
              <table:table-cell table:style-name="ce5" office:value-type="float" office:value="4150" calcext:value-type="float">
                <text:p>4.150</text:p>
              </table:table-cell>
              <table:table-cell table:style-name="ce5" office:value-type="float" office:value="4115" calcext:value-type="float">
                <text:p>4.11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3061" calcext:value-type="float">
                <text:p>3.061</text:p>
              </table:table-cell>
              <table:table-cell table:number-columns-repeated="2" table:style-name="ce5" office:value-type="float" office:value="3054" calcext:value-type="float">
                <text:p>3.05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6662" calcext:value-type="float">
                <text:p>6.662</text:p>
              </table:table-cell>
              <table:table-cell table:style-name="ce5" office:value-type="float" office:value="6737" calcext:value-type="float">
                <text:p>6.737</text:p>
              </table:table-cell>
              <table:table-cell table:style-name="ce5" office:value-type="float" office:value="6802" calcext:value-type="float">
                <text:p>6.80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3266" calcext:value-type="float">
                <text:p>3.266</text:p>
              </table:table-cell>
              <table:table-cell table:style-name="ce5" office:value-type="float" office:value="3240" calcext:value-type="float">
                <text:p>3.240</text:p>
              </table:table-cell>
              <table:table-cell table:style-name="ce5" office:value-type="float" office:value="3231" calcext:value-type="float">
                <text:p>3.23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2789" calcext:value-type="float">
                <text:p>2.789</text:p>
              </table:table-cell>
              <table:table-cell table:style-name="ce5" office:value-type="float" office:value="2779" calcext:value-type="float">
                <text:p>2.779</text:p>
              </table:table-cell>
              <table:table-cell table:style-name="ce5" office:value-type="float" office:value="2778" calcext:value-type="float">
                <text:p>2.77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4850" calcext:value-type="float">
                <text:p>4.850</text:p>
              </table:table-cell>
              <table:table-cell table:style-name="ce5" office:value-type="float" office:value="4845" calcext:value-type="float">
                <text:p>4.845</text:p>
              </table:table-cell>
              <table:table-cell table:style-name="ce5" office:value-type="float" office:value="4851" calcext:value-type="float">
                <text:p>4.85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17932" calcext:value-type="float">
                <text:p>17.932</text:p>
              </table:table-cell>
              <table:table-cell table:style-name="ce5" office:value-type="float" office:value="18144" calcext:value-type="float">
                <text:p>18.144</text:p>
              </table:table-cell>
              <table:table-cell table:style-name="ce5" office:value-type="float" office:value="18322" calcext:value-type="float">
                <text:p>18.32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1865" calcext:value-type="float">
                <text:p>1.865</text:p>
              </table:table-cell>
              <table:table-cell table:style-name="ce5" office:value-type="float" office:value="1843" calcext:value-type="float">
                <text:p>1.843</text:p>
              </table:table-cell>
              <table:table-cell table:style-name="ce5" office:value-type="float" office:value="1834" calcext:value-type="float">
                <text:p>1.83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10699" calcext:value-type="float">
                <text:p>10.699</text:p>
              </table:table-cell>
              <table:table-cell table:style-name="ce5" office:value-type="float" office:value="10809" calcext:value-type="float">
                <text:p>10.809</text:p>
              </table:table-cell>
              <table:table-cell table:style-name="ce5" office:value-type="float" office:value="10904" calcext:value-type="float">
                <text:p>10.90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3400" calcext:value-type="float">
                <text:p>3.400</text:p>
              </table:table-cell>
              <table:table-cell table:style-name="ce5" office:value-type="float" office:value="3387" calcext:value-type="float">
                <text:p>3.387</text:p>
              </table:table-cell>
              <table:table-cell table:style-name="ce5" office:value-type="float" office:value="3391" calcext:value-type="float">
                <text:p>3.39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4279" calcext:value-type="float">
                <text:p>4.279</text:p>
              </table:table-cell>
              <table:table-cell table:style-name="ce5" office:value-type="float" office:value="4285" calcext:value-type="float">
                <text:p>4.285</text:p>
              </table:table-cell>
              <table:table-cell table:style-name="ce5" office:value-type="float" office:value="4301" calcext:value-type="float">
                <text:p>4.30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1947" calcext:value-type="float">
                <text:p>1.947</text:p>
              </table:table-cell>
              <table:table-cell table:style-name="ce5" office:value-type="float" office:value="1972" calcext:value-type="float">
                <text:p>1.972</text:p>
              </table:table-cell>
              <table:table-cell table:style-name="ce5" office:value-type="float" office:value="1995" calcext:value-type="float">
                <text:p>1.99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7200" calcext:value-type="float">
                <text:p>7.200</text:p>
              </table:table-cell>
              <table:table-cell table:style-name="ce5" office:value-type="float" office:value="7274" calcext:value-type="float">
                <text:p>7.274</text:p>
              </table:table-cell>
              <table:table-cell table:style-name="ce5" office:value-type="float" office:value="7338" calcext:value-type="float">
                <text:p>7.33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3929" calcext:value-type="float">
                <text:p>3.929</text:p>
              </table:table-cell>
              <table:table-cell table:style-name="ce5" office:value-type="float" office:value="3900" calcext:value-type="float">
                <text:p>3.900</text:p>
              </table:table-cell>
              <table:table-cell table:style-name="ce5" office:value-type="float" office:value="3889" calcext:value-type="float">
                <text:p>3.88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3526" calcext:value-type="float">
                <text:p>3.526</text:p>
              </table:table-cell>
              <table:table-cell table:style-name="ce5" office:value-type="float" office:value="3501" calcext:value-type="float">
                <text:p>3.501</text:p>
              </table:table-cell>
              <table:table-cell table:style-name="ce5" office:value-type="float" office:value="3493" calcext:value-type="float">
                <text:p>3.49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2689" calcext:value-type="float">
                <text:p>2.689</text:p>
              </table:table-cell>
              <table:table-cell table:style-name="ce5" office:value-type="float" office:value="2686" calcext:value-type="float">
                <text:p>2.686</text:p>
              </table:table-cell>
              <table:table-cell table:style-name="ce5" office:value-type="float" office:value="2691" calcext:value-type="float">
                <text:p>2.69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number-columns-repeated="2" table:style-name="ce5" office:value-type="float" office:value="1118" calcext:value-type="float">
                <text:p>1.118</text:p>
              </table:table-cell>
              <table:table-cell table:style-name="ce5" office:value-type="float" office:value="1117" calcext:value-type="float">
                <text:p>1.11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2999" calcext:value-type="float">
                <text:p>2.999</text:p>
              </table:table-cell>
              <table:table-cell table:style-name="ce5" office:value-type="float" office:value="2831" calcext:value-type="float">
                <text:p>2.831</text:p>
              </table:table-cell>
              <table:table-cell table:style-name="ce5" office:value-type="float" office:value="2730" calcext:value-type="float">
                <text:p>2.73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16139" calcext:value-type="float">
                <text:p>16.139</text:p>
              </table:table-cell>
              <table:table-cell table:style-name="ce5" office:value-type="float" office:value="16617" calcext:value-type="float">
                <text:p>16.617</text:p>
              </table:table-cell>
              <table:table-cell table:style-name="ce5" office:value-type="float" office:value="16973" calcext:value-type="float">
                <text:p>16.97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4976" calcext:value-type="float">
                <text:p>4.976</text:p>
              </table:table-cell>
              <table:table-cell table:style-name="ce5" office:value-type="float" office:value="5027" calcext:value-type="float">
                <text:p>5.027</text:p>
              </table:table-cell>
              <table:table-cell table:style-name="ce5" office:value-type="float" office:value="5072" calcext:value-type="float">
                <text:p>5.07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5741" calcext:value-type="float">
                <text:p>5.741</text:p>
              </table:table-cell>
              <table:table-cell table:style-name="ce5" office:value-type="float" office:value="5697" calcext:value-type="float">
                <text:p>5.697</text:p>
              </table:table-cell>
              <table:table-cell table:style-name="ce5" office:value-type="float" office:value="5683" calcext:value-type="float">
                <text:p>5.68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8847" calcext:value-type="float">
                <text:p>8.847</text:p>
              </table:table-cell>
              <table:table-cell table:style-name="ce5" office:value-type="float" office:value="8937" calcext:value-type="float">
                <text:p>8.937</text:p>
              </table:table-cell>
              <table:table-cell table:style-name="ce5" office:value-type="float" office:value="9015" calcext:value-type="float">
                <text:p>9.01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4636" calcext:value-type="float">
                <text:p>4.636</text:p>
              </table:table-cell>
              <table:table-cell table:style-name="ce5" office:value-type="float" office:value="4620" calcext:value-type="float">
                <text:p>4.620</text:p>
              </table:table-cell>
              <table:table-cell table:style-name="ce5" office:value-type="float" office:value="4619" calcext:value-type="float">
                <text:p>4.61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4234" calcext:value-type="float">
                <text:p>4.234</text:p>
              </table:table-cell>
              <table:table-cell table:style-name="ce5" office:value-type="float" office:value="4266" calcext:value-type="float">
                <text:p>4.266</text:p>
              </table:table-cell>
              <table:table-cell table:style-name="ce5" office:value-type="float" office:value="4292" calcext:value-type="float">
                <text:p>4.29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22572" calcext:value-type="float">
                <text:p>22.572</text:p>
              </table:table-cell>
              <table:table-cell table:style-name="ce5" office:value-type="float" office:value="22821" calcext:value-type="float">
                <text:p>22.821</text:p>
              </table:table-cell>
              <table:table-cell table:style-name="ce5" office:value-type="float" office:value="23036" calcext:value-type="float">
                <text:p>23.03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5569" calcext:value-type="float">
                <text:p>5.569</text:p>
              </table:table-cell>
              <table:table-cell table:style-name="ce5" office:value-type="float" office:value="5641" calcext:value-type="float">
                <text:p>5.641</text:p>
              </table:table-cell>
              <table:table-cell table:style-name="ce5" office:value-type="float" office:value="5703" calcext:value-type="float">
                <text:p>5.70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8597" calcext:value-type="float">
                <text:p>8.597</text:p>
              </table:table-cell>
              <table:table-cell table:style-name="ce5" office:value-type="float" office:value="8466" calcext:value-type="float">
                <text:p>8.466</text:p>
              </table:table-cell>
              <table:table-cell table:style-name="ce5" office:value-type="float" office:value="8394" calcext:value-type="float">
                <text:p>8.39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15976" calcext:value-type="float">
                <text:p>15.976</text:p>
              </table:table-cell>
              <table:table-cell table:style-name="ce5" office:value-type="float" office:value="16238" calcext:value-type="float">
                <text:p>16.238</text:p>
              </table:table-cell>
              <table:table-cell table:style-name="ce5" office:value-type="float" office:value="16446" calcext:value-type="float">
                <text:p>16.44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5121" calcext:value-type="float">
                <text:p>5.121</text:p>
              </table:table-cell>
              <table:table-cell table:style-name="ce5" office:value-type="float" office:value="5172" calcext:value-type="float">
                <text:p>5.172</text:p>
              </table:table-cell>
              <table:table-cell table:style-name="ce5" office:value-type="float" office:value="5217" calcext:value-type="float">
                <text:p>5.21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2821" calcext:value-type="float">
                <text:p>2.821</text:p>
              </table:table-cell>
              <table:table-cell table:style-name="ce5" office:value-type="float" office:value="2858" calcext:value-type="float">
                <text:p>2.858</text:p>
              </table:table-cell>
              <table:table-cell table:style-name="ce5" office:value-type="float" office:value="2890" calcext:value-type="float">
                <text:p>2.89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8018" calcext:value-type="float">
                <text:p>8.018</text:p>
              </table:table-cell>
              <table:table-cell table:style-name="ce5" office:value-type="float" office:value="8002" calcext:value-type="float">
                <text:p>8.002</text:p>
              </table:table-cell>
              <table:table-cell table:style-name="ce5" office:value-type="float" office:value="8004" calcext:value-type="float">
                <text:p>8.00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2467" calcext:value-type="float">
                <text:p>2.467</text:p>
              </table:table-cell>
              <table:table-cell table:style-name="ce5" office:value-type="float" office:value="2447" calcext:value-type="float">
                <text:p>2.447</text:p>
              </table:table-cell>
              <table:table-cell table:style-name="ce5" office:value-type="float" office:value="2441" calcext:value-type="float">
                <text:p>2.44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3283" calcext:value-type="float">
                <text:p>3.283</text:p>
              </table:table-cell>
              <table:table-cell table:style-name="ce5" office:value-type="float" office:value="3256" calcext:value-type="float">
                <text:p>3.256</text:p>
              </table:table-cell>
              <table:table-cell table:style-name="ce5" office:value-type="float" office:value="3244" calcext:value-type="float">
                <text:p>3.24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33535" calcext:value-type="float">
                <text:p>33.535</text:p>
              </table:table-cell>
              <table:table-cell table:style-name="ce5" office:value-type="float" office:value="34177" calcext:value-type="float">
                <text:p>34.177</text:p>
              </table:table-cell>
              <table:table-cell table:style-name="ce5" office:value-type="float" office:value="34679" calcext:value-type="float">
                <text:p>34.67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2390" calcext:value-type="float">
                <text:p>2.390</text:p>
              </table:table-cell>
              <table:table-cell table:style-name="ce5" office:value-type="float" office:value="2400" calcext:value-type="float">
                <text:p>2.400</text:p>
              </table:table-cell>
              <table:table-cell table:style-name="ce5" office:value-type="float" office:value="2414" calcext:value-type="float">
                <text:p>2.41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1717" calcext:value-type="float">
                <text:p>1.717</text:p>
              </table:table-cell>
              <table:table-cell table:style-name="ce5" office:value-type="float" office:value="1702" calcext:value-type="float">
                <text:p>1.702</text:p>
              </table:table-cell>
              <table:table-cell table:style-name="ce5" office:value-type="float" office:value="1697" calcext:value-type="float">
                <text:p>1.69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7185" calcext:value-type="float">
                <text:p>7.185</text:p>
              </table:table-cell>
              <table:table-cell table:style-name="ce5" office:value-type="float" office:value="7198" calcext:value-type="float">
                <text:p>7.198</text:p>
              </table:table-cell>
              <table:table-cell table:style-name="ce5" office:value-type="float" office:value="7212" calcext:value-type="float">
                <text:p>7.21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2593" calcext:value-type="float">
                <text:p>2.593</text:p>
              </table:table-cell>
              <table:table-cell table:style-name="ce5" office:value-type="float" office:value="2616" calcext:value-type="float">
                <text:p>2.616</text:p>
              </table:table-cell>
              <table:table-cell table:style-name="ce5" office:value-type="float" office:value="2635" calcext:value-type="float">
                <text:p>2.63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4285" calcext:value-type="float">
                <text:p>4.285</text:p>
              </table:table-cell>
              <table:table-cell table:style-name="ce5" office:value-type="float" office:value="4228" calcext:value-type="float">
                <text:p>4.228</text:p>
              </table:table-cell>
              <table:table-cell table:style-name="ce5" office:value-type="float" office:value="4198" calcext:value-type="float">
                <text:p>4.19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6852" calcext:value-type="float">
                <text:p>6.852</text:p>
              </table:table-cell>
              <table:table-cell table:style-name="ce5" office:value-type="float" office:value="6765" calcext:value-type="float">
                <text:p>6.765</text:p>
              </table:table-cell>
              <table:table-cell table:style-name="ce5" office:value-type="float" office:value="6730" calcext:value-type="float">
                <text:p>6.73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1763" calcext:value-type="float">
                <text:p>1.763</text:p>
              </table:table-cell>
              <table:table-cell table:style-name="ce5" office:value-type="float" office:value="1779" calcext:value-type="float">
                <text:p>1.779</text:p>
              </table:table-cell>
              <table:table-cell table:style-name="ce5" office:value-type="float" office:value="1793" calcext:value-type="float">
                <text:p>1.79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46736" calcext:value-type="float">
                <text:p>46.736</text:p>
              </table:table-cell>
              <table:table-cell table:style-name="ce5" office:value-type="float" office:value="47600" calcext:value-type="float">
                <text:p>47.600</text:p>
              </table:table-cell>
              <table:table-cell table:style-name="ce5" office:value-type="float" office:value="48271" calcext:value-type="float">
                <text:p>48.27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4889" calcext:value-type="float">
                <text:p>4.889</text:p>
              </table:table-cell>
              <table:table-cell table:style-name="ce5" office:value-type="float" office:value="4939" calcext:value-type="float">
                <text:p>4.939</text:p>
              </table:table-cell>
              <table:table-cell table:style-name="ce5" office:value-type="float" office:value="4982" calcext:value-type="float">
                <text:p>4.98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9887" calcext:value-type="float">
                <text:p>9.887</text:p>
              </table:table-cell>
              <table:table-cell table:style-name="ce5" office:value-type="float" office:value="9988" calcext:value-type="float">
                <text:p>9.988</text:p>
              </table:table-cell>
              <table:table-cell table:style-name="ce5" office:value-type="float" office:value="10076" calcext:value-type="float">
                <text:p>10.07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7877" calcext:value-type="float">
                <text:p>7.877</text:p>
              </table:table-cell>
              <table:table-cell table:style-name="ce5" office:value-type="float" office:value="7958" calcext:value-type="float">
                <text:p>7.958</text:p>
              </table:table-cell>
              <table:table-cell table:style-name="ce5" office:value-type="float" office:value="8028" calcext:value-type="float">
                <text:p>8.02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2407" calcext:value-type="float">
                <text:p>2.407</text:p>
              </table:table-cell>
              <table:table-cell table:style-name="ce5" office:value-type="float" office:value="2384" calcext:value-type="float">
                <text:p>2.384</text:p>
              </table:table-cell>
              <table:table-cell table:style-name="ce5" office:value-type="float" office:value="2373" calcext:value-type="float">
                <text:p>2.37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13588" calcext:value-type="float">
                <text:p>13.588</text:p>
              </table:table-cell>
              <table:table-cell table:style-name="ce5" office:value-type="float" office:value="13728" calcext:value-type="float">
                <text:p>13.728</text:p>
              </table:table-cell>
              <table:table-cell table:style-name="ce5" office:value-type="float" office:value="13849" calcext:value-type="float">
                <text:p>13.84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5452" calcext:value-type="float">
                <text:p>5.452</text:p>
              </table:table-cell>
              <table:table-cell table:style-name="ce5" office:value-type="float" office:value="5578" calcext:value-type="float">
                <text:p>5.578</text:p>
              </table:table-cell>
              <table:table-cell table:style-name="ce5" office:value-type="float" office:value="5677" calcext:value-type="float">
                <text:p>5.67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18298" calcext:value-type="float">
                <text:p>18.298</text:p>
              </table:table-cell>
              <table:table-cell table:style-name="ce5" office:value-type="float" office:value="18588" calcext:value-type="float">
                <text:p>18.588</text:p>
              </table:table-cell>
              <table:table-cell table:style-name="ce5" office:value-type="float" office:value="18818" calcext:value-type="float">
                <text:p>18.81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1701" calcext:value-type="float">
                <text:p>1.701</text:p>
              </table:table-cell>
              <table:table-cell table:style-name="ce5" office:value-type="float" office:value="1676" calcext:value-type="float">
                <text:p>1.676</text:p>
              </table:table-cell>
              <table:table-cell table:style-name="ce5" office:value-type="float" office:value="1660" calcext:value-type="float">
                <text:p>1.66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4988" calcext:value-type="float">
                <text:p>4.988</text:p>
              </table:table-cell>
              <table:table-cell table:style-name="ce5" office:value-type="float" office:value="4989" calcext:value-type="float">
                <text:p>4.989</text:p>
              </table:table-cell>
              <table:table-cell table:style-name="ce5" office:value-type="float" office:value="4999" calcext:value-type="float">
                <text:p>4.99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5499" calcext:value-type="float">
                <text:p>5.499</text:p>
              </table:table-cell>
              <table:table-cell table:style-name="ce5" office:value-type="float" office:value="5476" calcext:value-type="float">
                <text:p>5.476</text:p>
              </table:table-cell>
              <table:table-cell table:style-name="ce5" office:value-type="float" office:value="5473" calcext:value-type="float">
                <text:p>5.47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3332" calcext:value-type="float">
                <text:p>3.332</text:p>
              </table:table-cell>
              <table:table-cell table:style-name="ce5" office:value-type="float" office:value="3204" calcext:value-type="float">
                <text:p>3.204</text:p>
              </table:table-cell>
              <table:table-cell table:style-name="ce5" office:value-type="float" office:value="3131" calcext:value-type="float">
                <text:p>3.13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3009" calcext:value-type="float">
                <text:p>3.009</text:p>
              </table:table-cell>
              <table:table-cell table:style-name="ce5" office:value-type="float" office:value="3006" calcext:value-type="float">
                <text:p>3.006</text:p>
              </table:table-cell>
              <table:table-cell table:style-name="ce5" office:value-type="float" office:value="3011" calcext:value-type="float">
                <text:p>3.01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6608" calcext:value-type="float">
                <text:p>6.608</text:p>
              </table:table-cell>
              <table:table-cell table:style-name="ce5" office:value-type="float" office:value="6664" calcext:value-type="float">
                <text:p>6.664</text:p>
              </table:table-cell>
              <table:table-cell table:style-name="ce5" office:value-type="float" office:value="6716" calcext:value-type="float">
                <text:p>6.71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7565" calcext:value-type="float">
                <text:p>7.565</text:p>
              </table:table-cell>
              <table:table-cell table:style-name="ce5" office:value-type="float" office:value="7643" calcext:value-type="float">
                <text:p>7.643</text:p>
              </table:table-cell>
              <table:table-cell table:style-name="ce5" office:value-type="float" office:value="7710" calcext:value-type="float">
                <text:p>7.71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3559" calcext:value-type="float">
                <text:p>3.559</text:p>
              </table:table-cell>
              <table:table-cell table:style-name="ce5" office:value-type="float" office:value="3518" calcext:value-type="float">
                <text:p>3.518</text:p>
              </table:table-cell>
              <table:table-cell table:style-name="ce5" office:value-type="float" office:value="3498" calcext:value-type="float">
                <text:p>3.49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13066" calcext:value-type="float">
                <text:p>13.066</text:p>
              </table:table-cell>
              <table:table-cell table:style-name="ce5" office:value-type="float" office:value="13205" calcext:value-type="float">
                <text:p>13.205</text:p>
              </table:table-cell>
              <table:table-cell table:style-name="ce5" office:value-type="float" office:value="13325" calcext:value-type="float">
                <text:p>13.32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3179" calcext:value-type="float">
                <text:p>3.179</text:p>
              </table:table-cell>
              <table:table-cell table:style-name="ce5" office:value-type="float" office:value="3195" calcext:value-type="float">
                <text:p>3.195</text:p>
              </table:table-cell>
              <table:table-cell table:style-name="ce5" office:value-type="float" office:value="3212" calcext:value-type="float">
                <text:p>3.21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2221" calcext:value-type="float">
                <text:p>2.221</text:p>
              </table:table-cell>
              <table:table-cell table:style-name="ce5" office:value-type="float" office:value="2177" calcext:value-type="float">
                <text:p>2.177</text:p>
              </table:table-cell>
              <table:table-cell table:style-name="ce5" office:value-type="float" office:value="2153" calcext:value-type="float">
                <text:p>2.15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1097" calcext:value-type="float">
                <text:p>1.097</text:p>
              </table:table-cell>
              <table:table-cell table:style-name="ce5" office:value-type="float" office:value="1100" calcext:value-type="float">
                <text:p>1.100</text:p>
              </table:table-cell>
              <table:table-cell table:style-name="ce5" office:value-type="float" office:value="1105" calcext:value-type="float">
                <text:p>1.10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6729" calcext:value-type="float">
                <text:p>6.729</text:p>
              </table:table-cell>
              <table:table-cell table:style-name="ce5" office:value-type="float" office:value="6747" calcext:value-type="float">
                <text:p>6.747</text:p>
              </table:table-cell>
              <table:table-cell table:style-name="ce5" office:value-type="float" office:value="6774" calcext:value-type="float">
                <text:p>6.77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9066" calcext:value-type="float">
                <text:p>9.066</text:p>
              </table:table-cell>
              <table:table-cell table:style-name="ce5" office:value-type="float" office:value="8908" calcext:value-type="float">
                <text:p>8.908</text:p>
              </table:table-cell>
              <table:table-cell table:style-name="ce5" office:value-type="float" office:value="8832" calcext:value-type="float">
                <text:p>8.83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7298" calcext:value-type="float">
                <text:p>7.298</text:p>
              </table:table-cell>
              <table:table-cell table:style-name="ce5" office:value-type="float" office:value="7231" calcext:value-type="float">
                <text:p>7.231</text:p>
              </table:table-cell>
              <table:table-cell table:style-name="ce5" office:value-type="float" office:value="7211" calcext:value-type="float">
                <text:p>7.21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7938" calcext:value-type="float">
                <text:p>7.938</text:p>
              </table:table-cell>
              <table:table-cell table:style-name="ce5" office:value-type="float" office:value="8018" calcext:value-type="float">
                <text:p>8.018</text:p>
              </table:table-cell>
              <table:table-cell table:style-name="ce5" office:value-type="float" office:value="8086" calcext:value-type="float">
                <text:p>8.08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127235" calcext:value-type="float">
                <text:p>127.235</text:p>
              </table:table-cell>
              <table:table-cell table:style-name="ce5" office:value-type="float" office:value="129346" calcext:value-type="float">
                <text:p>129.346</text:p>
              </table:table-cell>
              <table:table-cell table:style-name="ce5" office:value-type="float" office:value="131105" calcext:value-type="float">
                <text:p>131.10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2910" calcext:value-type="float">
                <text:p>2.910</text:p>
              </table:table-cell>
              <table:table-cell table:style-name="ce5" office:value-type="float" office:value="2887" calcext:value-type="float">
                <text:p>2.887</text:p>
              </table:table-cell>
              <table:table-cell table:style-name="ce5" office:value-type="float" office:value="2880" calcext:value-type="float">
                <text:p>2.88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3019" calcext:value-type="float">
                <text:p>3.019</text:p>
              </table:table-cell>
              <table:table-cell table:style-name="ce5" office:value-type="float" office:value="3050" calcext:value-type="float">
                <text:p>3.050</text:p>
              </table:table-cell>
              <table:table-cell table:style-name="ce5" office:value-type="float" office:value="3077" calcext:value-type="float">
                <text:p>3.07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8162" calcext:value-type="float">
                <text:p>8.162</text:p>
              </table:table-cell>
              <table:table-cell table:style-name="ce5" office:value-type="float" office:value="8237" calcext:value-type="float">
                <text:p>8.237</text:p>
              </table:table-cell>
              <table:table-cell table:style-name="ce5" office:value-type="float" office:value="8305" calcext:value-type="float">
                <text:p>8.30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5954" calcext:value-type="float">
                <text:p>5.954</text:p>
              </table:table-cell>
              <table:table-cell table:style-name="ce5" office:value-type="float" office:value="6015" calcext:value-type="float">
                <text:p>6.015</text:p>
              </table:table-cell>
              <table:table-cell table:style-name="ce5" office:value-type="float" office:value="6068" calcext:value-type="float">
                <text:p>6.06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2717" calcext:value-type="float">
                <text:p>2.717</text:p>
              </table:table-cell>
              <table:table-cell table:number-columns-repeated="2" table:style-name="ce5" office:value-type="float" office:value="2704" calcext:value-type="float">
                <text:p>2.70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6092" calcext:value-type="float">
                <text:p>6.092</text:p>
              </table:table-cell>
              <table:table-cell table:style-name="ce5" office:value-type="float" office:value="6164" calcext:value-type="float">
                <text:p>6.164</text:p>
              </table:table-cell>
              <table:table-cell table:style-name="ce5" office:value-type="float" office:value="6228" calcext:value-type="float">
                <text:p>6.22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4233" calcext:value-type="float">
                <text:p>4.233</text:p>
              </table:table-cell>
              <table:table-cell table:style-name="ce5" office:value-type="float" office:value="4224" calcext:value-type="float">
                <text:p>4.224</text:p>
              </table:table-cell>
              <table:table-cell table:style-name="ce5" office:value-type="float" office:value="4222" calcext:value-type="float">
                <text:p>4.22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5882" calcext:value-type="float">
                <text:p>5.882</text:p>
              </table:table-cell>
              <table:table-cell table:style-name="ce5" office:value-type="float" office:value="5823" calcext:value-type="float">
                <text:p>5.823</text:p>
              </table:table-cell>
              <table:table-cell table:style-name="ce5" office:value-type="float" office:value="5792" calcext:value-type="float">
                <text:p>5.79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3851" calcext:value-type="float">
                <text:p>3.851</text:p>
              </table:table-cell>
              <table:table-cell table:style-name="ce5" office:value-type="float" office:value="3828" calcext:value-type="float">
                <text:p>3.828</text:p>
              </table:table-cell>
              <table:table-cell table:style-name="ce5" office:value-type="float" office:value="3821" calcext:value-type="float">
                <text:p>3.82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9051" calcext:value-type="float">
                <text:p>9.051</text:p>
              </table:table-cell>
              <table:table-cell table:style-name="ce5" office:value-type="float" office:value="9085" calcext:value-type="float">
                <text:p>9.085</text:p>
              </table:table-cell>
              <table:table-cell table:style-name="ce5" office:value-type="float" office:value="9119" calcext:value-type="float">
                <text:p>9.11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12940" calcext:value-type="float">
                <text:p>12.940</text:p>
              </table:table-cell>
              <table:table-cell table:style-name="ce5" office:value-type="float" office:value="13196" calcext:value-type="float">
                <text:p>13.196</text:p>
              </table:table-cell>
              <table:table-cell table:style-name="ce5" office:value-type="float" office:value="13396" calcext:value-type="float">
                <text:p>13.39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3266" calcext:value-type="float">
                <text:p>3.266</text:p>
              </table:table-cell>
              <table:table-cell table:style-name="ce5" office:value-type="float" office:value="3313" calcext:value-type="float">
                <text:p>3.313</text:p>
              </table:table-cell>
              <table:table-cell table:style-name="ce5" office:value-type="float" office:value="3351" calcext:value-type="float">
                <text:p>3.35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3323" calcext:value-type="float">
                <text:p>3.323</text:p>
              </table:table-cell>
              <table:table-cell table:style-name="ce5" office:value-type="float" office:value="3299" calcext:value-type="float">
                <text:p>3.299</text:p>
              </table:table-cell>
              <table:table-cell table:style-name="ce5" office:value-type="float" office:value="3290" calcext:value-type="float">
                <text:p>3.29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8767" calcext:value-type="float">
                <text:p>8.767</text:p>
              </table:table-cell>
              <table:table-cell table:style-name="ce5" office:value-type="float" office:value="8831" calcext:value-type="float">
                <text:p>8.831</text:p>
              </table:table-cell>
              <table:table-cell table:style-name="ce5" office:value-type="float" office:value="8893" calcext:value-type="float">
                <text:p>8.89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4335" calcext:value-type="float">
                <text:p>4.335</text:p>
              </table:table-cell>
              <table:table-cell table:style-name="ce5" office:value-type="float" office:value="4330" calcext:value-type="float">
                <text:p>4.330</text:p>
              </table:table-cell>
              <table:table-cell table:style-name="ce5" office:value-type="float" office:value="4335" calcext:value-type="float">
                <text:p>4.33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3617" calcext:value-type="float">
                <text:p>3.617</text:p>
              </table:table-cell>
              <table:table-cell table:style-name="ce5" office:value-type="float" office:value="3660" calcext:value-type="float">
                <text:p>3.660</text:p>
              </table:table-cell>
              <table:table-cell table:style-name="ce5" office:value-type="float" office:value="3697" calcext:value-type="float">
                <text:p>3.69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5179" calcext:value-type="float">
                <text:p>5.179</text:p>
              </table:table-cell>
              <table:table-cell table:style-name="ce5" office:value-type="float" office:value="5206" calcext:value-type="float">
                <text:p>5.206</text:p>
              </table:table-cell>
              <table:table-cell table:style-name="ce5" office:value-type="float" office:value="5233" calcext:value-type="float">
                <text:p>5.23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1540" calcext:value-type="float">
                <text:p>1.540</text:p>
              </table:table-cell>
              <table:table-cell table:style-name="ce5" office:value-type="float" office:value="1559" calcext:value-type="float">
                <text:p>1.559</text:p>
              </table:table-cell>
              <table:table-cell table:style-name="ce5" office:value-type="float" office:value="1576" calcext:value-type="float">
                <text:p>1.57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6118" calcext:value-type="float">
                <text:p>6.118</text:p>
              </table:table-cell>
              <table:table-cell table:style-name="ce5" office:value-type="float" office:value="6131" calcext:value-type="float">
                <text:p>6.131</text:p>
              </table:table-cell>
              <table:table-cell table:style-name="ce5" office:value-type="float" office:value="6156" calcext:value-type="float">
                <text:p>6.15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8266" calcext:value-type="float">
                <text:p>8.266</text:p>
              </table:table-cell>
              <table:table-cell table:style-name="ce5" office:value-type="float" office:value="8369" calcext:value-type="float">
                <text:p>8.369</text:p>
              </table:table-cell>
              <table:table-cell table:style-name="ce5" office:value-type="float" office:value="8461" calcext:value-type="float">
                <text:p>8.46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2040" calcext:value-type="float">
                <text:p>2.040</text:p>
              </table:table-cell>
              <table:table-cell table:style-name="ce5" office:value-type="float" office:value="2037" calcext:value-type="float">
                <text:p>2.037</text:p>
              </table:table-cell>
              <table:table-cell table:style-name="ce5" office:value-type="float" office:value="2039" calcext:value-type="float">
                <text:p>2.03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7530" calcext:value-type="float">
                <text:p>7.530</text:p>
              </table:table-cell>
              <table:table-cell table:style-name="ce5" office:value-type="float" office:value="7534" calcext:value-type="float">
                <text:p>7.534</text:p>
              </table:table-cell>
              <table:table-cell table:style-name="ce5" office:value-type="float" office:value="7552" calcext:value-type="float">
                <text:p>7.55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15706" calcext:value-type="float">
                <text:p>15.706</text:p>
              </table:table-cell>
              <table:table-cell table:style-name="ce5" office:value-type="float" office:value="15920" calcext:value-type="float">
                <text:p>15.920</text:p>
              </table:table-cell>
              <table:table-cell table:style-name="ce5" office:value-type="float" office:value="16093" calcext:value-type="float">
                <text:p>16.09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2837" calcext:value-type="float">
                <text:p>2.837</text:p>
              </table:table-cell>
              <table:table-cell table:style-name="ce5" office:value-type="float" office:value="2817" calcext:value-type="float">
                <text:p>2.817</text:p>
              </table:table-cell>
              <table:table-cell table:style-name="ce5" office:value-type="float" office:value="2809" calcext:value-type="float">
                <text:p>2.80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Boyacá</text:p>
              </table:table-cell>
              <table:table-cell table:style-name="ce5" office:value-type="float" office:value="4629" calcext:value-type="float">
                <text:p>4.629</text:p>
              </table:table-cell>
              <table:table-cell table:style-name="ce5" office:value-type="float" office:value="4621" calcext:value-type="float">
                <text:p>4.621</text:p>
              </table:table-cell>
              <table:table-cell table:style-name="ce5" office:value-type="float" office:value="4625" calcext:value-type="float">
                <text:p>4.625</text:p>
              </table:table-cell>
              <table:table-cell table:number-columns-repeated="1019"/>
            </table:table-row>
          </table:table-row-group>
          <table:table-row table:style-name="ro1">
            <table:table-cell office:value-type="string" calcext:value-type="string">
              <text:p>Boyacá Result</text:p>
            </table:table-cell>
            <table:table-cell table:formula="of:=SUBTOTAL(9;[$Municipios_2.$B$224:$Municipios_2.$B$346])" office:value-type="float" office:value="1217376" calcext:value-type="float">
              <text:p>1217376</text:p>
            </table:table-cell>
            <table:table-cell table:formula="of:=SUBTOTAL(9;[$Municipios_2.$C$224:$Municipios_2.$C$346])" office:value-type="float" office:value="1230910" calcext:value-type="float">
              <text:p>1230910</text:p>
            </table:table-cell>
            <table:table-cell table:formula="of:=SUBTOTAL(9;[$Municipios_2.$D$224:$Municipios_2.$D$346])" office:value-type="float" office:value="1242731" calcext:value-type="float">
              <text:p>1242731</text:p>
            </table:table-cell>
            <table:table-cell table:number-columns-repeated="1019"/>
          </table:table-row>
          <table:table-row-group table:display="false">
            <table:table-row table:style-name="ro1" table:visibility="collapse">
              <table:table-cell table:style-name="ce3" office:value-type="string" calcext:value-type="string">
                <text:p>Caldas</text:p>
              </table:table-cell>
              <table:table-cell table:style-name="ce5" office:value-type="float" office:value="434403" calcext:value-type="float">
                <text:p>434.403</text:p>
              </table:table-cell>
              <table:table-cell table:style-name="ce5" office:value-type="float" office:value="440608" calcext:value-type="float">
                <text:p>440.608</text:p>
              </table:table-cell>
              <table:table-cell table:style-name="ce5" office:value-type="float" office:value="446160" calcext:value-type="float">
                <text:p>446.16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ldas</text:p>
              </table:table-cell>
              <table:table-cell table:style-name="ce5" office:value-type="float" office:value="22823" calcext:value-type="float">
                <text:p>22.823</text:p>
              </table:table-cell>
              <table:table-cell table:style-name="ce5" office:value-type="float" office:value="22907" calcext:value-type="float">
                <text:p>22.907</text:p>
              </table:table-cell>
              <table:table-cell table:style-name="ce5" office:value-type="float" office:value="23048" calcext:value-type="float">
                <text:p>23.04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ldas</text:p>
              </table:table-cell>
              <table:table-cell table:style-name="ce5" office:value-type="float" office:value="36149" calcext:value-type="float">
                <text:p>36.149</text:p>
              </table:table-cell>
              <table:table-cell table:style-name="ce5" office:value-type="float" office:value="36405" calcext:value-type="float">
                <text:p>36.405</text:p>
              </table:table-cell>
              <table:table-cell table:style-name="ce5" office:value-type="float" office:value="36691" calcext:value-type="float">
                <text:p>36.69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ldas</text:p>
              </table:table-cell>
              <table:table-cell table:style-name="ce5" office:value-type="float" office:value="10557" calcext:value-type="float">
                <text:p>10.557</text:p>
              </table:table-cell>
              <table:table-cell table:style-name="ce5" office:value-type="float" office:value="10533" calcext:value-type="float">
                <text:p>10.533</text:p>
              </table:table-cell>
              <table:table-cell table:style-name="ce5" office:value-type="float" office:value="10556" calcext:value-type="float">
                <text:p>10.55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ldas</text:p>
              </table:table-cell>
              <table:table-cell table:style-name="ce5" office:value-type="float" office:value="10660" calcext:value-type="float">
                <text:p>10.660</text:p>
              </table:table-cell>
              <table:table-cell table:style-name="ce5" office:value-type="float" office:value="10634" calcext:value-type="float">
                <text:p>10.634</text:p>
              </table:table-cell>
              <table:table-cell table:style-name="ce5" office:value-type="float" office:value="10650" calcext:value-type="float">
                <text:p>10.65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ldas</text:p>
              </table:table-cell>
              <table:table-cell table:style-name="ce5" office:value-type="float" office:value="51271" calcext:value-type="float">
                <text:p>51.271</text:p>
              </table:table-cell>
              <table:table-cell table:style-name="ce5" office:value-type="float" office:value="51773" calcext:value-type="float">
                <text:p>51.773</text:p>
              </table:table-cell>
              <table:table-cell table:style-name="ce5" office:value-type="float" office:value="52267" calcext:value-type="float">
                <text:p>52.26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ldas</text:p>
              </table:table-cell>
              <table:table-cell table:style-name="ce5" office:value-type="float" office:value="11451" calcext:value-type="float">
                <text:p>11.451</text:p>
              </table:table-cell>
              <table:table-cell table:style-name="ce5" office:value-type="float" office:value="11399" calcext:value-type="float">
                <text:p>11.399</text:p>
              </table:table-cell>
              <table:table-cell table:style-name="ce5" office:value-type="float" office:value="11400" calcext:value-type="float">
                <text:p>11.40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ldas</text:p>
              </table:table-cell>
              <table:table-cell table:style-name="ce5" office:value-type="float" office:value="71905" calcext:value-type="float">
                <text:p>71.905</text:p>
              </table:table-cell>
              <table:table-cell table:style-name="ce5" office:value-type="float" office:value="72972" calcext:value-type="float">
                <text:p>72.972</text:p>
              </table:table-cell>
              <table:table-cell table:style-name="ce5" office:value-type="float" office:value="74006" calcext:value-type="float">
                <text:p>74.00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ldas</text:p>
              </table:table-cell>
              <table:table-cell table:style-name="ce5" office:value-type="float" office:value="6003" calcext:value-type="float">
                <text:p>6.003</text:p>
              </table:table-cell>
              <table:table-cell table:style-name="ce5" office:value-type="float" office:value="5916" calcext:value-type="float">
                <text:p>5.916</text:p>
              </table:table-cell>
              <table:table-cell table:style-name="ce5" office:value-type="float" office:value="5882" calcext:value-type="float">
                <text:p>5.88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ldas</text:p>
              </table:table-cell>
              <table:table-cell table:style-name="ce5" office:value-type="float" office:value="17928" calcext:value-type="float">
                <text:p>17.928</text:p>
              </table:table-cell>
              <table:table-cell table:style-name="ce5" office:value-type="float" office:value="17805" calcext:value-type="float">
                <text:p>17.805</text:p>
              </table:table-cell>
              <table:table-cell table:style-name="ce5" office:value-type="float" office:value="17794" calcext:value-type="float">
                <text:p>17.79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ldas</text:p>
              </table:table-cell>
              <table:table-cell table:style-name="ce5" office:value-type="float" office:value="8888" calcext:value-type="float">
                <text:p>8.888</text:p>
              </table:table-cell>
              <table:table-cell table:style-name="ce5" office:value-type="float" office:value="9035" calcext:value-type="float">
                <text:p>9.035</text:p>
              </table:table-cell>
              <table:table-cell table:style-name="ce5" office:value-type="float" office:value="9167" calcext:value-type="float">
                <text:p>9.16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ldas</text:p>
              </table:table-cell>
              <table:table-cell table:style-name="ce5" office:value-type="float" office:value="13245" calcext:value-type="float">
                <text:p>13.245</text:p>
              </table:table-cell>
              <table:table-cell table:style-name="ce5" office:value-type="float" office:value="13368" calcext:value-type="float">
                <text:p>13.368</text:p>
              </table:table-cell>
              <table:table-cell table:style-name="ce5" office:value-type="float" office:value="13490" calcext:value-type="float">
                <text:p>13.49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ldas</text:p>
              </table:table-cell>
              <table:table-cell table:style-name="ce5" office:value-type="float" office:value="2607" calcext:value-type="float">
                <text:p>2.607</text:p>
              </table:table-cell>
              <table:table-cell table:style-name="ce5" office:value-type="float" office:value="2565" calcext:value-type="float">
                <text:p>2.565</text:p>
              </table:table-cell>
              <table:table-cell table:style-name="ce5" office:value-type="float" office:value="2544" calcext:value-type="float">
                <text:p>2.54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ldas</text:p>
              </table:table-cell>
              <table:table-cell table:style-name="ce5" office:value-type="float" office:value="21024" calcext:value-type="float">
                <text:p>21.024</text:p>
              </table:table-cell>
              <table:table-cell table:style-name="ce5" office:value-type="float" office:value="21040" calcext:value-type="float">
                <text:p>21.040</text:p>
              </table:table-cell>
              <table:table-cell table:style-name="ce5" office:value-type="float" office:value="21114" calcext:value-type="float">
                <text:p>21.11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ldas</text:p>
              </table:table-cell>
              <table:table-cell table:style-name="ce5" office:value-type="float" office:value="6022" calcext:value-type="float">
                <text:p>6.022</text:p>
              </table:table-cell>
              <table:table-cell table:style-name="ce5" office:value-type="float" office:value="6075" calcext:value-type="float">
                <text:p>6.075</text:p>
              </table:table-cell>
              <table:table-cell table:style-name="ce5" office:value-type="float" office:value="6128" calcext:value-type="float">
                <text:p>6.12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ldas</text:p>
              </table:table-cell>
              <table:table-cell table:style-name="ce5" office:value-type="float" office:value="15325" calcext:value-type="float">
                <text:p>15.325</text:p>
              </table:table-cell>
              <table:table-cell table:style-name="ce5" office:value-type="float" office:value="15296" calcext:value-type="float">
                <text:p>15.296</text:p>
              </table:table-cell>
              <table:table-cell table:style-name="ce5" office:value-type="float" office:value="15324" calcext:value-type="float">
                <text:p>15.32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ldas</text:p>
              </table:table-cell>
              <table:table-cell table:style-name="ce5" office:value-type="float" office:value="15555" calcext:value-type="float">
                <text:p>15.555</text:p>
              </table:table-cell>
              <table:table-cell table:style-name="ce5" office:value-type="float" office:value="15598" calcext:value-type="float">
                <text:p>15.598</text:p>
              </table:table-cell>
              <table:table-cell table:style-name="ce5" office:value-type="float" office:value="15681" calcext:value-type="float">
                <text:p>15.68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ldas</text:p>
              </table:table-cell>
              <table:table-cell table:style-name="ce5" office:value-type="float" office:value="19908" calcext:value-type="float">
                <text:p>19.908</text:p>
              </table:table-cell>
              <table:table-cell table:style-name="ce5" office:value-type="float" office:value="19781" calcext:value-type="float">
                <text:p>19.781</text:p>
              </table:table-cell>
              <table:table-cell table:style-name="ce5" office:value-type="float" office:value="19755" calcext:value-type="float">
                <text:p>19.75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ldas</text:p>
              </table:table-cell>
              <table:table-cell table:style-name="ce5" office:value-type="float" office:value="50775" calcext:value-type="float">
                <text:p>50.775</text:p>
              </table:table-cell>
              <table:table-cell table:style-name="ce5" office:value-type="float" office:value="51371" calcext:value-type="float">
                <text:p>51.371</text:p>
              </table:table-cell>
              <table:table-cell table:style-name="ce5" office:value-type="float" office:value="51956" calcext:value-type="float">
                <text:p>51.95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ldas</text:p>
              </table:table-cell>
              <table:table-cell table:style-name="ce5" office:value-type="float" office:value="10815" calcext:value-type="float">
                <text:p>10.815</text:p>
              </table:table-cell>
              <table:table-cell table:style-name="ce5" office:value-type="float" office:value="10640" calcext:value-type="float">
                <text:p>10.640</text:p>
              </table:table-cell>
              <table:table-cell table:style-name="ce5" office:value-type="float" office:value="10568" calcext:value-type="float">
                <text:p>10.56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ldas</text:p>
              </table:table-cell>
              <table:table-cell table:style-name="ce5" office:value-type="float" office:value="19467" calcext:value-type="float">
                <text:p>19.467</text:p>
              </table:table-cell>
              <table:table-cell table:style-name="ce5" office:value-type="float" office:value="19387" calcext:value-type="float">
                <text:p>19.387</text:p>
              </table:table-cell>
              <table:table-cell table:style-name="ce5" office:value-type="float" office:value="19393" calcext:value-type="float">
                <text:p>19.39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ldas</text:p>
              </table:table-cell>
              <table:table-cell table:style-name="ce5" office:value-type="float" office:value="20454" calcext:value-type="float">
                <text:p>20.454</text:p>
              </table:table-cell>
              <table:table-cell table:style-name="ce5" office:value-type="float" office:value="20116" calcext:value-type="float">
                <text:p>20.116</text:p>
              </table:table-cell>
              <table:table-cell table:style-name="ce5" office:value-type="float" office:value="19967" calcext:value-type="float">
                <text:p>19.96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ldas</text:p>
              </table:table-cell>
              <table:table-cell table:style-name="ce5" office:value-type="float" office:value="4835" calcext:value-type="float">
                <text:p>4.835</text:p>
              </table:table-cell>
              <table:table-cell table:style-name="ce5" office:value-type="float" office:value="4875" calcext:value-type="float">
                <text:p>4.875</text:p>
              </table:table-cell>
              <table:table-cell table:style-name="ce5" office:value-type="float" office:value="4916" calcext:value-type="float">
                <text:p>4.91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ldas</text:p>
              </table:table-cell>
              <table:table-cell table:style-name="ce5" office:value-type="float" office:value="28642" calcext:value-type="float">
                <text:p>28.642</text:p>
              </table:table-cell>
              <table:table-cell table:style-name="ce5" office:value-type="float" office:value="29021" calcext:value-type="float">
                <text:p>29.021</text:p>
              </table:table-cell>
              <table:table-cell table:style-name="ce5" office:value-type="float" office:value="29363" calcext:value-type="float">
                <text:p>29.36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ldas</text:p>
              </table:table-cell>
              <table:table-cell table:style-name="ce5" office:value-type="float" office:value="10157" calcext:value-type="float">
                <text:p>10.157</text:p>
              </table:table-cell>
              <table:table-cell table:style-name="ce5" office:value-type="float" office:value="10255" calcext:value-type="float">
                <text:p>10.255</text:p>
              </table:table-cell>
              <table:table-cell table:style-name="ce5" office:value-type="float" office:value="10351" calcext:value-type="float">
                <text:p>10.35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ldas</text:p>
              </table:table-cell>
              <table:table-cell table:style-name="ce5" office:value-type="float" office:value="64652" calcext:value-type="float">
                <text:p>64.652</text:p>
              </table:table-cell>
              <table:table-cell table:style-name="ce5" office:value-type="float" office:value="66189" calcext:value-type="float">
                <text:p>66.189</text:p>
              </table:table-cell>
              <table:table-cell table:style-name="ce5" office:value-type="float" office:value="67429" calcext:value-type="float">
                <text:p>67.42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ldas</text:p>
              </table:table-cell>
              <table:table-cell table:style-name="ce5" office:value-type="float" office:value="12734" calcext:value-type="float">
                <text:p>12.734</text:p>
              </table:table-cell>
              <table:table-cell table:style-name="ce5" office:value-type="float" office:value="12780" calcext:value-type="float">
                <text:p>12.780</text:p>
              </table:table-cell>
              <table:table-cell table:style-name="ce5" office:value-type="float" office:value="12853" calcext:value-type="float">
                <text:p>12.853</text:p>
              </table:table-cell>
              <table:table-cell table:number-columns-repeated="1019"/>
            </table:table-row>
          </table:table-row-group>
          <table:table-row table:style-name="ro1">
            <table:table-cell office:value-type="string" calcext:value-type="string">
              <text:p>Caldas Result</text:p>
            </table:table-cell>
            <table:table-cell table:formula="of:=SUBTOTAL(9;[$Municipios_2.$B$348:$Municipios_2.$B$374])" office:value-type="float" office:value="998255" calcext:value-type="float">
              <text:p>998255</text:p>
            </table:table-cell>
            <table:table-cell table:formula="of:=SUBTOTAL(9;[$Municipios_2.$C$348:$Municipios_2.$C$374])" office:value-type="float" office:value="1008344" calcext:value-type="float">
              <text:p>1008344</text:p>
            </table:table-cell>
            <table:table-cell table:formula="of:=SUBTOTAL(9;[$Municipios_2.$D$348:$Municipios_2.$D$374])" office:value-type="float" office:value="1018453" calcext:value-type="float">
              <text:p>1018453</text:p>
            </table:table-cell>
            <table:table-cell table:number-columns-repeated="1019"/>
          </table:table-row>
          <table:table-row-group table:display="false">
            <table:table-row table:style-name="ro1" table:visibility="collapse">
              <table:table-cell table:style-name="ce3" office:value-type="string" calcext:value-type="string">
                <text:p>Caquetá</text:p>
              </table:table-cell>
              <table:table-cell table:style-name="ce5" office:value-type="float" office:value="168346" calcext:value-type="float">
                <text:p>168.346</text:p>
              </table:table-cell>
              <table:table-cell table:style-name="ce5" office:value-type="float" office:value="170764" calcext:value-type="float">
                <text:p>170.764</text:p>
              </table:table-cell>
              <table:table-cell table:style-name="ce5" office:value-type="float" office:value="173011" calcext:value-type="float">
                <text:p>173.01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quetá</text:p>
              </table:table-cell>
              <table:table-cell table:style-name="ce5" office:value-type="float" office:value="4675" calcext:value-type="float">
                <text:p>4.675</text:p>
              </table:table-cell>
              <table:table-cell table:style-name="ce5" office:value-type="float" office:value="4491" calcext:value-type="float">
                <text:p>4.491</text:p>
              </table:table-cell>
              <table:table-cell table:style-name="ce5" office:value-type="float" office:value="4396" calcext:value-type="float">
                <text:p>4.39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quetá</text:p>
              </table:table-cell>
              <table:table-cell table:style-name="ce5" office:value-type="float" office:value="11021" calcext:value-type="float">
                <text:p>11.021</text:p>
              </table:table-cell>
              <table:table-cell table:style-name="ce5" office:value-type="float" office:value="11102" calcext:value-type="float">
                <text:p>11.102</text:p>
              </table:table-cell>
              <table:table-cell table:style-name="ce5" office:value-type="float" office:value="11181" calcext:value-type="float">
                <text:p>11.18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quetá</text:p>
              </table:table-cell>
              <table:table-cell table:style-name="ce5" office:value-type="float" office:value="30399" calcext:value-type="float">
                <text:p>30.399</text:p>
              </table:table-cell>
              <table:table-cell table:style-name="ce5" office:value-type="float" office:value="30778" calcext:value-type="float">
                <text:p>30.778</text:p>
              </table:table-cell>
              <table:table-cell table:style-name="ce5" office:value-type="float" office:value="31151" calcext:value-type="float">
                <text:p>31.15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quetá</text:p>
              </table:table-cell>
              <table:table-cell table:style-name="ce5" office:value-type="float" office:value="7593" calcext:value-type="float">
                <text:p>7.593</text:p>
              </table:table-cell>
              <table:table-cell table:style-name="ce5" office:value-type="float" office:value="7683" calcext:value-type="float">
                <text:p>7.683</text:p>
              </table:table-cell>
              <table:table-cell table:style-name="ce5" office:value-type="float" office:value="7772" calcext:value-type="float">
                <text:p>7.77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quetá</text:p>
              </table:table-cell>
              <table:table-cell table:style-name="ce5" office:value-type="float" office:value="19294" calcext:value-type="float">
                <text:p>19.294</text:p>
              </table:table-cell>
              <table:table-cell table:style-name="ce5" office:value-type="float" office:value="19256" calcext:value-type="float">
                <text:p>19.256</text:p>
              </table:table-cell>
              <table:table-cell table:style-name="ce5" office:value-type="float" office:value="19284" calcext:value-type="float">
                <text:p>19.28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quetá</text:p>
              </table:table-cell>
              <table:table-cell table:style-name="ce5" office:value-type="float" office:value="18036" calcext:value-type="float">
                <text:p>18.036</text:p>
              </table:table-cell>
              <table:table-cell table:style-name="ce5" office:value-type="float" office:value="18251" calcext:value-type="float">
                <text:p>18.251</text:p>
              </table:table-cell>
              <table:table-cell table:style-name="ce5" office:value-type="float" office:value="18464" calcext:value-type="float">
                <text:p>18.46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quetá</text:p>
              </table:table-cell>
              <table:table-cell table:style-name="ce5" office:value-type="float" office:value="14714" calcext:value-type="float">
                <text:p>14.714</text:p>
              </table:table-cell>
              <table:table-cell table:style-name="ce5" office:value-type="float" office:value="14662" calcext:value-type="float">
                <text:p>14.662</text:p>
              </table:table-cell>
              <table:table-cell table:style-name="ce5" office:value-type="float" office:value="14692" calcext:value-type="float">
                <text:p>14.69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quetá</text:p>
              </table:table-cell>
              <table:table-cell table:style-name="ce5" office:value-type="float" office:value="9723" calcext:value-type="float">
                <text:p>9.723</text:p>
              </table:table-cell>
              <table:table-cell table:style-name="ce5" office:value-type="float" office:value="9838" calcext:value-type="float">
                <text:p>9.838</text:p>
              </table:table-cell>
              <table:table-cell table:style-name="ce5" office:value-type="float" office:value="9952" calcext:value-type="float">
                <text:p>9.95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quetá</text:p>
              </table:table-cell>
              <table:table-cell table:style-name="ce5" office:value-type="float" office:value="3698" calcext:value-type="float">
                <text:p>3.698</text:p>
              </table:table-cell>
              <table:table-cell table:style-name="ce5" office:value-type="float" office:value="3718" calcext:value-type="float">
                <text:p>3.718</text:p>
              </table:table-cell>
              <table:table-cell table:style-name="ce5" office:value-type="float" office:value="3747" calcext:value-type="float">
                <text:p>3.74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quetá</text:p>
              </table:table-cell>
              <table:table-cell table:style-name="ce5" office:value-type="float" office:value="26517" calcext:value-type="float">
                <text:p>26.517</text:p>
              </table:table-cell>
              <table:table-cell table:style-name="ce5" office:value-type="float" office:value="26329" calcext:value-type="float">
                <text:p>26.329</text:p>
              </table:table-cell>
              <table:table-cell table:style-name="ce5" office:value-type="float" office:value="26282" calcext:value-type="float">
                <text:p>26.28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quetá</text:p>
              </table:table-cell>
              <table:table-cell table:style-name="ce5" office:value-type="float" office:value="12797" calcext:value-type="float">
                <text:p>12.797</text:p>
              </table:table-cell>
              <table:table-cell table:style-name="ce5" office:value-type="float" office:value="12949" calcext:value-type="float">
                <text:p>12.949</text:p>
              </table:table-cell>
              <table:table-cell table:style-name="ce5" office:value-type="float" office:value="13099" calcext:value-type="float">
                <text:p>13.09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quetá</text:p>
              </table:table-cell>
              <table:table-cell table:style-name="ce5" office:value-type="float" office:value="50719" calcext:value-type="float">
                <text:p>50.719</text:p>
              </table:table-cell>
              <table:table-cell table:style-name="ce5" office:value-type="float" office:value="51714" calcext:value-type="float">
                <text:p>51.714</text:p>
              </table:table-cell>
              <table:table-cell table:style-name="ce5" office:value-type="float" office:value="52593" calcext:value-type="float">
                <text:p>52.59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quetá</text:p>
              </table:table-cell>
              <table:table-cell table:style-name="ce5" office:value-type="float" office:value="11214" calcext:value-type="float">
                <text:p>11.214</text:p>
              </table:table-cell>
              <table:table-cell table:style-name="ce5" office:value-type="float" office:value="11359" calcext:value-type="float">
                <text:p>11.359</text:p>
              </table:table-cell>
              <table:table-cell table:style-name="ce5" office:value-type="float" office:value="11503" calcext:value-type="float">
                <text:p>11.50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quetá</text:p>
              </table:table-cell>
              <table:table-cell table:style-name="ce5" office:value-type="float" office:value="6216" calcext:value-type="float">
                <text:p>6.216</text:p>
              </table:table-cell>
              <table:table-cell table:style-name="ce5" office:value-type="float" office:value="6280" calcext:value-type="float">
                <text:p>6.280</text:p>
              </table:table-cell>
              <table:table-cell table:style-name="ce5" office:value-type="float" office:value="6346" calcext:value-type="float">
                <text:p>6.34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quetá</text:p>
              </table:table-cell>
              <table:table-cell table:style-name="ce5" office:value-type="float" office:value="6887" calcext:value-type="float">
                <text:p>6.887</text:p>
              </table:table-cell>
              <table:table-cell table:style-name="ce5" office:value-type="float" office:value="6968" calcext:value-type="float">
                <text:p>6.968</text:p>
              </table:table-cell>
              <table:table-cell table:style-name="ce5" office:value-type="float" office:value="7048" calcext:value-type="float">
                <text:p>7.048</text:p>
              </table:table-cell>
              <table:table-cell table:number-columns-repeated="1019"/>
            </table:table-row>
          </table:table-row-group>
          <table:table-row table:style-name="ro1">
            <table:table-cell office:value-type="string" calcext:value-type="string">
              <text:p>Caquetá Result</text:p>
            </table:table-cell>
            <table:table-cell table:formula="of:=SUBTOTAL(9;[$Municipios_2.$B$376:$Municipios_2.$B$391])" office:value-type="float" office:value="401849" calcext:value-type="float">
              <text:p>401849</text:p>
            </table:table-cell>
            <table:table-cell table:formula="of:=SUBTOTAL(9;[$Municipios_2.$C$376:$Municipios_2.$C$391])" office:value-type="float" office:value="406142" calcext:value-type="float">
              <text:p>406142</text:p>
            </table:table-cell>
            <table:table-cell table:formula="of:=SUBTOTAL(9;[$Municipios_2.$D$376:$Municipios_2.$D$391])" office:value-type="float" office:value="410521" calcext:value-type="float">
              <text:p>410521</text:p>
            </table:table-cell>
            <table:table-cell table:number-columns-repeated="1019"/>
          </table:table-row>
          <table:table-row-group table:display="false">
            <table:table-row table:style-name="ro1" table:visibility="collapse">
              <table:table-cell table:style-name="ce3" office:value-type="string" calcext:value-type="string">
                <text:p>Casanare</text:p>
              </table:table-cell>
              <table:table-cell table:style-name="ce5" office:value-type="float" office:value="168433" calcext:value-type="float">
                <text:p>168.433</text:p>
              </table:table-cell>
              <table:table-cell table:style-name="ce5" office:value-type="float" office:value="173610" calcext:value-type="float">
                <text:p>173.610</text:p>
              </table:table-cell>
              <table:table-cell table:style-name="ce5" office:value-type="float" office:value="177688" calcext:value-type="float">
                <text:p>177.68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sanare</text:p>
              </table:table-cell>
              <table:table-cell table:style-name="ce5" office:value-type="float" office:value="36915" calcext:value-type="float">
                <text:p>36.915</text:p>
              </table:table-cell>
              <table:table-cell table:style-name="ce5" office:value-type="float" office:value="37513" calcext:value-type="float">
                <text:p>37.513</text:p>
              </table:table-cell>
              <table:table-cell table:style-name="ce5" office:value-type="float" office:value="38010" calcext:value-type="float">
                <text:p>38.01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sanare</text:p>
              </table:table-cell>
              <table:table-cell table:style-name="ce5" office:value-type="float" office:value="2500" calcext:value-type="float">
                <text:p>2.500</text:p>
              </table:table-cell>
              <table:table-cell table:style-name="ce5" office:value-type="float" office:value="2571" calcext:value-type="float">
                <text:p>2.571</text:p>
              </table:table-cell>
              <table:table-cell table:style-name="ce5" office:value-type="float" office:value="2634" calcext:value-type="float">
                <text:p>2.63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sanare</text:p>
              </table:table-cell>
              <table:table-cell table:style-name="ce5" office:value-type="float" office:value="12328" calcext:value-type="float">
                <text:p>12.328</text:p>
              </table:table-cell>
              <table:table-cell table:style-name="ce5" office:value-type="float" office:value="12203" calcext:value-type="float">
                <text:p>12.203</text:p>
              </table:table-cell>
              <table:table-cell table:style-name="ce5" office:value-type="float" office:value="12108" calcext:value-type="float">
                <text:p>12.10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sanare</text:p>
              </table:table-cell>
              <table:table-cell table:style-name="ce5" office:value-type="float" office:value="1417" calcext:value-type="float">
                <text:p>1.417</text:p>
              </table:table-cell>
              <table:table-cell table:style-name="ce5" office:value-type="float" office:value="1385" calcext:value-type="float">
                <text:p>1.385</text:p>
              </table:table-cell>
              <table:table-cell table:style-name="ce5" office:value-type="float" office:value="1369" calcext:value-type="float">
                <text:p>1.36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sanare</text:p>
              </table:table-cell>
              <table:table-cell table:style-name="ce5" office:value-type="float" office:value="17211" calcext:value-type="float">
                <text:p>17.211</text:p>
              </table:table-cell>
              <table:table-cell table:style-name="ce5" office:value-type="float" office:value="17359" calcext:value-type="float">
                <text:p>17.359</text:p>
              </table:table-cell>
              <table:table-cell table:style-name="ce5" office:value-type="float" office:value="17463" calcext:value-type="float">
                <text:p>17.46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sanare</text:p>
              </table:table-cell>
              <table:table-cell table:style-name="ce5" office:value-type="float" office:value="17537" calcext:value-type="float">
                <text:p>17.537</text:p>
              </table:table-cell>
              <table:table-cell table:style-name="ce5" office:value-type="float" office:value="17797" calcext:value-type="float">
                <text:p>17.797</text:p>
              </table:table-cell>
              <table:table-cell table:style-name="ce5" office:value-type="float" office:value="18009" calcext:value-type="float">
                <text:p>18.00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sanare</text:p>
              </table:table-cell>
              <table:table-cell table:style-name="ce5" office:value-type="float" office:value="8826" calcext:value-type="float">
                <text:p>8.826</text:p>
              </table:table-cell>
              <table:table-cell table:style-name="ce5" office:value-type="float" office:value="8738" calcext:value-type="float">
                <text:p>8.738</text:p>
              </table:table-cell>
              <table:table-cell table:style-name="ce5" office:value-type="float" office:value="8713" calcext:value-type="float">
                <text:p>8.71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sanare</text:p>
              </table:table-cell>
              <table:table-cell table:style-name="ce5" office:value-type="float" office:value="12340" calcext:value-type="float">
                <text:p>12.340</text:p>
              </table:table-cell>
              <table:table-cell table:style-name="ce5" office:value-type="float" office:value="12514" calcext:value-type="float">
                <text:p>12.514</text:p>
              </table:table-cell>
              <table:table-cell table:style-name="ce5" office:value-type="float" office:value="12652" calcext:value-type="float">
                <text:p>12.65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sanare</text:p>
              </table:table-cell>
              <table:table-cell table:style-name="ce5" office:value-type="float" office:value="36277" calcext:value-type="float">
                <text:p>36.277</text:p>
              </table:table-cell>
              <table:table-cell table:style-name="ce5" office:value-type="float" office:value="36861" calcext:value-type="float">
                <text:p>36.861</text:p>
              </table:table-cell>
              <table:table-cell table:style-name="ce5" office:value-type="float" office:value="37347" calcext:value-type="float">
                <text:p>37.34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sanare</text:p>
              </table:table-cell>
              <table:table-cell table:style-name="ce5" office:value-type="float" office:value="11967" calcext:value-type="float">
                <text:p>11.967</text:p>
              </table:table-cell>
              <table:table-cell table:style-name="ce5" office:value-type="float" office:value="12001" calcext:value-type="float">
                <text:p>12.001</text:p>
              </table:table-cell>
              <table:table-cell table:style-name="ce5" office:value-type="float" office:value="12059" calcext:value-type="float">
                <text:p>12.05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sanare</text:p>
              </table:table-cell>
              <table:table-cell table:style-name="ce5" office:value-type="float" office:value="1634" calcext:value-type="float">
                <text:p>1.634</text:p>
              </table:table-cell>
              <table:table-cell table:style-name="ce5" office:value-type="float" office:value="1718" calcext:value-type="float">
                <text:p>1.718</text:p>
              </table:table-cell>
              <table:table-cell table:style-name="ce5" office:value-type="float" office:value="1796" calcext:value-type="float">
                <text:p>1.79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sanare</text:p>
              </table:table-cell>
              <table:table-cell table:style-name="ce5" office:value-type="float" office:value="3625" calcext:value-type="float">
                <text:p>3.625</text:p>
              </table:table-cell>
              <table:table-cell table:style-name="ce5" office:value-type="float" office:value="3583" calcext:value-type="float">
                <text:p>3.583</text:p>
              </table:table-cell>
              <table:table-cell table:style-name="ce5" office:value-type="float" office:value="3569" calcext:value-type="float">
                <text:p>3.56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sanare</text:p>
              </table:table-cell>
              <table:table-cell table:style-name="ce5" office:value-type="float" office:value="2090" calcext:value-type="float">
                <text:p>2.090</text:p>
              </table:table-cell>
              <table:table-cell table:style-name="ce5" office:value-type="float" office:value="2073" calcext:value-type="float">
                <text:p>2.073</text:p>
              </table:table-cell>
              <table:table-cell table:style-name="ce5" office:value-type="float" office:value="2059" calcext:value-type="float">
                <text:p>2.05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sanare</text:p>
              </table:table-cell>
              <table:table-cell table:style-name="ce5" office:value-type="float" office:value="8466" calcext:value-type="float">
                <text:p>8.466</text:p>
              </table:table-cell>
              <table:table-cell table:style-name="ce5" office:value-type="float" office:value="8378" calcext:value-type="float">
                <text:p>8.378</text:p>
              </table:table-cell>
              <table:table-cell table:style-name="ce5" office:value-type="float" office:value="8346" calcext:value-type="float">
                <text:p>8.34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sanare</text:p>
              </table:table-cell>
              <table:table-cell table:style-name="ce5" office:value-type="float" office:value="6873" calcext:value-type="float">
                <text:p>6.873</text:p>
              </table:table-cell>
              <table:table-cell table:style-name="ce5" office:value-type="float" office:value="6671" calcext:value-type="float">
                <text:p>6.671</text:p>
              </table:table-cell>
              <table:table-cell table:style-name="ce5" office:value-type="float" office:value="6567" calcext:value-type="float">
                <text:p>6.56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sanare</text:p>
              </table:table-cell>
              <table:table-cell table:style-name="ce5" office:value-type="float" office:value="23527" calcext:value-type="float">
                <text:p>23.527</text:p>
              </table:table-cell>
              <table:table-cell table:style-name="ce5" office:value-type="float" office:value="24445" calcext:value-type="float">
                <text:p>24.445</text:p>
              </table:table-cell>
              <table:table-cell table:style-name="ce5" office:value-type="float" office:value="25173" calcext:value-type="float">
                <text:p>25.17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sanare</text:p>
              </table:table-cell>
              <table:table-cell table:style-name="ce5" office:value-type="float" office:value="13233" calcext:value-type="float">
                <text:p>13.233</text:p>
              </table:table-cell>
              <table:table-cell table:style-name="ce5" office:value-type="float" office:value="13350" calcext:value-type="float">
                <text:p>13.350</text:p>
              </table:table-cell>
              <table:table-cell table:style-name="ce5" office:value-type="float" office:value="13449" calcext:value-type="float">
                <text:p>13.44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sanare</text:p>
              </table:table-cell>
              <table:table-cell table:style-name="ce5" office:value-type="float" office:value="35305" calcext:value-type="float">
                <text:p>35.305</text:p>
              </table:table-cell>
              <table:table-cell table:style-name="ce5" office:value-type="float" office:value="35793" calcext:value-type="float">
                <text:p>35.793</text:p>
              </table:table-cell>
              <table:table-cell table:style-name="ce5" office:value-type="float" office:value="36184" calcext:value-type="float">
                <text:p>36.184</text:p>
              </table:table-cell>
              <table:table-cell table:number-columns-repeated="1019"/>
            </table:table-row>
          </table:table-row-group>
          <table:table-row table:style-name="ro1">
            <table:table-cell office:value-type="string" calcext:value-type="string">
              <text:p>Casanare Result</text:p>
            </table:table-cell>
            <table:table-cell table:formula="of:=SUBTOTAL(9;[$Municipios_2.$B$393:$Municipios_2.$B$411])" office:value-type="float" office:value="420504" calcext:value-type="float">
              <text:p>420504</text:p>
            </table:table-cell>
            <table:table-cell table:formula="of:=SUBTOTAL(9;[$Municipios_2.$C$393:$Municipios_2.$C$411])" office:value-type="float" office:value="428563" calcext:value-type="float">
              <text:p>428563</text:p>
            </table:table-cell>
            <table:table-cell table:formula="of:=SUBTOTAL(9;[$Municipios_2.$D$393:$Municipios_2.$D$411])" office:value-type="float" office:value="435195" calcext:value-type="float">
              <text:p>435195</text:p>
            </table:table-cell>
            <table:table-cell table:number-columns-repeated="1019"/>
          </table:table-row>
          <table:table-row-group table:display="false">
            <table:table-row table:style-name="ro1" table:visibility="collapse">
              <table:table-cell table:style-name="ce3" office:value-type="string" calcext:value-type="string">
                <text:p>Cauca</text:p>
              </table:table-cell>
              <table:table-cell table:style-name="ce5" office:value-type="float" office:value="318059" calcext:value-type="float">
                <text:p>318.059</text:p>
              </table:table-cell>
              <table:table-cell table:style-name="ce5" office:value-type="float" office:value="321991" calcext:value-type="float">
                <text:p>321.991</text:p>
              </table:table-cell>
              <table:table-cell table:style-name="ce5" office:value-type="float" office:value="325477" calcext:value-type="float">
                <text:p>325.47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uca</text:p>
              </table:table-cell>
              <table:table-cell table:style-name="ce5" office:value-type="float" office:value="18449" calcext:value-type="float">
                <text:p>18.449</text:p>
              </table:table-cell>
              <table:table-cell table:style-name="ce5" office:value-type="float" office:value="18263" calcext:value-type="float">
                <text:p>18.263</text:p>
              </table:table-cell>
              <table:table-cell table:style-name="ce5" office:value-type="float" office:value="18177" calcext:value-type="float">
                <text:p>18.17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uca</text:p>
              </table:table-cell>
              <table:table-cell table:style-name="ce5" office:value-type="float" office:value="26144" calcext:value-type="float">
                <text:p>26.144</text:p>
              </table:table-cell>
              <table:table-cell table:style-name="ce5" office:value-type="float" office:value="26376" calcext:value-type="float">
                <text:p>26.376</text:p>
              </table:table-cell>
              <table:table-cell table:style-name="ce5" office:value-type="float" office:value="26588" calcext:value-type="float">
                <text:p>26.58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uca</text:p>
              </table:table-cell>
              <table:table-cell table:style-name="ce5" office:value-type="float" office:value="21108" calcext:value-type="float">
                <text:p>21.108</text:p>
              </table:table-cell>
              <table:table-cell table:style-name="ce5" office:value-type="float" office:value="21270" calcext:value-type="float">
                <text:p>21.270</text:p>
              </table:table-cell>
              <table:table-cell table:style-name="ce5" office:value-type="float" office:value="21437" calcext:value-type="float">
                <text:p>21.43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uca</text:p>
              </table:table-cell>
              <table:table-cell table:style-name="ce5" office:value-type="float" office:value="38048" calcext:value-type="float">
                <text:p>38.048</text:p>
              </table:table-cell>
              <table:table-cell table:style-name="ce5" office:value-type="float" office:value="37327" calcext:value-type="float">
                <text:p>37.327</text:p>
              </table:table-cell>
              <table:table-cell table:style-name="ce5" office:value-type="float" office:value="36994" calcext:value-type="float">
                <text:p>36.99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uca</text:p>
              </table:table-cell>
              <table:table-cell table:style-name="ce5" office:value-type="float" office:value="31436" calcext:value-type="float">
                <text:p>31.436</text:p>
              </table:table-cell>
              <table:table-cell table:style-name="ce5" office:value-type="float" office:value="31754" calcext:value-type="float">
                <text:p>31.754</text:p>
              </table:table-cell>
              <table:table-cell table:style-name="ce5" office:value-type="float" office:value="32049" calcext:value-type="float">
                <text:p>32.04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uca</text:p>
              </table:table-cell>
              <table:table-cell table:style-name="ce5" office:value-type="float" office:value="42014" calcext:value-type="float">
                <text:p>42.014</text:p>
              </table:table-cell>
              <table:table-cell table:style-name="ce5" office:value-type="float" office:value="42439" calcext:value-type="float">
                <text:p>42.439</text:p>
              </table:table-cell>
              <table:table-cell table:style-name="ce5" office:value-type="float" office:value="42833" calcext:value-type="float">
                <text:p>42.83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uca</text:p>
              </table:table-cell>
              <table:table-cell table:style-name="ce5" office:value-type="float" office:value="39946" calcext:value-type="float">
                <text:p>39.946</text:p>
              </table:table-cell>
              <table:table-cell table:style-name="ce5" office:value-type="float" office:value="40898" calcext:value-type="float">
                <text:p>40.898</text:p>
              </table:table-cell>
              <table:table-cell table:style-name="ce5" office:value-type="float" office:value="41770" calcext:value-type="float">
                <text:p>41.77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uca</text:p>
              </table:table-cell>
              <table:table-cell table:style-name="ce5" office:value-type="float" office:value="30181" calcext:value-type="float">
                <text:p>30.181</text:p>
              </table:table-cell>
              <table:table-cell table:style-name="ce5" office:value-type="float" office:value="30143" calcext:value-type="float">
                <text:p>30.143</text:p>
              </table:table-cell>
              <table:table-cell table:style-name="ce5" office:value-type="float" office:value="30216" calcext:value-type="float">
                <text:p>30.21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uca</text:p>
              </table:table-cell>
              <table:table-cell table:style-name="ce5" office:value-type="float" office:value="25286" calcext:value-type="float">
                <text:p>25.286</text:p>
              </table:table-cell>
              <table:table-cell table:style-name="ce5" office:value-type="float" office:value="25342" calcext:value-type="float">
                <text:p>25.342</text:p>
              </table:table-cell>
              <table:table-cell table:style-name="ce5" office:value-type="float" office:value="25440" calcext:value-type="float">
                <text:p>25.44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uca</text:p>
              </table:table-cell>
              <table:table-cell table:style-name="ce5" office:value-type="float" office:value="53891" calcext:value-type="float">
                <text:p>53.891</text:p>
              </table:table-cell>
              <table:table-cell table:style-name="ce5" office:value-type="float" office:value="53840" calcext:value-type="float">
                <text:p>53.840</text:p>
              </table:table-cell>
              <table:table-cell table:style-name="ce5" office:value-type="float" office:value="53769" calcext:value-type="float">
                <text:p>53.76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uca</text:p>
              </table:table-cell>
              <table:table-cell table:style-name="ce5" office:value-type="float" office:value="5202" calcext:value-type="float">
                <text:p>5.202</text:p>
              </table:table-cell>
              <table:table-cell table:style-name="ce5" office:value-type="float" office:value="5254" calcext:value-type="float">
                <text:p>5.254</text:p>
              </table:table-cell>
              <table:table-cell table:style-name="ce5" office:value-type="float" office:value="5303" calcext:value-type="float">
                <text:p>5.30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uca</text:p>
              </table:table-cell>
              <table:table-cell table:style-name="ce5" office:value-type="float" office:value="19671" calcext:value-type="float">
                <text:p>19.671</text:p>
              </table:table-cell>
              <table:table-cell table:style-name="ce5" office:value-type="float" office:value="19850" calcext:value-type="float">
                <text:p>19.850</text:p>
              </table:table-cell>
              <table:table-cell table:style-name="ce5" office:value-type="float" office:value="20020" calcext:value-type="float">
                <text:p>20.02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uca</text:p>
              </table:table-cell>
              <table:table-cell table:style-name="ce5" office:value-type="float" office:value="27616" calcext:value-type="float">
                <text:p>27.616</text:p>
              </table:table-cell>
              <table:table-cell table:style-name="ce5" office:value-type="float" office:value="27619" calcext:value-type="float">
                <text:p>27.619</text:p>
              </table:table-cell>
              <table:table-cell table:style-name="ce5" office:value-type="float" office:value="27696" calcext:value-type="float">
                <text:p>27.69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uca</text:p>
              </table:table-cell>
              <table:table-cell table:style-name="ce5" office:value-type="float" office:value="28879" calcext:value-type="float">
                <text:p>28.879</text:p>
              </table:table-cell>
              <table:table-cell table:style-name="ce5" office:value-type="float" office:value="29170" calcext:value-type="float">
                <text:p>29.170</text:p>
              </table:table-cell>
              <table:table-cell table:style-name="ce5" office:value-type="float" office:value="29441" calcext:value-type="float">
                <text:p>29.44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uca</text:p>
              </table:table-cell>
              <table:table-cell table:style-name="ce5" office:value-type="float" office:value="17841" calcext:value-type="float">
                <text:p>17.841</text:p>
              </table:table-cell>
              <table:table-cell table:style-name="ce5" office:value-type="float" office:value="18240" calcext:value-type="float">
                <text:p>18.240</text:p>
              </table:table-cell>
              <table:table-cell table:style-name="ce5" office:value-type="float" office:value="18568" calcext:value-type="float">
                <text:p>18.56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uca</text:p>
              </table:table-cell>
              <table:table-cell table:style-name="ce5" office:value-type="float" office:value="10749" calcext:value-type="float">
                <text:p>10.749</text:p>
              </table:table-cell>
              <table:table-cell table:style-name="ce5" office:value-type="float" office:value="10674" calcext:value-type="float">
                <text:p>10.674</text:p>
              </table:table-cell>
              <table:table-cell table:style-name="ce5" office:value-type="float" office:value="10655" calcext:value-type="float">
                <text:p>10.65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uca</text:p>
              </table:table-cell>
              <table:table-cell table:style-name="ce5" office:value-type="float" office:value="24501" calcext:value-type="float">
                <text:p>24.501</text:p>
              </table:table-cell>
              <table:table-cell table:style-name="ce5" office:value-type="float" office:value="24542" calcext:value-type="float">
                <text:p>24.542</text:p>
              </table:table-cell>
              <table:table-cell table:style-name="ce5" office:value-type="float" office:value="24642" calcext:value-type="float">
                <text:p>24.64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uca</text:p>
              </table:table-cell>
              <table:table-cell table:style-name="ce5" office:value-type="float" office:value="18580" calcext:value-type="float">
                <text:p>18.580</text:p>
              </table:table-cell>
              <table:table-cell table:style-name="ce5" office:value-type="float" office:value="18761" calcext:value-type="float">
                <text:p>18.761</text:p>
              </table:table-cell>
              <table:table-cell table:style-name="ce5" office:value-type="float" office:value="18932" calcext:value-type="float">
                <text:p>18.93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uca</text:p>
              </table:table-cell>
              <table:table-cell table:style-name="ce5" office:value-type="float" office:value="22688" calcext:value-type="float">
                <text:p>22.688</text:p>
              </table:table-cell>
              <table:table-cell table:style-name="ce5" office:value-type="float" office:value="22901" calcext:value-type="float">
                <text:p>22.901</text:p>
              </table:table-cell>
              <table:table-cell table:style-name="ce5" office:value-type="float" office:value="23097" calcext:value-type="float">
                <text:p>23.09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uca</text:p>
              </table:table-cell>
              <table:table-cell table:style-name="ce5" office:value-type="float" office:value="31360" calcext:value-type="float">
                <text:p>31.360</text:p>
              </table:table-cell>
              <table:table-cell table:style-name="ce5" office:value-type="float" office:value="31733" calcext:value-type="float">
                <text:p>31.733</text:p>
              </table:table-cell>
              <table:table-cell table:style-name="ce5" office:value-type="float" office:value="32082" calcext:value-type="float">
                <text:p>32.08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uca</text:p>
              </table:table-cell>
              <table:table-cell table:style-name="ce5" office:value-type="float" office:value="38838" calcext:value-type="float">
                <text:p>38.838</text:p>
              </table:table-cell>
              <table:table-cell table:style-name="ce5" office:value-type="float" office:value="39516" calcext:value-type="float">
                <text:p>39.516</text:p>
              </table:table-cell>
              <table:table-cell table:style-name="ce5" office:value-type="float" office:value="40084" calcext:value-type="float">
                <text:p>40.08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uca</text:p>
              </table:table-cell>
              <table:table-cell table:style-name="ce5" office:value-type="float" office:value="9937" calcext:value-type="float">
                <text:p>9.937</text:p>
              </table:table-cell>
              <table:table-cell table:style-name="ce5" office:value-type="float" office:value="9953" calcext:value-type="float">
                <text:p>9.953</text:p>
              </table:table-cell>
              <table:table-cell table:style-name="ce5" office:value-type="float" office:value="9992" calcext:value-type="float">
                <text:p>9.99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uca</text:p>
              </table:table-cell>
              <table:table-cell table:style-name="ce5" office:value-type="float" office:value="45776" calcext:value-type="float">
                <text:p>45.776</text:p>
              </table:table-cell>
              <table:table-cell table:style-name="ce5" office:value-type="float" office:value="46278" calcext:value-type="float">
                <text:p>46.278</text:p>
              </table:table-cell>
              <table:table-cell table:style-name="ce5" office:value-type="float" office:value="46742" calcext:value-type="float">
                <text:p>46.74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uca</text:p>
              </table:table-cell>
              <table:table-cell table:style-name="ce5" office:value-type="float" office:value="36848" calcext:value-type="float">
                <text:p>36.848</text:p>
              </table:table-cell>
              <table:table-cell table:style-name="ce5" office:value-type="float" office:value="37183" calcext:value-type="float">
                <text:p>37.183</text:p>
              </table:table-cell>
              <table:table-cell table:style-name="ce5" office:value-type="float" office:value="37494" calcext:value-type="float">
                <text:p>37.49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uca</text:p>
              </table:table-cell>
              <table:table-cell table:style-name="ce5" office:value-type="float" office:value="8811" calcext:value-type="float">
                <text:p>8.811</text:p>
              </table:table-cell>
              <table:table-cell table:style-name="ce5" office:value-type="float" office:value="9004" calcext:value-type="float">
                <text:p>9.004</text:p>
              </table:table-cell>
              <table:table-cell table:style-name="ce5" office:value-type="float" office:value="9259" calcext:value-type="float">
                <text:p>9.25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uca</text:p>
              </table:table-cell>
              <table:table-cell table:style-name="ce5" office:value-type="float" office:value="40818" calcext:value-type="float">
                <text:p>40.818</text:p>
              </table:table-cell>
              <table:table-cell table:style-name="ce5" office:value-type="float" office:value="41362" calcext:value-type="float">
                <text:p>41.362</text:p>
              </table:table-cell>
              <table:table-cell table:style-name="ce5" office:value-type="float" office:value="41837" calcext:value-type="float">
                <text:p>41.83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uca</text:p>
              </table:table-cell>
              <table:table-cell table:style-name="ce5" office:value-type="float" office:value="41615" calcext:value-type="float">
                <text:p>41.615</text:p>
              </table:table-cell>
              <table:table-cell table:style-name="ce5" office:value-type="float" office:value="41648" calcext:value-type="float">
                <text:p>41.648</text:p>
              </table:table-cell>
              <table:table-cell table:style-name="ce5" office:value-type="float" office:value="41793" calcext:value-type="float">
                <text:p>41.79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uca</text:p>
              </table:table-cell>
              <table:table-cell table:style-name="ce5" office:value-type="float" office:value="17272" calcext:value-type="float">
                <text:p>17.272</text:p>
              </table:table-cell>
              <table:table-cell table:style-name="ce5" office:value-type="float" office:value="17423" calcext:value-type="float">
                <text:p>17.423</text:p>
              </table:table-cell>
              <table:table-cell table:style-name="ce5" office:value-type="float" office:value="17569" calcext:value-type="float">
                <text:p>17.56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uca</text:p>
              </table:table-cell>
              <table:table-cell table:style-name="ce5" office:value-type="float" office:value="11475" calcext:value-type="float">
                <text:p>11.475</text:p>
              </table:table-cell>
              <table:table-cell table:style-name="ce5" office:value-type="float" office:value="11495" calcext:value-type="float">
                <text:p>11.495</text:p>
              </table:table-cell>
              <table:table-cell table:style-name="ce5" office:value-type="float" office:value="11539" calcext:value-type="float">
                <text:p>11.53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uca</text:p>
              </table:table-cell>
              <table:table-cell table:style-name="ce5" office:value-type="float" office:value="10948" calcext:value-type="float">
                <text:p>10.948</text:p>
              </table:table-cell>
              <table:table-cell table:style-name="ce5" office:value-type="float" office:value="11004" calcext:value-type="float">
                <text:p>11.004</text:p>
              </table:table-cell>
              <table:table-cell table:style-name="ce5" office:value-type="float" office:value="11062" calcext:value-type="float">
                <text:p>11.06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uca</text:p>
              </table:table-cell>
              <table:table-cell table:style-name="ce5" office:value-type="float" office:value="110445" calcext:value-type="float">
                <text:p>110.445</text:p>
              </table:table-cell>
              <table:table-cell table:style-name="ce5" office:value-type="float" office:value="111789" calcext:value-type="float">
                <text:p>111.789</text:p>
              </table:table-cell>
              <table:table-cell table:style-name="ce5" office:value-type="float" office:value="113001" calcext:value-type="float">
                <text:p>113.00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uca</text:p>
              </table:table-cell>
              <table:table-cell table:style-name="ce5" office:value-type="float" office:value="5339" calcext:value-type="float">
                <text:p>5.339</text:p>
              </table:table-cell>
              <table:table-cell table:style-name="ce5" office:value-type="float" office:value="5354" calcext:value-type="float">
                <text:p>5.354</text:p>
              </table:table-cell>
              <table:table-cell table:style-name="ce5" office:value-type="float" office:value="5383" calcext:value-type="float">
                <text:p>5.38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uca</text:p>
              </table:table-cell>
              <table:table-cell table:style-name="ce5" office:value-type="float" office:value="37337" calcext:value-type="float">
                <text:p>37.337</text:p>
              </table:table-cell>
              <table:table-cell table:style-name="ce5" office:value-type="float" office:value="37713" calcext:value-type="float">
                <text:p>37.713</text:p>
              </table:table-cell>
              <table:table-cell table:style-name="ce5" office:value-type="float" office:value="38063" calcext:value-type="float">
                <text:p>38.06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uca</text:p>
              </table:table-cell>
              <table:table-cell table:style-name="ce5" office:value-type="float" office:value="13939" calcext:value-type="float">
                <text:p>13.939</text:p>
              </table:table-cell>
              <table:table-cell table:style-name="ce5" office:value-type="float" office:value="14079" calcext:value-type="float">
                <text:p>14.079</text:p>
              </table:table-cell>
              <table:table-cell table:style-name="ce5" office:value-type="float" office:value="14210" calcext:value-type="float">
                <text:p>14.21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uca</text:p>
              </table:table-cell>
              <table:table-cell table:style-name="ce5" office:value-type="float" office:value="31904" calcext:value-type="float">
                <text:p>31.904</text:p>
              </table:table-cell>
              <table:table-cell table:style-name="ce5" office:value-type="float" office:value="32226" calcext:value-type="float">
                <text:p>32.226</text:p>
              </table:table-cell>
              <table:table-cell table:style-name="ce5" office:value-type="float" office:value="32526" calcext:value-type="float">
                <text:p>32.52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uca</text:p>
              </table:table-cell>
              <table:table-cell table:style-name="ce5" office:value-type="float" office:value="9489" calcext:value-type="float">
                <text:p>9.489</text:p>
              </table:table-cell>
              <table:table-cell table:style-name="ce5" office:value-type="float" office:value="9582" calcext:value-type="float">
                <text:p>9.582</text:p>
              </table:table-cell>
              <table:table-cell table:style-name="ce5" office:value-type="float" office:value="9669" calcext:value-type="float">
                <text:p>9.66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uca</text:p>
              </table:table-cell>
              <table:table-cell table:style-name="ce5" office:value-type="float" office:value="35479" calcext:value-type="float">
                <text:p>35.479</text:p>
              </table:table-cell>
              <table:table-cell table:style-name="ce5" office:value-type="float" office:value="35895" calcext:value-type="float">
                <text:p>35.895</text:p>
              </table:table-cell>
              <table:table-cell table:style-name="ce5" office:value-type="float" office:value="36287" calcext:value-type="float">
                <text:p>36.28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uca</text:p>
              </table:table-cell>
              <table:table-cell table:style-name="ce5" office:value-type="float" office:value="26100" calcext:value-type="float">
                <text:p>26.100</text:p>
              </table:table-cell>
              <table:table-cell table:style-name="ce5" office:value-type="float" office:value="26363" calcext:value-type="float">
                <text:p>26.363</text:p>
              </table:table-cell>
              <table:table-cell table:style-name="ce5" office:value-type="float" office:value="26607" calcext:value-type="float">
                <text:p>26.60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uca</text:p>
              </table:table-cell>
              <table:table-cell table:style-name="ce5" office:value-type="float" office:value="35218" calcext:value-type="float">
                <text:p>35.218</text:p>
              </table:table-cell>
              <table:table-cell table:style-name="ce5" office:value-type="float" office:value="36016" calcext:value-type="float">
                <text:p>36.016</text:p>
              </table:table-cell>
              <table:table-cell table:style-name="ce5" office:value-type="float" office:value="36694" calcext:value-type="float">
                <text:p>36.69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uca</text:p>
              </table:table-cell>
              <table:table-cell table:style-name="ce5" office:value-type="float" office:value="24558" calcext:value-type="float">
                <text:p>24.558</text:p>
              </table:table-cell>
              <table:table-cell table:style-name="ce5" office:value-type="float" office:value="25137" calcext:value-type="float">
                <text:p>25.137</text:p>
              </table:table-cell>
              <table:table-cell table:style-name="ce5" office:value-type="float" office:value="25612" calcext:value-type="float">
                <text:p>25.61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auca</text:p>
              </table:table-cell>
              <table:table-cell table:style-name="ce5" office:value-type="float" office:value="20693" calcext:value-type="float">
                <text:p>20.693</text:p>
              </table:table-cell>
              <table:table-cell table:style-name="ce5" office:value-type="float" office:value="21000" calcext:value-type="float">
                <text:p>21.000</text:p>
              </table:table-cell>
              <table:table-cell table:style-name="ce5" office:value-type="float" office:value="21328" calcext:value-type="float">
                <text:p>21.328</text:p>
              </table:table-cell>
              <table:table-cell table:number-columns-repeated="1019"/>
            </table:table-row>
          </table:table-row-group>
          <table:table-row table:style-name="ro1">
            <table:table-cell office:value-type="string" calcext:value-type="string">
              <text:p>Cauca Result</text:p>
            </table:table-cell>
            <table:table-cell table:formula="of:=SUBTOTAL(9;[$Municipios_2.$B$413:$Municipios_2.$B$454])" office:value-type="float" office:value="1464488" calcext:value-type="float">
              <text:p>1464488</text:p>
            </table:table-cell>
            <table:table-cell table:formula="of:=SUBTOTAL(9;[$Municipios_2.$C$413:$Municipios_2.$C$454])" office:value-type="float" office:value="1478407" calcext:value-type="float">
              <text:p>1478407</text:p>
            </table:table-cell>
            <table:table-cell table:formula="of:=SUBTOTAL(9;[$Municipios_2.$D$413:$Municipios_2.$D$454])" office:value-type="float" office:value="1491937" calcext:value-type="float">
              <text:p>1491937</text:p>
            </table:table-cell>
            <table:table-cell table:number-columns-repeated="1019"/>
          </table:table-row>
          <table:table-row-group table:display="false">
            <table:table-row table:style-name="ro1" table:visibility="collapse">
              <table:table-cell table:style-name="ce3" office:value-type="string" calcext:value-type="string">
                <text:p>Cesar</text:p>
              </table:table-cell>
              <table:table-cell table:style-name="ce5" office:value-type="float" office:value="490075" calcext:value-type="float">
                <text:p>490.075</text:p>
              </table:table-cell>
              <table:table-cell table:style-name="ce5" office:value-type="float" office:value="513685" calcext:value-type="float">
                <text:p>513.685</text:p>
              </table:table-cell>
              <table:table-cell table:style-name="ce5" office:value-type="float" office:value="532956" calcext:value-type="float">
                <text:p>532.95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esar</text:p>
              </table:table-cell>
              <table:table-cell table:style-name="ce5" office:value-type="float" office:value="109621" calcext:value-type="float">
                <text:p>109.621</text:p>
              </table:table-cell>
              <table:table-cell table:style-name="ce5" office:value-type="float" office:value="114569" calcext:value-type="float">
                <text:p>114.569</text:p>
              </table:table-cell>
              <table:table-cell table:style-name="ce5" office:value-type="float" office:value="118652" calcext:value-type="float">
                <text:p>118.65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esar</text:p>
              </table:table-cell>
              <table:table-cell table:style-name="ce5" office:value-type="float" office:value="60768" calcext:value-type="float">
                <text:p>60.768</text:p>
              </table:table-cell>
              <table:table-cell table:style-name="ce5" office:value-type="float" office:value="62864" calcext:value-type="float">
                <text:p>62.864</text:p>
              </table:table-cell>
              <table:table-cell table:style-name="ce5" office:value-type="float" office:value="64676" calcext:value-type="float">
                <text:p>64.67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esar</text:p>
              </table:table-cell>
              <table:table-cell table:style-name="ce5" office:value-type="float" office:value="20120" calcext:value-type="float">
                <text:p>20.120</text:p>
              </table:table-cell>
              <table:table-cell table:style-name="ce5" office:value-type="float" office:value="20617" calcext:value-type="float">
                <text:p>20.617</text:p>
              </table:table-cell>
              <table:table-cell table:style-name="ce5" office:value-type="float" office:value="21062" calcext:value-type="float">
                <text:p>21.06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esar</text:p>
              </table:table-cell>
              <table:table-cell table:style-name="ce5" office:value-type="float" office:value="21611" calcext:value-type="float">
                <text:p>21.611</text:p>
              </table:table-cell>
              <table:table-cell table:style-name="ce5" office:value-type="float" office:value="22542" calcext:value-type="float">
                <text:p>22.542</text:p>
              </table:table-cell>
              <table:table-cell table:style-name="ce5" office:value-type="float" office:value="23308" calcext:value-type="float">
                <text:p>23.30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esar</text:p>
              </table:table-cell>
              <table:table-cell table:style-name="ce5" office:value-type="float" office:value="40022" calcext:value-type="float">
                <text:p>40.022</text:p>
              </table:table-cell>
              <table:table-cell table:style-name="ce5" office:value-type="float" office:value="41825" calcext:value-type="float">
                <text:p>41.825</text:p>
              </table:table-cell>
              <table:table-cell table:style-name="ce5" office:value-type="float" office:value="43326" calcext:value-type="float">
                <text:p>43.32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esar</text:p>
              </table:table-cell>
              <table:table-cell table:style-name="ce5" office:value-type="float" office:value="34169" calcext:value-type="float">
                <text:p>34.169</text:p>
              </table:table-cell>
              <table:table-cell table:style-name="ce5" office:value-type="float" office:value="35269" calcext:value-type="float">
                <text:p>35.269</text:p>
              </table:table-cell>
              <table:table-cell table:style-name="ce5" office:value-type="float" office:value="36229" calcext:value-type="float">
                <text:p>36.22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esar</text:p>
              </table:table-cell>
              <table:table-cell table:style-name="ce5" office:value-type="float" office:value="27694" calcext:value-type="float">
                <text:p>27.694</text:p>
              </table:table-cell>
              <table:table-cell table:style-name="ce5" office:value-type="float" office:value="28743" calcext:value-type="float">
                <text:p>28.743</text:p>
              </table:table-cell>
              <table:table-cell table:style-name="ce5" office:value-type="float" office:value="29632" calcext:value-type="float">
                <text:p>29.63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esar</text:p>
              </table:table-cell>
              <table:table-cell table:style-name="ce5" office:value-type="float" office:value="37399" calcext:value-type="float">
                <text:p>37.399</text:p>
              </table:table-cell>
              <table:table-cell table:style-name="ce5" office:value-type="float" office:value="38617" calcext:value-type="float">
                <text:p>38.617</text:p>
              </table:table-cell>
              <table:table-cell table:style-name="ce5" office:value-type="float" office:value="39667" calcext:value-type="float">
                <text:p>39.66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esar</text:p>
              </table:table-cell>
              <table:table-cell table:style-name="ce5" office:value-type="float" office:value="30159" calcext:value-type="float">
                <text:p>30.159</text:p>
              </table:table-cell>
              <table:table-cell table:style-name="ce5" office:value-type="float" office:value="30957" calcext:value-type="float">
                <text:p>30.957</text:p>
              </table:table-cell>
              <table:table-cell table:style-name="ce5" office:value-type="float" office:value="31650" calcext:value-type="float">
                <text:p>31.65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esar</text:p>
              </table:table-cell>
              <table:table-cell table:style-name="ce5" office:value-type="float" office:value="37531" calcext:value-type="float">
                <text:p>37.531</text:p>
              </table:table-cell>
              <table:table-cell table:style-name="ce5" office:value-type="float" office:value="39365" calcext:value-type="float">
                <text:p>39.365</text:p>
              </table:table-cell>
              <table:table-cell table:style-name="ce5" office:value-type="float" office:value="40858" calcext:value-type="float">
                <text:p>40.85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esar</text:p>
              </table:table-cell>
              <table:table-cell table:style-name="ce5" office:value-type="float" office:value="14973" calcext:value-type="float">
                <text:p>14.973</text:p>
              </table:table-cell>
              <table:table-cell table:style-name="ce5" office:value-type="float" office:value="15458" calcext:value-type="float">
                <text:p>15.458</text:p>
              </table:table-cell>
              <table:table-cell table:style-name="ce5" office:value-type="float" office:value="15864" calcext:value-type="float">
                <text:p>15.86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esar</text:p>
              </table:table-cell>
              <table:table-cell table:style-name="ce5" office:value-type="float" office:value="4379" calcext:value-type="float">
                <text:p>4.379</text:p>
              </table:table-cell>
              <table:table-cell table:style-name="ce5" office:value-type="float" office:value="4469" calcext:value-type="float">
                <text:p>4.469</text:p>
              </table:table-cell>
              <table:table-cell table:style-name="ce5" office:value-type="float" office:value="4568" calcext:value-type="float">
                <text:p>4.56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esar</text:p>
              </table:table-cell>
              <table:table-cell table:style-name="ce5" office:value-type="float" office:value="17150" calcext:value-type="float">
                <text:p>17.150</text:p>
              </table:table-cell>
              <table:table-cell table:style-name="ce5" office:value-type="float" office:value="17858" calcext:value-type="float">
                <text:p>17.858</text:p>
              </table:table-cell>
              <table:table-cell table:style-name="ce5" office:value-type="float" office:value="18448" calcext:value-type="float">
                <text:p>18.44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esar</text:p>
              </table:table-cell>
              <table:table-cell table:style-name="ce5" office:value-type="float" office:value="46722" calcext:value-type="float">
                <text:p>46.722</text:p>
              </table:table-cell>
              <table:table-cell table:style-name="ce5" office:value-type="float" office:value="49052" calcext:value-type="float">
                <text:p>49.052</text:p>
              </table:table-cell>
              <table:table-cell table:style-name="ce5" office:value-type="float" office:value="50946" calcext:value-type="float">
                <text:p>50.94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esar</text:p>
              </table:table-cell>
              <table:table-cell table:style-name="ce5" office:value-type="float" office:value="10047" calcext:value-type="float">
                <text:p>10.047</text:p>
              </table:table-cell>
              <table:table-cell table:style-name="ce5" office:value-type="float" office:value="10479" calcext:value-type="float">
                <text:p>10.479</text:p>
              </table:table-cell>
              <table:table-cell table:style-name="ce5" office:value-type="float" office:value="10835" calcext:value-type="float">
                <text:p>10.83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esar</text:p>
              </table:table-cell>
              <table:table-cell table:style-name="ce5" office:value-type="float" office:value="18566" calcext:value-type="float">
                <text:p>18.566</text:p>
              </table:table-cell>
              <table:table-cell table:style-name="ce5" office:value-type="float" office:value="19183" calcext:value-type="float">
                <text:p>19.183</text:p>
              </table:table-cell>
              <table:table-cell table:style-name="ce5" office:value-type="float" office:value="19705" calcext:value-type="float">
                <text:p>19.70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esar</text:p>
              </table:table-cell>
              <table:table-cell table:style-name="ce5" office:value-type="float" office:value="20683" calcext:value-type="float">
                <text:p>20.683</text:p>
              </table:table-cell>
              <table:table-cell table:style-name="ce5" office:value-type="float" office:value="21564" calcext:value-type="float">
                <text:p>21.564</text:p>
              </table:table-cell>
              <table:table-cell table:style-name="ce5" office:value-type="float" office:value="22291" calcext:value-type="float">
                <text:p>22.29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esar</text:p>
              </table:table-cell>
              <table:table-cell table:style-name="ce5" office:value-type="float" office:value="27007" calcext:value-type="float">
                <text:p>27.007</text:p>
              </table:table-cell>
              <table:table-cell table:style-name="ce5" office:value-type="float" office:value="28298" calcext:value-type="float">
                <text:p>28.298</text:p>
              </table:table-cell>
              <table:table-cell table:style-name="ce5" office:value-type="float" office:value="29437" calcext:value-type="float">
                <text:p>29.43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esar</text:p>
              </table:table-cell>
              <table:table-cell table:style-name="ce5" office:value-type="float" office:value="16837" calcext:value-type="float">
                <text:p>16.837</text:p>
              </table:table-cell>
              <table:table-cell table:style-name="ce5" office:value-type="float" office:value="17346" calcext:value-type="float">
                <text:p>17.346</text:p>
              </table:table-cell>
              <table:table-cell table:style-name="ce5" office:value-type="float" office:value="17793" calcext:value-type="float">
                <text:p>17.79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esar</text:p>
              </table:table-cell>
              <table:table-cell table:style-name="ce5" office:value-type="float" office:value="27759" calcext:value-type="float">
                <text:p>27.759</text:p>
              </table:table-cell>
              <table:table-cell table:style-name="ce5" office:value-type="float" office:value="28758" calcext:value-type="float">
                <text:p>28.758</text:p>
              </table:table-cell>
              <table:table-cell table:style-name="ce5" office:value-type="float" office:value="29603" calcext:value-type="float">
                <text:p>29.60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esar</text:p>
              </table:table-cell>
              <table:table-cell table:style-name="ce5" office:value-type="float" office:value="26247" calcext:value-type="float">
                <text:p>26.247</text:p>
              </table:table-cell>
              <table:table-cell table:style-name="ce5" office:value-type="float" office:value="27449" calcext:value-type="float">
                <text:p>27.449</text:p>
              </table:table-cell>
              <table:table-cell table:style-name="ce5" office:value-type="float" office:value="28453" calcext:value-type="float">
                <text:p>28.45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esar</text:p>
              </table:table-cell>
              <table:table-cell table:style-name="ce5" office:value-type="float" office:value="19022" calcext:value-type="float">
                <text:p>19.022</text:p>
              </table:table-cell>
              <table:table-cell table:style-name="ce5" office:value-type="float" office:value="19818" calcext:value-type="float">
                <text:p>19.818</text:p>
              </table:table-cell>
              <table:table-cell table:style-name="ce5" office:value-type="float" office:value="20470" calcext:value-type="float">
                <text:p>20.47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esar</text:p>
              </table:table-cell>
              <table:table-cell table:style-name="ce5" office:value-type="float" office:value="26674" calcext:value-type="float">
                <text:p>26.674</text:p>
              </table:table-cell>
              <table:table-cell table:style-name="ce5" office:value-type="float" office:value="27823" calcext:value-type="float">
                <text:p>27.823</text:p>
              </table:table-cell>
              <table:table-cell table:style-name="ce5" office:value-type="float" office:value="28769" calcext:value-type="float">
                <text:p>28.76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esar</text:p>
              </table:table-cell>
              <table:table-cell table:style-name="ce5" office:value-type="float" office:value="15339" calcext:value-type="float">
                <text:p>15.339</text:p>
              </table:table-cell>
              <table:table-cell table:style-name="ce5" office:value-type="float" office:value="15790" calcext:value-type="float">
                <text:p>15.790</text:p>
              </table:table-cell>
              <table:table-cell table:style-name="ce5" office:value-type="float" office:value="16189" calcext:value-type="float">
                <text:p>16.189</text:p>
              </table:table-cell>
              <table:table-cell table:number-columns-repeated="1019"/>
            </table:table-row>
          </table:table-row-group>
          <table:table-row table:style-name="ro1">
            <table:table-cell office:value-type="string" calcext:value-type="string">
              <text:p>Cesar Result</text:p>
            </table:table-cell>
            <table:table-cell table:formula="of:=SUBTOTAL(9;[$Municipios_2.$B$456:$Municipios_2.$B$480])" office:value-type="float" office:value="1200574" calcext:value-type="float">
              <text:p>1200574</text:p>
            </table:table-cell>
            <table:table-cell table:formula="of:=SUBTOTAL(9;[$Municipios_2.$C$456:$Municipios_2.$C$480])" office:value-type="float" office:value="1252398" calcext:value-type="float">
              <text:p>1252398</text:p>
            </table:table-cell>
            <table:table-cell table:formula="of:=SUBTOTAL(9;[$Municipios_2.$D$456:$Municipios_2.$D$480])" office:value-type="float" office:value="1295387" calcext:value-type="float">
              <text:p>1295387</text:p>
            </table:table-cell>
            <table:table-cell table:number-columns-repeated="1019"/>
          </table:table-row>
          <table:table-row-group table:display="false">
            <table:table-row table:style-name="ro1" table:visibility="collapse">
              <table:table-cell table:style-name="ce3" office:value-type="string" calcext:value-type="string">
                <text:p>Chocó</text:p>
              </table:table-cell>
              <table:table-cell table:style-name="ce5" office:value-type="float" office:value="129237" calcext:value-type="float">
                <text:p>129.237</text:p>
              </table:table-cell>
              <table:table-cell table:style-name="ce5" office:value-type="float" office:value="130042" calcext:value-type="float">
                <text:p>130.042</text:p>
              </table:table-cell>
              <table:table-cell table:style-name="ce5" office:value-type="float" office:value="130825" calcext:value-type="float">
                <text:p>130.82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hocó</text:p>
              </table:table-cell>
              <table:table-cell table:style-name="ce5" office:value-type="float" office:value="13999" calcext:value-type="float">
                <text:p>13.999</text:p>
              </table:table-cell>
              <table:table-cell table:style-name="ce5" office:value-type="float" office:value="14085" calcext:value-type="float">
                <text:p>14.085</text:p>
              </table:table-cell>
              <table:table-cell table:style-name="ce5" office:value-type="float" office:value="14159" calcext:value-type="float">
                <text:p>14.15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hocó</text:p>
              </table:table-cell>
              <table:table-cell table:style-name="ce5" office:value-type="float" office:value="27584" calcext:value-type="float">
                <text:p>27.584</text:p>
              </table:table-cell>
              <table:table-cell table:style-name="ce5" office:value-type="float" office:value="27982" calcext:value-type="float">
                <text:p>27.982</text:p>
              </table:table-cell>
              <table:table-cell table:style-name="ce5" office:value-type="float" office:value="28293" calcext:value-type="float">
                <text:p>28.29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hocó</text:p>
              </table:table-cell>
              <table:table-cell table:style-name="ce5" office:value-type="float" office:value="6063" calcext:value-type="float">
                <text:p>6.063</text:p>
              </table:table-cell>
              <table:table-cell table:style-name="ce5" office:value-type="float" office:value="6145" calcext:value-type="float">
                <text:p>6.145</text:p>
              </table:table-cell>
              <table:table-cell table:style-name="ce5" office:value-type="float" office:value="6208" calcext:value-type="float">
                <text:p>6.20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hocó</text:p>
              </table:table-cell>
              <table:table-cell table:style-name="ce5" office:value-type="float" office:value="11011" calcext:value-type="float">
                <text:p>11.011</text:p>
              </table:table-cell>
              <table:table-cell table:style-name="ce5" office:value-type="float" office:value="11149" calcext:value-type="float">
                <text:p>11.149</text:p>
              </table:table-cell>
              <table:table-cell table:style-name="ce5" office:value-type="float" office:value="11262" calcext:value-type="float">
                <text:p>11.26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hocó</text:p>
              </table:table-cell>
              <table:table-cell table:style-name="ce5" office:value-type="float" office:value="10123" calcext:value-type="float">
                <text:p>10.123</text:p>
              </table:table-cell>
              <table:table-cell table:style-name="ce5" office:value-type="float" office:value="10207" calcext:value-type="float">
                <text:p>10.207</text:p>
              </table:table-cell>
              <table:table-cell table:style-name="ce5" office:value-type="float" office:value="10279" calcext:value-type="float">
                <text:p>10.27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hocó</text:p>
              </table:table-cell>
              <table:table-cell table:style-name="ce5" office:value-type="float" office:value="29957" calcext:value-type="float">
                <text:p>29.957</text:p>
              </table:table-cell>
              <table:table-cell table:style-name="ce5" office:value-type="float" office:value="30263" calcext:value-type="float">
                <text:p>30.263</text:p>
              </table:table-cell>
              <table:table-cell table:style-name="ce5" office:value-type="float" office:value="30472" calcext:value-type="float">
                <text:p>30.47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hocó</text:p>
              </table:table-cell>
              <table:table-cell table:style-name="ce5" office:value-type="float" office:value="12073" calcext:value-type="float">
                <text:p>12.073</text:p>
              </table:table-cell>
              <table:table-cell table:style-name="ce5" office:value-type="float" office:value="12212" calcext:value-type="float">
                <text:p>12.212</text:p>
              </table:table-cell>
              <table:table-cell table:style-name="ce5" office:value-type="float" office:value="12326" calcext:value-type="float">
                <text:p>12.32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hocó</text:p>
              </table:table-cell>
              <table:table-cell table:style-name="ce5" office:value-type="float" office:value="6116" calcext:value-type="float">
                <text:p>6.116</text:p>
              </table:table-cell>
              <table:table-cell table:style-name="ce5" office:value-type="float" office:value="6210" calcext:value-type="float">
                <text:p>6.210</text:p>
              </table:table-cell>
              <table:table-cell table:style-name="ce5" office:value-type="float" office:value="6286" calcext:value-type="float">
                <text:p>6.28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hocó</text:p>
              </table:table-cell>
              <table:table-cell table:style-name="ce5" office:value-type="float" office:value="18433" calcext:value-type="float">
                <text:p>18.433</text:p>
              </table:table-cell>
              <table:table-cell table:style-name="ce5" office:value-type="float" office:value="18930" calcext:value-type="float">
                <text:p>18.930</text:p>
              </table:table-cell>
              <table:table-cell table:style-name="ce5" office:value-type="float" office:value="19509" calcext:value-type="float">
                <text:p>19.50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hocó</text:p>
              </table:table-cell>
              <table:table-cell table:style-name="ce5" office:value-type="float" office:value="5635" calcext:value-type="float">
                <text:p>5.635</text:p>
              </table:table-cell>
              <table:table-cell table:style-name="ce5" office:value-type="float" office:value="5705" calcext:value-type="float">
                <text:p>5.705</text:p>
              </table:table-cell>
              <table:table-cell table:style-name="ce5" office:value-type="float" office:value="5760" calcext:value-type="float">
                <text:p>5.76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hocó</text:p>
              </table:table-cell>
              <table:table-cell table:style-name="ce5" office:value-type="float" office:value="12663" calcext:value-type="float">
                <text:p>12.663</text:p>
              </table:table-cell>
              <table:table-cell table:style-name="ce5" office:value-type="float" office:value="12464" calcext:value-type="float">
                <text:p>12.464</text:p>
              </table:table-cell>
              <table:table-cell table:style-name="ce5" office:value-type="float" office:value="12367" calcext:value-type="float">
                <text:p>12.36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hocó</text:p>
              </table:table-cell>
              <table:table-cell table:style-name="ce5" office:value-type="float" office:value="8193" calcext:value-type="float">
                <text:p>8.193</text:p>
              </table:table-cell>
              <table:table-cell table:style-name="ce5" office:value-type="float" office:value="8197" calcext:value-type="float">
                <text:p>8.197</text:p>
              </table:table-cell>
              <table:table-cell table:style-name="ce5" office:value-type="float" office:value="8212" calcext:value-type="float">
                <text:p>8.21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hocó</text:p>
              </table:table-cell>
              <table:table-cell table:style-name="ce5" office:value-type="float" office:value="21669" calcext:value-type="float">
                <text:p>21.669</text:p>
              </table:table-cell>
              <table:table-cell table:style-name="ce5" office:value-type="float" office:value="22242" calcext:value-type="float">
                <text:p>22.242</text:p>
              </table:table-cell>
              <table:table-cell table:style-name="ce5" office:value-type="float" office:value="22890" calcext:value-type="float">
                <text:p>22.89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hocó</text:p>
              </table:table-cell>
              <table:table-cell table:style-name="ce5" office:value-type="float" office:value="30742" calcext:value-type="float">
                <text:p>30.742</text:p>
              </table:table-cell>
              <table:table-cell table:style-name="ce5" office:value-type="float" office:value="30739" calcext:value-type="float">
                <text:p>30.739</text:p>
              </table:table-cell>
              <table:table-cell table:style-name="ce5" office:value-type="float" office:value="30806" calcext:value-type="float">
                <text:p>30.80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hocó</text:p>
              </table:table-cell>
              <table:table-cell table:style-name="ce5" office:value-type="float" office:value="6685" calcext:value-type="float">
                <text:p>6.685</text:p>
              </table:table-cell>
              <table:table-cell table:style-name="ce5" office:value-type="float" office:value="6774" calcext:value-type="float">
                <text:p>6.774</text:p>
              </table:table-cell>
              <table:table-cell table:style-name="ce5" office:value-type="float" office:value="6841" calcext:value-type="float">
                <text:p>6.84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hocó</text:p>
              </table:table-cell>
              <table:table-cell table:style-name="ce5" office:value-type="float" office:value="9786" calcext:value-type="float">
                <text:p>9.786</text:p>
              </table:table-cell>
              <table:table-cell table:style-name="ce5" office:value-type="float" office:value="9850" calcext:value-type="float">
                <text:p>9.850</text:p>
              </table:table-cell>
              <table:table-cell table:style-name="ce5" office:value-type="float" office:value="9913" calcext:value-type="float">
                <text:p>9.91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hocó</text:p>
              </table:table-cell>
              <table:table-cell table:style-name="ce5" office:value-type="float" office:value="10672" calcext:value-type="float">
                <text:p>10.672</text:p>
              </table:table-cell>
              <table:table-cell table:style-name="ce5" office:value-type="float" office:value="10817" calcext:value-type="float">
                <text:p>10.817</text:p>
              </table:table-cell>
              <table:table-cell table:style-name="ce5" office:value-type="float" office:value="10930" calcext:value-type="float">
                <text:p>10.93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hocó</text:p>
              </table:table-cell>
              <table:table-cell table:style-name="ce5" office:value-type="float" office:value="15109" calcext:value-type="float">
                <text:p>15.109</text:p>
              </table:table-cell>
              <table:table-cell table:style-name="ce5" office:value-type="float" office:value="15405" calcext:value-type="float">
                <text:p>15.405</text:p>
              </table:table-cell>
              <table:table-cell table:style-name="ce5" office:value-type="float" office:value="15683" calcext:value-type="float">
                <text:p>15.68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hocó</text:p>
              </table:table-cell>
              <table:table-cell table:style-name="ce5" office:value-type="float" office:value="10579" calcext:value-type="float">
                <text:p>10.579</text:p>
              </table:table-cell>
              <table:table-cell table:style-name="ce5" office:value-type="float" office:value="10718" calcext:value-type="float">
                <text:p>10.718</text:p>
              </table:table-cell>
              <table:table-cell table:style-name="ce5" office:value-type="float" office:value="10826" calcext:value-type="float">
                <text:p>10.82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hocó</text:p>
              </table:table-cell>
              <table:table-cell table:style-name="ce5" office:value-type="float" office:value="9153" calcext:value-type="float">
                <text:p>9.153</text:p>
              </table:table-cell>
              <table:table-cell table:style-name="ce5" office:value-type="float" office:value="9116" calcext:value-type="float">
                <text:p>9.116</text:p>
              </table:table-cell>
              <table:table-cell table:style-name="ce5" office:value-type="float" office:value="9105" calcext:value-type="float">
                <text:p>9.10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hocó</text:p>
              </table:table-cell>
              <table:table-cell table:style-name="ce5" office:value-type="float" office:value="16223" calcext:value-type="float">
                <text:p>16.223</text:p>
              </table:table-cell>
              <table:table-cell table:style-name="ce5" office:value-type="float" office:value="16459" calcext:value-type="float">
                <text:p>16.459</text:p>
              </table:table-cell>
              <table:table-cell table:style-name="ce5" office:value-type="float" office:value="16642" calcext:value-type="float">
                <text:p>16.64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hocó</text:p>
              </table:table-cell>
              <table:table-cell table:style-name="ce5" office:value-type="float" office:value="5467" calcext:value-type="float">
                <text:p>5.467</text:p>
              </table:table-cell>
              <table:table-cell table:style-name="ce5" office:value-type="float" office:value="5537" calcext:value-type="float">
                <text:p>5.537</text:p>
              </table:table-cell>
              <table:table-cell table:style-name="ce5" office:value-type="float" office:value="5592" calcext:value-type="float">
                <text:p>5.59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hocó</text:p>
              </table:table-cell>
              <table:table-cell table:style-name="ce5" office:value-type="float" office:value="8236" calcext:value-type="float">
                <text:p>8.236</text:p>
              </table:table-cell>
              <table:table-cell table:style-name="ce5" office:value-type="float" office:value="8355" calcext:value-type="float">
                <text:p>8.355</text:p>
              </table:table-cell>
              <table:table-cell table:style-name="ce5" office:value-type="float" office:value="8448" calcext:value-type="float">
                <text:p>8.44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hocó</text:p>
              </table:table-cell>
              <table:table-cell table:style-name="ce5" office:value-type="float" office:value="53449" calcext:value-type="float">
                <text:p>53.449</text:p>
              </table:table-cell>
              <table:table-cell table:style-name="ce5" office:value-type="float" office:value="54458" calcext:value-type="float">
                <text:p>54.458</text:p>
              </table:table-cell>
              <table:table-cell table:style-name="ce5" office:value-type="float" office:value="55232" calcext:value-type="float">
                <text:p>55.23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hocó</text:p>
              </table:table-cell>
              <table:table-cell table:style-name="ce5" office:value-type="float" office:value="5114" calcext:value-type="float">
                <text:p>5.114</text:p>
              </table:table-cell>
              <table:table-cell table:style-name="ce5" office:value-type="float" office:value="5015" calcext:value-type="float">
                <text:p>5.015</text:p>
              </table:table-cell>
              <table:table-cell table:style-name="ce5" office:value-type="float" office:value="4961" calcext:value-type="float">
                <text:p>4.96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hocó</text:p>
              </table:table-cell>
              <table:table-cell table:style-name="ce5" office:value-type="float" office:value="3174" calcext:value-type="float">
                <text:p>3.174</text:p>
              </table:table-cell>
              <table:table-cell table:style-name="ce5" office:value-type="float" office:value="3202" calcext:value-type="float">
                <text:p>3.202</text:p>
              </table:table-cell>
              <table:table-cell table:style-name="ce5" office:value-type="float" office:value="3220" calcext:value-type="float">
                <text:p>3.22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hocó</text:p>
              </table:table-cell>
              <table:table-cell table:style-name="ce5" office:value-type="float" office:value="18011" calcext:value-type="float">
                <text:p>18.011</text:p>
              </table:table-cell>
              <table:table-cell table:style-name="ce5" office:value-type="float" office:value="17925" calcext:value-type="float">
                <text:p>17.925</text:p>
              </table:table-cell>
              <table:table-cell table:style-name="ce5" office:value-type="float" office:value="17913" calcext:value-type="float">
                <text:p>17.91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hocó</text:p>
              </table:table-cell>
              <table:table-cell table:style-name="ce5" office:value-type="float" office:value="12854" calcext:value-type="float">
                <text:p>12.854</text:p>
              </table:table-cell>
              <table:table-cell table:style-name="ce5" office:value-type="float" office:value="12821" calcext:value-type="float">
                <text:p>12.821</text:p>
              </table:table-cell>
              <table:table-cell table:style-name="ce5" office:value-type="float" office:value="12822" calcext:value-type="float">
                <text:p>12.82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hocó</text:p>
              </table:table-cell>
              <table:table-cell table:style-name="ce5" office:value-type="float" office:value="6816" calcext:value-type="float">
                <text:p>6.816</text:p>
              </table:table-cell>
              <table:table-cell table:style-name="ce5" office:value-type="float" office:value="6909" calcext:value-type="float">
                <text:p>6.909</text:p>
              </table:table-cell>
              <table:table-cell table:style-name="ce5" office:value-type="float" office:value="6982" calcext:value-type="float">
                <text:p>6.982</text:p>
              </table:table-cell>
              <table:table-cell table:number-columns-repeated="1019"/>
            </table:table-row>
          </table:table-row-group>
          <table:table-row table:style-name="ro1">
            <table:table-cell office:value-type="string" calcext:value-type="string">
              <text:p>Chocó Result</text:p>
            </table:table-cell>
            <table:table-cell table:formula="of:=SUBTOTAL(9;[$Municipios_2.$B$482:$Municipios_2.$B$511])" office:value-type="float" office:value="534826" calcext:value-type="float">
              <text:p>534826</text:p>
            </table:table-cell>
            <table:table-cell table:formula="of:=SUBTOTAL(9;[$Municipios_2.$C$482:$Municipios_2.$C$511])" office:value-type="float" office:value="539933" calcext:value-type="float">
              <text:p>539933</text:p>
            </table:table-cell>
            <table:table-cell table:formula="of:=SUBTOTAL(9;[$Municipios_2.$D$482:$Municipios_2.$D$511])" office:value-type="float" office:value="544764" calcext:value-type="float">
              <text:p>544764</text:p>
            </table:table-cell>
            <table:table-cell table:number-columns-repeated="1019"/>
          </table:table-row>
          <table:table-row-group table:display="false">
            <table:table-row table:style-name="ro1" table:visibility="collapse">
              <table:table-cell table:style-name="ce3" office:value-type="string" calcext:value-type="string">
                <text:p>Córdoba</text:p>
              </table:table-cell>
              <table:table-cell table:style-name="ce5" office:value-type="float" office:value="490935" calcext:value-type="float">
                <text:p>490.935</text:p>
              </table:table-cell>
              <table:table-cell table:style-name="ce5" office:value-type="float" office:value="498858" calcext:value-type="float">
                <text:p>498.858</text:p>
              </table:table-cell>
              <table:table-cell table:style-name="ce5" office:value-type="float" office:value="505334" calcext:value-type="float">
                <text:p>505.33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órdoba</text:p>
              </table:table-cell>
              <table:table-cell table:style-name="ce5" office:value-type="float" office:value="46968" calcext:value-type="float">
                <text:p>46.968</text:p>
              </table:table-cell>
              <table:table-cell table:style-name="ce5" office:value-type="float" office:value="47057" calcext:value-type="float">
                <text:p>47.057</text:p>
              </table:table-cell>
              <table:table-cell table:style-name="ce5" office:value-type="float" office:value="47247" calcext:value-type="float">
                <text:p>47.24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órdoba</text:p>
              </table:table-cell>
              <table:table-cell table:style-name="ce5" office:value-type="float" office:value="21078" calcext:value-type="float">
                <text:p>21.078</text:p>
              </table:table-cell>
              <table:table-cell table:style-name="ce5" office:value-type="float" office:value="21274" calcext:value-type="float">
                <text:p>21.274</text:p>
              </table:table-cell>
              <table:table-cell table:style-name="ce5" office:value-type="float" office:value="21451" calcext:value-type="float">
                <text:p>21.45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órdoba</text:p>
              </table:table-cell>
              <table:table-cell table:style-name="ce5" office:value-type="float" office:value="15353" calcext:value-type="float">
                <text:p>15.353</text:p>
              </table:table-cell>
              <table:table-cell table:style-name="ce5" office:value-type="float" office:value="15385" calcext:value-type="float">
                <text:p>15.385</text:p>
              </table:table-cell>
              <table:table-cell table:style-name="ce5" office:value-type="float" office:value="15437" calcext:value-type="float">
                <text:p>15.43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órdoba</text:p>
              </table:table-cell>
              <table:table-cell table:style-name="ce5" office:value-type="float" office:value="105815" calcext:value-type="float">
                <text:p>105.815</text:p>
              </table:table-cell>
              <table:table-cell table:style-name="ce5" office:value-type="float" office:value="107234" calcext:value-type="float">
                <text:p>107.234</text:p>
              </table:table-cell>
              <table:table-cell table:style-name="ce5" office:value-type="float" office:value="108409" calcext:value-type="float">
                <text:p>108.40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órdoba</text:p>
              </table:table-cell>
              <table:table-cell table:style-name="ce5" office:value-type="float" office:value="17529" calcext:value-type="float">
                <text:p>17.529</text:p>
              </table:table-cell>
              <table:table-cell table:style-name="ce5" office:value-type="float" office:value="17738" calcext:value-type="float">
                <text:p>17.738</text:p>
              </table:table-cell>
              <table:table-cell table:style-name="ce5" office:value-type="float" office:value="17905" calcext:value-type="float">
                <text:p>17.90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órdoba</text:p>
              </table:table-cell>
              <table:table-cell table:style-name="ce5" office:value-type="float" office:value="47917" calcext:value-type="float">
                <text:p>47.917</text:p>
              </table:table-cell>
              <table:table-cell table:style-name="ce5" office:value-type="float" office:value="48323" calcext:value-type="float">
                <text:p>48.323</text:p>
              </table:table-cell>
              <table:table-cell table:style-name="ce5" office:value-type="float" office:value="48694" calcext:value-type="float">
                <text:p>48.69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órdoba</text:p>
              </table:table-cell>
              <table:table-cell table:style-name="ce5" office:value-type="float" office:value="59086" calcext:value-type="float">
                <text:p>59.086</text:p>
              </table:table-cell>
              <table:table-cell table:style-name="ce5" office:value-type="float" office:value="59871" calcext:value-type="float">
                <text:p>59.871</text:p>
              </table:table-cell>
              <table:table-cell table:style-name="ce5" office:value-type="float" office:value="60521" calcext:value-type="float">
                <text:p>60.52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órdoba</text:p>
              </table:table-cell>
              <table:table-cell table:style-name="ce5" office:value-type="float" office:value="19041" calcext:value-type="float">
                <text:p>19.041</text:p>
              </table:table-cell>
              <table:table-cell table:style-name="ce5" office:value-type="float" office:value="19315" calcext:value-type="float">
                <text:p>19.315</text:p>
              </table:table-cell>
              <table:table-cell table:style-name="ce5" office:value-type="float" office:value="19549" calcext:value-type="float">
                <text:p>19.54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órdoba</text:p>
              </table:table-cell>
              <table:table-cell table:style-name="ce5" office:value-type="float" office:value="14866" calcext:value-type="float">
                <text:p>14.866</text:p>
              </table:table-cell>
              <table:table-cell table:style-name="ce5" office:value-type="float" office:value="15058" calcext:value-type="float">
                <text:p>15.058</text:p>
              </table:table-cell>
              <table:table-cell table:style-name="ce5" office:value-type="float" office:value="15218" calcext:value-type="float">
                <text:p>15.21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órdoba</text:p>
              </table:table-cell>
              <table:table-cell table:style-name="ce5" office:value-type="float" office:value="113909" calcext:value-type="float">
                <text:p>113.909</text:p>
              </table:table-cell>
              <table:table-cell table:style-name="ce5" office:value-type="float" office:value="114666" calcext:value-type="float">
                <text:p>114.666</text:p>
              </table:table-cell>
              <table:table-cell table:style-name="ce5" office:value-type="float" office:value="115461" calcext:value-type="float">
                <text:p>115.46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órdoba</text:p>
              </table:table-cell>
              <table:table-cell table:style-name="ce5" office:value-type="float" office:value="18717" calcext:value-type="float">
                <text:p>18.717</text:p>
              </table:table-cell>
              <table:table-cell table:style-name="ce5" office:value-type="float" office:value="19038" calcext:value-type="float">
                <text:p>19.038</text:p>
              </table:table-cell>
              <table:table-cell table:style-name="ce5" office:value-type="float" office:value="19314" calcext:value-type="float">
                <text:p>19.31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órdoba</text:p>
              </table:table-cell>
              <table:table-cell table:style-name="ce5" office:value-type="float" office:value="19590" calcext:value-type="float">
                <text:p>19.590</text:p>
              </table:table-cell>
              <table:table-cell table:style-name="ce5" office:value-type="float" office:value="19876" calcext:value-type="float">
                <text:p>19.876</text:p>
              </table:table-cell>
              <table:table-cell table:style-name="ce5" office:value-type="float" office:value="20117" calcext:value-type="float">
                <text:p>20.11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órdoba</text:p>
              </table:table-cell>
              <table:table-cell table:style-name="ce5" office:value-type="float" office:value="81641" calcext:value-type="float">
                <text:p>81.641</text:p>
              </table:table-cell>
              <table:table-cell table:style-name="ce5" office:value-type="float" office:value="83908" calcext:value-type="float">
                <text:p>83.908</text:p>
              </table:table-cell>
              <table:table-cell table:style-name="ce5" office:value-type="float" office:value="85885" calcext:value-type="float">
                <text:p>85.88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órdoba</text:p>
              </table:table-cell>
              <table:table-cell table:style-name="ce5" office:value-type="float" office:value="29833" calcext:value-type="float">
                <text:p>29.833</text:p>
              </table:table-cell>
              <table:table-cell table:style-name="ce5" office:value-type="float" office:value="30242" calcext:value-type="float">
                <text:p>30.242</text:p>
              </table:table-cell>
              <table:table-cell table:style-name="ce5" office:value-type="float" office:value="30580" calcext:value-type="float">
                <text:p>30.58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órdoba</text:p>
              </table:table-cell>
              <table:table-cell table:style-name="ce5" office:value-type="float" office:value="64205" calcext:value-type="float">
                <text:p>64.205</text:p>
              </table:table-cell>
              <table:table-cell table:style-name="ce5" office:value-type="float" office:value="64465" calcext:value-type="float">
                <text:p>64.465</text:p>
              </table:table-cell>
              <table:table-cell table:style-name="ce5" office:value-type="float" office:value="64776" calcext:value-type="float">
                <text:p>64.77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órdoba</text:p>
              </table:table-cell>
              <table:table-cell table:style-name="ce5" office:value-type="float" office:value="35655" calcext:value-type="float">
                <text:p>35.655</text:p>
              </table:table-cell>
              <table:table-cell table:style-name="ce5" office:value-type="float" office:value="36112" calcext:value-type="float">
                <text:p>36.112</text:p>
              </table:table-cell>
              <table:table-cell table:style-name="ce5" office:value-type="float" office:value="36486" calcext:value-type="float">
                <text:p>36.48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órdoba</text:p>
              </table:table-cell>
              <table:table-cell table:style-name="ce5" office:value-type="float" office:value="23649" calcext:value-type="float">
                <text:p>23.649</text:p>
              </table:table-cell>
              <table:table-cell table:style-name="ce5" office:value-type="float" office:value="24036" calcext:value-type="float">
                <text:p>24.036</text:p>
              </table:table-cell>
              <table:table-cell table:style-name="ce5" office:value-type="float" office:value="24364" calcext:value-type="float">
                <text:p>24.36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órdoba</text:p>
              </table:table-cell>
              <table:table-cell table:style-name="ce5" office:value-type="float" office:value="41873" calcext:value-type="float">
                <text:p>41.873</text:p>
              </table:table-cell>
              <table:table-cell table:style-name="ce5" office:value-type="float" office:value="42835" calcext:value-type="float">
                <text:p>42.835</text:p>
              </table:table-cell>
              <table:table-cell table:style-name="ce5" office:value-type="float" office:value="43573" calcext:value-type="float">
                <text:p>43.57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órdoba</text:p>
              </table:table-cell>
              <table:table-cell table:style-name="ce5" office:value-type="float" office:value="17206" calcext:value-type="float">
                <text:p>17.206</text:p>
              </table:table-cell>
              <table:table-cell table:style-name="ce5" office:value-type="float" office:value="17411" calcext:value-type="float">
                <text:p>17.411</text:p>
              </table:table-cell>
              <table:table-cell table:style-name="ce5" office:value-type="float" office:value="17587" calcext:value-type="float">
                <text:p>17.58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órdoba</text:p>
              </table:table-cell>
              <table:table-cell table:style-name="ce5" office:value-type="float" office:value="107636" calcext:value-type="float">
                <text:p>107.636</text:p>
              </table:table-cell>
              <table:table-cell table:style-name="ce5" office:value-type="float" office:value="109052" calcext:value-type="float">
                <text:p>109.052</text:p>
              </table:table-cell>
              <table:table-cell table:style-name="ce5" office:value-type="float" office:value="110233" calcext:value-type="float">
                <text:p>110.23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órdoba</text:p>
              </table:table-cell>
              <table:table-cell table:style-name="ce5" office:value-type="float" office:value="48610" calcext:value-type="float">
                <text:p>48.610</text:p>
              </table:table-cell>
              <table:table-cell table:style-name="ce5" office:value-type="float" office:value="48215" calcext:value-type="float">
                <text:p>48.215</text:p>
              </table:table-cell>
              <table:table-cell table:style-name="ce5" office:value-type="float" office:value="48042" calcext:value-type="float">
                <text:p>48.04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órdoba</text:p>
              </table:table-cell>
              <table:table-cell table:style-name="ce5" office:value-type="float" office:value="33878" calcext:value-type="float">
                <text:p>33.878</text:p>
              </table:table-cell>
              <table:table-cell table:style-name="ce5" office:value-type="float" office:value="34520" calcext:value-type="float">
                <text:p>34.520</text:p>
              </table:table-cell>
              <table:table-cell table:style-name="ce5" office:value-type="float" office:value="35035" calcext:value-type="float">
                <text:p>35.03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órdoba</text:p>
              </table:table-cell>
              <table:table-cell table:style-name="ce5" office:value-type="float" office:value="37007" calcext:value-type="float">
                <text:p>37.007</text:p>
              </table:table-cell>
              <table:table-cell table:style-name="ce5" office:value-type="float" office:value="37052" calcext:value-type="float">
                <text:p>37.052</text:p>
              </table:table-cell>
              <table:table-cell table:style-name="ce5" office:value-type="float" office:value="37075" calcext:value-type="float">
                <text:p>37.07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órdoba</text:p>
              </table:table-cell>
              <table:table-cell table:style-name="ce5" office:value-type="float" office:value="26954" calcext:value-type="float">
                <text:p>26.954</text:p>
              </table:table-cell>
              <table:table-cell table:style-name="ce5" office:value-type="float" office:value="27174" calcext:value-type="float">
                <text:p>27.174</text:p>
              </table:table-cell>
              <table:table-cell table:style-name="ce5" office:value-type="float" office:value="27368" calcext:value-type="float">
                <text:p>27.36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órdoba</text:p>
              </table:table-cell>
              <table:table-cell table:style-name="ce5" office:value-type="float" office:value="13345" calcext:value-type="float">
                <text:p>13.345</text:p>
              </table:table-cell>
              <table:table-cell table:style-name="ce5" office:value-type="float" office:value="13584" calcext:value-type="float">
                <text:p>13.584</text:p>
              </table:table-cell>
              <table:table-cell table:style-name="ce5" office:value-type="float" office:value="13814" calcext:value-type="float">
                <text:p>13.81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órdoba</text:p>
              </table:table-cell>
              <table:table-cell table:style-name="ce5" office:value-type="float" office:value="51838" calcext:value-type="float">
                <text:p>51.838</text:p>
              </table:table-cell>
              <table:table-cell table:style-name="ce5" office:value-type="float" office:value="52481" calcext:value-type="float">
                <text:p>52.481</text:p>
              </table:table-cell>
              <table:table-cell table:style-name="ce5" office:value-type="float" office:value="52994" calcext:value-type="float">
                <text:p>52.99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órdoba</text:p>
              </table:table-cell>
              <table:table-cell table:style-name="ce5" office:value-type="float" office:value="92349" calcext:value-type="float">
                <text:p>92.349</text:p>
              </table:table-cell>
              <table:table-cell table:style-name="ce5" office:value-type="float" office:value="93873" calcext:value-type="float">
                <text:p>93.873</text:p>
              </table:table-cell>
              <table:table-cell table:style-name="ce5" office:value-type="float" office:value="95177" calcext:value-type="float">
                <text:p>95.17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órdoba</text:p>
              </table:table-cell>
              <table:table-cell table:style-name="ce5" office:value-type="float" office:value="52606" calcext:value-type="float">
                <text:p>52.606</text:p>
              </table:table-cell>
              <table:table-cell table:style-name="ce5" office:value-type="float" office:value="53744" calcext:value-type="float">
                <text:p>53.744</text:p>
              </table:table-cell>
              <table:table-cell table:style-name="ce5" office:value-type="float" office:value="54958" calcext:value-type="float">
                <text:p>54.95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órdoba</text:p>
              </table:table-cell>
              <table:table-cell table:style-name="ce5" office:value-type="float" office:value="35694" calcext:value-type="float">
                <text:p>35.694</text:p>
              </table:table-cell>
              <table:table-cell table:style-name="ce5" office:value-type="float" office:value="36042" calcext:value-type="float">
                <text:p>36.042</text:p>
              </table:table-cell>
              <table:table-cell table:style-name="ce5" office:value-type="float" office:value="36343" calcext:value-type="float">
                <text:p>36.343</text:p>
              </table:table-cell>
              <table:table-cell table:number-columns-repeated="1019"/>
            </table:table-row>
          </table:table-row-group>
          <table:table-row table:style-name="ro1">
            <table:table-cell office:value-type="string" calcext:value-type="string">
              <text:p>Córdoba Result</text:p>
            </table:table-cell>
            <table:table-cell table:formula="of:=SUBTOTAL(9;[.$B$513:.$B$542])" office:value-type="float" office:value="1784783" calcext:value-type="float">
              <text:p>1784783</text:p>
            </table:table-cell>
            <table:table-cell table:formula="of:=SUBTOTAL(9;[.$C$513:.$C$542])" office:value-type="float" office:value="1808439" calcext:value-type="float">
              <text:p>1808439</text:p>
            </table:table-cell>
            <table:table-cell table:formula="of:=SUBTOTAL(9;[.$D$513:.$D$542])" office:value-type="float" office:value="1828947" calcext:value-type="float">
              <text:p>1828947</text:p>
            </table:table-cell>
            <table:table-cell table:number-columns-repeated="1019"/>
          </table:table-row>
          <table:table-row-group table:display="false"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11685" calcext:value-type="float">
                <text:p>11.685</text:p>
              </table:table-cell>
              <table:table-cell table:style-name="ce5" office:value-type="float" office:value="11966" calcext:value-type="float">
                <text:p>11.966</text:p>
              </table:table-cell>
              <table:table-cell table:style-name="ce5" office:value-type="float" office:value="12325" calcext:value-type="float">
                <text:p>12.32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6438" calcext:value-type="float">
                <text:p>6.438</text:p>
              </table:table-cell>
              <table:table-cell table:style-name="ce5" office:value-type="float" office:value="6650" calcext:value-type="float">
                <text:p>6.650</text:p>
              </table:table-cell>
              <table:table-cell table:style-name="ce5" office:value-type="float" office:value="6879" calcext:value-type="float">
                <text:p>6.87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14519" calcext:value-type="float">
                <text:p>14.519</text:p>
              </table:table-cell>
              <table:table-cell table:style-name="ce5" office:value-type="float" office:value="15315" calcext:value-type="float">
                <text:p>15.315</text:p>
              </table:table-cell>
              <table:table-cell table:style-name="ce5" office:value-type="float" office:value="16064" calcext:value-type="float">
                <text:p>16.06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13816" calcext:value-type="float">
                <text:p>13.816</text:p>
              </table:table-cell>
              <table:table-cell table:style-name="ce5" office:value-type="float" office:value="14161" calcext:value-type="float">
                <text:p>14.161</text:p>
              </table:table-cell>
              <table:table-cell table:style-name="ce5" office:value-type="float" office:value="14577" calcext:value-type="float">
                <text:p>14.57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10860" calcext:value-type="float">
                <text:p>10.860</text:p>
              </table:table-cell>
              <table:table-cell table:style-name="ce5" office:value-type="float" office:value="10825" calcext:value-type="float">
                <text:p>10.825</text:p>
              </table:table-cell>
              <table:table-cell table:style-name="ce5" office:value-type="float" office:value="10959" calcext:value-type="float">
                <text:p>10.95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1789" calcext:value-type="float">
                <text:p>1.789</text:p>
              </table:table-cell>
              <table:table-cell table:style-name="ce5" office:value-type="float" office:value="1832" calcext:value-type="float">
                <text:p>1.832</text:p>
              </table:table-cell>
              <table:table-cell table:style-name="ce5" office:value-type="float" office:value="1885" calcext:value-type="float">
                <text:p>1.88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2467" calcext:value-type="float">
                <text:p>2.467</text:p>
              </table:table-cell>
              <table:table-cell table:style-name="ce5" office:value-type="float" office:value="2507" calcext:value-type="float">
                <text:p>2.507</text:p>
              </table:table-cell>
              <table:table-cell table:style-name="ce5" office:value-type="float" office:value="2568" calcext:value-type="float">
                <text:p>2.56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9913" calcext:value-type="float">
                <text:p>9.913</text:p>
              </table:table-cell>
              <table:table-cell table:style-name="ce5" office:value-type="float" office:value="10524" calcext:value-type="float">
                <text:p>10.524</text:p>
              </table:table-cell>
              <table:table-cell table:style-name="ce5" office:value-type="float" office:value="11092" calcext:value-type="float">
                <text:p>11.09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4722" calcext:value-type="float">
                <text:p>4.722</text:p>
              </table:table-cell>
              <table:table-cell table:style-name="ce5" office:value-type="float" office:value="4885" calcext:value-type="float">
                <text:p>4.885</text:p>
              </table:table-cell>
              <table:table-cell table:style-name="ce5" office:value-type="float" office:value="5062" calcext:value-type="float">
                <text:p>5.06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9972" calcext:value-type="float">
                <text:p>9.972</text:p>
              </table:table-cell>
              <table:table-cell table:style-name="ce5" office:value-type="float" office:value="10324" calcext:value-type="float">
                <text:p>10.324</text:p>
              </table:table-cell>
              <table:table-cell table:style-name="ce5" office:value-type="float" office:value="10703" calcext:value-type="float">
                <text:p>10.70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82244" calcext:value-type="float">
                <text:p>82.244</text:p>
              </table:table-cell>
              <table:table-cell table:style-name="ce5" office:value-type="float" office:value="87866" calcext:value-type="float">
                <text:p>87.866</text:p>
              </table:table-cell>
              <table:table-cell table:style-name="ce5" office:value-type="float" office:value="92967" calcext:value-type="float">
                <text:p>92.96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12569" calcext:value-type="float">
                <text:p>12.569</text:p>
              </table:table-cell>
              <table:table-cell table:style-name="ce5" office:value-type="float" office:value="12714" calcext:value-type="float">
                <text:p>12.714</text:p>
              </table:table-cell>
              <table:table-cell table:style-name="ce5" office:value-type="float" office:value="12990" calcext:value-type="float">
                <text:p>12.99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17099" calcext:value-type="float">
                <text:p>17.099</text:p>
              </table:table-cell>
              <table:table-cell table:style-name="ce5" office:value-type="float" office:value="17480" calcext:value-type="float">
                <text:p>17.480</text:p>
              </table:table-cell>
              <table:table-cell table:style-name="ce5" office:value-type="float" office:value="17956" calcext:value-type="float">
                <text:p>17.95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7580" calcext:value-type="float">
                <text:p>7.580</text:p>
              </table:table-cell>
              <table:table-cell table:style-name="ce5" office:value-type="float" office:value="7733" calcext:value-type="float">
                <text:p>7.733</text:p>
              </table:table-cell>
              <table:table-cell table:style-name="ce5" office:value-type="float" office:value="7940" calcext:value-type="float">
                <text:p>7.94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4182" calcext:value-type="float">
                <text:p>4.182</text:p>
              </table:table-cell>
              <table:table-cell table:style-name="ce5" office:value-type="float" office:value="4255" calcext:value-type="float">
                <text:p>4.255</text:p>
              </table:table-cell>
              <table:table-cell table:style-name="ce5" office:value-type="float" office:value="4364" calcext:value-type="float">
                <text:p>4.36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132181" calcext:value-type="float">
                <text:p>132.181</text:p>
              </table:table-cell>
              <table:table-cell table:style-name="ce5" office:value-type="float" office:value="141308" calcext:value-type="float">
                <text:p>141.308</text:p>
              </table:table-cell>
              <table:table-cell table:style-name="ce5" office:value-type="float" office:value="149570" calcext:value-type="float">
                <text:p>149.57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9467" calcext:value-type="float">
                <text:p>9.467</text:p>
              </table:table-cell>
              <table:table-cell table:style-name="ce5" office:value-type="float" office:value="9748" calcext:value-type="float">
                <text:p>9.748</text:p>
              </table:table-cell>
              <table:table-cell table:style-name="ce5" office:value-type="float" office:value="10058" calcext:value-type="float">
                <text:p>10.05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10961" calcext:value-type="float">
                <text:p>10.961</text:p>
              </table:table-cell>
              <table:table-cell table:style-name="ce5" office:value-type="float" office:value="11213" calcext:value-type="float">
                <text:p>11.213</text:p>
              </table:table-cell>
              <table:table-cell table:style-name="ce5" office:value-type="float" office:value="11528" calcext:value-type="float">
                <text:p>11.52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20568" calcext:value-type="float">
                <text:p>20.568</text:p>
              </table:table-cell>
              <table:table-cell table:style-name="ce5" office:value-type="float" office:value="21425" calcext:value-type="float">
                <text:p>21.425</text:p>
              </table:table-cell>
              <table:table-cell table:style-name="ce5" office:value-type="float" office:value="22278" calcext:value-type="float">
                <text:p>22.27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22067" calcext:value-type="float">
                <text:p>22.067</text:p>
              </table:table-cell>
              <table:table-cell table:style-name="ce5" office:value-type="float" office:value="23286" calcext:value-type="float">
                <text:p>23.286</text:p>
              </table:table-cell>
              <table:table-cell table:style-name="ce5" office:value-type="float" office:value="24434" calcext:value-type="float">
                <text:p>24.43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32691" calcext:value-type="float">
                <text:p>32.691</text:p>
              </table:table-cell>
              <table:table-cell table:style-name="ce5" office:value-type="float" office:value="34948" calcext:value-type="float">
                <text:p>34.948</text:p>
              </table:table-cell>
              <table:table-cell table:style-name="ce5" office:value-type="float" office:value="36992" calcext:value-type="float">
                <text:p>36.99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7626" calcext:value-type="float">
                <text:p>7.626</text:p>
              </table:table-cell>
              <table:table-cell table:style-name="ce5" office:value-type="float" office:value="7935" calcext:value-type="float">
                <text:p>7.935</text:p>
              </table:table-cell>
              <table:table-cell table:style-name="ce5" office:value-type="float" office:value="8257" calcext:value-type="float">
                <text:p>8.25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23886" calcext:value-type="float">
                <text:p>23.886</text:p>
              </table:table-cell>
              <table:table-cell table:style-name="ce5" office:value-type="float" office:value="25047" calcext:value-type="float">
                <text:p>25.047</text:p>
              </table:table-cell>
              <table:table-cell table:style-name="ce5" office:value-type="float" office:value="26176" calcext:value-type="float">
                <text:p>26.17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4681" calcext:value-type="float">
                <text:p>4.681</text:p>
              </table:table-cell>
              <table:table-cell table:style-name="ce5" office:value-type="float" office:value="4710" calcext:value-type="float">
                <text:p>4.710</text:p>
              </table:table-cell>
              <table:table-cell table:style-name="ce5" office:value-type="float" office:value="4789" calcext:value-type="float">
                <text:p>4.78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22065" calcext:value-type="float">
                <text:p>22.065</text:p>
              </table:table-cell>
              <table:table-cell table:style-name="ce5" office:value-type="float" office:value="23417" calcext:value-type="float">
                <text:p>23.417</text:p>
              </table:table-cell>
              <table:table-cell table:style-name="ce5" office:value-type="float" office:value="24768" calcext:value-type="float">
                <text:p>24.76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139441" calcext:value-type="float">
                <text:p>139.441</text:p>
              </table:table-cell>
              <table:table-cell table:style-name="ce5" office:value-type="float" office:value="148001" calcext:value-type="float">
                <text:p>148.001</text:p>
              </table:table-cell>
              <table:table-cell table:style-name="ce5" office:value-type="float" office:value="155978" calcext:value-type="float">
                <text:p>155.97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11986" calcext:value-type="float">
                <text:p>11.986</text:p>
              </table:table-cell>
              <table:table-cell table:style-name="ce5" office:value-type="float" office:value="12367" calcext:value-type="float">
                <text:p>12.367</text:p>
              </table:table-cell>
              <table:table-cell table:style-name="ce5" office:value-type="float" office:value="12803" calcext:value-type="float">
                <text:p>12.80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5784" calcext:value-type="float">
                <text:p>5.784</text:p>
              </table:table-cell>
              <table:table-cell table:style-name="ce5" office:value-type="float" office:value="5892" calcext:value-type="float">
                <text:p>5.892</text:p>
              </table:table-cell>
              <table:table-cell table:style-name="ce5" office:value-type="float" office:value="6038" calcext:value-type="float">
                <text:p>6.03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93154" calcext:value-type="float">
                <text:p>93.154</text:p>
              </table:table-cell>
              <table:table-cell table:style-name="ce5" office:value-type="float" office:value="99387" calcext:value-type="float">
                <text:p>99.387</text:p>
              </table:table-cell>
              <table:table-cell table:style-name="ce5" office:value-type="float" office:value="105086" calcext:value-type="float">
                <text:p>105.08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4904" calcext:value-type="float">
                <text:p>4.904</text:p>
              </table:table-cell>
              <table:table-cell table:style-name="ce5" office:value-type="float" office:value="5047" calcext:value-type="float">
                <text:p>5.047</text:p>
              </table:table-cell>
              <table:table-cell table:style-name="ce5" office:value-type="float" office:value="5211" calcext:value-type="float">
                <text:p>5.21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138498" calcext:value-type="float">
                <text:p>138.498</text:p>
              </table:table-cell>
              <table:table-cell table:style-name="ce5" office:value-type="float" office:value="146556" calcext:value-type="float">
                <text:p>146.556</text:p>
              </table:table-cell>
              <table:table-cell table:style-name="ce5" office:value-type="float" office:value="154143" calcext:value-type="float">
                <text:p>154.14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4436" calcext:value-type="float">
                <text:p>4.436</text:p>
              </table:table-cell>
              <table:table-cell table:style-name="ce5" office:value-type="float" office:value="4386" calcext:value-type="float">
                <text:p>4.386</text:p>
              </table:table-cell>
              <table:table-cell table:style-name="ce5" office:value-type="float" office:value="4405" calcext:value-type="float">
                <text:p>4.40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17026" calcext:value-type="float">
                <text:p>17.026</text:p>
              </table:table-cell>
              <table:table-cell table:style-name="ce5" office:value-type="float" office:value="18264" calcext:value-type="float">
                <text:p>18.264</text:p>
              </table:table-cell>
              <table:table-cell table:style-name="ce5" office:value-type="float" office:value="19376" calcext:value-type="float">
                <text:p>19.37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8425" calcext:value-type="float">
                <text:p>8.425</text:p>
              </table:table-cell>
              <table:table-cell table:style-name="ce5" office:value-type="float" office:value="8439" calcext:value-type="float">
                <text:p>8.439</text:p>
              </table:table-cell>
              <table:table-cell table:style-name="ce5" office:value-type="float" office:value="8539" calcext:value-type="float">
                <text:p>8.53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3120" calcext:value-type="float">
                <text:p>3.120</text:p>
              </table:table-cell>
              <table:table-cell table:style-name="ce5" office:value-type="float" office:value="3152" calcext:value-type="float">
                <text:p>3.152</text:p>
              </table:table-cell>
              <table:table-cell table:style-name="ce5" office:value-type="float" office:value="3214" calcext:value-type="float">
                <text:p>3.21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101018" calcext:value-type="float">
                <text:p>101.018</text:p>
              </table:table-cell>
              <table:table-cell table:style-name="ce5" office:value-type="float" office:value="105379" calcext:value-type="float">
                <text:p>105.379</text:p>
              </table:table-cell>
              <table:table-cell table:style-name="ce5" office:value-type="float" office:value="109792" calcext:value-type="float">
                <text:p>109.79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7179" calcext:value-type="float">
                <text:p>7.179</text:p>
              </table:table-cell>
              <table:table-cell table:style-name="ce5" office:value-type="float" office:value="7566" calcext:value-type="float">
                <text:p>7.566</text:p>
              </table:table-cell>
              <table:table-cell table:style-name="ce5" office:value-type="float" office:value="7931" calcext:value-type="float">
                <text:p>7.93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13285" calcext:value-type="float">
                <text:p>13.285</text:p>
              </table:table-cell>
              <table:table-cell table:style-name="ce5" office:value-type="float" office:value="13749" calcext:value-type="float">
                <text:p>13.749</text:p>
              </table:table-cell>
              <table:table-cell table:style-name="ce5" office:value-type="float" office:value="14241" calcext:value-type="float">
                <text:p>14.24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30524" calcext:value-type="float">
                <text:p>30.524</text:p>
              </table:table-cell>
              <table:table-cell table:style-name="ce5" office:value-type="float" office:value="31869" calcext:value-type="float">
                <text:p>31.869</text:p>
              </table:table-cell>
              <table:table-cell table:style-name="ce5" office:value-type="float" office:value="33212" calcext:value-type="float">
                <text:p>33.21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15348" calcext:value-type="float">
                <text:p>15.348</text:p>
              </table:table-cell>
              <table:table-cell table:style-name="ce5" office:value-type="float" office:value="16166" calcext:value-type="float">
                <text:p>16.166</text:p>
              </table:table-cell>
              <table:table-cell table:style-name="ce5" office:value-type="float" office:value="16934" calcext:value-type="float">
                <text:p>16.93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2848" calcext:value-type="float">
                <text:p>2.848</text:p>
              </table:table-cell>
              <table:table-cell table:style-name="ce5" office:value-type="float" office:value="2811" calcext:value-type="float">
                <text:p>2.811</text:p>
              </table:table-cell>
              <table:table-cell table:style-name="ce5" office:value-type="float" office:value="2772" calcext:value-type="float">
                <text:p>2.77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6325" calcext:value-type="float">
                <text:p>6.325</text:p>
              </table:table-cell>
              <table:table-cell table:style-name="ce5" office:value-type="float" office:value="6561" calcext:value-type="float">
                <text:p>6.561</text:p>
              </table:table-cell>
              <table:table-cell table:style-name="ce5" office:value-type="float" office:value="6811" calcext:value-type="float">
                <text:p>6.81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4444" calcext:value-type="float">
                <text:p>4.444</text:p>
              </table:table-cell>
              <table:table-cell table:style-name="ce5" office:value-type="float" office:value="4587" calcext:value-type="float">
                <text:p>4.587</text:p>
              </table:table-cell>
              <table:table-cell table:style-name="ce5" office:value-type="float" office:value="4743" calcext:value-type="float">
                <text:p>4.74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6232" calcext:value-type="float">
                <text:p>6.232</text:p>
              </table:table-cell>
              <table:table-cell table:style-name="ce5" office:value-type="float" office:value="6485" calcext:value-type="float">
                <text:p>6.485</text:p>
              </table:table-cell>
              <table:table-cell table:style-name="ce5" office:value-type="float" office:value="6744" calcext:value-type="float">
                <text:p>6.74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3410" calcext:value-type="float">
                <text:p>3.410</text:p>
              </table:table-cell>
              <table:table-cell table:style-name="ce5" office:value-type="float" office:value="3478" calcext:value-type="float">
                <text:p>3.478</text:p>
              </table:table-cell>
              <table:table-cell table:style-name="ce5" office:value-type="float" office:value="3567" calcext:value-type="float">
                <text:p>3.56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2281" calcext:value-type="float">
                <text:p>2.281</text:p>
              </table:table-cell>
              <table:table-cell table:style-name="ce5" office:value-type="float" office:value="2283" calcext:value-type="float">
                <text:p>2.283</text:p>
              </table:table-cell>
              <table:table-cell table:style-name="ce5" office:value-type="float" office:value="2315" calcext:value-type="float">
                <text:p>2.31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5823" calcext:value-type="float">
                <text:p>5.823</text:p>
              </table:table-cell>
              <table:table-cell table:style-name="ce5" office:value-type="float" office:value="5920" calcext:value-type="float">
                <text:p>5.920</text:p>
              </table:table-cell>
              <table:table-cell table:style-name="ce5" office:value-type="float" office:value="6074" calcext:value-type="float">
                <text:p>6.07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29868" calcext:value-type="float">
                <text:p>29.868</text:p>
              </table:table-cell>
              <table:table-cell table:style-name="ce5" office:value-type="float" office:value="31432" calcext:value-type="float">
                <text:p>31.432</text:p>
              </table:table-cell>
              <table:table-cell table:style-name="ce5" office:value-type="float" office:value="32917" calcext:value-type="float">
                <text:p>32.91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32694" calcext:value-type="float">
                <text:p>32.694</text:p>
              </table:table-cell>
              <table:table-cell table:style-name="ce5" office:value-type="float" office:value="34465" calcext:value-type="float">
                <text:p>34.465</text:p>
              </table:table-cell>
              <table:table-cell table:style-name="ce5" office:value-type="float" office:value="36129" calcext:value-type="float">
                <text:p>36.12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9467" calcext:value-type="float">
                <text:p>9.467</text:p>
              </table:table-cell>
              <table:table-cell table:style-name="ce5" office:value-type="float" office:value="9588" calcext:value-type="float">
                <text:p>9.588</text:p>
              </table:table-cell>
              <table:table-cell table:style-name="ce5" office:value-type="float" office:value="9810" calcext:value-type="float">
                <text:p>9.81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5911" calcext:value-type="float">
                <text:p>5.911</text:p>
              </table:table-cell>
              <table:table-cell table:style-name="ce5" office:value-type="float" office:value="5976" calcext:value-type="float">
                <text:p>5.976</text:p>
              </table:table-cell>
              <table:table-cell table:style-name="ce5" office:value-type="float" office:value="6095" calcext:value-type="float">
                <text:p>6.09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16986" calcext:value-type="float">
                <text:p>16.986</text:p>
              </table:table-cell>
              <table:table-cell table:style-name="ce5" office:value-type="float" office:value="17830" calcext:value-type="float">
                <text:p>17.830</text:p>
              </table:table-cell>
              <table:table-cell table:style-name="ce5" office:value-type="float" office:value="18642" calcext:value-type="float">
                <text:p>18.64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10080" calcext:value-type="float">
                <text:p>10.080</text:p>
              </table:table-cell>
              <table:table-cell table:style-name="ce5" office:value-type="float" office:value="10424" calcext:value-type="float">
                <text:p>10.424</text:p>
              </table:table-cell>
              <table:table-cell table:style-name="ce5" office:value-type="float" office:value="10794" calcext:value-type="float">
                <text:p>10.79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6124" calcext:value-type="float">
                <text:p>6.124</text:p>
              </table:table-cell>
              <table:table-cell table:style-name="ce5" office:value-type="float" office:value="6171" calcext:value-type="float">
                <text:p>6.171</text:p>
              </table:table-cell>
              <table:table-cell table:style-name="ce5" office:value-type="float" office:value="6278" calcext:value-type="float">
                <text:p>6.27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112254" calcext:value-type="float">
                <text:p>112.254</text:p>
              </table:table-cell>
              <table:table-cell table:style-name="ce5" office:value-type="float" office:value="120067" calcext:value-type="float">
                <text:p>120.067</text:p>
              </table:table-cell>
              <table:table-cell table:style-name="ce5" office:value-type="float" office:value="127138" calcext:value-type="float">
                <text:p>127.13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3737" calcext:value-type="float">
                <text:p>3.737</text:p>
              </table:table-cell>
              <table:table-cell table:style-name="ce5" office:value-type="float" office:value="3795" calcext:value-type="float">
                <text:p>3.795</text:p>
              </table:table-cell>
              <table:table-cell table:style-name="ce5" office:value-type="float" office:value="3893" calcext:value-type="float">
                <text:p>3.89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8014" calcext:value-type="float">
                <text:p>8.014</text:p>
              </table:table-cell>
              <table:table-cell table:style-name="ce5" office:value-type="float" office:value="8064" calcext:value-type="float">
                <text:p>8.064</text:p>
              </table:table-cell>
              <table:table-cell table:style-name="ce5" office:value-type="float" office:value="8211" calcext:value-type="float">
                <text:p>8.21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130221" calcext:value-type="float">
                <text:p>130.221</text:p>
              </table:table-cell>
              <table:table-cell table:style-name="ce5" office:value-type="float" office:value="141171" calcext:value-type="float">
                <text:p>141.171</text:p>
              </table:table-cell>
              <table:table-cell table:style-name="ce5" office:value-type="float" office:value="150665" calcext:value-type="float">
                <text:p>150.66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2333" calcext:value-type="float">
                <text:p>2.333</text:p>
              </table:table-cell>
              <table:table-cell table:style-name="ce5" office:value-type="float" office:value="2395" calcext:value-type="float">
                <text:p>2.395</text:p>
              </table:table-cell>
              <table:table-cell table:style-name="ce5" office:value-type="float" office:value="2464" calcext:value-type="float">
                <text:p>2.46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13171" calcext:value-type="float">
                <text:p>13.171</text:p>
              </table:table-cell>
              <table:table-cell table:style-name="ce5" office:value-type="float" office:value="13868" calcext:value-type="float">
                <text:p>13.868</text:p>
              </table:table-cell>
              <table:table-cell table:style-name="ce5" office:value-type="float" office:value="14532" calcext:value-type="float">
                <text:p>14.53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10819" calcext:value-type="float">
                <text:p>10.819</text:p>
              </table:table-cell>
              <table:table-cell table:style-name="ce5" office:value-type="float" office:value="11441" calcext:value-type="float">
                <text:p>11.441</text:p>
              </table:table-cell>
              <table:table-cell table:style-name="ce5" office:value-type="float" office:value="12028" calcext:value-type="float">
                <text:p>12.02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3589" calcext:value-type="float">
                <text:p>3.589</text:p>
              </table:table-cell>
              <table:table-cell table:style-name="ce5" office:value-type="float" office:value="3665" calcext:value-type="float">
                <text:p>3.665</text:p>
              </table:table-cell>
              <table:table-cell table:style-name="ce5" office:value-type="float" office:value="3763" calcext:value-type="float">
                <text:p>3.76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6092" calcext:value-type="float">
                <text:p>6.092</text:p>
              </table:table-cell>
              <table:table-cell table:style-name="ce5" office:value-type="float" office:value="6317" calcext:value-type="float">
                <text:p>6.317</text:p>
              </table:table-cell>
              <table:table-cell table:style-name="ce5" office:value-type="float" office:value="6562" calcext:value-type="float">
                <text:p>6.56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4218" calcext:value-type="float">
                <text:p>4.218</text:p>
              </table:table-cell>
              <table:table-cell table:style-name="ce5" office:value-type="float" office:value="4320" calcext:value-type="float">
                <text:p>4.320</text:p>
              </table:table-cell>
              <table:table-cell table:style-name="ce5" office:value-type="float" office:value="4449" calcext:value-type="float">
                <text:p>4.44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24413" calcext:value-type="float">
                <text:p>24.413</text:p>
              </table:table-cell>
              <table:table-cell table:style-name="ce5" office:value-type="float" office:value="25046" calcext:value-type="float">
                <text:p>25.046</text:p>
              </table:table-cell>
              <table:table-cell table:style-name="ce5" office:value-type="float" office:value="25803" calcext:value-type="float">
                <text:p>25.80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4186" calcext:value-type="float">
                <text:p>4.186</text:p>
              </table:table-cell>
              <table:table-cell table:style-name="ce5" office:value-type="float" office:value="4206" calcext:value-type="float">
                <text:p>4.206</text:p>
              </table:table-cell>
              <table:table-cell table:style-name="ce5" office:value-type="float" office:value="4279" calcext:value-type="float">
                <text:p>4.27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4973" calcext:value-type="float">
                <text:p>4.973</text:p>
              </table:table-cell>
              <table:table-cell table:style-name="ce5" office:value-type="float" office:value="5146" calcext:value-type="float">
                <text:p>5.146</text:p>
              </table:table-cell>
              <table:table-cell table:style-name="ce5" office:value-type="float" office:value="5334" calcext:value-type="float">
                <text:p>5.33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8328" calcext:value-type="float">
                <text:p>8.328</text:p>
              </table:table-cell>
              <table:table-cell table:style-name="ce5" office:value-type="float" office:value="8786" calcext:value-type="float">
                <text:p>8.786</text:p>
              </table:table-cell>
              <table:table-cell table:style-name="ce5" office:value-type="float" office:value="9218" calcext:value-type="float">
                <text:p>9.21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9105" calcext:value-type="float">
                <text:p>9.105</text:p>
              </table:table-cell>
              <table:table-cell table:style-name="ce5" office:value-type="float" office:value="9341" calcext:value-type="float">
                <text:p>9.341</text:p>
              </table:table-cell>
              <table:table-cell table:style-name="ce5" office:value-type="float" office:value="9626" calcext:value-type="float">
                <text:p>9.62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15453" calcext:value-type="float">
                <text:p>15.453</text:p>
              </table:table-cell>
              <table:table-cell table:style-name="ce5" office:value-type="float" office:value="16058" calcext:value-type="float">
                <text:p>16.058</text:p>
              </table:table-cell>
              <table:table-cell table:style-name="ce5" office:value-type="float" office:value="16671" calcext:value-type="float">
                <text:p>16.67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3327" calcext:value-type="float">
                <text:p>3.327</text:p>
              </table:table-cell>
              <table:table-cell table:style-name="ce5" office:value-type="float" office:value="3369" calcext:value-type="float">
                <text:p>3.369</text:p>
              </table:table-cell>
              <table:table-cell table:style-name="ce5" office:value-type="float" office:value="3438" calcext:value-type="float">
                <text:p>3.43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4724" calcext:value-type="float">
                <text:p>4.724</text:p>
              </table:table-cell>
              <table:table-cell table:style-name="ce5" office:value-type="float" office:value="4807" calcext:value-type="float">
                <text:p>4.807</text:p>
              </table:table-cell>
              <table:table-cell table:style-name="ce5" office:value-type="float" office:value="4927" calcext:value-type="float">
                <text:p>4.92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5072" calcext:value-type="float">
                <text:p>5.072</text:p>
              </table:table-cell>
              <table:table-cell table:style-name="ce5" office:value-type="float" office:value="5176" calcext:value-type="float">
                <text:p>5.176</text:p>
              </table:table-cell>
              <table:table-cell table:style-name="ce5" office:value-type="float" office:value="5315" calcext:value-type="float">
                <text:p>5.31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6291" calcext:value-type="float">
                <text:p>6.291</text:p>
              </table:table-cell>
              <table:table-cell table:style-name="ce5" office:value-type="float" office:value="6380" calcext:value-type="float">
                <text:p>6.380</text:p>
              </table:table-cell>
              <table:table-cell table:style-name="ce5" office:value-type="float" office:value="6536" calcext:value-type="float">
                <text:p>6.53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8192" calcext:value-type="float">
                <text:p>8.192</text:p>
              </table:table-cell>
              <table:table-cell table:style-name="ce5" office:value-type="float" office:value="8457" calcext:value-type="float">
                <text:p>8.457</text:p>
              </table:table-cell>
              <table:table-cell table:style-name="ce5" office:value-type="float" office:value="8747" calcext:value-type="float">
                <text:p>8.74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12881" calcext:value-type="float">
                <text:p>12.881</text:p>
              </table:table-cell>
              <table:table-cell table:style-name="ce5" office:value-type="float" office:value="13652" calcext:value-type="float">
                <text:p>13.652</text:p>
              </table:table-cell>
              <table:table-cell table:style-name="ce5" office:value-type="float" office:value="14367" calcext:value-type="float">
                <text:p>14.36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11870" calcext:value-type="float">
                <text:p>11.870</text:p>
              </table:table-cell>
              <table:table-cell table:style-name="ce5" office:value-type="float" office:value="12340" calcext:value-type="float">
                <text:p>12.340</text:p>
              </table:table-cell>
              <table:table-cell table:style-name="ce5" office:value-type="float" office:value="12829" calcext:value-type="float">
                <text:p>12.82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8487" calcext:value-type="float">
                <text:p>8.487</text:p>
              </table:table-cell>
              <table:table-cell table:style-name="ce5" office:value-type="float" office:value="8703" calcext:value-type="float">
                <text:p>8.703</text:p>
              </table:table-cell>
              <table:table-cell table:style-name="ce5" office:value-type="float" office:value="8984" calcext:value-type="float">
                <text:p>8.98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4846" calcext:value-type="float">
                <text:p>4.846</text:p>
              </table:table-cell>
              <table:table-cell table:style-name="ce5" office:value-type="float" office:value="4892" calcext:value-type="float">
                <text:p>4.892</text:p>
              </table:table-cell>
              <table:table-cell table:style-name="ce5" office:value-type="float" office:value="4978" calcext:value-type="float">
                <text:p>4.97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10755" calcext:value-type="float">
                <text:p>10.755</text:p>
              </table:table-cell>
              <table:table-cell table:style-name="ce5" office:value-type="float" office:value="11316" calcext:value-type="float">
                <text:p>11.316</text:p>
              </table:table-cell>
              <table:table-cell table:style-name="ce5" office:value-type="float" office:value="11844" calcext:value-type="float">
                <text:p>11.84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8181" calcext:value-type="float">
                <text:p>8.181</text:p>
              </table:table-cell>
              <table:table-cell table:style-name="ce5" office:value-type="float" office:value="8324" calcext:value-type="float">
                <text:p>8.324</text:p>
              </table:table-cell>
              <table:table-cell table:style-name="ce5" office:value-type="float" office:value="8537" calcext:value-type="float">
                <text:p>8.53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10711" calcext:value-type="float">
                <text:p>10.711</text:p>
              </table:table-cell>
              <table:table-cell table:style-name="ce5" office:value-type="float" office:value="11104" calcext:value-type="float">
                <text:p>11.104</text:p>
              </table:table-cell>
              <table:table-cell table:style-name="ce5" office:value-type="float" office:value="11521" calcext:value-type="float">
                <text:p>11.52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11423" calcext:value-type="float">
                <text:p>11.423</text:p>
              </table:table-cell>
              <table:table-cell table:style-name="ce5" office:value-type="float" office:value="12052" calcext:value-type="float">
                <text:p>12.052</text:p>
              </table:table-cell>
              <table:table-cell table:style-name="ce5" office:value-type="float" office:value="12645" calcext:value-type="float">
                <text:p>12.64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33491" calcext:value-type="float">
                <text:p>33.491</text:p>
              </table:table-cell>
              <table:table-cell table:style-name="ce5" office:value-type="float" office:value="35102" calcext:value-type="float">
                <text:p>35.102</text:p>
              </table:table-cell>
              <table:table-cell table:style-name="ce5" office:value-type="float" office:value="36658" calcext:value-type="float">
                <text:p>36.65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21625" calcext:value-type="float">
                <text:p>21.625</text:p>
              </table:table-cell>
              <table:table-cell table:style-name="ce5" office:value-type="float" office:value="22550" calcext:value-type="float">
                <text:p>22.550</text:p>
              </table:table-cell>
              <table:table-cell table:style-name="ce5" office:value-type="float" office:value="23489" calcext:value-type="float">
                <text:p>23.48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12847" calcext:value-type="float">
                <text:p>12.847</text:p>
              </table:table-cell>
              <table:table-cell table:style-name="ce5" office:value-type="float" office:value="13465" calcext:value-type="float">
                <text:p>13.465</text:p>
              </table:table-cell>
              <table:table-cell table:style-name="ce5" office:value-type="float" office:value="14062" calcext:value-type="float">
                <text:p>14.06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660179" calcext:value-type="float">
                <text:p>660.179</text:p>
              </table:table-cell>
              <table:table-cell table:style-name="ce5" office:value-type="float" office:value="709276" calcext:value-type="float">
                <text:p>709.276</text:p>
              </table:table-cell>
              <table:table-cell table:style-name="ce5" office:value-type="float" office:value="753548" calcext:value-type="float">
                <text:p>753.54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25782" calcext:value-type="float">
                <text:p>25.782</text:p>
              </table:table-cell>
              <table:table-cell table:style-name="ce5" office:value-type="float" office:value="27456" calcext:value-type="float">
                <text:p>27.456</text:p>
              </table:table-cell>
              <table:table-cell table:style-name="ce5" office:value-type="float" office:value="28999" calcext:value-type="float">
                <text:p>28.99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15690" calcext:value-type="float">
                <text:p>15.690</text:p>
              </table:table-cell>
              <table:table-cell table:style-name="ce5" office:value-type="float" office:value="16183" calcext:value-type="float">
                <text:p>16.183</text:p>
              </table:table-cell>
              <table:table-cell table:style-name="ce5" office:value-type="float" office:value="16743" calcext:value-type="float">
                <text:p>16.74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17021" calcext:value-type="float">
                <text:p>17.021</text:p>
              </table:table-cell>
              <table:table-cell table:style-name="ce5" office:value-type="float" office:value="17902" calcext:value-type="float">
                <text:p>17.902</text:p>
              </table:table-cell>
              <table:table-cell table:style-name="ce5" office:value-type="float" office:value="18741" calcext:value-type="float">
                <text:p>18.74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5203" calcext:value-type="float">
                <text:p>5.203</text:p>
              </table:table-cell>
              <table:table-cell table:style-name="ce5" office:value-type="float" office:value="5361" calcext:value-type="float">
                <text:p>5.361</text:p>
              </table:table-cell>
              <table:table-cell table:style-name="ce5" office:value-type="float" office:value="5543" calcext:value-type="float">
                <text:p>5.54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6454" calcext:value-type="float">
                <text:p>6.454</text:p>
              </table:table-cell>
              <table:table-cell table:style-name="ce5" office:value-type="float" office:value="6769" calcext:value-type="float">
                <text:p>6.769</text:p>
              </table:table-cell>
              <table:table-cell table:style-name="ce5" office:value-type="float" office:value="7067" calcext:value-type="float">
                <text:p>7.06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5887" calcext:value-type="float">
                <text:p>5.887</text:p>
              </table:table-cell>
              <table:table-cell table:style-name="ce5" office:value-type="float" office:value="6169" calcext:value-type="float">
                <text:p>6.169</text:p>
              </table:table-cell>
              <table:table-cell table:style-name="ce5" office:value-type="float" office:value="6441" calcext:value-type="float">
                <text:p>6.44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21665" calcext:value-type="float">
                <text:p>21.665</text:p>
              </table:table-cell>
              <table:table-cell table:style-name="ce5" office:value-type="float" office:value="22983" calcext:value-type="float">
                <text:p>22.983</text:p>
              </table:table-cell>
              <table:table-cell table:style-name="ce5" office:value-type="float" office:value="24206" calcext:value-type="float">
                <text:p>24.20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8067" calcext:value-type="float">
                <text:p>8.067</text:p>
              </table:table-cell>
              <table:table-cell table:style-name="ce5" office:value-type="float" office:value="8354" calcext:value-type="float">
                <text:p>8.354</text:p>
              </table:table-cell>
              <table:table-cell table:style-name="ce5" office:value-type="float" office:value="8654" calcext:value-type="float">
                <text:p>8.65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9567" calcext:value-type="float">
                <text:p>9.567</text:p>
              </table:table-cell>
              <table:table-cell table:style-name="ce5" office:value-type="float" office:value="10065" calcext:value-type="float">
                <text:p>10.065</text:p>
              </table:table-cell>
              <table:table-cell table:style-name="ce5" office:value-type="float" office:value="10531" calcext:value-type="float">
                <text:p>10.53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21935" calcext:value-type="float">
                <text:p>21.935</text:p>
              </table:table-cell>
              <table:table-cell table:style-name="ce5" office:value-type="float" office:value="23052" calcext:value-type="float">
                <text:p>23.052</text:p>
              </table:table-cell>
              <table:table-cell table:style-name="ce5" office:value-type="float" office:value="24096" calcext:value-type="float">
                <text:p>24.09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4335" calcext:value-type="float">
                <text:p>4.335</text:p>
              </table:table-cell>
              <table:table-cell table:style-name="ce5" office:value-type="float" office:value="4477" calcext:value-type="float">
                <text:p>4.477</text:p>
              </table:table-cell>
              <table:table-cell table:style-name="ce5" office:value-type="float" office:value="4639" calcext:value-type="float">
                <text:p>4.63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3158" calcext:value-type="float">
                <text:p>3.158</text:p>
              </table:table-cell>
              <table:table-cell table:style-name="ce5" office:value-type="float" office:value="3207" calcext:value-type="float">
                <text:p>3.207</text:p>
              </table:table-cell>
              <table:table-cell table:style-name="ce5" office:value-type="float" office:value="3285" calcext:value-type="float">
                <text:p>3.28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15735" calcext:value-type="float">
                <text:p>15.735</text:p>
              </table:table-cell>
              <table:table-cell table:style-name="ce5" office:value-type="float" office:value="16136" calcext:value-type="float">
                <text:p>16.136</text:p>
              </table:table-cell>
              <table:table-cell table:style-name="ce5" office:value-type="float" office:value="16611" calcext:value-type="float">
                <text:p>16.61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39996" calcext:value-type="float">
                <text:p>39.996</text:p>
              </table:table-cell>
              <table:table-cell table:style-name="ce5" office:value-type="float" office:value="43020" calcext:value-type="float">
                <text:p>43.020</text:p>
              </table:table-cell>
              <table:table-cell table:style-name="ce5" office:value-type="float" office:value="45714" calcext:value-type="float">
                <text:p>45.71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4139" calcext:value-type="float">
                <text:p>4.139</text:p>
              </table:table-cell>
              <table:table-cell table:style-name="ce5" office:value-type="float" office:value="4189" calcext:value-type="float">
                <text:p>4.189</text:p>
              </table:table-cell>
              <table:table-cell table:style-name="ce5" office:value-type="float" office:value="4284" calcext:value-type="float">
                <text:p>4.28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7717" calcext:value-type="float">
                <text:p>7.717</text:p>
              </table:table-cell>
              <table:table-cell table:style-name="ce5" office:value-type="float" office:value="7696" calcext:value-type="float">
                <text:p>7.696</text:p>
              </table:table-cell>
              <table:table-cell table:style-name="ce5" office:value-type="float" office:value="7789" calcext:value-type="float">
                <text:p>7.78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6727" calcext:value-type="float">
                <text:p>6.727</text:p>
              </table:table-cell>
              <table:table-cell table:style-name="ce5" office:value-type="float" office:value="6875" calcext:value-type="float">
                <text:p>6.875</text:p>
              </table:table-cell>
              <table:table-cell table:style-name="ce5" office:value-type="float" office:value="7067" calcext:value-type="float">
                <text:p>7.06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42558" calcext:value-type="float">
                <text:p>42.558</text:p>
              </table:table-cell>
              <table:table-cell table:style-name="ce5" office:value-type="float" office:value="44802" calcext:value-type="float">
                <text:p>44.802</text:p>
              </table:table-cell>
              <table:table-cell table:style-name="ce5" office:value-type="float" office:value="46911" calcext:value-type="float">
                <text:p>46.91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6945" calcext:value-type="float">
                <text:p>6.945</text:p>
              </table:table-cell>
              <table:table-cell table:style-name="ce5" office:value-type="float" office:value="7144" calcext:value-type="float">
                <text:p>7.144</text:p>
              </table:table-cell>
              <table:table-cell table:style-name="ce5" office:value-type="float" office:value="7371" calcext:value-type="float">
                <text:p>7.37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4246" calcext:value-type="float">
                <text:p>4.246</text:p>
              </table:table-cell>
              <table:table-cell table:style-name="ce5" office:value-type="float" office:value="4324" calcext:value-type="float">
                <text:p>4.324</text:p>
              </table:table-cell>
              <table:table-cell table:style-name="ce5" office:value-type="float" office:value="4434" calcext:value-type="float">
                <text:p>4.43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6847" calcext:value-type="float">
                <text:p>6.847</text:p>
              </table:table-cell>
              <table:table-cell table:style-name="ce5" office:value-type="float" office:value="6975" calcext:value-type="float">
                <text:p>6.975</text:p>
              </table:table-cell>
              <table:table-cell table:style-name="ce5" office:value-type="float" office:value="7167" calcext:value-type="float">
                <text:p>7.16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4339" calcext:value-type="float">
                <text:p>4.339</text:p>
              </table:table-cell>
              <table:table-cell table:style-name="ce5" office:value-type="float" office:value="4497" calcext:value-type="float">
                <text:p>4.497</text:p>
              </table:table-cell>
              <table:table-cell table:style-name="ce5" office:value-type="float" office:value="4667" calcext:value-type="float">
                <text:p>4.66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1758" calcext:value-type="float">
                <text:p>1.758</text:p>
              </table:table-cell>
              <table:table-cell table:style-name="ce5" office:value-type="float" office:value="1783" calcext:value-type="float">
                <text:p>1.783</text:p>
              </table:table-cell>
              <table:table-cell table:style-name="ce5" office:value-type="float" office:value="1826" calcext:value-type="float">
                <text:p>1.82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17187" calcext:value-type="float">
                <text:p>17.187</text:p>
              </table:table-cell>
              <table:table-cell table:style-name="ce5" office:value-type="float" office:value="17796" calcext:value-type="float">
                <text:p>17.796</text:p>
              </table:table-cell>
              <table:table-cell table:style-name="ce5" office:value-type="float" office:value="18433" calcext:value-type="float">
                <text:p>18.43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26873" calcext:value-type="float">
                <text:p>26.873</text:p>
              </table:table-cell>
              <table:table-cell table:style-name="ce5" office:value-type="float" office:value="27986" calcext:value-type="float">
                <text:p>27.986</text:p>
              </table:table-cell>
              <table:table-cell table:style-name="ce5" office:value-type="float" office:value="29128" calcext:value-type="float">
                <text:p>29.12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13234" calcext:value-type="float">
                <text:p>13.234</text:p>
              </table:table-cell>
              <table:table-cell table:style-name="ce5" office:value-type="float" office:value="13508" calcext:value-type="float">
                <text:p>13.508</text:p>
              </table:table-cell>
              <table:table-cell table:style-name="ce5" office:value-type="float" office:value="13878" calcext:value-type="float">
                <text:p>13.87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12322" calcext:value-type="float">
                <text:p>12.322</text:p>
              </table:table-cell>
              <table:table-cell table:style-name="ce5" office:value-type="float" office:value="12367" calcext:value-type="float">
                <text:p>12.367</text:p>
              </table:table-cell>
              <table:table-cell table:style-name="ce5" office:value-type="float" office:value="12564" calcext:value-type="float">
                <text:p>12.56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4659" calcext:value-type="float">
                <text:p>4.659</text:p>
              </table:table-cell>
              <table:table-cell table:style-name="ce5" office:value-type="float" office:value="4836" calcext:value-type="float">
                <text:p>4.836</text:p>
              </table:table-cell>
              <table:table-cell table:style-name="ce5" office:value-type="float" office:value="5022" calcext:value-type="float">
                <text:p>5.02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Cundinamarca</text:p>
              </table:table-cell>
              <table:table-cell table:style-name="ce5" office:value-type="float" office:value="130537" calcext:value-type="float">
                <text:p>130.537</text:p>
              </table:table-cell>
              <table:table-cell table:style-name="ce5" office:value-type="float" office:value="138654" calcext:value-type="float">
                <text:p>138.654</text:p>
              </table:table-cell>
              <table:table-cell table:style-name="ce5" office:value-type="float" office:value="146352" calcext:value-type="float">
                <text:p>146.352</text:p>
              </table:table-cell>
              <table:table-cell table:number-columns-repeated="1019"/>
            </table:table-row>
          </table:table-row-group>
          <table:table-row table:style-name="ro1">
            <table:table-cell office:value-type="string" calcext:value-type="string">
              <text:p>Cundinamarca Result</text:p>
            </table:table-cell>
            <table:table-cell table:formula="of:=SUBTOTAL(9;[$Municipios_2.$B$544:$Municipios_2.$B$659])" office:value-type="float" office:value="2919060" calcext:value-type="float">
              <text:p>2919060</text:p>
            </table:table-cell>
            <table:table-cell table:formula="of:=SUBTOTAL(9;[$Municipios_2.$C$544:$Municipios_2.$C$659])" office:value-type="float" office:value="3085522" calcext:value-type="float">
              <text:p>3085522</text:p>
            </table:table-cell>
            <table:table-cell table:formula="of:=SUBTOTAL(9;[$Municipios_2.$D$544:$Municipios_2.$D$659])" office:value-type="float" office:value="3242999" calcext:value-type="float">
              <text:p>3242999</text:p>
            </table:table-cell>
            <table:table-cell table:number-columns-repeated="1019"/>
          </table:table-row>
          <table:table-row-group table:display="false">
            <table:table-row table:style-name="ro1" table:visibility="collapse">
              <table:table-cell table:style-name="ce3" office:value-type="string" calcext:value-type="string">
                <text:p>Guainía</text:p>
              </table:table-cell>
              <table:table-cell table:style-name="ce5" office:value-type="float" office:value="31514" calcext:value-type="float">
                <text:p>31.514</text:p>
              </table:table-cell>
              <table:table-cell table:style-name="ce5" office:value-type="float" office:value="32673" calcext:value-type="float">
                <text:p>32.673</text:p>
              </table:table-cell>
              <table:table-cell table:style-name="ce5" office:value-type="float" office:value="33683" calcext:value-type="float">
                <text:p>33.68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Guainía</text:p>
              </table:table-cell>
              <table:table-cell table:style-name="ce5" office:value-type="float" office:value="8088" calcext:value-type="float">
                <text:p>8.088</text:p>
              </table:table-cell>
              <table:table-cell table:style-name="ce5" office:value-type="float" office:value="8042" calcext:value-type="float">
                <text:p>8.042</text:p>
              </table:table-cell>
              <table:table-cell table:style-name="ce5" office:value-type="float" office:value="7983" calcext:value-type="float">
                <text:p>7.98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Guainía</text:p>
              </table:table-cell>
              <table:table-cell table:style-name="ce5" office:value-type="float" office:value="1022" calcext:value-type="float">
                <text:p>1.022</text:p>
              </table:table-cell>
              <table:table-cell table:style-name="ce5" office:value-type="float" office:value="1048" calcext:value-type="float">
                <text:p>1.048</text:p>
              </table:table-cell>
              <table:table-cell table:style-name="ce5" office:value-type="float" office:value="1071" calcext:value-type="float">
                <text:p>1.07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Guainía</text:p>
              </table:table-cell>
              <table:table-cell table:style-name="ce5" office:value-type="float" office:value="1667" calcext:value-type="float">
                <text:p>1.667</text:p>
              </table:table-cell>
              <table:table-cell table:style-name="ce5" office:value-type="float" office:value="1706" calcext:value-type="float">
                <text:p>1.706</text:p>
              </table:table-cell>
              <table:table-cell table:style-name="ce5" office:value-type="float" office:value="1743" calcext:value-type="float">
                <text:p>1.74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Guainía</text:p>
              </table:table-cell>
              <table:table-cell table:style-name="ce5" office:value-type="float" office:value="1874" calcext:value-type="float">
                <text:p>1.874</text:p>
              </table:table-cell>
              <table:table-cell table:style-name="ce5" office:value-type="float" office:value="1934" calcext:value-type="float">
                <text:p>1.934</text:p>
              </table:table-cell>
              <table:table-cell table:style-name="ce5" office:value-type="float" office:value="1984" calcext:value-type="float">
                <text:p>1.98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Guainía</text:p>
              </table:table-cell>
              <table:table-cell table:style-name="ce5" office:value-type="float" office:value="279" calcext:value-type="float">
                <text:p>279</text:p>
              </table:table-cell>
              <table:table-cell table:style-name="ce5" office:value-type="float" office:value="288" calcext:value-type="float">
                <text:p>288</text:p>
              </table:table-cell>
              <table:table-cell table:style-name="ce5" office:value-type="float" office:value="296" calcext:value-type="float">
                <text:p>29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Guainía</text:p>
              </table:table-cell>
              <table:table-cell table:style-name="ce5" office:value-type="float" office:value="863" calcext:value-type="float">
                <text:p>863</text:p>
              </table:table-cell>
              <table:table-cell table:style-name="ce5" office:value-type="float" office:value="886" calcext:value-type="float">
                <text:p>886</text:p>
              </table:table-cell>
              <table:table-cell table:style-name="ce5" office:value-type="float" office:value="903" calcext:value-type="float">
                <text:p>90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Guainía</text:p>
              </table:table-cell>
              <table:table-cell table:style-name="ce5" office:value-type="float" office:value="1899" calcext:value-type="float">
                <text:p>1.899</text:p>
              </table:table-cell>
              <table:table-cell table:style-name="ce5" office:value-type="float" office:value="1959" calcext:value-type="float">
                <text:p>1.959</text:p>
              </table:table-cell>
              <table:table-cell table:style-name="ce5" office:value-type="float" office:value="2011" calcext:value-type="float">
                <text:p>2.01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Guainía</text:p>
              </table:table-cell>
              <table:table-cell table:style-name="ce5" office:value-type="float" office:value="908" calcext:value-type="float">
                <text:p>908</text:p>
              </table:table-cell>
              <table:table-cell table:style-name="ce5" office:value-type="float" office:value="937" calcext:value-type="float">
                <text:p>937</text:p>
              </table:table-cell>
              <table:table-cell table:style-name="ce5" office:value-type="float" office:value="962" calcext:value-type="float">
                <text:p>962</text:p>
              </table:table-cell>
              <table:table-cell table:number-columns-repeated="1019"/>
            </table:table-row>
          </table:table-row-group>
          <table:table-row table:style-name="ro1">
            <table:table-cell office:value-type="string" calcext:value-type="string">
              <text:p>Guainía Result</text:p>
            </table:table-cell>
            <table:table-cell table:formula="of:=SUBTOTAL(9;[$Municipios_2.$B$661:$Municipios_2.$B$669])" office:value-type="float" office:value="48114" calcext:value-type="float">
              <text:p>48114</text:p>
            </table:table-cell>
            <table:table-cell table:formula="of:=SUBTOTAL(9;[$Municipios_2.$C$661:$Municipios_2.$C$669])" office:value-type="float" office:value="49473" calcext:value-type="float">
              <text:p>49473</text:p>
            </table:table-cell>
            <table:table-cell table:formula="of:=SUBTOTAL(9;[$Municipios_2.$D$661:$Municipios_2.$D$669])" office:value-type="float" office:value="50636" calcext:value-type="float">
              <text:p>50636</text:p>
            </table:table-cell>
            <table:table-cell table:number-columns-repeated="1019"/>
          </table:table-row>
          <table:table-row-group table:display="false">
            <table:table-row table:style-name="ro1" table:visibility="collapse">
              <table:table-cell table:style-name="ce3" office:value-type="string" calcext:value-type="string">
                <text:p>Guaviare</text:p>
              </table:table-cell>
              <table:table-cell table:style-name="ce5" office:value-type="float" office:value="52815" calcext:value-type="float">
                <text:p>52.815</text:p>
              </table:table-cell>
              <table:table-cell table:style-name="ce5" office:value-type="float" office:value="54333" calcext:value-type="float">
                <text:p>54.333</text:p>
              </table:table-cell>
              <table:table-cell table:style-name="ce5" office:value-type="float" office:value="55820" calcext:value-type="float">
                <text:p>55.82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Guaviare</text:p>
              </table:table-cell>
              <table:table-cell table:style-name="ce5" office:value-type="float" office:value="9528" calcext:value-type="float">
                <text:p>9.528</text:p>
              </table:table-cell>
              <table:table-cell table:style-name="ce5" office:value-type="float" office:value="9801" calcext:value-type="float">
                <text:p>9.801</text:p>
              </table:table-cell>
              <table:table-cell table:style-name="ce5" office:value-type="float" office:value="10069" calcext:value-type="float">
                <text:p>10.06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Guaviare</text:p>
              </table:table-cell>
              <table:table-cell table:style-name="ce5" office:value-type="float" office:value="13653" calcext:value-type="float">
                <text:p>13.653</text:p>
              </table:table-cell>
              <table:table-cell table:style-name="ce5" office:value-type="float" office:value="13684" calcext:value-type="float">
                <text:p>13.684</text:p>
              </table:table-cell>
              <table:table-cell table:style-name="ce5" office:value-type="float" office:value="13722" calcext:value-type="float">
                <text:p>13.72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Guaviare</text:p>
              </table:table-cell>
              <table:table-cell table:style-name="ce5" office:value-type="float" office:value="6771" calcext:value-type="float">
                <text:p>6.771</text:p>
              </table:table-cell>
              <table:table-cell table:style-name="ce5" office:value-type="float" office:value="6898" calcext:value-type="float">
                <text:p>6.898</text:p>
              </table:table-cell>
              <table:table-cell table:style-name="ce5" office:value-type="float" office:value="7046" calcext:value-type="float">
                <text:p>7.046</text:p>
              </table:table-cell>
              <table:table-cell table:number-columns-repeated="1019"/>
            </table:table-row>
          </table:table-row-group>
          <table:table-row table:style-name="ro1">
            <table:table-cell office:value-type="string" calcext:value-type="string">
              <text:p>Guaviare Result</text:p>
            </table:table-cell>
            <table:table-cell table:formula="of:=SUBTOTAL(9;[$Municipios_2.$B$671:$Municipios_2.$B$674])" office:value-type="float" office:value="82767" calcext:value-type="float">
              <text:p>82767</text:p>
            </table:table-cell>
            <table:table-cell table:formula="of:=SUBTOTAL(9;[$Municipios_2.$C$671:$Municipios_2.$C$674])" office:value-type="float" office:value="84716" calcext:value-type="float">
              <text:p>84716</text:p>
            </table:table-cell>
            <table:table-cell table:formula="of:=SUBTOTAL(9;[$Municipios_2.$D$671:$Municipios_2.$D$674])" office:value-type="float" office:value="86657" calcext:value-type="float">
              <text:p>86657</text:p>
            </table:table-cell>
            <table:table-cell table:number-columns-repeated="1019"/>
          </table:table-row>
          <table:table-row-group table:display="false">
            <table:table-row table:style-name="ro1" table:visibility="collapse">
              <table:table-cell table:style-name="ce3" office:value-type="string" calcext:value-type="string">
                <text:p>Huila</text:p>
              </table:table-cell>
              <table:table-cell table:style-name="ce5" office:value-type="float" office:value="357392" calcext:value-type="float">
                <text:p>357.392</text:p>
              </table:table-cell>
              <table:table-cell table:style-name="ce5" office:value-type="float" office:value="361049" calcext:value-type="float">
                <text:p>361.049</text:p>
              </table:table-cell>
              <table:table-cell table:style-name="ce5" office:value-type="float" office:value="364408" calcext:value-type="float">
                <text:p>364.40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Huila</text:p>
              </table:table-cell>
              <table:table-cell table:style-name="ce5" office:value-type="float" office:value="24774" calcext:value-type="float">
                <text:p>24.774</text:p>
              </table:table-cell>
              <table:table-cell table:style-name="ce5" office:value-type="float" office:value="25046" calcext:value-type="float">
                <text:p>25.046</text:p>
              </table:table-cell>
              <table:table-cell table:style-name="ce5" office:value-type="float" office:value="25298" calcext:value-type="float">
                <text:p>25.29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Huila</text:p>
              </table:table-cell>
              <table:table-cell table:style-name="ce5" office:value-type="float" office:value="8800" calcext:value-type="float">
                <text:p>8.800</text:p>
              </table:table-cell>
              <table:table-cell table:style-name="ce5" office:value-type="float" office:value="8866" calcext:value-type="float">
                <text:p>8.866</text:p>
              </table:table-cell>
              <table:table-cell table:style-name="ce5" office:value-type="float" office:value="8937" calcext:value-type="float">
                <text:p>8.93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Huila</text:p>
              </table:table-cell>
              <table:table-cell table:style-name="ce5" office:value-type="float" office:value="16163" calcext:value-type="float">
                <text:p>16.163</text:p>
              </table:table-cell>
              <table:table-cell table:style-name="ce5" office:value-type="float" office:value="16361" calcext:value-type="float">
                <text:p>16.361</text:p>
              </table:table-cell>
              <table:table-cell table:style-name="ce5" office:value-type="float" office:value="16546" calcext:value-type="float">
                <text:p>16.54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Huila</text:p>
              </table:table-cell>
              <table:table-cell table:style-name="ce5" office:value-type="float" office:value="22481" calcext:value-type="float">
                <text:p>22.481</text:p>
              </table:table-cell>
              <table:table-cell table:style-name="ce5" office:value-type="float" office:value="22498" calcext:value-type="float">
                <text:p>22.498</text:p>
              </table:table-cell>
              <table:table-cell table:style-name="ce5" office:value-type="float" office:value="22575" calcext:value-type="float">
                <text:p>22.57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Huila</text:p>
              </table:table-cell>
              <table:table-cell table:style-name="ce5" office:value-type="float" office:value="4275" calcext:value-type="float">
                <text:p>4.275</text:p>
              </table:table-cell>
              <table:table-cell table:style-name="ce5" office:value-type="float" office:value="4323" calcext:value-type="float">
                <text:p>4.323</text:p>
              </table:table-cell>
              <table:table-cell table:style-name="ce5" office:value-type="float" office:value="4367" calcext:value-type="float">
                <text:p>4.36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Huila</text:p>
              </table:table-cell>
              <table:table-cell table:style-name="ce5" office:value-type="float" office:value="8338" calcext:value-type="float">
                <text:p>8.338</text:p>
              </table:table-cell>
              <table:table-cell table:style-name="ce5" office:value-type="float" office:value="8282" calcext:value-type="float">
                <text:p>8.282</text:p>
              </table:table-cell>
              <table:table-cell table:style-name="ce5" office:value-type="float" office:value="8269" calcext:value-type="float">
                <text:p>8.26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Huila</text:p>
              </table:table-cell>
              <table:table-cell table:style-name="ce5" office:value-type="float" office:value="31087" calcext:value-type="float">
                <text:p>31.087</text:p>
              </table:table-cell>
              <table:table-cell table:style-name="ce5" office:value-type="float" office:value="31195" calcext:value-type="float">
                <text:p>31.195</text:p>
              </table:table-cell>
              <table:table-cell table:style-name="ce5" office:value-type="float" office:value="31357" calcext:value-type="float">
                <text:p>31.35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Huila</text:p>
              </table:table-cell>
              <table:table-cell table:style-name="ce5" office:value-type="float" office:value="7285" calcext:value-type="float">
                <text:p>7.285</text:p>
              </table:table-cell>
              <table:table-cell table:style-name="ce5" office:value-type="float" office:value="7136" calcext:value-type="float">
                <text:p>7.136</text:p>
              </table:table-cell>
              <table:table-cell table:style-name="ce5" office:value-type="float" office:value="7064" calcext:value-type="float">
                <text:p>7.06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Huila</text:p>
              </table:table-cell>
              <table:table-cell table:style-name="ce5" office:value-type="float" office:value="4211" calcext:value-type="float">
                <text:p>4.211</text:p>
              </table:table-cell>
              <table:table-cell table:style-name="ce5" office:value-type="float" office:value="4257" calcext:value-type="float">
                <text:p>4.257</text:p>
              </table:table-cell>
              <table:table-cell table:style-name="ce5" office:value-type="float" office:value="4300" calcext:value-type="float">
                <text:p>4.30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Huila</text:p>
              </table:table-cell>
              <table:table-cell table:style-name="ce5" office:value-type="float" office:value="72382" calcext:value-type="float">
                <text:p>72.382</text:p>
              </table:table-cell>
              <table:table-cell table:style-name="ce5" office:value-type="float" office:value="73292" calcext:value-type="float">
                <text:p>73.292</text:p>
              </table:table-cell>
              <table:table-cell table:style-name="ce5" office:value-type="float" office:value="74136" calcext:value-type="float">
                <text:p>74.13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Huila</text:p>
              </table:table-cell>
              <table:table-cell table:style-name="ce5" office:value-type="float" office:value="24583" calcext:value-type="float">
                <text:p>24.583</text:p>
              </table:table-cell>
              <table:table-cell table:style-name="ce5" office:value-type="float" office:value="24634" calcext:value-type="float">
                <text:p>24.634</text:p>
              </table:table-cell>
              <table:table-cell table:style-name="ce5" office:value-type="float" office:value="24726" calcext:value-type="float">
                <text:p>24.72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Huila</text:p>
              </table:table-cell>
              <table:table-cell table:style-name="ce5" office:value-type="float" office:value="17890" calcext:value-type="float">
                <text:p>17.890</text:p>
              </table:table-cell>
              <table:table-cell table:style-name="ce5" office:value-type="float" office:value="18104" calcext:value-type="float">
                <text:p>18.104</text:p>
              </table:table-cell>
              <table:table-cell table:style-name="ce5" office:value-type="float" office:value="18302" calcext:value-type="float">
                <text:p>18.30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Huila</text:p>
              </table:table-cell>
              <table:table-cell table:style-name="ce5" office:value-type="float" office:value="7286" calcext:value-type="float">
                <text:p>7.286</text:p>
              </table:table-cell>
              <table:table-cell table:style-name="ce5" office:value-type="float" office:value="7335" calcext:value-type="float">
                <text:p>7.335</text:p>
              </table:table-cell>
              <table:table-cell table:style-name="ce5" office:value-type="float" office:value="7387" calcext:value-type="float">
                <text:p>7.38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Huila</text:p>
              </table:table-cell>
              <table:table-cell table:style-name="ce5" office:value-type="float" office:value="9248" calcext:value-type="float">
                <text:p>9.248</text:p>
              </table:table-cell>
              <table:table-cell table:style-name="ce5" office:value-type="float" office:value="9291" calcext:value-type="float">
                <text:p>9.291</text:p>
              </table:table-cell>
              <table:table-cell table:style-name="ce5" office:value-type="float" office:value="9345" calcext:value-type="float">
                <text:p>9.34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Huila</text:p>
              </table:table-cell>
              <table:table-cell table:style-name="ce5" office:value-type="float" office:value="25186" calcext:value-type="float">
                <text:p>25.186</text:p>
              </table:table-cell>
              <table:table-cell table:style-name="ce5" office:value-type="float" office:value="25463" calcext:value-type="float">
                <text:p>25.463</text:p>
              </table:table-cell>
              <table:table-cell table:style-name="ce5" office:value-type="float" office:value="25719" calcext:value-type="float">
                <text:p>25.71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Huila</text:p>
              </table:table-cell>
              <table:table-cell table:style-name="ce5" office:value-type="float" office:value="12866" calcext:value-type="float">
                <text:p>12.866</text:p>
              </table:table-cell>
              <table:table-cell table:style-name="ce5" office:value-type="float" office:value="13021" calcext:value-type="float">
                <text:p>13.021</text:p>
              </table:table-cell>
              <table:table-cell table:style-name="ce5" office:value-type="float" office:value="13162" calcext:value-type="float">
                <text:p>13.16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Huila</text:p>
              </table:table-cell>
              <table:table-cell table:style-name="ce5" office:value-type="float" office:value="61026" calcext:value-type="float">
                <text:p>61.026</text:p>
              </table:table-cell>
              <table:table-cell table:style-name="ce5" office:value-type="float" office:value="61735" calcext:value-type="float">
                <text:p>61.735</text:p>
              </table:table-cell>
              <table:table-cell table:style-name="ce5" office:value-type="float" office:value="62380" calcext:value-type="float">
                <text:p>62.38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Huila</text:p>
              </table:table-cell>
              <table:table-cell table:style-name="ce5" office:value-type="float" office:value="6469" calcext:value-type="float">
                <text:p>6.469</text:p>
              </table:table-cell>
              <table:table-cell table:style-name="ce5" office:value-type="float" office:value="6520" calcext:value-type="float">
                <text:p>6.520</text:p>
              </table:table-cell>
              <table:table-cell table:style-name="ce5" office:value-type="float" office:value="6573" calcext:value-type="float">
                <text:p>6.57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Huila</text:p>
              </table:table-cell>
              <table:table-cell table:style-name="ce5" office:value-type="float" office:value="11629" calcext:value-type="float">
                <text:p>11.629</text:p>
              </table:table-cell>
              <table:table-cell table:style-name="ce5" office:value-type="float" office:value="11779" calcext:value-type="float">
                <text:p>11.779</text:p>
              </table:table-cell>
              <table:table-cell table:style-name="ce5" office:value-type="float" office:value="11920" calcext:value-type="float">
                <text:p>11.92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Huila</text:p>
              </table:table-cell>
              <table:table-cell table:style-name="ce5" office:value-type="float" office:value="6583" calcext:value-type="float">
                <text:p>6.583</text:p>
              </table:table-cell>
              <table:table-cell table:style-name="ce5" office:value-type="float" office:value="6655" calcext:value-type="float">
                <text:p>6.655</text:p>
              </table:table-cell>
              <table:table-cell table:style-name="ce5" office:value-type="float" office:value="6722" calcext:value-type="float">
                <text:p>6.72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Huila</text:p>
              </table:table-cell>
              <table:table-cell table:style-name="ce5" office:value-type="float" office:value="26279" calcext:value-type="float">
                <text:p>26.279</text:p>
              </table:table-cell>
              <table:table-cell table:style-name="ce5" office:value-type="float" office:value="26590" calcext:value-type="float">
                <text:p>26.590</text:p>
              </table:table-cell>
              <table:table-cell table:style-name="ce5" office:value-type="float" office:value="26881" calcext:value-type="float">
                <text:p>26.88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Huila</text:p>
              </table:table-cell>
              <table:table-cell table:style-name="ce5" office:value-type="float" office:value="11159" calcext:value-type="float">
                <text:p>11.159</text:p>
              </table:table-cell>
              <table:table-cell table:style-name="ce5" office:value-type="float" office:value="11282" calcext:value-type="float">
                <text:p>11.282</text:p>
              </table:table-cell>
              <table:table-cell table:style-name="ce5" office:value-type="float" office:value="11395" calcext:value-type="float">
                <text:p>11.39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Huila</text:p>
              </table:table-cell>
              <table:table-cell table:style-name="ce5" office:value-type="float" office:value="13787" calcext:value-type="float">
                <text:p>13.787</text:p>
              </table:table-cell>
              <table:table-cell table:style-name="ce5" office:value-type="float" office:value="13851" calcext:value-type="float">
                <text:p>13.851</text:p>
              </table:table-cell>
              <table:table-cell table:style-name="ce5" office:value-type="float" office:value="13927" calcext:value-type="float">
                <text:p>13.92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Huila</text:p>
              </table:table-cell>
              <table:table-cell table:style-name="ce5" office:value-type="float" office:value="124359" calcext:value-type="float">
                <text:p>124.359</text:p>
              </table:table-cell>
              <table:table-cell table:style-name="ce5" office:value-type="float" office:value="126682" calcext:value-type="float">
                <text:p>126.682</text:p>
              </table:table-cell>
              <table:table-cell table:style-name="ce5" office:value-type="float" office:value="128630" calcext:value-type="float">
                <text:p>128.63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Huila</text:p>
              </table:table-cell>
              <table:table-cell table:style-name="ce5" office:value-type="float" office:value="24312" calcext:value-type="float">
                <text:p>24.312</text:p>
              </table:table-cell>
              <table:table-cell table:style-name="ce5" office:value-type="float" office:value="24757" calcext:value-type="float">
                <text:p>24.757</text:p>
              </table:table-cell>
              <table:table-cell table:style-name="ce5" office:value-type="float" office:value="25131" calcext:value-type="float">
                <text:p>25.13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Huila</text:p>
              </table:table-cell>
              <table:table-cell table:style-name="ce5" office:value-type="float" office:value="10444" calcext:value-type="float">
                <text:p>10.444</text:p>
              </table:table-cell>
              <table:table-cell table:style-name="ce5" office:value-type="float" office:value="10502" calcext:value-type="float">
                <text:p>10.502</text:p>
              </table:table-cell>
              <table:table-cell table:style-name="ce5" office:value-type="float" office:value="10567" calcext:value-type="float">
                <text:p>10.56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Huila</text:p>
              </table:table-cell>
              <table:table-cell table:style-name="ce5" office:value-type="float" office:value="33028" calcext:value-type="float">
                <text:p>33.028</text:p>
              </table:table-cell>
              <table:table-cell table:style-name="ce5" office:value-type="float" office:value="33391" calcext:value-type="float">
                <text:p>33.391</text:p>
              </table:table-cell>
              <table:table-cell table:style-name="ce5" office:value-type="float" office:value="33727" calcext:value-type="float">
                <text:p>33.72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Huila</text:p>
              </table:table-cell>
              <table:table-cell table:style-name="ce5" office:value-type="float" office:value="10405" calcext:value-type="float">
                <text:p>10.405</text:p>
              </table:table-cell>
              <table:table-cell table:style-name="ce5" office:value-type="float" office:value="10422" calcext:value-type="float">
                <text:p>10.422</text:p>
              </table:table-cell>
              <table:table-cell table:style-name="ce5" office:value-type="float" office:value="10462" calcext:value-type="float">
                <text:p>10.46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Huila</text:p>
              </table:table-cell>
              <table:table-cell table:style-name="ce5" office:value-type="float" office:value="21853" calcext:value-type="float">
                <text:p>21.853</text:p>
              </table:table-cell>
              <table:table-cell table:style-name="ce5" office:value-type="float" office:value="22342" calcext:value-type="float">
                <text:p>22.342</text:p>
              </table:table-cell>
              <table:table-cell table:style-name="ce5" office:value-type="float" office:value="22729" calcext:value-type="float">
                <text:p>22.72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Huila</text:p>
              </table:table-cell>
              <table:table-cell table:style-name="ce5" office:value-type="float" office:value="17440" calcext:value-type="float">
                <text:p>17.440</text:p>
              </table:table-cell>
              <table:table-cell table:style-name="ce5" office:value-type="float" office:value="17587" calcext:value-type="float">
                <text:p>17.587</text:p>
              </table:table-cell>
              <table:table-cell table:style-name="ce5" office:value-type="float" office:value="17729" calcext:value-type="float">
                <text:p>17.72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Huila</text:p>
              </table:table-cell>
              <table:table-cell table:style-name="ce5" office:value-type="float" office:value="10697" calcext:value-type="float">
                <text:p>10.697</text:p>
              </table:table-cell>
              <table:table-cell table:style-name="ce5" office:value-type="float" office:value="10815" calcext:value-type="float">
                <text:p>10.815</text:p>
              </table:table-cell>
              <table:table-cell table:style-name="ce5" office:value-type="float" office:value="10923" calcext:value-type="float">
                <text:p>10.92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Huila</text:p>
              </table:table-cell>
              <table:table-cell table:style-name="ce5" office:value-type="float" office:value="11800" calcext:value-type="float">
                <text:p>11.800</text:p>
              </table:table-cell>
              <table:table-cell table:style-name="ce5" office:value-type="float" office:value="11775" calcext:value-type="float">
                <text:p>11.775</text:p>
              </table:table-cell>
              <table:table-cell table:style-name="ce5" office:value-type="float" office:value="11800" calcext:value-type="float">
                <text:p>11.80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Huila</text:p>
              </table:table-cell>
              <table:table-cell table:style-name="ce5" office:value-type="float" office:value="8052" calcext:value-type="float">
                <text:p>8.052</text:p>
              </table:table-cell>
              <table:table-cell table:style-name="ce5" office:value-type="float" office:value="8064" calcext:value-type="float">
                <text:p>8.064</text:p>
              </table:table-cell>
              <table:table-cell table:style-name="ce5" office:value-type="float" office:value="8094" calcext:value-type="float">
                <text:p>8.09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Huila</text:p>
              </table:table-cell>
              <table:table-cell table:style-name="ce5" office:value-type="float" office:value="21799" calcext:value-type="float">
                <text:p>21.799</text:p>
              </table:table-cell>
              <table:table-cell table:style-name="ce5" office:value-type="float" office:value="21921" calcext:value-type="float">
                <text:p>21.921</text:p>
              </table:table-cell>
              <table:table-cell table:style-name="ce5" office:value-type="float" office:value="22070" calcext:value-type="float">
                <text:p>22.07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Huila</text:p>
              </table:table-cell>
              <table:table-cell table:style-name="ce5" office:value-type="float" office:value="7288" calcext:value-type="float">
                <text:p>7.288</text:p>
              </table:table-cell>
              <table:table-cell table:style-name="ce5" office:value-type="float" office:value="7247" calcext:value-type="float">
                <text:p>7.247</text:p>
              </table:table-cell>
              <table:table-cell table:style-name="ce5" office:value-type="float" office:value="7240" calcext:value-type="float">
                <text:p>7.24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Huila</text:p>
              </table:table-cell>
              <table:table-cell table:style-name="ce5" office:value-type="float" office:value="7730" calcext:value-type="float">
                <text:p>7.730</text:p>
              </table:table-cell>
              <table:table-cell table:style-name="ce5" office:value-type="float" office:value="7774" calcext:value-type="float">
                <text:p>7.774</text:p>
              </table:table-cell>
              <table:table-cell table:style-name="ce5" office:value-type="float" office:value="7824" calcext:value-type="float">
                <text:p>7.824</text:p>
              </table:table-cell>
              <table:table-cell table:number-columns-repeated="1019"/>
            </table:table-row>
          </table:table-row-group>
          <table:table-row table:style-name="ro1">
            <table:table-cell office:value-type="string" calcext:value-type="string">
              <text:p>Huila Result</text:p>
            </table:table-cell>
            <table:table-cell table:formula="of:=SUBTOTAL(9;[$Municipios_2.$B$676:$Municipios_2.$B$712])" office:value-type="float" office:value="1100386" calcext:value-type="float">
              <text:p>1100386</text:p>
            </table:table-cell>
            <table:table-cell table:formula="of:=SUBTOTAL(9;[$Municipios_2.$C$676:$Municipios_2.$C$712])" office:value-type="float" office:value="1111844" calcext:value-type="float">
              <text:p>1111844</text:p>
            </table:table-cell>
            <table:table-cell table:formula="of:=SUBTOTAL(9;[$Municipios_2.$D$676:$Municipios_2.$D$712])" office:value-type="float" office:value="1122622" calcext:value-type="float">
              <text:p>1122622</text:p>
            </table:table-cell>
            <table:table-cell table:number-columns-repeated="1019"/>
          </table:table-row>
          <table:table-row-group table:display="false">
            <table:table-row table:style-name="ro1" table:visibility="collapse">
              <table:table-cell table:style-name="ce3" office:value-type="string" calcext:value-type="string">
                <text:p>La Guajira</text:p>
              </table:table-cell>
              <table:table-cell table:style-name="ce5" office:value-type="float" office:value="188014" calcext:value-type="float">
                <text:p>188.014</text:p>
              </table:table-cell>
              <table:table-cell table:style-name="ce5" office:value-type="float" office:value="195747" calcext:value-type="float">
                <text:p>195.747</text:p>
              </table:table-cell>
              <table:table-cell table:style-name="ce5" office:value-type="float" office:value="201839" calcext:value-type="float">
                <text:p>201.83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La Guajira</text:p>
              </table:table-cell>
              <table:table-cell table:style-name="ce5" office:value-type="float" office:value="29148" calcext:value-type="float">
                <text:p>29.148</text:p>
              </table:table-cell>
              <table:table-cell table:style-name="ce5" office:value-type="float" office:value="30848" calcext:value-type="float">
                <text:p>30.848</text:p>
              </table:table-cell>
              <table:table-cell table:style-name="ce5" office:value-type="float" office:value="32265" calcext:value-type="float">
                <text:p>32.26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La Guajira</text:p>
              </table:table-cell>
              <table:table-cell table:style-name="ce5" office:value-type="float" office:value="35743" calcext:value-type="float">
                <text:p>35.743</text:p>
              </table:table-cell>
              <table:table-cell table:style-name="ce5" office:value-type="float" office:value="37170" calcext:value-type="float">
                <text:p>37.170</text:p>
              </table:table-cell>
              <table:table-cell table:style-name="ce5" office:value-type="float" office:value="38348" calcext:value-type="float">
                <text:p>38.34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La Guajira</text:p>
              </table:table-cell>
              <table:table-cell table:style-name="ce5" office:value-type="float" office:value="37740" calcext:value-type="float">
                <text:p>37.740</text:p>
              </table:table-cell>
              <table:table-cell table:style-name="ce5" office:value-type="float" office:value="40051" calcext:value-type="float">
                <text:p>40.051</text:p>
              </table:table-cell>
              <table:table-cell table:style-name="ce5" office:value-type="float" office:value="42060" calcext:value-type="float">
                <text:p>42.06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La Guajira</text:p>
              </table:table-cell>
              <table:table-cell table:style-name="ce5" office:value-type="float" office:value="13016" calcext:value-type="float">
                <text:p>13.016</text:p>
              </table:table-cell>
              <table:table-cell table:style-name="ce5" office:value-type="float" office:value="13706" calcext:value-type="float">
                <text:p>13.706</text:p>
              </table:table-cell>
              <table:table-cell table:style-name="ce5" office:value-type="float" office:value="14248" calcext:value-type="float">
                <text:p>14.24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La Guajira</text:p>
              </table:table-cell>
              <table:table-cell table:style-name="ce5" office:value-type="float" office:value="7185" calcext:value-type="float">
                <text:p>7.185</text:p>
              </table:table-cell>
              <table:table-cell table:style-name="ce5" office:value-type="float" office:value="7574" calcext:value-type="float">
                <text:p>7.574</text:p>
              </table:table-cell>
              <table:table-cell table:style-name="ce5" office:value-type="float" office:value="7879" calcext:value-type="float">
                <text:p>7.87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La Guajira</text:p>
              </table:table-cell>
              <table:table-cell table:style-name="ce5" office:value-type="float" office:value="42772" calcext:value-type="float">
                <text:p>42.772</text:p>
              </table:table-cell>
              <table:table-cell table:style-name="ce5" office:value-type="float" office:value="43728" calcext:value-type="float">
                <text:p>43.728</text:p>
              </table:table-cell>
              <table:table-cell table:style-name="ce5" office:value-type="float" office:value="44544" calcext:value-type="float">
                <text:p>44.54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La Guajira</text:p>
              </table:table-cell>
              <table:table-cell table:style-name="ce5" office:value-type="float" office:value="20044" calcext:value-type="float">
                <text:p>20.044</text:p>
              </table:table-cell>
              <table:table-cell table:style-name="ce5" office:value-type="float" office:value="21151" calcext:value-type="float">
                <text:p>21.151</text:p>
              </table:table-cell>
              <table:table-cell table:style-name="ce5" office:value-type="float" office:value="22033" calcext:value-type="float">
                <text:p>22.03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La Guajira</text:p>
              </table:table-cell>
              <table:table-cell table:style-name="ce5" office:value-type="float" office:value="3498" calcext:value-type="float">
                <text:p>3.498</text:p>
              </table:table-cell>
              <table:table-cell table:style-name="ce5" office:value-type="float" office:value="3686" calcext:value-type="float">
                <text:p>3.686</text:p>
              </table:table-cell>
              <table:table-cell table:style-name="ce5" office:value-type="float" office:value="3834" calcext:value-type="float">
                <text:p>3.83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La Guajira</text:p>
              </table:table-cell>
              <table:table-cell table:style-name="ce5" office:value-type="float" office:value="170582" calcext:value-type="float">
                <text:p>170.582</text:p>
              </table:table-cell>
              <table:table-cell table:style-name="ce5" office:value-type="float" office:value="178832" calcext:value-type="float">
                <text:p>178.832</text:p>
              </table:table-cell>
              <table:table-cell table:style-name="ce5" office:value-type="float" office:value="185072" calcext:value-type="float">
                <text:p>185.07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La Guajira</text:p>
              </table:table-cell>
              <table:table-cell table:style-name="ce5" office:value-type="float" office:value="83072" calcext:value-type="float">
                <text:p>83.072</text:p>
              </table:table-cell>
              <table:table-cell table:style-name="ce5" office:value-type="float" office:value="88881" calcext:value-type="float">
                <text:p>88.881</text:p>
              </table:table-cell>
              <table:table-cell table:style-name="ce5" office:value-type="float" office:value="93431" calcext:value-type="float">
                <text:p>93.43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La Guajira</text:p>
              </table:table-cell>
              <table:table-cell table:style-name="ce5" office:value-type="float" office:value="46953" calcext:value-type="float">
                <text:p>46.953</text:p>
              </table:table-cell>
              <table:table-cell table:style-name="ce5" office:value-type="float" office:value="48387" calcext:value-type="float">
                <text:p>48.387</text:p>
              </table:table-cell>
              <table:table-cell table:style-name="ce5" office:value-type="float" office:value="49584" calcext:value-type="float">
                <text:p>49.58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La Guajira</text:p>
              </table:table-cell>
              <table:table-cell table:style-name="ce5" office:value-type="float" office:value="163462" calcext:value-type="float">
                <text:p>163.462</text:p>
              </table:table-cell>
              <table:table-cell table:style-name="ce5" office:value-type="float" office:value="177815" calcext:value-type="float">
                <text:p>177.815</text:p>
              </table:table-cell>
              <table:table-cell table:style-name="ce5" office:value-type="float" office:value="190084" calcext:value-type="float">
                <text:p>190.08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La Guajira</text:p>
              </table:table-cell>
              <table:table-cell table:style-name="ce5" office:value-type="float" office:value="10985" calcext:value-type="float">
                <text:p>10.985</text:p>
              </table:table-cell>
              <table:table-cell table:style-name="ce5" office:value-type="float" office:value="11114" calcext:value-type="float">
                <text:p>11.114</text:p>
              </table:table-cell>
              <table:table-cell table:style-name="ce5" office:value-type="float" office:value="11261" calcext:value-type="float">
                <text:p>11.26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La Guajira</text:p>
              </table:table-cell>
              <table:table-cell table:style-name="ce5" office:value-type="float" office:value="28346" calcext:value-type="float">
                <text:p>28.346</text:p>
              </table:table-cell>
              <table:table-cell table:style-name="ce5" office:value-type="float" office:value="28816" calcext:value-type="float">
                <text:p>28.816</text:p>
              </table:table-cell>
              <table:table-cell table:style-name="ce5" office:value-type="float" office:value="29236" calcext:value-type="float">
                <text:p>29.236</text:p>
              </table:table-cell>
              <table:table-cell table:number-columns-repeated="1019"/>
            </table:table-row>
          </table:table-row-group>
          <table:table-row table:style-name="ro1">
            <table:table-cell office:value-type="string" calcext:value-type="string">
              <text:p>La Guajira Result</text:p>
            </table:table-cell>
            <table:table-cell table:formula="of:=SUBTOTAL(9;[$Municipios_2.$B$714:$Municipios_2.$B$728])" office:value-type="float" office:value="880560" calcext:value-type="float">
              <text:p>880560</text:p>
            </table:table-cell>
            <table:table-cell table:formula="of:=SUBTOTAL(9;[$Municipios_2.$C$714:$Municipios_2.$C$728])" office:value-type="float" office:value="927506" calcext:value-type="float">
              <text:p>927506</text:p>
            </table:table-cell>
            <table:table-cell table:formula="of:=SUBTOTAL(9;[$Municipios_2.$D$714:$Municipios_2.$D$728])" office:value-type="float" office:value="965718" calcext:value-type="float">
              <text:p>965718</text:p>
            </table:table-cell>
            <table:table-cell table:number-columns-repeated="1019"/>
          </table:table-row>
          <table:table-row-group table:display="false">
            <table:table-row table:style-name="ro1" table:visibility="collapse">
              <table:table-cell table:style-name="ce3" office:value-type="string" calcext:value-type="string">
                <text:p>Magdalena</text:p>
              </table:table-cell>
              <table:table-cell table:style-name="ce5" office:value-type="float" office:value="499192" calcext:value-type="float">
                <text:p>499.192</text:p>
              </table:table-cell>
              <table:table-cell table:style-name="ce5" office:value-type="float" office:value="521239" calcext:value-type="float">
                <text:p>521.239</text:p>
              </table:table-cell>
              <table:table-cell table:style-name="ce5" office:value-type="float" office:value="538612" calcext:value-type="float">
                <text:p>538.61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Magdalena</text:p>
              </table:table-cell>
              <table:table-cell table:style-name="ce5" office:value-type="float" office:value="15511" calcext:value-type="float">
                <text:p>15.511</text:p>
              </table:table-cell>
              <table:table-cell table:style-name="ce5" office:value-type="float" office:value="16194" calcext:value-type="float">
                <text:p>16.194</text:p>
              </table:table-cell>
              <table:table-cell table:style-name="ce5" office:value-type="float" office:value="16785" calcext:value-type="float">
                <text:p>16.78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Magdalena</text:p>
              </table:table-cell>
              <table:table-cell table:style-name="ce5" office:value-type="float" office:value="39857" calcext:value-type="float">
                <text:p>39.857</text:p>
              </table:table-cell>
              <table:table-cell table:style-name="ce5" office:value-type="float" office:value="40726" calcext:value-type="float">
                <text:p>40.726</text:p>
              </table:table-cell>
              <table:table-cell table:style-name="ce5" office:value-type="float" office:value="41492" calcext:value-type="float">
                <text:p>41.49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Magdalena</text:p>
              </table:table-cell>
              <table:table-cell table:style-name="ce5" office:value-type="float" office:value="30218" calcext:value-type="float">
                <text:p>30.218</text:p>
              </table:table-cell>
              <table:table-cell table:style-name="ce5" office:value-type="float" office:value="31077" calcext:value-type="float">
                <text:p>31.077</text:p>
              </table:table-cell>
              <table:table-cell table:style-name="ce5" office:value-type="float" office:value="31794" calcext:value-type="float">
                <text:p>31.79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Magdalena</text:p>
              </table:table-cell>
              <table:table-cell table:style-name="ce5" office:value-type="float" office:value="9890" calcext:value-type="float">
                <text:p>9.890</text:p>
              </table:table-cell>
              <table:table-cell table:style-name="ce5" office:value-type="float" office:value="9885" calcext:value-type="float">
                <text:p>9.885</text:p>
              </table:table-cell>
              <table:table-cell table:style-name="ce5" office:value-type="float" office:value="9941" calcext:value-type="float">
                <text:p>9.94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Magdalena</text:p>
              </table:table-cell>
              <table:table-cell table:style-name="ce5" office:value-type="float" office:value="21862" calcext:value-type="float">
                <text:p>21.862</text:p>
              </table:table-cell>
              <table:table-cell table:style-name="ce5" office:value-type="float" office:value="22715" calcext:value-type="float">
                <text:p>22.715</text:p>
              </table:table-cell>
              <table:table-cell table:style-name="ce5" office:value-type="float" office:value="23388" calcext:value-type="float">
                <text:p>23.38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Magdalena</text:p>
              </table:table-cell>
              <table:table-cell table:style-name="ce5" office:value-type="float" office:value="120071" calcext:value-type="float">
                <text:p>120.071</text:p>
              </table:table-cell>
              <table:table-cell table:style-name="ce5" office:value-type="float" office:value="122285" calcext:value-type="float">
                <text:p>122.285</text:p>
              </table:table-cell>
              <table:table-cell table:style-name="ce5" office:value-type="float" office:value="124339" calcext:value-type="float">
                <text:p>124.33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Magdalena</text:p>
              </table:table-cell>
              <table:table-cell table:style-name="ce5" office:value-type="float" office:value="10505" calcext:value-type="float">
                <text:p>10.505</text:p>
              </table:table-cell>
              <table:table-cell table:style-name="ce5" office:value-type="float" office:value="10908" calcext:value-type="float">
                <text:p>10.908</text:p>
              </table:table-cell>
              <table:table-cell table:style-name="ce5" office:value-type="float" office:value="11227" calcext:value-type="float">
                <text:p>11.22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Magdalena</text:p>
              </table:table-cell>
              <table:table-cell table:style-name="ce5" office:value-type="float" office:value="65457" calcext:value-type="float">
                <text:p>65.457</text:p>
              </table:table-cell>
              <table:table-cell table:style-name="ce5" office:value-type="float" office:value="67811" calcext:value-type="float">
                <text:p>67.811</text:p>
              </table:table-cell>
              <table:table-cell table:style-name="ce5" office:value-type="float" office:value="69701" calcext:value-type="float">
                <text:p>69.70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Magdalena</text:p>
              </table:table-cell>
              <table:table-cell table:style-name="ce5" office:value-type="float" office:value="22530" calcext:value-type="float">
                <text:p>22.530</text:p>
              </table:table-cell>
              <table:table-cell table:style-name="ce5" office:value-type="float" office:value="23400" calcext:value-type="float">
                <text:p>23.400</text:p>
              </table:table-cell>
              <table:table-cell table:style-name="ce5" office:value-type="float" office:value="24083" calcext:value-type="float">
                <text:p>24.08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Magdalena</text:p>
              </table:table-cell>
              <table:table-cell table:style-name="ce5" office:value-type="float" office:value="19697" calcext:value-type="float">
                <text:p>19.697</text:p>
              </table:table-cell>
              <table:table-cell table:style-name="ce5" office:value-type="float" office:value="20455" calcext:value-type="float">
                <text:p>20.455</text:p>
              </table:table-cell>
              <table:table-cell table:style-name="ce5" office:value-type="float" office:value="21052" calcext:value-type="float">
                <text:p>21.05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Magdalena</text:p>
              </table:table-cell>
              <table:table-cell table:style-name="ce5" office:value-type="float" office:value="66433" calcext:value-type="float">
                <text:p>66.433</text:p>
              </table:table-cell>
              <table:table-cell table:style-name="ce5" office:value-type="float" office:value="68681" calcext:value-type="float">
                <text:p>68.681</text:p>
              </table:table-cell>
              <table:table-cell table:style-name="ce5" office:value-type="float" office:value="70491" calcext:value-type="float">
                <text:p>70.49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Magdalena</text:p>
              </table:table-cell>
              <table:table-cell table:style-name="ce5" office:value-type="float" office:value="26620" calcext:value-type="float">
                <text:p>26.620</text:p>
              </table:table-cell>
              <table:table-cell table:style-name="ce5" office:value-type="float" office:value="27345" calcext:value-type="float">
                <text:p>27.345</text:p>
              </table:table-cell>
              <table:table-cell table:style-name="ce5" office:value-type="float" office:value="27918" calcext:value-type="float">
                <text:p>27.91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Magdalena</text:p>
              </table:table-cell>
              <table:table-cell table:style-name="ce5" office:value-type="float" office:value="19663" calcext:value-type="float">
                <text:p>19.663</text:p>
              </table:table-cell>
              <table:table-cell table:style-name="ce5" office:value-type="float" office:value="20485" calcext:value-type="float">
                <text:p>20.485</text:p>
              </table:table-cell>
              <table:table-cell table:style-name="ce5" office:value-type="float" office:value="21166" calcext:value-type="float">
                <text:p>21.16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Magdalena</text:p>
              </table:table-cell>
              <table:table-cell table:style-name="ce5" office:value-type="float" office:value="9196" calcext:value-type="float">
                <text:p>9.196</text:p>
              </table:table-cell>
              <table:table-cell table:style-name="ce5" office:value-type="float" office:value="9225" calcext:value-type="float">
                <text:p>9.225</text:p>
              </table:table-cell>
              <table:table-cell table:style-name="ce5" office:value-type="float" office:value="9290" calcext:value-type="float">
                <text:p>9.29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Magdalena</text:p>
              </table:table-cell>
              <table:table-cell table:style-name="ce5" office:value-type="float" office:value="12093" calcext:value-type="float">
                <text:p>12.093</text:p>
              </table:table-cell>
              <table:table-cell table:style-name="ce5" office:value-type="float" office:value="12548" calcext:value-type="float">
                <text:p>12.548</text:p>
              </table:table-cell>
              <table:table-cell table:style-name="ce5" office:value-type="float" office:value="12908" calcext:value-type="float">
                <text:p>12.90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Magdalena</text:p>
              </table:table-cell>
              <table:table-cell table:style-name="ce5" office:value-type="float" office:value="37341" calcext:value-type="float">
                <text:p>37.341</text:p>
              </table:table-cell>
              <table:table-cell table:style-name="ce5" office:value-type="float" office:value="38203" calcext:value-type="float">
                <text:p>38.203</text:p>
              </table:table-cell>
              <table:table-cell table:style-name="ce5" office:value-type="float" office:value="38973" calcext:value-type="float">
                <text:p>38.97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Magdalena</text:p>
              </table:table-cell>
              <table:table-cell table:style-name="ce5" office:value-type="float" office:value="61766" calcext:value-type="float">
                <text:p>61.766</text:p>
              </table:table-cell>
              <table:table-cell table:style-name="ce5" office:value-type="float" office:value="63026" calcext:value-type="float">
                <text:p>63.026</text:p>
              </table:table-cell>
              <table:table-cell table:style-name="ce5" office:value-type="float" office:value="64017" calcext:value-type="float">
                <text:p>64.01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Magdalena</text:p>
              </table:table-cell>
              <table:table-cell table:style-name="ce5" office:value-type="float" office:value="29824" calcext:value-type="float">
                <text:p>29.824</text:p>
              </table:table-cell>
              <table:table-cell table:style-name="ce5" office:value-type="float" office:value="31151" calcext:value-type="float">
                <text:p>31.151</text:p>
              </table:table-cell>
              <table:table-cell table:style-name="ce5" office:value-type="float" office:value="32188" calcext:value-type="float">
                <text:p>32.18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Magdalena</text:p>
              </table:table-cell>
              <table:table-cell table:style-name="ce5" office:value-type="float" office:value="11445" calcext:value-type="float">
                <text:p>11.445</text:p>
              </table:table-cell>
              <table:table-cell table:style-name="ce5" office:value-type="float" office:value="11702" calcext:value-type="float">
                <text:p>11.702</text:p>
              </table:table-cell>
              <table:table-cell table:style-name="ce5" office:value-type="float" office:value="11929" calcext:value-type="float">
                <text:p>11.92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Magdalena</text:p>
              </table:table-cell>
              <table:table-cell table:style-name="ce5" office:value-type="float" office:value="15644" calcext:value-type="float">
                <text:p>15.644</text:p>
              </table:table-cell>
              <table:table-cell table:style-name="ce5" office:value-type="float" office:value="16247" calcext:value-type="float">
                <text:p>16.247</text:p>
              </table:table-cell>
              <table:table-cell table:style-name="ce5" office:value-type="float" office:value="16724" calcext:value-type="float">
                <text:p>16.72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Magdalena</text:p>
              </table:table-cell>
              <table:table-cell table:style-name="ce5" office:value-type="float" office:value="10733" calcext:value-type="float">
                <text:p>10.733</text:p>
              </table:table-cell>
              <table:table-cell table:style-name="ce5" office:value-type="float" office:value="11043" calcext:value-type="float">
                <text:p>11.043</text:p>
              </table:table-cell>
              <table:table-cell table:style-name="ce5" office:value-type="float" office:value="11295" calcext:value-type="float">
                <text:p>11.29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Magdalena</text:p>
              </table:table-cell>
              <table:table-cell table:style-name="ce5" office:value-type="float" office:value="19523" calcext:value-type="float">
                <text:p>19.523</text:p>
              </table:table-cell>
              <table:table-cell table:style-name="ce5" office:value-type="float" office:value="20171" calcext:value-type="float">
                <text:p>20.171</text:p>
              </table:table-cell>
              <table:table-cell table:style-name="ce5" office:value-type="float" office:value="20696" calcext:value-type="float">
                <text:p>20.69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Magdalena</text:p>
              </table:table-cell>
              <table:table-cell table:style-name="ce5" office:value-type="float" office:value="11681" calcext:value-type="float">
                <text:p>11.681</text:p>
              </table:table-cell>
              <table:table-cell table:style-name="ce5" office:value-type="float" office:value="12104" calcext:value-type="float">
                <text:p>12.104</text:p>
              </table:table-cell>
              <table:table-cell table:style-name="ce5" office:value-type="float" office:value="12439" calcext:value-type="float">
                <text:p>12.43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Magdalena</text:p>
              </table:table-cell>
              <table:table-cell table:style-name="ce5" office:value-type="float" office:value="25438" calcext:value-type="float">
                <text:p>25.438</text:p>
              </table:table-cell>
              <table:table-cell table:style-name="ce5" office:value-type="float" office:value="25750" calcext:value-type="float">
                <text:p>25.750</text:p>
              </table:table-cell>
              <table:table-cell table:style-name="ce5" office:value-type="float" office:value="26075" calcext:value-type="float">
                <text:p>26.07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Magdalena</text:p>
              </table:table-cell>
              <table:table-cell table:style-name="ce5" office:value-type="float" office:value="10575" calcext:value-type="float">
                <text:p>10.575</text:p>
              </table:table-cell>
              <table:table-cell table:style-name="ce5" office:value-type="float" office:value="10977" calcext:value-type="float">
                <text:p>10.977</text:p>
              </table:table-cell>
              <table:table-cell table:style-name="ce5" office:value-type="float" office:value="11295" calcext:value-type="float">
                <text:p>11.29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Magdalena</text:p>
              </table:table-cell>
              <table:table-cell table:style-name="ce5" office:value-type="float" office:value="27128" calcext:value-type="float">
                <text:p>27.128</text:p>
              </table:table-cell>
              <table:table-cell table:style-name="ce5" office:value-type="float" office:value="28254" calcext:value-type="float">
                <text:p>28.254</text:p>
              </table:table-cell>
              <table:table-cell table:style-name="ce5" office:value-type="float" office:value="29159" calcext:value-type="float">
                <text:p>29.15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Magdalena</text:p>
              </table:table-cell>
              <table:table-cell table:style-name="ce5" office:value-type="float" office:value="13236" calcext:value-type="float">
                <text:p>13.236</text:p>
              </table:table-cell>
              <table:table-cell table:style-name="ce5" office:value-type="float" office:value="13354" calcext:value-type="float">
                <text:p>13.354</text:p>
              </table:table-cell>
              <table:table-cell table:style-name="ce5" office:value-type="float" office:value="13503" calcext:value-type="float">
                <text:p>13.50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Magdalena</text:p>
              </table:table-cell>
              <table:table-cell table:style-name="ce5" office:value-type="float" office:value="9895" calcext:value-type="float">
                <text:p>9.895</text:p>
              </table:table-cell>
              <table:table-cell table:style-name="ce5" office:value-type="float" office:value="10293" calcext:value-type="float">
                <text:p>10.293</text:p>
              </table:table-cell>
              <table:table-cell table:style-name="ce5" office:value-type="float" office:value="10613" calcext:value-type="float">
                <text:p>10.61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Magdalena</text:p>
              </table:table-cell>
              <table:table-cell table:style-name="ce5" office:value-type="float" office:value="68722" calcext:value-type="float">
                <text:p>68.722</text:p>
              </table:table-cell>
              <table:table-cell table:style-name="ce5" office:value-type="float" office:value="71578" calcext:value-type="float">
                <text:p>71.578</text:p>
              </table:table-cell>
              <table:table-cell table:style-name="ce5" office:value-type="float" office:value="73933" calcext:value-type="float">
                <text:p>73.933</text:p>
              </table:table-cell>
              <table:table-cell table:number-columns-repeated="1019"/>
            </table:table-row>
          </table:table-row-group>
          <table:table-row table:style-name="ro1">
            <table:table-cell office:value-type="string" calcext:value-type="string">
              <text:p>Magdalena Result</text:p>
            </table:table-cell>
            <table:table-cell table:formula="of:=SUBTOTAL(9;[$Municipios_2.$B$730:$Municipios_2.$B$759])" office:value-type="float" office:value="1341746" calcext:value-type="float">
              <text:p>1341746</text:p>
            </table:table-cell>
            <table:table-cell table:formula="of:=SUBTOTAL(9;[$Municipios_2.$C$730:$Municipios_2.$C$759])" office:value-type="float" office:value="1388832" calcext:value-type="float">
              <text:p>1388832</text:p>
            </table:table-cell>
            <table:table-cell table:formula="of:=SUBTOTAL(9;[$Municipios_2.$D$730:$Municipios_2.$D$759])" office:value-type="float" office:value="1427026" calcext:value-type="float">
              <text:p>1427026</text:p>
            </table:table-cell>
            <table:table-cell table:number-columns-repeated="1019"/>
          </table:table-row>
          <table:table-row-group table:display="false">
            <table:table-row table:style-name="ro1" table:visibility="collapse">
              <table:table-cell table:style-name="ce3" office:value-type="string" calcext:value-type="string">
                <text:p>Meta</text:p>
              </table:table-cell>
              <table:table-cell table:style-name="ce5" office:value-type="float" office:value="531275" calcext:value-type="float">
                <text:p>531.275</text:p>
              </table:table-cell>
              <table:table-cell table:style-name="ce5" office:value-type="float" office:value="538824" calcext:value-type="float">
                <text:p>538.824</text:p>
              </table:table-cell>
              <table:table-cell table:style-name="ce5" office:value-type="float" office:value="545302" calcext:value-type="float">
                <text:p>545.30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Meta</text:p>
              </table:table-cell>
              <table:table-cell table:style-name="ce5" office:value-type="float" office:value="88023" calcext:value-type="float">
                <text:p>88.023</text:p>
              </table:table-cell>
              <table:table-cell table:style-name="ce5" office:value-type="float" office:value="90124" calcext:value-type="float">
                <text:p>90.124</text:p>
              </table:table-cell>
              <table:table-cell table:style-name="ce5" office:value-type="float" office:value="91829" calcext:value-type="float">
                <text:p>91.82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Meta</text:p>
              </table:table-cell>
              <table:table-cell table:style-name="ce5" office:value-type="float" office:value="6440" calcext:value-type="float">
                <text:p>6.440</text:p>
              </table:table-cell>
              <table:table-cell table:style-name="ce5" office:value-type="float" office:value="6513" calcext:value-type="float">
                <text:p>6.513</text:p>
              </table:table-cell>
              <table:table-cell table:style-name="ce5" office:value-type="float" office:value="6578" calcext:value-type="float">
                <text:p>6.57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Meta</text:p>
              </table:table-cell>
              <table:table-cell table:style-name="ce5" office:value-type="float" office:value="6062" calcext:value-type="float">
                <text:p>6.062</text:p>
              </table:table-cell>
              <table:table-cell table:style-name="ce5" office:value-type="float" office:value="6130" calcext:value-type="float">
                <text:p>6.130</text:p>
              </table:table-cell>
              <table:table-cell table:style-name="ce5" office:value-type="float" office:value="6192" calcext:value-type="float">
                <text:p>6.19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Meta</text:p>
              </table:table-cell>
              <table:table-cell table:style-name="ce5" office:value-type="float" office:value="14300" calcext:value-type="float">
                <text:p>14.300</text:p>
              </table:table-cell>
              <table:table-cell table:style-name="ce5" office:value-type="float" office:value="15186" calcext:value-type="float">
                <text:p>15.186</text:p>
              </table:table-cell>
              <table:table-cell table:style-name="ce5" office:value-type="float" office:value="15906" calcext:value-type="float">
                <text:p>15.90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Meta</text:p>
              </table:table-cell>
              <table:table-cell table:style-name="ce5" office:value-type="float" office:value="6963" calcext:value-type="float">
                <text:p>6.963</text:p>
              </table:table-cell>
              <table:table-cell table:style-name="ce5" office:value-type="float" office:value="7019" calcext:value-type="float">
                <text:p>7.019</text:p>
              </table:table-cell>
              <table:table-cell table:style-name="ce5" office:value-type="float" office:value="7068" calcext:value-type="float">
                <text:p>7.06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Meta</text:p>
              </table:table-cell>
              <table:table-cell table:style-name="ce5" office:value-type="float" office:value="22831" calcext:value-type="float">
                <text:p>22.831</text:p>
              </table:table-cell>
              <table:table-cell table:style-name="ce5" office:value-type="float" office:value="23014" calcext:value-type="float">
                <text:p>23.014</text:p>
              </table:table-cell>
              <table:table-cell table:style-name="ce5" office:value-type="float" office:value="23195" calcext:value-type="float">
                <text:p>23.19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Meta</text:p>
              </table:table-cell>
              <table:table-cell table:style-name="ce5" office:value-type="float" office:value="1776" calcext:value-type="float">
                <text:p>1.776</text:p>
              </table:table-cell>
              <table:table-cell table:style-name="ce5" office:value-type="float" office:value="1696" calcext:value-type="float">
                <text:p>1.696</text:p>
              </table:table-cell>
              <table:table-cell table:style-name="ce5" office:value-type="float" office:value="1652" calcext:value-type="float">
                <text:p>1.65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Meta</text:p>
              </table:table-cell>
              <table:table-cell table:style-name="ce5" office:value-type="float" office:value="7977" calcext:value-type="float">
                <text:p>7.977</text:p>
              </table:table-cell>
              <table:table-cell table:style-name="ce5" office:value-type="float" office:value="7619" calcext:value-type="float">
                <text:p>7.619</text:p>
              </table:table-cell>
              <table:table-cell table:style-name="ce5" office:value-type="float" office:value="7408" calcext:value-type="float">
                <text:p>7.40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Meta</text:p>
              </table:table-cell>
              <table:table-cell table:style-name="ce5" office:value-type="float" office:value="3888" calcext:value-type="float">
                <text:p>3.888</text:p>
              </table:table-cell>
              <table:table-cell table:style-name="ce5" office:value-type="float" office:value="3932" calcext:value-type="float">
                <text:p>3.932</text:p>
              </table:table-cell>
              <table:table-cell table:style-name="ce5" office:value-type="float" office:value="3971" calcext:value-type="float">
                <text:p>3.97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Meta</text:p>
              </table:table-cell>
              <table:table-cell table:style-name="ce5" office:value-type="float" office:value="12129" calcext:value-type="float">
                <text:p>12.129</text:p>
              </table:table-cell>
              <table:table-cell table:style-name="ce5" office:value-type="float" office:value="12266" calcext:value-type="float">
                <text:p>12.266</text:p>
              </table:table-cell>
              <table:table-cell table:style-name="ce5" office:value-type="float" office:value="12388" calcext:value-type="float">
                <text:p>12.38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Meta</text:p>
              </table:table-cell>
              <table:table-cell table:style-name="ce5" office:value-type="float" office:value="68876" calcext:value-type="float">
                <text:p>68.876</text:p>
              </table:table-cell>
              <table:table-cell table:style-name="ce5" office:value-type="float" office:value="69770" calcext:value-type="float">
                <text:p>69.770</text:p>
              </table:table-cell>
              <table:table-cell table:style-name="ce5" office:value-type="float" office:value="70577" calcext:value-type="float">
                <text:p>70.57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Meta</text:p>
              </table:table-cell>
              <table:table-cell table:style-name="ce5" office:value-type="float" office:value="14119" calcext:value-type="float">
                <text:p>14.119</text:p>
              </table:table-cell>
              <table:table-cell table:style-name="ce5" office:value-type="float" office:value="14298" calcext:value-type="float">
                <text:p>14.298</text:p>
              </table:table-cell>
              <table:table-cell table:style-name="ce5" office:value-type="float" office:value="14462" calcext:value-type="float">
                <text:p>14.46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Meta</text:p>
              </table:table-cell>
              <table:table-cell table:style-name="ce5" office:value-type="float" office:value="7007" calcext:value-type="float">
                <text:p>7.007</text:p>
              </table:table-cell>
              <table:table-cell table:style-name="ce5" office:value-type="float" office:value="7086" calcext:value-type="float">
                <text:p>7.086</text:p>
              </table:table-cell>
              <table:table-cell table:style-name="ce5" office:value-type="float" office:value="7156" calcext:value-type="float">
                <text:p>7.15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Meta</text:p>
              </table:table-cell>
              <table:table-cell table:style-name="ce5" office:value-type="float" office:value="11159" calcext:value-type="float">
                <text:p>11.159</text:p>
              </table:table-cell>
              <table:table-cell table:style-name="ce5" office:value-type="float" office:value="10706" calcext:value-type="float">
                <text:p>10.706</text:p>
              </table:table-cell>
              <table:table-cell table:style-name="ce5" office:value-type="float" office:value="10430" calcext:value-type="float">
                <text:p>10.43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Meta</text:p>
              </table:table-cell>
              <table:table-cell table:style-name="ce5" office:value-type="float" office:value="26890" calcext:value-type="float">
                <text:p>26.890</text:p>
              </table:table-cell>
              <table:table-cell table:style-name="ce5" office:value-type="float" office:value="27534" calcext:value-type="float">
                <text:p>27.534</text:p>
              </table:table-cell>
              <table:table-cell table:style-name="ce5" office:value-type="float" office:value="28052" calcext:value-type="float">
                <text:p>28.05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Meta</text:p>
              </table:table-cell>
              <table:table-cell table:style-name="ce5" office:value-type="float" office:value="9284" calcext:value-type="float">
                <text:p>9.284</text:p>
              </table:table-cell>
              <table:table-cell table:style-name="ce5" office:value-type="float" office:value="9388" calcext:value-type="float">
                <text:p>9.388</text:p>
              </table:table-cell>
              <table:table-cell table:style-name="ce5" office:value-type="float" office:value="9482" calcext:value-type="float">
                <text:p>9.48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Meta</text:p>
              </table:table-cell>
              <table:table-cell table:style-name="ce5" office:value-type="float" office:value="11463" calcext:value-type="float">
                <text:p>11.463</text:p>
              </table:table-cell>
              <table:table-cell table:style-name="ce5" office:value-type="float" office:value="11256" calcext:value-type="float">
                <text:p>11.256</text:p>
              </table:table-cell>
              <table:table-cell table:style-name="ce5" office:value-type="float" office:value="11162" calcext:value-type="float">
                <text:p>11.16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Meta</text:p>
              </table:table-cell>
              <table:table-cell table:style-name="ce5" office:value-type="float" office:value="8390" calcext:value-type="float">
                <text:p>8.390</text:p>
              </table:table-cell>
              <table:table-cell table:style-name="ce5" office:value-type="float" office:value="8484" calcext:value-type="float">
                <text:p>8.484</text:p>
              </table:table-cell>
              <table:table-cell table:style-name="ce5" office:value-type="float" office:value="8569" calcext:value-type="float">
                <text:p>8.56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Meta</text:p>
              </table:table-cell>
              <table:table-cell table:style-name="ce5" office:value-type="float" office:value="41513" calcext:value-type="float">
                <text:p>41.513</text:p>
              </table:table-cell>
              <table:table-cell table:style-name="ce5" office:value-type="float" office:value="42677" calcext:value-type="float">
                <text:p>42.677</text:p>
              </table:table-cell>
              <table:table-cell table:style-name="ce5" office:value-type="float" office:value="43605" calcext:value-type="float">
                <text:p>43.60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Meta</text:p>
              </table:table-cell>
              <table:table-cell table:style-name="ce5" office:value-type="float" office:value="30399" calcext:value-type="float">
                <text:p>30.399</text:p>
              </table:table-cell>
              <table:table-cell table:style-name="ce5" office:value-type="float" office:value="30301" calcext:value-type="float">
                <text:p>30.301</text:p>
              </table:table-cell>
              <table:table-cell table:style-name="ce5" office:value-type="float" office:value="30312" calcext:value-type="float">
                <text:p>30.31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Meta</text:p>
              </table:table-cell>
              <table:table-cell table:style-name="ce5" office:value-type="float" office:value="10423" calcext:value-type="float">
                <text:p>10.423</text:p>
              </table:table-cell>
              <table:table-cell table:style-name="ce5" office:value-type="float" office:value="10359" calcext:value-type="float">
                <text:p>10.359</text:p>
              </table:table-cell>
              <table:table-cell table:style-name="ce5" office:value-type="float" office:value="10354" calcext:value-type="float">
                <text:p>10.35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Meta</text:p>
              </table:table-cell>
              <table:table-cell table:style-name="ce5" office:value-type="float" office:value="13061" calcext:value-type="float">
                <text:p>13.061</text:p>
              </table:table-cell>
              <table:table-cell table:style-name="ce5" office:value-type="float" office:value="12918" calcext:value-type="float">
                <text:p>12.918</text:p>
              </table:table-cell>
              <table:table-cell table:style-name="ce5" office:value-type="float" office:value="12874" calcext:value-type="float">
                <text:p>12.87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Meta</text:p>
              </table:table-cell>
              <table:table-cell table:style-name="ce5" office:value-type="float" office:value="18268" calcext:value-type="float">
                <text:p>18.268</text:p>
              </table:table-cell>
              <table:table-cell table:style-name="ce5" office:value-type="float" office:value="18474" calcext:value-type="float">
                <text:p>18.474</text:p>
              </table:table-cell>
              <table:table-cell table:style-name="ce5" office:value-type="float" office:value="18658" calcext:value-type="float">
                <text:p>18.65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Meta</text:p>
              </table:table-cell>
              <table:table-cell table:style-name="ce5" office:value-type="float" office:value="12296" calcext:value-type="float">
                <text:p>12.296</text:p>
              </table:table-cell>
              <table:table-cell table:style-name="ce5" office:value-type="float" office:value="12598" calcext:value-type="float">
                <text:p>12.598</text:p>
              </table:table-cell>
              <table:table-cell table:style-name="ce5" office:value-type="float" office:value="12875" calcext:value-type="float">
                <text:p>12.87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Meta</text:p>
              </table:table-cell>
              <table:table-cell table:style-name="ce5" office:value-type="float" office:value="9118" calcext:value-type="float">
                <text:p>9.118</text:p>
              </table:table-cell>
              <table:table-cell table:style-name="ce5" office:value-type="float" office:value="8948" calcext:value-type="float">
                <text:p>8.948</text:p>
              </table:table-cell>
              <table:table-cell table:style-name="ce5" office:value-type="float" office:value="8865" calcext:value-type="float">
                <text:p>8.86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Meta</text:p>
              </table:table-cell>
              <table:table-cell table:style-name="ce5" office:value-type="float" office:value="1307" calcext:value-type="float">
                <text:p>1.307</text:p>
              </table:table-cell>
              <table:table-cell table:style-name="ce5" office:value-type="float" office:value="1266" calcext:value-type="float">
                <text:p>1.266</text:p>
              </table:table-cell>
              <table:table-cell table:style-name="ce5" office:value-type="float" office:value="1243" calcext:value-type="float">
                <text:p>1.24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Meta</text:p>
              </table:table-cell>
              <table:table-cell table:style-name="ce5" office:value-type="float" office:value="26707" calcext:value-type="float">
                <text:p>26.707</text:p>
              </table:table-cell>
              <table:table-cell table:style-name="ce5" office:value-type="float" office:value="26571" calcext:value-type="float">
                <text:p>26.571</text:p>
              </table:table-cell>
              <table:table-cell table:style-name="ce5" office:value-type="float" office:value="26499" calcext:value-type="float">
                <text:p>26.49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Meta</text:p>
              </table:table-cell>
              <table:table-cell table:style-name="ce5" office:value-type="float" office:value="17778" calcext:value-type="float">
                <text:p>17.778</text:p>
              </table:table-cell>
              <table:table-cell table:style-name="ce5" office:value-type="float" office:value="17168" calcext:value-type="float">
                <text:p>17.168</text:p>
              </table:table-cell>
              <table:table-cell table:style-name="ce5" office:value-type="float" office:value="16790" calcext:value-type="float">
                <text:p>16.790</text:p>
              </table:table-cell>
              <table:table-cell table:number-columns-repeated="1019"/>
            </table:table-row>
          </table:table-row-group>
          <table:table-row table:style-name="ro1">
            <table:table-cell office:value-type="string" calcext:value-type="string">
              <text:p>Meta Result</text:p>
            </table:table-cell>
            <table:table-cell table:formula="of:=SUBTOTAL(9;[$Municipios_2.$B$761:$Municipios_2.$B$789])" office:value-type="float" office:value="1039722" calcext:value-type="float">
              <text:p>1039722</text:p>
            </table:table-cell>
            <table:table-cell table:formula="of:=SUBTOTAL(9;[$Municipios_2.$C$761:$Municipios_2.$C$789])" office:value-type="float" office:value="1052125" calcext:value-type="float">
              <text:p>1052125</text:p>
            </table:table-cell>
            <table:table-cell table:formula="of:=SUBTOTAL(9;[$Municipios_2.$D$761:$Municipios_2.$D$789])" office:value-type="float" office:value="1063454" calcext:value-type="float">
              <text:p>1063454</text:p>
            </table:table-cell>
            <table:table-cell table:number-columns-repeated="1019"/>
          </table:table-row>
          <table:table-row-group table:display="false"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392930" calcext:value-type="float">
                <text:p>392.930</text:p>
              </table:table-cell>
              <table:table-cell table:style-name="ce5" office:value-type="float" office:value="392748" calcext:value-type="float">
                <text:p>392.748</text:p>
              </table:table-cell>
              <table:table-cell table:style-name="ce5" office:value-type="float" office:value="392589" calcext:value-type="float">
                <text:p>392.58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9642" calcext:value-type="float">
                <text:p>9.642</text:p>
              </table:table-cell>
              <table:table-cell table:style-name="ce5" office:value-type="float" office:value="9443" calcext:value-type="float">
                <text:p>9.443</text:p>
              </table:table-cell>
              <table:table-cell table:style-name="ce5" office:value-type="float" office:value="9320" calcext:value-type="float">
                <text:p>9.32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7392" calcext:value-type="float">
                <text:p>7.392</text:p>
              </table:table-cell>
              <table:table-cell table:style-name="ce5" office:value-type="float" office:value="7375" calcext:value-type="float">
                <text:p>7.375</text:p>
              </table:table-cell>
              <table:table-cell table:style-name="ce5" office:value-type="float" office:value="7361" calcext:value-type="float">
                <text:p>7.36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8801" calcext:value-type="float">
                <text:p>8.801</text:p>
              </table:table-cell>
              <table:table-cell table:style-name="ce5" office:value-type="float" office:value="8678" calcext:value-type="float">
                <text:p>8.678</text:p>
              </table:table-cell>
              <table:table-cell table:style-name="ce5" office:value-type="float" office:value="8603" calcext:value-type="float">
                <text:p>8.60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8443" calcext:value-type="float">
                <text:p>8.443</text:p>
              </table:table-cell>
              <table:table-cell table:style-name="ce5" office:value-type="float" office:value="8431" calcext:value-type="float">
                <text:p>8.431</text:p>
              </table:table-cell>
              <table:table-cell table:style-name="ce5" office:value-type="float" office:value="8420" calcext:value-type="float">
                <text:p>8.42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55633" calcext:value-type="float">
                <text:p>55.633</text:p>
              </table:table-cell>
              <table:table-cell table:style-name="ce5" office:value-type="float" office:value="56195" calcext:value-type="float">
                <text:p>56.195</text:p>
              </table:table-cell>
              <table:table-cell table:style-name="ce5" office:value-type="float" office:value="56526" calcext:value-type="float">
                <text:p>56.52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6322" calcext:value-type="float">
                <text:p>6.322</text:p>
              </table:table-cell>
              <table:table-cell table:style-name="ce5" office:value-type="float" office:value="6311" calcext:value-type="float">
                <text:p>6.311</text:p>
              </table:table-cell>
              <table:table-cell table:style-name="ce5" office:value-type="float" office:value="6301" calcext:value-type="float">
                <text:p>6.30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23908" calcext:value-type="float">
                <text:p>23.908</text:p>
              </table:table-cell>
              <table:table-cell table:style-name="ce5" office:value-type="float" office:value="23909" calcext:value-type="float">
                <text:p>23.909</text:p>
              </table:table-cell>
              <table:table-cell table:style-name="ce5" office:value-type="float" office:value="23910" calcext:value-type="float">
                <text:p>23.91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8526" calcext:value-type="float">
                <text:p>8.526</text:p>
              </table:table-cell>
              <table:table-cell table:style-name="ce5" office:value-type="float" office:value="8403" calcext:value-type="float">
                <text:p>8.403</text:p>
              </table:table-cell>
              <table:table-cell table:style-name="ce5" office:value-type="float" office:value="8316" calcext:value-type="float">
                <text:p>8.31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13784" calcext:value-type="float">
                <text:p>13.784</text:p>
              </table:table-cell>
              <table:table-cell table:style-name="ce5" office:value-type="float" office:value="13761" calcext:value-type="float">
                <text:p>13.761</text:p>
              </table:table-cell>
              <table:table-cell table:style-name="ce5" office:value-type="float" office:value="13738" calcext:value-type="float">
                <text:p>13.73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7270" calcext:value-type="float">
                <text:p>7.270</text:p>
              </table:table-cell>
              <table:table-cell table:style-name="ce5" office:value-type="float" office:value="7252" calcext:value-type="float">
                <text:p>7.252</text:p>
              </table:table-cell>
              <table:table-cell table:style-name="ce5" office:value-type="float" office:value="7236" calcext:value-type="float">
                <text:p>7.23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15516" calcext:value-type="float">
                <text:p>15.516</text:p>
              </table:table-cell>
              <table:table-cell table:style-name="ce5" office:value-type="float" office:value="15496" calcext:value-type="float">
                <text:p>15.496</text:p>
              </table:table-cell>
              <table:table-cell table:style-name="ce5" office:value-type="float" office:value="15477" calcext:value-type="float">
                <text:p>15.47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9201" calcext:value-type="float">
                <text:p>9.201</text:p>
              </table:table-cell>
              <table:table-cell table:style-name="ce5" office:value-type="float" office:value="9199" calcext:value-type="float">
                <text:p>9.199</text:p>
              </table:table-cell>
              <table:table-cell table:style-name="ce5" office:value-type="float" office:value="9198" calcext:value-type="float">
                <text:p>9.19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36864" calcext:value-type="float">
                <text:p>36.864</text:p>
              </table:table-cell>
              <table:table-cell table:style-name="ce5" office:value-type="float" office:value="36975" calcext:value-type="float">
                <text:p>36.975</text:p>
              </table:table-cell>
              <table:table-cell table:style-name="ce5" office:value-type="float" office:value="37033" calcext:value-type="float">
                <text:p>37.03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5948" calcext:value-type="float">
                <text:p>5.948</text:p>
              </table:table-cell>
              <table:table-cell table:style-name="ce5" office:value-type="float" office:value="5843" calcext:value-type="float">
                <text:p>5.843</text:p>
              </table:table-cell>
              <table:table-cell table:style-name="ce5" office:value-type="float" office:value="5768" calcext:value-type="float">
                <text:p>5.76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15354" calcext:value-type="float">
                <text:p>15.354</text:p>
              </table:table-cell>
              <table:table-cell table:style-name="ce5" office:value-type="float" office:value="15328" calcext:value-type="float">
                <text:p>15.328</text:p>
              </table:table-cell>
              <table:table-cell table:style-name="ce5" office:value-type="float" office:value="15303" calcext:value-type="float">
                <text:p>15.30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22505" calcext:value-type="float">
                <text:p>22.505</text:p>
              </table:table-cell>
              <table:table-cell table:style-name="ce5" office:value-type="float" office:value="22528" calcext:value-type="float">
                <text:p>22.528</text:p>
              </table:table-cell>
              <table:table-cell table:style-name="ce5" office:value-type="float" office:value="22550" calcext:value-type="float">
                <text:p>22.55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7446" calcext:value-type="float">
                <text:p>7.446</text:p>
              </table:table-cell>
              <table:table-cell table:style-name="ce5" office:value-type="float" office:value="7443" calcext:value-type="float">
                <text:p>7.443</text:p>
              </table:table-cell>
              <table:table-cell table:style-name="ce5" office:value-type="float" office:value="7442" calcext:value-type="float">
                <text:p>7.44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12280" calcext:value-type="float">
                <text:p>12.280</text:p>
              </table:table-cell>
              <table:table-cell table:style-name="ce5" office:value-type="float" office:value="12169" calcext:value-type="float">
                <text:p>12.169</text:p>
              </table:table-cell>
              <table:table-cell table:style-name="ce5" office:value-type="float" office:value="12062" calcext:value-type="float">
                <text:p>12.06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14342" calcext:value-type="float">
                <text:p>14.342</text:p>
              </table:table-cell>
              <table:table-cell table:style-name="ce5" office:value-type="float" office:value="14296" calcext:value-type="float">
                <text:p>14.296</text:p>
              </table:table-cell>
              <table:table-cell table:style-name="ce5" office:value-type="float" office:value="14261" calcext:value-type="float">
                <text:p>14.26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14283" calcext:value-type="float">
                <text:p>14.283</text:p>
              </table:table-cell>
              <table:table-cell table:style-name="ce5" office:value-type="float" office:value="13986" calcext:value-type="float">
                <text:p>13.986</text:p>
              </table:table-cell>
              <table:table-cell table:style-name="ce5" office:value-type="float" office:value="13809" calcext:value-type="float">
                <text:p>13.80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7222" calcext:value-type="float">
                <text:p>7.222</text:p>
              </table:table-cell>
              <table:table-cell table:style-name="ce5" office:value-type="float" office:value="7168" calcext:value-type="float">
                <text:p>7.168</text:p>
              </table:table-cell>
              <table:table-cell table:style-name="ce5" office:value-type="float" office:value="7135" calcext:value-type="float">
                <text:p>7.13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19450" calcext:value-type="float">
                <text:p>19.450</text:p>
              </table:table-cell>
              <table:table-cell table:style-name="ce5" office:value-type="float" office:value="19387" calcext:value-type="float">
                <text:p>19.387</text:p>
              </table:table-cell>
              <table:table-cell table:style-name="ce5" office:value-type="float" office:value="19339" calcext:value-type="float">
                <text:p>19.33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11582" calcext:value-type="float">
                <text:p>11.582</text:p>
              </table:table-cell>
              <table:table-cell table:style-name="ce5" office:value-type="float" office:value="11422" calcext:value-type="float">
                <text:p>11.422</text:p>
              </table:table-cell>
              <table:table-cell table:style-name="ce5" office:value-type="float" office:value="11325" calcext:value-type="float">
                <text:p>11.32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7057" calcext:value-type="float">
                <text:p>7.057</text:p>
              </table:table-cell>
              <table:table-cell table:style-name="ce5" office:value-type="float" office:value="7049" calcext:value-type="float">
                <text:p>7.049</text:p>
              </table:table-cell>
              <table:table-cell table:style-name="ce5" office:value-type="float" office:value="7040" calcext:value-type="float">
                <text:p>7.04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7662" calcext:value-type="float">
                <text:p>7.662</text:p>
              </table:table-cell>
              <table:table-cell table:style-name="ce5" office:value-type="float" office:value="7646" calcext:value-type="float">
                <text:p>7.646</text:p>
              </table:table-cell>
              <table:table-cell table:style-name="ce5" office:value-type="float" office:value="7632" calcext:value-type="float">
                <text:p>7.63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7657" calcext:value-type="float">
                <text:p>7.657</text:p>
              </table:table-cell>
              <table:table-cell table:style-name="ce5" office:value-type="float" office:value="7530" calcext:value-type="float">
                <text:p>7.530</text:p>
              </table:table-cell>
              <table:table-cell table:style-name="ce5" office:value-type="float" office:value="7446" calcext:value-type="float">
                <text:p>7.44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116136" calcext:value-type="float">
                <text:p>116.136</text:p>
              </table:table-cell>
              <table:table-cell table:style-name="ce5" office:value-type="float" office:value="115992" calcext:value-type="float">
                <text:p>115.992</text:p>
              </table:table-cell>
              <table:table-cell table:style-name="ce5" office:value-type="float" office:value="115836" calcext:value-type="float">
                <text:p>115.83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18754" calcext:value-type="float">
                <text:p>18.754</text:p>
              </table:table-cell>
              <table:table-cell table:style-name="ce5" office:value-type="float" office:value="18697" calcext:value-type="float">
                <text:p>18.697</text:p>
              </table:table-cell>
              <table:table-cell table:style-name="ce5" office:value-type="float" office:value="18643" calcext:value-type="float">
                <text:p>18.64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10104" calcext:value-type="float">
                <text:p>10.104</text:p>
              </table:table-cell>
              <table:table-cell table:style-name="ce5" office:value-type="float" office:value="9985" calcext:value-type="float">
                <text:p>9.985</text:p>
              </table:table-cell>
              <table:table-cell table:style-name="ce5" office:value-type="float" office:value="9911" calcext:value-type="float">
                <text:p>9.91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6492" calcext:value-type="float">
                <text:p>6.492</text:p>
              </table:table-cell>
              <table:table-cell table:style-name="ce5" office:value-type="float" office:value="6481" calcext:value-type="float">
                <text:p>6.481</text:p>
              </table:table-cell>
              <table:table-cell table:style-name="ce5" office:value-type="float" office:value="6470" calcext:value-type="float">
                <text:p>6.47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7411" calcext:value-type="float">
                <text:p>7.411</text:p>
              </table:table-cell>
              <table:table-cell table:style-name="ce5" office:value-type="float" office:value="7441" calcext:value-type="float">
                <text:p>7.441</text:p>
              </table:table-cell>
              <table:table-cell table:style-name="ce5" office:value-type="float" office:value="7460" calcext:value-type="float">
                <text:p>7.46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31858" calcext:value-type="float">
                <text:p>31.858</text:p>
              </table:table-cell>
              <table:table-cell table:style-name="ce5" office:value-type="float" office:value="31803" calcext:value-type="float">
                <text:p>31.803</text:p>
              </table:table-cell>
              <table:table-cell table:style-name="ce5" office:value-type="float" office:value="31751" calcext:value-type="float">
                <text:p>31.75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9768" calcext:value-type="float">
                <text:p>9.768</text:p>
              </table:table-cell>
              <table:table-cell table:style-name="ce5" office:value-type="float" office:value="9653" calcext:value-type="float">
                <text:p>9.653</text:p>
              </table:table-cell>
              <table:table-cell table:style-name="ce5" office:value-type="float" office:value="9571" calcext:value-type="float">
                <text:p>9.57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10236" calcext:value-type="float">
                <text:p>10.236</text:p>
              </table:table-cell>
              <table:table-cell table:style-name="ce5" office:value-type="float" office:value="10098" calcext:value-type="float">
                <text:p>10.098</text:p>
              </table:table-cell>
              <table:table-cell table:style-name="ce5" office:value-type="float" office:value="10012" calcext:value-type="float">
                <text:p>10.01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9547" calcext:value-type="float">
                <text:p>9.547</text:p>
              </table:table-cell>
              <table:table-cell table:style-name="ce5" office:value-type="float" office:value="9376" calcext:value-type="float">
                <text:p>9.376</text:p>
              </table:table-cell>
              <table:table-cell table:style-name="ce5" office:value-type="float" office:value="9268" calcext:value-type="float">
                <text:p>9.26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24705" calcext:value-type="float">
                <text:p>24.705</text:p>
              </table:table-cell>
              <table:table-cell table:style-name="ce5" office:value-type="float" office:value="25214" calcext:value-type="float">
                <text:p>25.214</text:p>
              </table:table-cell>
              <table:table-cell table:style-name="ce5" office:value-type="float" office:value="25543" calcext:value-type="float">
                <text:p>25.54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8976" calcext:value-type="float">
                <text:p>8.976</text:p>
              </table:table-cell>
              <table:table-cell table:style-name="ce5" office:value-type="float" office:value="8960" calcext:value-type="float">
                <text:p>8.960</text:p>
              </table:table-cell>
              <table:table-cell table:style-name="ce5" office:value-type="float" office:value="8946" calcext:value-type="float">
                <text:p>8.94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11984" calcext:value-type="float">
                <text:p>11.984</text:p>
              </table:table-cell>
              <table:table-cell table:style-name="ce5" office:value-type="float" office:value="12283" calcext:value-type="float">
                <text:p>12.283</text:p>
              </table:table-cell>
              <table:table-cell table:style-name="ce5" office:value-type="float" office:value="12582" calcext:value-type="float">
                <text:p>12.58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4364" calcext:value-type="float">
                <text:p>4.364</text:p>
              </table:table-cell>
              <table:table-cell table:style-name="ce5" office:value-type="float" office:value="4355" calcext:value-type="float">
                <text:p>4.355</text:p>
              </table:table-cell>
              <table:table-cell table:style-name="ce5" office:value-type="float" office:value="4346" calcext:value-type="float">
                <text:p>4.34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25358" calcext:value-type="float">
                <text:p>25.358</text:p>
              </table:table-cell>
              <table:table-cell table:style-name="ce5" office:value-type="float" office:value="25282" calcext:value-type="float">
                <text:p>25.282</text:p>
              </table:table-cell>
              <table:table-cell table:style-name="ce5" office:value-type="float" office:value="25210" calcext:value-type="float">
                <text:p>25.21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7105" calcext:value-type="float">
                <text:p>7.105</text:p>
              </table:table-cell>
              <table:table-cell table:style-name="ce5" office:value-type="float" office:value="7039" calcext:value-type="float">
                <text:p>7.039</text:p>
              </table:table-cell>
              <table:table-cell table:style-name="ce5" office:value-type="float" office:value="6993" calcext:value-type="float">
                <text:p>6.99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14193" calcext:value-type="float">
                <text:p>14.193</text:p>
              </table:table-cell>
              <table:table-cell table:style-name="ce5" office:value-type="float" office:value="14176" calcext:value-type="float">
                <text:p>14.176</text:p>
              </table:table-cell>
              <table:table-cell table:style-name="ce5" office:value-type="float" office:value="14158" calcext:value-type="float">
                <text:p>14.15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9897" calcext:value-type="float">
                <text:p>9.897</text:p>
              </table:table-cell>
              <table:table-cell table:style-name="ce5" office:value-type="float" office:value="9827" calcext:value-type="float">
                <text:p>9.827</text:p>
              </table:table-cell>
              <table:table-cell table:style-name="ce5" office:value-type="float" office:value="9779" calcext:value-type="float">
                <text:p>9.77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10414" calcext:value-type="float">
                <text:p>10.414</text:p>
              </table:table-cell>
              <table:table-cell table:style-name="ce5" office:value-type="float" office:value="10197" calcext:value-type="float">
                <text:p>10.197</text:p>
              </table:table-cell>
              <table:table-cell table:style-name="ce5" office:value-type="float" office:value="10058" calcext:value-type="float">
                <text:p>10.05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5572" calcext:value-type="float">
                <text:p>5.572</text:p>
              </table:table-cell>
              <table:table-cell table:style-name="ce5" office:value-type="float" office:value="5562" calcext:value-type="float">
                <text:p>5.562</text:p>
              </table:table-cell>
              <table:table-cell table:style-name="ce5" office:value-type="float" office:value="5553" calcext:value-type="float">
                <text:p>5.55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8581" calcext:value-type="float">
                <text:p>8.581</text:p>
              </table:table-cell>
              <table:table-cell table:style-name="ce5" office:value-type="float" office:value="8450" calcext:value-type="float">
                <text:p>8.450</text:p>
              </table:table-cell>
              <table:table-cell table:style-name="ce5" office:value-type="float" office:value="8365" calcext:value-type="float">
                <text:p>8.36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17491" calcext:value-type="float">
                <text:p>17.491</text:p>
              </table:table-cell>
              <table:table-cell table:style-name="ce5" office:value-type="float" office:value="17334" calcext:value-type="float">
                <text:p>17.334</text:p>
              </table:table-cell>
              <table:table-cell table:style-name="ce5" office:value-type="float" office:value="17219" calcext:value-type="float">
                <text:p>17.21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19631" calcext:value-type="float">
                <text:p>19.631</text:p>
              </table:table-cell>
              <table:table-cell table:style-name="ce5" office:value-type="float" office:value="19885" calcext:value-type="float">
                <text:p>19.885</text:p>
              </table:table-cell>
              <table:table-cell table:style-name="ce5" office:value-type="float" office:value="20057" calcext:value-type="float">
                <text:p>20.05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12667" calcext:value-type="float">
                <text:p>12.667</text:p>
              </table:table-cell>
              <table:table-cell table:style-name="ce5" office:value-type="float" office:value="12681" calcext:value-type="float">
                <text:p>12.681</text:p>
              </table:table-cell>
              <table:table-cell table:style-name="ce5" office:value-type="float" office:value="12694" calcext:value-type="float">
                <text:p>12.69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29414" calcext:value-type="float">
                <text:p>29.414</text:p>
              </table:table-cell>
              <table:table-cell table:style-name="ce5" office:value-type="float" office:value="28380" calcext:value-type="float">
                <text:p>28.380</text:p>
              </table:table-cell>
              <table:table-cell table:style-name="ce5" office:value-type="float" office:value="27742" calcext:value-type="float">
                <text:p>27.74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20773" calcext:value-type="float">
                <text:p>20.773</text:p>
              </table:table-cell>
              <table:table-cell table:style-name="ce5" office:value-type="float" office:value="20184" calcext:value-type="float">
                <text:p>20.184</text:p>
              </table:table-cell>
              <table:table-cell table:style-name="ce5" office:value-type="float" office:value="19770" calcext:value-type="float">
                <text:p>19.77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9202" calcext:value-type="float">
                <text:p>9.202</text:p>
              </table:table-cell>
              <table:table-cell table:style-name="ce5" office:value-type="float" office:value="9186" calcext:value-type="float">
                <text:p>9.186</text:p>
              </table:table-cell>
              <table:table-cell table:style-name="ce5" office:value-type="float" office:value="9171" calcext:value-type="float">
                <text:p>9.17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18473" calcext:value-type="float">
                <text:p>18.473</text:p>
              </table:table-cell>
              <table:table-cell table:style-name="ce5" office:value-type="float" office:value="18435" calcext:value-type="float">
                <text:p>18.435</text:p>
              </table:table-cell>
              <table:table-cell table:style-name="ce5" office:value-type="float" office:value="18399" calcext:value-type="float">
                <text:p>18.39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15389" calcext:value-type="float">
                <text:p>15.389</text:p>
              </table:table-cell>
              <table:table-cell table:style-name="ce5" office:value-type="float" office:value="15034" calcext:value-type="float">
                <text:p>15.034</text:p>
              </table:table-cell>
              <table:table-cell table:style-name="ce5" office:value-type="float" office:value="14793" calcext:value-type="float">
                <text:p>14.79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6843" calcext:value-type="float">
                <text:p>6.843</text:p>
              </table:table-cell>
              <table:table-cell table:style-name="ce5" office:value-type="float" office:value="6831" calcext:value-type="float">
                <text:p>6.831</text:p>
              </table:table-cell>
              <table:table-cell table:style-name="ce5" office:value-type="float" office:value="6820" calcext:value-type="float">
                <text:p>6.82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13427" calcext:value-type="float">
                <text:p>13.427</text:p>
              </table:table-cell>
              <table:table-cell table:style-name="ce5" office:value-type="float" office:value="13331" calcext:value-type="float">
                <text:p>13.331</text:p>
              </table:table-cell>
              <table:table-cell table:style-name="ce5" office:value-type="float" office:value="13242" calcext:value-type="float">
                <text:p>13.24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10796" calcext:value-type="float">
                <text:p>10.796</text:p>
              </table:table-cell>
              <table:table-cell table:style-name="ce5" office:value-type="float" office:value="10939" calcext:value-type="float">
                <text:p>10.939</text:p>
              </table:table-cell>
              <table:table-cell table:style-name="ce5" office:value-type="float" office:value="11074" calcext:value-type="float">
                <text:p>11.07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7346" calcext:value-type="float">
                <text:p>7.346</text:p>
              </table:table-cell>
              <table:table-cell table:style-name="ce5" office:value-type="float" office:value="7277" calcext:value-type="float">
                <text:p>7.277</text:p>
              </table:table-cell>
              <table:table-cell table:style-name="ce5" office:value-type="float" office:value="7232" calcext:value-type="float">
                <text:p>7.23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17854" calcext:value-type="float">
                <text:p>17.854</text:p>
              </table:table-cell>
              <table:table-cell table:style-name="ce5" office:value-type="float" office:value="17866" calcext:value-type="float">
                <text:p>17.866</text:p>
              </table:table-cell>
              <table:table-cell table:style-name="ce5" office:value-type="float" office:value="17878" calcext:value-type="float">
                <text:p>17.87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13507" calcext:value-type="float">
                <text:p>13.507</text:p>
              </table:table-cell>
              <table:table-cell table:style-name="ce5" office:value-type="float" office:value="13397" calcext:value-type="float">
                <text:p>13.397</text:p>
              </table:table-cell>
              <table:table-cell table:style-name="ce5" office:value-type="float" office:value="13321" calcext:value-type="float">
                <text:p>13.32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253637" calcext:value-type="float">
                <text:p>253.637</text:p>
              </table:table-cell>
              <table:table-cell table:style-name="ce5" office:value-type="float" office:value="255783" calcext:value-type="float">
                <text:p>255.783</text:p>
              </table:table-cell>
              <table:table-cell table:style-name="ce5" office:value-type="float" office:value="257052" calcext:value-type="float">
                <text:p>257.05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44729" calcext:value-type="float">
                <text:p>44.729</text:p>
              </table:table-cell>
              <table:table-cell table:style-name="ce5" office:value-type="float" office:value="44650" calcext:value-type="float">
                <text:p>44.650</text:p>
              </table:table-cell>
              <table:table-cell table:style-name="ce5" office:value-type="float" office:value="44575" calcext:value-type="float">
                <text:p>44.57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ariño</text:p>
              </table:table-cell>
              <table:table-cell table:style-name="ce5" office:value-type="float" office:value="10938" calcext:value-type="float">
                <text:p>10.938</text:p>
              </table:table-cell>
              <table:table-cell table:style-name="ce5" office:value-type="float" office:value="10946" calcext:value-type="float">
                <text:p>10.946</text:p>
              </table:table-cell>
              <table:table-cell table:style-name="ce5" office:value-type="float" office:value="10955" calcext:value-type="float">
                <text:p>10.955</text:p>
              </table:table-cell>
              <table:table-cell table:number-columns-repeated="1019"/>
            </table:table-row>
          </table:table-row-group>
          <table:table-row table:style-name="ro1">
            <table:table-cell office:value-type="string" calcext:value-type="string">
              <text:p>Nariño Result</text:p>
            </table:table-cell>
            <table:table-cell table:formula="of:=SUBTOTAL(9;[$Municipios_2.$B$791:$Municipios_2.$B$854])" office:value-type="float" office:value="1630592" calcext:value-type="float">
              <text:p>1630592</text:p>
            </table:table-cell>
            <table:table-cell table:formula="of:=SUBTOTAL(9;[$Municipios_2.$C$791:$Municipios_2.$C$854])" office:value-type="float" office:value="1628981" calcext:value-type="float">
              <text:p>1628981</text:p>
            </table:table-cell>
            <table:table-cell table:formula="of:=SUBTOTAL(9;[$Municipios_2.$D$791:$Municipios_2.$D$854])" office:value-type="float" office:value="1627589" calcext:value-type="float">
              <text:p>1627589</text:p>
            </table:table-cell>
            <table:table-cell table:number-columns-repeated="1019"/>
          </table:table-row>
          <table:table-row-group table:display="false">
            <table:table-row table:style-name="ro1" table:visibility="collapse">
              <table:table-cell table:style-name="ce3" office:value-type="string" calcext:value-type="string">
                <text:p>Norte de Santander</text:p>
              </table:table-cell>
              <table:table-cell table:style-name="ce5" office:value-type="float" office:value="711715" calcext:value-type="float">
                <text:p>711.715</text:p>
              </table:table-cell>
              <table:table-cell table:style-name="ce5" office:value-type="float" office:value="749197" calcext:value-type="float">
                <text:p>749.197</text:p>
              </table:table-cell>
              <table:table-cell table:style-name="ce5" office:value-type="float" office:value="777106" calcext:value-type="float">
                <text:p>777.10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orte de Santander</text:p>
              </table:table-cell>
              <table:table-cell table:style-name="ce5" office:value-type="float" office:value="31786" calcext:value-type="float">
                <text:p>31.786</text:p>
              </table:table-cell>
              <table:table-cell table:style-name="ce5" office:value-type="float" office:value="33003" calcext:value-type="float">
                <text:p>33.003</text:p>
              </table:table-cell>
              <table:table-cell table:style-name="ce5" office:value-type="float" office:value="33931" calcext:value-type="float">
                <text:p>33.93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orte de Santander</text:p>
              </table:table-cell>
              <table:table-cell table:style-name="ce5" office:value-type="float" office:value="9605" calcext:value-type="float">
                <text:p>9.605</text:p>
              </table:table-cell>
              <table:table-cell table:style-name="ce5" office:value-type="float" office:value="9860" calcext:value-type="float">
                <text:p>9.860</text:p>
              </table:table-cell>
              <table:table-cell table:style-name="ce5" office:value-type="float" office:value="10056" calcext:value-type="float">
                <text:p>10.05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orte de Santander</text:p>
              </table:table-cell>
              <table:table-cell table:style-name="ce5" office:value-type="float" office:value="8105" calcext:value-type="float">
                <text:p>8.105</text:p>
              </table:table-cell>
              <table:table-cell table:style-name="ce5" office:value-type="float" office:value="8529" calcext:value-type="float">
                <text:p>8.529</text:p>
              </table:table-cell>
              <table:table-cell table:style-name="ce5" office:value-type="float" office:value="8845" calcext:value-type="float">
                <text:p>8.84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orte de Santander</text:p>
              </table:table-cell>
              <table:table-cell table:style-name="ce5" office:value-type="float" office:value="6248" calcext:value-type="float">
                <text:p>6.248</text:p>
              </table:table-cell>
              <table:table-cell table:style-name="ce5" office:value-type="float" office:value="6472" calcext:value-type="float">
                <text:p>6.472</text:p>
              </table:table-cell>
              <table:table-cell table:style-name="ce5" office:value-type="float" office:value="6614" calcext:value-type="float">
                <text:p>6.61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orte de Santander</text:p>
              </table:table-cell>
              <table:table-cell table:style-name="ce5" office:value-type="float" office:value="2781" calcext:value-type="float">
                <text:p>2.781</text:p>
              </table:table-cell>
              <table:table-cell table:style-name="ce5" office:value-type="float" office:value="2855" calcext:value-type="float">
                <text:p>2.855</text:p>
              </table:table-cell>
              <table:table-cell table:style-name="ce5" office:value-type="float" office:value="2914" calcext:value-type="float">
                <text:p>2.91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orte de Santander</text:p>
              </table:table-cell>
              <table:table-cell table:style-name="ce5" office:value-type="float" office:value="10995" calcext:value-type="float">
                <text:p>10.995</text:p>
              </table:table-cell>
              <table:table-cell table:style-name="ce5" office:value-type="float" office:value="11096" calcext:value-type="float">
                <text:p>11.096</text:p>
              </table:table-cell>
              <table:table-cell table:style-name="ce5" office:value-type="float" office:value="11198" calcext:value-type="float">
                <text:p>11.19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orte de Santander</text:p>
              </table:table-cell>
              <table:table-cell table:style-name="ce5" office:value-type="float" office:value="17263" calcext:value-type="float">
                <text:p>17.263</text:p>
              </table:table-cell>
              <table:table-cell table:style-name="ce5" office:value-type="float" office:value="18176" calcext:value-type="float">
                <text:p>18.176</text:p>
              </table:table-cell>
              <table:table-cell table:style-name="ce5" office:value-type="float" office:value="18858" calcext:value-type="float">
                <text:p>18.85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orte de Santander</text:p>
              </table:table-cell>
              <table:table-cell table:style-name="ce5" office:value-type="float" office:value="11564" calcext:value-type="float">
                <text:p>11.564</text:p>
              </table:table-cell>
              <table:table-cell table:style-name="ce5" office:value-type="float" office:value="12042" calcext:value-type="float">
                <text:p>12.042</text:p>
              </table:table-cell>
              <table:table-cell table:style-name="ce5" office:value-type="float" office:value="12394" calcext:value-type="float">
                <text:p>12.39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orte de Santander</text:p>
              </table:table-cell>
              <table:table-cell table:style-name="ce5" office:value-type="float" office:value="18463" calcext:value-type="float">
                <text:p>18.463</text:p>
              </table:table-cell>
              <table:table-cell table:style-name="ce5" office:value-type="float" office:value="19131" calcext:value-type="float">
                <text:p>19.131</text:p>
              </table:table-cell>
              <table:table-cell table:style-name="ce5" office:value-type="float" office:value="19647" calcext:value-type="float">
                <text:p>19.64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orte de Santander</text:p>
              </table:table-cell>
              <table:table-cell table:style-name="ce5" office:value-type="float" office:value="8095" calcext:value-type="float">
                <text:p>8.095</text:p>
              </table:table-cell>
              <table:table-cell table:style-name="ce5" office:value-type="float" office:value="8307" calcext:value-type="float">
                <text:p>8.307</text:p>
              </table:table-cell>
              <table:table-cell table:style-name="ce5" office:value-type="float" office:value="8475" calcext:value-type="float">
                <text:p>8.47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orte de Santander</text:p>
              </table:table-cell>
              <table:table-cell table:style-name="ce5" office:value-type="float" office:value="4541" calcext:value-type="float">
                <text:p>4.541</text:p>
              </table:table-cell>
              <table:table-cell table:style-name="ce5" office:value-type="float" office:value="4693" calcext:value-type="float">
                <text:p>4.693</text:p>
              </table:table-cell>
              <table:table-cell table:style-name="ce5" office:value-type="float" office:value="4812" calcext:value-type="float">
                <text:p>4.81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orte de Santander</text:p>
              </table:table-cell>
              <table:table-cell table:style-name="ce5" office:value-type="float" office:value="13144" calcext:value-type="float">
                <text:p>13.144</text:p>
              </table:table-cell>
              <table:table-cell table:style-name="ce5" office:value-type="float" office:value="13648" calcext:value-type="float">
                <text:p>13.648</text:p>
              </table:table-cell>
              <table:table-cell table:style-name="ce5" office:value-type="float" office:value="14043" calcext:value-type="float">
                <text:p>14.04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orte de Santander</text:p>
              </table:table-cell>
              <table:table-cell table:style-name="ce5" office:value-type="float" office:value="20093" calcext:value-type="float">
                <text:p>20.093</text:p>
              </table:table-cell>
              <table:table-cell table:style-name="ce5" office:value-type="float" office:value="21145" calcext:value-type="float">
                <text:p>21.145</text:p>
              </table:table-cell>
              <table:table-cell table:style-name="ce5" office:value-type="float" office:value="21926" calcext:value-type="float">
                <text:p>21.92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orte de Santander</text:p>
              </table:table-cell>
              <table:table-cell table:style-name="ce5" office:value-type="float" office:value="26700" calcext:value-type="float">
                <text:p>26.700</text:p>
              </table:table-cell>
              <table:table-cell table:style-name="ce5" office:value-type="float" office:value="28240" calcext:value-type="float">
                <text:p>28.240</text:p>
              </table:table-cell>
              <table:table-cell table:style-name="ce5" office:value-type="float" office:value="29392" calcext:value-type="float">
                <text:p>29.39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orte de Santander</text:p>
              </table:table-cell>
              <table:table-cell table:style-name="ce5" office:value-type="float" office:value="7295" calcext:value-type="float">
                <text:p>7.295</text:p>
              </table:table-cell>
              <table:table-cell table:style-name="ce5" office:value-type="float" office:value="7524" calcext:value-type="float">
                <text:p>7.524</text:p>
              </table:table-cell>
              <table:table-cell table:style-name="ce5" office:value-type="float" office:value="7694" calcext:value-type="float">
                <text:p>7.69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orte de Santander</text:p>
              </table:table-cell>
              <table:table-cell table:style-name="ce5" office:value-type="float" office:value="9998" calcext:value-type="float">
                <text:p>9.998</text:p>
              </table:table-cell>
              <table:table-cell table:style-name="ce5" office:value-type="float" office:value="10342" calcext:value-type="float">
                <text:p>10.342</text:p>
              </table:table-cell>
              <table:table-cell table:style-name="ce5" office:value-type="float" office:value="10603" calcext:value-type="float">
                <text:p>10.60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orte de Santander</text:p>
              </table:table-cell>
              <table:table-cell table:style-name="ce5" office:value-type="float" office:value="6755" calcext:value-type="float">
                <text:p>6.755</text:p>
              </table:table-cell>
              <table:table-cell table:style-name="ce5" office:value-type="float" office:value="7087" calcext:value-type="float">
                <text:p>7.087</text:p>
              </table:table-cell>
              <table:table-cell table:style-name="ce5" office:value-type="float" office:value="7326" calcext:value-type="float">
                <text:p>7.32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orte de Santander</text:p>
              </table:table-cell>
              <table:table-cell table:style-name="ce5" office:value-type="float" office:value="6268" calcext:value-type="float">
                <text:p>6.268</text:p>
              </table:table-cell>
              <table:table-cell table:style-name="ce5" office:value-type="float" office:value="6443" calcext:value-type="float">
                <text:p>6.443</text:p>
              </table:table-cell>
              <table:table-cell table:style-name="ce5" office:value-type="float" office:value="6574" calcext:value-type="float">
                <text:p>6.57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orte de Santander</text:p>
              </table:table-cell>
              <table:table-cell table:style-name="ce5" office:value-type="float" office:value="11358" calcext:value-type="float">
                <text:p>11.358</text:p>
              </table:table-cell>
              <table:table-cell table:style-name="ce5" office:value-type="float" office:value="11941" calcext:value-type="float">
                <text:p>11.941</text:p>
              </table:table-cell>
              <table:table-cell table:style-name="ce5" office:value-type="float" office:value="12373" calcext:value-type="float">
                <text:p>12.37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orte de Santander</text:p>
              </table:table-cell>
              <table:table-cell table:style-name="ce5" office:value-type="float" office:value="7582" calcext:value-type="float">
                <text:p>7.582</text:p>
              </table:table-cell>
              <table:table-cell table:style-name="ce5" office:value-type="float" office:value="7821" calcext:value-type="float">
                <text:p>7.821</text:p>
              </table:table-cell>
              <table:table-cell table:style-name="ce5" office:value-type="float" office:value="8003" calcext:value-type="float">
                <text:p>8.00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orte de Santander</text:p>
              </table:table-cell>
              <table:table-cell table:style-name="ce5" office:value-type="float" office:value="89091" calcext:value-type="float">
                <text:p>89.091</text:p>
              </table:table-cell>
              <table:table-cell table:style-name="ce5" office:value-type="float" office:value="93754" calcext:value-type="float">
                <text:p>93.754</text:p>
              </table:table-cell>
              <table:table-cell table:style-name="ce5" office:value-type="float" office:value="97220" calcext:value-type="float">
                <text:p>97.22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orte de Santander</text:p>
              </table:table-cell>
              <table:table-cell table:style-name="ce5" office:value-type="float" office:value="3954" calcext:value-type="float">
                <text:p>3.954</text:p>
              </table:table-cell>
              <table:table-cell table:style-name="ce5" office:value-type="float" office:value="4091" calcext:value-type="float">
                <text:p>4.091</text:p>
              </table:table-cell>
              <table:table-cell table:style-name="ce5" office:value-type="float" office:value="4191" calcext:value-type="float">
                <text:p>4.19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orte de Santander</text:p>
              </table:table-cell>
              <table:table-cell table:style-name="ce5" office:value-type="float" office:value="4163" calcext:value-type="float">
                <text:p>4.163</text:p>
              </table:table-cell>
              <table:table-cell table:style-name="ce5" office:value-type="float" office:value="4373" calcext:value-type="float">
                <text:p>4.373</text:p>
              </table:table-cell>
              <table:table-cell table:style-name="ce5" office:value-type="float" office:value="4530" calcext:value-type="float">
                <text:p>4.53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orte de Santander</text:p>
              </table:table-cell>
              <table:table-cell table:style-name="ce5" office:value-type="float" office:value="118273" calcext:value-type="float">
                <text:p>118.273</text:p>
              </table:table-cell>
              <table:table-cell table:style-name="ce5" office:value-type="float" office:value="124603" calcext:value-type="float">
                <text:p>124.603</text:p>
              </table:table-cell>
              <table:table-cell table:style-name="ce5" office:value-type="float" office:value="129308" calcext:value-type="float">
                <text:p>129.30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orte de Santander</text:p>
              </table:table-cell>
              <table:table-cell table:style-name="ce5" office:value-type="float" office:value="50025" calcext:value-type="float">
                <text:p>50.025</text:p>
              </table:table-cell>
              <table:table-cell table:style-name="ce5" office:value-type="float" office:value="52240" calcext:value-type="float">
                <text:p>52.240</text:p>
              </table:table-cell>
              <table:table-cell table:style-name="ce5" office:value-type="float" office:value="53909" calcext:value-type="float">
                <text:p>53.90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orte de Santander</text:p>
              </table:table-cell>
              <table:table-cell table:style-name="ce5" office:value-type="float" office:value="5402" calcext:value-type="float">
                <text:p>5.402</text:p>
              </table:table-cell>
              <table:table-cell table:style-name="ce5" office:value-type="float" office:value="5628" calcext:value-type="float">
                <text:p>5.628</text:p>
              </table:table-cell>
              <table:table-cell table:style-name="ce5" office:value-type="float" office:value="5793" calcext:value-type="float">
                <text:p>5.79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orte de Santander</text:p>
              </table:table-cell>
              <table:table-cell table:style-name="ce5" office:value-type="float" office:value="8502" calcext:value-type="float">
                <text:p>8.502</text:p>
              </table:table-cell>
              <table:table-cell table:style-name="ce5" office:value-type="float" office:value="8938" calcext:value-type="float">
                <text:p>8.938</text:p>
              </table:table-cell>
              <table:table-cell table:style-name="ce5" office:value-type="float" office:value="9262" calcext:value-type="float">
                <text:p>9.26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orte de Santander</text:p>
              </table:table-cell>
              <table:table-cell table:style-name="ce5" office:value-type="float" office:value="5899" calcext:value-type="float">
                <text:p>5.899</text:p>
              </table:table-cell>
              <table:table-cell table:style-name="ce5" office:value-type="float" office:value="6149" calcext:value-type="float">
                <text:p>6.149</text:p>
              </table:table-cell>
              <table:table-cell table:style-name="ce5" office:value-type="float" office:value="6339" calcext:value-type="float">
                <text:p>6.33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orte de Santander</text:p>
              </table:table-cell>
              <table:table-cell table:style-name="ce5" office:value-type="float" office:value="10205" calcext:value-type="float">
                <text:p>10.205</text:p>
              </table:table-cell>
              <table:table-cell table:style-name="ce5" office:value-type="float" office:value="10501" calcext:value-type="float">
                <text:p>10.501</text:p>
              </table:table-cell>
              <table:table-cell table:style-name="ce5" office:value-type="float" office:value="10728" calcext:value-type="float">
                <text:p>10.72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orte de Santander</text:p>
              </table:table-cell>
              <table:table-cell table:style-name="ce5" office:value-type="float" office:value="12011" calcext:value-type="float">
                <text:p>12.011</text:p>
              </table:table-cell>
              <table:table-cell table:style-name="ce5" office:value-type="float" office:value="12127" calcext:value-type="float">
                <text:p>12.127</text:p>
              </table:table-cell>
              <table:table-cell table:style-name="ce5" office:value-type="float" office:value="12174" calcext:value-type="float">
                <text:p>12.17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orte de Santander</text:p>
              </table:table-cell>
              <table:table-cell table:style-name="ce5" office:value-type="float" office:value="6978" calcext:value-type="float">
                <text:p>6.978</text:p>
              </table:table-cell>
              <table:table-cell table:style-name="ce5" office:value-type="float" office:value="7442" calcext:value-type="float">
                <text:p>7.442</text:p>
              </table:table-cell>
              <table:table-cell table:style-name="ce5" office:value-type="float" office:value="7790" calcext:value-type="float">
                <text:p>7.79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orte de Santander</text:p>
              </table:table-cell>
              <table:table-cell table:style-name="ce5" office:value-type="float" office:value="3361" calcext:value-type="float">
                <text:p>3.361</text:p>
              </table:table-cell>
              <table:table-cell table:style-name="ce5" office:value-type="float" office:value="3537" calcext:value-type="float">
                <text:p>3.537</text:p>
              </table:table-cell>
              <table:table-cell table:style-name="ce5" office:value-type="float" office:value="3667" calcext:value-type="float">
                <text:p>3.66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orte de Santander</text:p>
              </table:table-cell>
              <table:table-cell table:style-name="ce5" office:value-type="float" office:value="25142" calcext:value-type="float">
                <text:p>25.142</text:p>
              </table:table-cell>
              <table:table-cell table:style-name="ce5" office:value-type="float" office:value="26100" calcext:value-type="float">
                <text:p>26.100</text:p>
              </table:table-cell>
              <table:table-cell table:style-name="ce5" office:value-type="float" office:value="26804" calcext:value-type="float">
                <text:p>26.80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orte de Santander</text:p>
              </table:table-cell>
              <table:table-cell table:style-name="ce5" office:value-type="float" office:value="6162" calcext:value-type="float">
                <text:p>6.162</text:p>
              </table:table-cell>
              <table:table-cell table:style-name="ce5" office:value-type="float" office:value="6380" calcext:value-type="float">
                <text:p>6.380</text:p>
              </table:table-cell>
              <table:table-cell table:style-name="ce5" office:value-type="float" office:value="6546" calcext:value-type="float">
                <text:p>6.54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orte de Santander</text:p>
              </table:table-cell>
              <table:table-cell table:style-name="ce5" office:value-type="float" office:value="16193" calcext:value-type="float">
                <text:p>16.193</text:p>
              </table:table-cell>
              <table:table-cell table:style-name="ce5" office:value-type="float" office:value="17040" calcext:value-type="float">
                <text:p>17.040</text:p>
              </table:table-cell>
              <table:table-cell table:style-name="ce5" office:value-type="float" office:value="17670" calcext:value-type="float">
                <text:p>17.67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orte de Santander</text:p>
              </table:table-cell>
              <table:table-cell table:style-name="ce5" office:value-type="float" office:value="53586" calcext:value-type="float">
                <text:p>53.586</text:p>
              </table:table-cell>
              <table:table-cell table:style-name="ce5" office:value-type="float" office:value="56510" calcext:value-type="float">
                <text:p>56.510</text:p>
              </table:table-cell>
              <table:table-cell table:style-name="ce5" office:value-type="float" office:value="58721" calcext:value-type="float">
                <text:p>58.72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orte de Santander</text:p>
              </table:table-cell>
              <table:table-cell table:style-name="ce5" office:value-type="float" office:value="15440" calcext:value-type="float">
                <text:p>15.440</text:p>
              </table:table-cell>
              <table:table-cell table:style-name="ce5" office:value-type="float" office:value="15937" calcext:value-type="float">
                <text:p>15.937</text:p>
              </table:table-cell>
              <table:table-cell table:style-name="ce5" office:value-type="float" office:value="16325" calcext:value-type="float">
                <text:p>16.32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orte de Santander</text:p>
              </table:table-cell>
              <table:table-cell table:style-name="ce5" office:value-type="float" office:value="4996" calcext:value-type="float">
                <text:p>4.996</text:p>
              </table:table-cell>
              <table:table-cell table:style-name="ce5" office:value-type="float" office:value="5172" calcext:value-type="float">
                <text:p>5.172</text:p>
              </table:table-cell>
              <table:table-cell table:style-name="ce5" office:value-type="float" office:value="5303" calcext:value-type="float">
                <text:p>5.30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Norte de Santander</text:p>
              </table:table-cell>
              <table:table-cell table:style-name="ce5" office:value-type="float" office:value="101952" calcext:value-type="float">
                <text:p>101.952</text:p>
              </table:table-cell>
              <table:table-cell table:style-name="ce5" office:value-type="float" office:value="107288" calcext:value-type="float">
                <text:p>107.288</text:p>
              </table:table-cell>
              <table:table-cell table:style-name="ce5" office:value-type="float" office:value="111254" calcext:value-type="float">
                <text:p>111.254</text:p>
              </table:table-cell>
              <table:table-cell table:number-columns-repeated="1019"/>
            </table:table-row>
          </table:table-row-group>
          <table:table-row table:style-name="ro1">
            <table:table-cell office:value-type="string" calcext:value-type="string">
              <text:p>Norte de Santander Result</text:p>
            </table:table-cell>
            <table:table-cell table:formula="of:=SUBTOTAL(9;[$Municipios_2.$B$856:$Municipios_2.$B$895])" office:value-type="float" office:value="1491689" calcext:value-type="float">
              <text:p>1491689</text:p>
            </table:table-cell>
            <table:table-cell table:formula="of:=SUBTOTAL(9;[$Municipios_2.$C$856:$Municipios_2.$C$895])" office:value-type="float" office:value="1565362" calcext:value-type="float">
              <text:p>1565362</text:p>
            </table:table-cell>
            <table:table-cell table:formula="of:=SUBTOTAL(9;[$Municipios_2.$D$856:$Municipios_2.$D$895])" office:value-type="float" office:value="1620318" calcext:value-type="float">
              <text:p>1620318</text:p>
            </table:table-cell>
            <table:table-cell table:number-columns-repeated="1019"/>
          </table:table-row>
          <table:table-row-group table:display="false">
            <table:table-row table:style-name="ro1" table:visibility="collapse">
              <table:table-cell table:style-name="ce3" office:value-type="string" calcext:value-type="string">
                <text:p>Putumayo</text:p>
              </table:table-cell>
              <table:table-cell table:style-name="ce5" office:value-type="float" office:value="56398" calcext:value-type="float">
                <text:p>56.398</text:p>
              </table:table-cell>
              <table:table-cell table:style-name="ce5" office:value-type="float" office:value="57716" calcext:value-type="float">
                <text:p>57.716</text:p>
              </table:table-cell>
              <table:table-cell table:style-name="ce5" office:value-type="float" office:value="58938" calcext:value-type="float">
                <text:p>58.93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Putumayo</text:p>
              </table:table-cell>
              <table:table-cell table:style-name="ce5" office:value-type="float" office:value="5407" calcext:value-type="float">
                <text:p>5.407</text:p>
              </table:table-cell>
              <table:table-cell table:style-name="ce5" office:value-type="float" office:value="5469" calcext:value-type="float">
                <text:p>5.469</text:p>
              </table:table-cell>
              <table:table-cell table:style-name="ce5" office:value-type="float" office:value="5530" calcext:value-type="float">
                <text:p>5.53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Putumayo</text:p>
              </table:table-cell>
              <table:table-cell table:style-name="ce5" office:value-type="float" office:value="37745" calcext:value-type="float">
                <text:p>37.745</text:p>
              </table:table-cell>
              <table:table-cell table:style-name="ce5" office:value-type="float" office:value="38244" calcext:value-type="float">
                <text:p>38.244</text:p>
              </table:table-cell>
              <table:table-cell table:style-name="ce5" office:value-type="float" office:value="38744" calcext:value-type="float">
                <text:p>38.74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Putumayo</text:p>
              </table:table-cell>
              <table:table-cell table:style-name="ce5" office:value-type="float" office:value="64867" calcext:value-type="float">
                <text:p>64.867</text:p>
              </table:table-cell>
              <table:table-cell table:style-name="ce5" office:value-type="float" office:value="66084" calcext:value-type="float">
                <text:p>66.084</text:p>
              </table:table-cell>
              <table:table-cell table:style-name="ce5" office:value-type="float" office:value="67211" calcext:value-type="float">
                <text:p>67.21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Putumayo</text:p>
              </table:table-cell>
              <table:table-cell table:style-name="ce5" office:value-type="float" office:value="16095" calcext:value-type="float">
                <text:p>16.095</text:p>
              </table:table-cell>
              <table:table-cell table:style-name="ce5" office:value-type="float" office:value="16033" calcext:value-type="float">
                <text:p>16.033</text:p>
              </table:table-cell>
              <table:table-cell table:style-name="ce5" office:value-type="float" office:value="16007" calcext:value-type="float">
                <text:p>16.00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Putumayo</text:p>
              </table:table-cell>
              <table:table-cell table:style-name="ce5" office:value-type="float" office:value="35390" calcext:value-type="float">
                <text:p>35.390</text:p>
              </table:table-cell>
              <table:table-cell table:style-name="ce5" office:value-type="float" office:value="36052" calcext:value-type="float">
                <text:p>36.052</text:p>
              </table:table-cell>
              <table:table-cell table:style-name="ce5" office:value-type="float" office:value="36665" calcext:value-type="float">
                <text:p>36.66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Putumayo</text:p>
              </table:table-cell>
              <table:table-cell table:style-name="ce5" office:value-type="float" office:value="28468" calcext:value-type="float">
                <text:p>28.468</text:p>
              </table:table-cell>
              <table:table-cell table:style-name="ce5" office:value-type="float" office:value="29001" calcext:value-type="float">
                <text:p>29.001</text:p>
              </table:table-cell>
              <table:table-cell table:style-name="ce5" office:value-type="float" office:value="29494" calcext:value-type="float">
                <text:p>29.49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Putumayo</text:p>
              </table:table-cell>
              <table:table-cell table:style-name="ce5" office:value-type="float" office:value="14940" calcext:value-type="float">
                <text:p>14.940</text:p>
              </table:table-cell>
              <table:table-cell table:style-name="ce5" office:value-type="float" office:value="15217" calcext:value-type="float">
                <text:p>15.217</text:p>
              </table:table-cell>
              <table:table-cell table:style-name="ce5" office:value-type="float" office:value="15473" calcext:value-type="float">
                <text:p>15.47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Putumayo</text:p>
              </table:table-cell>
              <table:table-cell table:style-name="ce5" office:value-type="float" office:value="5645" calcext:value-type="float">
                <text:p>5.645</text:p>
              </table:table-cell>
              <table:table-cell table:style-name="ce5" office:value-type="float" office:value="5585" calcext:value-type="float">
                <text:p>5.585</text:p>
              </table:table-cell>
              <table:table-cell table:style-name="ce5" office:value-type="float" office:value="5567" calcext:value-type="float">
                <text:p>5.56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Putumayo</text:p>
              </table:table-cell>
              <table:table-cell table:style-name="ce5" office:value-type="float" office:value="18780" calcext:value-type="float">
                <text:p>18.780</text:p>
              </table:table-cell>
              <table:table-cell table:style-name="ce5" office:value-type="float" office:value="19119" calcext:value-type="float">
                <text:p>19.119</text:p>
              </table:table-cell>
              <table:table-cell table:style-name="ce5" office:value-type="float" office:value="19434" calcext:value-type="float">
                <text:p>19.43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Putumayo</text:p>
              </table:table-cell>
              <table:table-cell table:style-name="ce5" office:value-type="float" office:value="7290" calcext:value-type="float">
                <text:p>7.290</text:p>
              </table:table-cell>
              <table:table-cell table:style-name="ce5" office:value-type="float" office:value="7284" calcext:value-type="float">
                <text:p>7.284</text:p>
              </table:table-cell>
              <table:table-cell table:style-name="ce5" office:value-type="float" office:value="7308" calcext:value-type="float">
                <text:p>7.30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Putumayo</text:p>
              </table:table-cell>
              <table:table-cell table:style-name="ce5" office:value-type="float" office:value="33457" calcext:value-type="float">
                <text:p>33.457</text:p>
              </table:table-cell>
              <table:table-cell table:style-name="ce5" office:value-type="float" office:value="34082" calcext:value-type="float">
                <text:p>34.082</text:p>
              </table:table-cell>
              <table:table-cell table:style-name="ce5" office:value-type="float" office:value="34660" calcext:value-type="float">
                <text:p>34.66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Putumayo</text:p>
              </table:table-cell>
              <table:table-cell table:style-name="ce5" office:value-type="float" office:value="23700" calcext:value-type="float">
                <text:p>23.700</text:p>
              </table:table-cell>
              <table:table-cell table:style-name="ce5" office:value-type="float" office:value="23873" calcext:value-type="float">
                <text:p>23.873</text:p>
              </table:table-cell>
              <table:table-cell table:style-name="ce5" office:value-type="float" office:value="24096" calcext:value-type="float">
                <text:p>24.096</text:p>
              </table:table-cell>
              <table:table-cell table:number-columns-repeated="1019"/>
            </table:table-row>
          </table:table-row-group>
          <table:table-row table:style-name="ro1">
            <table:table-cell office:value-type="string" calcext:value-type="string">
              <text:p>Putumayo Result</text:p>
            </table:table-cell>
            <table:table-cell table:formula="of:=SUBTOTAL(9;[$Municipios_2.$B$897:$Municipios_2.$B$909])" office:value-type="float" office:value="348182" calcext:value-type="float">
              <text:p>348182</text:p>
            </table:table-cell>
            <table:table-cell table:formula="of:=SUBTOTAL(9;[$Municipios_2.$C$897:$Municipios_2.$C$909])" office:value-type="float" office:value="353759" calcext:value-type="float">
              <text:p>353759</text:p>
            </table:table-cell>
            <table:table-cell table:formula="of:=SUBTOTAL(9;[$Municipios_2.$D$897:$Municipios_2.$D$909])" office:value-type="float" office:value="359127" calcext:value-type="float">
              <text:p>359127</text:p>
            </table:table-cell>
            <table:table-cell table:number-columns-repeated="1019"/>
          </table:table-row>
          <table:table-row-group table:display="false">
            <table:table-row table:style-name="ro1" table:visibility="collapse">
              <table:table-cell table:style-name="ce3" office:value-type="string" calcext:value-type="string">
                <text:p>Quindio</text:p>
              </table:table-cell>
              <table:table-cell table:style-name="ce5" office:value-type="float" office:value="295208" calcext:value-type="float">
                <text:p>295.208</text:p>
              </table:table-cell>
              <table:table-cell table:style-name="ce5" office:value-type="float" office:value="300194" calcext:value-type="float">
                <text:p>300.194</text:p>
              </table:table-cell>
              <table:table-cell table:style-name="ce5" office:value-type="float" office:value="304764" calcext:value-type="float">
                <text:p>304.76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Quindio</text:p>
              </table:table-cell>
              <table:table-cell table:style-name="ce5" office:value-type="float" office:value="3095" calcext:value-type="float">
                <text:p>3.095</text:p>
              </table:table-cell>
              <table:table-cell table:style-name="ce5" office:value-type="float" office:value="3107" calcext:value-type="float">
                <text:p>3.107</text:p>
              </table:table-cell>
              <table:table-cell table:style-name="ce5" office:value-type="float" office:value="3129" calcext:value-type="float">
                <text:p>3.12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Quindio</text:p>
              </table:table-cell>
              <table:table-cell table:style-name="ce5" office:value-type="float" office:value="72783" calcext:value-type="float">
                <text:p>72.783</text:p>
              </table:table-cell>
              <table:table-cell table:style-name="ce5" office:value-type="float" office:value="73872" calcext:value-type="float">
                <text:p>73.872</text:p>
              </table:table-cell>
              <table:table-cell table:style-name="ce5" office:value-type="float" office:value="74890" calcext:value-type="float">
                <text:p>74.89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Quindio</text:p>
              </table:table-cell>
              <table:table-cell table:style-name="ce5" office:value-type="float" office:value="28162" calcext:value-type="float">
                <text:p>28.162</text:p>
              </table:table-cell>
              <table:table-cell table:style-name="ce5" office:value-type="float" office:value="28631" calcext:value-type="float">
                <text:p>28.631</text:p>
              </table:table-cell>
              <table:table-cell table:style-name="ce5" office:value-type="float" office:value="29060" calcext:value-type="float">
                <text:p>29.06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Quindio</text:p>
              </table:table-cell>
              <table:table-cell table:style-name="ce5" office:value-type="float" office:value="5642" calcext:value-type="float">
                <text:p>5.642</text:p>
              </table:table-cell>
              <table:table-cell table:style-name="ce5" office:value-type="float" office:value="5687" calcext:value-type="float">
                <text:p>5.687</text:p>
              </table:table-cell>
              <table:table-cell table:style-name="ce5" office:value-type="float" office:value="5739" calcext:value-type="float">
                <text:p>5.73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Quindio</text:p>
              </table:table-cell>
              <table:table-cell table:style-name="ce5" office:value-type="float" office:value="12066" calcext:value-type="float">
                <text:p>12.066</text:p>
              </table:table-cell>
              <table:table-cell table:style-name="ce5" office:value-type="float" office:value="12154" calcext:value-type="float">
                <text:p>12.154</text:p>
              </table:table-cell>
              <table:table-cell table:style-name="ce5" office:value-type="float" office:value="12259" calcext:value-type="float">
                <text:p>12.25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Quindio</text:p>
              </table:table-cell>
              <table:table-cell table:style-name="ce5" office:value-type="float" office:value="7516" calcext:value-type="float">
                <text:p>7.516</text:p>
              </table:table-cell>
              <table:table-cell table:style-name="ce5" office:value-type="float" office:value="7455" calcext:value-type="float">
                <text:p>7.455</text:p>
              </table:table-cell>
              <table:table-cell table:style-name="ce5" office:value-type="float" office:value="7447" calcext:value-type="float">
                <text:p>7.44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Quindio</text:p>
              </table:table-cell>
              <table:table-cell table:style-name="ce5" office:value-type="float" office:value="33451" calcext:value-type="float">
                <text:p>33.451</text:p>
              </table:table-cell>
              <table:table-cell table:style-name="ce5" office:value-type="float" office:value="34172" calcext:value-type="float">
                <text:p>34.172</text:p>
              </table:table-cell>
              <table:table-cell table:style-name="ce5" office:value-type="float" office:value="34803" calcext:value-type="float">
                <text:p>34.80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Quindio</text:p>
              </table:table-cell>
              <table:table-cell table:style-name="ce5" office:value-type="float" office:value="36751" calcext:value-type="float">
                <text:p>36.751</text:p>
              </table:table-cell>
              <table:table-cell table:style-name="ce5" office:value-type="float" office:value="37127" calcext:value-type="float">
                <text:p>37.127</text:p>
              </table:table-cell>
              <table:table-cell table:style-name="ce5" office:value-type="float" office:value="37518" calcext:value-type="float">
                <text:p>37.51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Quindio</text:p>
              </table:table-cell>
              <table:table-cell table:style-name="ce5" office:value-type="float" office:value="5219" calcext:value-type="float">
                <text:p>5.219</text:p>
              </table:table-cell>
              <table:table-cell table:style-name="ce5" office:value-type="float" office:value="5146" calcext:value-type="float">
                <text:p>5.146</text:p>
              </table:table-cell>
              <table:table-cell table:style-name="ce5" office:value-type="float" office:value="5121" calcext:value-type="float">
                <text:p>5.12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Quindio</text:p>
              </table:table-cell>
              <table:table-cell table:style-name="ce5" office:value-type="float" office:value="30751" calcext:value-type="float">
                <text:p>30.751</text:p>
              </table:table-cell>
              <table:table-cell table:style-name="ce5" office:value-type="float" office:value="30911" calcext:value-type="float">
                <text:p>30.911</text:p>
              </table:table-cell>
              <table:table-cell table:style-name="ce5" office:value-type="float" office:value="31142" calcext:value-type="float">
                <text:p>31.14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Quindio</text:p>
              </table:table-cell>
              <table:table-cell table:style-name="ce5" office:value-type="float" office:value="9260" calcext:value-type="float">
                <text:p>9.260</text:p>
              </table:table-cell>
              <table:table-cell table:style-name="ce5" office:value-type="float" office:value="9399" calcext:value-type="float">
                <text:p>9.399</text:p>
              </table:table-cell>
              <table:table-cell table:style-name="ce5" office:value-type="float" office:value="9529" calcext:value-type="float">
                <text:p>9.529</text:p>
              </table:table-cell>
              <table:table-cell table:number-columns-repeated="1019"/>
            </table:table-row>
          </table:table-row-group>
          <table:table-row table:style-name="ro1">
            <table:table-cell office:value-type="string" calcext:value-type="string">
              <text:p>Quindio Result</text:p>
            </table:table-cell>
            <table:table-cell table:formula="of:=SUBTOTAL(9;[$Municipios_2.$B$911:$Municipios_2.$B$922])" office:value-type="float" office:value="539904" calcext:value-type="float">
              <text:p>539904</text:p>
            </table:table-cell>
            <table:table-cell table:formula="of:=SUBTOTAL(9;[$Municipios_2.$C$911:$Municipios_2.$C$922])" office:value-type="float" office:value="547855" calcext:value-type="float">
              <text:p>547855</text:p>
            </table:table-cell>
            <table:table-cell table:formula="of:=SUBTOTAL(9;[$Municipios_2.$D$911:$Municipios_2.$D$922])" office:value-type="float" office:value="555401" calcext:value-type="float">
              <text:p>555401</text:p>
            </table:table-cell>
            <table:table-cell table:number-columns-repeated="1019"/>
          </table:table-row>
          <table:table-row-group table:display="false">
            <table:table-row table:style-name="ro1" table:visibility="collapse">
              <table:table-cell table:style-name="ce3" office:value-type="string" calcext:value-type="string">
                <text:p>Risaralda</text:p>
              </table:table-cell>
              <table:table-cell table:style-name="ce5" office:value-type="float" office:value="467269" calcext:value-type="float">
                <text:p>467.269</text:p>
              </table:table-cell>
              <table:table-cell table:style-name="ce5" office:value-type="float" office:value="472406" calcext:value-type="float">
                <text:p>472.406</text:p>
              </table:table-cell>
              <table:table-cell table:style-name="ce5" office:value-type="float" office:value="477027" calcext:value-type="float">
                <text:p>477.02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Risaralda</text:p>
              </table:table-cell>
              <table:table-cell table:style-name="ce5" office:value-type="float" office:value="12406" calcext:value-type="float">
                <text:p>12.406</text:p>
              </table:table-cell>
              <table:table-cell table:style-name="ce5" office:value-type="float" office:value="12276" calcext:value-type="float">
                <text:p>12.276</text:p>
              </table:table-cell>
              <table:table-cell table:style-name="ce5" office:value-type="float" office:value="12221" calcext:value-type="float">
                <text:p>12.22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Risaralda</text:p>
              </table:table-cell>
              <table:table-cell table:style-name="ce5" office:value-type="float" office:value="6423" calcext:value-type="float">
                <text:p>6.423</text:p>
              </table:table-cell>
              <table:table-cell table:style-name="ce5" office:value-type="float" office:value="6348" calcext:value-type="float">
                <text:p>6.348</text:p>
              </table:table-cell>
              <table:table-cell table:style-name="ce5" office:value-type="float" office:value="6297" calcext:value-type="float">
                <text:p>6.29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Risaralda</text:p>
              </table:table-cell>
              <table:table-cell table:style-name="ce5" office:value-type="float" office:value="24690" calcext:value-type="float">
                <text:p>24.690</text:p>
              </table:table-cell>
              <table:table-cell table:style-name="ce5" office:value-type="float" office:value="24660" calcext:value-type="float">
                <text:p>24.660</text:p>
              </table:table-cell>
              <table:table-cell table:style-name="ce5" office:value-type="float" office:value="24708" calcext:value-type="float">
                <text:p>24.70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Risaralda</text:p>
              </table:table-cell>
              <table:table-cell table:style-name="ce5" office:value-type="float" office:value="217178" calcext:value-type="float">
                <text:p>217.178</text:p>
              </table:table-cell>
              <table:table-cell table:style-name="ce5" office:value-type="float" office:value="220771" calcext:value-type="float">
                <text:p>220.771</text:p>
              </table:table-cell>
              <table:table-cell table:style-name="ce5" office:value-type="float" office:value="223782" calcext:value-type="float">
                <text:p>223.78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Risaralda</text:p>
              </table:table-cell>
              <table:table-cell table:style-name="ce5" office:value-type="float" office:value="12158" calcext:value-type="float">
                <text:p>12.158</text:p>
              </table:table-cell>
              <table:table-cell table:style-name="ce5" office:value-type="float" office:value="12108" calcext:value-type="float">
                <text:p>12.108</text:p>
              </table:table-cell>
              <table:table-cell table:style-name="ce5" office:value-type="float" office:value="12110" calcext:value-type="float">
                <text:p>12.11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Risaralda</text:p>
              </table:table-cell>
              <table:table-cell table:style-name="ce5" office:value-type="float" office:value="7514" calcext:value-type="float">
                <text:p>7.514</text:p>
              </table:table-cell>
              <table:table-cell table:style-name="ce5" office:value-type="float" office:value="7448" calcext:value-type="float">
                <text:p>7.448</text:p>
              </table:table-cell>
              <table:table-cell table:style-name="ce5" office:value-type="float" office:value="7426" calcext:value-type="float">
                <text:p>7.42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Risaralda</text:p>
              </table:table-cell>
              <table:table-cell table:style-name="ce5" office:value-type="float" office:value="27923" calcext:value-type="float">
                <text:p>27.923</text:p>
              </table:table-cell>
              <table:table-cell table:style-name="ce5" office:value-type="float" office:value="27916" calcext:value-type="float">
                <text:p>27.916</text:p>
              </table:table-cell>
              <table:table-cell table:style-name="ce5" office:value-type="float" office:value="27981" calcext:value-type="float">
                <text:p>27.98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Risaralda</text:p>
              </table:table-cell>
              <table:table-cell table:style-name="ce5" office:value-type="float" office:value="16940" calcext:value-type="float">
                <text:p>16.940</text:p>
              </table:table-cell>
              <table:table-cell table:style-name="ce5" office:value-type="float" office:value="16782" calcext:value-type="float">
                <text:p>16.782</text:p>
              </table:table-cell>
              <table:table-cell table:style-name="ce5" office:value-type="float" office:value="16716" calcext:value-type="float">
                <text:p>16.71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Risaralda</text:p>
              </table:table-cell>
              <table:table-cell table:style-name="ce5" office:value-type="float" office:value="16950" calcext:value-type="float">
                <text:p>16.950</text:p>
              </table:table-cell>
              <table:table-cell table:style-name="ce5" office:value-type="float" office:value="17110" calcext:value-type="float">
                <text:p>17.110</text:p>
              </table:table-cell>
              <table:table-cell table:style-name="ce5" office:value-type="float" office:value="17257" calcext:value-type="float">
                <text:p>17.25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Risaralda</text:p>
              </table:table-cell>
              <table:table-cell table:style-name="ce5" office:value-type="float" office:value="16156" calcext:value-type="float">
                <text:p>16.156</text:p>
              </table:table-cell>
              <table:table-cell table:style-name="ce5" office:value-type="float" office:value="16309" calcext:value-type="float">
                <text:p>16.309</text:p>
              </table:table-cell>
              <table:table-cell table:style-name="ce5" office:value-type="float" office:value="16450" calcext:value-type="float">
                <text:p>16.45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Risaralda</text:p>
              </table:table-cell>
              <table:table-cell table:style-name="ce5" office:value-type="float" office:value="27292" calcext:value-type="float">
                <text:p>27.292</text:p>
              </table:table-cell>
              <table:table-cell table:style-name="ce5" office:value-type="float" office:value="27235" calcext:value-type="float">
                <text:p>27.235</text:p>
              </table:table-cell>
              <table:table-cell table:style-name="ce5" office:value-type="float" office:value="27274" calcext:value-type="float">
                <text:p>27.27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Risaralda</text:p>
              </table:table-cell>
              <table:table-cell table:style-name="ce5" office:value-type="float" office:value="77838" calcext:value-type="float">
                <text:p>77.838</text:p>
              </table:table-cell>
              <table:table-cell table:style-name="ce5" office:value-type="float" office:value="78636" calcext:value-type="float">
                <text:p>78.636</text:p>
              </table:table-cell>
              <table:table-cell table:style-name="ce5" office:value-type="float" office:value="79372" calcext:value-type="float">
                <text:p>79.37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Risaralda</text:p>
              </table:table-cell>
              <table:table-cell table:style-name="ce5" office:value-type="float" office:value="12664" calcext:value-type="float">
                <text:p>12.664</text:p>
              </table:table-cell>
              <table:table-cell table:style-name="ce5" office:value-type="float" office:value="12506" calcext:value-type="float">
                <text:p>12.506</text:p>
              </table:table-cell>
              <table:table-cell table:style-name="ce5" office:value-type="float" office:value="12434" calcext:value-type="float">
                <text:p>12.434</text:p>
              </table:table-cell>
              <table:table-cell table:number-columns-repeated="1019"/>
            </table:table-row>
          </table:table-row-group>
          <table:table-row table:style-name="ro1">
            <table:table-cell office:value-type="string" calcext:value-type="string">
              <text:p>Risaralda Result</text:p>
            </table:table-cell>
            <table:table-cell table:formula="of:=SUBTOTAL(9;[$Municipios_2.$B$924:$Municipios_2.$B$937])" office:value-type="float" office:value="943401" calcext:value-type="float">
              <text:p>943401</text:p>
            </table:table-cell>
            <table:table-cell table:formula="of:=SUBTOTAL(9;[$Municipios_2.$C$924:$Municipios_2.$C$937])" office:value-type="float" office:value="952511" calcext:value-type="float">
              <text:p>952511</text:p>
            </table:table-cell>
            <table:table-cell table:formula="of:=SUBTOTAL(9;[$Municipios_2.$D$924:$Municipios_2.$D$937])" office:value-type="float" office:value="961055" calcext:value-type="float">
              <text:p>961055</text:p>
            </table:table-cell>
            <table:table-cell table:number-columns-repeated="1019"/>
          </table:table-row>
          <table:table-row-group table:display="false"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581130" calcext:value-type="float">
                <text:p>581.130</text:p>
              </table:table-cell>
              <table:table-cell table:style-name="ce5" office:value-type="float" office:value="595635" calcext:value-type="float">
                <text:p>595.635</text:p>
              </table:table-cell>
              <table:table-cell table:style-name="ce5" office:value-type="float" office:value="607428" calcext:value-type="float">
                <text:p>607.42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1855" calcext:value-type="float">
                <text:p>1.855</text:p>
              </table:table-cell>
              <table:table-cell table:style-name="ce5" office:value-type="float" office:value="1858" calcext:value-type="float">
                <text:p>1.858</text:p>
              </table:table-cell>
              <table:table-cell table:style-name="ce5" office:value-type="float" office:value="1867" calcext:value-type="float">
                <text:p>1.86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4129" calcext:value-type="float">
                <text:p>4.129</text:p>
              </table:table-cell>
              <table:table-cell table:style-name="ce5" office:value-type="float" office:value="4242" calcext:value-type="float">
                <text:p>4.242</text:p>
              </table:table-cell>
              <table:table-cell table:style-name="ce5" office:value-type="float" office:value="4336" calcext:value-type="float">
                <text:p>4.33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8229" calcext:value-type="float">
                <text:p>8.229</text:p>
              </table:table-cell>
              <table:table-cell table:style-name="ce5" office:value-type="float" office:value="8368" calcext:value-type="float">
                <text:p>8.368</text:p>
              </table:table-cell>
              <table:table-cell table:style-name="ce5" office:value-type="float" office:value="8487" calcext:value-type="float">
                <text:p>8.48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31050" calcext:value-type="float">
                <text:p>31.050</text:p>
              </table:table-cell>
              <table:table-cell table:style-name="ce5" office:value-type="float" office:value="31940" calcext:value-type="float">
                <text:p>31.940</text:p>
              </table:table-cell>
              <table:table-cell table:style-name="ce5" office:value-type="float" office:value="32653" calcext:value-type="float">
                <text:p>32.65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10486" calcext:value-type="float">
                <text:p>10.486</text:p>
              </table:table-cell>
              <table:table-cell table:style-name="ce5" office:value-type="float" office:value="10674" calcext:value-type="float">
                <text:p>10.674</text:p>
              </table:table-cell>
              <table:table-cell table:style-name="ce5" office:value-type="float" office:value="10815" calcext:value-type="float">
                <text:p>10.81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203537" calcext:value-type="float">
                <text:p>203.537</text:p>
              </table:table-cell>
              <table:table-cell table:style-name="ce5" office:value-type="float" office:value="207494" calcext:value-type="float">
                <text:p>207.494</text:p>
              </table:table-cell>
              <table:table-cell table:style-name="ce5" office:value-type="float" office:value="210729" calcext:value-type="float">
                <text:p>210.72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5941" calcext:value-type="float">
                <text:p>5.941</text:p>
              </table:table-cell>
              <table:table-cell table:style-name="ce5" office:value-type="float" office:value="6003" calcext:value-type="float">
                <text:p>6.003</text:p>
              </table:table-cell>
              <table:table-cell table:style-name="ce5" office:value-type="float" office:value="6061" calcext:value-type="float">
                <text:p>6.06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11287" calcext:value-type="float">
                <text:p>11.287</text:p>
              </table:table-cell>
              <table:table-cell table:style-name="ce5" office:value-type="float" office:value="11073" calcext:value-type="float">
                <text:p>11.073</text:p>
              </table:table-cell>
              <table:table-cell table:style-name="ce5" office:value-type="float" office:value="10980" calcext:value-type="float">
                <text:p>10.98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1937" calcext:value-type="float">
                <text:p>1.937</text:p>
              </table:table-cell>
              <table:table-cell table:style-name="ce5" office:value-type="float" office:value="1983" calcext:value-type="float">
                <text:p>1.983</text:p>
              </table:table-cell>
              <table:table-cell table:style-name="ce5" office:value-type="float" office:value="2021" calcext:value-type="float">
                <text:p>2.02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2130" calcext:value-type="float">
                <text:p>2.130</text:p>
              </table:table-cell>
              <table:table-cell table:style-name="ce5" office:value-type="float" office:value="2186" calcext:value-type="float">
                <text:p>2.186</text:p>
              </table:table-cell>
              <table:table-cell table:style-name="ce5" office:value-type="float" office:value="2232" calcext:value-type="float">
                <text:p>2.23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5505" calcext:value-type="float">
                <text:p>5.505</text:p>
              </table:table-cell>
              <table:table-cell table:number-columns-repeated="2" table:style-name="ce5" office:value-type="float" office:value="5479" calcext:value-type="float">
                <text:p>5.47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4292" calcext:value-type="float">
                <text:p>4.292</text:p>
              </table:table-cell>
              <table:table-cell table:style-name="ce5" office:value-type="float" office:value="4263" calcext:value-type="float">
                <text:p>4.263</text:p>
              </table:table-cell>
              <table:table-cell table:style-name="ce5" office:value-type="float" office:value="4259" calcext:value-type="float">
                <text:p>4.25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2015" calcext:value-type="float">
                <text:p>2.015</text:p>
              </table:table-cell>
              <table:table-cell table:style-name="ce5" office:value-type="float" office:value="2018" calcext:value-type="float">
                <text:p>2.018</text:p>
              </table:table-cell>
              <table:table-cell table:style-name="ce5" office:value-type="float" office:value="2025" calcext:value-type="float">
                <text:p>2.02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6729" calcext:value-type="float">
                <text:p>6.729</text:p>
              </table:table-cell>
              <table:table-cell table:style-name="ce5" office:value-type="float" office:value="6838" calcext:value-type="float">
                <text:p>6.838</text:p>
              </table:table-cell>
              <table:table-cell table:style-name="ce5" office:value-type="float" office:value="6933" calcext:value-type="float">
                <text:p>6.93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12270" calcext:value-type="float">
                <text:p>12.270</text:p>
              </table:table-cell>
              <table:table-cell table:style-name="ce5" office:value-type="float" office:value="12256" calcext:value-type="float">
                <text:p>12.256</text:p>
              </table:table-cell>
              <table:table-cell table:style-name="ce5" office:value-type="float" office:value="12272" calcext:value-type="float">
                <text:p>12.27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2888" calcext:value-type="float">
                <text:p>2.888</text:p>
              </table:table-cell>
              <table:table-cell table:style-name="ce5" office:value-type="float" office:value="2883" calcext:value-type="float">
                <text:p>2.883</text:p>
              </table:table-cell>
              <table:table-cell table:style-name="ce5" office:value-type="float" office:value="2888" calcext:value-type="float">
                <text:p>2.88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2875" calcext:value-type="float">
                <text:p>2.875</text:p>
              </table:table-cell>
              <table:table-cell table:style-name="ce5" office:value-type="float" office:value="2865" calcext:value-type="float">
                <text:p>2.865</text:p>
              </table:table-cell>
              <table:table-cell table:style-name="ce5" office:value-type="float" office:value="2866" calcext:value-type="float">
                <text:p>2.86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5075" calcext:value-type="float">
                <text:p>5.075</text:p>
              </table:table-cell>
              <table:table-cell table:style-name="ce5" office:value-type="float" office:value="5084" calcext:value-type="float">
                <text:p>5.084</text:p>
              </table:table-cell>
              <table:table-cell table:style-name="ce5" office:value-type="float" office:value="5093" calcext:value-type="float">
                <text:p>5.09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32947" calcext:value-type="float">
                <text:p>32.947</text:p>
              </table:table-cell>
              <table:table-cell table:style-name="ce5" office:value-type="float" office:value="33750" calcext:value-type="float">
                <text:p>33.750</text:p>
              </table:table-cell>
              <table:table-cell table:style-name="ce5" office:value-type="float" office:value="34403" calcext:value-type="float">
                <text:p>34.40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number-columns-repeated="2" table:style-name="ce5" office:value-type="float" office:value="5738" calcext:value-type="float">
                <text:p>5.738</text:p>
              </table:table-cell>
              <table:table-cell table:style-name="ce5" office:value-type="float" office:value="5757" calcext:value-type="float">
                <text:p>5.75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3159" calcext:value-type="float">
                <text:p>3.159</text:p>
              </table:table-cell>
              <table:table-cell table:style-name="ce5" office:value-type="float" office:value="3233" calcext:value-type="float">
                <text:p>3.233</text:p>
              </table:table-cell>
              <table:table-cell table:style-name="ce5" office:value-type="float" office:value="3294" calcext:value-type="float">
                <text:p>3.29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3679" calcext:value-type="float">
                <text:p>3.679</text:p>
              </table:table-cell>
              <table:table-cell table:style-name="ce5" office:value-type="float" office:value="3683" calcext:value-type="float">
                <text:p>3.683</text:p>
              </table:table-cell>
              <table:table-cell table:style-name="ce5" office:value-type="float" office:value="3699" calcext:value-type="float">
                <text:p>3.69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5015" calcext:value-type="float">
                <text:p>5.015</text:p>
              </table:table-cell>
              <table:table-cell table:style-name="ce5" office:value-type="float" office:value="5009" calcext:value-type="float">
                <text:p>5.009</text:p>
              </table:table-cell>
              <table:table-cell table:style-name="ce5" office:value-type="float" office:value="5024" calcext:value-type="float">
                <text:p>5.02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12717" calcext:value-type="float">
                <text:p>12.717</text:p>
              </table:table-cell>
              <table:table-cell table:style-name="ce5" office:value-type="float" office:value="13028" calcext:value-type="float">
                <text:p>13.028</text:p>
              </table:table-cell>
              <table:table-cell table:style-name="ce5" office:value-type="float" office:value="13283" calcext:value-type="float">
                <text:p>13.28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20916" calcext:value-type="float">
                <text:p>20.916</text:p>
              </table:table-cell>
              <table:table-cell table:style-name="ce5" office:value-type="float" office:value="21415" calcext:value-type="float">
                <text:p>21.415</text:p>
              </table:table-cell>
              <table:table-cell table:style-name="ce5" office:value-type="float" office:value="21820" calcext:value-type="float">
                <text:p>21.82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2167" calcext:value-type="float">
                <text:p>2.167</text:p>
              </table:table-cell>
              <table:table-cell table:style-name="ce5" office:value-type="float" office:value="2119" calcext:value-type="float">
                <text:p>2.119</text:p>
              </table:table-cell>
              <table:table-cell table:style-name="ce5" office:value-type="float" office:value="2085" calcext:value-type="float">
                <text:p>2.08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5279" calcext:value-type="float">
                <text:p>5.279</text:p>
              </table:table-cell>
              <table:table-cell table:style-name="ce5" office:value-type="float" office:value="5405" calcext:value-type="float">
                <text:p>5.405</text:p>
              </table:table-cell>
              <table:table-cell table:style-name="ce5" office:value-type="float" office:value="5507" calcext:value-type="float">
                <text:p>5.50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13713" calcext:value-type="float">
                <text:p>13.713</text:p>
              </table:table-cell>
              <table:table-cell table:style-name="ce5" office:value-type="float" office:value="13882" calcext:value-type="float">
                <text:p>13.882</text:p>
              </table:table-cell>
              <table:table-cell table:style-name="ce5" office:value-type="float" office:value="14038" calcext:value-type="float">
                <text:p>14.03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2552" calcext:value-type="float">
                <text:p>2.552</text:p>
              </table:table-cell>
              <table:table-cell table:style-name="ce5" office:value-type="float" office:value="2567" calcext:value-type="float">
                <text:p>2.567</text:p>
              </table:table-cell>
              <table:table-cell table:style-name="ce5" office:value-type="float" office:value="2583" calcext:value-type="float">
                <text:p>2.58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3461" calcext:value-type="float">
                <text:p>3.461</text:p>
              </table:table-cell>
              <table:table-cell table:style-name="ce5" office:value-type="float" office:value="3444" calcext:value-type="float">
                <text:p>3.444</text:p>
              </table:table-cell>
              <table:table-cell table:style-name="ce5" office:value-type="float" office:value="3445" calcext:value-type="float">
                <text:p>3.44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5562" calcext:value-type="float">
                <text:p>5.562</text:p>
              </table:table-cell>
              <table:table-cell table:style-name="ce5" office:value-type="float" office:value="5569" calcext:value-type="float">
                <text:p>5.569</text:p>
              </table:table-cell>
              <table:table-cell table:style-name="ce5" office:value-type="float" office:value="5589" calcext:value-type="float">
                <text:p>5.58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291935" calcext:value-type="float">
                <text:p>291.935</text:p>
              </table:table-cell>
              <table:table-cell table:style-name="ce5" office:value-type="float" office:value="300730" calcext:value-type="float">
                <text:p>300.730</text:p>
              </table:table-cell>
              <table:table-cell table:style-name="ce5" office:value-type="float" office:value="307896" calcext:value-type="float">
                <text:p>307.89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2886" calcext:value-type="float">
                <text:p>2.886</text:p>
              </table:table-cell>
              <table:table-cell table:style-name="ce5" office:value-type="float" office:value="2883" calcext:value-type="float">
                <text:p>2.883</text:p>
              </table:table-cell>
              <table:table-cell table:style-name="ce5" office:value-type="float" office:value="2891" calcext:value-type="float">
                <text:p>2.89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4021" calcext:value-type="float">
                <text:p>4.021</text:p>
              </table:table-cell>
              <table:table-cell table:style-name="ce5" office:value-type="float" office:value="4008" calcext:value-type="float">
                <text:p>4.008</text:p>
              </table:table-cell>
              <table:table-cell table:style-name="ce5" office:value-type="float" office:value="4013" calcext:value-type="float">
                <text:p>4.01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160403" calcext:value-type="float">
                <text:p>160.403</text:p>
              </table:table-cell>
              <table:table-cell table:style-name="ce5" office:value-type="float" office:value="166843" calcext:value-type="float">
                <text:p>166.843</text:p>
              </table:table-cell>
              <table:table-cell table:style-name="ce5" office:value-type="float" office:value="171904" calcext:value-type="float">
                <text:p>171.90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5916" calcext:value-type="float">
                <text:p>5.916</text:p>
              </table:table-cell>
              <table:table-cell table:style-name="ce5" office:value-type="float" office:value="5900" calcext:value-type="float">
                <text:p>5.900</text:p>
              </table:table-cell>
              <table:table-cell table:style-name="ce5" office:value-type="float" office:value="5909" calcext:value-type="float">
                <text:p>5.90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4511" calcext:value-type="float">
                <text:p>4.511</text:p>
              </table:table-cell>
              <table:table-cell table:style-name="ce5" office:value-type="float" office:value="4473" calcext:value-type="float">
                <text:p>4.473</text:p>
              </table:table-cell>
              <table:table-cell table:style-name="ce5" office:value-type="float" office:value="4468" calcext:value-type="float">
                <text:p>4.46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2375" calcext:value-type="float">
                <text:p>2.375</text:p>
              </table:table-cell>
              <table:table-cell table:style-name="ce5" office:value-type="float" office:value="2394" calcext:value-type="float">
                <text:p>2.394</text:p>
              </table:table-cell>
              <table:table-cell table:style-name="ce5" office:value-type="float" office:value="2413" calcext:value-type="float">
                <text:p>2.41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4230" calcext:value-type="float">
                <text:p>4.230</text:p>
              </table:table-cell>
              <table:table-cell table:style-name="ce5" office:value-type="float" office:value="4200" calcext:value-type="float">
                <text:p>4.200</text:p>
              </table:table-cell>
              <table:table-cell table:style-name="ce5" office:value-type="float" office:value="4191" calcext:value-type="float">
                <text:p>4.19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5114" calcext:value-type="float">
                <text:p>5.114</text:p>
              </table:table-cell>
              <table:table-cell table:style-name="ce5" office:value-type="float" office:value="5222" calcext:value-type="float">
                <text:p>5.222</text:p>
              </table:table-cell>
              <table:table-cell table:style-name="ce5" office:value-type="float" office:value="5309" calcext:value-type="float">
                <text:p>5.30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2328" calcext:value-type="float">
                <text:p>2.328</text:p>
              </table:table-cell>
              <table:table-cell table:style-name="ce5" office:value-type="float" office:value="2349" calcext:value-type="float">
                <text:p>2.349</text:p>
              </table:table-cell>
              <table:table-cell table:style-name="ce5" office:value-type="float" office:value="2370" calcext:value-type="float">
                <text:p>2.37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3342" calcext:value-type="float">
                <text:p>3.342</text:p>
              </table:table-cell>
              <table:table-cell table:style-name="ce5" office:value-type="float" office:value="3337" calcext:value-type="float">
                <text:p>3.337</text:p>
              </table:table-cell>
              <table:table-cell table:style-name="ce5" office:value-type="float" office:value="3339" calcext:value-type="float">
                <text:p>3.33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1314" calcext:value-type="float">
                <text:p>1.314</text:p>
              </table:table-cell>
              <table:table-cell table:style-name="ce5" office:value-type="float" office:value="1325" calcext:value-type="float">
                <text:p>1.325</text:p>
              </table:table-cell>
              <table:table-cell table:style-name="ce5" office:value-type="float" office:value="1336" calcext:value-type="float">
                <text:p>1.33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6198" calcext:value-type="float">
                <text:p>6.198</text:p>
              </table:table-cell>
              <table:table-cell table:style-name="ce5" office:value-type="float" office:value="6174" calcext:value-type="float">
                <text:p>6.174</text:p>
              </table:table-cell>
              <table:table-cell table:style-name="ce5" office:value-type="float" office:value="6178" calcext:value-type="float">
                <text:p>6.17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10384" calcext:value-type="float">
                <text:p>10.384</text:p>
              </table:table-cell>
              <table:table-cell table:style-name="ce5" office:value-type="float" office:value="10482" calcext:value-type="float">
                <text:p>10.482</text:p>
              </table:table-cell>
              <table:table-cell table:style-name="ce5" office:value-type="float" office:value="10588" calcext:value-type="float">
                <text:p>10.58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4953" calcext:value-type="float">
                <text:p>4.953</text:p>
              </table:table-cell>
              <table:table-cell table:style-name="ce5" office:value-type="float" office:value="4921" calcext:value-type="float">
                <text:p>4.921</text:p>
              </table:table-cell>
              <table:table-cell table:style-name="ce5" office:value-type="float" office:value="4917" calcext:value-type="float">
                <text:p>4.91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41835" calcext:value-type="float">
                <text:p>41.835</text:p>
              </table:table-cell>
              <table:table-cell table:style-name="ce5" office:value-type="float" office:value="43145" calcext:value-type="float">
                <text:p>43.145</text:p>
              </table:table-cell>
              <table:table-cell table:style-name="ce5" office:value-type="float" office:value="44169" calcext:value-type="float">
                <text:p>44.16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14106" calcext:value-type="float">
                <text:p>14.106</text:p>
              </table:table-cell>
              <table:table-cell table:style-name="ce5" office:value-type="float" office:value="14485" calcext:value-type="float">
                <text:p>14.485</text:p>
              </table:table-cell>
              <table:table-cell table:style-name="ce5" office:value-type="float" office:value="14787" calcext:value-type="float">
                <text:p>14.78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2171" calcext:value-type="float">
                <text:p>2.171</text:p>
              </table:table-cell>
              <table:table-cell table:style-name="ce5" office:value-type="float" office:value="2125" calcext:value-type="float">
                <text:p>2.125</text:p>
              </table:table-cell>
              <table:table-cell table:style-name="ce5" office:value-type="float" office:value="2104" calcext:value-type="float">
                <text:p>2.10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20945" calcext:value-type="float">
                <text:p>20.945</text:p>
              </table:table-cell>
              <table:table-cell table:style-name="ce5" office:value-type="float" office:value="21339" calcext:value-type="float">
                <text:p>21.339</text:p>
              </table:table-cell>
              <table:table-cell table:style-name="ce5" office:value-type="float" office:value="21672" calcext:value-type="float">
                <text:p>21.67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4976" calcext:value-type="float">
                <text:p>4.976</text:p>
              </table:table-cell>
              <table:table-cell table:style-name="ce5" office:value-type="float" office:value="4999" calcext:value-type="float">
                <text:p>4.999</text:p>
              </table:table-cell>
              <table:table-cell table:style-name="ce5" office:value-type="float" office:value="5035" calcext:value-type="float">
                <text:p>5.03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10527" calcext:value-type="float">
                <text:p>10.527</text:p>
              </table:table-cell>
              <table:table-cell table:style-name="ce5" office:value-type="float" office:value="10576" calcext:value-type="float">
                <text:p>10.576</text:p>
              </table:table-cell>
              <table:table-cell table:style-name="ce5" office:value-type="float" office:value="10647" calcext:value-type="float">
                <text:p>10.64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4137" calcext:value-type="float">
                <text:p>4.137</text:p>
              </table:table-cell>
              <table:table-cell table:style-name="ce5" office:value-type="float" office:value="4105" calcext:value-type="float">
                <text:p>4.105</text:p>
              </table:table-cell>
              <table:table-cell table:style-name="ce5" office:value-type="float" office:value="4106" calcext:value-type="float">
                <text:p>4.10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5661" calcext:value-type="float">
                <text:p>5.661</text:p>
              </table:table-cell>
              <table:table-cell table:style-name="ce5" office:value-type="float" office:value="5740" calcext:value-type="float">
                <text:p>5.740</text:p>
              </table:table-cell>
              <table:table-cell table:style-name="ce5" office:value-type="float" office:value="5810" calcext:value-type="float">
                <text:p>5.81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10800" calcext:value-type="float">
                <text:p>10.800</text:p>
              </table:table-cell>
              <table:table-cell table:style-name="ce5" office:value-type="float" office:value="11004" calcext:value-type="float">
                <text:p>11.004</text:p>
              </table:table-cell>
              <table:table-cell table:style-name="ce5" office:value-type="float" office:value="11175" calcext:value-type="float">
                <text:p>11.17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4183" calcext:value-type="float">
                <text:p>4.183</text:p>
              </table:table-cell>
              <table:table-cell table:style-name="ce5" office:value-type="float" office:value="4111" calcext:value-type="float">
                <text:p>4.111</text:p>
              </table:table-cell>
              <table:table-cell table:style-name="ce5" office:value-type="float" office:value="4082" calcext:value-type="float">
                <text:p>4.08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1361" calcext:value-type="float">
                <text:p>1.361</text:p>
              </table:table-cell>
              <table:table-cell table:style-name="ce5" office:value-type="float" office:value="1386" calcext:value-type="float">
                <text:p>1.386</text:p>
              </table:table-cell>
              <table:table-cell table:style-name="ce5" office:value-type="float" office:value="1407" calcext:value-type="float">
                <text:p>1.40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2535" calcext:value-type="float">
                <text:p>2.535</text:p>
              </table:table-cell>
              <table:table-cell table:style-name="ce5" office:value-type="float" office:value="2584" calcext:value-type="float">
                <text:p>2.584</text:p>
              </table:table-cell>
              <table:table-cell table:style-name="ce5" office:value-type="float" office:value="2626" calcext:value-type="float">
                <text:p>2.62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4654" calcext:value-type="float">
                <text:p>4.654</text:p>
              </table:table-cell>
              <table:table-cell table:style-name="ce5" office:value-type="float" office:value="4773" calcext:value-type="float">
                <text:p>4.773</text:p>
              </table:table-cell>
              <table:table-cell table:style-name="ce5" office:value-type="float" office:value="4869" calcext:value-type="float">
                <text:p>4.86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170625" calcext:value-type="float">
                <text:p>170.625</text:p>
              </table:table-cell>
              <table:table-cell table:style-name="ce5" office:value-type="float" office:value="177586" calcext:value-type="float">
                <text:p>177.586</text:p>
              </table:table-cell>
              <table:table-cell table:style-name="ce5" office:value-type="float" office:value="182959" calcext:value-type="float">
                <text:p>182.95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5162" calcext:value-type="float">
                <text:p>5.162</text:p>
              </table:table-cell>
              <table:table-cell table:style-name="ce5" office:value-type="float" office:value="5285" calcext:value-type="float">
                <text:p>5.285</text:p>
              </table:table-cell>
              <table:table-cell table:style-name="ce5" office:value-type="float" office:value="5385" calcext:value-type="float">
                <text:p>5.38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14654" calcext:value-type="float">
                <text:p>14.654</text:p>
              </table:table-cell>
              <table:table-cell table:style-name="ce5" office:value-type="float" office:value="14740" calcext:value-type="float">
                <text:p>14.740</text:p>
              </table:table-cell>
              <table:table-cell table:style-name="ce5" office:value-type="float" office:value="14844" calcext:value-type="float">
                <text:p>14.84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7640" calcext:value-type="float">
                <text:p>7.640</text:p>
              </table:table-cell>
              <table:table-cell table:style-name="ce5" office:value-type="float" office:value="7846" calcext:value-type="float">
                <text:p>7.846</text:p>
              </table:table-cell>
              <table:table-cell table:style-name="ce5" office:value-type="float" office:value="8017" calcext:value-type="float">
                <text:p>8.01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32791" calcext:value-type="float">
                <text:p>32.791</text:p>
              </table:table-cell>
              <table:table-cell table:style-name="ce5" office:value-type="float" office:value="33572" calcext:value-type="float">
                <text:p>33.572</text:p>
              </table:table-cell>
              <table:table-cell table:style-name="ce5" office:value-type="float" office:value="34206" calcext:value-type="float">
                <text:p>34.20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26438" calcext:value-type="float">
                <text:p>26.438</text:p>
              </table:table-cell>
              <table:table-cell table:style-name="ce5" office:value-type="float" office:value="26746" calcext:value-type="float">
                <text:p>26.746</text:p>
              </table:table-cell>
              <table:table-cell table:style-name="ce5" office:value-type="float" office:value="27062" calcext:value-type="float">
                <text:p>27.06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33055" calcext:value-type="float">
                <text:p>33.055</text:p>
              </table:table-cell>
              <table:table-cell table:style-name="ce5" office:value-type="float" office:value="33887" calcext:value-type="float">
                <text:p>33.887</text:p>
              </table:table-cell>
              <table:table-cell table:style-name="ce5" office:value-type="float" office:value="34556" calcext:value-type="float">
                <text:p>34.55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8683" calcext:value-type="float">
                <text:p>8.683</text:p>
              </table:table-cell>
              <table:table-cell table:style-name="ce5" office:value-type="float" office:value="8613" calcext:value-type="float">
                <text:p>8.613</text:p>
              </table:table-cell>
              <table:table-cell table:style-name="ce5" office:value-type="float" office:value="8596" calcext:value-type="float">
                <text:p>8.59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2950" calcext:value-type="float">
                <text:p>2.950</text:p>
              </table:table-cell>
              <table:table-cell table:style-name="ce5" office:value-type="float" office:value="2957" calcext:value-type="float">
                <text:p>2.957</text:p>
              </table:table-cell>
              <table:table-cell table:style-name="ce5" office:value-type="float" office:value="2972" calcext:value-type="float">
                <text:p>2.97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56037" calcext:value-type="float">
                <text:p>56.037</text:p>
              </table:table-cell>
              <table:table-cell table:style-name="ce5" office:value-type="float" office:value="58032" calcext:value-type="float">
                <text:p>58.032</text:p>
              </table:table-cell>
              <table:table-cell table:style-name="ce5" office:value-type="float" office:value="59670" calcext:value-type="float">
                <text:p>59.67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2241" calcext:value-type="float">
                <text:p>2.241</text:p>
              </table:table-cell>
              <table:table-cell table:style-name="ce5" office:value-type="float" office:value="2215" calcext:value-type="float">
                <text:p>2.215</text:p>
              </table:table-cell>
              <table:table-cell table:style-name="ce5" office:value-type="float" office:value="2208" calcext:value-type="float">
                <text:p>2.20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4367" calcext:value-type="float">
                <text:p>4.367</text:p>
              </table:table-cell>
              <table:table-cell table:style-name="ce5" office:value-type="float" office:value="4313" calcext:value-type="float">
                <text:p>4.313</text:p>
              </table:table-cell>
              <table:table-cell table:style-name="ce5" office:value-type="float" office:value="4289" calcext:value-type="float">
                <text:p>4.28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2531" calcext:value-type="float">
                <text:p>2.531</text:p>
              </table:table-cell>
              <table:table-cell table:style-name="ce5" office:value-type="float" office:value="2494" calcext:value-type="float">
                <text:p>2.494</text:p>
              </table:table-cell>
              <table:table-cell table:style-name="ce5" office:value-type="float" office:value="2478" calcext:value-type="float">
                <text:p>2.47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33133" calcext:value-type="float">
                <text:p>33.133</text:p>
              </table:table-cell>
              <table:table-cell table:style-name="ce5" office:value-type="float" office:value="33414" calcext:value-type="float">
                <text:p>33.414</text:p>
              </table:table-cell>
              <table:table-cell table:style-name="ce5" office:value-type="float" office:value="33593" calcext:value-type="float">
                <text:p>33.59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2401" calcext:value-type="float">
                <text:p>2.401</text:p>
              </table:table-cell>
              <table:table-cell table:style-name="ce5" office:value-type="float" office:value="2425" calcext:value-type="float">
                <text:p>2.425</text:p>
              </table:table-cell>
              <table:table-cell table:style-name="ce5" office:value-type="float" office:value="2448" calcext:value-type="float">
                <text:p>2.44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3389" calcext:value-type="float">
                <text:p>3.389</text:p>
              </table:table-cell>
              <table:table-cell table:style-name="ce5" office:value-type="float" office:value="3393" calcext:value-type="float">
                <text:p>3.393</text:p>
              </table:table-cell>
              <table:table-cell table:style-name="ce5" office:value-type="float" office:value="3411" calcext:value-type="float">
                <text:p>3.41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10042" calcext:value-type="float">
                <text:p>10.042</text:p>
              </table:table-cell>
              <table:table-cell table:style-name="ce5" office:value-type="float" office:value="10138" calcext:value-type="float">
                <text:p>10.138</text:p>
              </table:table-cell>
              <table:table-cell table:style-name="ce5" office:value-type="float" office:value="10226" calcext:value-type="float">
                <text:p>10.22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32158" calcext:value-type="float">
                <text:p>32.158</text:p>
              </table:table-cell>
              <table:table-cell table:style-name="ce5" office:value-type="float" office:value="32965" calcext:value-type="float">
                <text:p>32.965</text:p>
              </table:table-cell>
              <table:table-cell table:style-name="ce5" office:value-type="float" office:value="33628" calcext:value-type="float">
                <text:p>33.62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10031" calcext:value-type="float">
                <text:p>10.031</text:p>
              </table:table-cell>
              <table:table-cell table:style-name="ce5" office:value-type="float" office:value="10086" calcext:value-type="float">
                <text:p>10.086</text:p>
              </table:table-cell>
              <table:table-cell table:style-name="ce5" office:value-type="float" office:value="10158" calcext:value-type="float">
                <text:p>10.15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7202" calcext:value-type="float">
                <text:p>7.202</text:p>
              </table:table-cell>
              <table:table-cell table:style-name="ce5" office:value-type="float" office:value="7103" calcext:value-type="float">
                <text:p>7.103</text:p>
              </table:table-cell>
              <table:table-cell table:style-name="ce5" office:value-type="float" office:value="7064" calcext:value-type="float">
                <text:p>7.06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3975" calcext:value-type="float">
                <text:p>3.975</text:p>
              </table:table-cell>
              <table:table-cell table:style-name="ce5" office:value-type="float" office:value="3977" calcext:value-type="float">
                <text:p>3.977</text:p>
              </table:table-cell>
              <table:table-cell table:style-name="ce5" office:value-type="float" office:value="3987" calcext:value-type="float">
                <text:p>3.98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7373" calcext:value-type="float">
                <text:p>7.373</text:p>
              </table:table-cell>
              <table:table-cell table:style-name="ce5" office:value-type="float" office:value="7562" calcext:value-type="float">
                <text:p>7.562</text:p>
              </table:table-cell>
              <table:table-cell table:style-name="ce5" office:value-type="float" office:value="7718" calcext:value-type="float">
                <text:p>7.71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6084" calcext:value-type="float">
                <text:p>6.084</text:p>
              </table:table-cell>
              <table:table-cell table:style-name="ce5" office:value-type="float" office:value="6222" calcext:value-type="float">
                <text:p>6.222</text:p>
              </table:table-cell>
              <table:table-cell table:style-name="ce5" office:value-type="float" office:value="6336" calcext:value-type="float">
                <text:p>6.33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24356" calcext:value-type="float">
                <text:p>24.356</text:p>
              </table:table-cell>
              <table:table-cell table:style-name="ce5" office:value-type="float" office:value="24843" calcext:value-type="float">
                <text:p>24.843</text:p>
              </table:table-cell>
              <table:table-cell table:style-name="ce5" office:value-type="float" office:value="25219" calcext:value-type="float">
                <text:p>25.21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2114" calcext:value-type="float">
                <text:p>2.114</text:p>
              </table:table-cell>
              <table:table-cell table:style-name="ce5" office:value-type="float" office:value="2142" calcext:value-type="float">
                <text:p>2.142</text:p>
              </table:table-cell>
              <table:table-cell table:style-name="ce5" office:value-type="float" office:value="2168" calcext:value-type="float">
                <text:p>2.16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7873" calcext:value-type="float">
                <text:p>7.873</text:p>
              </table:table-cell>
              <table:table-cell table:style-name="ce5" office:value-type="float" office:value="7927" calcext:value-type="float">
                <text:p>7.927</text:p>
              </table:table-cell>
              <table:table-cell table:style-name="ce5" office:value-type="float" office:value="7982" calcext:value-type="float">
                <text:p>7.98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antander</text:p>
              </table:table-cell>
              <table:table-cell table:style-name="ce5" office:value-type="float" office:value="9466" calcext:value-type="float">
                <text:p>9.466</text:p>
              </table:table-cell>
              <table:table-cell table:style-name="ce5" office:value-type="float" office:value="9507" calcext:value-type="float">
                <text:p>9.507</text:p>
              </table:table-cell>
              <table:table-cell table:style-name="ce5" office:value-type="float" office:value="9566" calcext:value-type="float">
                <text:p>9.566</text:p>
              </table:table-cell>
              <table:table-cell table:number-columns-repeated="1019"/>
            </table:table-row>
          </table:table-row-group>
          <table:table-row table:style-name="ro1">
            <table:table-cell office:value-type="string" calcext:value-type="string">
              <text:p>Santander Result</text:p>
            </table:table-cell>
            <table:table-cell table:formula="of:=SUBTOTAL(9;[$Municipios_2.$B$939:$Municipios_2.$B$1025])" office:value-type="float" office:value="2184837" calcext:value-type="float">
              <text:p>2184837</text:p>
            </table:table-cell>
            <table:table-cell table:formula="of:=SUBTOTAL(9;[$Municipios_2.$C$939:$Municipios_2.$C$1025])" office:value-type="float" office:value="2237587" calcext:value-type="float">
              <text:p>2237587</text:p>
            </table:table-cell>
            <table:table-cell table:formula="of:=SUBTOTAL(9;[$Municipios_2.$D$939:$Municipios_2.$D$1025])" office:value-type="float" office:value="2280908" calcext:value-type="float">
              <text:p>2280908</text:p>
            </table:table-cell>
            <table:table-cell table:number-columns-repeated="1019"/>
          </table:table-row>
          <table:table-row-group table:display="false">
            <table:table-row table:style-name="ro1" table:visibility="collapse">
              <table:table-cell table:style-name="ce3" office:value-type="string" calcext:value-type="string">
                <text:p>Sucre</text:p>
              </table:table-cell>
              <table:table-cell table:style-name="ce5" office:value-type="float" office:value="277773" calcext:value-type="float">
                <text:p>277.773</text:p>
              </table:table-cell>
              <table:table-cell table:style-name="ce5" office:value-type="float" office:value="286635" calcext:value-type="float">
                <text:p>286.635</text:p>
              </table:table-cell>
              <table:table-cell table:style-name="ce5" office:value-type="float" office:value="293951" calcext:value-type="float">
                <text:p>293.95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ucre</text:p>
              </table:table-cell>
              <table:table-cell table:style-name="ce5" office:value-type="float" office:value="10441" calcext:value-type="float">
                <text:p>10.441</text:p>
              </table:table-cell>
              <table:table-cell table:style-name="ce5" office:value-type="float" office:value="10727" calcext:value-type="float">
                <text:p>10.727</text:p>
              </table:table-cell>
              <table:table-cell table:style-name="ce5" office:value-type="float" office:value="10964" calcext:value-type="float">
                <text:p>10.96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ucre</text:p>
              </table:table-cell>
              <table:table-cell table:style-name="ce5" office:value-type="float" office:value="15231" calcext:value-type="float">
                <text:p>15.231</text:p>
              </table:table-cell>
              <table:table-cell table:style-name="ce5" office:value-type="float" office:value="15668" calcext:value-type="float">
                <text:p>15.668</text:p>
              </table:table-cell>
              <table:table-cell table:style-name="ce5" office:value-type="float" office:value="16028" calcext:value-type="float">
                <text:p>16.02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ucre</text:p>
              </table:table-cell>
              <table:table-cell table:style-name="ce5" office:value-type="float" office:value="8623" calcext:value-type="float">
                <text:p>8.623</text:p>
              </table:table-cell>
              <table:table-cell table:style-name="ce5" office:value-type="float" office:value="8670" calcext:value-type="float">
                <text:p>8.670</text:p>
              </table:table-cell>
              <table:table-cell table:style-name="ce5" office:value-type="float" office:value="8732" calcext:value-type="float">
                <text:p>8.73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ucre</text:p>
              </table:table-cell>
              <table:table-cell table:style-name="ce5" office:value-type="float" office:value="67371" calcext:value-type="float">
                <text:p>67.371</text:p>
              </table:table-cell>
              <table:table-cell table:style-name="ce5" office:value-type="float" office:value="69268" calcext:value-type="float">
                <text:p>69.268</text:p>
              </table:table-cell>
              <table:table-cell table:style-name="ce5" office:value-type="float" office:value="70853" calcext:value-type="float">
                <text:p>70.85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ucre</text:p>
              </table:table-cell>
              <table:table-cell table:style-name="ce5" office:value-type="float" office:value="18250" calcext:value-type="float">
                <text:p>18.250</text:p>
              </table:table-cell>
              <table:table-cell table:style-name="ce5" office:value-type="float" office:value="18892" calcext:value-type="float">
                <text:p>18.892</text:p>
              </table:table-cell>
              <table:table-cell table:style-name="ce5" office:value-type="float" office:value="19516" calcext:value-type="float">
                <text:p>19.51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ucre</text:p>
              </table:table-cell>
              <table:table-cell table:style-name="ce5" office:value-type="float" office:value="4466" calcext:value-type="float">
                <text:p>4.466</text:p>
              </table:table-cell>
              <table:table-cell table:style-name="ce5" office:value-type="float" office:value="4537" calcext:value-type="float">
                <text:p>4.537</text:p>
              </table:table-cell>
              <table:table-cell table:style-name="ce5" office:value-type="float" office:value="4604" calcext:value-type="float">
                <text:p>4.60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ucre</text:p>
              </table:table-cell>
              <table:table-cell table:style-name="ce5" office:value-type="float" office:value="9944" calcext:value-type="float">
                <text:p>9.944</text:p>
              </table:table-cell>
              <table:table-cell table:style-name="ce5" office:value-type="float" office:value="10215" calcext:value-type="float">
                <text:p>10.215</text:p>
              </table:table-cell>
              <table:table-cell table:style-name="ce5" office:value-type="float" office:value="10439" calcext:value-type="float">
                <text:p>10.43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ucre</text:p>
              </table:table-cell>
              <table:table-cell table:style-name="ce5" office:value-type="float" office:value="21982" calcext:value-type="float">
                <text:p>21.982</text:p>
              </table:table-cell>
              <table:table-cell table:style-name="ce5" office:value-type="float" office:value="22673" calcext:value-type="float">
                <text:p>22.673</text:p>
              </table:table-cell>
              <table:table-cell table:style-name="ce5" office:value-type="float" office:value="23238" calcext:value-type="float">
                <text:p>23.23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ucre</text:p>
              </table:table-cell>
              <table:table-cell table:style-name="ce5" office:value-type="float" office:value="17713" calcext:value-type="float">
                <text:p>17.713</text:p>
              </table:table-cell>
              <table:table-cell table:style-name="ce5" office:value-type="float" office:value="18198" calcext:value-type="float">
                <text:p>18.198</text:p>
              </table:table-cell>
              <table:table-cell table:style-name="ce5" office:value-type="float" office:value="18601" calcext:value-type="float">
                <text:p>18.60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ucre</text:p>
              </table:table-cell>
              <table:table-cell table:style-name="ce5" office:value-type="float" office:value="12349" calcext:value-type="float">
                <text:p>12.349</text:p>
              </table:table-cell>
              <table:table-cell table:style-name="ce5" office:value-type="float" office:value="12701" calcext:value-type="float">
                <text:p>12.701</text:p>
              </table:table-cell>
              <table:table-cell table:style-name="ce5" office:value-type="float" office:value="12994" calcext:value-type="float">
                <text:p>12.99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ucre</text:p>
              </table:table-cell>
              <table:table-cell table:style-name="ce5" office:value-type="float" office:value="22880" calcext:value-type="float">
                <text:p>22.880</text:p>
              </table:table-cell>
              <table:table-cell table:style-name="ce5" office:value-type="float" office:value="23420" calcext:value-type="float">
                <text:p>23.420</text:p>
              </table:table-cell>
              <table:table-cell table:style-name="ce5" office:value-type="float" office:value="23884" calcext:value-type="float">
                <text:p>23.88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ucre</text:p>
              </table:table-cell>
              <table:table-cell table:style-name="ce5" office:value-type="float" office:value="36650" calcext:value-type="float">
                <text:p>36.650</text:p>
              </table:table-cell>
              <table:table-cell table:style-name="ce5" office:value-type="float" office:value="37564" calcext:value-type="float">
                <text:p>37.564</text:p>
              </table:table-cell>
              <table:table-cell table:style-name="ce5" office:value-type="float" office:value="38306" calcext:value-type="float">
                <text:p>38.30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ucre</text:p>
              </table:table-cell>
              <table:table-cell table:style-name="ce5" office:value-type="float" office:value="15061" calcext:value-type="float">
                <text:p>15.061</text:p>
              </table:table-cell>
              <table:table-cell table:style-name="ce5" office:value-type="float" office:value="15495" calcext:value-type="float">
                <text:p>15.495</text:p>
              </table:table-cell>
              <table:table-cell table:style-name="ce5" office:value-type="float" office:value="15858" calcext:value-type="float">
                <text:p>15.85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ucre</text:p>
              </table:table-cell>
              <table:table-cell table:style-name="ce5" office:value-type="float" office:value="22871" calcext:value-type="float">
                <text:p>22.871</text:p>
              </table:table-cell>
              <table:table-cell table:style-name="ce5" office:value-type="float" office:value="23148" calcext:value-type="float">
                <text:p>23.148</text:p>
              </table:table-cell>
              <table:table-cell table:style-name="ce5" office:value-type="float" office:value="23436" calcext:value-type="float">
                <text:p>23.43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ucre</text:p>
              </table:table-cell>
              <table:table-cell table:style-name="ce5" office:value-type="float" office:value="14114" calcext:value-type="float">
                <text:p>14.114</text:p>
              </table:table-cell>
              <table:table-cell table:style-name="ce5" office:value-type="float" office:value="14635" calcext:value-type="float">
                <text:p>14.635</text:p>
              </table:table-cell>
              <table:table-cell table:style-name="ce5" office:value-type="float" office:value="15056" calcext:value-type="float">
                <text:p>15.05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ucre</text:p>
              </table:table-cell>
              <table:table-cell table:style-name="ce5" office:value-type="float" office:value="46455" calcext:value-type="float">
                <text:p>46.455</text:p>
              </table:table-cell>
              <table:table-cell table:style-name="ce5" office:value-type="float" office:value="47746" calcext:value-type="float">
                <text:p>47.746</text:p>
              </table:table-cell>
              <table:table-cell table:style-name="ce5" office:value-type="float" office:value="48819" calcext:value-type="float">
                <text:p>48.81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ucre</text:p>
              </table:table-cell>
              <table:table-cell table:style-name="ce5" office:value-type="float" office:value="28673" calcext:value-type="float">
                <text:p>28.673</text:p>
              </table:table-cell>
              <table:table-cell table:style-name="ce5" office:value-type="float" office:value="29282" calcext:value-type="float">
                <text:p>29.282</text:p>
              </table:table-cell>
              <table:table-cell table:style-name="ce5" office:value-type="float" office:value="29774" calcext:value-type="float">
                <text:p>29.77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ucre</text:p>
              </table:table-cell>
              <table:table-cell table:style-name="ce5" office:value-type="float" office:value="13535" calcext:value-type="float">
                <text:p>13.535</text:p>
              </table:table-cell>
              <table:table-cell table:style-name="ce5" office:value-type="float" office:value="13892" calcext:value-type="float">
                <text:p>13.892</text:p>
              </table:table-cell>
              <table:table-cell table:style-name="ce5" office:value-type="float" office:value="14191" calcext:value-type="float">
                <text:p>14.19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ucre</text:p>
              </table:table-cell>
              <table:table-cell table:style-name="ce5" office:value-type="float" office:value="57672" calcext:value-type="float">
                <text:p>57.672</text:p>
              </table:table-cell>
              <table:table-cell table:style-name="ce5" office:value-type="float" office:value="59254" calcext:value-type="float">
                <text:p>59.254</text:p>
              </table:table-cell>
              <table:table-cell table:style-name="ce5" office:value-type="float" office:value="60566" calcext:value-type="float">
                <text:p>60.56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ucre</text:p>
              </table:table-cell>
              <table:table-cell table:style-name="ce5" office:value-type="float" office:value="49633" calcext:value-type="float">
                <text:p>49.633</text:p>
              </table:table-cell>
              <table:table-cell table:style-name="ce5" office:value-type="float" office:value="50423" calcext:value-type="float">
                <text:p>50.423</text:p>
              </table:table-cell>
              <table:table-cell table:style-name="ce5" office:value-type="float" office:value="51109" calcext:value-type="float">
                <text:p>51.10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ucre</text:p>
              </table:table-cell>
              <table:table-cell table:style-name="ce5" office:value-type="float" office:value="18590" calcext:value-type="float">
                <text:p>18.590</text:p>
              </table:table-cell>
              <table:table-cell table:style-name="ce5" office:value-type="float" office:value="18920" calcext:value-type="float">
                <text:p>18.920</text:p>
              </table:table-cell>
              <table:table-cell table:style-name="ce5" office:value-type="float" office:value="19210" calcext:value-type="float">
                <text:p>19.21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ucre</text:p>
              </table:table-cell>
              <table:table-cell table:style-name="ce5" office:value-type="float" office:value="30773" calcext:value-type="float">
                <text:p>30.773</text:p>
              </table:table-cell>
              <table:table-cell table:style-name="ce5" office:value-type="float" office:value="31365" calcext:value-type="float">
                <text:p>31.365</text:p>
              </table:table-cell>
              <table:table-cell table:style-name="ce5" office:value-type="float" office:value="31903" calcext:value-type="float">
                <text:p>31.90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ucre</text:p>
              </table:table-cell>
              <table:table-cell table:style-name="ce5" office:value-type="float" office:value="29552" calcext:value-type="float">
                <text:p>29.552</text:p>
              </table:table-cell>
              <table:table-cell table:style-name="ce5" office:value-type="float" office:value="30253" calcext:value-type="float">
                <text:p>30.253</text:p>
              </table:table-cell>
              <table:table-cell table:style-name="ce5" office:value-type="float" office:value="30814" calcext:value-type="float">
                <text:p>30.81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ucre</text:p>
              </table:table-cell>
              <table:table-cell table:style-name="ce5" office:value-type="float" office:value="32922" calcext:value-type="float">
                <text:p>32.922</text:p>
              </table:table-cell>
              <table:table-cell table:style-name="ce5" office:value-type="float" office:value="33553" calcext:value-type="float">
                <text:p>33.553</text:p>
              </table:table-cell>
              <table:table-cell table:style-name="ce5" office:value-type="float" office:value="34117" calcext:value-type="float">
                <text:p>34.11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Sucre</text:p>
              </table:table-cell>
              <table:table-cell table:style-name="ce5" office:value-type="float" office:value="21339" calcext:value-type="float">
                <text:p>21.339</text:p>
              </table:table-cell>
              <table:table-cell table:style-name="ce5" office:value-type="float" office:value="21850" calcext:value-type="float">
                <text:p>21.850</text:p>
              </table:table-cell>
              <table:table-cell table:style-name="ce5" office:value-type="float" office:value="22289" calcext:value-type="float">
                <text:p>22.289</text:p>
              </table:table-cell>
              <table:table-cell table:number-columns-repeated="1019"/>
            </table:table-row>
          </table:table-row-group>
          <table:table-row table:style-name="ro1">
            <table:table-cell office:value-type="string" calcext:value-type="string">
              <text:p>Sucre Result</text:p>
            </table:table-cell>
            <table:table-cell table:formula="of:=SUBTOTAL(9;[$Municipios_2.$B$1027:$Municipios_2.$B$1052])" office:value-type="float" office:value="904863" calcext:value-type="float">
              <text:p>904863</text:p>
            </table:table-cell>
            <table:table-cell table:formula="of:=SUBTOTAL(9;[$Municipios_2.$C$1027:$Municipios_2.$C$1052])" office:value-type="float" office:value="928984" calcext:value-type="float">
              <text:p>928984</text:p>
            </table:table-cell>
            <table:table-cell table:formula="of:=SUBTOTAL(9;[$Municipios_2.$D$1027:$Municipios_2.$D$1052])" office:value-type="float" office:value="949252" calcext:value-type="float">
              <text:p>949252</text:p>
            </table:table-cell>
            <table:table-cell table:number-columns-repeated="1019"/>
          </table:table-row>
          <table:table-row-group table:display="false">
            <table:table-row table:style-name="ro1" table:visibility="collapse">
              <table:table-cell table:style-name="ce3" office:value-type="string" calcext:value-type="string">
                <text:p>Tolima</text:p>
              </table:table-cell>
              <table:table-cell table:style-name="ce5" office:value-type="float" office:value="529635" calcext:value-type="float">
                <text:p>529.635</text:p>
              </table:table-cell>
              <table:table-cell table:style-name="ce5" office:value-type="float" office:value="536087" calcext:value-type="float">
                <text:p>536.087</text:p>
              </table:table-cell>
              <table:table-cell table:style-name="ce5" office:value-type="float" office:value="541101" calcext:value-type="float">
                <text:p>541.10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Tolima</text:p>
              </table:table-cell>
              <table:table-cell table:style-name="ce5" office:value-type="float" office:value="4544" calcext:value-type="float">
                <text:p>4.544</text:p>
              </table:table-cell>
              <table:table-cell table:style-name="ce5" office:value-type="float" office:value="4493" calcext:value-type="float">
                <text:p>4.493</text:p>
              </table:table-cell>
              <table:table-cell table:style-name="ce5" office:value-type="float" office:value="4458" calcext:value-type="float">
                <text:p>4.45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Tolima</text:p>
              </table:table-cell>
              <table:table-cell table:style-name="ce5" office:value-type="float" office:value="8697" calcext:value-type="float">
                <text:p>8.697</text:p>
              </table:table-cell>
              <table:table-cell table:style-name="ce5" office:value-type="float" office:value="8710" calcext:value-type="float">
                <text:p>8.710</text:p>
              </table:table-cell>
              <table:table-cell table:style-name="ce5" office:value-type="float" office:value="8715" calcext:value-type="float">
                <text:p>8.71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Tolima</text:p>
              </table:table-cell>
              <table:table-cell table:style-name="ce5" office:value-type="float" office:value="6657" calcext:value-type="float">
                <text:p>6.657</text:p>
              </table:table-cell>
              <table:table-cell table:style-name="ce5" office:value-type="float" office:value="6596" calcext:value-type="float">
                <text:p>6.596</text:p>
              </table:table-cell>
              <table:table-cell table:style-name="ce5" office:value-type="float" office:value="6561" calcext:value-type="float">
                <text:p>6.56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Tolima</text:p>
              </table:table-cell>
              <table:table-cell table:style-name="ce5" office:value-type="float" office:value="10217" calcext:value-type="float">
                <text:p>10.217</text:p>
              </table:table-cell>
              <table:table-cell table:style-name="ce5" office:value-type="float" office:value="10110" calcext:value-type="float">
                <text:p>10.110</text:p>
              </table:table-cell>
              <table:table-cell table:style-name="ce5" office:value-type="float" office:value="10006" calcext:value-type="float">
                <text:p>10.00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Tolima</text:p>
              </table:table-cell>
              <table:table-cell table:style-name="ce5" office:value-type="float" office:value="12696" calcext:value-type="float">
                <text:p>12.696</text:p>
              </table:table-cell>
              <table:table-cell table:style-name="ce5" office:value-type="float" office:value="12335" calcext:value-type="float">
                <text:p>12.335</text:p>
              </table:table-cell>
              <table:table-cell table:style-name="ce5" office:value-type="float" office:value="12038" calcext:value-type="float">
                <text:p>12.03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Tolima</text:p>
              </table:table-cell>
              <table:table-cell table:style-name="ce5" office:value-type="float" office:value="19330" calcext:value-type="float">
                <text:p>19.330</text:p>
              </table:table-cell>
              <table:table-cell table:style-name="ce5" office:value-type="float" office:value="19195" calcext:value-type="float">
                <text:p>19.195</text:p>
              </table:table-cell>
              <table:table-cell table:style-name="ce5" office:value-type="float" office:value="19117" calcext:value-type="float">
                <text:p>19.11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Tolima</text:p>
              </table:table-cell>
              <table:table-cell table:style-name="ce5" office:value-type="float" office:value="18471" calcext:value-type="float">
                <text:p>18.471</text:p>
              </table:table-cell>
              <table:table-cell table:style-name="ce5" office:value-type="float" office:value="18443" calcext:value-type="float">
                <text:p>18.443</text:p>
              </table:table-cell>
              <table:table-cell table:style-name="ce5" office:value-type="float" office:value="18442" calcext:value-type="float">
                <text:p>18.44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Tolima</text:p>
              </table:table-cell>
              <table:table-cell table:style-name="ce5" office:value-type="float" office:value="10117" calcext:value-type="float">
                <text:p>10.117</text:p>
              </table:table-cell>
              <table:table-cell table:style-name="ce5" office:value-type="float" office:value="10306" calcext:value-type="float">
                <text:p>10.306</text:p>
              </table:table-cell>
              <table:table-cell table:style-name="ce5" office:value-type="float" office:value="10448" calcext:value-type="float">
                <text:p>10.44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Tolima</text:p>
              </table:table-cell>
              <table:table-cell table:style-name="ce5" office:value-type="float" office:value="6373" calcext:value-type="float">
                <text:p>6.373</text:p>
              </table:table-cell>
              <table:table-cell table:style-name="ce5" office:value-type="float" office:value="6326" calcext:value-type="float">
                <text:p>6.326</text:p>
              </table:table-cell>
              <table:table-cell table:style-name="ce5" office:value-type="float" office:value="6297" calcext:value-type="float">
                <text:p>6.29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Tolima</text:p>
              </table:table-cell>
              <table:table-cell table:style-name="ce5" office:value-type="float" office:value="50367" calcext:value-type="float">
                <text:p>50.367</text:p>
              </table:table-cell>
              <table:table-cell table:style-name="ce5" office:value-type="float" office:value="50565" calcext:value-type="float">
                <text:p>50.565</text:p>
              </table:table-cell>
              <table:table-cell table:style-name="ce5" office:value-type="float" office:value="50741" calcext:value-type="float">
                <text:p>50.74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Tolima</text:p>
              </table:table-cell>
              <table:table-cell table:style-name="ce5" office:value-type="float" office:value="8248" calcext:value-type="float">
                <text:p>8.248</text:p>
              </table:table-cell>
              <table:table-cell table:style-name="ce5" office:value-type="float" office:value="8286" calcext:value-type="float">
                <text:p>8.286</text:p>
              </table:table-cell>
              <table:table-cell table:style-name="ce5" office:value-type="float" office:value="8320" calcext:value-type="float">
                <text:p>8.32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Tolima</text:p>
              </table:table-cell>
              <table:table-cell table:style-name="ce5" office:value-type="float" office:value="22813" calcext:value-type="float">
                <text:p>22.813</text:p>
              </table:table-cell>
              <table:table-cell table:style-name="ce5" office:value-type="float" office:value="22610" calcext:value-type="float">
                <text:p>22.610</text:p>
              </table:table-cell>
              <table:table-cell table:style-name="ce5" office:value-type="float" office:value="22490" calcext:value-type="float">
                <text:p>22.49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Tolima</text:p>
              </table:table-cell>
              <table:table-cell table:style-name="ce5" office:value-type="float" office:value="8745" calcext:value-type="float">
                <text:p>8.745</text:p>
              </table:table-cell>
              <table:table-cell table:style-name="ce5" office:value-type="float" office:value="8518" calcext:value-type="float">
                <text:p>8.518</text:p>
              </table:table-cell>
              <table:table-cell table:style-name="ce5" office:value-type="float" office:value="8372" calcext:value-type="float">
                <text:p>8.37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Tolima</text:p>
              </table:table-cell>
              <table:table-cell table:style-name="ce5" office:value-type="float" office:value="8359" calcext:value-type="float">
                <text:p>8.359</text:p>
              </table:table-cell>
              <table:table-cell table:style-name="ce5" office:value-type="float" office:value="8250" calcext:value-type="float">
                <text:p>8.250</text:p>
              </table:table-cell>
              <table:table-cell table:style-name="ce5" office:value-type="float" office:value="8185" calcext:value-type="float">
                <text:p>8.18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Tolima</text:p>
              </table:table-cell>
              <table:table-cell table:style-name="ce5" office:value-type="float" office:value="70494" calcext:value-type="float">
                <text:p>70.494</text:p>
              </table:table-cell>
              <table:table-cell table:style-name="ce5" office:value-type="float" office:value="70769" calcext:value-type="float">
                <text:p>70.769</text:p>
              </table:table-cell>
              <table:table-cell table:style-name="ce5" office:value-type="float" office:value="71015" calcext:value-type="float">
                <text:p>71.01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Tolima</text:p>
              </table:table-cell>
              <table:table-cell table:style-name="ce5" office:value-type="float" office:value="7693" calcext:value-type="float">
                <text:p>7.693</text:p>
              </table:table-cell>
              <table:table-cell table:style-name="ce5" office:value-type="float" office:value="7494" calcext:value-type="float">
                <text:p>7.494</text:p>
              </table:table-cell>
              <table:table-cell table:style-name="ce5" office:value-type="float" office:value="7386" calcext:value-type="float">
                <text:p>7.38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Tolima</text:p>
              </table:table-cell>
              <table:table-cell table:style-name="ce5" office:value-type="float" office:value="28389" calcext:value-type="float">
                <text:p>28.389</text:p>
              </table:table-cell>
              <table:table-cell table:style-name="ce5" office:value-type="float" office:value="28510" calcext:value-type="float">
                <text:p>28.510</text:p>
              </table:table-cell>
              <table:table-cell table:style-name="ce5" office:value-type="float" office:value="28615" calcext:value-type="float">
                <text:p>28.61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Tolima</text:p>
              </table:table-cell>
              <table:table-cell table:style-name="ce5" office:value-type="float" office:value="31069" calcext:value-type="float">
                <text:p>31.069</text:p>
              </table:table-cell>
              <table:table-cell table:style-name="ce5" office:value-type="float" office:value="31124" calcext:value-type="float">
                <text:p>31.124</text:p>
              </table:table-cell>
              <table:table-cell table:style-name="ce5" office:value-type="float" office:value="31191" calcext:value-type="float">
                <text:p>31.19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Tolima</text:p>
              </table:table-cell>
              <table:table-cell table:style-name="ce5" office:value-type="float" office:value="32940" calcext:value-type="float">
                <text:p>32.940</text:p>
              </table:table-cell>
              <table:table-cell table:style-name="ce5" office:value-type="float" office:value="32826" calcext:value-type="float">
                <text:p>32.826</text:p>
              </table:table-cell>
              <table:table-cell table:style-name="ce5" office:value-type="float" office:value="32772" calcext:value-type="float">
                <text:p>32.77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Tolima</text:p>
              </table:table-cell>
              <table:table-cell table:style-name="ce5" office:value-type="float" office:value="7363" calcext:value-type="float">
                <text:p>7.363</text:p>
              </table:table-cell>
              <table:table-cell table:style-name="ce5" office:value-type="float" office:value="7266" calcext:value-type="float">
                <text:p>7.266</text:p>
              </table:table-cell>
              <table:table-cell table:style-name="ce5" office:value-type="float" office:value="7213" calcext:value-type="float">
                <text:p>7.21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Tolima</text:p>
              </table:table-cell>
              <table:table-cell table:style-name="ce5" office:value-type="float" office:value="24693" calcext:value-type="float">
                <text:p>24.693</text:p>
              </table:table-cell>
              <table:table-cell table:style-name="ce5" office:value-type="float" office:value="24585" calcext:value-type="float">
                <text:p>24.585</text:p>
              </table:table-cell>
              <table:table-cell table:style-name="ce5" office:value-type="float" office:value="24542" calcext:value-type="float">
                <text:p>24.54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Tolima</text:p>
              </table:table-cell>
              <table:table-cell table:style-name="ce5" office:value-type="float" office:value="11887" calcext:value-type="float">
                <text:p>11.887</text:p>
              </table:table-cell>
              <table:table-cell table:style-name="ce5" office:value-type="float" office:value="11891" calcext:value-type="float">
                <text:p>11.891</text:p>
              </table:table-cell>
              <table:table-cell table:style-name="ce5" office:value-type="float" office:value="11893" calcext:value-type="float">
                <text:p>11.89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Tolima</text:p>
              </table:table-cell>
              <table:table-cell table:style-name="ce5" office:value-type="float" office:value="18574" calcext:value-type="float">
                <text:p>18.574</text:p>
              </table:table-cell>
              <table:table-cell table:style-name="ce5" office:value-type="float" office:value="18598" calcext:value-type="float">
                <text:p>18.598</text:p>
              </table:table-cell>
              <table:table-cell table:style-name="ce5" office:value-type="float" office:value="18617" calcext:value-type="float">
                <text:p>18.61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Tolima</text:p>
              </table:table-cell>
              <table:table-cell table:style-name="ce5" office:value-type="float" office:value="36773" calcext:value-type="float">
                <text:p>36.773</text:p>
              </table:table-cell>
              <table:table-cell table:style-name="ce5" office:value-type="float" office:value="36432" calcext:value-type="float">
                <text:p>36.432</text:p>
              </table:table-cell>
              <table:table-cell table:style-name="ce5" office:value-type="float" office:value="36231" calcext:value-type="float">
                <text:p>36.23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Tolima</text:p>
              </table:table-cell>
              <table:table-cell table:style-name="ce5" office:value-type="float" office:value="37770" calcext:value-type="float">
                <text:p>37.770</text:p>
              </table:table-cell>
              <table:table-cell table:style-name="ce5" office:value-type="float" office:value="38084" calcext:value-type="float">
                <text:p>38.084</text:p>
              </table:table-cell>
              <table:table-cell table:style-name="ce5" office:value-type="float" office:value="38333" calcext:value-type="float">
                <text:p>38.33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Tolima</text:p>
              </table:table-cell>
              <table:table-cell table:style-name="ce5" office:value-type="float" office:value="36536" calcext:value-type="float">
                <text:p>36.536</text:p>
              </table:table-cell>
              <table:table-cell table:style-name="ce5" office:value-type="float" office:value="37191" calcext:value-type="float">
                <text:p>37.191</text:p>
              </table:table-cell>
              <table:table-cell table:style-name="ce5" office:value-type="float" office:value="37682" calcext:value-type="float">
                <text:p>37.68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Tolima</text:p>
              </table:table-cell>
              <table:table-cell table:style-name="ce5" office:value-type="float" office:value="4113" calcext:value-type="float">
                <text:p>4.113</text:p>
              </table:table-cell>
              <table:table-cell table:style-name="ce5" office:value-type="float" office:value="4129" calcext:value-type="float">
                <text:p>4.129</text:p>
              </table:table-cell>
              <table:table-cell table:style-name="ce5" office:value-type="float" office:value="4143" calcext:value-type="float">
                <text:p>4.14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Tolima</text:p>
              </table:table-cell>
              <table:table-cell table:style-name="ce5" office:value-type="float" office:value="14835" calcext:value-type="float">
                <text:p>14.835</text:p>
              </table:table-cell>
              <table:table-cell table:style-name="ce5" office:value-type="float" office:value="14722" calcext:value-type="float">
                <text:p>14.722</text:p>
              </table:table-cell>
              <table:table-cell table:style-name="ce5" office:value-type="float" office:value="14672" calcext:value-type="float">
                <text:p>14.67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Tolima</text:p>
              </table:table-cell>
              <table:table-cell table:style-name="ce5" office:value-type="float" office:value="34607" calcext:value-type="float">
                <text:p>34.607</text:p>
              </table:table-cell>
              <table:table-cell table:style-name="ce5" office:value-type="float" office:value="34453" calcext:value-type="float">
                <text:p>34.453</text:p>
              </table:table-cell>
              <table:table-cell table:style-name="ce5" office:value-type="float" office:value="34320" calcext:value-type="float">
                <text:p>34.32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Tolima</text:p>
              </table:table-cell>
              <table:table-cell table:style-name="ce5" office:value-type="float" office:value="9730" calcext:value-type="float">
                <text:p>9.730</text:p>
              </table:table-cell>
              <table:table-cell table:style-name="ce5" office:value-type="float" office:value="9773" calcext:value-type="float">
                <text:p>9.773</text:p>
              </table:table-cell>
              <table:table-cell table:style-name="ce5" office:value-type="float" office:value="9814" calcext:value-type="float">
                <text:p>9.81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Tolima</text:p>
              </table:table-cell>
              <table:table-cell table:style-name="ce5" office:value-type="float" office:value="6711" calcext:value-type="float">
                <text:p>6.711</text:p>
              </table:table-cell>
              <table:table-cell table:style-name="ce5" office:value-type="float" office:value="6737" calcext:value-type="float">
                <text:p>6.737</text:p>
              </table:table-cell>
              <table:table-cell table:style-name="ce5" office:value-type="float" office:value="6761" calcext:value-type="float">
                <text:p>6.76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Tolima</text:p>
              </table:table-cell>
              <table:table-cell table:style-name="ce5" office:value-type="float" office:value="25764" calcext:value-type="float">
                <text:p>25.764</text:p>
              </table:table-cell>
              <table:table-cell table:style-name="ce5" office:value-type="float" office:value="25785" calcext:value-type="float">
                <text:p>25.785</text:p>
              </table:table-cell>
              <table:table-cell table:style-name="ce5" office:value-type="float" office:value="25799" calcext:value-type="float">
                <text:p>25.79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Tolima</text:p>
              </table:table-cell>
              <table:table-cell table:style-name="ce5" office:value-type="float" office:value="8498" calcext:value-type="float">
                <text:p>8.498</text:p>
              </table:table-cell>
              <table:table-cell table:style-name="ce5" office:value-type="float" office:value="8443" calcext:value-type="float">
                <text:p>8.443</text:p>
              </table:table-cell>
              <table:table-cell table:style-name="ce5" office:value-type="float" office:value="8415" calcext:value-type="float">
                <text:p>8.41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Tolima</text:p>
              </table:table-cell>
              <table:table-cell table:style-name="ce5" office:value-type="float" office:value="23536" calcext:value-type="float">
                <text:p>23.536</text:p>
              </table:table-cell>
              <table:table-cell table:style-name="ce5" office:value-type="float" office:value="23527" calcext:value-type="float">
                <text:p>23.527</text:p>
              </table:table-cell>
              <table:table-cell table:style-name="ce5" office:value-type="float" office:value="23538" calcext:value-type="float">
                <text:p>23.53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Tolima</text:p>
              </table:table-cell>
              <table:table-cell table:style-name="ce5" office:value-type="float" office:value="22771" calcext:value-type="float">
                <text:p>22.771</text:p>
              </table:table-cell>
              <table:table-cell table:style-name="ce5" office:value-type="float" office:value="22660" calcext:value-type="float">
                <text:p>22.660</text:p>
              </table:table-cell>
              <table:table-cell table:style-name="ce5" office:value-type="float" office:value="22617" calcext:value-type="float">
                <text:p>22.61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Tolima</text:p>
              </table:table-cell>
              <table:table-cell table:style-name="ce5" office:value-type="float" office:value="5459" calcext:value-type="float">
                <text:p>5.459</text:p>
              </table:table-cell>
              <table:table-cell table:style-name="ce5" office:value-type="float" office:value="5467" calcext:value-type="float">
                <text:p>5.467</text:p>
              </table:table-cell>
              <table:table-cell table:style-name="ce5" office:value-type="float" office:value="5479" calcext:value-type="float">
                <text:p>5.47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Tolima</text:p>
              </table:table-cell>
              <table:table-cell table:style-name="ce5" office:value-type="float" office:value="21674" calcext:value-type="float">
                <text:p>21.674</text:p>
              </table:table-cell>
              <table:table-cell table:style-name="ce5" office:value-type="float" office:value="21556" calcext:value-type="float">
                <text:p>21.556</text:p>
              </table:table-cell>
              <table:table-cell table:style-name="ce5" office:value-type="float" office:value="21491" calcext:value-type="float">
                <text:p>21.49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Tolima</text:p>
              </table:table-cell>
              <table:table-cell table:style-name="ce5" office:value-type="float" office:value="14435" calcext:value-type="float">
                <text:p>14.435</text:p>
              </table:table-cell>
              <table:table-cell table:style-name="ce5" office:value-type="float" office:value="14450" calcext:value-type="float">
                <text:p>14.450</text:p>
              </table:table-cell>
              <table:table-cell table:style-name="ce5" office:value-type="float" office:value="14473" calcext:value-type="float">
                <text:p>14.47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Tolima</text:p>
              </table:table-cell>
              <table:table-cell table:style-name="ce5" office:value-type="float" office:value="12896" calcext:value-type="float">
                <text:p>12.896</text:p>
              </table:table-cell>
              <table:table-cell table:style-name="ce5" office:value-type="float" office:value="12691" calcext:value-type="float">
                <text:p>12.691</text:p>
              </table:table-cell>
              <table:table-cell table:style-name="ce5" office:value-type="float" office:value="12570" calcext:value-type="float">
                <text:p>12.57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Tolima</text:p>
              </table:table-cell>
              <table:table-cell table:style-name="ce5" office:value-type="float" office:value="13553" calcext:value-type="float">
                <text:p>13.553</text:p>
              </table:table-cell>
              <table:table-cell table:style-name="ce5" office:value-type="float" office:value="13481" calcext:value-type="float">
                <text:p>13.481</text:p>
              </table:table-cell>
              <table:table-cell table:style-name="ce5" office:value-type="float" office:value="13451" calcext:value-type="float">
                <text:p>13.45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Tolima</text:p>
              </table:table-cell>
              <table:table-cell table:style-name="ce5" office:value-type="float" office:value="5769" calcext:value-type="float">
                <text:p>5.769</text:p>
              </table:table-cell>
              <table:table-cell table:style-name="ce5" office:value-type="float" office:value="5710" calcext:value-type="float">
                <text:p>5.710</text:p>
              </table:table-cell>
              <table:table-cell table:style-name="ce5" office:value-type="float" office:value="5673" calcext:value-type="float">
                <text:p>5.67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Tolima</text:p>
              </table:table-cell>
              <table:table-cell table:style-name="ce5" office:value-type="float" office:value="3813" calcext:value-type="float">
                <text:p>3.813</text:p>
              </table:table-cell>
              <table:table-cell table:style-name="ce5" office:value-type="float" office:value="3788" calcext:value-type="float">
                <text:p>3.788</text:p>
              </table:table-cell>
              <table:table-cell table:style-name="ce5" office:value-type="float" office:value="3772" calcext:value-type="float">
                <text:p>3.77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Tolima</text:p>
              </table:table-cell>
              <table:table-cell table:style-name="ce5" office:value-type="float" office:value="5345" calcext:value-type="float">
                <text:p>5.345</text:p>
              </table:table-cell>
              <table:table-cell table:style-name="ce5" office:value-type="float" office:value="5353" calcext:value-type="float">
                <text:p>5.353</text:p>
              </table:table-cell>
              <table:table-cell table:style-name="ce5" office:value-type="float" office:value="5360" calcext:value-type="float">
                <text:p>5.36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Tolima</text:p>
              </table:table-cell>
              <table:table-cell table:style-name="ce5" office:value-type="float" office:value="12817" calcext:value-type="float">
                <text:p>12.817</text:p>
              </table:table-cell>
              <table:table-cell table:style-name="ce5" office:value-type="float" office:value="12751" calcext:value-type="float">
                <text:p>12.751</text:p>
              </table:table-cell>
              <table:table-cell table:style-name="ce5" office:value-type="float" office:value="12723" calcext:value-type="float">
                <text:p>12.72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Tolima</text:p>
              </table:table-cell>
              <table:table-cell table:style-name="ce5" office:value-type="float" office:value="9283" calcext:value-type="float">
                <text:p>9.283</text:p>
              </table:table-cell>
              <table:table-cell table:style-name="ce5" office:value-type="float" office:value="9216" calcext:value-type="float">
                <text:p>9.216</text:p>
              </table:table-cell>
              <table:table-cell table:style-name="ce5" office:value-type="float" office:value="9186" calcext:value-type="float">
                <text:p>9.18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Tolima</text:p>
              </table:table-cell>
              <table:table-cell table:style-name="ce5" office:value-type="float" office:value="5128" calcext:value-type="float">
                <text:p>5.128</text:p>
              </table:table-cell>
              <table:table-cell table:style-name="ce5" office:value-type="float" office:value="5021" calcext:value-type="float">
                <text:p>5.021</text:p>
              </table:table-cell>
              <table:table-cell table:style-name="ce5" office:value-type="float" office:value="4960" calcext:value-type="float">
                <text:p>4.960</text:p>
              </table:table-cell>
              <table:table-cell table:number-columns-repeated="1019"/>
            </table:table-row>
          </table:table-row-group>
          <table:table-row table:style-name="ro1">
            <table:table-cell office:value-type="string" calcext:value-type="string">
              <text:p>Tolima Result</text:p>
            </table:table-cell>
            <table:table-cell table:formula="of:=SUBTOTAL(9;[$Municipios_2.$B$1054:$Municipios_2.$B$1100])" office:value-type="float" office:value="1330187" calcext:value-type="float">
              <text:p>1330187</text:p>
            </table:table-cell>
            <table:table-cell table:formula="of:=SUBTOTAL(9;[$Municipios_2.$C$1054:$Municipios_2.$C$1100])" office:value-type="float" office:value="1335313" calcext:value-type="float">
              <text:p>1335313</text:p>
            </table:table-cell>
            <table:table-cell table:formula="of:=SUBTOTAL(9;[$Municipios_2.$D$1054:$Municipios_2.$D$1100])" office:value-type="float" office:value="1339998" calcext:value-type="float">
              <text:p>1339998</text:p>
            </table:table-cell>
            <table:table-cell table:number-columns-repeated="1019"/>
          </table:table-row>
          <table:table-row-group table:display="false">
            <table:table-row table:style-name="ro1" table:visibility="collapse">
              <table:table-cell table:style-name="ce3" office:value-type="string" calcext:value-type="string">
                <text:p>Valle del Cauca</text:p>
              </table:table-cell>
              <table:table-cell table:style-name="ce5" office:value-type="float" office:value="2227642" calcext:value-type="float">
                <text:p>2.227.642</text:p>
              </table:table-cell>
              <table:table-cell table:style-name="ce5" office:value-type="float" office:value="2241491" calcext:value-type="float">
                <text:p>2.241.491</text:p>
              </table:table-cell>
              <table:table-cell table:style-name="ce5" office:value-type="float" office:value="2252616" calcext:value-type="float">
                <text:p>2.252.61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Valle del Cauca</text:p>
              </table:table-cell>
              <table:table-cell table:style-name="ce5" office:value-type="float" office:value="14062" calcext:value-type="float">
                <text:p>14.062</text:p>
              </table:table-cell>
              <table:table-cell table:style-name="ce5" office:value-type="float" office:value="14189" calcext:value-type="float">
                <text:p>14.189</text:p>
              </table:table-cell>
              <table:table-cell table:style-name="ce5" office:value-type="float" office:value="14295" calcext:value-type="float">
                <text:p>14.29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Valle del Cauca</text:p>
              </table:table-cell>
              <table:table-cell table:style-name="ce5" office:value-type="float" office:value="22436" calcext:value-type="float">
                <text:p>22.436</text:p>
              </table:table-cell>
              <table:table-cell table:style-name="ce5" office:value-type="float" office:value="22515" calcext:value-type="float">
                <text:p>22.515</text:p>
              </table:table-cell>
              <table:table-cell table:style-name="ce5" office:value-type="float" office:value="22594" calcext:value-type="float">
                <text:p>22.59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Valle del Cauca</text:p>
              </table:table-cell>
              <table:table-cell table:style-name="ce5" office:value-type="float" office:value="17448" calcext:value-type="float">
                <text:p>17.448</text:p>
              </table:table-cell>
              <table:table-cell table:style-name="ce5" office:value-type="float" office:value="17348" calcext:value-type="float">
                <text:p>17.348</text:p>
              </table:table-cell>
              <table:table-cell table:style-name="ce5" office:value-type="float" office:value="17316" calcext:value-type="float">
                <text:p>17.31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Valle del Cauca</text:p>
              </table:table-cell>
              <table:table-cell table:style-name="ce5" office:value-type="float" office:value="5397" calcext:value-type="float">
                <text:p>5.397</text:p>
              </table:table-cell>
              <table:table-cell table:style-name="ce5" office:value-type="float" office:value="5258" calcext:value-type="float">
                <text:p>5.258</text:p>
              </table:table-cell>
              <table:table-cell table:style-name="ce5" office:value-type="float" office:value="5177" calcext:value-type="float">
                <text:p>5.17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Valle del Cauca</text:p>
              </table:table-cell>
              <table:table-cell table:style-name="ce5" office:value-type="float" office:value="16021" calcext:value-type="float">
                <text:p>16.021</text:p>
              </table:table-cell>
              <table:table-cell table:style-name="ce5" office:value-type="float" office:value="15828" calcext:value-type="float">
                <text:p>15.828</text:p>
              </table:table-cell>
              <table:table-cell table:style-name="ce5" office:value-type="float" office:value="15714" calcext:value-type="float">
                <text:p>15.71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Valle del Cauca</text:p>
              </table:table-cell>
              <table:table-cell table:style-name="ce5" office:value-type="float" office:value="308188" calcext:value-type="float">
                <text:p>308.188</text:p>
              </table:table-cell>
              <table:table-cell table:style-name="ce5" office:value-type="float" office:value="310194" calcext:value-type="float">
                <text:p>310.194</text:p>
              </table:table-cell>
              <table:table-cell table:style-name="ce5" office:value-type="float" office:value="311827" calcext:value-type="float">
                <text:p>311.82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Valle del Cauca</text:p>
              </table:table-cell>
              <table:table-cell table:style-name="ce5" office:value-type="float" office:value="127545" calcext:value-type="float">
                <text:p>127.545</text:p>
              </table:table-cell>
              <table:table-cell table:style-name="ce5" office:value-type="float" office:value="128316" calcext:value-type="float">
                <text:p>128.316</text:p>
              </table:table-cell>
              <table:table-cell table:style-name="ce5" office:value-type="float" office:value="128945" calcext:value-type="float">
                <text:p>128.94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Valle del Cauca</text:p>
              </table:table-cell>
              <table:table-cell table:style-name="ce5" office:value-type="float" office:value="24318" calcext:value-type="float">
                <text:p>24.318</text:p>
              </table:table-cell>
              <table:table-cell table:style-name="ce5" office:value-type="float" office:value="24400" calcext:value-type="float">
                <text:p>24.400</text:p>
              </table:table-cell>
              <table:table-cell table:style-name="ce5" office:value-type="float" office:value="24465" calcext:value-type="float">
                <text:p>24.46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Valle del Cauca</text:p>
              </table:table-cell>
              <table:table-cell table:style-name="ce5" office:value-type="float" office:value="28825" calcext:value-type="float">
                <text:p>28.825</text:p>
              </table:table-cell>
              <table:table-cell table:style-name="ce5" office:value-type="float" office:value="28609" calcext:value-type="float">
                <text:p>28.609</text:p>
              </table:table-cell>
              <table:table-cell table:style-name="ce5" office:value-type="float" office:value="28521" calcext:value-type="float">
                <text:p>28.52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Valle del Cauca</text:p>
              </table:table-cell>
              <table:table-cell table:style-name="ce5" office:value-type="float" office:value="18054" calcext:value-type="float">
                <text:p>18.054</text:p>
              </table:table-cell>
              <table:table-cell table:style-name="ce5" office:value-type="float" office:value="18171" calcext:value-type="float">
                <text:p>18.171</text:p>
              </table:table-cell>
              <table:table-cell table:style-name="ce5" office:value-type="float" office:value="18266" calcext:value-type="float">
                <text:p>18.26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Valle del Cauca</text:p>
              </table:table-cell>
              <table:table-cell table:style-name="ce5" office:value-type="float" office:value="91825" calcext:value-type="float">
                <text:p>91.825</text:p>
              </table:table-cell>
              <table:table-cell table:style-name="ce5" office:value-type="float" office:value="93183" calcext:value-type="float">
                <text:p>93.183</text:p>
              </table:table-cell>
              <table:table-cell table:style-name="ce5" office:value-type="float" office:value="94211" calcext:value-type="float">
                <text:p>94.21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Valle del Cauca</text:p>
              </table:table-cell>
              <table:table-cell table:style-name="ce5" office:value-type="float" office:value="135729" calcext:value-type="float">
                <text:p>135.729</text:p>
              </table:table-cell>
              <table:table-cell table:style-name="ce5" office:value-type="float" office:value="136596" calcext:value-type="float">
                <text:p>136.596</text:p>
              </table:table-cell>
              <table:table-cell table:style-name="ce5" office:value-type="float" office:value="137302" calcext:value-type="float">
                <text:p>137.30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Valle del Cauca</text:p>
              </table:table-cell>
              <table:table-cell table:style-name="ce5" office:value-type="float" office:value="48443" calcext:value-type="float">
                <text:p>48.443</text:p>
              </table:table-cell>
              <table:table-cell table:style-name="ce5" office:value-type="float" office:value="48758" calcext:value-type="float">
                <text:p>48.758</text:p>
              </table:table-cell>
              <table:table-cell table:style-name="ce5" office:value-type="float" office:value="49015" calcext:value-type="float">
                <text:p>49.01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Valle del Cauca</text:p>
              </table:table-cell>
              <table:table-cell table:style-name="ce5" office:value-type="float" office:value="8909" calcext:value-type="float">
                <text:p>8.909</text:p>
              </table:table-cell>
              <table:table-cell table:style-name="ce5" office:value-type="float" office:value="8696" calcext:value-type="float">
                <text:p>8.696</text:p>
              </table:table-cell>
              <table:table-cell table:style-name="ce5" office:value-type="float" office:value="8562" calcext:value-type="float">
                <text:p>8.56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Valle del Cauca</text:p>
              </table:table-cell>
              <table:table-cell table:style-name="ce5" office:value-type="float" office:value="6845" calcext:value-type="float">
                <text:p>6.845</text:p>
              </table:table-cell>
              <table:table-cell table:style-name="ce5" office:value-type="float" office:value="6637" calcext:value-type="float">
                <text:p>6.637</text:p>
              </table:table-cell>
              <table:table-cell table:style-name="ce5" office:value-type="float" office:value="6506" calcext:value-type="float">
                <text:p>6.50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Valle del Cauca</text:p>
              </table:table-cell>
              <table:table-cell table:style-name="ce5" office:value-type="float" office:value="56470" calcext:value-type="float">
                <text:p>56.470</text:p>
              </table:table-cell>
              <table:table-cell table:style-name="ce5" office:value-type="float" office:value="56835" calcext:value-type="float">
                <text:p>56.835</text:p>
              </table:table-cell>
              <table:table-cell table:style-name="ce5" office:value-type="float" office:value="57133" calcext:value-type="float">
                <text:p>57.13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Valle del Cauca</text:p>
              </table:table-cell>
              <table:table-cell table:style-name="ce5" office:value-type="float" office:value="8886" calcext:value-type="float">
                <text:p>8.886</text:p>
              </table:table-cell>
              <table:table-cell table:style-name="ce5" office:value-type="float" office:value="8711" calcext:value-type="float">
                <text:p>8.711</text:p>
              </table:table-cell>
              <table:table-cell table:style-name="ce5" office:value-type="float" office:value="8616" calcext:value-type="float">
                <text:p>8.61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Valle del Cauca</text:p>
              </table:table-cell>
              <table:table-cell table:style-name="ce5" office:value-type="float" office:value="57374" calcext:value-type="float">
                <text:p>57.374</text:p>
              </table:table-cell>
              <table:table-cell table:style-name="ce5" office:value-type="float" office:value="57696" calcext:value-type="float">
                <text:p>57.696</text:p>
              </table:table-cell>
              <table:table-cell table:style-name="ce5" office:value-type="float" office:value="57961" calcext:value-type="float">
                <text:p>57.96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Valle del Cauca</text:p>
              </table:table-cell>
              <table:table-cell table:style-name="ce5" office:value-type="float" office:value="22741" calcext:value-type="float">
                <text:p>22.741</text:p>
              </table:table-cell>
              <table:table-cell table:style-name="ce5" office:value-type="float" office:value="22908" calcext:value-type="float">
                <text:p>22.908</text:p>
              </table:table-cell>
              <table:table-cell table:style-name="ce5" office:value-type="float" office:value="23046" calcext:value-type="float">
                <text:p>23.04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Valle del Cauca</text:p>
              </table:table-cell>
              <table:table-cell table:style-name="ce5" office:value-type="float" office:value="33191" calcext:value-type="float">
                <text:p>33.191</text:p>
              </table:table-cell>
              <table:table-cell table:style-name="ce5" office:value-type="float" office:value="33405" calcext:value-type="float">
                <text:p>33.405</text:p>
              </table:table-cell>
              <table:table-cell table:style-name="ce5" office:value-type="float" office:value="33578" calcext:value-type="float">
                <text:p>33.57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Valle del Cauca</text:p>
              </table:table-cell>
              <table:table-cell table:style-name="ce5" office:value-type="float" office:value="159877" calcext:value-type="float">
                <text:p>159.877</text:p>
              </table:table-cell>
              <table:table-cell table:style-name="ce5" office:value-type="float" office:value="164159" calcext:value-type="float">
                <text:p>164.159</text:p>
              </table:table-cell>
              <table:table-cell table:style-name="ce5" office:value-type="float" office:value="167147" calcext:value-type="float">
                <text:p>167.14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Valle del Cauca</text:p>
              </table:table-cell>
              <table:table-cell table:style-name="ce5" office:value-type="float" office:value="16316" calcext:value-type="float">
                <text:p>16.316</text:p>
              </table:table-cell>
              <table:table-cell table:style-name="ce5" office:value-type="float" office:value="16422" calcext:value-type="float">
                <text:p>16.422</text:p>
              </table:table-cell>
              <table:table-cell table:style-name="ce5" office:value-type="float" office:value="16509" calcext:value-type="float">
                <text:p>16.50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Valle del Cauca</text:p>
              </table:table-cell>
              <table:table-cell table:style-name="ce5" office:value-type="float" office:value="33953" calcext:value-type="float">
                <text:p>33.953</text:p>
              </table:table-cell>
              <table:table-cell table:style-name="ce5" office:value-type="float" office:value="34244" calcext:value-type="float">
                <text:p>34.244</text:p>
              </table:table-cell>
              <table:table-cell table:style-name="ce5" office:value-type="float" office:value="34493" calcext:value-type="float">
                <text:p>34.49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Valle del Cauca</text:p>
              </table:table-cell>
              <table:table-cell table:style-name="ce5" office:value-type="float" office:value="12174" calcext:value-type="float">
                <text:p>12.174</text:p>
              </table:table-cell>
              <table:table-cell table:style-name="ce5" office:value-type="float" office:value="11981" calcext:value-type="float">
                <text:p>11.981</text:p>
              </table:table-cell>
              <table:table-cell table:style-name="ce5" office:value-type="float" office:value="11867" calcext:value-type="float">
                <text:p>11.86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Valle del Cauca</text:p>
              </table:table-cell>
              <table:table-cell table:style-name="ce5" office:value-type="float" office:value="12312" calcext:value-type="float">
                <text:p>12.312</text:p>
              </table:table-cell>
              <table:table-cell table:style-name="ce5" office:value-type="float" office:value="12140" calcext:value-type="float">
                <text:p>12.140</text:p>
              </table:table-cell>
              <table:table-cell table:style-name="ce5" office:value-type="float" office:value="12042" calcext:value-type="float">
                <text:p>12.04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Valle del Cauca</text:p>
              </table:table-cell>
              <table:table-cell table:style-name="ce5" office:value-type="float" office:value="349294" calcext:value-type="float">
                <text:p>349.294</text:p>
              </table:table-cell>
              <table:table-cell table:style-name="ce5" office:value-type="float" office:value="352016" calcext:value-type="float">
                <text:p>352.016</text:p>
              </table:table-cell>
              <table:table-cell table:style-name="ce5" office:value-type="float" office:value="354285" calcext:value-type="float">
                <text:p>354.28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Valle del Cauca</text:p>
              </table:table-cell>
              <table:table-cell table:style-name="ce5" office:value-type="float" office:value="47615" calcext:value-type="float">
                <text:p>47.615</text:p>
              </table:table-cell>
              <table:table-cell table:style-name="ce5" office:value-type="float" office:value="47918" calcext:value-type="float">
                <text:p>47.918</text:p>
              </table:table-cell>
              <table:table-cell table:style-name="ce5" office:value-type="float" office:value="48165" calcext:value-type="float">
                <text:p>48.165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Valle del Cauca</text:p>
              </table:table-cell>
              <table:table-cell table:style-name="ce5" office:value-type="float" office:value="15307" calcext:value-type="float">
                <text:p>15.307</text:p>
              </table:table-cell>
              <table:table-cell table:style-name="ce5" office:value-type="float" office:value="15295" calcext:value-type="float">
                <text:p>15.295</text:p>
              </table:table-cell>
              <table:table-cell table:style-name="ce5" office:value-type="float" office:value="15304" calcext:value-type="float">
                <text:p>15.30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Valle del Cauca</text:p>
              </table:table-cell>
              <table:table-cell table:style-name="ce5" office:value-type="float" office:value="15554" calcext:value-type="float">
                <text:p>15.554</text:p>
              </table:table-cell>
              <table:table-cell table:style-name="ce5" office:value-type="float" office:value="15483" calcext:value-type="float">
                <text:p>15.483</text:p>
              </table:table-cell>
              <table:table-cell table:style-name="ce5" office:value-type="float" office:value="15463" calcext:value-type="float">
                <text:p>15.46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Valle del Cauca</text:p>
              </table:table-cell>
              <table:table-cell table:style-name="ce5" office:value-type="float" office:value="36797" calcext:value-type="float">
                <text:p>36.797</text:p>
              </table:table-cell>
              <table:table-cell table:style-name="ce5" office:value-type="float" office:value="36767" calcext:value-type="float">
                <text:p>36.767</text:p>
              </table:table-cell>
              <table:table-cell table:style-name="ce5" office:value-type="float" office:value="36786" calcext:value-type="float">
                <text:p>36.78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Valle del Cauca</text:p>
              </table:table-cell>
              <table:table-cell table:style-name="ce5" office:value-type="float" office:value="16942" calcext:value-type="float">
                <text:p>16.942</text:p>
              </table:table-cell>
              <table:table-cell table:style-name="ce5" office:value-type="float" office:value="17082" calcext:value-type="float">
                <text:p>17.082</text:p>
              </table:table-cell>
              <table:table-cell table:style-name="ce5" office:value-type="float" office:value="17201" calcext:value-type="float">
                <text:p>17.20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Valle del Cauca</text:p>
              </table:table-cell>
              <table:table-cell table:style-name="ce5" office:value-type="float" office:value="42133" calcext:value-type="float">
                <text:p>42.133</text:p>
              </table:table-cell>
              <table:table-cell table:style-name="ce5" office:value-type="float" office:value="41503" calcext:value-type="float">
                <text:p>41.503</text:p>
              </table:table-cell>
              <table:table-cell table:style-name="ce5" office:value-type="float" office:value="41153" calcext:value-type="float">
                <text:p>41.15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Valle del Cauca</text:p>
              </table:table-cell>
              <table:table-cell table:style-name="ce5" office:value-type="float" office:value="14612" calcext:value-type="float">
                <text:p>14.612</text:p>
              </table:table-cell>
              <table:table-cell table:style-name="ce5" office:value-type="float" office:value="14467" calcext:value-type="float">
                <text:p>14.467</text:p>
              </table:table-cell>
              <table:table-cell table:style-name="ce5" office:value-type="float" office:value="14389" calcext:value-type="float">
                <text:p>14.38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Valle del Cauca</text:p>
              </table:table-cell>
              <table:table-cell table:style-name="ce5" office:value-type="float" office:value="19226" calcext:value-type="float">
                <text:p>19.226</text:p>
              </table:table-cell>
              <table:table-cell table:style-name="ce5" office:value-type="float" office:value="19073" calcext:value-type="float">
                <text:p>19.073</text:p>
              </table:table-cell>
              <table:table-cell table:style-name="ce5" office:value-type="float" office:value="18982" calcext:value-type="float">
                <text:p>18.98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Valle del Cauca</text:p>
              </table:table-cell>
              <table:table-cell table:style-name="ce5" office:value-type="float" office:value="212685" calcext:value-type="float">
                <text:p>212.685</text:p>
              </table:table-cell>
              <table:table-cell table:style-name="ce5" office:value-type="float" office:value="215978" calcext:value-type="float">
                <text:p>215.978</text:p>
              </table:table-cell>
              <table:table-cell table:style-name="ce5" office:value-type="float" office:value="218812" calcext:value-type="float">
                <text:p>218.81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Valle del Cauca</text:p>
              </table:table-cell>
              <table:table-cell table:style-name="ce5" office:value-type="float" office:value="5465" calcext:value-type="float">
                <text:p>5.465</text:p>
              </table:table-cell>
              <table:table-cell table:style-name="ce5" office:value-type="float" office:value="5412" calcext:value-type="float">
                <text:p>5.412</text:p>
              </table:table-cell>
              <table:table-cell table:style-name="ce5" office:value-type="float" office:value="5381" calcext:value-type="float">
                <text:p>5.38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Valle del Cauca</text:p>
              </table:table-cell>
              <table:table-cell table:style-name="ce5" office:value-type="float" office:value="7263" calcext:value-type="float">
                <text:p>7.263</text:p>
              </table:table-cell>
              <table:table-cell table:style-name="ce5" office:value-type="float" office:value="7070" calcext:value-type="float">
                <text:p>7.070</text:p>
              </table:table-cell>
              <table:table-cell table:style-name="ce5" office:value-type="float" office:value="6950" calcext:value-type="float">
                <text:p>6.950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Valle del Cauca</text:p>
              </table:table-cell>
              <table:table-cell table:style-name="ce5" office:value-type="float" office:value="12734" calcext:value-type="float">
                <text:p>12.734</text:p>
              </table:table-cell>
              <table:table-cell table:style-name="ce5" office:value-type="float" office:value="12817" calcext:value-type="float">
                <text:p>12.817</text:p>
              </table:table-cell>
              <table:table-cell table:style-name="ce5" office:value-type="float" office:value="12884" calcext:value-type="float">
                <text:p>12.88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Valle del Cauca</text:p>
              </table:table-cell>
              <table:table-cell table:style-name="ce5" office:value-type="float" office:value="16019" calcext:value-type="float">
                <text:p>16.019</text:p>
              </table:table-cell>
              <table:table-cell table:style-name="ce5" office:value-type="float" office:value="16117" calcext:value-type="float">
                <text:p>16.117</text:p>
              </table:table-cell>
              <table:table-cell table:style-name="ce5" office:value-type="float" office:value="16197" calcext:value-type="float">
                <text:p>16.197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Valle del Cauca</text:p>
              </table:table-cell>
              <table:table-cell table:style-name="ce5" office:value-type="float" office:value="107334" calcext:value-type="float">
                <text:p>107.334</text:p>
              </table:table-cell>
              <table:table-cell table:style-name="ce5" office:value-type="float" office:value="108889" calcext:value-type="float">
                <text:p>108.889</text:p>
              </table:table-cell>
              <table:table-cell table:style-name="ce5" office:value-type="float" office:value="110069" calcext:value-type="float">
                <text:p>110.069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Valle del Cauca</text:p>
              </table:table-cell>
              <table:table-cell table:style-name="ce5" office:value-type="float" office:value="41925" calcext:value-type="float">
                <text:p>41.925</text:p>
              </table:table-cell>
              <table:table-cell table:style-name="ce5" office:value-type="float" office:value="42191" calcext:value-type="float">
                <text:p>42.191</text:p>
              </table:table-cell>
              <table:table-cell table:style-name="ce5" office:value-type="float" office:value="42407" calcext:value-type="float">
                <text:p>42.407</text:p>
              </table:table-cell>
              <table:table-cell table:number-columns-repeated="1019"/>
            </table:table-row>
          </table:table-row-group>
          <table:table-row table:style-name="ro1">
            <table:table-cell office:value-type="string" calcext:value-type="string">
              <text:p>Valle del Cauca Result</text:p>
            </table:table-cell>
            <table:table-cell table:formula="of:=SUBTOTAL(9;[$Municipios_2.$B$1102:$Municipios_2.$B$1143])" office:value-type="float" office:value="4475886" calcext:value-type="float">
              <text:p>4475886</text:p>
            </table:table-cell>
            <table:table-cell table:formula="of:=SUBTOTAL(9;[$Municipios_2.$C$1102:$Municipios_2.$C$1143])" office:value-type="float" office:value="4506768" calcext:value-type="float">
              <text:p>4506768</text:p>
            </table:table-cell>
            <table:table-cell table:formula="of:=SUBTOTAL(9;[$Municipios_2.$D$1102:$Municipios_2.$D$1143])" office:value-type="float" office:value="4532152" calcext:value-type="float">
              <text:p>4532152</text:p>
            </table:table-cell>
            <table:table-cell table:number-columns-repeated="1019"/>
          </table:table-row>
          <table:table-row-group table:display="false">
            <table:table-row table:style-name="ro1" table:visibility="collapse">
              <table:table-cell table:style-name="ce3" office:value-type="string" calcext:value-type="string">
                <text:p>Vaupés</text:p>
              </table:table-cell>
              <table:table-cell table:style-name="ce5" office:value-type="float" office:value="29850" calcext:value-type="float">
                <text:p>29.850</text:p>
              </table:table-cell>
              <table:table-cell table:style-name="ce5" office:value-type="float" office:value="31302" calcext:value-type="float">
                <text:p>31.302</text:p>
              </table:table-cell>
              <table:table-cell table:style-name="ce5" office:value-type="float" office:value="32793" calcext:value-type="float">
                <text:p>32.79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Vaupés</text:p>
              </table:table-cell>
              <table:table-cell table:style-name="ce5" office:value-type="float" office:value="2915" calcext:value-type="float">
                <text:p>2.915</text:p>
              </table:table-cell>
              <table:table-cell table:style-name="ce5" office:value-type="float" office:value="3056" calcext:value-type="float">
                <text:p>3.056</text:p>
              </table:table-cell>
              <table:table-cell table:style-name="ce5" office:value-type="float" office:value="3201" calcext:value-type="float">
                <text:p>3.201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Vaupés</text:p>
              </table:table-cell>
              <table:table-cell table:style-name="ce5" office:value-type="float" office:value="4042" calcext:value-type="float">
                <text:p>4.042</text:p>
              </table:table-cell>
              <table:table-cell table:style-name="ce5" office:value-type="float" office:value="4229" calcext:value-type="float">
                <text:p>4.229</text:p>
              </table:table-cell>
              <table:table-cell table:style-name="ce5" office:value-type="float" office:value="4422" calcext:value-type="float">
                <text:p>4.422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Vaupés</text:p>
              </table:table-cell>
              <table:table-cell table:style-name="ce5" office:value-type="float" office:value="2215" calcext:value-type="float">
                <text:p>2.215</text:p>
              </table:table-cell>
              <table:table-cell table:style-name="ce5" office:value-type="float" office:value="2318" calcext:value-type="float">
                <text:p>2.318</text:p>
              </table:table-cell>
              <table:table-cell table:style-name="ce5" office:value-type="float" office:value="2423" calcext:value-type="float">
                <text:p>2.42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Vaupés</text:p>
              </table:table-cell>
              <table:table-cell table:style-name="ce5" office:value-type="float" office:value="727" calcext:value-type="float">
                <text:p>727</text:p>
              </table:table-cell>
              <table:table-cell table:style-name="ce5" office:value-type="float" office:value="749" calcext:value-type="float">
                <text:p>749</text:p>
              </table:table-cell>
              <table:table-cell table:style-name="ce5" office:value-type="float" office:value="776" calcext:value-type="float">
                <text:p>776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Vaupés</text:p>
              </table:table-cell>
              <table:table-cell table:style-name="ce5" office:value-type="float" office:value="1048" calcext:value-type="float">
                <text:p>1.048</text:p>
              </table:table-cell>
              <table:table-cell table:style-name="ce5" office:value-type="float" office:value="1067" calcext:value-type="float">
                <text:p>1.067</text:p>
              </table:table-cell>
              <table:table-cell table:style-name="ce5" office:value-type="float" office:value="1097" calcext:value-type="float">
                <text:p>1.097</text:p>
              </table:table-cell>
              <table:table-cell table:number-columns-repeated="1019"/>
            </table:table-row>
          </table:table-row-group>
          <table:table-row table:style-name="ro1">
            <table:table-cell office:value-type="string" calcext:value-type="string">
              <text:p>Vaupés Result</text:p>
            </table:table-cell>
            <table:table-cell table:formula="of:=SUBTOTAL(9;[$Municipios_2.$B$1145:$Municipios_2.$B$1150])" office:value-type="float" office:value="40797" calcext:value-type="float">
              <text:p>40797</text:p>
            </table:table-cell>
            <table:table-cell table:formula="of:=SUBTOTAL(9;[$Municipios_2.$C$1145:$Municipios_2.$C$1150])" office:value-type="float" office:value="42721" calcext:value-type="float">
              <text:p>42721</text:p>
            </table:table-cell>
            <table:table-cell table:formula="of:=SUBTOTAL(9;[$Municipios_2.$D$1145:$Municipios_2.$D$1150])" office:value-type="float" office:value="44712" calcext:value-type="float">
              <text:p>44712</text:p>
            </table:table-cell>
            <table:table-cell table:number-columns-repeated="1019"/>
          </table:table-row>
          <table:table-row-group table:display="false">
            <table:table-row table:style-name="ro1" table:visibility="collapse">
              <table:table-cell table:style-name="ce3" office:value-type="string" calcext:value-type="string">
                <text:p>Vichada</text:p>
              </table:table-cell>
              <table:table-cell table:style-name="ce5" office:value-type="float" office:value="20936" calcext:value-type="float">
                <text:p>20.936</text:p>
              </table:table-cell>
              <table:table-cell table:style-name="ce5" office:value-type="float" office:value="20474" calcext:value-type="float">
                <text:p>20.474</text:p>
              </table:table-cell>
              <table:table-cell table:style-name="ce5" office:value-type="float" office:value="20294" calcext:value-type="float">
                <text:p>20.294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Vichada</text:p>
              </table:table-cell>
              <table:table-cell table:style-name="ce5" office:value-type="float" office:value="10122" calcext:value-type="float">
                <text:p>10.122</text:p>
              </table:table-cell>
              <table:table-cell table:style-name="ce5" office:value-type="float" office:value="9799" calcext:value-type="float">
                <text:p>9.799</text:p>
              </table:table-cell>
              <table:table-cell table:style-name="ce5" office:value-type="float" office:value="9608" calcext:value-type="float">
                <text:p>9.608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Vichada</text:p>
              </table:table-cell>
              <table:table-cell table:style-name="ce5" office:value-type="float" office:value="4059" calcext:value-type="float">
                <text:p>4.059</text:p>
              </table:table-cell>
              <table:table-cell table:style-name="ce5" office:value-type="float" office:value="4130" calcext:value-type="float">
                <text:p>4.130</text:p>
              </table:table-cell>
              <table:table-cell table:style-name="ce5" office:value-type="float" office:value="4193" calcext:value-type="float">
                <text:p>4.193</text:p>
              </table:table-cell>
              <table:table-cell table:number-columns-repeated="1019"/>
            </table:table-row>
            <table:table-row table:style-name="ro1" table:visibility="collapse">
              <table:table-cell table:style-name="ce3" office:value-type="string" calcext:value-type="string">
                <text:p>Vichada</text:p>
              </table:table-cell>
              <table:table-cell table:style-name="ce5" office:value-type="float" office:value="72691" calcext:value-type="float">
                <text:p>72.691</text:p>
              </table:table-cell>
              <table:table-cell table:style-name="ce5" office:value-type="float" office:value="76196" calcext:value-type="float">
                <text:p>76.196</text:p>
              </table:table-cell>
              <table:table-cell table:style-name="ce5" office:value-type="float" office:value="78863" calcext:value-type="float">
                <text:p>78.863</text:p>
              </table:table-cell>
              <table:table-cell table:number-columns-repeated="1019"/>
            </table:table-row>
          </table:table-row-group>
        </table:table-row-group>
        <table:table-row table:style-name="ro1">
          <table:table-cell office:value-type="string" calcext:value-type="string">
            <text:p>Vichada Result</text:p>
          </table:table-cell>
          <table:table-cell table:formula="of:=SUBTOTAL(9;[$Municipios_2.$B$1152:$Municipios_2.$B$1155])" office:value-type="float" office:value="107808" calcext:value-type="float">
            <text:p>107808</text:p>
          </table:table-cell>
          <table:table-cell table:formula="of:=SUBTOTAL(9;[$Municipios_2.$C$1152:$Municipios_2.$C$1155])" office:value-type="float" office:value="110599" calcext:value-type="float">
            <text:p>110599</text:p>
          </table:table-cell>
          <table:table-cell table:formula="of:=SUBTOTAL(9;[$Municipios_2.$D$1152:$Municipios_2.$D$1155])" office:value-type="float" office:value="112958" calcext:value-type="float">
            <text:p>1129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nd Sum</text:p>
          </table:table-cell>
          <table:table-cell table:formula="of:=SUBTOTAL(9;[$Municipios_2.$B$2:$Municipios_2.$B$1155])" office:value-type="float" office:value="48258494" calcext:value-type="float">
            <text:p>48258494</text:p>
          </table:table-cell>
          <table:table-cell table:formula="of:=SUBTOTAL(9;[$Municipios_2.$C$2:$Municipios_2.$C$1155])" office:value-type="float" office:value="49395678" calcext:value-type="float">
            <text:p>49395678</text:p>
          </table:table-cell>
          <table:table-cell table:formula="of:=SUBTOTAL(9;[$Municipios_2.$D$2:$Municipios_2.$D$1155])" office:value-type="float" office:value="50372424" calcext:value-type="float">
            <text:p>50372424</text:p>
          </table:table-cell>
          <table:table-cell table:number-columns-repeated="1019"/>
        </table:table-row>
        <table:table-row table:style-name="ro1">
          <table:table-cell table:style-name="Default" table:number-columns-repeated="4"/>
          <table:table-cell table:number-columns-repeated="1019"/>
        </table:table-row>
        <table:table-row table:style-name="ro1" table:number-rows-repeated="104741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Municipios" table:style-name="ta2">
        <office:forms form:automatic-focus="false" form:apply-design-mode="false"/>
        <table:table-column table:style-name="co6" table:number-columns-repeated="2" table:default-cell-style-name="ce4"/>
        <table:table-column table:style-name="co4" table:number-columns-repeated="3" table:default-cell-style-name="ce4"/>
        <table:table-column table:style-name="co5" table:number-columns-repeated="252" table:default-cell-style-name="ce4"/>
        <table:table-column table:style-name="co5" table:number-columns-repeated="767" table:default-cell-style-name="Default"/>
        <table:table-row table:style-name="ro2">
          <table:table-cell table:style-name="ce1" office:value-type="string" calcext:value-type="string">
            <text:p>Dpto</text:p>
          </table:table-cell>
          <table:table-cell table:style-name="ce1" office:value-type="string" calcext:value-type="string">
            <text:p>Municipio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020" calcext:value-type="float">
            <text:p>2020</text:p>
          </table:table-cell>
          <table:table-cell table:style-name="ce6" table:number-columns-repeated="1019"/>
        </table:table-row>
        <table:table-row table:style-name="ro3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Medellín</text:p>
          </table:table-cell>
          <table:table-cell table:style-name="ce5" office:value-type="float" office:value="2427129" calcext:value-type="float">
            <text:p>2.427.129</text:p>
          </table:table-cell>
          <table:table-cell table:style-name="ce5" office:value-type="float" office:value="2483545" calcext:value-type="float">
            <text:p>2.483.545</text:p>
          </table:table-cell>
          <table:table-cell table:style-name="ce5" office:value-type="float" office:value="2533424" calcext:value-type="float">
            <text:p>2.533.424</text:p>
          </table:table-cell>
          <table:table-cell table:style-name="ce6" table:number-columns-repeated="1019"/>
        </table:table-row>
        <table:table-row table:style-name="ro3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Abejorral</text:p>
          </table:table-cell>
          <table:table-cell table:style-name="ce5" office:value-type="float" office:value="20367" calcext:value-type="float">
            <text:p>20.367</text:p>
          </table:table-cell>
          <table:table-cell table:style-name="ce5" office:value-type="float" office:value="20258" calcext:value-type="float">
            <text:p>20.258</text:p>
          </table:table-cell>
          <table:table-cell table:style-name="ce5" office:value-type="float" office:value="20287" calcext:value-type="float">
            <text:p>20.287</text:p>
          </table:table-cell>
          <table:table-cell table:style-name="ce6" table:number-columns-repeated="1019"/>
        </table:table-row>
        <table:table-row table:style-name="ro3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Abriaquí</text:p>
          </table:table-cell>
          <table:table-cell table:style-name="ce5" office:value-type="float" office:value="2695" calcext:value-type="float">
            <text:p>2.695</text:p>
          </table:table-cell>
          <table:table-cell table:style-name="ce5" office:value-type="float" office:value="2710" calcext:value-type="float">
            <text:p>2.710</text:p>
          </table:table-cell>
          <table:table-cell table:style-name="ce5" office:value-type="float" office:value="2735" calcext:value-type="float">
            <text:p>2.735</text:p>
          </table:table-cell>
          <table:table-cell table:style-name="ce6" table:number-columns-repeated="1019"/>
        </table:table-row>
        <table:table-row table:style-name="ro3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Alejandría</text:p>
          </table:table-cell>
          <table:table-cell table:style-name="ce5" office:value-type="float" office:value="4657" calcext:value-type="float">
            <text:p>4.657</text:p>
          </table:table-cell>
          <table:table-cell table:style-name="ce5" office:value-type="float" office:value="4669" calcext:value-type="float">
            <text:p>4.669</text:p>
          </table:table-cell>
          <table:table-cell table:style-name="ce5" office:value-type="float" office:value="4698" calcext:value-type="float">
            <text:p>4.698</text:p>
          </table:table-cell>
          <table:table-cell table:style-name="ce6" table:number-columns-repeated="1019"/>
        </table:table-row>
        <table:table-row table:style-name="ro3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Amagá</text:p>
          </table:table-cell>
          <table:table-cell table:style-name="ce5" office:value-type="float" office:value="30227" calcext:value-type="float">
            <text:p>30.227</text:p>
          </table:table-cell>
          <table:table-cell table:style-name="ce5" office:value-type="float" office:value="30777" calcext:value-type="float">
            <text:p>30.777</text:p>
          </table:table-cell>
          <table:table-cell table:style-name="ce5" office:value-type="float" office:value="31283" calcext:value-type="float">
            <text:p>31.283</text:p>
          </table:table-cell>
          <table:table-cell table:style-name="ce6" table:number-columns-repeated="1019"/>
        </table:table-row>
        <table:table-row table:style-name="ro3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Amalfi</text:p>
          </table:table-cell>
          <table:table-cell table:style-name="ce5" office:value-type="float" office:value="25962" calcext:value-type="float">
            <text:p>25.962</text:p>
          </table:table-cell>
          <table:table-cell table:style-name="ce5" office:value-type="float" office:value="26552" calcext:value-type="float">
            <text:p>26.552</text:p>
          </table:table-cell>
          <table:table-cell table:style-name="ce5" office:value-type="float" office:value="27071" calcext:value-type="float">
            <text:p>27.071</text:p>
          </table:table-cell>
          <table:table-cell table:style-name="ce6" table:number-columns-repeated="1019"/>
        </table:table-row>
        <table:table-row table:style-name="ro3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Andes</text:p>
          </table:table-cell>
          <table:table-cell table:style-name="ce5" office:value-type="float" office:value="43269" calcext:value-type="float">
            <text:p>43.269</text:p>
          </table:table-cell>
          <table:table-cell table:style-name="ce5" office:value-type="float" office:value="43713" calcext:value-type="float">
            <text:p>43.713</text:p>
          </table:table-cell>
          <table:table-cell table:style-name="ce5" office:value-type="float" office:value="44199" calcext:value-type="float">
            <text:p>44.199</text:p>
          </table:table-cell>
          <table:table-cell table:style-name="ce6" table:number-columns-repeated="1019"/>
        </table:table-row>
        <table:table-row table:style-name="ro3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Angelópolis</text:p>
          </table:table-cell>
          <table:table-cell table:style-name="ce5" office:value-type="float" office:value="5756" calcext:value-type="float">
            <text:p>5.756</text:p>
          </table:table-cell>
          <table:table-cell table:style-name="ce5" office:value-type="float" office:value="5790" calcext:value-type="float">
            <text:p>5.790</text:p>
          </table:table-cell>
          <table:table-cell table:style-name="ce5" office:value-type="float" office:value="5841" calcext:value-type="float">
            <text:p>5.841</text:p>
          </table:table-cell>
          <table:table-cell table:style-name="ce6" table:number-columns-repeated="1019"/>
        </table:table-row>
        <table:table-row table:style-name="ro3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Angostura</text:p>
          </table:table-cell>
          <table:table-cell table:style-name="ce5" office:value-type="float" office:value="11437" calcext:value-type="float">
            <text:p>11.437</text:p>
          </table:table-cell>
          <table:table-cell table:style-name="ce5" office:value-type="float" office:value="11462" calcext:value-type="float">
            <text:p>11.462</text:p>
          </table:table-cell>
          <table:table-cell table:style-name="ce5" office:value-type="float" office:value="11536" calcext:value-type="float">
            <text:p>11.536</text:p>
          </table:table-cell>
          <table:table-cell table:style-name="ce6" table:number-columns-repeated="1019"/>
        </table:table-row>
        <table:table-row table:style-name="ro3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Anorí</text:p>
          </table:table-cell>
          <table:table-cell table:style-name="ce5" office:value-type="float" office:value="18321" calcext:value-type="float">
            <text:p>18.321</text:p>
          </table:table-cell>
          <table:table-cell table:style-name="ce5" office:value-type="float" office:value="18737" calcext:value-type="float">
            <text:p>18.737</text:p>
          </table:table-cell>
          <table:table-cell table:style-name="ce5" office:value-type="float" office:value="19104" calcext:value-type="float">
            <text:p>19.104</text:p>
          </table:table-cell>
          <table:table-cell table:style-name="ce6" table:number-columns-repeated="1019"/>
        </table:table-row>
        <table:table-row table:style-name="ro3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Santa Fé de Antioquia</text:p>
          </table:table-cell>
          <table:table-cell table:style-name="ce5" office:value-type="float" office:value="26164" calcext:value-type="float">
            <text:p>26.164</text:p>
          </table:table-cell>
          <table:table-cell table:style-name="ce5" office:value-type="float" office:value="26598" calcext:value-type="float">
            <text:p>26.598</text:p>
          </table:table-cell>
          <table:table-cell table:style-name="ce5" office:value-type="float" office:value="27002" calcext:value-type="float">
            <text:p>27.002</text:p>
          </table:table-cell>
          <table:table-cell table:style-name="ce6" table:number-columns-repeated="1019"/>
        </table:table-row>
        <table:table-row table:style-name="ro3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Anzá</text:p>
          </table:table-cell>
          <table:table-cell table:style-name="ce5" office:value-type="float" office:value="7010" calcext:value-type="float">
            <text:p>7.010</text:p>
          </table:table-cell>
          <table:table-cell table:style-name="ce5" office:value-type="float" office:value="7085" calcext:value-type="float">
            <text:p>7.085</text:p>
          </table:table-cell>
          <table:table-cell table:style-name="ce5" office:value-type="float" office:value="7169" calcext:value-type="float">
            <text:p>7.169</text:p>
          </table:table-cell>
          <table:table-cell table:style-name="ce6" table:number-columns-repeated="1019"/>
        </table:table-row>
        <table:table-row table:style-name="ro3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Apartadó</text:p>
          </table:table-cell>
          <table:table-cell table:style-name="ce5" office:value-type="float" office:value="121003" calcext:value-type="float">
            <text:p>121.003</text:p>
          </table:table-cell>
          <table:table-cell table:style-name="ce5" office:value-type="float" office:value="124647" calcext:value-type="float">
            <text:p>124.647</text:p>
          </table:table-cell>
          <table:table-cell table:style-name="ce5" office:value-type="float" office:value="127744" calcext:value-type="float">
            <text:p>127.744</text:p>
          </table:table-cell>
          <table:table-cell table:style-name="ce6" table:number-columns-repeated="1019"/>
        </table:table-row>
        <table:table-row table:style-name="ro3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Arboletes</text:p>
          </table:table-cell>
          <table:table-cell table:style-name="ce5" office:value-type="float" office:value="29295" calcext:value-type="float">
            <text:p>29.295</text:p>
          </table:table-cell>
          <table:table-cell table:style-name="ce5" office:value-type="float" office:value="29942" calcext:value-type="float">
            <text:p>29.942</text:p>
          </table:table-cell>
          <table:table-cell table:style-name="ce5" office:value-type="float" office:value="30510" calcext:value-type="float">
            <text:p>30.510</text:p>
          </table:table-cell>
          <table:table-cell table:style-name="ce6" table:number-columns-repeated="1019"/>
        </table:table-row>
        <table:table-row table:style-name="ro3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Argelia</text:p>
          </table:table-cell>
          <table:table-cell table:style-name="ce5" office:value-type="float" office:value="7689" calcext:value-type="float">
            <text:p>7.689</text:p>
          </table:table-cell>
          <table:table-cell table:style-name="ce5" office:value-type="float" office:value="7577" calcext:value-type="float">
            <text:p>7.577</text:p>
          </table:table-cell>
          <table:table-cell table:style-name="ce5" office:value-type="float" office:value="7545" calcext:value-type="float">
            <text:p>7.545</text:p>
          </table:table-cell>
          <table:table-cell table:style-name="ce6" table:number-columns-repeated="1019"/>
        </table:table-row>
        <table:table-row table:style-name="ro3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Armenia</text:p>
          </table:table-cell>
          <table:table-cell table:style-name="ce5" office:value-type="float" office:value="5139" calcext:value-type="float">
            <text:p>5.139</text:p>
          </table:table-cell>
          <table:table-cell table:style-name="ce5" office:value-type="float" office:value="5085" calcext:value-type="float">
            <text:p>5.085</text:p>
          </table:table-cell>
          <table:table-cell table:style-name="ce5" office:value-type="float" office:value="5074" calcext:value-type="float">
            <text:p>5.074</text:p>
          </table:table-cell>
          <table:table-cell table:style-name="ce6" table:number-columns-repeated="1019"/>
        </table:table-row>
        <table:table-row table:style-name="ro3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Barbosa</text:p>
          </table:table-cell>
          <table:table-cell table:style-name="ce5" office:value-type="float" office:value="51969" calcext:value-type="float">
            <text:p>51.969</text:p>
          </table:table-cell>
          <table:table-cell table:style-name="ce5" office:value-type="float" office:value="53242" calcext:value-type="float">
            <text:p>53.242</text:p>
          </table:table-cell>
          <table:table-cell table:style-name="ce5" office:value-type="float" office:value="54347" calcext:value-type="float">
            <text:p>54.347</text:p>
          </table:table-cell>
          <table:table-cell table:style-name="ce7"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Belmira</text:p>
          </table:table-cell>
          <table:table-cell table:style-name="ce5" office:value-type="float" office:value="6000" calcext:value-type="float">
            <text:p>6.000</text:p>
          </table:table-cell>
          <table:table-cell table:style-name="ce5" office:value-type="float" office:value="6054" calcext:value-type="float">
            <text:p>6.054</text:p>
          </table:table-cell>
          <table:table-cell table:style-name="ce5" office:value-type="float" office:value="6116" calcext:value-type="float">
            <text:p>6.11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Bello</text:p>
          </table:table-cell>
          <table:table-cell table:style-name="ce5" office:value-type="float" office:value="522264" calcext:value-type="float">
            <text:p>522.264</text:p>
          </table:table-cell>
          <table:table-cell table:style-name="ce5" office:value-type="float" office:value="538527" calcext:value-type="float">
            <text:p>538.527</text:p>
          </table:table-cell>
          <table:table-cell table:style-name="ce5" office:value-type="float" office:value="552154" calcext:value-type="float">
            <text:p>552.15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Betania</text:p>
          </table:table-cell>
          <table:table-cell table:style-name="ce5" office:value-type="float" office:value="10323" calcext:value-type="float">
            <text:p>10.323</text:p>
          </table:table-cell>
          <table:table-cell table:style-name="ce5" office:value-type="float" office:value="10274" calcext:value-type="float">
            <text:p>10.274</text:p>
          </table:table-cell>
          <table:table-cell table:style-name="ce5" office:value-type="float" office:value="10284" calcext:value-type="float">
            <text:p>10.28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Betulia</text:p>
          </table:table-cell>
          <table:table-cell table:style-name="ce5" office:value-type="float" office:value="15607" calcext:value-type="float">
            <text:p>15.607</text:p>
          </table:table-cell>
          <table:table-cell table:style-name="ce5" office:value-type="float" office:value="15736" calcext:value-type="float">
            <text:p>15.736</text:p>
          </table:table-cell>
          <table:table-cell table:style-name="ce5" office:value-type="float" office:value="15896" calcext:value-type="float">
            <text:p>15.89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Ciudad Bolívar</text:p>
          </table:table-cell>
          <table:table-cell table:style-name="ce5" office:value-type="float" office:value="26118" calcext:value-type="float">
            <text:p>26.118</text:p>
          </table:table-cell>
          <table:table-cell table:style-name="ce5" office:value-type="float" office:value="26160" calcext:value-type="float">
            <text:p>26.160</text:p>
          </table:table-cell>
          <table:table-cell table:style-name="ce5" office:value-type="float" office:value="26313" calcext:value-type="float">
            <text:p>26.31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Briceño</text:p>
          </table:table-cell>
          <table:table-cell table:style-name="ce5" office:value-type="float" office:value="8039" calcext:value-type="float">
            <text:p>8.039</text:p>
          </table:table-cell>
          <table:table-cell table:style-name="ce5" office:value-type="float" office:value="8065" calcext:value-type="float">
            <text:p>8.065</text:p>
          </table:table-cell>
          <table:table-cell table:style-name="ce5" office:value-type="float" office:value="8120" calcext:value-type="float">
            <text:p>8.12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Buriticá</text:p>
          </table:table-cell>
          <table:table-cell table:style-name="ce5" office:value-type="float" office:value="9354" calcext:value-type="float">
            <text:p>9.354</text:p>
          </table:table-cell>
          <table:table-cell table:style-name="ce5" office:value-type="float" office:value="9502" calcext:value-type="float">
            <text:p>9.502</text:p>
          </table:table-cell>
          <table:table-cell table:style-name="ce5" office:value-type="float" office:value="9634" calcext:value-type="float">
            <text:p>9.63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Cáceres</text:p>
          </table:table-cell>
          <table:table-cell table:style-name="ce5" office:value-type="float" office:value="28996" calcext:value-type="float">
            <text:p>28.996</text:p>
          </table:table-cell>
          <table:table-cell table:style-name="ce5" office:value-type="float" office:value="29716" calcext:value-type="float">
            <text:p>29.716</text:p>
          </table:table-cell>
          <table:table-cell table:style-name="ce5" office:value-type="float" office:value="30356" calcext:value-type="float">
            <text:p>30.35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Caicedo</text:p>
          </table:table-cell>
          <table:table-cell table:style-name="ce5" office:value-type="float" office:value="8297" calcext:value-type="float">
            <text:p>8.297</text:p>
          </table:table-cell>
          <table:table-cell table:style-name="ce5" office:value-type="float" office:value="8420" calcext:value-type="float">
            <text:p>8.420</text:p>
          </table:table-cell>
          <table:table-cell table:style-name="ce5" office:value-type="float" office:value="8536" calcext:value-type="float">
            <text:p>8.53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Caldas</text:p>
          </table:table-cell>
          <table:table-cell table:style-name="ce5" office:value-type="float" office:value="79638" calcext:value-type="float">
            <text:p>79.638</text:p>
          </table:table-cell>
          <table:table-cell table:style-name="ce5" office:value-type="float" office:value="81658" calcext:value-type="float">
            <text:p>81.658</text:p>
          </table:table-cell>
          <table:table-cell table:style-name="ce5" office:value-type="float" office:value="83423" calcext:value-type="float">
            <text:p>83.42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Campamento</text:p>
          </table:table-cell>
          <table:table-cell table:style-name="ce5" office:value-type="float" office:value="9203" calcext:value-type="float">
            <text:p>9.203</text:p>
          </table:table-cell>
          <table:table-cell table:style-name="ce5" office:value-type="float" office:value="9202" calcext:value-type="float">
            <text:p>9.202</text:p>
          </table:table-cell>
          <table:table-cell table:style-name="ce5" office:value-type="float" office:value="9243" calcext:value-type="float">
            <text:p>9.24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Cañasgordas</text:p>
          </table:table-cell>
          <table:table-cell table:style-name="ce5" office:value-type="float" office:value="15523" calcext:value-type="float">
            <text:p>15.523</text:p>
          </table:table-cell>
          <table:table-cell table:style-name="ce5" office:value-type="float" office:value="15490" calcext:value-type="float">
            <text:p>15.490</text:p>
          </table:table-cell>
          <table:table-cell table:style-name="ce5" office:value-type="float" office:value="15552" calcext:value-type="float">
            <text:p>15.55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Caracolí</text:p>
          </table:table-cell>
          <table:table-cell table:style-name="ce5" office:value-type="float" office:value="4582" calcext:value-type="float">
            <text:p>4.582</text:p>
          </table:table-cell>
          <table:table-cell table:style-name="ce5" office:value-type="float" office:value="4537" calcext:value-type="float">
            <text:p>4.537</text:p>
          </table:table-cell>
          <table:table-cell table:style-name="ce5" office:value-type="float" office:value="4532" calcext:value-type="float">
            <text:p>4.53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Caramanta</text:p>
          </table:table-cell>
          <table:table-cell table:style-name="ce5" office:value-type="float" office:value="4743" calcext:value-type="float">
            <text:p>4.743</text:p>
          </table:table-cell>
          <table:table-cell table:style-name="ce5" office:value-type="float" office:value="4670" calcext:value-type="float">
            <text:p>4.670</text:p>
          </table:table-cell>
          <table:table-cell table:style-name="ce5" office:value-type="float" office:value="4648" calcext:value-type="float">
            <text:p>4.64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Carepa</text:p>
          </table:table-cell>
          <table:table-cell table:style-name="ce5" office:value-type="float" office:value="47932" calcext:value-type="float">
            <text:p>47.932</text:p>
          </table:table-cell>
          <table:table-cell table:style-name="ce5" office:value-type="float" office:value="49659" calcext:value-type="float">
            <text:p>49.659</text:p>
          </table:table-cell>
          <table:table-cell table:style-name="ce5" office:value-type="float" office:value="51143" calcext:value-type="float">
            <text:p>51.14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El Carmen de Viboral</text:p>
          </table:table-cell>
          <table:table-cell table:style-name="ce5" office:value-type="float" office:value="59416" calcext:value-type="float">
            <text:p>59.416</text:p>
          </table:table-cell>
          <table:table-cell table:style-name="ce5" office:value-type="float" office:value="61122" calcext:value-type="float">
            <text:p>61.122</text:p>
          </table:table-cell>
          <table:table-cell table:style-name="ce5" office:value-type="float" office:value="62581" calcext:value-type="float">
            <text:p>62.58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Carolina</text:p>
          </table:table-cell>
          <table:table-cell table:number-columns-repeated="2" table:style-name="ce5" office:value-type="float" office:value="3954" calcext:value-type="float">
            <text:p>3.954</text:p>
          </table:table-cell>
          <table:table-cell table:style-name="ce5" office:value-type="float" office:value="3972" calcext:value-type="float">
            <text:p>3.97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Caucasia</text:p>
          </table:table-cell>
          <table:table-cell table:style-name="ce5" office:value-type="float" office:value="90213" calcext:value-type="float">
            <text:p>90.213</text:p>
          </table:table-cell>
          <table:table-cell table:style-name="ce5" office:value-type="float" office:value="93044" calcext:value-type="float">
            <text:p>93.044</text:p>
          </table:table-cell>
          <table:table-cell table:style-name="ce5" office:value-type="float" office:value="95427" calcext:value-type="float">
            <text:p>95.42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Chigorodó</text:p>
          </table:table-cell>
          <table:table-cell table:style-name="ce5" office:value-type="float" office:value="57375" calcext:value-type="float">
            <text:p>57.375</text:p>
          </table:table-cell>
          <table:table-cell table:style-name="ce5" office:value-type="float" office:value="58684" calcext:value-type="float">
            <text:p>58.684</text:p>
          </table:table-cell>
          <table:table-cell table:style-name="ce5" office:value-type="float" office:value="59836" calcext:value-type="float">
            <text:p>59.83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Cisneros</text:p>
          </table:table-cell>
          <table:table-cell table:style-name="ce5" office:value-type="float" office:value="9775" calcext:value-type="float">
            <text:p>9.775</text:p>
          </table:table-cell>
          <table:table-cell table:style-name="ce5" office:value-type="float" office:value="9844" calcext:value-type="float">
            <text:p>9.844</text:p>
          </table:table-cell>
          <table:table-cell table:style-name="ce5" office:value-type="float" office:value="9936" calcext:value-type="float">
            <text:p>9.93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Cocorná</text:p>
          </table:table-cell>
          <table:table-cell table:style-name="ce5" office:value-type="float" office:value="15444" calcext:value-type="float">
            <text:p>15.444</text:p>
          </table:table-cell>
          <table:table-cell table:style-name="ce5" office:value-type="float" office:value="15042" calcext:value-type="float">
            <text:p>15.042</text:p>
          </table:table-cell>
          <table:table-cell table:style-name="ce5" office:value-type="float" office:value="14833" calcext:value-type="float">
            <text:p>14.83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Concepción</text:p>
          </table:table-cell>
          <table:table-cell table:style-name="ce5" office:value-type="float" office:value="4797" calcext:value-type="float">
            <text:p>4.797</text:p>
          </table:table-cell>
          <table:table-cell table:style-name="ce5" office:value-type="float" office:value="4760" calcext:value-type="float">
            <text:p>4.760</text:p>
          </table:table-cell>
          <table:table-cell table:style-name="ce5" office:value-type="float" office:value="4758" calcext:value-type="float">
            <text:p>4.75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Concordia</text:p>
          </table:table-cell>
          <table:table-cell table:style-name="ce5" office:value-type="float" office:value="21377" calcext:value-type="float">
            <text:p>21.377</text:p>
          </table:table-cell>
          <table:table-cell table:style-name="ce5" office:value-type="float" office:value="21504" calcext:value-type="float">
            <text:p>21.504</text:p>
          </table:table-cell>
          <table:table-cell table:style-name="ce5" office:value-type="float" office:value="21688" calcext:value-type="float">
            <text:p>21.68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Copacabana</text:p>
          </table:table-cell>
          <table:table-cell table:style-name="ce5" office:value-type="float" office:value="77884" calcext:value-type="float">
            <text:p>77.884</text:p>
          </table:table-cell>
          <table:table-cell table:style-name="ce5" office:value-type="float" office:value="80000" calcext:value-type="float">
            <text:p>80.000</text:p>
          </table:table-cell>
          <table:table-cell table:style-name="ce5" office:value-type="float" office:value="81820" calcext:value-type="float">
            <text:p>81.82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Dabeiba</text:p>
          </table:table-cell>
          <table:table-cell table:style-name="ce5" office:value-type="float" office:value="23044" calcext:value-type="float">
            <text:p>23.044</text:p>
          </table:table-cell>
          <table:table-cell table:style-name="ce5" office:value-type="float" office:value="23255" calcext:value-type="float">
            <text:p>23.255</text:p>
          </table:table-cell>
          <table:table-cell table:style-name="ce5" office:value-type="float" office:value="23509" calcext:value-type="float">
            <text:p>23.50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Donmatías</text:p>
          </table:table-cell>
          <table:table-cell table:style-name="ce5" office:value-type="float" office:value="18902" calcext:value-type="float">
            <text:p>18.902</text:p>
          </table:table-cell>
          <table:table-cell table:style-name="ce5" office:value-type="float" office:value="19332" calcext:value-type="float">
            <text:p>19.332</text:p>
          </table:table-cell>
          <table:table-cell table:style-name="ce5" office:value-type="float" office:value="19709" calcext:value-type="float">
            <text:p>19.70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Ebéjico</text:p>
          </table:table-cell>
          <table:table-cell table:style-name="ce5" office:value-type="float" office:value="12158" calcext:value-type="float">
            <text:p>12.158</text:p>
          </table:table-cell>
          <table:table-cell table:style-name="ce5" office:value-type="float" office:value="12108" calcext:value-type="float">
            <text:p>12.108</text:p>
          </table:table-cell>
          <table:table-cell table:style-name="ce5" office:value-type="float" office:value="12134" calcext:value-type="float">
            <text:p>12.13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El Bagre</text:p>
          </table:table-cell>
          <table:table-cell table:style-name="ce5" office:value-type="float" office:value="51862" calcext:value-type="float">
            <text:p>51.862</text:p>
          </table:table-cell>
          <table:table-cell table:style-name="ce5" office:value-type="float" office:value="52925" calcext:value-type="float">
            <text:p>52.925</text:p>
          </table:table-cell>
          <table:table-cell table:style-name="ce5" office:value-type="float" office:value="53846" calcext:value-type="float">
            <text:p>53.84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Entrerríos</text:p>
          </table:table-cell>
          <table:table-cell table:style-name="ce5" office:value-type="float" office:value="11159" calcext:value-type="float">
            <text:p>11.159</text:p>
          </table:table-cell>
          <table:table-cell table:style-name="ce5" office:value-type="float" office:value="11465" calcext:value-type="float">
            <text:p>11.465</text:p>
          </table:table-cell>
          <table:table-cell table:style-name="ce5" office:value-type="float" office:value="11728" calcext:value-type="float">
            <text:p>11.72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Envigado</text:p>
          </table:table-cell>
          <table:table-cell table:style-name="ce5" office:value-type="float" office:value="228848" calcext:value-type="float">
            <text:p>228.848</text:p>
          </table:table-cell>
          <table:table-cell table:style-name="ce5" office:value-type="float" office:value="236114" calcext:value-type="float">
            <text:p>236.114</text:p>
          </table:table-cell>
          <table:table-cell table:style-name="ce5" office:value-type="float" office:value="242197" calcext:value-type="float">
            <text:p>242.19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Fredonia</text:p>
          </table:table-cell>
          <table:table-cell table:style-name="ce5" office:value-type="float" office:value="24408" calcext:value-type="float">
            <text:p>24.408</text:p>
          </table:table-cell>
          <table:table-cell table:style-name="ce5" office:value-type="float" office:value="24553" calcext:value-type="float">
            <text:p>24.553</text:p>
          </table:table-cell>
          <table:table-cell table:style-name="ce5" office:value-type="float" office:value="24754" calcext:value-type="float">
            <text:p>24.75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Frontino</text:p>
          </table:table-cell>
          <table:table-cell table:style-name="ce5" office:value-type="float" office:value="20739" calcext:value-type="float">
            <text:p>20.739</text:p>
          </table:table-cell>
          <table:table-cell table:style-name="ce5" office:value-type="float" office:value="20657" calcext:value-type="float">
            <text:p>20.657</text:p>
          </table:table-cell>
          <table:table-cell table:style-name="ce5" office:value-type="float" office:value="20700" calcext:value-type="float">
            <text:p>20.70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Giraldo</text:p>
          </table:table-cell>
          <table:table-cell table:style-name="ce5" office:value-type="float" office:value="5544" calcext:value-type="float">
            <text:p>5.544</text:p>
          </table:table-cell>
          <table:table-cell table:style-name="ce5" office:value-type="float" office:value="5652" calcext:value-type="float">
            <text:p>5.652</text:p>
          </table:table-cell>
          <table:table-cell table:style-name="ce5" office:value-type="float" office:value="5750" calcext:value-type="float">
            <text:p>5.75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Girardota</text:p>
          </table:table-cell>
          <table:table-cell table:style-name="ce5" office:value-type="float" office:value="51662" calcext:value-type="float">
            <text:p>51.662</text:p>
          </table:table-cell>
          <table:table-cell table:style-name="ce5" office:value-type="float" office:value="53162" calcext:value-type="float">
            <text:p>53.162</text:p>
          </table:table-cell>
          <table:table-cell table:style-name="ce5" office:value-type="float" office:value="54439" calcext:value-type="float">
            <text:p>54.43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Gómez Plata</text:p>
          </table:table-cell>
          <table:table-cell table:style-name="ce5" office:value-type="float" office:value="9753" calcext:value-type="float">
            <text:p>9.753</text:p>
          </table:table-cell>
          <table:table-cell table:style-name="ce5" office:value-type="float" office:value="9828" calcext:value-type="float">
            <text:p>9.828</text:p>
          </table:table-cell>
          <table:table-cell table:style-name="ce5" office:value-type="float" office:value="9921" calcext:value-type="float">
            <text:p>9.92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Granada</text:p>
          </table:table-cell>
          <table:table-cell table:style-name="ce5" office:value-type="float" office:value="10117" calcext:value-type="float">
            <text:p>10.117</text:p>
          </table:table-cell>
          <table:table-cell table:style-name="ce5" office:value-type="float" office:value="9870" calcext:value-type="float">
            <text:p>9.870</text:p>
          </table:table-cell>
          <table:table-cell table:style-name="ce5" office:value-type="float" office:value="9764" calcext:value-type="float">
            <text:p>9.76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Guadalupe</text:p>
          </table:table-cell>
          <table:table-cell table:style-name="ce5" office:value-type="float" office:value="6560" calcext:value-type="float">
            <text:p>6.560</text:p>
          </table:table-cell>
          <table:table-cell table:style-name="ce5" office:value-type="float" office:value="6607" calcext:value-type="float">
            <text:p>6.607</text:p>
          </table:table-cell>
          <table:table-cell table:style-name="ce5" office:value-type="float" office:value="6665" calcext:value-type="float">
            <text:p>6.66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Guarne</text:p>
          </table:table-cell>
          <table:table-cell table:style-name="ce5" office:value-type="float" office:value="55121" calcext:value-type="float">
            <text:p>55.121</text:p>
          </table:table-cell>
          <table:table-cell table:style-name="ce5" office:value-type="float" office:value="56774" calcext:value-type="float">
            <text:p>56.774</text:p>
          </table:table-cell>
          <table:table-cell table:style-name="ce5" office:value-type="float" office:value="58159" calcext:value-type="float">
            <text:p>58.15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Guatapé</text:p>
          </table:table-cell>
          <table:table-cell table:style-name="ce5" office:value-type="float" office:value="8363" calcext:value-type="float">
            <text:p>8.363</text:p>
          </table:table-cell>
          <table:table-cell table:style-name="ce5" office:value-type="float" office:value="8548" calcext:value-type="float">
            <text:p>8.548</text:p>
          </table:table-cell>
          <table:table-cell table:style-name="ce5" office:value-type="float" office:value="8709" calcext:value-type="float">
            <text:p>8.70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Heliconia</text:p>
          </table:table-cell>
          <table:table-cell table:style-name="ce5" office:value-type="float" office:value="5451" calcext:value-type="float">
            <text:p>5.451</text:p>
          </table:table-cell>
          <table:table-cell table:style-name="ce5" office:value-type="float" office:value="5400" calcext:value-type="float">
            <text:p>5.400</text:p>
          </table:table-cell>
          <table:table-cell table:style-name="ce5" office:value-type="float" office:value="5395" calcext:value-type="float">
            <text:p>5.39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Hispania</text:p>
          </table:table-cell>
          <table:table-cell table:style-name="ce5" office:value-type="float" office:value="5469" calcext:value-type="float">
            <text:p>5.469</text:p>
          </table:table-cell>
          <table:table-cell table:style-name="ce5" office:value-type="float" office:value="5530" calcext:value-type="float">
            <text:p>5.530</text:p>
          </table:table-cell>
          <table:table-cell table:style-name="ce5" office:value-type="float" office:value="5591" calcext:value-type="float">
            <text:p>5.59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Itagüí</text:p>
          </table:table-cell>
          <table:table-cell table:style-name="ce5" office:value-type="float" office:value="276744" calcext:value-type="float">
            <text:p>276.744</text:p>
          </table:table-cell>
          <table:table-cell table:style-name="ce5" office:value-type="float" office:value="283794" calcext:value-type="float">
            <text:p>283.794</text:p>
          </table:table-cell>
          <table:table-cell table:style-name="ce5" office:value-type="float" office:value="289994" calcext:value-type="float">
            <text:p>289.99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Ituango</text:p>
          </table:table-cell>
          <table:table-cell table:style-name="ce5" office:value-type="float" office:value="27074" calcext:value-type="float">
            <text:p>27.074</text:p>
          </table:table-cell>
          <table:table-cell table:style-name="ce5" office:value-type="float" office:value="27419" calcext:value-type="float">
            <text:p>27.419</text:p>
          </table:table-cell>
          <table:table-cell table:style-name="ce5" office:value-type="float" office:value="27789" calcext:value-type="float">
            <text:p>27.78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Jardín</text:p>
          </table:table-cell>
          <table:table-cell table:style-name="ce5" office:value-type="float" office:value="14518" calcext:value-type="float">
            <text:p>14.518</text:p>
          </table:table-cell>
          <table:table-cell table:style-name="ce5" office:value-type="float" office:value="14662" calcext:value-type="float">
            <text:p>14.662</text:p>
          </table:table-cell>
          <table:table-cell table:style-name="ce5" office:value-type="float" office:value="14830" calcext:value-type="float">
            <text:p>14.83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Jericó</text:p>
          </table:table-cell>
          <table:table-cell table:style-name="ce5" office:value-type="float" office:value="13640" calcext:value-type="float">
            <text:p>13.640</text:p>
          </table:table-cell>
          <table:table-cell table:style-name="ce5" office:value-type="float" office:value="13637" calcext:value-type="float">
            <text:p>13.637</text:p>
          </table:table-cell>
          <table:table-cell table:style-name="ce5" office:value-type="float" office:value="13706" calcext:value-type="float">
            <text:p>13.70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La Ceja</text:p>
          </table:table-cell>
          <table:table-cell table:style-name="ce5" office:value-type="float" office:value="64889" calcext:value-type="float">
            <text:p>64.889</text:p>
          </table:table-cell>
          <table:table-cell table:style-name="ce5" office:value-type="float" office:value="66746" calcext:value-type="float">
            <text:p>66.746</text:p>
          </table:table-cell>
          <table:table-cell table:style-name="ce5" office:value-type="float" office:value="68325" calcext:value-type="float">
            <text:p>68.32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La Estrella</text:p>
          </table:table-cell>
          <table:table-cell table:style-name="ce5" office:value-type="float" office:value="71545" calcext:value-type="float">
            <text:p>71.545</text:p>
          </table:table-cell>
          <table:table-cell table:style-name="ce5" office:value-type="float" office:value="73696" calcext:value-type="float">
            <text:p>73.696</text:p>
          </table:table-cell>
          <table:table-cell table:style-name="ce5" office:value-type="float" office:value="75517" calcext:value-type="float">
            <text:p>75.51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La Pintada</text:p>
          </table:table-cell>
          <table:table-cell table:style-name="ce5" office:value-type="float" office:value="8114" calcext:value-type="float">
            <text:p>8.114</text:p>
          </table:table-cell>
          <table:table-cell table:style-name="ce5" office:value-type="float" office:value="8298" calcext:value-type="float">
            <text:p>8.298</text:p>
          </table:table-cell>
          <table:table-cell table:style-name="ce5" office:value-type="float" office:value="8460" calcext:value-type="float">
            <text:p>8.46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La Unión</text:p>
          </table:table-cell>
          <table:table-cell table:style-name="ce5" office:value-type="float" office:value="21475" calcext:value-type="float">
            <text:p>21.475</text:p>
          </table:table-cell>
          <table:table-cell table:style-name="ce5" office:value-type="float" office:value="21963" calcext:value-type="float">
            <text:p>21.963</text:p>
          </table:table-cell>
          <table:table-cell table:style-name="ce5" office:value-type="float" office:value="22391" calcext:value-type="float">
            <text:p>22.39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Liborina</text:p>
          </table:table-cell>
          <table:table-cell table:style-name="ce5" office:value-type="float" office:value="10028" calcext:value-type="float">
            <text:p>10.028</text:p>
          </table:table-cell>
          <table:table-cell table:style-name="ce5" office:value-type="float" office:value="10040" calcext:value-type="float">
            <text:p>10.040</text:p>
          </table:table-cell>
          <table:table-cell table:style-name="ce5" office:value-type="float" office:value="10090" calcext:value-type="float">
            <text:p>10.09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Maceo</text:p>
          </table:table-cell>
          <table:table-cell table:style-name="ce5" office:value-type="float" office:value="8221" calcext:value-type="float">
            <text:p>8.221</text:p>
          </table:table-cell>
          <table:table-cell table:style-name="ce5" office:value-type="float" office:value="8218" calcext:value-type="float">
            <text:p>8.218</text:p>
          </table:table-cell>
          <table:table-cell table:style-name="ce5" office:value-type="float" office:value="8248" calcext:value-type="float">
            <text:p>8.24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Marinilla</text:p>
          </table:table-cell>
          <table:table-cell table:style-name="ce5" office:value-type="float" office:value="64645" calcext:value-type="float">
            <text:p>64.645</text:p>
          </table:table-cell>
          <table:table-cell table:style-name="ce5" office:value-type="float" office:value="66399" calcext:value-type="float">
            <text:p>66.399</text:p>
          </table:table-cell>
          <table:table-cell table:style-name="ce5" office:value-type="float" office:value="67893" calcext:value-type="float">
            <text:p>67.89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Montebello</text:p>
          </table:table-cell>
          <table:table-cell table:style-name="ce5" office:value-type="float" office:value="6680" calcext:value-type="float">
            <text:p>6.680</text:p>
          </table:table-cell>
          <table:table-cell table:style-name="ce5" office:value-type="float" office:value="6635" calcext:value-type="float">
            <text:p>6.635</text:p>
          </table:table-cell>
          <table:table-cell table:style-name="ce5" office:value-type="float" office:value="6641" calcext:value-type="float">
            <text:p>6.64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Murindó</text:p>
          </table:table-cell>
          <table:table-cell table:style-name="ce5" office:value-type="float" office:value="4911" calcext:value-type="float">
            <text:p>4.911</text:p>
          </table:table-cell>
          <table:table-cell table:style-name="ce5" office:value-type="float" office:value="5088" calcext:value-type="float">
            <text:p>5.088</text:p>
          </table:table-cell>
          <table:table-cell table:style-name="ce5" office:value-type="float" office:value="5234" calcext:value-type="float">
            <text:p>5.23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Mutatá</text:p>
          </table:table-cell>
          <table:table-cell table:style-name="ce5" office:value-type="float" office:value="13991" calcext:value-type="float">
            <text:p>13.991</text:p>
          </table:table-cell>
          <table:table-cell table:style-name="ce5" office:value-type="float" office:value="14196" calcext:value-type="float">
            <text:p>14.196</text:p>
          </table:table-cell>
          <table:table-cell table:style-name="ce5" office:value-type="float" office:value="14389" calcext:value-type="float">
            <text:p>14.38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Nariño</text:p>
          </table:table-cell>
          <table:table-cell table:style-name="ce5" office:value-type="float" office:value="10153" calcext:value-type="float">
            <text:p>10.153</text:p>
          </table:table-cell>
          <table:table-cell table:style-name="ce5" office:value-type="float" office:value="9997" calcext:value-type="float">
            <text:p>9.997</text:p>
          </table:table-cell>
          <table:table-cell table:style-name="ce5" office:value-type="float" office:value="9947" calcext:value-type="float">
            <text:p>9.94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Necoclí</text:p>
          </table:table-cell>
          <table:table-cell table:style-name="ce5" office:value-type="float" office:value="42281" calcext:value-type="float">
            <text:p>42.281</text:p>
          </table:table-cell>
          <table:table-cell table:style-name="ce5" office:value-type="float" office:value="43257" calcext:value-type="float">
            <text:p>43.257</text:p>
          </table:table-cell>
          <table:table-cell table:style-name="ce5" office:value-type="float" office:value="44118" calcext:value-type="float">
            <text:p>44.11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Nechí</text:p>
          </table:table-cell>
          <table:table-cell table:style-name="ce5" office:value-type="float" office:value="25790" calcext:value-type="float">
            <text:p>25.790</text:p>
          </table:table-cell>
          <table:table-cell table:style-name="ce5" office:value-type="float" office:value="26652" calcext:value-type="float">
            <text:p>26.652</text:p>
          </table:table-cell>
          <table:table-cell table:style-name="ce5" office:value-type="float" office:value="27354" calcext:value-type="float">
            <text:p>27.35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Olaya</text:p>
          </table:table-cell>
          <table:table-cell table:style-name="ce5" office:value-type="float" office:value="3127" calcext:value-type="float">
            <text:p>3.127</text:p>
          </table:table-cell>
          <table:table-cell table:style-name="ce5" office:value-type="float" office:value="3150" calcext:value-type="float">
            <text:p>3.150</text:p>
          </table:table-cell>
          <table:table-cell table:style-name="ce5" office:value-type="float" office:value="3175" calcext:value-type="float">
            <text:p>3.17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Peñol</text:p>
          </table:table-cell>
          <table:table-cell table:style-name="ce5" office:value-type="float" office:value="21049" calcext:value-type="float">
            <text:p>21.049</text:p>
          </table:table-cell>
          <table:table-cell table:style-name="ce5" office:value-type="float" office:value="21427" calcext:value-type="float">
            <text:p>21.427</text:p>
          </table:table-cell>
          <table:table-cell table:style-name="ce5" office:value-type="float" office:value="21769" calcext:value-type="float">
            <text:p>21.76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Peque</text:p>
          </table:table-cell>
          <table:table-cell table:style-name="ce5" office:value-type="float" office:value="8097" calcext:value-type="float">
            <text:p>8.097</text:p>
          </table:table-cell>
          <table:table-cell table:style-name="ce5" office:value-type="float" office:value="8186" calcext:value-type="float">
            <text:p>8.186</text:p>
          </table:table-cell>
          <table:table-cell table:style-name="ce5" office:value-type="float" office:value="8285" calcext:value-type="float">
            <text:p>8.28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Pueblorrico</text:p>
          </table:table-cell>
          <table:table-cell table:style-name="ce5" office:value-type="float" office:value="8664" calcext:value-type="float">
            <text:p>8.664</text:p>
          </table:table-cell>
          <table:table-cell table:style-name="ce5" office:value-type="float" office:value="8681" calcext:value-type="float">
            <text:p>8.681</text:p>
          </table:table-cell>
          <table:table-cell table:style-name="ce5" office:value-type="float" office:value="8735" calcext:value-type="float">
            <text:p>8.73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Puerto Berrío</text:p>
          </table:table-cell>
          <table:table-cell table:style-name="ce5" office:value-type="float" office:value="39314" calcext:value-type="float">
            <text:p>39.314</text:p>
          </table:table-cell>
          <table:table-cell table:style-name="ce5" office:value-type="float" office:value="40048" calcext:value-type="float">
            <text:p>40.048</text:p>
          </table:table-cell>
          <table:table-cell table:style-name="ce5" office:value-type="float" office:value="40713" calcext:value-type="float">
            <text:p>40.71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Puerto Nare</text:p>
          </table:table-cell>
          <table:table-cell table:style-name="ce5" office:value-type="float" office:value="14380" calcext:value-type="float">
            <text:p>14.380</text:p>
          </table:table-cell>
          <table:table-cell table:style-name="ce5" office:value-type="float" office:value="14384" calcext:value-type="float">
            <text:p>14.384</text:p>
          </table:table-cell>
          <table:table-cell table:style-name="ce5" office:value-type="float" office:value="14440" calcext:value-type="float">
            <text:p>14.44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Puerto Triunfo</text:p>
          </table:table-cell>
          <table:table-cell table:style-name="ce5" office:value-type="float" office:value="18055" calcext:value-type="float">
            <text:p>18.055</text:p>
          </table:table-cell>
          <table:table-cell table:style-name="ce5" office:value-type="float" office:value="18550" calcext:value-type="float">
            <text:p>18.550</text:p>
          </table:table-cell>
          <table:table-cell table:style-name="ce5" office:value-type="float" office:value="18970" calcext:value-type="float">
            <text:p>18.97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Remedios</text:p>
          </table:table-cell>
          <table:table-cell table:style-name="ce5" office:value-type="float" office:value="28415" calcext:value-type="float">
            <text:p>28.415</text:p>
          </table:table-cell>
          <table:table-cell table:style-name="ce5" office:value-type="float" office:value="29061" calcext:value-type="float">
            <text:p>29.061</text:p>
          </table:table-cell>
          <table:table-cell table:style-name="ce5" office:value-type="float" office:value="29629" calcext:value-type="float">
            <text:p>29.62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Retiro</text:p>
          </table:table-cell>
          <table:table-cell table:style-name="ce5" office:value-type="float" office:value="23514" calcext:value-type="float">
            <text:p>23.514</text:p>
          </table:table-cell>
          <table:table-cell table:style-name="ce5" office:value-type="float" office:value="24185" calcext:value-type="float">
            <text:p>24.185</text:p>
          </table:table-cell>
          <table:table-cell table:style-name="ce5" office:value-type="float" office:value="24757" calcext:value-type="float">
            <text:p>24.75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Rionegro</text:p>
          </table:table-cell>
          <table:table-cell table:style-name="ce5" office:value-type="float" office:value="135465" calcext:value-type="float">
            <text:p>135.465</text:p>
          </table:table-cell>
          <table:table-cell table:style-name="ce5" office:value-type="float" office:value="139553" calcext:value-type="float">
            <text:p>139.553</text:p>
          </table:table-cell>
          <table:table-cell table:style-name="ce5" office:value-type="float" office:value="142995" calcext:value-type="float">
            <text:p>142.99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Sabanalarga</text:p>
          </table:table-cell>
          <table:table-cell table:style-name="ce5" office:value-type="float" office:value="9032" calcext:value-type="float">
            <text:p>9.032</text:p>
          </table:table-cell>
          <table:table-cell table:style-name="ce5" office:value-type="float" office:value="9155" calcext:value-type="float">
            <text:p>9.155</text:p>
          </table:table-cell>
          <table:table-cell table:style-name="ce5" office:value-type="float" office:value="9278" calcext:value-type="float">
            <text:p>9.27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Sabaneta</text:p>
          </table:table-cell>
          <table:table-cell table:style-name="ce5" office:value-type="float" office:value="82375" calcext:value-type="float">
            <text:p>82.375</text:p>
          </table:table-cell>
          <table:table-cell table:style-name="ce5" office:value-type="float" office:value="85484" calcext:value-type="float">
            <text:p>85.484</text:p>
          </table:table-cell>
          <table:table-cell table:style-name="ce5" office:value-type="float" office:value="87981" calcext:value-type="float">
            <text:p>87.98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Salgar</text:p>
          </table:table-cell>
          <table:table-cell table:style-name="ce5" office:value-type="float" office:value="18258" calcext:value-type="float">
            <text:p>18.258</text:p>
          </table:table-cell>
          <table:table-cell table:style-name="ce5" office:value-type="float" office:value="18218" calcext:value-type="float">
            <text:p>18.218</text:p>
          </table:table-cell>
          <table:table-cell table:style-name="ce5" office:value-type="float" office:value="18261" calcext:value-type="float">
            <text:p>18.26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San Andrés de Cuerquía</text:p>
          </table:table-cell>
          <table:table-cell table:style-name="ce5" office:value-type="float" office:value="7235" calcext:value-type="float">
            <text:p>7.235</text:p>
          </table:table-cell>
          <table:table-cell table:style-name="ce5" office:value-type="float" office:value="7240" calcext:value-type="float">
            <text:p>7.240</text:p>
          </table:table-cell>
          <table:table-cell table:style-name="ce5" office:value-type="float" office:value="7281" calcext:value-type="float">
            <text:p>7.28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San Carlos</text:p>
          </table:table-cell>
          <table:table-cell table:style-name="ce5" office:value-type="float" office:value="16247" calcext:value-type="float">
            <text:p>16.247</text:p>
          </table:table-cell>
          <table:table-cell table:style-name="ce5" office:value-type="float" office:value="15940" calcext:value-type="float">
            <text:p>15.940</text:p>
          </table:table-cell>
          <table:table-cell table:style-name="ce5" office:value-type="float" office:value="15811" calcext:value-type="float">
            <text:p>15.81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San Francisco</text:p>
          </table:table-cell>
          <table:table-cell table:style-name="ce5" office:value-type="float" office:value="5648" calcext:value-type="float">
            <text:p>5.648</text:p>
          </table:table-cell>
          <table:table-cell table:style-name="ce5" office:value-type="float" office:value="5776" calcext:value-type="float">
            <text:p>5.776</text:p>
          </table:table-cell>
          <table:table-cell table:style-name="ce5" office:value-type="float" office:value="5889" calcext:value-type="float">
            <text:p>5.88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San Jerónimo</text:p>
          </table:table-cell>
          <table:table-cell table:style-name="ce5" office:value-type="float" office:value="15361" calcext:value-type="float">
            <text:p>15.361</text:p>
          </table:table-cell>
          <table:table-cell table:style-name="ce5" office:value-type="float" office:value="15710" calcext:value-type="float">
            <text:p>15.710</text:p>
          </table:table-cell>
          <table:table-cell table:style-name="ce5" office:value-type="float" office:value="16017" calcext:value-type="float">
            <text:p>16.01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San José de La Montaña</text:p>
          </table:table-cell>
          <table:table-cell table:style-name="ce5" office:value-type="float" office:value="3646" calcext:value-type="float">
            <text:p>3.646</text:p>
          </table:table-cell>
          <table:table-cell table:style-name="ce5" office:value-type="float" office:value="3706" calcext:value-type="float">
            <text:p>3.706</text:p>
          </table:table-cell>
          <table:table-cell table:style-name="ce5" office:value-type="float" office:value="3765" calcext:value-type="float">
            <text:p>3.76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San Juan de Urabá</text:p>
          </table:table-cell>
          <table:table-cell table:style-name="ce5" office:value-type="float" office:value="20093" calcext:value-type="float">
            <text:p>20.093</text:p>
          </table:table-cell>
          <table:table-cell table:style-name="ce5" office:value-type="float" office:value="20549" calcext:value-type="float">
            <text:p>20.549</text:p>
          </table:table-cell>
          <table:table-cell table:style-name="ce5" office:value-type="float" office:value="20950" calcext:value-type="float">
            <text:p>20.95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San Luis</text:p>
          </table:table-cell>
          <table:table-cell table:style-name="ce5" office:value-type="float" office:value="12995" calcext:value-type="float">
            <text:p>12.995</text:p>
          </table:table-cell>
          <table:table-cell table:style-name="ce5" office:value-type="float" office:value="13035" calcext:value-type="float">
            <text:p>13.035</text:p>
          </table:table-cell>
          <table:table-cell table:style-name="ce5" office:value-type="float" office:value="13123" calcext:value-type="float">
            <text:p>13.12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San Pedro de Los Milagros</text:p>
          </table:table-cell>
          <table:table-cell table:style-name="ce5" office:value-type="float" office:value="21949" calcext:value-type="float">
            <text:p>21.949</text:p>
          </table:table-cell>
          <table:table-cell table:style-name="ce5" office:value-type="float" office:value="22447" calcext:value-type="float">
            <text:p>22.447</text:p>
          </table:table-cell>
          <table:table-cell table:style-name="ce5" office:value-type="float" office:value="22885" calcext:value-type="float">
            <text:p>22.88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San Pedro de Urabá</text:p>
          </table:table-cell>
          <table:table-cell table:style-name="ce5" office:value-type="float" office:value="30932" calcext:value-type="float">
            <text:p>30.932</text:p>
          </table:table-cell>
          <table:table-cell table:style-name="ce5" office:value-type="float" office:value="31571" calcext:value-type="float">
            <text:p>31.571</text:p>
          </table:table-cell>
          <table:table-cell table:style-name="ce5" office:value-type="float" office:value="32147" calcext:value-type="float">
            <text:p>32.14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San Rafael</text:p>
          </table:table-cell>
          <table:table-cell table:style-name="ce5" office:value-type="float" office:value="15698" calcext:value-type="float">
            <text:p>15.698</text:p>
          </table:table-cell>
          <table:table-cell table:style-name="ce5" office:value-type="float" office:value="15632" calcext:value-type="float">
            <text:p>15.632</text:p>
          </table:table-cell>
          <table:table-cell table:style-name="ce5" office:value-type="float" office:value="15663" calcext:value-type="float">
            <text:p>15.66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San Roque</text:p>
          </table:table-cell>
          <table:table-cell table:style-name="ce5" office:value-type="float" office:value="21519" calcext:value-type="float">
            <text:p>21.519</text:p>
          </table:table-cell>
          <table:table-cell table:style-name="ce5" office:value-type="float" office:value="21533" calcext:value-type="float">
            <text:p>21.533</text:p>
          </table:table-cell>
          <table:table-cell table:style-name="ce5" office:value-type="float" office:value="21597" calcext:value-type="float">
            <text:p>21.59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San Vicente Ferrer</text:p>
          </table:table-cell>
          <table:table-cell table:style-name="ce5" office:value-type="float" office:value="22093" calcext:value-type="float">
            <text:p>22.093</text:p>
          </table:table-cell>
          <table:table-cell table:style-name="ce5" office:value-type="float" office:value="22258" calcext:value-type="float">
            <text:p>22.258</text:p>
          </table:table-cell>
          <table:table-cell table:style-name="ce5" office:value-type="float" office:value="22469" calcext:value-type="float">
            <text:p>22.46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Santa Bárbara</text:p>
          </table:table-cell>
          <table:table-cell table:style-name="ce5" office:value-type="float" office:value="26784" calcext:value-type="float">
            <text:p>26.784</text:p>
          </table:table-cell>
          <table:table-cell table:style-name="ce5" office:value-type="float" office:value="26944" calcext:value-type="float">
            <text:p>26.944</text:p>
          </table:table-cell>
          <table:table-cell table:style-name="ce5" office:value-type="float" office:value="27186" calcext:value-type="float">
            <text:p>27.18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Santa Rosa de Osos</text:p>
          </table:table-cell>
          <table:table-cell table:style-name="ce5" office:value-type="float" office:value="36318" calcext:value-type="float">
            <text:p>36.318</text:p>
          </table:table-cell>
          <table:table-cell table:style-name="ce5" office:value-type="float" office:value="37143" calcext:value-type="float">
            <text:p>37.143</text:p>
          </table:table-cell>
          <table:table-cell table:style-name="ce5" office:value-type="float" office:value="37869" calcext:value-type="float">
            <text:p>37.86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Santo Domingo</text:p>
          </table:table-cell>
          <table:table-cell table:style-name="ce5" office:value-type="float" office:value="12394" calcext:value-type="float">
            <text:p>12.394</text:p>
          </table:table-cell>
          <table:table-cell table:style-name="ce5" office:value-type="float" office:value="12326" calcext:value-type="float">
            <text:p>12.326</text:p>
          </table:table-cell>
          <table:table-cell table:style-name="ce5" office:value-type="float" office:value="12324" calcext:value-type="float">
            <text:p>12.32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El Santuario</text:p>
          </table:table-cell>
          <table:table-cell table:style-name="ce5" office:value-type="float" office:value="35422" calcext:value-type="float">
            <text:p>35.422</text:p>
          </table:table-cell>
          <table:table-cell table:style-name="ce5" office:value-type="float" office:value="36043" calcext:value-type="float">
            <text:p>36.043</text:p>
          </table:table-cell>
          <table:table-cell table:style-name="ce5" office:value-type="float" office:value="36605" calcext:value-type="float">
            <text:p>36.60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Segovia</text:p>
          </table:table-cell>
          <table:table-cell table:style-name="ce5" office:value-type="float" office:value="37900" calcext:value-type="float">
            <text:p>37.900</text:p>
          </table:table-cell>
          <table:table-cell table:style-name="ce5" office:value-type="float" office:value="38692" calcext:value-type="float">
            <text:p>38.692</text:p>
          </table:table-cell>
          <table:table-cell table:style-name="ce5" office:value-type="float" office:value="39379" calcext:value-type="float">
            <text:p>39.37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Sonsón</text:p>
          </table:table-cell>
          <table:table-cell table:style-name="ce5" office:value-type="float" office:value="36321" calcext:value-type="float">
            <text:p>36.321</text:p>
          </table:table-cell>
          <table:table-cell table:style-name="ce5" office:value-type="float" office:value="36394" calcext:value-type="float">
            <text:p>36.394</text:p>
          </table:table-cell>
          <table:table-cell table:style-name="ce5" office:value-type="float" office:value="36625" calcext:value-type="float">
            <text:p>36.62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Sopetrán</text:p>
          </table:table-cell>
          <table:table-cell table:style-name="ce5" office:value-type="float" office:value="15053" calcext:value-type="float">
            <text:p>15.053</text:p>
          </table:table-cell>
          <table:table-cell table:style-name="ce5" office:value-type="float" office:value="15293" calcext:value-type="float">
            <text:p>15.293</text:p>
          </table:table-cell>
          <table:table-cell table:style-name="ce5" office:value-type="float" office:value="15512" calcext:value-type="float">
            <text:p>15.51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Támesis</text:p>
          </table:table-cell>
          <table:table-cell table:style-name="ce5" office:value-type="float" office:value="16281" calcext:value-type="float">
            <text:p>16.281</text:p>
          </table:table-cell>
          <table:table-cell table:style-name="ce5" office:value-type="float" office:value="16193" calcext:value-type="float">
            <text:p>16.193</text:p>
          </table:table-cell>
          <table:table-cell table:style-name="ce5" office:value-type="float" office:value="16201" calcext:value-type="float">
            <text:p>16.20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Tarazá</text:p>
          </table:table-cell>
          <table:table-cell table:style-name="ce5" office:value-type="float" office:value="26964" calcext:value-type="float">
            <text:p>26.964</text:p>
          </table:table-cell>
          <table:table-cell table:style-name="ce5" office:value-type="float" office:value="27517" calcext:value-type="float">
            <text:p>27.517</text:p>
          </table:table-cell>
          <table:table-cell table:style-name="ce5" office:value-type="float" office:value="27995" calcext:value-type="float">
            <text:p>27.99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Tarso</text:p>
          </table:table-cell>
          <table:table-cell table:style-name="ce5" office:value-type="float" office:value="6184" calcext:value-type="float">
            <text:p>6.184</text:p>
          </table:table-cell>
          <table:table-cell table:style-name="ce5" office:value-type="float" office:value="6194" calcext:value-type="float">
            <text:p>6.194</text:p>
          </table:table-cell>
          <table:table-cell table:style-name="ce5" office:value-type="float" office:value="6231" calcext:value-type="float">
            <text:p>6.23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Titiribí</text:p>
          </table:table-cell>
          <table:table-cell table:style-name="ce5" office:value-type="float" office:value="10775" calcext:value-type="float">
            <text:p>10.775</text:p>
          </table:table-cell>
          <table:table-cell table:style-name="ce5" office:value-type="float" office:value="10716" calcext:value-type="float">
            <text:p>10.716</text:p>
          </table:table-cell>
          <table:table-cell table:style-name="ce5" office:value-type="float" office:value="10719" calcext:value-type="float">
            <text:p>10.71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Toledo</text:p>
          </table:table-cell>
          <table:table-cell table:style-name="ce5" office:value-type="float" office:value="4993" calcext:value-type="float">
            <text:p>4.993</text:p>
          </table:table-cell>
          <table:table-cell table:style-name="ce5" office:value-type="float" office:value="5005" calcext:value-type="float">
            <text:p>5.005</text:p>
          </table:table-cell>
          <table:table-cell table:style-name="ce5" office:value-type="float" office:value="5043" calcext:value-type="float">
            <text:p>5.04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Turbo</text:p>
          </table:table-cell>
          <table:table-cell table:style-name="ce5" office:value-type="float" office:value="124552" calcext:value-type="float">
            <text:p>124.552</text:p>
          </table:table-cell>
          <table:table-cell table:style-name="ce5" office:value-type="float" office:value="127565" calcext:value-type="float">
            <text:p>127.565</text:p>
          </table:table-cell>
          <table:table-cell table:style-name="ce5" office:value-type="float" office:value="130191" calcext:value-type="float">
            <text:p>130.19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Uramita</text:p>
          </table:table-cell>
          <table:table-cell table:style-name="ce5" office:value-type="float" office:value="6888" calcext:value-type="float">
            <text:p>6.888</text:p>
          </table:table-cell>
          <table:table-cell table:style-name="ce5" office:value-type="float" office:value="6875" calcext:value-type="float">
            <text:p>6.875</text:p>
          </table:table-cell>
          <table:table-cell table:style-name="ce5" office:value-type="float" office:value="6899" calcext:value-type="float">
            <text:p>6.89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Urrao</text:p>
          </table:table-cell>
          <table:table-cell table:style-name="ce5" office:value-type="float" office:value="30127" calcext:value-type="float">
            <text:p>30.127</text:p>
          </table:table-cell>
          <table:table-cell table:style-name="ce5" office:value-type="float" office:value="30484" calcext:value-type="float">
            <text:p>30.484</text:p>
          </table:table-cell>
          <table:table-cell table:style-name="ce5" office:value-type="float" office:value="30876" calcext:value-type="float">
            <text:p>30.87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Valdivia</text:p>
          </table:table-cell>
          <table:table-cell table:style-name="ce5" office:value-type="float" office:value="13801" calcext:value-type="float">
            <text:p>13.801</text:p>
          </table:table-cell>
          <table:table-cell table:style-name="ce5" office:value-type="float" office:value="13950" calcext:value-type="float">
            <text:p>13.950</text:p>
          </table:table-cell>
          <table:table-cell table:style-name="ce5" office:value-type="float" office:value="14102" calcext:value-type="float">
            <text:p>14.10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Valparaíso</text:p>
          </table:table-cell>
          <table:table-cell table:style-name="ce5" office:value-type="float" office:value="6498" calcext:value-type="float">
            <text:p>6.498</text:p>
          </table:table-cell>
          <table:table-cell table:style-name="ce5" office:value-type="float" office:value="6462" calcext:value-type="float">
            <text:p>6.462</text:p>
          </table:table-cell>
          <table:table-cell table:style-name="ce5" office:value-type="float" office:value="6472" calcext:value-type="float">
            <text:p>6.47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Vegachí</text:p>
          </table:table-cell>
          <table:table-cell table:style-name="ce5" office:value-type="float" office:value="11810" calcext:value-type="float">
            <text:p>11.810</text:p>
          </table:table-cell>
          <table:table-cell table:style-name="ce5" office:value-type="float" office:value="11910" calcext:value-type="float">
            <text:p>11.910</text:p>
          </table:table-cell>
          <table:table-cell table:style-name="ce5" office:value-type="float" office:value="12039" calcext:value-type="float">
            <text:p>12.03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Venecia</text:p>
          </table:table-cell>
          <table:table-cell table:style-name="ce5" office:value-type="float" office:value="11602" calcext:value-type="float">
            <text:p>11.602</text:p>
          </table:table-cell>
          <table:table-cell table:style-name="ce5" office:value-type="float" office:value="11636" calcext:value-type="float">
            <text:p>11.636</text:p>
          </table:table-cell>
          <table:table-cell table:style-name="ce5" office:value-type="float" office:value="11715" calcext:value-type="float">
            <text:p>11.71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Vigía del Fuerte</text:p>
          </table:table-cell>
          <table:table-cell table:style-name="ce5" office:value-type="float" office:value="9093" calcext:value-type="float">
            <text:p>9.093</text:p>
          </table:table-cell>
          <table:table-cell table:style-name="ce5" office:value-type="float" office:value="9265" calcext:value-type="float">
            <text:p>9.265</text:p>
          </table:table-cell>
          <table:table-cell table:style-name="ce5" office:value-type="float" office:value="9423" calcext:value-type="float">
            <text:p>9.42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Yalí</text:p>
          </table:table-cell>
          <table:table-cell table:style-name="ce5" office:value-type="float" office:value="7608" calcext:value-type="float">
            <text:p>7.608</text:p>
          </table:table-cell>
          <table:table-cell table:style-name="ce5" office:value-type="float" office:value="7630" calcext:value-type="float">
            <text:p>7.630</text:p>
          </table:table-cell>
          <table:table-cell table:style-name="ce5" office:value-type="float" office:value="7681" calcext:value-type="float">
            <text:p>7.68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Yarumal</text:p>
          </table:table-cell>
          <table:table-cell table:style-name="ce5" office:value-type="float" office:value="41542" calcext:value-type="float">
            <text:p>41.542</text:p>
          </table:table-cell>
          <table:table-cell table:style-name="ce5" office:value-type="float" office:value="42116" calcext:value-type="float">
            <text:p>42.116</text:p>
          </table:table-cell>
          <table:table-cell table:style-name="ce5" office:value-type="float" office:value="42678" calcext:value-type="float">
            <text:p>42.67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Yolombó</text:p>
          </table:table-cell>
          <table:table-cell table:style-name="ce5" office:value-type="float" office:value="22538" calcext:value-type="float">
            <text:p>22.538</text:p>
          </table:table-cell>
          <table:table-cell table:style-name="ce5" office:value-type="float" office:value="23050" calcext:value-type="float">
            <text:p>23.050</text:p>
          </table:table-cell>
          <table:table-cell table:style-name="ce5" office:value-type="float" office:value="23501" calcext:value-type="float">
            <text:p>23.50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Yondó</text:p>
          </table:table-cell>
          <table:table-cell table:style-name="ce5" office:value-type="float" office:value="19040" calcext:value-type="float">
            <text:p>19.040</text:p>
          </table:table-cell>
          <table:table-cell table:style-name="ce5" office:value-type="float" office:value="19624" calcext:value-type="float">
            <text:p>19.624</text:p>
          </table:table-cell>
          <table:table-cell table:style-name="ce5" office:value-type="float" office:value="20110" calcext:value-type="float">
            <text:p>20.11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Zaragoza</text:p>
          </table:table-cell>
          <table:table-cell table:style-name="ce5" office:value-type="float" office:value="24651" calcext:value-type="float">
            <text:p>24.651</text:p>
          </table:table-cell>
          <table:table-cell table:style-name="ce5" office:value-type="float" office:value="25210" calcext:value-type="float">
            <text:p>25.210</text:p>
          </table:table-cell>
          <table:table-cell table:style-name="ce5" office:value-type="float" office:value="25703" calcext:value-type="float">
            <text:p>25.70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tlántico</text:p>
          </table:table-cell>
          <table:table-cell table:style-name="ce3" office:value-type="string" calcext:value-type="string">
            <text:p>Barranquilla</text:p>
          </table:table-cell>
          <table:table-cell table:style-name="ce5" office:value-type="float" office:value="1206319" calcext:value-type="float">
            <text:p>1.206.319</text:p>
          </table:table-cell>
          <table:table-cell table:style-name="ce5" office:value-type="float" office:value="1243056" calcext:value-type="float">
            <text:p>1.243.056</text:p>
          </table:table-cell>
          <table:table-cell table:style-name="ce5" office:value-type="float" office:value="1274250" calcext:value-type="float">
            <text:p>1.274.25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tlántico</text:p>
          </table:table-cell>
          <table:table-cell table:style-name="ce3" office:value-type="string" calcext:value-type="string">
            <text:p>Baranoa</text:p>
          </table:table-cell>
          <table:table-cell table:style-name="ce5" office:value-type="float" office:value="62382" calcext:value-type="float">
            <text:p>62.382</text:p>
          </table:table-cell>
          <table:table-cell table:style-name="ce5" office:value-type="float" office:value="64949" calcext:value-type="float">
            <text:p>64.949</text:p>
          </table:table-cell>
          <table:table-cell table:style-name="ce5" office:value-type="float" office:value="67050" calcext:value-type="float">
            <text:p>67.05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tlántico</text:p>
          </table:table-cell>
          <table:table-cell table:style-name="ce3" office:value-type="string" calcext:value-type="string">
            <text:p>Campo de La Cruz</text:p>
          </table:table-cell>
          <table:table-cell table:style-name="ce5" office:value-type="float" office:value="22879" calcext:value-type="float">
            <text:p>22.879</text:p>
          </table:table-cell>
          <table:table-cell table:style-name="ce5" office:value-type="float" office:value="23230" calcext:value-type="float">
            <text:p>23.230</text:p>
          </table:table-cell>
          <table:table-cell table:style-name="ce5" office:value-type="float" office:value="23567" calcext:value-type="float">
            <text:p>23.56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tlántico</text:p>
          </table:table-cell>
          <table:table-cell table:style-name="ce3" office:value-type="string" calcext:value-type="string">
            <text:p>Candelaria</text:p>
          </table:table-cell>
          <table:table-cell table:style-name="ce5" office:value-type="float" office:value="15982" calcext:value-type="float">
            <text:p>15.982</text:p>
          </table:table-cell>
          <table:table-cell table:style-name="ce5" office:value-type="float" office:value="16648" calcext:value-type="float">
            <text:p>16.648</text:p>
          </table:table-cell>
          <table:table-cell table:style-name="ce5" office:value-type="float" office:value="17195" calcext:value-type="float">
            <text:p>17.19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tlántico</text:p>
          </table:table-cell>
          <table:table-cell table:style-name="ce3" office:value-type="string" calcext:value-type="string">
            <text:p>Galapa</text:p>
          </table:table-cell>
          <table:table-cell table:style-name="ce5" office:value-type="float" office:value="60708" calcext:value-type="float">
            <text:p>60.708</text:p>
          </table:table-cell>
          <table:table-cell table:style-name="ce5" office:value-type="float" office:value="64260" calcext:value-type="float">
            <text:p>64.260</text:p>
          </table:table-cell>
          <table:table-cell table:style-name="ce5" office:value-type="float" office:value="67021" calcext:value-type="float">
            <text:p>67.02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tlántico</text:p>
          </table:table-cell>
          <table:table-cell table:style-name="ce3" office:value-type="string" calcext:value-type="string">
            <text:p>Juan de Acosta</text:p>
          </table:table-cell>
          <table:table-cell table:style-name="ce5" office:value-type="float" office:value="20999" calcext:value-type="float">
            <text:p>20.999</text:p>
          </table:table-cell>
          <table:table-cell table:style-name="ce5" office:value-type="float" office:value="21971" calcext:value-type="float">
            <text:p>21.971</text:p>
          </table:table-cell>
          <table:table-cell table:style-name="ce5" office:value-type="float" office:value="22752" calcext:value-type="float">
            <text:p>22.75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tlántico</text:p>
          </table:table-cell>
          <table:table-cell table:style-name="ce3" office:value-type="string" calcext:value-type="string">
            <text:p>Luruaco</text:p>
          </table:table-cell>
          <table:table-cell table:style-name="ce5" office:value-type="float" office:value="28175" calcext:value-type="float">
            <text:p>28.175</text:p>
          </table:table-cell>
          <table:table-cell table:style-name="ce5" office:value-type="float" office:value="29348" calcext:value-type="float">
            <text:p>29.348</text:p>
          </table:table-cell>
          <table:table-cell table:style-name="ce5" office:value-type="float" office:value="30314" calcext:value-type="float">
            <text:p>30.31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tlántico</text:p>
          </table:table-cell>
          <table:table-cell table:style-name="ce3" office:value-type="string" calcext:value-type="string">
            <text:p>Malambo</text:p>
          </table:table-cell>
          <table:table-cell table:style-name="ce5" office:value-type="float" office:value="128203" calcext:value-type="float">
            <text:p>128.203</text:p>
          </table:table-cell>
          <table:table-cell table:style-name="ce5" office:value-type="float" office:value="134468" calcext:value-type="float">
            <text:p>134.468</text:p>
          </table:table-cell>
          <table:table-cell table:style-name="ce5" office:value-type="float" office:value="139566" calcext:value-type="float">
            <text:p>139.56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tlántico</text:p>
          </table:table-cell>
          <table:table-cell table:style-name="ce3" office:value-type="string" calcext:value-type="string">
            <text:p>Manatí</text:p>
          </table:table-cell>
          <table:table-cell table:style-name="ce5" office:value-type="float" office:value="19808" calcext:value-type="float">
            <text:p>19.808</text:p>
          </table:table-cell>
          <table:table-cell table:style-name="ce5" office:value-type="float" office:value="20698" calcext:value-type="float">
            <text:p>20.698</text:p>
          </table:table-cell>
          <table:table-cell table:style-name="ce5" office:value-type="float" office:value="21442" calcext:value-type="float">
            <text:p>21.44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tlántico</text:p>
          </table:table-cell>
          <table:table-cell table:style-name="ce3" office:value-type="string" calcext:value-type="string">
            <text:p>Palmar de Varela</text:p>
          </table:table-cell>
          <table:table-cell table:style-name="ce5" office:value-type="float" office:value="28932" calcext:value-type="float">
            <text:p>28.932</text:p>
          </table:table-cell>
          <table:table-cell table:style-name="ce5" office:value-type="float" office:value="30094" calcext:value-type="float">
            <text:p>30.094</text:p>
          </table:table-cell>
          <table:table-cell table:style-name="ce5" office:value-type="float" office:value="31038" calcext:value-type="float">
            <text:p>31.03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tlántico</text:p>
          </table:table-cell>
          <table:table-cell table:style-name="ce3" office:value-type="string" calcext:value-type="string">
            <text:p>Piojó</text:p>
          </table:table-cell>
          <table:table-cell table:style-name="ce5" office:value-type="float" office:value="6608" calcext:value-type="float">
            <text:p>6.608</text:p>
          </table:table-cell>
          <table:table-cell table:style-name="ce5" office:value-type="float" office:value="6873" calcext:value-type="float">
            <text:p>6.873</text:p>
          </table:table-cell>
          <table:table-cell table:style-name="ce5" office:value-type="float" office:value="7089" calcext:value-type="float">
            <text:p>7.08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tlántico</text:p>
          </table:table-cell>
          <table:table-cell table:style-name="ce3" office:value-type="string" calcext:value-type="string">
            <text:p>Polonuevo</text:p>
          </table:table-cell>
          <table:table-cell table:style-name="ce5" office:value-type="float" office:value="18197" calcext:value-type="float">
            <text:p>18.197</text:p>
          </table:table-cell>
          <table:table-cell table:style-name="ce5" office:value-type="float" office:value="18941" calcext:value-type="float">
            <text:p>18.941</text:p>
          </table:table-cell>
          <table:table-cell table:style-name="ce5" office:value-type="float" office:value="19545" calcext:value-type="float">
            <text:p>19.54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tlántico</text:p>
          </table:table-cell>
          <table:table-cell table:style-name="ce3" office:value-type="string" calcext:value-type="string">
            <text:p>Ponedera</text:p>
          </table:table-cell>
          <table:table-cell table:style-name="ce5" office:value-type="float" office:value="23848" calcext:value-type="float">
            <text:p>23.848</text:p>
          </table:table-cell>
          <table:table-cell table:style-name="ce5" office:value-type="float" office:value="24877" calcext:value-type="float">
            <text:p>24.877</text:p>
          </table:table-cell>
          <table:table-cell table:style-name="ce5" office:value-type="float" office:value="25728" calcext:value-type="float">
            <text:p>25.72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tlántico</text:p>
          </table:table-cell>
          <table:table-cell table:style-name="ce3" office:value-type="string" calcext:value-type="string">
            <text:p>Puerto Colombia</text:p>
          </table:table-cell>
          <table:table-cell table:style-name="ce5" office:value-type="float" office:value="49264" calcext:value-type="float">
            <text:p>49.264</text:p>
          </table:table-cell>
          <table:table-cell table:style-name="ce5" office:value-type="float" office:value="51695" calcext:value-type="float">
            <text:p>51.695</text:p>
          </table:table-cell>
          <table:table-cell table:style-name="ce5" office:value-type="float" office:value="53649" calcext:value-type="float">
            <text:p>53.64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tlántico</text:p>
          </table:table-cell>
          <table:table-cell table:style-name="ce3" office:value-type="string" calcext:value-type="string">
            <text:p>Repelón</text:p>
          </table:table-cell>
          <table:table-cell table:style-name="ce5" office:value-type="float" office:value="26200" calcext:value-type="float">
            <text:p>26.200</text:p>
          </table:table-cell>
          <table:table-cell table:style-name="ce5" office:value-type="float" office:value="27249" calcext:value-type="float">
            <text:p>27.249</text:p>
          </table:table-cell>
          <table:table-cell table:style-name="ce5" office:value-type="float" office:value="28102" calcext:value-type="float">
            <text:p>28.10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tlántico</text:p>
          </table:table-cell>
          <table:table-cell table:style-name="ce3" office:value-type="string" calcext:value-type="string">
            <text:p>Sabanagrande</text:p>
          </table:table-cell>
          <table:table-cell table:style-name="ce5" office:value-type="float" office:value="32334" calcext:value-type="float">
            <text:p>32.334</text:p>
          </table:table-cell>
          <table:table-cell table:style-name="ce5" office:value-type="float" office:value="33858" calcext:value-type="float">
            <text:p>33.858</text:p>
          </table:table-cell>
          <table:table-cell table:style-name="ce5" office:value-type="float" office:value="35084" calcext:value-type="float">
            <text:p>35.08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tlántico</text:p>
          </table:table-cell>
          <table:table-cell table:style-name="ce3" office:value-type="string" calcext:value-type="string">
            <text:p>Sabanalarga</text:p>
          </table:table-cell>
          <table:table-cell table:style-name="ce5" office:value-type="float" office:value="93261" calcext:value-type="float">
            <text:p>93.261</text:p>
          </table:table-cell>
          <table:table-cell table:style-name="ce5" office:value-type="float" office:value="97005" calcext:value-type="float">
            <text:p>97.005</text:p>
          </table:table-cell>
          <table:table-cell table:style-name="ce5" office:value-type="float" office:value="100049" calcext:value-type="float">
            <text:p>100.04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tlántico</text:p>
          </table:table-cell>
          <table:table-cell table:style-name="ce3" office:value-type="string" calcext:value-type="string">
            <text:p>Santa Lucía</text:p>
          </table:table-cell>
          <table:table-cell table:style-name="ce5" office:value-type="float" office:value="16023" calcext:value-type="float">
            <text:p>16.023</text:p>
          </table:table-cell>
          <table:table-cell table:style-name="ce5" office:value-type="float" office:value="16624" calcext:value-type="float">
            <text:p>16.624</text:p>
          </table:table-cell>
          <table:table-cell table:style-name="ce5" office:value-type="float" office:value="17104" calcext:value-type="float">
            <text:p>17.10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tlántico</text:p>
          </table:table-cell>
          <table:table-cell table:style-name="ce3" office:value-type="string" calcext:value-type="string">
            <text:p>Santo Tomás</text:p>
          </table:table-cell>
          <table:table-cell table:style-name="ce5" office:value-type="float" office:value="29829" calcext:value-type="float">
            <text:p>29.829</text:p>
          </table:table-cell>
          <table:table-cell table:style-name="ce5" office:value-type="float" office:value="31027" calcext:value-type="float">
            <text:p>31.027</text:p>
          </table:table-cell>
          <table:table-cell table:style-name="ce5" office:value-type="float" office:value="32000" calcext:value-type="float">
            <text:p>32.00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tlántico</text:p>
          </table:table-cell>
          <table:table-cell table:style-name="ce3" office:value-type="string" calcext:value-type="string">
            <text:p>Soledad</text:p>
          </table:table-cell>
          <table:table-cell table:style-name="ce5" office:value-type="float" office:value="603999" calcext:value-type="float">
            <text:p>603.999</text:p>
          </table:table-cell>
          <table:table-cell table:style-name="ce5" office:value-type="float" office:value="638065" calcext:value-type="float">
            <text:p>638.065</text:p>
          </table:table-cell>
          <table:table-cell table:style-name="ce5" office:value-type="float" office:value="665021" calcext:value-type="float">
            <text:p>665.02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tlántico</text:p>
          </table:table-cell>
          <table:table-cell table:style-name="ce3" office:value-type="string" calcext:value-type="string">
            <text:p>Suan</text:p>
          </table:table-cell>
          <table:table-cell table:style-name="ce5" office:value-type="float" office:value="11940" calcext:value-type="float">
            <text:p>11.940</text:p>
          </table:table-cell>
          <table:table-cell table:style-name="ce5" office:value-type="float" office:value="12282" calcext:value-type="float">
            <text:p>12.282</text:p>
          </table:table-cell>
          <table:table-cell table:style-name="ce5" office:value-type="float" office:value="12572" calcext:value-type="float">
            <text:p>12.57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tlántico</text:p>
          </table:table-cell>
          <table:table-cell table:style-name="ce3" office:value-type="string" calcext:value-type="string">
            <text:p>Tubará</text:p>
          </table:table-cell>
          <table:table-cell table:style-name="ce5" office:value-type="float" office:value="17377" calcext:value-type="float">
            <text:p>17.377</text:p>
          </table:table-cell>
          <table:table-cell table:style-name="ce5" office:value-type="float" office:value="18190" calcext:value-type="float">
            <text:p>18.190</text:p>
          </table:table-cell>
          <table:table-cell table:style-name="ce5" office:value-type="float" office:value="18846" calcext:value-type="float">
            <text:p>18.84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tlántico</text:p>
          </table:table-cell>
          <table:table-cell table:style-name="ce3" office:value-type="string" calcext:value-type="string">
            <text:p>Usiacurí</text:p>
          </table:table-cell>
          <table:table-cell table:style-name="ce5" office:value-type="float" office:value="12250" calcext:value-type="float">
            <text:p>12.250</text:p>
          </table:table-cell>
          <table:table-cell table:style-name="ce5" office:value-type="float" office:value="12743" calcext:value-type="float">
            <text:p>12.743</text:p>
          </table:table-cell>
          <table:table-cell table:style-name="ce5" office:value-type="float" office:value="13144" calcext:value-type="float">
            <text:p>13.144</text:p>
          </table:table-cell>
          <table:table-cell table:number-columns-repeated="1019"/>
        </table:table-row>
        <table:table-row table:style-name="ro4">
          <table:table-cell table:number-columns-repeated="2" table:style-name="ce3" office:value-type="string" calcext:value-type="string">
            <text:p>Bogotá, D.C.</text:p>
          </table:table-cell>
          <table:table-cell table:style-name="ce5" office:value-type="float" office:value="7412566" calcext:value-type="float">
            <text:p>7.412.566</text:p>
          </table:table-cell>
          <table:table-cell table:style-name="ce5" office:value-type="float" office:value="7592871" calcext:value-type="float">
            <text:p>7.592.871</text:p>
          </table:table-cell>
          <table:table-cell table:style-name="ce5" office:value-type="float" office:value="7743955" calcext:value-type="float">
            <text:p>7.743.95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lívar</text:p>
          </table:table-cell>
          <table:table-cell table:style-name="ce3" office:value-type="string" calcext:value-type="string">
            <text:p>Cartagena de Indias</text:p>
          </table:table-cell>
          <table:table-cell table:style-name="ce5" office:value-type="float" office:value="973045" calcext:value-type="float">
            <text:p>973.045</text:p>
          </table:table-cell>
          <table:table-cell table:style-name="ce5" office:value-type="float" office:value="1003685" calcext:value-type="float">
            <text:p>1.003.685</text:p>
          </table:table-cell>
          <table:table-cell table:style-name="ce5" office:value-type="float" office:value="1028736" calcext:value-type="float">
            <text:p>1.028.73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lívar</text:p>
          </table:table-cell>
          <table:table-cell table:style-name="ce3" office:value-type="string" calcext:value-type="string">
            <text:p>Achí</text:p>
          </table:table-cell>
          <table:table-cell table:style-name="ce5" office:value-type="float" office:value="24352" calcext:value-type="float">
            <text:p>24.352</text:p>
          </table:table-cell>
          <table:table-cell table:style-name="ce5" office:value-type="float" office:value="24610" calcext:value-type="float">
            <text:p>24.610</text:p>
          </table:table-cell>
          <table:table-cell table:style-name="ce5" office:value-type="float" office:value="24900" calcext:value-type="float">
            <text:p>24.90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lívar</text:p>
          </table:table-cell>
          <table:table-cell table:style-name="ce3" office:value-type="string" calcext:value-type="string">
            <text:p>Altos del Rosario</text:p>
          </table:table-cell>
          <table:table-cell table:style-name="ce5" office:value-type="float" office:value="10972" calcext:value-type="float">
            <text:p>10.972</text:p>
          </table:table-cell>
          <table:table-cell table:style-name="ce5" office:value-type="float" office:value="11309" calcext:value-type="float">
            <text:p>11.309</text:p>
          </table:table-cell>
          <table:table-cell table:style-name="ce5" office:value-type="float" office:value="11585" calcext:value-type="float">
            <text:p>11.58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lívar</text:p>
          </table:table-cell>
          <table:table-cell table:style-name="ce3" office:value-type="string" calcext:value-type="string">
            <text:p>Arenal</text:p>
          </table:table-cell>
          <table:table-cell table:style-name="ce5" office:value-type="float" office:value="7365" calcext:value-type="float">
            <text:p>7.365</text:p>
          </table:table-cell>
          <table:table-cell table:style-name="ce5" office:value-type="float" office:value="7590" calcext:value-type="float">
            <text:p>7.590</text:p>
          </table:table-cell>
          <table:table-cell table:style-name="ce5" office:value-type="float" office:value="7775" calcext:value-type="float">
            <text:p>7.77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lívar</text:p>
          </table:table-cell>
          <table:table-cell table:style-name="ce3" office:value-type="string" calcext:value-type="string">
            <text:p>Arjona</text:p>
          </table:table-cell>
          <table:table-cell table:style-name="ce5" office:value-type="float" office:value="69503" calcext:value-type="float">
            <text:p>69.503</text:p>
          </table:table-cell>
          <table:table-cell table:style-name="ce5" office:value-type="float" office:value="71837" calcext:value-type="float">
            <text:p>71.837</text:p>
          </table:table-cell>
          <table:table-cell table:style-name="ce5" office:value-type="float" office:value="73730" calcext:value-type="float">
            <text:p>73.73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lívar</text:p>
          </table:table-cell>
          <table:table-cell table:style-name="ce3" office:value-type="string" calcext:value-type="string">
            <text:p>Arroyohondo</text:p>
          </table:table-cell>
          <table:table-cell table:style-name="ce5" office:value-type="float" office:value="8254" calcext:value-type="float">
            <text:p>8.254</text:p>
          </table:table-cell>
          <table:table-cell table:style-name="ce5" office:value-type="float" office:value="8504" calcext:value-type="float">
            <text:p>8.504</text:p>
          </table:table-cell>
          <table:table-cell table:style-name="ce5" office:value-type="float" office:value="8710" calcext:value-type="float">
            <text:p>8.71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lívar</text:p>
          </table:table-cell>
          <table:table-cell table:style-name="ce3" office:value-type="string" calcext:value-type="string">
            <text:p>Barranco de Loba</text:p>
          </table:table-cell>
          <table:table-cell table:style-name="ce5" office:value-type="float" office:value="14836" calcext:value-type="float">
            <text:p>14.836</text:p>
          </table:table-cell>
          <table:table-cell table:style-name="ce5" office:value-type="float" office:value="14996" calcext:value-type="float">
            <text:p>14.996</text:p>
          </table:table-cell>
          <table:table-cell table:style-name="ce5" office:value-type="float" office:value="15181" calcext:value-type="float">
            <text:p>15.18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lívar</text:p>
          </table:table-cell>
          <table:table-cell table:style-name="ce3" office:value-type="string" calcext:value-type="string">
            <text:p>Calamar</text:p>
          </table:table-cell>
          <table:table-cell table:style-name="ce5" office:value-type="float" office:value="22474" calcext:value-type="float">
            <text:p>22.474</text:p>
          </table:table-cell>
          <table:table-cell table:style-name="ce5" office:value-type="float" office:value="22794" calcext:value-type="float">
            <text:p>22.794</text:p>
          </table:table-cell>
          <table:table-cell table:style-name="ce5" office:value-type="float" office:value="23097" calcext:value-type="float">
            <text:p>23.09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lívar</text:p>
          </table:table-cell>
          <table:table-cell table:style-name="ce3" office:value-type="string" calcext:value-type="string">
            <text:p>Cantagallo</text:p>
          </table:table-cell>
          <table:table-cell table:style-name="ce5" office:value-type="float" office:value="8234" calcext:value-type="float">
            <text:p>8.234</text:p>
          </table:table-cell>
          <table:table-cell table:style-name="ce5" office:value-type="float" office:value="8488" calcext:value-type="float">
            <text:p>8.488</text:p>
          </table:table-cell>
          <table:table-cell table:style-name="ce5" office:value-type="float" office:value="8696" calcext:value-type="float">
            <text:p>8.69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lívar</text:p>
          </table:table-cell>
          <table:table-cell table:style-name="ce3" office:value-type="string" calcext:value-type="string">
            <text:p>Cicuco</text:p>
          </table:table-cell>
          <table:table-cell table:style-name="ce5" office:value-type="float" office:value="13442" calcext:value-type="float">
            <text:p>13.442</text:p>
          </table:table-cell>
          <table:table-cell table:style-name="ce5" office:value-type="float" office:value="13903" calcext:value-type="float">
            <text:p>13.903</text:p>
          </table:table-cell>
          <table:table-cell table:style-name="ce5" office:value-type="float" office:value="14302" calcext:value-type="float">
            <text:p>14.30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lívar</text:p>
          </table:table-cell>
          <table:table-cell table:style-name="ce3" office:value-type="string" calcext:value-type="string">
            <text:p>Córdoba</text:p>
          </table:table-cell>
          <table:table-cell table:style-name="ce5" office:value-type="float" office:value="15960" calcext:value-type="float">
            <text:p>15.960</text:p>
          </table:table-cell>
          <table:table-cell table:style-name="ce5" office:value-type="float" office:value="16225" calcext:value-type="float">
            <text:p>16.225</text:p>
          </table:table-cell>
          <table:table-cell table:style-name="ce5" office:value-type="float" office:value="16474" calcext:value-type="float">
            <text:p>16.47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lívar</text:p>
          </table:table-cell>
          <table:table-cell table:style-name="ce3" office:value-type="string" calcext:value-type="string">
            <text:p>Clemencia</text:p>
          </table:table-cell>
          <table:table-cell table:style-name="ce5" office:value-type="float" office:value="14511" calcext:value-type="float">
            <text:p>14.511</text:p>
          </table:table-cell>
          <table:table-cell table:style-name="ce5" office:value-type="float" office:value="15014" calcext:value-type="float">
            <text:p>15.014</text:p>
          </table:table-cell>
          <table:table-cell table:style-name="ce5" office:value-type="float" office:value="15453" calcext:value-type="float">
            <text:p>15.45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lívar</text:p>
          </table:table-cell>
          <table:table-cell table:style-name="ce3" office:value-type="string" calcext:value-type="string">
            <text:p>El Carmen de Bolívar</text:p>
          </table:table-cell>
          <table:table-cell table:style-name="ce5" office:value-type="float" office:value="70131" calcext:value-type="float">
            <text:p>70.131</text:p>
          </table:table-cell>
          <table:table-cell table:style-name="ce5" office:value-type="float" office:value="71428" calcext:value-type="float">
            <text:p>71.428</text:p>
          </table:table-cell>
          <table:table-cell table:style-name="ce5" office:value-type="float" office:value="72595" calcext:value-type="float">
            <text:p>72.59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lívar</text:p>
          </table:table-cell>
          <table:table-cell table:style-name="ce3" office:value-type="string" calcext:value-type="string">
            <text:p>El Guamo</text:p>
          </table:table-cell>
          <table:table-cell table:style-name="ce5" office:value-type="float" office:value="8647" calcext:value-type="float">
            <text:p>8.647</text:p>
          </table:table-cell>
          <table:table-cell table:style-name="ce5" office:value-type="float" office:value="8825" calcext:value-type="float">
            <text:p>8.825</text:p>
          </table:table-cell>
          <table:table-cell table:style-name="ce5" office:value-type="float" office:value="8984" calcext:value-type="float">
            <text:p>8.98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lívar</text:p>
          </table:table-cell>
          <table:table-cell table:style-name="ce3" office:value-type="string" calcext:value-type="string">
            <text:p>El Peñón</text:p>
          </table:table-cell>
          <table:table-cell table:style-name="ce5" office:value-type="float" office:value="7651" calcext:value-type="float">
            <text:p>7.651</text:p>
          </table:table-cell>
          <table:table-cell table:style-name="ce5" office:value-type="float" office:value="7884" calcext:value-type="float">
            <text:p>7.884</text:p>
          </table:table-cell>
          <table:table-cell table:style-name="ce5" office:value-type="float" office:value="8075" calcext:value-type="float">
            <text:p>8.07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lívar</text:p>
          </table:table-cell>
          <table:table-cell table:style-name="ce3" office:value-type="string" calcext:value-type="string">
            <text:p>Hatillo de Loba</text:p>
          </table:table-cell>
          <table:table-cell table:style-name="ce5" office:value-type="float" office:value="12317" calcext:value-type="float">
            <text:p>12.317</text:p>
          </table:table-cell>
          <table:table-cell table:style-name="ce5" office:value-type="float" office:value="12699" calcext:value-type="float">
            <text:p>12.699</text:p>
          </table:table-cell>
          <table:table-cell table:style-name="ce5" office:value-type="float" office:value="13012" calcext:value-type="float">
            <text:p>13.01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lívar</text:p>
          </table:table-cell>
          <table:table-cell table:style-name="ce3" office:value-type="string" calcext:value-type="string">
            <text:p>Magangué</text:p>
          </table:table-cell>
          <table:table-cell table:style-name="ce5" office:value-type="float" office:value="133270" calcext:value-type="float">
            <text:p>133.270</text:p>
          </table:table-cell>
          <table:table-cell table:style-name="ce5" office:value-type="float" office:value="137030" calcext:value-type="float">
            <text:p>137.030</text:p>
          </table:table-cell>
          <table:table-cell table:style-name="ce5" office:value-type="float" office:value="140156" calcext:value-type="float">
            <text:p>140.15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lívar</text:p>
          </table:table-cell>
          <table:table-cell table:style-name="ce3" office:value-type="string" calcext:value-type="string">
            <text:p>Mahates</text:p>
          </table:table-cell>
          <table:table-cell table:style-name="ce5" office:value-type="float" office:value="27692" calcext:value-type="float">
            <text:p>27.692</text:p>
          </table:table-cell>
          <table:table-cell table:style-name="ce5" office:value-type="float" office:value="28602" calcext:value-type="float">
            <text:p>28.602</text:p>
          </table:table-cell>
          <table:table-cell table:style-name="ce5" office:value-type="float" office:value="29355" calcext:value-type="float">
            <text:p>29.35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lívar</text:p>
          </table:table-cell>
          <table:table-cell table:style-name="ce3" office:value-type="string" calcext:value-type="string">
            <text:p>Margarita</text:p>
          </table:table-cell>
          <table:table-cell table:style-name="ce5" office:value-type="float" office:value="10673" calcext:value-type="float">
            <text:p>10.673</text:p>
          </table:table-cell>
          <table:table-cell table:style-name="ce5" office:value-type="float" office:value="10913" calcext:value-type="float">
            <text:p>10.913</text:p>
          </table:table-cell>
          <table:table-cell table:style-name="ce5" office:value-type="float" office:value="11110" calcext:value-type="float">
            <text:p>11.11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lívar</text:p>
          </table:table-cell>
          <table:table-cell table:style-name="ce3" office:value-type="string" calcext:value-type="string">
            <text:p>María La Baja</text:p>
          </table:table-cell>
          <table:table-cell table:style-name="ce5" office:value-type="float" office:value="46112" calcext:value-type="float">
            <text:p>46.112</text:p>
          </table:table-cell>
          <table:table-cell table:style-name="ce5" office:value-type="float" office:value="47389" calcext:value-type="float">
            <text:p>47.389</text:p>
          </table:table-cell>
          <table:table-cell table:style-name="ce5" office:value-type="float" office:value="48457" calcext:value-type="float">
            <text:p>48.45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lívar</text:p>
          </table:table-cell>
          <table:table-cell table:style-name="ce3" office:value-type="string" calcext:value-type="string">
            <text:p>Montecristo</text:p>
          </table:table-cell>
          <table:table-cell table:style-name="ce5" office:value-type="float" office:value="16389" calcext:value-type="float">
            <text:p>16.389</text:p>
          </table:table-cell>
          <table:table-cell table:style-name="ce5" office:value-type="float" office:value="17017" calcext:value-type="float">
            <text:p>17.017</text:p>
          </table:table-cell>
          <table:table-cell table:style-name="ce5" office:value-type="float" office:value="17604" calcext:value-type="float">
            <text:p>17.60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lívar</text:p>
          </table:table-cell>
          <table:table-cell table:style-name="ce3" office:value-type="string" calcext:value-type="string">
            <text:p>Mompós</text:p>
          </table:table-cell>
          <table:table-cell table:style-name="ce5" office:value-type="float" office:value="44442" calcext:value-type="float">
            <text:p>44.442</text:p>
          </table:table-cell>
          <table:table-cell table:style-name="ce5" office:value-type="float" office:value="45498" calcext:value-type="float">
            <text:p>45.498</text:p>
          </table:table-cell>
          <table:table-cell table:style-name="ce5" office:value-type="float" office:value="46408" calcext:value-type="float">
            <text:p>46.40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lívar</text:p>
          </table:table-cell>
          <table:table-cell table:style-name="ce3" office:value-type="string" calcext:value-type="string">
            <text:p>Morales</text:p>
          </table:table-cell>
          <table:table-cell table:style-name="ce5" office:value-type="float" office:value="22259" calcext:value-type="float">
            <text:p>22.259</text:p>
          </table:table-cell>
          <table:table-cell table:style-name="ce5" office:value-type="float" office:value="22846" calcext:value-type="float">
            <text:p>22.846</text:p>
          </table:table-cell>
          <table:table-cell table:style-name="ce5" office:value-type="float" office:value="23348" calcext:value-type="float">
            <text:p>23.34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lívar</text:p>
          </table:table-cell>
          <table:table-cell table:style-name="ce3" office:value-type="string" calcext:value-type="string">
            <text:p>Norosí</text:p>
          </table:table-cell>
          <table:table-cell table:style-name="ce5" office:value-type="float" office:value="9212" calcext:value-type="float">
            <text:p>9.212</text:p>
          </table:table-cell>
          <table:table-cell table:style-name="ce5" office:value-type="float" office:value="9587" calcext:value-type="float">
            <text:p>9.587</text:p>
          </table:table-cell>
          <table:table-cell table:style-name="ce5" office:value-type="float" office:value="9953" calcext:value-type="float">
            <text:p>9.95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lívar</text:p>
          </table:table-cell>
          <table:table-cell table:style-name="ce3" office:value-type="string" calcext:value-type="string">
            <text:p>Pinillos</text:p>
          </table:table-cell>
          <table:table-cell table:style-name="ce5" office:value-type="float" office:value="24218" calcext:value-type="float">
            <text:p>24.218</text:p>
          </table:table-cell>
          <table:table-cell table:style-name="ce5" office:value-type="float" office:value="24433" calcext:value-type="float">
            <text:p>24.433</text:p>
          </table:table-cell>
          <table:table-cell table:style-name="ce5" office:value-type="float" office:value="24706" calcext:value-type="float">
            <text:p>24.70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lívar</text:p>
          </table:table-cell>
          <table:table-cell table:style-name="ce3" office:value-type="string" calcext:value-type="string">
            <text:p>Regidor</text:p>
          </table:table-cell>
          <table:table-cell table:style-name="ce5" office:value-type="float" office:value="6723" calcext:value-type="float">
            <text:p>6.723</text:p>
          </table:table-cell>
          <table:table-cell table:style-name="ce5" office:value-type="float" office:value="6983" calcext:value-type="float">
            <text:p>6.983</text:p>
          </table:table-cell>
          <table:table-cell table:style-name="ce5" office:value-type="float" office:value="7227" calcext:value-type="float">
            <text:p>7.22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lívar</text:p>
          </table:table-cell>
          <table:table-cell table:style-name="ce3" office:value-type="string" calcext:value-type="string">
            <text:p>Río Viejo</text:p>
          </table:table-cell>
          <table:table-cell table:style-name="ce5" office:value-type="float" office:value="10598" calcext:value-type="float">
            <text:p>10.598</text:p>
          </table:table-cell>
          <table:table-cell table:style-name="ce5" office:value-type="float" office:value="10638" calcext:value-type="float">
            <text:p>10.638</text:p>
          </table:table-cell>
          <table:table-cell table:style-name="ce5" office:value-type="float" office:value="10736" calcext:value-type="float">
            <text:p>10.73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lívar</text:p>
          </table:table-cell>
          <table:table-cell table:style-name="ce3" office:value-type="string" calcext:value-type="string">
            <text:p>San Cristóbal</text:p>
          </table:table-cell>
          <table:table-cell table:style-name="ce5" office:value-type="float" office:value="8054" calcext:value-type="float">
            <text:p>8.054</text:p>
          </table:table-cell>
          <table:table-cell table:style-name="ce5" office:value-type="float" office:value="8330" calcext:value-type="float">
            <text:p>8.330</text:p>
          </table:table-cell>
          <table:table-cell table:style-name="ce5" office:value-type="float" office:value="8569" calcext:value-type="float">
            <text:p>8.56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lívar</text:p>
          </table:table-cell>
          <table:table-cell table:style-name="ce3" office:value-type="string" calcext:value-type="string">
            <text:p>San Estanislao</text:p>
          </table:table-cell>
          <table:table-cell table:style-name="ce5" office:value-type="float" office:value="18251" calcext:value-type="float">
            <text:p>18.251</text:p>
          </table:table-cell>
          <table:table-cell table:style-name="ce5" office:value-type="float" office:value="18729" calcext:value-type="float">
            <text:p>18.729</text:p>
          </table:table-cell>
          <table:table-cell table:style-name="ce5" office:value-type="float" office:value="19128" calcext:value-type="float">
            <text:p>19.12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lívar</text:p>
          </table:table-cell>
          <table:table-cell table:style-name="ce3" office:value-type="string" calcext:value-type="string">
            <text:p>San Fernando</text:p>
          </table:table-cell>
          <table:table-cell table:style-name="ce5" office:value-type="float" office:value="12536" calcext:value-type="float">
            <text:p>12.536</text:p>
          </table:table-cell>
          <table:table-cell table:style-name="ce5" office:value-type="float" office:value="12813" calcext:value-type="float">
            <text:p>12.813</text:p>
          </table:table-cell>
          <table:table-cell table:style-name="ce5" office:value-type="float" office:value="13025" calcext:value-type="float">
            <text:p>13.02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lívar</text:p>
          </table:table-cell>
          <table:table-cell table:style-name="ce3" office:value-type="string" calcext:value-type="string">
            <text:p>San Jacinto</text:p>
          </table:table-cell>
          <table:table-cell table:style-name="ce5" office:value-type="float" office:value="23913" calcext:value-type="float">
            <text:p>23.913</text:p>
          </table:table-cell>
          <table:table-cell table:style-name="ce5" office:value-type="float" office:value="24232" calcext:value-type="float">
            <text:p>24.232</text:p>
          </table:table-cell>
          <table:table-cell table:style-name="ce5" office:value-type="float" office:value="24552" calcext:value-type="float">
            <text:p>24.55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lívar</text:p>
          </table:table-cell>
          <table:table-cell table:style-name="ce3" office:value-type="string" calcext:value-type="string">
            <text:p>San Jacinto del Cauca</text:p>
          </table:table-cell>
          <table:table-cell table:style-name="ce5" office:value-type="float" office:value="9935" calcext:value-type="float">
            <text:p>9.935</text:p>
          </table:table-cell>
          <table:table-cell table:style-name="ce5" office:value-type="float" office:value="10305" calcext:value-type="float">
            <text:p>10.305</text:p>
          </table:table-cell>
          <table:table-cell table:style-name="ce5" office:value-type="float" office:value="10643" calcext:value-type="float">
            <text:p>10.64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lívar</text:p>
          </table:table-cell>
          <table:table-cell table:style-name="ce3" office:value-type="string" calcext:value-type="string">
            <text:p>San Juan Nepomuceno</text:p>
          </table:table-cell>
          <table:table-cell table:style-name="ce5" office:value-type="float" office:value="36874" calcext:value-type="float">
            <text:p>36.874</text:p>
          </table:table-cell>
          <table:table-cell table:style-name="ce5" office:value-type="float" office:value="37765" calcext:value-type="float">
            <text:p>37.765</text:p>
          </table:table-cell>
          <table:table-cell table:style-name="ce5" office:value-type="float" office:value="38529" calcext:value-type="float">
            <text:p>38.52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lívar</text:p>
          </table:table-cell>
          <table:table-cell table:style-name="ce3" office:value-type="string" calcext:value-type="string">
            <text:p>San Martín de Loba</text:p>
          </table:table-cell>
          <table:table-cell table:style-name="ce5" office:value-type="float" office:value="14774" calcext:value-type="float">
            <text:p>14.774</text:p>
          </table:table-cell>
          <table:table-cell table:style-name="ce5" office:value-type="float" office:value="14792" calcext:value-type="float">
            <text:p>14.792</text:p>
          </table:table-cell>
          <table:table-cell table:style-name="ce5" office:value-type="float" office:value="14897" calcext:value-type="float">
            <text:p>14.89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lívar</text:p>
          </table:table-cell>
          <table:table-cell table:style-name="ce3" office:value-type="string" calcext:value-type="string">
            <text:p>San Pablo</text:p>
          </table:table-cell>
          <table:table-cell table:style-name="ce5" office:value-type="float" office:value="27190" calcext:value-type="float">
            <text:p>27.190</text:p>
          </table:table-cell>
          <table:table-cell table:style-name="ce5" office:value-type="float" office:value="28043" calcext:value-type="float">
            <text:p>28.043</text:p>
          </table:table-cell>
          <table:table-cell table:style-name="ce5" office:value-type="float" office:value="28741" calcext:value-type="float">
            <text:p>28.74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lívar</text:p>
          </table:table-cell>
          <table:table-cell table:style-name="ce3" office:value-type="string" calcext:value-type="string">
            <text:p>Santa Catalina</text:p>
          </table:table-cell>
          <table:table-cell table:style-name="ce5" office:value-type="float" office:value="14563" calcext:value-type="float">
            <text:p>14.563</text:p>
          </table:table-cell>
          <table:table-cell table:style-name="ce5" office:value-type="float" office:value="14747" calcext:value-type="float">
            <text:p>14.747</text:p>
          </table:table-cell>
          <table:table-cell table:style-name="ce5" office:value-type="float" office:value="14948" calcext:value-type="float">
            <text:p>14.94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lívar</text:p>
          </table:table-cell>
          <table:table-cell table:style-name="ce3" office:value-type="string" calcext:value-type="string">
            <text:p>Santa Rosa</text:p>
          </table:table-cell>
          <table:table-cell table:style-name="ce5" office:value-type="float" office:value="20963" calcext:value-type="float">
            <text:p>20.963</text:p>
          </table:table-cell>
          <table:table-cell table:style-name="ce5" office:value-type="float" office:value="21766" calcext:value-type="float">
            <text:p>21.766</text:p>
          </table:table-cell>
          <table:table-cell table:style-name="ce5" office:value-type="float" office:value="22409" calcext:value-type="float">
            <text:p>22.40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lívar</text:p>
          </table:table-cell>
          <table:table-cell table:style-name="ce3" office:value-type="string" calcext:value-type="string">
            <text:p>Santa Rosa del Sur</text:p>
          </table:table-cell>
          <table:table-cell table:style-name="ce5" office:value-type="float" office:value="32646" calcext:value-type="float">
            <text:p>32.646</text:p>
          </table:table-cell>
          <table:table-cell table:style-name="ce5" office:value-type="float" office:value="33701" calcext:value-type="float">
            <text:p>33.701</text:p>
          </table:table-cell>
          <table:table-cell table:style-name="ce5" office:value-type="float" office:value="34568" calcext:value-type="float">
            <text:p>34.56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lívar</text:p>
          </table:table-cell>
          <table:table-cell table:style-name="ce3" office:value-type="string" calcext:value-type="string">
            <text:p>Simití</text:p>
          </table:table-cell>
          <table:table-cell table:style-name="ce5" office:value-type="float" office:value="18110" calcext:value-type="float">
            <text:p>18.110</text:p>
          </table:table-cell>
          <table:table-cell table:style-name="ce5" office:value-type="float" office:value="18678" calcext:value-type="float">
            <text:p>18.678</text:p>
          </table:table-cell>
          <table:table-cell table:style-name="ce5" office:value-type="float" office:value="19143" calcext:value-type="float">
            <text:p>19.14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lívar</text:p>
          </table:table-cell>
          <table:table-cell table:style-name="ce3" office:value-type="string" calcext:value-type="string">
            <text:p>Soplaviento</text:p>
          </table:table-cell>
          <table:table-cell table:style-name="ce5" office:value-type="float" office:value="10650" calcext:value-type="float">
            <text:p>10.650</text:p>
          </table:table-cell>
          <table:table-cell table:style-name="ce5" office:value-type="float" office:value="10733" calcext:value-type="float">
            <text:p>10.733</text:p>
          </table:table-cell>
          <table:table-cell table:style-name="ce5" office:value-type="float" office:value="10839" calcext:value-type="float">
            <text:p>10.83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lívar</text:p>
          </table:table-cell>
          <table:table-cell table:style-name="ce3" office:value-type="string" calcext:value-type="string">
            <text:p>Talaigua Nuevo</text:p>
          </table:table-cell>
          <table:table-cell table:style-name="ce5" office:value-type="float" office:value="13108" calcext:value-type="float">
            <text:p>13.108</text:p>
          </table:table-cell>
          <table:table-cell table:style-name="ce5" office:value-type="float" office:value="13106" calcext:value-type="float">
            <text:p>13.106</text:p>
          </table:table-cell>
          <table:table-cell table:style-name="ce5" office:value-type="float" office:value="13181" calcext:value-type="float">
            <text:p>13.18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lívar</text:p>
          </table:table-cell>
          <table:table-cell table:style-name="ce3" office:value-type="string" calcext:value-type="string">
            <text:p>Tiquisio</text:p>
          </table:table-cell>
          <table:table-cell table:style-name="ce5" office:value-type="float" office:value="18035" calcext:value-type="float">
            <text:p>18.035</text:p>
          </table:table-cell>
          <table:table-cell table:style-name="ce5" office:value-type="float" office:value="18584" calcext:value-type="float">
            <text:p>18.584</text:p>
          </table:table-cell>
          <table:table-cell table:style-name="ce5" office:value-type="float" office:value="19034" calcext:value-type="float">
            <text:p>19.03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lívar</text:p>
          </table:table-cell>
          <table:table-cell table:style-name="ce3" office:value-type="string" calcext:value-type="string">
            <text:p>Turbaco</text:p>
          </table:table-cell>
          <table:table-cell table:style-name="ce5" office:value-type="float" office:value="105166" calcext:value-type="float">
            <text:p>105.166</text:p>
          </table:table-cell>
          <table:table-cell table:style-name="ce5" office:value-type="float" office:value="109813" calcext:value-type="float">
            <text:p>109.813</text:p>
          </table:table-cell>
          <table:table-cell table:style-name="ce5" office:value-type="float" office:value="113440" calcext:value-type="float">
            <text:p>113.44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lívar</text:p>
          </table:table-cell>
          <table:table-cell table:style-name="ce3" office:value-type="string" calcext:value-type="string">
            <text:p>Turbaná</text:p>
          </table:table-cell>
          <table:table-cell table:style-name="ce5" office:value-type="float" office:value="16403" calcext:value-type="float">
            <text:p>16.403</text:p>
          </table:table-cell>
          <table:table-cell table:style-name="ce5" office:value-type="float" office:value="16954" calcext:value-type="float">
            <text:p>16.954</text:p>
          </table:table-cell>
          <table:table-cell table:style-name="ce5" office:value-type="float" office:value="17412" calcext:value-type="float">
            <text:p>17.41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lívar</text:p>
          </table:table-cell>
          <table:table-cell table:style-name="ce3" office:value-type="string" calcext:value-type="string">
            <text:p>Villanueva</text:p>
          </table:table-cell>
          <table:table-cell table:style-name="ce5" office:value-type="float" office:value="23777" calcext:value-type="float">
            <text:p>23.777</text:p>
          </table:table-cell>
          <table:table-cell table:style-name="ce5" office:value-type="float" office:value="24581" calcext:value-type="float">
            <text:p>24.581</text:p>
          </table:table-cell>
          <table:table-cell table:style-name="ce5" office:value-type="float" office:value="25231" calcext:value-type="float">
            <text:p>25.23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lívar</text:p>
          </table:table-cell>
          <table:table-cell table:style-name="ce3" office:value-type="string" calcext:value-type="string">
            <text:p>Zambrano</text:p>
          </table:table-cell>
          <table:table-cell table:style-name="ce5" office:value-type="float" office:value="11880" calcext:value-type="float">
            <text:p>11.880</text:p>
          </table:table-cell>
          <table:table-cell table:style-name="ce5" office:value-type="float" office:value="12113" calcext:value-type="float">
            <text:p>12.113</text:p>
          </table:table-cell>
          <table:table-cell table:style-name="ce5" office:value-type="float" office:value="12322" calcext:value-type="float">
            <text:p>12.32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Tunja</text:p>
          </table:table-cell>
          <table:table-cell table:style-name="ce5" office:value-type="float" office:value="172548" calcext:value-type="float">
            <text:p>172.548</text:p>
          </table:table-cell>
          <table:table-cell table:style-name="ce5" office:value-type="float" office:value="176347" calcext:value-type="float">
            <text:p>176.347</text:p>
          </table:table-cell>
          <table:table-cell table:style-name="ce5" office:value-type="float" office:value="179263" calcext:value-type="float">
            <text:p>179.26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Almeida</text:p>
          </table:table-cell>
          <table:table-cell table:style-name="ce5" office:value-type="float" office:value="1910" calcext:value-type="float">
            <text:p>1.910</text:p>
          </table:table-cell>
          <table:table-cell table:style-name="ce5" office:value-type="float" office:value="1845" calcext:value-type="float">
            <text:p>1.845</text:p>
          </table:table-cell>
          <table:table-cell table:style-name="ce5" office:value-type="float" office:value="1807" calcext:value-type="float">
            <text:p>1.80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Aquitania</text:p>
          </table:table-cell>
          <table:table-cell table:style-name="ce5" office:value-type="float" office:value="15377" calcext:value-type="float">
            <text:p>15.377</text:p>
          </table:table-cell>
          <table:table-cell table:style-name="ce5" office:value-type="float" office:value="15460" calcext:value-type="float">
            <text:p>15.460</text:p>
          </table:table-cell>
          <table:table-cell table:style-name="ce5" office:value-type="float" office:value="15546" calcext:value-type="float">
            <text:p>15.54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Arcabuco</text:p>
          </table:table-cell>
          <table:table-cell table:style-name="ce5" office:value-type="float" office:value="5831" calcext:value-type="float">
            <text:p>5.831</text:p>
          </table:table-cell>
          <table:table-cell table:style-name="ce5" office:value-type="float" office:value="5911" calcext:value-type="float">
            <text:p>5.911</text:p>
          </table:table-cell>
          <table:table-cell table:style-name="ce5" office:value-type="float" office:value="5978" calcext:value-type="float">
            <text:p>5.97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Belén</text:p>
          </table:table-cell>
          <table:table-cell table:style-name="ce5" office:value-type="float" office:value="7481" calcext:value-type="float">
            <text:p>7.481</text:p>
          </table:table-cell>
          <table:table-cell table:style-name="ce5" office:value-type="float" office:value="7500" calcext:value-type="float">
            <text:p>7.500</text:p>
          </table:table-cell>
          <table:table-cell table:style-name="ce5" office:value-type="float" office:value="7532" calcext:value-type="float">
            <text:p>7.53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Berbeo</text:p>
          </table:table-cell>
          <table:table-cell table:style-name="ce5" office:value-type="float" office:value="1596" calcext:value-type="float">
            <text:p>1.596</text:p>
          </table:table-cell>
          <table:table-cell table:style-name="ce5" office:value-type="float" office:value="1587" calcext:value-type="float">
            <text:p>1.587</text:p>
          </table:table-cell>
          <table:table-cell table:style-name="ce5" office:value-type="float" office:value="1582" calcext:value-type="float">
            <text:p>1.58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Betéitiva</text:p>
          </table:table-cell>
          <table:table-cell table:style-name="ce5" office:value-type="float" office:value="1963" calcext:value-type="float">
            <text:p>1.963</text:p>
          </table:table-cell>
          <table:table-cell table:style-name="ce5" office:value-type="float" office:value="1943" calcext:value-type="float">
            <text:p>1.943</text:p>
          </table:table-cell>
          <table:table-cell table:style-name="ce5" office:value-type="float" office:value="1935" calcext:value-type="float">
            <text:p>1.93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Boavita</text:p>
          </table:table-cell>
          <table:table-cell table:style-name="ce5" office:value-type="float" office:value="5059" calcext:value-type="float">
            <text:p>5.059</text:p>
          </table:table-cell>
          <table:table-cell table:style-name="ce5" office:value-type="float" office:value="4888" calcext:value-type="float">
            <text:p>4.888</text:p>
          </table:table-cell>
          <table:table-cell table:style-name="ce5" office:value-type="float" office:value="4797" calcext:value-type="float">
            <text:p>4.797</text:p>
          </table:table-cell>
          <table:table-cell table:number-columns-repeated="1019"/>
        </table:table-row>
        <table:table-row table:style-name="ro4">
          <table:table-cell table:number-columns-repeated="2" table:style-name="ce3" office:value-type="string" calcext:value-type="string">
            <text:p>Boyacá</text:p>
          </table:table-cell>
          <table:table-cell table:style-name="ce5" office:value-type="float" office:value="5089" calcext:value-type="float">
            <text:p>5.089</text:p>
          </table:table-cell>
          <table:table-cell table:style-name="ce5" office:value-type="float" office:value="5103" calcext:value-type="float">
            <text:p>5.103</text:p>
          </table:table-cell>
          <table:table-cell table:style-name="ce5" office:value-type="float" office:value="5118" calcext:value-type="float">
            <text:p>5.11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Briceño</text:p>
          </table:table-cell>
          <table:table-cell table:style-name="ce5" office:value-type="float" office:value="2198" calcext:value-type="float">
            <text:p>2.198</text:p>
          </table:table-cell>
          <table:table-cell table:style-name="ce5" office:value-type="float" office:value="2175" calcext:value-type="float">
            <text:p>2.175</text:p>
          </table:table-cell>
          <table:table-cell table:style-name="ce5" office:value-type="float" office:value="2163" calcext:value-type="float">
            <text:p>2.16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Buenavista</text:p>
          </table:table-cell>
          <table:table-cell table:style-name="ce5" office:value-type="float" office:value="4409" calcext:value-type="float">
            <text:p>4.409</text:p>
          </table:table-cell>
          <table:table-cell table:number-columns-repeated="2" table:style-name="ce5" office:value-type="float" office:value="4396" calcext:value-type="float">
            <text:p>4.39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Busbanzá</text:p>
          </table:table-cell>
          <table:table-cell table:style-name="ce5" office:value-type="float" office:value="1118" calcext:value-type="float">
            <text:p>1.118</text:p>
          </table:table-cell>
          <table:table-cell table:style-name="ce5" office:value-type="float" office:value="1138" calcext:value-type="float">
            <text:p>1.138</text:p>
          </table:table-cell>
          <table:table-cell table:style-name="ce5" office:value-type="float" office:value="1153" calcext:value-type="float">
            <text:p>1.15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Caldas</text:p>
          </table:table-cell>
          <table:table-cell table:style-name="ce5" office:value-type="float" office:value="3143" calcext:value-type="float">
            <text:p>3.143</text:p>
          </table:table-cell>
          <table:table-cell table:style-name="ce5" office:value-type="float" office:value="3127" calcext:value-type="float">
            <text:p>3.127</text:p>
          </table:table-cell>
          <table:table-cell table:style-name="ce5" office:value-type="float" office:value="3126" calcext:value-type="float">
            <text:p>3.12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Campohermoso</text:p>
          </table:table-cell>
          <table:table-cell table:style-name="ce5" office:value-type="float" office:value="3121" calcext:value-type="float">
            <text:p>3.121</text:p>
          </table:table-cell>
          <table:table-cell table:style-name="ce5" office:value-type="float" office:value="3082" calcext:value-type="float">
            <text:p>3.082</text:p>
          </table:table-cell>
          <table:table-cell table:style-name="ce5" office:value-type="float" office:value="3061" calcext:value-type="float">
            <text:p>3.06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Cerinza</text:p>
          </table:table-cell>
          <table:table-cell table:style-name="ce5" office:value-type="float" office:value="3713" calcext:value-type="float">
            <text:p>3.713</text:p>
          </table:table-cell>
          <table:table-cell table:style-name="ce5" office:value-type="float" office:value="3703" calcext:value-type="float">
            <text:p>3.703</text:p>
          </table:table-cell>
          <table:table-cell table:style-name="ce5" office:value-type="float" office:value="3706" calcext:value-type="float">
            <text:p>3.70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Chinavita</text:p>
          </table:table-cell>
          <table:table-cell table:style-name="ce5" office:value-type="float" office:value="3209" calcext:value-type="float">
            <text:p>3.209</text:p>
          </table:table-cell>
          <table:table-cell table:style-name="ce5" office:value-type="float" office:value="3198" calcext:value-type="float">
            <text:p>3.198</text:p>
          </table:table-cell>
          <table:table-cell table:style-name="ce5" office:value-type="float" office:value="3194" calcext:value-type="float">
            <text:p>3.19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Chiquinquirá</text:p>
          </table:table-cell>
          <table:table-cell table:style-name="ce5" office:value-type="float" office:value="56054" calcext:value-type="float">
            <text:p>56.054</text:p>
          </table:table-cell>
          <table:table-cell table:style-name="ce5" office:value-type="float" office:value="57101" calcext:value-type="float">
            <text:p>57.101</text:p>
          </table:table-cell>
          <table:table-cell table:style-name="ce5" office:value-type="float" office:value="57935" calcext:value-type="float">
            <text:p>57.93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Chiscas</text:p>
          </table:table-cell>
          <table:table-cell table:style-name="ce5" office:value-type="float" office:value="3994" calcext:value-type="float">
            <text:p>3.994</text:p>
          </table:table-cell>
          <table:table-cell table:style-name="ce5" office:value-type="float" office:value="3924" calcext:value-type="float">
            <text:p>3.924</text:p>
          </table:table-cell>
          <table:table-cell table:style-name="ce5" office:value-type="float" office:value="3887" calcext:value-type="float">
            <text:p>3.88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Chita</text:p>
          </table:table-cell>
          <table:table-cell table:style-name="ce5" office:value-type="float" office:value="8045" calcext:value-type="float">
            <text:p>8.045</text:p>
          </table:table-cell>
          <table:table-cell table:style-name="ce5" office:value-type="float" office:value="7881" calcext:value-type="float">
            <text:p>7.881</text:p>
          </table:table-cell>
          <table:table-cell table:style-name="ce5" office:value-type="float" office:value="7793" calcext:value-type="float">
            <text:p>7.79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Chitaraque</text:p>
          </table:table-cell>
          <table:table-cell table:style-name="ce5" office:value-type="float" office:value="5830" calcext:value-type="float">
            <text:p>5.830</text:p>
          </table:table-cell>
          <table:table-cell table:style-name="ce5" office:value-type="float" office:value="5843" calcext:value-type="float">
            <text:p>5.843</text:p>
          </table:table-cell>
          <table:table-cell table:style-name="ce5" office:value-type="float" office:value="5865" calcext:value-type="float">
            <text:p>5.86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Chivatá</text:p>
          </table:table-cell>
          <table:table-cell table:style-name="ce5" office:value-type="float" office:value="2788" calcext:value-type="float">
            <text:p>2.788</text:p>
          </table:table-cell>
          <table:table-cell table:style-name="ce5" office:value-type="float" office:value="2812" calcext:value-type="float">
            <text:p>2.812</text:p>
          </table:table-cell>
          <table:table-cell table:style-name="ce5" office:value-type="float" office:value="2834" calcext:value-type="float">
            <text:p>2.83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Ciénega</text:p>
          </table:table-cell>
          <table:table-cell table:style-name="ce5" office:value-type="float" office:value="4635" calcext:value-type="float">
            <text:p>4.635</text:p>
          </table:table-cell>
          <table:table-cell table:style-name="ce5" office:value-type="float" office:value="4642" calcext:value-type="float">
            <text:p>4.642</text:p>
          </table:table-cell>
          <table:table-cell table:style-name="ce5" office:value-type="float" office:value="4655" calcext:value-type="float">
            <text:p>4.65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Cómbita</text:p>
          </table:table-cell>
          <table:table-cell table:style-name="ce5" office:value-type="float" office:value="12970" calcext:value-type="float">
            <text:p>12.970</text:p>
          </table:table-cell>
          <table:table-cell table:style-name="ce5" office:value-type="float" office:value="13140" calcext:value-type="float">
            <text:p>13.140</text:p>
          </table:table-cell>
          <table:table-cell table:style-name="ce5" office:value-type="float" office:value="13280" calcext:value-type="float">
            <text:p>13.28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Coper</text:p>
          </table:table-cell>
          <table:table-cell table:style-name="ce5" office:value-type="float" office:value="3619" calcext:value-type="float">
            <text:p>3.619</text:p>
          </table:table-cell>
          <table:table-cell table:style-name="ce5" office:value-type="float" office:value="3585" calcext:value-type="float">
            <text:p>3.585</text:p>
          </table:table-cell>
          <table:table-cell table:style-name="ce5" office:value-type="float" office:value="3571" calcext:value-type="float">
            <text:p>3.57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Corrales</text:p>
          </table:table-cell>
          <table:table-cell table:style-name="ce5" office:value-type="float" office:value="2498" calcext:value-type="float">
            <text:p>2.498</text:p>
          </table:table-cell>
          <table:table-cell table:style-name="ce5" office:value-type="float" office:value="2523" calcext:value-type="float">
            <text:p>2.523</text:p>
          </table:table-cell>
          <table:table-cell table:style-name="ce5" office:value-type="float" office:value="2545" calcext:value-type="float">
            <text:p>2.54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Covarachía</text:p>
          </table:table-cell>
          <table:table-cell table:style-name="ce5" office:value-type="float" office:value="2806" calcext:value-type="float">
            <text:p>2.806</text:p>
          </table:table-cell>
          <table:table-cell table:style-name="ce5" office:value-type="float" office:value="2742" calcext:value-type="float">
            <text:p>2.742</text:p>
          </table:table-cell>
          <table:table-cell table:style-name="ce5" office:value-type="float" office:value="2702" calcext:value-type="float">
            <text:p>2.70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Cubará</text:p>
          </table:table-cell>
          <table:table-cell table:style-name="ce5" office:value-type="float" office:value="10319" calcext:value-type="float">
            <text:p>10.319</text:p>
          </table:table-cell>
          <table:table-cell table:style-name="ce5" office:value-type="float" office:value="10563" calcext:value-type="float">
            <text:p>10.563</text:p>
          </table:table-cell>
          <table:table-cell table:style-name="ce5" office:value-type="float" office:value="10750" calcext:value-type="float">
            <text:p>10.75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Cucaita</text:p>
          </table:table-cell>
          <table:table-cell table:style-name="ce5" office:value-type="float" office:value="3725" calcext:value-type="float">
            <text:p>3.725</text:p>
          </table:table-cell>
          <table:table-cell table:style-name="ce5" office:value-type="float" office:value="3759" calcext:value-type="float">
            <text:p>3.759</text:p>
          </table:table-cell>
          <table:table-cell table:style-name="ce5" office:value-type="float" office:value="3787" calcext:value-type="float">
            <text:p>3.78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Cuítiva</text:p>
          </table:table-cell>
          <table:table-cell table:style-name="ce5" office:value-type="float" office:value="1798" calcext:value-type="float">
            <text:p>1.798</text:p>
          </table:table-cell>
          <table:table-cell table:style-name="ce5" office:value-type="float" office:value="1804" calcext:value-type="float">
            <text:p>1.804</text:p>
          </table:table-cell>
          <table:table-cell table:style-name="ce5" office:value-type="float" office:value="1810" calcext:value-type="float">
            <text:p>1.81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Chíquiza</text:p>
          </table:table-cell>
          <table:table-cell table:style-name="ce5" office:value-type="float" office:value="4684" calcext:value-type="float">
            <text:p>4.684</text:p>
          </table:table-cell>
          <table:table-cell table:style-name="ce5" office:value-type="float" office:value="4713" calcext:value-type="float">
            <text:p>4.713</text:p>
          </table:table-cell>
          <table:table-cell table:style-name="ce5" office:value-type="float" office:value="4744" calcext:value-type="float">
            <text:p>4.74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Chivor</text:p>
          </table:table-cell>
          <table:table-cell table:style-name="ce5" office:value-type="float" office:value="2479" calcext:value-type="float">
            <text:p>2.479</text:p>
          </table:table-cell>
          <table:table-cell table:style-name="ce5" office:value-type="float" office:value="2504" calcext:value-type="float">
            <text:p>2.504</text:p>
          </table:table-cell>
          <table:table-cell table:style-name="ce5" office:value-type="float" office:value="2526" calcext:value-type="float">
            <text:p>2.52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Duitama</text:p>
          </table:table-cell>
          <table:table-cell table:style-name="ce5" office:value-type="float" office:value="122436" calcext:value-type="float">
            <text:p>122.436</text:p>
          </table:table-cell>
          <table:table-cell table:style-name="ce5" office:value-type="float" office:value="124780" calcext:value-type="float">
            <text:p>124.780</text:p>
          </table:table-cell>
          <table:table-cell table:style-name="ce5" office:value-type="float" office:value="126670" calcext:value-type="float">
            <text:p>126.67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El Cocuy</text:p>
          </table:table-cell>
          <table:table-cell table:style-name="ce5" office:value-type="float" office:value="4215" calcext:value-type="float">
            <text:p>4.215</text:p>
          </table:table-cell>
          <table:table-cell table:style-name="ce5" office:value-type="float" office:value="4150" calcext:value-type="float">
            <text:p>4.150</text:p>
          </table:table-cell>
          <table:table-cell table:style-name="ce5" office:value-type="float" office:value="4115" calcext:value-type="float">
            <text:p>4.11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El Espino</text:p>
          </table:table-cell>
          <table:table-cell table:style-name="ce5" office:value-type="float" office:value="3061" calcext:value-type="float">
            <text:p>3.061</text:p>
          </table:table-cell>
          <table:table-cell table:number-columns-repeated="2" table:style-name="ce5" office:value-type="float" office:value="3054" calcext:value-type="float">
            <text:p>3.05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Firavitoba</text:p>
          </table:table-cell>
          <table:table-cell table:style-name="ce5" office:value-type="float" office:value="6662" calcext:value-type="float">
            <text:p>6.662</text:p>
          </table:table-cell>
          <table:table-cell table:style-name="ce5" office:value-type="float" office:value="6737" calcext:value-type="float">
            <text:p>6.737</text:p>
          </table:table-cell>
          <table:table-cell table:style-name="ce5" office:value-type="float" office:value="6802" calcext:value-type="float">
            <text:p>6.80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Floresta</text:p>
          </table:table-cell>
          <table:table-cell table:style-name="ce5" office:value-type="float" office:value="3266" calcext:value-type="float">
            <text:p>3.266</text:p>
          </table:table-cell>
          <table:table-cell table:style-name="ce5" office:value-type="float" office:value="3240" calcext:value-type="float">
            <text:p>3.240</text:p>
          </table:table-cell>
          <table:table-cell table:style-name="ce5" office:value-type="float" office:value="3231" calcext:value-type="float">
            <text:p>3.23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Gachantivá</text:p>
          </table:table-cell>
          <table:table-cell table:style-name="ce5" office:value-type="float" office:value="2789" calcext:value-type="float">
            <text:p>2.789</text:p>
          </table:table-cell>
          <table:table-cell table:style-name="ce5" office:value-type="float" office:value="2779" calcext:value-type="float">
            <text:p>2.779</text:p>
          </table:table-cell>
          <table:table-cell table:style-name="ce5" office:value-type="float" office:value="2778" calcext:value-type="float">
            <text:p>2.77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Gámeza</text:p>
          </table:table-cell>
          <table:table-cell table:style-name="ce5" office:value-type="float" office:value="4850" calcext:value-type="float">
            <text:p>4.850</text:p>
          </table:table-cell>
          <table:table-cell table:style-name="ce5" office:value-type="float" office:value="4845" calcext:value-type="float">
            <text:p>4.845</text:p>
          </table:table-cell>
          <table:table-cell table:style-name="ce5" office:value-type="float" office:value="4851" calcext:value-type="float">
            <text:p>4.85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Garagoa</text:p>
          </table:table-cell>
          <table:table-cell table:style-name="ce5" office:value-type="float" office:value="17932" calcext:value-type="float">
            <text:p>17.932</text:p>
          </table:table-cell>
          <table:table-cell table:style-name="ce5" office:value-type="float" office:value="18144" calcext:value-type="float">
            <text:p>18.144</text:p>
          </table:table-cell>
          <table:table-cell table:style-name="ce5" office:value-type="float" office:value="18322" calcext:value-type="float">
            <text:p>18.32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Guacamayas</text:p>
          </table:table-cell>
          <table:table-cell table:style-name="ce5" office:value-type="float" office:value="1865" calcext:value-type="float">
            <text:p>1.865</text:p>
          </table:table-cell>
          <table:table-cell table:style-name="ce5" office:value-type="float" office:value="1843" calcext:value-type="float">
            <text:p>1.843</text:p>
          </table:table-cell>
          <table:table-cell table:style-name="ce5" office:value-type="float" office:value="1834" calcext:value-type="float">
            <text:p>1.83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Guateque</text:p>
          </table:table-cell>
          <table:table-cell table:style-name="ce5" office:value-type="float" office:value="10699" calcext:value-type="float">
            <text:p>10.699</text:p>
          </table:table-cell>
          <table:table-cell table:style-name="ce5" office:value-type="float" office:value="10809" calcext:value-type="float">
            <text:p>10.809</text:p>
          </table:table-cell>
          <table:table-cell table:style-name="ce5" office:value-type="float" office:value="10904" calcext:value-type="float">
            <text:p>10.90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Guayatá</text:p>
          </table:table-cell>
          <table:table-cell table:style-name="ce5" office:value-type="float" office:value="3400" calcext:value-type="float">
            <text:p>3.400</text:p>
          </table:table-cell>
          <table:table-cell table:style-name="ce5" office:value-type="float" office:value="3387" calcext:value-type="float">
            <text:p>3.387</text:p>
          </table:table-cell>
          <table:table-cell table:style-name="ce5" office:value-type="float" office:value="3391" calcext:value-type="float">
            <text:p>3.39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Güicán de La Sierra</text:p>
          </table:table-cell>
          <table:table-cell table:style-name="ce5" office:value-type="float" office:value="4279" calcext:value-type="float">
            <text:p>4.279</text:p>
          </table:table-cell>
          <table:table-cell table:style-name="ce5" office:value-type="float" office:value="4285" calcext:value-type="float">
            <text:p>4.285</text:p>
          </table:table-cell>
          <table:table-cell table:style-name="ce5" office:value-type="float" office:value="4301" calcext:value-type="float">
            <text:p>4.30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Iza</text:p>
          </table:table-cell>
          <table:table-cell table:style-name="ce5" office:value-type="float" office:value="1947" calcext:value-type="float">
            <text:p>1.947</text:p>
          </table:table-cell>
          <table:table-cell table:style-name="ce5" office:value-type="float" office:value="1972" calcext:value-type="float">
            <text:p>1.972</text:p>
          </table:table-cell>
          <table:table-cell table:style-name="ce5" office:value-type="float" office:value="1995" calcext:value-type="float">
            <text:p>1.99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Jenesano</text:p>
          </table:table-cell>
          <table:table-cell table:style-name="ce5" office:value-type="float" office:value="7200" calcext:value-type="float">
            <text:p>7.200</text:p>
          </table:table-cell>
          <table:table-cell table:style-name="ce5" office:value-type="float" office:value="7274" calcext:value-type="float">
            <text:p>7.274</text:p>
          </table:table-cell>
          <table:table-cell table:style-name="ce5" office:value-type="float" office:value="7338" calcext:value-type="float">
            <text:p>7.33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Jericó</text:p>
          </table:table-cell>
          <table:table-cell table:style-name="ce5" office:value-type="float" office:value="3929" calcext:value-type="float">
            <text:p>3.929</text:p>
          </table:table-cell>
          <table:table-cell table:style-name="ce5" office:value-type="float" office:value="3900" calcext:value-type="float">
            <text:p>3.900</text:p>
          </table:table-cell>
          <table:table-cell table:style-name="ce5" office:value-type="float" office:value="3889" calcext:value-type="float">
            <text:p>3.88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Labranzagrande</text:p>
          </table:table-cell>
          <table:table-cell table:style-name="ce5" office:value-type="float" office:value="3526" calcext:value-type="float">
            <text:p>3.526</text:p>
          </table:table-cell>
          <table:table-cell table:style-name="ce5" office:value-type="float" office:value="3501" calcext:value-type="float">
            <text:p>3.501</text:p>
          </table:table-cell>
          <table:table-cell table:style-name="ce5" office:value-type="float" office:value="3493" calcext:value-type="float">
            <text:p>3.49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La Capilla</text:p>
          </table:table-cell>
          <table:table-cell table:style-name="ce5" office:value-type="float" office:value="2689" calcext:value-type="float">
            <text:p>2.689</text:p>
          </table:table-cell>
          <table:table-cell table:style-name="ce5" office:value-type="float" office:value="2686" calcext:value-type="float">
            <text:p>2.686</text:p>
          </table:table-cell>
          <table:table-cell table:style-name="ce5" office:value-type="float" office:value="2691" calcext:value-type="float">
            <text:p>2.69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La Victoria</text:p>
          </table:table-cell>
          <table:table-cell table:number-columns-repeated="2" table:style-name="ce5" office:value-type="float" office:value="1118" calcext:value-type="float">
            <text:p>1.118</text:p>
          </table:table-cell>
          <table:table-cell table:style-name="ce5" office:value-type="float" office:value="1117" calcext:value-type="float">
            <text:p>1.11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La Uvita</text:p>
          </table:table-cell>
          <table:table-cell table:style-name="ce5" office:value-type="float" office:value="2999" calcext:value-type="float">
            <text:p>2.999</text:p>
          </table:table-cell>
          <table:table-cell table:style-name="ce5" office:value-type="float" office:value="2831" calcext:value-type="float">
            <text:p>2.831</text:p>
          </table:table-cell>
          <table:table-cell table:style-name="ce5" office:value-type="float" office:value="2730" calcext:value-type="float">
            <text:p>2.73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Villa de Leyva</text:p>
          </table:table-cell>
          <table:table-cell table:style-name="ce5" office:value-type="float" office:value="16139" calcext:value-type="float">
            <text:p>16.139</text:p>
          </table:table-cell>
          <table:table-cell table:style-name="ce5" office:value-type="float" office:value="16617" calcext:value-type="float">
            <text:p>16.617</text:p>
          </table:table-cell>
          <table:table-cell table:style-name="ce5" office:value-type="float" office:value="16973" calcext:value-type="float">
            <text:p>16.97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Macanal</text:p>
          </table:table-cell>
          <table:table-cell table:style-name="ce5" office:value-type="float" office:value="4976" calcext:value-type="float">
            <text:p>4.976</text:p>
          </table:table-cell>
          <table:table-cell table:style-name="ce5" office:value-type="float" office:value="5027" calcext:value-type="float">
            <text:p>5.027</text:p>
          </table:table-cell>
          <table:table-cell table:style-name="ce5" office:value-type="float" office:value="5072" calcext:value-type="float">
            <text:p>5.07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Maripí</text:p>
          </table:table-cell>
          <table:table-cell table:style-name="ce5" office:value-type="float" office:value="5741" calcext:value-type="float">
            <text:p>5.741</text:p>
          </table:table-cell>
          <table:table-cell table:style-name="ce5" office:value-type="float" office:value="5697" calcext:value-type="float">
            <text:p>5.697</text:p>
          </table:table-cell>
          <table:table-cell table:style-name="ce5" office:value-type="float" office:value="5683" calcext:value-type="float">
            <text:p>5.68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Miraflores</text:p>
          </table:table-cell>
          <table:table-cell table:style-name="ce5" office:value-type="float" office:value="8847" calcext:value-type="float">
            <text:p>8.847</text:p>
          </table:table-cell>
          <table:table-cell table:style-name="ce5" office:value-type="float" office:value="8937" calcext:value-type="float">
            <text:p>8.937</text:p>
          </table:table-cell>
          <table:table-cell table:style-name="ce5" office:value-type="float" office:value="9015" calcext:value-type="float">
            <text:p>9.01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Mongua</text:p>
          </table:table-cell>
          <table:table-cell table:style-name="ce5" office:value-type="float" office:value="4636" calcext:value-type="float">
            <text:p>4.636</text:p>
          </table:table-cell>
          <table:table-cell table:style-name="ce5" office:value-type="float" office:value="4620" calcext:value-type="float">
            <text:p>4.620</text:p>
          </table:table-cell>
          <table:table-cell table:style-name="ce5" office:value-type="float" office:value="4619" calcext:value-type="float">
            <text:p>4.61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Monguí</text:p>
          </table:table-cell>
          <table:table-cell table:style-name="ce5" office:value-type="float" office:value="4234" calcext:value-type="float">
            <text:p>4.234</text:p>
          </table:table-cell>
          <table:table-cell table:style-name="ce5" office:value-type="float" office:value="4266" calcext:value-type="float">
            <text:p>4.266</text:p>
          </table:table-cell>
          <table:table-cell table:style-name="ce5" office:value-type="float" office:value="4292" calcext:value-type="float">
            <text:p>4.29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Moniquirá</text:p>
          </table:table-cell>
          <table:table-cell table:style-name="ce5" office:value-type="float" office:value="22572" calcext:value-type="float">
            <text:p>22.572</text:p>
          </table:table-cell>
          <table:table-cell table:style-name="ce5" office:value-type="float" office:value="22821" calcext:value-type="float">
            <text:p>22.821</text:p>
          </table:table-cell>
          <table:table-cell table:style-name="ce5" office:value-type="float" office:value="23036" calcext:value-type="float">
            <text:p>23.03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Motavita</text:p>
          </table:table-cell>
          <table:table-cell table:style-name="ce5" office:value-type="float" office:value="5569" calcext:value-type="float">
            <text:p>5.569</text:p>
          </table:table-cell>
          <table:table-cell table:style-name="ce5" office:value-type="float" office:value="5641" calcext:value-type="float">
            <text:p>5.641</text:p>
          </table:table-cell>
          <table:table-cell table:style-name="ce5" office:value-type="float" office:value="5703" calcext:value-type="float">
            <text:p>5.70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Muzo</text:p>
          </table:table-cell>
          <table:table-cell table:style-name="ce5" office:value-type="float" office:value="8597" calcext:value-type="float">
            <text:p>8.597</text:p>
          </table:table-cell>
          <table:table-cell table:style-name="ce5" office:value-type="float" office:value="8466" calcext:value-type="float">
            <text:p>8.466</text:p>
          </table:table-cell>
          <table:table-cell table:style-name="ce5" office:value-type="float" office:value="8394" calcext:value-type="float">
            <text:p>8.39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Nobsa</text:p>
          </table:table-cell>
          <table:table-cell table:style-name="ce5" office:value-type="float" office:value="15976" calcext:value-type="float">
            <text:p>15.976</text:p>
          </table:table-cell>
          <table:table-cell table:style-name="ce5" office:value-type="float" office:value="16238" calcext:value-type="float">
            <text:p>16.238</text:p>
          </table:table-cell>
          <table:table-cell table:style-name="ce5" office:value-type="float" office:value="16446" calcext:value-type="float">
            <text:p>16.44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Nuevo Colón</text:p>
          </table:table-cell>
          <table:table-cell table:style-name="ce5" office:value-type="float" office:value="5121" calcext:value-type="float">
            <text:p>5.121</text:p>
          </table:table-cell>
          <table:table-cell table:style-name="ce5" office:value-type="float" office:value="5172" calcext:value-type="float">
            <text:p>5.172</text:p>
          </table:table-cell>
          <table:table-cell table:style-name="ce5" office:value-type="float" office:value="5217" calcext:value-type="float">
            <text:p>5.21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Oicatá</text:p>
          </table:table-cell>
          <table:table-cell table:style-name="ce5" office:value-type="float" office:value="2821" calcext:value-type="float">
            <text:p>2.821</text:p>
          </table:table-cell>
          <table:table-cell table:style-name="ce5" office:value-type="float" office:value="2858" calcext:value-type="float">
            <text:p>2.858</text:p>
          </table:table-cell>
          <table:table-cell table:style-name="ce5" office:value-type="float" office:value="2890" calcext:value-type="float">
            <text:p>2.89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Otanche</text:p>
          </table:table-cell>
          <table:table-cell table:style-name="ce5" office:value-type="float" office:value="8018" calcext:value-type="float">
            <text:p>8.018</text:p>
          </table:table-cell>
          <table:table-cell table:style-name="ce5" office:value-type="float" office:value="8002" calcext:value-type="float">
            <text:p>8.002</text:p>
          </table:table-cell>
          <table:table-cell table:style-name="ce5" office:value-type="float" office:value="8004" calcext:value-type="float">
            <text:p>8.00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Pachavita</text:p>
          </table:table-cell>
          <table:table-cell table:style-name="ce5" office:value-type="float" office:value="2467" calcext:value-type="float">
            <text:p>2.467</text:p>
          </table:table-cell>
          <table:table-cell table:style-name="ce5" office:value-type="float" office:value="2447" calcext:value-type="float">
            <text:p>2.447</text:p>
          </table:table-cell>
          <table:table-cell table:style-name="ce5" office:value-type="float" office:value="2441" calcext:value-type="float">
            <text:p>2.44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Páez</text:p>
          </table:table-cell>
          <table:table-cell table:style-name="ce5" office:value-type="float" office:value="3283" calcext:value-type="float">
            <text:p>3.283</text:p>
          </table:table-cell>
          <table:table-cell table:style-name="ce5" office:value-type="float" office:value="3256" calcext:value-type="float">
            <text:p>3.256</text:p>
          </table:table-cell>
          <table:table-cell table:style-name="ce5" office:value-type="float" office:value="3244" calcext:value-type="float">
            <text:p>3.24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Paipa</text:p>
          </table:table-cell>
          <table:table-cell table:style-name="ce5" office:value-type="float" office:value="33535" calcext:value-type="float">
            <text:p>33.535</text:p>
          </table:table-cell>
          <table:table-cell table:style-name="ce5" office:value-type="float" office:value="34177" calcext:value-type="float">
            <text:p>34.177</text:p>
          </table:table-cell>
          <table:table-cell table:style-name="ce5" office:value-type="float" office:value="34679" calcext:value-type="float">
            <text:p>34.67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Pajarito</text:p>
          </table:table-cell>
          <table:table-cell table:style-name="ce5" office:value-type="float" office:value="2390" calcext:value-type="float">
            <text:p>2.390</text:p>
          </table:table-cell>
          <table:table-cell table:style-name="ce5" office:value-type="float" office:value="2400" calcext:value-type="float">
            <text:p>2.400</text:p>
          </table:table-cell>
          <table:table-cell table:style-name="ce5" office:value-type="float" office:value="2414" calcext:value-type="float">
            <text:p>2.41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Panqueba</text:p>
          </table:table-cell>
          <table:table-cell table:style-name="ce5" office:value-type="float" office:value="1717" calcext:value-type="float">
            <text:p>1.717</text:p>
          </table:table-cell>
          <table:table-cell table:style-name="ce5" office:value-type="float" office:value="1702" calcext:value-type="float">
            <text:p>1.702</text:p>
          </table:table-cell>
          <table:table-cell table:style-name="ce5" office:value-type="float" office:value="1697" calcext:value-type="float">
            <text:p>1.69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Pauna</text:p>
          </table:table-cell>
          <table:table-cell table:style-name="ce5" office:value-type="float" office:value="7185" calcext:value-type="float">
            <text:p>7.185</text:p>
          </table:table-cell>
          <table:table-cell table:style-name="ce5" office:value-type="float" office:value="7198" calcext:value-type="float">
            <text:p>7.198</text:p>
          </table:table-cell>
          <table:table-cell table:style-name="ce5" office:value-type="float" office:value="7212" calcext:value-type="float">
            <text:p>7.21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Paya</text:p>
          </table:table-cell>
          <table:table-cell table:style-name="ce5" office:value-type="float" office:value="2593" calcext:value-type="float">
            <text:p>2.593</text:p>
          </table:table-cell>
          <table:table-cell table:style-name="ce5" office:value-type="float" office:value="2616" calcext:value-type="float">
            <text:p>2.616</text:p>
          </table:table-cell>
          <table:table-cell table:style-name="ce5" office:value-type="float" office:value="2635" calcext:value-type="float">
            <text:p>2.63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Paz de Río</text:p>
          </table:table-cell>
          <table:table-cell table:style-name="ce5" office:value-type="float" office:value="4285" calcext:value-type="float">
            <text:p>4.285</text:p>
          </table:table-cell>
          <table:table-cell table:style-name="ce5" office:value-type="float" office:value="4228" calcext:value-type="float">
            <text:p>4.228</text:p>
          </table:table-cell>
          <table:table-cell table:style-name="ce5" office:value-type="float" office:value="4198" calcext:value-type="float">
            <text:p>4.19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Pesca</text:p>
          </table:table-cell>
          <table:table-cell table:style-name="ce5" office:value-type="float" office:value="6852" calcext:value-type="float">
            <text:p>6.852</text:p>
          </table:table-cell>
          <table:table-cell table:style-name="ce5" office:value-type="float" office:value="6765" calcext:value-type="float">
            <text:p>6.765</text:p>
          </table:table-cell>
          <table:table-cell table:style-name="ce5" office:value-type="float" office:value="6730" calcext:value-type="float">
            <text:p>6.73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Pisba</text:p>
          </table:table-cell>
          <table:table-cell table:style-name="ce5" office:value-type="float" office:value="1763" calcext:value-type="float">
            <text:p>1.763</text:p>
          </table:table-cell>
          <table:table-cell table:style-name="ce5" office:value-type="float" office:value="1779" calcext:value-type="float">
            <text:p>1.779</text:p>
          </table:table-cell>
          <table:table-cell table:style-name="ce5" office:value-type="float" office:value="1793" calcext:value-type="float">
            <text:p>1.79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Puerto Boyacá</text:p>
          </table:table-cell>
          <table:table-cell table:style-name="ce5" office:value-type="float" office:value="46736" calcext:value-type="float">
            <text:p>46.736</text:p>
          </table:table-cell>
          <table:table-cell table:style-name="ce5" office:value-type="float" office:value="47600" calcext:value-type="float">
            <text:p>47.600</text:p>
          </table:table-cell>
          <table:table-cell table:style-name="ce5" office:value-type="float" office:value="48271" calcext:value-type="float">
            <text:p>48.27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Quípama</text:p>
          </table:table-cell>
          <table:table-cell table:style-name="ce5" office:value-type="float" office:value="4889" calcext:value-type="float">
            <text:p>4.889</text:p>
          </table:table-cell>
          <table:table-cell table:style-name="ce5" office:value-type="float" office:value="4939" calcext:value-type="float">
            <text:p>4.939</text:p>
          </table:table-cell>
          <table:table-cell table:style-name="ce5" office:value-type="float" office:value="4982" calcext:value-type="float">
            <text:p>4.98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Ramiriquí</text:p>
          </table:table-cell>
          <table:table-cell table:style-name="ce5" office:value-type="float" office:value="9887" calcext:value-type="float">
            <text:p>9.887</text:p>
          </table:table-cell>
          <table:table-cell table:style-name="ce5" office:value-type="float" office:value="9988" calcext:value-type="float">
            <text:p>9.988</text:p>
          </table:table-cell>
          <table:table-cell table:style-name="ce5" office:value-type="float" office:value="10076" calcext:value-type="float">
            <text:p>10.07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Ráquira</text:p>
          </table:table-cell>
          <table:table-cell table:style-name="ce5" office:value-type="float" office:value="7877" calcext:value-type="float">
            <text:p>7.877</text:p>
          </table:table-cell>
          <table:table-cell table:style-name="ce5" office:value-type="float" office:value="7958" calcext:value-type="float">
            <text:p>7.958</text:p>
          </table:table-cell>
          <table:table-cell table:style-name="ce5" office:value-type="float" office:value="8028" calcext:value-type="float">
            <text:p>8.02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Rondón</text:p>
          </table:table-cell>
          <table:table-cell table:style-name="ce5" office:value-type="float" office:value="2407" calcext:value-type="float">
            <text:p>2.407</text:p>
          </table:table-cell>
          <table:table-cell table:style-name="ce5" office:value-type="float" office:value="2384" calcext:value-type="float">
            <text:p>2.384</text:p>
          </table:table-cell>
          <table:table-cell table:style-name="ce5" office:value-type="float" office:value="2373" calcext:value-type="float">
            <text:p>2.37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Saboyá</text:p>
          </table:table-cell>
          <table:table-cell table:style-name="ce5" office:value-type="float" office:value="13588" calcext:value-type="float">
            <text:p>13.588</text:p>
          </table:table-cell>
          <table:table-cell table:style-name="ce5" office:value-type="float" office:value="13728" calcext:value-type="float">
            <text:p>13.728</text:p>
          </table:table-cell>
          <table:table-cell table:style-name="ce5" office:value-type="float" office:value="13849" calcext:value-type="float">
            <text:p>13.84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Sáchica</text:p>
          </table:table-cell>
          <table:table-cell table:style-name="ce5" office:value-type="float" office:value="5452" calcext:value-type="float">
            <text:p>5.452</text:p>
          </table:table-cell>
          <table:table-cell table:style-name="ce5" office:value-type="float" office:value="5578" calcext:value-type="float">
            <text:p>5.578</text:p>
          </table:table-cell>
          <table:table-cell table:style-name="ce5" office:value-type="float" office:value="5677" calcext:value-type="float">
            <text:p>5.67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Samacá</text:p>
          </table:table-cell>
          <table:table-cell table:style-name="ce5" office:value-type="float" office:value="18298" calcext:value-type="float">
            <text:p>18.298</text:p>
          </table:table-cell>
          <table:table-cell table:style-name="ce5" office:value-type="float" office:value="18588" calcext:value-type="float">
            <text:p>18.588</text:p>
          </table:table-cell>
          <table:table-cell table:style-name="ce5" office:value-type="float" office:value="18818" calcext:value-type="float">
            <text:p>18.81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San Eduardo</text:p>
          </table:table-cell>
          <table:table-cell table:style-name="ce5" office:value-type="float" office:value="1701" calcext:value-type="float">
            <text:p>1.701</text:p>
          </table:table-cell>
          <table:table-cell table:style-name="ce5" office:value-type="float" office:value="1676" calcext:value-type="float">
            <text:p>1.676</text:p>
          </table:table-cell>
          <table:table-cell table:style-name="ce5" office:value-type="float" office:value="1660" calcext:value-type="float">
            <text:p>1.66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San José de Pare</text:p>
          </table:table-cell>
          <table:table-cell table:style-name="ce5" office:value-type="float" office:value="4988" calcext:value-type="float">
            <text:p>4.988</text:p>
          </table:table-cell>
          <table:table-cell table:style-name="ce5" office:value-type="float" office:value="4989" calcext:value-type="float">
            <text:p>4.989</text:p>
          </table:table-cell>
          <table:table-cell table:style-name="ce5" office:value-type="float" office:value="4999" calcext:value-type="float">
            <text:p>4.99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San Luis de Gaceno</text:p>
          </table:table-cell>
          <table:table-cell table:style-name="ce5" office:value-type="float" office:value="5499" calcext:value-type="float">
            <text:p>5.499</text:p>
          </table:table-cell>
          <table:table-cell table:style-name="ce5" office:value-type="float" office:value="5476" calcext:value-type="float">
            <text:p>5.476</text:p>
          </table:table-cell>
          <table:table-cell table:style-name="ce5" office:value-type="float" office:value="5473" calcext:value-type="float">
            <text:p>5.47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San Mateo</text:p>
          </table:table-cell>
          <table:table-cell table:style-name="ce5" office:value-type="float" office:value="3332" calcext:value-type="float">
            <text:p>3.332</text:p>
          </table:table-cell>
          <table:table-cell table:style-name="ce5" office:value-type="float" office:value="3204" calcext:value-type="float">
            <text:p>3.204</text:p>
          </table:table-cell>
          <table:table-cell table:style-name="ce5" office:value-type="float" office:value="3131" calcext:value-type="float">
            <text:p>3.13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San Miguel de Sema</text:p>
          </table:table-cell>
          <table:table-cell table:style-name="ce5" office:value-type="float" office:value="3009" calcext:value-type="float">
            <text:p>3.009</text:p>
          </table:table-cell>
          <table:table-cell table:style-name="ce5" office:value-type="float" office:value="3006" calcext:value-type="float">
            <text:p>3.006</text:p>
          </table:table-cell>
          <table:table-cell table:style-name="ce5" office:value-type="float" office:value="3011" calcext:value-type="float">
            <text:p>3.01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San Pablo de Borbur</text:p>
          </table:table-cell>
          <table:table-cell table:style-name="ce5" office:value-type="float" office:value="6608" calcext:value-type="float">
            <text:p>6.608</text:p>
          </table:table-cell>
          <table:table-cell table:style-name="ce5" office:value-type="float" office:value="6664" calcext:value-type="float">
            <text:p>6.664</text:p>
          </table:table-cell>
          <table:table-cell table:style-name="ce5" office:value-type="float" office:value="6716" calcext:value-type="float">
            <text:p>6.71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Santana</text:p>
          </table:table-cell>
          <table:table-cell table:style-name="ce5" office:value-type="float" office:value="7565" calcext:value-type="float">
            <text:p>7.565</text:p>
          </table:table-cell>
          <table:table-cell table:style-name="ce5" office:value-type="float" office:value="7643" calcext:value-type="float">
            <text:p>7.643</text:p>
          </table:table-cell>
          <table:table-cell table:style-name="ce5" office:value-type="float" office:value="7710" calcext:value-type="float">
            <text:p>7.71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Santa María</text:p>
          </table:table-cell>
          <table:table-cell table:style-name="ce5" office:value-type="float" office:value="3559" calcext:value-type="float">
            <text:p>3.559</text:p>
          </table:table-cell>
          <table:table-cell table:style-name="ce5" office:value-type="float" office:value="3518" calcext:value-type="float">
            <text:p>3.518</text:p>
          </table:table-cell>
          <table:table-cell table:style-name="ce5" office:value-type="float" office:value="3498" calcext:value-type="float">
            <text:p>3.49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Santa Rosa de Viterbo</text:p>
          </table:table-cell>
          <table:table-cell table:style-name="ce5" office:value-type="float" office:value="13066" calcext:value-type="float">
            <text:p>13.066</text:p>
          </table:table-cell>
          <table:table-cell table:style-name="ce5" office:value-type="float" office:value="13205" calcext:value-type="float">
            <text:p>13.205</text:p>
          </table:table-cell>
          <table:table-cell table:style-name="ce5" office:value-type="float" office:value="13325" calcext:value-type="float">
            <text:p>13.32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Santa Sofía</text:p>
          </table:table-cell>
          <table:table-cell table:style-name="ce5" office:value-type="float" office:value="3179" calcext:value-type="float">
            <text:p>3.179</text:p>
          </table:table-cell>
          <table:table-cell table:style-name="ce5" office:value-type="float" office:value="3195" calcext:value-type="float">
            <text:p>3.195</text:p>
          </table:table-cell>
          <table:table-cell table:style-name="ce5" office:value-type="float" office:value="3212" calcext:value-type="float">
            <text:p>3.21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Sativanorte</text:p>
          </table:table-cell>
          <table:table-cell table:style-name="ce5" office:value-type="float" office:value="2221" calcext:value-type="float">
            <text:p>2.221</text:p>
          </table:table-cell>
          <table:table-cell table:style-name="ce5" office:value-type="float" office:value="2177" calcext:value-type="float">
            <text:p>2.177</text:p>
          </table:table-cell>
          <table:table-cell table:style-name="ce5" office:value-type="float" office:value="2153" calcext:value-type="float">
            <text:p>2.15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Sativasur</text:p>
          </table:table-cell>
          <table:table-cell table:style-name="ce5" office:value-type="float" office:value="1097" calcext:value-type="float">
            <text:p>1.097</text:p>
          </table:table-cell>
          <table:table-cell table:style-name="ce5" office:value-type="float" office:value="1100" calcext:value-type="float">
            <text:p>1.100</text:p>
          </table:table-cell>
          <table:table-cell table:style-name="ce5" office:value-type="float" office:value="1105" calcext:value-type="float">
            <text:p>1.10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Siachoque</text:p>
          </table:table-cell>
          <table:table-cell table:style-name="ce5" office:value-type="float" office:value="6729" calcext:value-type="float">
            <text:p>6.729</text:p>
          </table:table-cell>
          <table:table-cell table:style-name="ce5" office:value-type="float" office:value="6747" calcext:value-type="float">
            <text:p>6.747</text:p>
          </table:table-cell>
          <table:table-cell table:style-name="ce5" office:value-type="float" office:value="6774" calcext:value-type="float">
            <text:p>6.77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Soatá</text:p>
          </table:table-cell>
          <table:table-cell table:style-name="ce5" office:value-type="float" office:value="9066" calcext:value-type="float">
            <text:p>9.066</text:p>
          </table:table-cell>
          <table:table-cell table:style-name="ce5" office:value-type="float" office:value="8908" calcext:value-type="float">
            <text:p>8.908</text:p>
          </table:table-cell>
          <table:table-cell table:style-name="ce5" office:value-type="float" office:value="8832" calcext:value-type="float">
            <text:p>8.83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Socotá</text:p>
          </table:table-cell>
          <table:table-cell table:style-name="ce5" office:value-type="float" office:value="7298" calcext:value-type="float">
            <text:p>7.298</text:p>
          </table:table-cell>
          <table:table-cell table:style-name="ce5" office:value-type="float" office:value="7231" calcext:value-type="float">
            <text:p>7.231</text:p>
          </table:table-cell>
          <table:table-cell table:style-name="ce5" office:value-type="float" office:value="7211" calcext:value-type="float">
            <text:p>7.21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Socha</text:p>
          </table:table-cell>
          <table:table-cell table:style-name="ce5" office:value-type="float" office:value="7938" calcext:value-type="float">
            <text:p>7.938</text:p>
          </table:table-cell>
          <table:table-cell table:style-name="ce5" office:value-type="float" office:value="8018" calcext:value-type="float">
            <text:p>8.018</text:p>
          </table:table-cell>
          <table:table-cell table:style-name="ce5" office:value-type="float" office:value="8086" calcext:value-type="float">
            <text:p>8.08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Sogamoso</text:p>
          </table:table-cell>
          <table:table-cell table:style-name="ce5" office:value-type="float" office:value="127235" calcext:value-type="float">
            <text:p>127.235</text:p>
          </table:table-cell>
          <table:table-cell table:style-name="ce5" office:value-type="float" office:value="129346" calcext:value-type="float">
            <text:p>129.346</text:p>
          </table:table-cell>
          <table:table-cell table:style-name="ce5" office:value-type="float" office:value="131105" calcext:value-type="float">
            <text:p>131.10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Somondoco</text:p>
          </table:table-cell>
          <table:table-cell table:style-name="ce5" office:value-type="float" office:value="2910" calcext:value-type="float">
            <text:p>2.910</text:p>
          </table:table-cell>
          <table:table-cell table:style-name="ce5" office:value-type="float" office:value="2887" calcext:value-type="float">
            <text:p>2.887</text:p>
          </table:table-cell>
          <table:table-cell table:style-name="ce5" office:value-type="float" office:value="2880" calcext:value-type="float">
            <text:p>2.88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Sora</text:p>
          </table:table-cell>
          <table:table-cell table:style-name="ce5" office:value-type="float" office:value="3019" calcext:value-type="float">
            <text:p>3.019</text:p>
          </table:table-cell>
          <table:table-cell table:style-name="ce5" office:value-type="float" office:value="3050" calcext:value-type="float">
            <text:p>3.050</text:p>
          </table:table-cell>
          <table:table-cell table:style-name="ce5" office:value-type="float" office:value="3077" calcext:value-type="float">
            <text:p>3.07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Sotaquirá</text:p>
          </table:table-cell>
          <table:table-cell table:style-name="ce5" office:value-type="float" office:value="8162" calcext:value-type="float">
            <text:p>8.162</text:p>
          </table:table-cell>
          <table:table-cell table:style-name="ce5" office:value-type="float" office:value="8237" calcext:value-type="float">
            <text:p>8.237</text:p>
          </table:table-cell>
          <table:table-cell table:style-name="ce5" office:value-type="float" office:value="8305" calcext:value-type="float">
            <text:p>8.30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Soracá</text:p>
          </table:table-cell>
          <table:table-cell table:style-name="ce5" office:value-type="float" office:value="5954" calcext:value-type="float">
            <text:p>5.954</text:p>
          </table:table-cell>
          <table:table-cell table:style-name="ce5" office:value-type="float" office:value="6015" calcext:value-type="float">
            <text:p>6.015</text:p>
          </table:table-cell>
          <table:table-cell table:style-name="ce5" office:value-type="float" office:value="6068" calcext:value-type="float">
            <text:p>6.06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Susacón</text:p>
          </table:table-cell>
          <table:table-cell table:style-name="ce5" office:value-type="float" office:value="2717" calcext:value-type="float">
            <text:p>2.717</text:p>
          </table:table-cell>
          <table:table-cell table:number-columns-repeated="2" table:style-name="ce5" office:value-type="float" office:value="2704" calcext:value-type="float">
            <text:p>2.70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Sutamarchán</text:p>
          </table:table-cell>
          <table:table-cell table:style-name="ce5" office:value-type="float" office:value="6092" calcext:value-type="float">
            <text:p>6.092</text:p>
          </table:table-cell>
          <table:table-cell table:style-name="ce5" office:value-type="float" office:value="6164" calcext:value-type="float">
            <text:p>6.164</text:p>
          </table:table-cell>
          <table:table-cell table:style-name="ce5" office:value-type="float" office:value="6228" calcext:value-type="float">
            <text:p>6.22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Sutatenza</text:p>
          </table:table-cell>
          <table:table-cell table:style-name="ce5" office:value-type="float" office:value="4233" calcext:value-type="float">
            <text:p>4.233</text:p>
          </table:table-cell>
          <table:table-cell table:style-name="ce5" office:value-type="float" office:value="4224" calcext:value-type="float">
            <text:p>4.224</text:p>
          </table:table-cell>
          <table:table-cell table:style-name="ce5" office:value-type="float" office:value="4222" calcext:value-type="float">
            <text:p>4.22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Tasco</text:p>
          </table:table-cell>
          <table:table-cell table:style-name="ce5" office:value-type="float" office:value="5882" calcext:value-type="float">
            <text:p>5.882</text:p>
          </table:table-cell>
          <table:table-cell table:style-name="ce5" office:value-type="float" office:value="5823" calcext:value-type="float">
            <text:p>5.823</text:p>
          </table:table-cell>
          <table:table-cell table:style-name="ce5" office:value-type="float" office:value="5792" calcext:value-type="float">
            <text:p>5.79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Tenza</text:p>
          </table:table-cell>
          <table:table-cell table:style-name="ce5" office:value-type="float" office:value="3851" calcext:value-type="float">
            <text:p>3.851</text:p>
          </table:table-cell>
          <table:table-cell table:style-name="ce5" office:value-type="float" office:value="3828" calcext:value-type="float">
            <text:p>3.828</text:p>
          </table:table-cell>
          <table:table-cell table:style-name="ce5" office:value-type="float" office:value="3821" calcext:value-type="float">
            <text:p>3.82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Tibaná</text:p>
          </table:table-cell>
          <table:table-cell table:style-name="ce5" office:value-type="float" office:value="9051" calcext:value-type="float">
            <text:p>9.051</text:p>
          </table:table-cell>
          <table:table-cell table:style-name="ce5" office:value-type="float" office:value="9085" calcext:value-type="float">
            <text:p>9.085</text:p>
          </table:table-cell>
          <table:table-cell table:style-name="ce5" office:value-type="float" office:value="9119" calcext:value-type="float">
            <text:p>9.11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Tibasosa</text:p>
          </table:table-cell>
          <table:table-cell table:style-name="ce5" office:value-type="float" office:value="12940" calcext:value-type="float">
            <text:p>12.940</text:p>
          </table:table-cell>
          <table:table-cell table:style-name="ce5" office:value-type="float" office:value="13196" calcext:value-type="float">
            <text:p>13.196</text:p>
          </table:table-cell>
          <table:table-cell table:style-name="ce5" office:value-type="float" office:value="13396" calcext:value-type="float">
            <text:p>13.39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Tinjacá</text:p>
          </table:table-cell>
          <table:table-cell table:style-name="ce5" office:value-type="float" office:value="3266" calcext:value-type="float">
            <text:p>3.266</text:p>
          </table:table-cell>
          <table:table-cell table:style-name="ce5" office:value-type="float" office:value="3313" calcext:value-type="float">
            <text:p>3.313</text:p>
          </table:table-cell>
          <table:table-cell table:style-name="ce5" office:value-type="float" office:value="3351" calcext:value-type="float">
            <text:p>3.35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Tipacoque</text:p>
          </table:table-cell>
          <table:table-cell table:style-name="ce5" office:value-type="float" office:value="3323" calcext:value-type="float">
            <text:p>3.323</text:p>
          </table:table-cell>
          <table:table-cell table:style-name="ce5" office:value-type="float" office:value="3299" calcext:value-type="float">
            <text:p>3.299</text:p>
          </table:table-cell>
          <table:table-cell table:style-name="ce5" office:value-type="float" office:value="3290" calcext:value-type="float">
            <text:p>3.29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Toca</text:p>
          </table:table-cell>
          <table:table-cell table:style-name="ce5" office:value-type="float" office:value="8767" calcext:value-type="float">
            <text:p>8.767</text:p>
          </table:table-cell>
          <table:table-cell table:style-name="ce5" office:value-type="float" office:value="8831" calcext:value-type="float">
            <text:p>8.831</text:p>
          </table:table-cell>
          <table:table-cell table:style-name="ce5" office:value-type="float" office:value="8893" calcext:value-type="float">
            <text:p>8.89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Togüí</text:p>
          </table:table-cell>
          <table:table-cell table:style-name="ce5" office:value-type="float" office:value="4335" calcext:value-type="float">
            <text:p>4.335</text:p>
          </table:table-cell>
          <table:table-cell table:style-name="ce5" office:value-type="float" office:value="4330" calcext:value-type="float">
            <text:p>4.330</text:p>
          </table:table-cell>
          <table:table-cell table:style-name="ce5" office:value-type="float" office:value="4335" calcext:value-type="float">
            <text:p>4.33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Tópaga</text:p>
          </table:table-cell>
          <table:table-cell table:style-name="ce5" office:value-type="float" office:value="3617" calcext:value-type="float">
            <text:p>3.617</text:p>
          </table:table-cell>
          <table:table-cell table:style-name="ce5" office:value-type="float" office:value="3660" calcext:value-type="float">
            <text:p>3.660</text:p>
          </table:table-cell>
          <table:table-cell table:style-name="ce5" office:value-type="float" office:value="3697" calcext:value-type="float">
            <text:p>3.69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Tota</text:p>
          </table:table-cell>
          <table:table-cell table:style-name="ce5" office:value-type="float" office:value="5179" calcext:value-type="float">
            <text:p>5.179</text:p>
          </table:table-cell>
          <table:table-cell table:style-name="ce5" office:value-type="float" office:value="5206" calcext:value-type="float">
            <text:p>5.206</text:p>
          </table:table-cell>
          <table:table-cell table:style-name="ce5" office:value-type="float" office:value="5233" calcext:value-type="float">
            <text:p>5.23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Tununguá</text:p>
          </table:table-cell>
          <table:table-cell table:style-name="ce5" office:value-type="float" office:value="1540" calcext:value-type="float">
            <text:p>1.540</text:p>
          </table:table-cell>
          <table:table-cell table:style-name="ce5" office:value-type="float" office:value="1559" calcext:value-type="float">
            <text:p>1.559</text:p>
          </table:table-cell>
          <table:table-cell table:style-name="ce5" office:value-type="float" office:value="1576" calcext:value-type="float">
            <text:p>1.57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Turmequé</text:p>
          </table:table-cell>
          <table:table-cell table:style-name="ce5" office:value-type="float" office:value="6118" calcext:value-type="float">
            <text:p>6.118</text:p>
          </table:table-cell>
          <table:table-cell table:style-name="ce5" office:value-type="float" office:value="6131" calcext:value-type="float">
            <text:p>6.131</text:p>
          </table:table-cell>
          <table:table-cell table:style-name="ce5" office:value-type="float" office:value="6156" calcext:value-type="float">
            <text:p>6.15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Tuta</text:p>
          </table:table-cell>
          <table:table-cell table:style-name="ce5" office:value-type="float" office:value="8266" calcext:value-type="float">
            <text:p>8.266</text:p>
          </table:table-cell>
          <table:table-cell table:style-name="ce5" office:value-type="float" office:value="8369" calcext:value-type="float">
            <text:p>8.369</text:p>
          </table:table-cell>
          <table:table-cell table:style-name="ce5" office:value-type="float" office:value="8461" calcext:value-type="float">
            <text:p>8.46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Tutazá</text:p>
          </table:table-cell>
          <table:table-cell table:style-name="ce5" office:value-type="float" office:value="2040" calcext:value-type="float">
            <text:p>2.040</text:p>
          </table:table-cell>
          <table:table-cell table:style-name="ce5" office:value-type="float" office:value="2037" calcext:value-type="float">
            <text:p>2.037</text:p>
          </table:table-cell>
          <table:table-cell table:style-name="ce5" office:value-type="float" office:value="2039" calcext:value-type="float">
            <text:p>2.03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Úmbita</text:p>
          </table:table-cell>
          <table:table-cell table:style-name="ce5" office:value-type="float" office:value="7530" calcext:value-type="float">
            <text:p>7.530</text:p>
          </table:table-cell>
          <table:table-cell table:style-name="ce5" office:value-type="float" office:value="7534" calcext:value-type="float">
            <text:p>7.534</text:p>
          </table:table-cell>
          <table:table-cell table:style-name="ce5" office:value-type="float" office:value="7552" calcext:value-type="float">
            <text:p>7.55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Ventaquemada</text:p>
          </table:table-cell>
          <table:table-cell table:style-name="ce5" office:value-type="float" office:value="15706" calcext:value-type="float">
            <text:p>15.706</text:p>
          </table:table-cell>
          <table:table-cell table:style-name="ce5" office:value-type="float" office:value="15920" calcext:value-type="float">
            <text:p>15.920</text:p>
          </table:table-cell>
          <table:table-cell table:style-name="ce5" office:value-type="float" office:value="16093" calcext:value-type="float">
            <text:p>16.09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Viracachá</text:p>
          </table:table-cell>
          <table:table-cell table:style-name="ce5" office:value-type="float" office:value="2837" calcext:value-type="float">
            <text:p>2.837</text:p>
          </table:table-cell>
          <table:table-cell table:style-name="ce5" office:value-type="float" office:value="2817" calcext:value-type="float">
            <text:p>2.817</text:p>
          </table:table-cell>
          <table:table-cell table:style-name="ce5" office:value-type="float" office:value="2809" calcext:value-type="float">
            <text:p>2.80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oyacá</text:p>
          </table:table-cell>
          <table:table-cell table:style-name="ce3" office:value-type="string" calcext:value-type="string">
            <text:p>Zetaquira</text:p>
          </table:table-cell>
          <table:table-cell table:style-name="ce5" office:value-type="float" office:value="4629" calcext:value-type="float">
            <text:p>4.629</text:p>
          </table:table-cell>
          <table:table-cell table:style-name="ce5" office:value-type="float" office:value="4621" calcext:value-type="float">
            <text:p>4.621</text:p>
          </table:table-cell>
          <table:table-cell table:style-name="ce5" office:value-type="float" office:value="4625" calcext:value-type="float">
            <text:p>4.62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ldas</text:p>
          </table:table-cell>
          <table:table-cell table:style-name="ce3" office:value-type="string" calcext:value-type="string">
            <text:p>Manizales</text:p>
          </table:table-cell>
          <table:table-cell table:style-name="ce5" office:value-type="float" office:value="434403" calcext:value-type="float">
            <text:p>434.403</text:p>
          </table:table-cell>
          <table:table-cell table:style-name="ce5" office:value-type="float" office:value="440608" calcext:value-type="float">
            <text:p>440.608</text:p>
          </table:table-cell>
          <table:table-cell table:style-name="ce5" office:value-type="float" office:value="446160" calcext:value-type="float">
            <text:p>446.16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ldas</text:p>
          </table:table-cell>
          <table:table-cell table:style-name="ce3" office:value-type="string" calcext:value-type="string">
            <text:p>Aguadas</text:p>
          </table:table-cell>
          <table:table-cell table:style-name="ce5" office:value-type="float" office:value="22823" calcext:value-type="float">
            <text:p>22.823</text:p>
          </table:table-cell>
          <table:table-cell table:style-name="ce5" office:value-type="float" office:value="22907" calcext:value-type="float">
            <text:p>22.907</text:p>
          </table:table-cell>
          <table:table-cell table:style-name="ce5" office:value-type="float" office:value="23048" calcext:value-type="float">
            <text:p>23.04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ldas</text:p>
          </table:table-cell>
          <table:table-cell table:style-name="ce3" office:value-type="string" calcext:value-type="string">
            <text:p>Anserma</text:p>
          </table:table-cell>
          <table:table-cell table:style-name="ce5" office:value-type="float" office:value="36149" calcext:value-type="float">
            <text:p>36.149</text:p>
          </table:table-cell>
          <table:table-cell table:style-name="ce5" office:value-type="float" office:value="36405" calcext:value-type="float">
            <text:p>36.405</text:p>
          </table:table-cell>
          <table:table-cell table:style-name="ce5" office:value-type="float" office:value="36691" calcext:value-type="float">
            <text:p>36.69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ldas</text:p>
          </table:table-cell>
          <table:table-cell table:style-name="ce3" office:value-type="string" calcext:value-type="string">
            <text:p>Aranzazu</text:p>
          </table:table-cell>
          <table:table-cell table:style-name="ce5" office:value-type="float" office:value="10557" calcext:value-type="float">
            <text:p>10.557</text:p>
          </table:table-cell>
          <table:table-cell table:style-name="ce5" office:value-type="float" office:value="10533" calcext:value-type="float">
            <text:p>10.533</text:p>
          </table:table-cell>
          <table:table-cell table:style-name="ce5" office:value-type="float" office:value="10556" calcext:value-type="float">
            <text:p>10.55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ldas</text:p>
          </table:table-cell>
          <table:table-cell table:style-name="ce3" office:value-type="string" calcext:value-type="string">
            <text:p>Belalcázar</text:p>
          </table:table-cell>
          <table:table-cell table:style-name="ce5" office:value-type="float" office:value="10660" calcext:value-type="float">
            <text:p>10.660</text:p>
          </table:table-cell>
          <table:table-cell table:style-name="ce5" office:value-type="float" office:value="10634" calcext:value-type="float">
            <text:p>10.634</text:p>
          </table:table-cell>
          <table:table-cell table:style-name="ce5" office:value-type="float" office:value="10650" calcext:value-type="float">
            <text:p>10.65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ldas</text:p>
          </table:table-cell>
          <table:table-cell table:style-name="ce3" office:value-type="string" calcext:value-type="string">
            <text:p>Chinchiná</text:p>
          </table:table-cell>
          <table:table-cell table:style-name="ce5" office:value-type="float" office:value="51271" calcext:value-type="float">
            <text:p>51.271</text:p>
          </table:table-cell>
          <table:table-cell table:style-name="ce5" office:value-type="float" office:value="51773" calcext:value-type="float">
            <text:p>51.773</text:p>
          </table:table-cell>
          <table:table-cell table:style-name="ce5" office:value-type="float" office:value="52267" calcext:value-type="float">
            <text:p>52.26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ldas</text:p>
          </table:table-cell>
          <table:table-cell table:style-name="ce3" office:value-type="string" calcext:value-type="string">
            <text:p>Filadelfia</text:p>
          </table:table-cell>
          <table:table-cell table:style-name="ce5" office:value-type="float" office:value="11451" calcext:value-type="float">
            <text:p>11.451</text:p>
          </table:table-cell>
          <table:table-cell table:style-name="ce5" office:value-type="float" office:value="11399" calcext:value-type="float">
            <text:p>11.399</text:p>
          </table:table-cell>
          <table:table-cell table:style-name="ce5" office:value-type="float" office:value="11400" calcext:value-type="float">
            <text:p>11.40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ldas</text:p>
          </table:table-cell>
          <table:table-cell table:style-name="ce3" office:value-type="string" calcext:value-type="string">
            <text:p>La Dorada</text:p>
          </table:table-cell>
          <table:table-cell table:style-name="ce5" office:value-type="float" office:value="71905" calcext:value-type="float">
            <text:p>71.905</text:p>
          </table:table-cell>
          <table:table-cell table:style-name="ce5" office:value-type="float" office:value="72972" calcext:value-type="float">
            <text:p>72.972</text:p>
          </table:table-cell>
          <table:table-cell table:style-name="ce5" office:value-type="float" office:value="74006" calcext:value-type="float">
            <text:p>74.00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ldas</text:p>
          </table:table-cell>
          <table:table-cell table:style-name="ce3" office:value-type="string" calcext:value-type="string">
            <text:p>La Merced</text:p>
          </table:table-cell>
          <table:table-cell table:style-name="ce5" office:value-type="float" office:value="6003" calcext:value-type="float">
            <text:p>6.003</text:p>
          </table:table-cell>
          <table:table-cell table:style-name="ce5" office:value-type="float" office:value="5916" calcext:value-type="float">
            <text:p>5.916</text:p>
          </table:table-cell>
          <table:table-cell table:style-name="ce5" office:value-type="float" office:value="5882" calcext:value-type="float">
            <text:p>5.88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ldas</text:p>
          </table:table-cell>
          <table:table-cell table:style-name="ce3" office:value-type="string" calcext:value-type="string">
            <text:p>Manzanares</text:p>
          </table:table-cell>
          <table:table-cell table:style-name="ce5" office:value-type="float" office:value="17928" calcext:value-type="float">
            <text:p>17.928</text:p>
          </table:table-cell>
          <table:table-cell table:style-name="ce5" office:value-type="float" office:value="17805" calcext:value-type="float">
            <text:p>17.805</text:p>
          </table:table-cell>
          <table:table-cell table:style-name="ce5" office:value-type="float" office:value="17794" calcext:value-type="float">
            <text:p>17.79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ldas</text:p>
          </table:table-cell>
          <table:table-cell table:style-name="ce3" office:value-type="string" calcext:value-type="string">
            <text:p>Marmato</text:p>
          </table:table-cell>
          <table:table-cell table:style-name="ce5" office:value-type="float" office:value="8888" calcext:value-type="float">
            <text:p>8.888</text:p>
          </table:table-cell>
          <table:table-cell table:style-name="ce5" office:value-type="float" office:value="9035" calcext:value-type="float">
            <text:p>9.035</text:p>
          </table:table-cell>
          <table:table-cell table:style-name="ce5" office:value-type="float" office:value="9167" calcext:value-type="float">
            <text:p>9.16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ldas</text:p>
          </table:table-cell>
          <table:table-cell table:style-name="ce3" office:value-type="string" calcext:value-type="string">
            <text:p>Marquetalia</text:p>
          </table:table-cell>
          <table:table-cell table:style-name="ce5" office:value-type="float" office:value="13245" calcext:value-type="float">
            <text:p>13.245</text:p>
          </table:table-cell>
          <table:table-cell table:style-name="ce5" office:value-type="float" office:value="13368" calcext:value-type="float">
            <text:p>13.368</text:p>
          </table:table-cell>
          <table:table-cell table:style-name="ce5" office:value-type="float" office:value="13490" calcext:value-type="float">
            <text:p>13.49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ldas</text:p>
          </table:table-cell>
          <table:table-cell table:style-name="ce3" office:value-type="string" calcext:value-type="string">
            <text:p>Marulanda</text:p>
          </table:table-cell>
          <table:table-cell table:style-name="ce5" office:value-type="float" office:value="2607" calcext:value-type="float">
            <text:p>2.607</text:p>
          </table:table-cell>
          <table:table-cell table:style-name="ce5" office:value-type="float" office:value="2565" calcext:value-type="float">
            <text:p>2.565</text:p>
          </table:table-cell>
          <table:table-cell table:style-name="ce5" office:value-type="float" office:value="2544" calcext:value-type="float">
            <text:p>2.54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ldas</text:p>
          </table:table-cell>
          <table:table-cell table:style-name="ce3" office:value-type="string" calcext:value-type="string">
            <text:p>Neira</text:p>
          </table:table-cell>
          <table:table-cell table:style-name="ce5" office:value-type="float" office:value="21024" calcext:value-type="float">
            <text:p>21.024</text:p>
          </table:table-cell>
          <table:table-cell table:style-name="ce5" office:value-type="float" office:value="21040" calcext:value-type="float">
            <text:p>21.040</text:p>
          </table:table-cell>
          <table:table-cell table:style-name="ce5" office:value-type="float" office:value="21114" calcext:value-type="float">
            <text:p>21.11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ldas</text:p>
          </table:table-cell>
          <table:table-cell table:style-name="ce3" office:value-type="string" calcext:value-type="string">
            <text:p>Norcasia</text:p>
          </table:table-cell>
          <table:table-cell table:style-name="ce5" office:value-type="float" office:value="6022" calcext:value-type="float">
            <text:p>6.022</text:p>
          </table:table-cell>
          <table:table-cell table:style-name="ce5" office:value-type="float" office:value="6075" calcext:value-type="float">
            <text:p>6.075</text:p>
          </table:table-cell>
          <table:table-cell table:style-name="ce5" office:value-type="float" office:value="6128" calcext:value-type="float">
            <text:p>6.12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ldas</text:p>
          </table:table-cell>
          <table:table-cell table:style-name="ce3" office:value-type="string" calcext:value-type="string">
            <text:p>Pácora</text:p>
          </table:table-cell>
          <table:table-cell table:style-name="ce5" office:value-type="float" office:value="15325" calcext:value-type="float">
            <text:p>15.325</text:p>
          </table:table-cell>
          <table:table-cell table:style-name="ce5" office:value-type="float" office:value="15296" calcext:value-type="float">
            <text:p>15.296</text:p>
          </table:table-cell>
          <table:table-cell table:style-name="ce5" office:value-type="float" office:value="15324" calcext:value-type="float">
            <text:p>15.32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ldas</text:p>
          </table:table-cell>
          <table:table-cell table:style-name="ce3" office:value-type="string" calcext:value-type="string">
            <text:p>Palestina</text:p>
          </table:table-cell>
          <table:table-cell table:style-name="ce5" office:value-type="float" office:value="15555" calcext:value-type="float">
            <text:p>15.555</text:p>
          </table:table-cell>
          <table:table-cell table:style-name="ce5" office:value-type="float" office:value="15598" calcext:value-type="float">
            <text:p>15.598</text:p>
          </table:table-cell>
          <table:table-cell table:style-name="ce5" office:value-type="float" office:value="15681" calcext:value-type="float">
            <text:p>15.68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ldas</text:p>
          </table:table-cell>
          <table:table-cell table:style-name="ce3" office:value-type="string" calcext:value-type="string">
            <text:p>Pensilvania</text:p>
          </table:table-cell>
          <table:table-cell table:style-name="ce5" office:value-type="float" office:value="19908" calcext:value-type="float">
            <text:p>19.908</text:p>
          </table:table-cell>
          <table:table-cell table:style-name="ce5" office:value-type="float" office:value="19781" calcext:value-type="float">
            <text:p>19.781</text:p>
          </table:table-cell>
          <table:table-cell table:style-name="ce5" office:value-type="float" office:value="19755" calcext:value-type="float">
            <text:p>19.75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ldas</text:p>
          </table:table-cell>
          <table:table-cell table:style-name="ce3" office:value-type="string" calcext:value-type="string">
            <text:p>Riosucio</text:p>
          </table:table-cell>
          <table:table-cell table:style-name="ce5" office:value-type="float" office:value="50775" calcext:value-type="float">
            <text:p>50.775</text:p>
          </table:table-cell>
          <table:table-cell table:style-name="ce5" office:value-type="float" office:value="51371" calcext:value-type="float">
            <text:p>51.371</text:p>
          </table:table-cell>
          <table:table-cell table:style-name="ce5" office:value-type="float" office:value="51956" calcext:value-type="float">
            <text:p>51.95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ldas</text:p>
          </table:table-cell>
          <table:table-cell table:style-name="ce3" office:value-type="string" calcext:value-type="string">
            <text:p>Risaralda</text:p>
          </table:table-cell>
          <table:table-cell table:style-name="ce5" office:value-type="float" office:value="10815" calcext:value-type="float">
            <text:p>10.815</text:p>
          </table:table-cell>
          <table:table-cell table:style-name="ce5" office:value-type="float" office:value="10640" calcext:value-type="float">
            <text:p>10.640</text:p>
          </table:table-cell>
          <table:table-cell table:style-name="ce5" office:value-type="float" office:value="10568" calcext:value-type="float">
            <text:p>10.56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ldas</text:p>
          </table:table-cell>
          <table:table-cell table:style-name="ce3" office:value-type="string" calcext:value-type="string">
            <text:p>Salamina</text:p>
          </table:table-cell>
          <table:table-cell table:style-name="ce5" office:value-type="float" office:value="19467" calcext:value-type="float">
            <text:p>19.467</text:p>
          </table:table-cell>
          <table:table-cell table:style-name="ce5" office:value-type="float" office:value="19387" calcext:value-type="float">
            <text:p>19.387</text:p>
          </table:table-cell>
          <table:table-cell table:style-name="ce5" office:value-type="float" office:value="19393" calcext:value-type="float">
            <text:p>19.39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ldas</text:p>
          </table:table-cell>
          <table:table-cell table:style-name="ce3" office:value-type="string" calcext:value-type="string">
            <text:p>Samaná</text:p>
          </table:table-cell>
          <table:table-cell table:style-name="ce5" office:value-type="float" office:value="20454" calcext:value-type="float">
            <text:p>20.454</text:p>
          </table:table-cell>
          <table:table-cell table:style-name="ce5" office:value-type="float" office:value="20116" calcext:value-type="float">
            <text:p>20.116</text:p>
          </table:table-cell>
          <table:table-cell table:style-name="ce5" office:value-type="float" office:value="19967" calcext:value-type="float">
            <text:p>19.96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ldas</text:p>
          </table:table-cell>
          <table:table-cell table:style-name="ce3" office:value-type="string" calcext:value-type="string">
            <text:p>San José</text:p>
          </table:table-cell>
          <table:table-cell table:style-name="ce5" office:value-type="float" office:value="4835" calcext:value-type="float">
            <text:p>4.835</text:p>
          </table:table-cell>
          <table:table-cell table:style-name="ce5" office:value-type="float" office:value="4875" calcext:value-type="float">
            <text:p>4.875</text:p>
          </table:table-cell>
          <table:table-cell table:style-name="ce5" office:value-type="float" office:value="4916" calcext:value-type="float">
            <text:p>4.91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ldas</text:p>
          </table:table-cell>
          <table:table-cell table:style-name="ce3" office:value-type="string" calcext:value-type="string">
            <text:p>Supía</text:p>
          </table:table-cell>
          <table:table-cell table:style-name="ce5" office:value-type="float" office:value="28642" calcext:value-type="float">
            <text:p>28.642</text:p>
          </table:table-cell>
          <table:table-cell table:style-name="ce5" office:value-type="float" office:value="29021" calcext:value-type="float">
            <text:p>29.021</text:p>
          </table:table-cell>
          <table:table-cell table:style-name="ce5" office:value-type="float" office:value="29363" calcext:value-type="float">
            <text:p>29.36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ldas</text:p>
          </table:table-cell>
          <table:table-cell table:style-name="ce3" office:value-type="string" calcext:value-type="string">
            <text:p>Victoria</text:p>
          </table:table-cell>
          <table:table-cell table:style-name="ce5" office:value-type="float" office:value="10157" calcext:value-type="float">
            <text:p>10.157</text:p>
          </table:table-cell>
          <table:table-cell table:style-name="ce5" office:value-type="float" office:value="10255" calcext:value-type="float">
            <text:p>10.255</text:p>
          </table:table-cell>
          <table:table-cell table:style-name="ce5" office:value-type="float" office:value="10351" calcext:value-type="float">
            <text:p>10.35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ldas</text:p>
          </table:table-cell>
          <table:table-cell table:style-name="ce3" office:value-type="string" calcext:value-type="string">
            <text:p>Villamaría</text:p>
          </table:table-cell>
          <table:table-cell table:style-name="ce5" office:value-type="float" office:value="64652" calcext:value-type="float">
            <text:p>64.652</text:p>
          </table:table-cell>
          <table:table-cell table:style-name="ce5" office:value-type="float" office:value="66189" calcext:value-type="float">
            <text:p>66.189</text:p>
          </table:table-cell>
          <table:table-cell table:style-name="ce5" office:value-type="float" office:value="67429" calcext:value-type="float">
            <text:p>67.42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ldas</text:p>
          </table:table-cell>
          <table:table-cell table:style-name="ce3" office:value-type="string" calcext:value-type="string">
            <text:p>Viterbo</text:p>
          </table:table-cell>
          <table:table-cell table:style-name="ce5" office:value-type="float" office:value="12734" calcext:value-type="float">
            <text:p>12.734</text:p>
          </table:table-cell>
          <table:table-cell table:style-name="ce5" office:value-type="float" office:value="12780" calcext:value-type="float">
            <text:p>12.780</text:p>
          </table:table-cell>
          <table:table-cell table:style-name="ce5" office:value-type="float" office:value="12853" calcext:value-type="float">
            <text:p>12.85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quetá</text:p>
          </table:table-cell>
          <table:table-cell table:style-name="ce3" office:value-type="string" calcext:value-type="string">
            <text:p>Florencia</text:p>
          </table:table-cell>
          <table:table-cell table:style-name="ce5" office:value-type="float" office:value="168346" calcext:value-type="float">
            <text:p>168.346</text:p>
          </table:table-cell>
          <table:table-cell table:style-name="ce5" office:value-type="float" office:value="170764" calcext:value-type="float">
            <text:p>170.764</text:p>
          </table:table-cell>
          <table:table-cell table:style-name="ce5" office:value-type="float" office:value="173011" calcext:value-type="float">
            <text:p>173.01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quetá</text:p>
          </table:table-cell>
          <table:table-cell table:style-name="ce3" office:value-type="string" calcext:value-type="string">
            <text:p>Albania</text:p>
          </table:table-cell>
          <table:table-cell table:style-name="ce5" office:value-type="float" office:value="4675" calcext:value-type="float">
            <text:p>4.675</text:p>
          </table:table-cell>
          <table:table-cell table:style-name="ce5" office:value-type="float" office:value="4491" calcext:value-type="float">
            <text:p>4.491</text:p>
          </table:table-cell>
          <table:table-cell table:style-name="ce5" office:value-type="float" office:value="4396" calcext:value-type="float">
            <text:p>4.39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quetá</text:p>
          </table:table-cell>
          <table:table-cell table:style-name="ce3" office:value-type="string" calcext:value-type="string">
            <text:p>Belén de Los Andaquíes</text:p>
          </table:table-cell>
          <table:table-cell table:style-name="ce5" office:value-type="float" office:value="11021" calcext:value-type="float">
            <text:p>11.021</text:p>
          </table:table-cell>
          <table:table-cell table:style-name="ce5" office:value-type="float" office:value="11102" calcext:value-type="float">
            <text:p>11.102</text:p>
          </table:table-cell>
          <table:table-cell table:style-name="ce5" office:value-type="float" office:value="11181" calcext:value-type="float">
            <text:p>11.18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quetá</text:p>
          </table:table-cell>
          <table:table-cell table:style-name="ce3" office:value-type="string" calcext:value-type="string">
            <text:p>Cartagena del Chairá</text:p>
          </table:table-cell>
          <table:table-cell table:style-name="ce5" office:value-type="float" office:value="30399" calcext:value-type="float">
            <text:p>30.399</text:p>
          </table:table-cell>
          <table:table-cell table:style-name="ce5" office:value-type="float" office:value="30778" calcext:value-type="float">
            <text:p>30.778</text:p>
          </table:table-cell>
          <table:table-cell table:style-name="ce5" office:value-type="float" office:value="31151" calcext:value-type="float">
            <text:p>31.15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quetá</text:p>
          </table:table-cell>
          <table:table-cell table:style-name="ce3" office:value-type="string" calcext:value-type="string">
            <text:p>Curillo</text:p>
          </table:table-cell>
          <table:table-cell table:style-name="ce5" office:value-type="float" office:value="7593" calcext:value-type="float">
            <text:p>7.593</text:p>
          </table:table-cell>
          <table:table-cell table:style-name="ce5" office:value-type="float" office:value="7683" calcext:value-type="float">
            <text:p>7.683</text:p>
          </table:table-cell>
          <table:table-cell table:style-name="ce5" office:value-type="float" office:value="7772" calcext:value-type="float">
            <text:p>7.77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quetá</text:p>
          </table:table-cell>
          <table:table-cell table:style-name="ce3" office:value-type="string" calcext:value-type="string">
            <text:p>El Doncello</text:p>
          </table:table-cell>
          <table:table-cell table:style-name="ce5" office:value-type="float" office:value="19294" calcext:value-type="float">
            <text:p>19.294</text:p>
          </table:table-cell>
          <table:table-cell table:style-name="ce5" office:value-type="float" office:value="19256" calcext:value-type="float">
            <text:p>19.256</text:p>
          </table:table-cell>
          <table:table-cell table:style-name="ce5" office:value-type="float" office:value="19284" calcext:value-type="float">
            <text:p>19.28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quetá</text:p>
          </table:table-cell>
          <table:table-cell table:style-name="ce3" office:value-type="string" calcext:value-type="string">
            <text:p>El Paujíl</text:p>
          </table:table-cell>
          <table:table-cell table:style-name="ce5" office:value-type="float" office:value="18036" calcext:value-type="float">
            <text:p>18.036</text:p>
          </table:table-cell>
          <table:table-cell table:style-name="ce5" office:value-type="float" office:value="18251" calcext:value-type="float">
            <text:p>18.251</text:p>
          </table:table-cell>
          <table:table-cell table:style-name="ce5" office:value-type="float" office:value="18464" calcext:value-type="float">
            <text:p>18.46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quetá</text:p>
          </table:table-cell>
          <table:table-cell table:style-name="ce3" office:value-type="string" calcext:value-type="string">
            <text:p>La Montañita</text:p>
          </table:table-cell>
          <table:table-cell table:style-name="ce5" office:value-type="float" office:value="14714" calcext:value-type="float">
            <text:p>14.714</text:p>
          </table:table-cell>
          <table:table-cell table:style-name="ce5" office:value-type="float" office:value="14662" calcext:value-type="float">
            <text:p>14.662</text:p>
          </table:table-cell>
          <table:table-cell table:style-name="ce5" office:value-type="float" office:value="14692" calcext:value-type="float">
            <text:p>14.69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quetá</text:p>
          </table:table-cell>
          <table:table-cell table:style-name="ce3" office:value-type="string" calcext:value-type="string">
            <text:p>Milán</text:p>
          </table:table-cell>
          <table:table-cell table:style-name="ce5" office:value-type="float" office:value="9723" calcext:value-type="float">
            <text:p>9.723</text:p>
          </table:table-cell>
          <table:table-cell table:style-name="ce5" office:value-type="float" office:value="9838" calcext:value-type="float">
            <text:p>9.838</text:p>
          </table:table-cell>
          <table:table-cell table:style-name="ce5" office:value-type="float" office:value="9952" calcext:value-type="float">
            <text:p>9.95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quetá</text:p>
          </table:table-cell>
          <table:table-cell table:style-name="ce3" office:value-type="string" calcext:value-type="string">
            <text:p>Morelia</text:p>
          </table:table-cell>
          <table:table-cell table:style-name="ce5" office:value-type="float" office:value="3698" calcext:value-type="float">
            <text:p>3.698</text:p>
          </table:table-cell>
          <table:table-cell table:style-name="ce5" office:value-type="float" office:value="3718" calcext:value-type="float">
            <text:p>3.718</text:p>
          </table:table-cell>
          <table:table-cell table:style-name="ce5" office:value-type="float" office:value="3747" calcext:value-type="float">
            <text:p>3.74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quetá</text:p>
          </table:table-cell>
          <table:table-cell table:style-name="ce3" office:value-type="string" calcext:value-type="string">
            <text:p>Puerto Rico</text:p>
          </table:table-cell>
          <table:table-cell table:style-name="ce5" office:value-type="float" office:value="26517" calcext:value-type="float">
            <text:p>26.517</text:p>
          </table:table-cell>
          <table:table-cell table:style-name="ce5" office:value-type="float" office:value="26329" calcext:value-type="float">
            <text:p>26.329</text:p>
          </table:table-cell>
          <table:table-cell table:style-name="ce5" office:value-type="float" office:value="26282" calcext:value-type="float">
            <text:p>26.28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quetá</text:p>
          </table:table-cell>
          <table:table-cell table:style-name="ce3" office:value-type="string" calcext:value-type="string">
            <text:p>San José del Fragua</text:p>
          </table:table-cell>
          <table:table-cell table:style-name="ce5" office:value-type="float" office:value="12797" calcext:value-type="float">
            <text:p>12.797</text:p>
          </table:table-cell>
          <table:table-cell table:style-name="ce5" office:value-type="float" office:value="12949" calcext:value-type="float">
            <text:p>12.949</text:p>
          </table:table-cell>
          <table:table-cell table:style-name="ce5" office:value-type="float" office:value="13099" calcext:value-type="float">
            <text:p>13.09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quetá</text:p>
          </table:table-cell>
          <table:table-cell table:style-name="ce3" office:value-type="string" calcext:value-type="string">
            <text:p>San Vicente del Caguán</text:p>
          </table:table-cell>
          <table:table-cell table:style-name="ce5" office:value-type="float" office:value="50719" calcext:value-type="float">
            <text:p>50.719</text:p>
          </table:table-cell>
          <table:table-cell table:style-name="ce5" office:value-type="float" office:value="51714" calcext:value-type="float">
            <text:p>51.714</text:p>
          </table:table-cell>
          <table:table-cell table:style-name="ce5" office:value-type="float" office:value="52593" calcext:value-type="float">
            <text:p>52.59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quetá</text:p>
          </table:table-cell>
          <table:table-cell table:style-name="ce3" office:value-type="string" calcext:value-type="string">
            <text:p>Solano</text:p>
          </table:table-cell>
          <table:table-cell table:style-name="ce5" office:value-type="float" office:value="11214" calcext:value-type="float">
            <text:p>11.214</text:p>
          </table:table-cell>
          <table:table-cell table:style-name="ce5" office:value-type="float" office:value="11359" calcext:value-type="float">
            <text:p>11.359</text:p>
          </table:table-cell>
          <table:table-cell table:style-name="ce5" office:value-type="float" office:value="11503" calcext:value-type="float">
            <text:p>11.50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quetá</text:p>
          </table:table-cell>
          <table:table-cell table:style-name="ce3" office:value-type="string" calcext:value-type="string">
            <text:p>Solita</text:p>
          </table:table-cell>
          <table:table-cell table:style-name="ce5" office:value-type="float" office:value="6216" calcext:value-type="float">
            <text:p>6.216</text:p>
          </table:table-cell>
          <table:table-cell table:style-name="ce5" office:value-type="float" office:value="6280" calcext:value-type="float">
            <text:p>6.280</text:p>
          </table:table-cell>
          <table:table-cell table:style-name="ce5" office:value-type="float" office:value="6346" calcext:value-type="float">
            <text:p>6.34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quetá</text:p>
          </table:table-cell>
          <table:table-cell table:style-name="ce3" office:value-type="string" calcext:value-type="string">
            <text:p>Valparaíso</text:p>
          </table:table-cell>
          <table:table-cell table:style-name="ce5" office:value-type="float" office:value="6887" calcext:value-type="float">
            <text:p>6.887</text:p>
          </table:table-cell>
          <table:table-cell table:style-name="ce5" office:value-type="float" office:value="6968" calcext:value-type="float">
            <text:p>6.968</text:p>
          </table:table-cell>
          <table:table-cell table:style-name="ce5" office:value-type="float" office:value="7048" calcext:value-type="float">
            <text:p>7.04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uca</text:p>
          </table:table-cell>
          <table:table-cell table:style-name="ce3" office:value-type="string" calcext:value-type="string">
            <text:p>Popayán</text:p>
          </table:table-cell>
          <table:table-cell table:style-name="ce5" office:value-type="float" office:value="318059" calcext:value-type="float">
            <text:p>318.059</text:p>
          </table:table-cell>
          <table:table-cell table:style-name="ce5" office:value-type="float" office:value="321991" calcext:value-type="float">
            <text:p>321.991</text:p>
          </table:table-cell>
          <table:table-cell table:style-name="ce5" office:value-type="float" office:value="325477" calcext:value-type="float">
            <text:p>325.47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uca</text:p>
          </table:table-cell>
          <table:table-cell table:style-name="ce3" office:value-type="string" calcext:value-type="string">
            <text:p>Almaguer</text:p>
          </table:table-cell>
          <table:table-cell table:style-name="ce5" office:value-type="float" office:value="18449" calcext:value-type="float">
            <text:p>18.449</text:p>
          </table:table-cell>
          <table:table-cell table:style-name="ce5" office:value-type="float" office:value="18263" calcext:value-type="float">
            <text:p>18.263</text:p>
          </table:table-cell>
          <table:table-cell table:style-name="ce5" office:value-type="float" office:value="18177" calcext:value-type="float">
            <text:p>18.17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uca</text:p>
          </table:table-cell>
          <table:table-cell table:style-name="ce3" office:value-type="string" calcext:value-type="string">
            <text:p>Argelia</text:p>
          </table:table-cell>
          <table:table-cell table:style-name="ce5" office:value-type="float" office:value="26144" calcext:value-type="float">
            <text:p>26.144</text:p>
          </table:table-cell>
          <table:table-cell table:style-name="ce5" office:value-type="float" office:value="26376" calcext:value-type="float">
            <text:p>26.376</text:p>
          </table:table-cell>
          <table:table-cell table:style-name="ce5" office:value-type="float" office:value="26588" calcext:value-type="float">
            <text:p>26.58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uca</text:p>
          </table:table-cell>
          <table:table-cell table:style-name="ce3" office:value-type="string" calcext:value-type="string">
            <text:p>Balboa</text:p>
          </table:table-cell>
          <table:table-cell table:style-name="ce5" office:value-type="float" office:value="21108" calcext:value-type="float">
            <text:p>21.108</text:p>
          </table:table-cell>
          <table:table-cell table:style-name="ce5" office:value-type="float" office:value="21270" calcext:value-type="float">
            <text:p>21.270</text:p>
          </table:table-cell>
          <table:table-cell table:style-name="ce5" office:value-type="float" office:value="21437" calcext:value-type="float">
            <text:p>21.43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uca</text:p>
          </table:table-cell>
          <table:table-cell table:style-name="ce3" office:value-type="string" calcext:value-type="string">
            <text:p>Bolívar</text:p>
          </table:table-cell>
          <table:table-cell table:style-name="ce5" office:value-type="float" office:value="38048" calcext:value-type="float">
            <text:p>38.048</text:p>
          </table:table-cell>
          <table:table-cell table:style-name="ce5" office:value-type="float" office:value="37327" calcext:value-type="float">
            <text:p>37.327</text:p>
          </table:table-cell>
          <table:table-cell table:style-name="ce5" office:value-type="float" office:value="36994" calcext:value-type="float">
            <text:p>36.99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uca</text:p>
          </table:table-cell>
          <table:table-cell table:style-name="ce3" office:value-type="string" calcext:value-type="string">
            <text:p>Buenos Aires</text:p>
          </table:table-cell>
          <table:table-cell table:style-name="ce5" office:value-type="float" office:value="31436" calcext:value-type="float">
            <text:p>31.436</text:p>
          </table:table-cell>
          <table:table-cell table:style-name="ce5" office:value-type="float" office:value="31754" calcext:value-type="float">
            <text:p>31.754</text:p>
          </table:table-cell>
          <table:table-cell table:style-name="ce5" office:value-type="float" office:value="32049" calcext:value-type="float">
            <text:p>32.04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uca</text:p>
          </table:table-cell>
          <table:table-cell table:style-name="ce3" office:value-type="string" calcext:value-type="string">
            <text:p>Cajibío</text:p>
          </table:table-cell>
          <table:table-cell table:style-name="ce5" office:value-type="float" office:value="42014" calcext:value-type="float">
            <text:p>42.014</text:p>
          </table:table-cell>
          <table:table-cell table:style-name="ce5" office:value-type="float" office:value="42439" calcext:value-type="float">
            <text:p>42.439</text:p>
          </table:table-cell>
          <table:table-cell table:style-name="ce5" office:value-type="float" office:value="42833" calcext:value-type="float">
            <text:p>42.83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uca</text:p>
          </table:table-cell>
          <table:table-cell table:style-name="ce3" office:value-type="string" calcext:value-type="string">
            <text:p>Caldono</text:p>
          </table:table-cell>
          <table:table-cell table:style-name="ce5" office:value-type="float" office:value="39946" calcext:value-type="float">
            <text:p>39.946</text:p>
          </table:table-cell>
          <table:table-cell table:style-name="ce5" office:value-type="float" office:value="40898" calcext:value-type="float">
            <text:p>40.898</text:p>
          </table:table-cell>
          <table:table-cell table:style-name="ce5" office:value-type="float" office:value="41770" calcext:value-type="float">
            <text:p>41.77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uca</text:p>
          </table:table-cell>
          <table:table-cell table:style-name="ce3" office:value-type="string" calcext:value-type="string">
            <text:p>Caloto</text:p>
          </table:table-cell>
          <table:table-cell table:style-name="ce5" office:value-type="float" office:value="30181" calcext:value-type="float">
            <text:p>30.181</text:p>
          </table:table-cell>
          <table:table-cell table:style-name="ce5" office:value-type="float" office:value="30143" calcext:value-type="float">
            <text:p>30.143</text:p>
          </table:table-cell>
          <table:table-cell table:style-name="ce5" office:value-type="float" office:value="30216" calcext:value-type="float">
            <text:p>30.21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uca</text:p>
          </table:table-cell>
          <table:table-cell table:style-name="ce3" office:value-type="string" calcext:value-type="string">
            <text:p>Corinto</text:p>
          </table:table-cell>
          <table:table-cell table:style-name="ce5" office:value-type="float" office:value="25286" calcext:value-type="float">
            <text:p>25.286</text:p>
          </table:table-cell>
          <table:table-cell table:style-name="ce5" office:value-type="float" office:value="25342" calcext:value-type="float">
            <text:p>25.342</text:p>
          </table:table-cell>
          <table:table-cell table:style-name="ce5" office:value-type="float" office:value="25440" calcext:value-type="float">
            <text:p>25.44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uca</text:p>
          </table:table-cell>
          <table:table-cell table:style-name="ce3" office:value-type="string" calcext:value-type="string">
            <text:p>El Tambo</text:p>
          </table:table-cell>
          <table:table-cell table:style-name="ce5" office:value-type="float" office:value="53891" calcext:value-type="float">
            <text:p>53.891</text:p>
          </table:table-cell>
          <table:table-cell table:style-name="ce5" office:value-type="float" office:value="53840" calcext:value-type="float">
            <text:p>53.840</text:p>
          </table:table-cell>
          <table:table-cell table:style-name="ce5" office:value-type="float" office:value="53769" calcext:value-type="float">
            <text:p>53.76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uca</text:p>
          </table:table-cell>
          <table:table-cell table:style-name="ce3" office:value-type="string" calcext:value-type="string">
            <text:p>Florencia</text:p>
          </table:table-cell>
          <table:table-cell table:style-name="ce5" office:value-type="float" office:value="5202" calcext:value-type="float">
            <text:p>5.202</text:p>
          </table:table-cell>
          <table:table-cell table:style-name="ce5" office:value-type="float" office:value="5254" calcext:value-type="float">
            <text:p>5.254</text:p>
          </table:table-cell>
          <table:table-cell table:style-name="ce5" office:value-type="float" office:value="5303" calcext:value-type="float">
            <text:p>5.30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uca</text:p>
          </table:table-cell>
          <table:table-cell table:style-name="ce3" office:value-type="string" calcext:value-type="string">
            <text:p>Guachené</text:p>
          </table:table-cell>
          <table:table-cell table:style-name="ce5" office:value-type="float" office:value="19671" calcext:value-type="float">
            <text:p>19.671</text:p>
          </table:table-cell>
          <table:table-cell table:style-name="ce5" office:value-type="float" office:value="19850" calcext:value-type="float">
            <text:p>19.850</text:p>
          </table:table-cell>
          <table:table-cell table:style-name="ce5" office:value-type="float" office:value="20020" calcext:value-type="float">
            <text:p>20.02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uca</text:p>
          </table:table-cell>
          <table:table-cell table:style-name="ce3" office:value-type="string" calcext:value-type="string">
            <text:p>Guapí</text:p>
          </table:table-cell>
          <table:table-cell table:style-name="ce5" office:value-type="float" office:value="27616" calcext:value-type="float">
            <text:p>27.616</text:p>
          </table:table-cell>
          <table:table-cell table:style-name="ce5" office:value-type="float" office:value="27619" calcext:value-type="float">
            <text:p>27.619</text:p>
          </table:table-cell>
          <table:table-cell table:style-name="ce5" office:value-type="float" office:value="27696" calcext:value-type="float">
            <text:p>27.69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uca</text:p>
          </table:table-cell>
          <table:table-cell table:style-name="ce3" office:value-type="string" calcext:value-type="string">
            <text:p>Inzá</text:p>
          </table:table-cell>
          <table:table-cell table:style-name="ce5" office:value-type="float" office:value="28879" calcext:value-type="float">
            <text:p>28.879</text:p>
          </table:table-cell>
          <table:table-cell table:style-name="ce5" office:value-type="float" office:value="29170" calcext:value-type="float">
            <text:p>29.170</text:p>
          </table:table-cell>
          <table:table-cell table:style-name="ce5" office:value-type="float" office:value="29441" calcext:value-type="float">
            <text:p>29.44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uca</text:p>
          </table:table-cell>
          <table:table-cell table:style-name="ce3" office:value-type="string" calcext:value-type="string">
            <text:p>Jambaló</text:p>
          </table:table-cell>
          <table:table-cell table:style-name="ce5" office:value-type="float" office:value="17841" calcext:value-type="float">
            <text:p>17.841</text:p>
          </table:table-cell>
          <table:table-cell table:style-name="ce5" office:value-type="float" office:value="18240" calcext:value-type="float">
            <text:p>18.240</text:p>
          </table:table-cell>
          <table:table-cell table:style-name="ce5" office:value-type="float" office:value="18568" calcext:value-type="float">
            <text:p>18.56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uca</text:p>
          </table:table-cell>
          <table:table-cell table:style-name="ce3" office:value-type="string" calcext:value-type="string">
            <text:p>La Sierra</text:p>
          </table:table-cell>
          <table:table-cell table:style-name="ce5" office:value-type="float" office:value="10749" calcext:value-type="float">
            <text:p>10.749</text:p>
          </table:table-cell>
          <table:table-cell table:style-name="ce5" office:value-type="float" office:value="10674" calcext:value-type="float">
            <text:p>10.674</text:p>
          </table:table-cell>
          <table:table-cell table:style-name="ce5" office:value-type="float" office:value="10655" calcext:value-type="float">
            <text:p>10.65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uca</text:p>
          </table:table-cell>
          <table:table-cell table:style-name="ce3" office:value-type="string" calcext:value-type="string">
            <text:p>La Vega</text:p>
          </table:table-cell>
          <table:table-cell table:style-name="ce5" office:value-type="float" office:value="24501" calcext:value-type="float">
            <text:p>24.501</text:p>
          </table:table-cell>
          <table:table-cell table:style-name="ce5" office:value-type="float" office:value="24542" calcext:value-type="float">
            <text:p>24.542</text:p>
          </table:table-cell>
          <table:table-cell table:style-name="ce5" office:value-type="float" office:value="24642" calcext:value-type="float">
            <text:p>24.64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uca</text:p>
          </table:table-cell>
          <table:table-cell table:style-name="ce3" office:value-type="string" calcext:value-type="string">
            <text:p>López de Micay</text:p>
          </table:table-cell>
          <table:table-cell table:style-name="ce5" office:value-type="float" office:value="18580" calcext:value-type="float">
            <text:p>18.580</text:p>
          </table:table-cell>
          <table:table-cell table:style-name="ce5" office:value-type="float" office:value="18761" calcext:value-type="float">
            <text:p>18.761</text:p>
          </table:table-cell>
          <table:table-cell table:style-name="ce5" office:value-type="float" office:value="18932" calcext:value-type="float">
            <text:p>18.93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uca</text:p>
          </table:table-cell>
          <table:table-cell table:style-name="ce3" office:value-type="string" calcext:value-type="string">
            <text:p>Mercaderes</text:p>
          </table:table-cell>
          <table:table-cell table:style-name="ce5" office:value-type="float" office:value="22688" calcext:value-type="float">
            <text:p>22.688</text:p>
          </table:table-cell>
          <table:table-cell table:style-name="ce5" office:value-type="float" office:value="22901" calcext:value-type="float">
            <text:p>22.901</text:p>
          </table:table-cell>
          <table:table-cell table:style-name="ce5" office:value-type="float" office:value="23097" calcext:value-type="float">
            <text:p>23.09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uca</text:p>
          </table:table-cell>
          <table:table-cell table:style-name="ce3" office:value-type="string" calcext:value-type="string">
            <text:p>Miranda</text:p>
          </table:table-cell>
          <table:table-cell table:style-name="ce5" office:value-type="float" office:value="31360" calcext:value-type="float">
            <text:p>31.360</text:p>
          </table:table-cell>
          <table:table-cell table:style-name="ce5" office:value-type="float" office:value="31733" calcext:value-type="float">
            <text:p>31.733</text:p>
          </table:table-cell>
          <table:table-cell table:style-name="ce5" office:value-type="float" office:value="32082" calcext:value-type="float">
            <text:p>32.08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uca</text:p>
          </table:table-cell>
          <table:table-cell table:style-name="ce3" office:value-type="string" calcext:value-type="string">
            <text:p>Morales</text:p>
          </table:table-cell>
          <table:table-cell table:style-name="ce5" office:value-type="float" office:value="38838" calcext:value-type="float">
            <text:p>38.838</text:p>
          </table:table-cell>
          <table:table-cell table:style-name="ce5" office:value-type="float" office:value="39516" calcext:value-type="float">
            <text:p>39.516</text:p>
          </table:table-cell>
          <table:table-cell table:style-name="ce5" office:value-type="float" office:value="40084" calcext:value-type="float">
            <text:p>40.08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uca</text:p>
          </table:table-cell>
          <table:table-cell table:style-name="ce3" office:value-type="string" calcext:value-type="string">
            <text:p>Padilla</text:p>
          </table:table-cell>
          <table:table-cell table:style-name="ce5" office:value-type="float" office:value="9937" calcext:value-type="float">
            <text:p>9.937</text:p>
          </table:table-cell>
          <table:table-cell table:style-name="ce5" office:value-type="float" office:value="9953" calcext:value-type="float">
            <text:p>9.953</text:p>
          </table:table-cell>
          <table:table-cell table:style-name="ce5" office:value-type="float" office:value="9992" calcext:value-type="float">
            <text:p>9.99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uca</text:p>
          </table:table-cell>
          <table:table-cell table:style-name="ce3" office:value-type="string" calcext:value-type="string">
            <text:p>Páez</text:p>
          </table:table-cell>
          <table:table-cell table:style-name="ce5" office:value-type="float" office:value="45776" calcext:value-type="float">
            <text:p>45.776</text:p>
          </table:table-cell>
          <table:table-cell table:style-name="ce5" office:value-type="float" office:value="46278" calcext:value-type="float">
            <text:p>46.278</text:p>
          </table:table-cell>
          <table:table-cell table:style-name="ce5" office:value-type="float" office:value="46742" calcext:value-type="float">
            <text:p>46.74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uca</text:p>
          </table:table-cell>
          <table:table-cell table:style-name="ce3" office:value-type="string" calcext:value-type="string">
            <text:p>Patía</text:p>
          </table:table-cell>
          <table:table-cell table:style-name="ce5" office:value-type="float" office:value="36848" calcext:value-type="float">
            <text:p>36.848</text:p>
          </table:table-cell>
          <table:table-cell table:style-name="ce5" office:value-type="float" office:value="37183" calcext:value-type="float">
            <text:p>37.183</text:p>
          </table:table-cell>
          <table:table-cell table:style-name="ce5" office:value-type="float" office:value="37494" calcext:value-type="float">
            <text:p>37.49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uca</text:p>
          </table:table-cell>
          <table:table-cell table:style-name="ce3" office:value-type="string" calcext:value-type="string">
            <text:p>Piamonte</text:p>
          </table:table-cell>
          <table:table-cell table:style-name="ce5" office:value-type="float" office:value="8811" calcext:value-type="float">
            <text:p>8.811</text:p>
          </table:table-cell>
          <table:table-cell table:style-name="ce5" office:value-type="float" office:value="9004" calcext:value-type="float">
            <text:p>9.004</text:p>
          </table:table-cell>
          <table:table-cell table:style-name="ce5" office:value-type="float" office:value="9259" calcext:value-type="float">
            <text:p>9.25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uca</text:p>
          </table:table-cell>
          <table:table-cell table:style-name="ce3" office:value-type="string" calcext:value-type="string">
            <text:p>Piendamó - Tunía</text:p>
          </table:table-cell>
          <table:table-cell table:style-name="ce5" office:value-type="float" office:value="40818" calcext:value-type="float">
            <text:p>40.818</text:p>
          </table:table-cell>
          <table:table-cell table:style-name="ce5" office:value-type="float" office:value="41362" calcext:value-type="float">
            <text:p>41.362</text:p>
          </table:table-cell>
          <table:table-cell table:style-name="ce5" office:value-type="float" office:value="41837" calcext:value-type="float">
            <text:p>41.83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uca</text:p>
          </table:table-cell>
          <table:table-cell table:style-name="ce3" office:value-type="string" calcext:value-type="string">
            <text:p>Puerto Tejada</text:p>
          </table:table-cell>
          <table:table-cell table:style-name="ce5" office:value-type="float" office:value="41615" calcext:value-type="float">
            <text:p>41.615</text:p>
          </table:table-cell>
          <table:table-cell table:style-name="ce5" office:value-type="float" office:value="41648" calcext:value-type="float">
            <text:p>41.648</text:p>
          </table:table-cell>
          <table:table-cell table:style-name="ce5" office:value-type="float" office:value="41793" calcext:value-type="float">
            <text:p>41.79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uca</text:p>
          </table:table-cell>
          <table:table-cell table:style-name="ce3" office:value-type="string" calcext:value-type="string">
            <text:p>Puracé</text:p>
          </table:table-cell>
          <table:table-cell table:style-name="ce5" office:value-type="float" office:value="17272" calcext:value-type="float">
            <text:p>17.272</text:p>
          </table:table-cell>
          <table:table-cell table:style-name="ce5" office:value-type="float" office:value="17423" calcext:value-type="float">
            <text:p>17.423</text:p>
          </table:table-cell>
          <table:table-cell table:style-name="ce5" office:value-type="float" office:value="17569" calcext:value-type="float">
            <text:p>17.56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uca</text:p>
          </table:table-cell>
          <table:table-cell table:style-name="ce3" office:value-type="string" calcext:value-type="string">
            <text:p>Rosas</text:p>
          </table:table-cell>
          <table:table-cell table:style-name="ce5" office:value-type="float" office:value="11475" calcext:value-type="float">
            <text:p>11.475</text:p>
          </table:table-cell>
          <table:table-cell table:style-name="ce5" office:value-type="float" office:value="11495" calcext:value-type="float">
            <text:p>11.495</text:p>
          </table:table-cell>
          <table:table-cell table:style-name="ce5" office:value-type="float" office:value="11539" calcext:value-type="float">
            <text:p>11.53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uca</text:p>
          </table:table-cell>
          <table:table-cell table:style-name="ce3" office:value-type="string" calcext:value-type="string">
            <text:p>San Sebastián</text:p>
          </table:table-cell>
          <table:table-cell table:style-name="ce5" office:value-type="float" office:value="10948" calcext:value-type="float">
            <text:p>10.948</text:p>
          </table:table-cell>
          <table:table-cell table:style-name="ce5" office:value-type="float" office:value="11004" calcext:value-type="float">
            <text:p>11.004</text:p>
          </table:table-cell>
          <table:table-cell table:style-name="ce5" office:value-type="float" office:value="11062" calcext:value-type="float">
            <text:p>11.06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uca</text:p>
          </table:table-cell>
          <table:table-cell table:style-name="ce3" office:value-type="string" calcext:value-type="string">
            <text:p>Santander de Quilichao</text:p>
          </table:table-cell>
          <table:table-cell table:style-name="ce5" office:value-type="float" office:value="110445" calcext:value-type="float">
            <text:p>110.445</text:p>
          </table:table-cell>
          <table:table-cell table:style-name="ce5" office:value-type="float" office:value="111789" calcext:value-type="float">
            <text:p>111.789</text:p>
          </table:table-cell>
          <table:table-cell table:style-name="ce5" office:value-type="float" office:value="113001" calcext:value-type="float">
            <text:p>113.00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uca</text:p>
          </table:table-cell>
          <table:table-cell table:style-name="ce3" office:value-type="string" calcext:value-type="string">
            <text:p>Santa Rosa</text:p>
          </table:table-cell>
          <table:table-cell table:style-name="ce5" office:value-type="float" office:value="5339" calcext:value-type="float">
            <text:p>5.339</text:p>
          </table:table-cell>
          <table:table-cell table:style-name="ce5" office:value-type="float" office:value="5354" calcext:value-type="float">
            <text:p>5.354</text:p>
          </table:table-cell>
          <table:table-cell table:style-name="ce5" office:value-type="float" office:value="5383" calcext:value-type="float">
            <text:p>5.38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uca</text:p>
          </table:table-cell>
          <table:table-cell table:style-name="ce3" office:value-type="string" calcext:value-type="string">
            <text:p>Silvia</text:p>
          </table:table-cell>
          <table:table-cell table:style-name="ce5" office:value-type="float" office:value="37337" calcext:value-type="float">
            <text:p>37.337</text:p>
          </table:table-cell>
          <table:table-cell table:style-name="ce5" office:value-type="float" office:value="37713" calcext:value-type="float">
            <text:p>37.713</text:p>
          </table:table-cell>
          <table:table-cell table:style-name="ce5" office:value-type="float" office:value="38063" calcext:value-type="float">
            <text:p>38.06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uca</text:p>
          </table:table-cell>
          <table:table-cell table:style-name="ce3" office:value-type="string" calcext:value-type="string">
            <text:p>Sotara</text:p>
          </table:table-cell>
          <table:table-cell table:style-name="ce5" office:value-type="float" office:value="13939" calcext:value-type="float">
            <text:p>13.939</text:p>
          </table:table-cell>
          <table:table-cell table:style-name="ce5" office:value-type="float" office:value="14079" calcext:value-type="float">
            <text:p>14.079</text:p>
          </table:table-cell>
          <table:table-cell table:style-name="ce5" office:value-type="float" office:value="14210" calcext:value-type="float">
            <text:p>14.21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uca</text:p>
          </table:table-cell>
          <table:table-cell table:style-name="ce3" office:value-type="string" calcext:value-type="string">
            <text:p>Suárez</text:p>
          </table:table-cell>
          <table:table-cell table:style-name="ce5" office:value-type="float" office:value="31904" calcext:value-type="float">
            <text:p>31.904</text:p>
          </table:table-cell>
          <table:table-cell table:style-name="ce5" office:value-type="float" office:value="32226" calcext:value-type="float">
            <text:p>32.226</text:p>
          </table:table-cell>
          <table:table-cell table:style-name="ce5" office:value-type="float" office:value="32526" calcext:value-type="float">
            <text:p>32.52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uca</text:p>
          </table:table-cell>
          <table:table-cell table:style-name="ce3" office:value-type="string" calcext:value-type="string">
            <text:p>Sucre</text:p>
          </table:table-cell>
          <table:table-cell table:style-name="ce5" office:value-type="float" office:value="9489" calcext:value-type="float">
            <text:p>9.489</text:p>
          </table:table-cell>
          <table:table-cell table:style-name="ce5" office:value-type="float" office:value="9582" calcext:value-type="float">
            <text:p>9.582</text:p>
          </table:table-cell>
          <table:table-cell table:style-name="ce5" office:value-type="float" office:value="9669" calcext:value-type="float">
            <text:p>9.66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uca</text:p>
          </table:table-cell>
          <table:table-cell table:style-name="ce3" office:value-type="string" calcext:value-type="string">
            <text:p>Timbío</text:p>
          </table:table-cell>
          <table:table-cell table:style-name="ce5" office:value-type="float" office:value="35479" calcext:value-type="float">
            <text:p>35.479</text:p>
          </table:table-cell>
          <table:table-cell table:style-name="ce5" office:value-type="float" office:value="35895" calcext:value-type="float">
            <text:p>35.895</text:p>
          </table:table-cell>
          <table:table-cell table:style-name="ce5" office:value-type="float" office:value="36287" calcext:value-type="float">
            <text:p>36.28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uca</text:p>
          </table:table-cell>
          <table:table-cell table:style-name="ce3" office:value-type="string" calcext:value-type="string">
            <text:p>Timbiquí</text:p>
          </table:table-cell>
          <table:table-cell table:style-name="ce5" office:value-type="float" office:value="26100" calcext:value-type="float">
            <text:p>26.100</text:p>
          </table:table-cell>
          <table:table-cell table:style-name="ce5" office:value-type="float" office:value="26363" calcext:value-type="float">
            <text:p>26.363</text:p>
          </table:table-cell>
          <table:table-cell table:style-name="ce5" office:value-type="float" office:value="26607" calcext:value-type="float">
            <text:p>26.60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uca</text:p>
          </table:table-cell>
          <table:table-cell table:style-name="ce3" office:value-type="string" calcext:value-type="string">
            <text:p>Toribío</text:p>
          </table:table-cell>
          <table:table-cell table:style-name="ce5" office:value-type="float" office:value="35218" calcext:value-type="float">
            <text:p>35.218</text:p>
          </table:table-cell>
          <table:table-cell table:style-name="ce5" office:value-type="float" office:value="36016" calcext:value-type="float">
            <text:p>36.016</text:p>
          </table:table-cell>
          <table:table-cell table:style-name="ce5" office:value-type="float" office:value="36694" calcext:value-type="float">
            <text:p>36.69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uca</text:p>
          </table:table-cell>
          <table:table-cell table:style-name="ce3" office:value-type="string" calcext:value-type="string">
            <text:p>Totoró</text:p>
          </table:table-cell>
          <table:table-cell table:style-name="ce5" office:value-type="float" office:value="24558" calcext:value-type="float">
            <text:p>24.558</text:p>
          </table:table-cell>
          <table:table-cell table:style-name="ce5" office:value-type="float" office:value="25137" calcext:value-type="float">
            <text:p>25.137</text:p>
          </table:table-cell>
          <table:table-cell table:style-name="ce5" office:value-type="float" office:value="25612" calcext:value-type="float">
            <text:p>25.61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uca</text:p>
          </table:table-cell>
          <table:table-cell table:style-name="ce3" office:value-type="string" calcext:value-type="string">
            <text:p>Villa Rica</text:p>
          </table:table-cell>
          <table:table-cell table:style-name="ce5" office:value-type="float" office:value="20693" calcext:value-type="float">
            <text:p>20.693</text:p>
          </table:table-cell>
          <table:table-cell table:style-name="ce5" office:value-type="float" office:value="21000" calcext:value-type="float">
            <text:p>21.000</text:p>
          </table:table-cell>
          <table:table-cell table:style-name="ce5" office:value-type="float" office:value="21328" calcext:value-type="float">
            <text:p>21.32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esar</text:p>
          </table:table-cell>
          <table:table-cell table:style-name="ce3" office:value-type="string" calcext:value-type="string">
            <text:p>Valledupar</text:p>
          </table:table-cell>
          <table:table-cell table:style-name="ce5" office:value-type="float" office:value="490075" calcext:value-type="float">
            <text:p>490.075</text:p>
          </table:table-cell>
          <table:table-cell table:style-name="ce5" office:value-type="float" office:value="513685" calcext:value-type="float">
            <text:p>513.685</text:p>
          </table:table-cell>
          <table:table-cell table:style-name="ce5" office:value-type="float" office:value="532956" calcext:value-type="float">
            <text:p>532.95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esar</text:p>
          </table:table-cell>
          <table:table-cell table:style-name="ce3" office:value-type="string" calcext:value-type="string">
            <text:p>Aguachica</text:p>
          </table:table-cell>
          <table:table-cell table:style-name="ce5" office:value-type="float" office:value="109621" calcext:value-type="float">
            <text:p>109.621</text:p>
          </table:table-cell>
          <table:table-cell table:style-name="ce5" office:value-type="float" office:value="114569" calcext:value-type="float">
            <text:p>114.569</text:p>
          </table:table-cell>
          <table:table-cell table:style-name="ce5" office:value-type="float" office:value="118652" calcext:value-type="float">
            <text:p>118.65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esar</text:p>
          </table:table-cell>
          <table:table-cell table:style-name="ce3" office:value-type="string" calcext:value-type="string">
            <text:p>Agustín Codazzi</text:p>
          </table:table-cell>
          <table:table-cell table:style-name="ce5" office:value-type="float" office:value="60768" calcext:value-type="float">
            <text:p>60.768</text:p>
          </table:table-cell>
          <table:table-cell table:style-name="ce5" office:value-type="float" office:value="62864" calcext:value-type="float">
            <text:p>62.864</text:p>
          </table:table-cell>
          <table:table-cell table:style-name="ce5" office:value-type="float" office:value="64676" calcext:value-type="float">
            <text:p>64.67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esar</text:p>
          </table:table-cell>
          <table:table-cell table:style-name="ce3" office:value-type="string" calcext:value-type="string">
            <text:p>Astrea</text:p>
          </table:table-cell>
          <table:table-cell table:style-name="ce5" office:value-type="float" office:value="20120" calcext:value-type="float">
            <text:p>20.120</text:p>
          </table:table-cell>
          <table:table-cell table:style-name="ce5" office:value-type="float" office:value="20617" calcext:value-type="float">
            <text:p>20.617</text:p>
          </table:table-cell>
          <table:table-cell table:style-name="ce5" office:value-type="float" office:value="21062" calcext:value-type="float">
            <text:p>21.06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esar</text:p>
          </table:table-cell>
          <table:table-cell table:style-name="ce3" office:value-type="string" calcext:value-type="string">
            <text:p>Becerril</text:p>
          </table:table-cell>
          <table:table-cell table:style-name="ce5" office:value-type="float" office:value="21611" calcext:value-type="float">
            <text:p>21.611</text:p>
          </table:table-cell>
          <table:table-cell table:style-name="ce5" office:value-type="float" office:value="22542" calcext:value-type="float">
            <text:p>22.542</text:p>
          </table:table-cell>
          <table:table-cell table:style-name="ce5" office:value-type="float" office:value="23308" calcext:value-type="float">
            <text:p>23.30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esar</text:p>
          </table:table-cell>
          <table:table-cell table:style-name="ce3" office:value-type="string" calcext:value-type="string">
            <text:p>Bosconia</text:p>
          </table:table-cell>
          <table:table-cell table:style-name="ce5" office:value-type="float" office:value="40022" calcext:value-type="float">
            <text:p>40.022</text:p>
          </table:table-cell>
          <table:table-cell table:style-name="ce5" office:value-type="float" office:value="41825" calcext:value-type="float">
            <text:p>41.825</text:p>
          </table:table-cell>
          <table:table-cell table:style-name="ce5" office:value-type="float" office:value="43326" calcext:value-type="float">
            <text:p>43.32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esar</text:p>
          </table:table-cell>
          <table:table-cell table:style-name="ce3" office:value-type="string" calcext:value-type="string">
            <text:p>Chimichagua</text:p>
          </table:table-cell>
          <table:table-cell table:style-name="ce5" office:value-type="float" office:value="34169" calcext:value-type="float">
            <text:p>34.169</text:p>
          </table:table-cell>
          <table:table-cell table:style-name="ce5" office:value-type="float" office:value="35269" calcext:value-type="float">
            <text:p>35.269</text:p>
          </table:table-cell>
          <table:table-cell table:style-name="ce5" office:value-type="float" office:value="36229" calcext:value-type="float">
            <text:p>36.22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esar</text:p>
          </table:table-cell>
          <table:table-cell table:style-name="ce3" office:value-type="string" calcext:value-type="string">
            <text:p>Chiriguaná</text:p>
          </table:table-cell>
          <table:table-cell table:style-name="ce5" office:value-type="float" office:value="27694" calcext:value-type="float">
            <text:p>27.694</text:p>
          </table:table-cell>
          <table:table-cell table:style-name="ce5" office:value-type="float" office:value="28743" calcext:value-type="float">
            <text:p>28.743</text:p>
          </table:table-cell>
          <table:table-cell table:style-name="ce5" office:value-type="float" office:value="29632" calcext:value-type="float">
            <text:p>29.63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esar</text:p>
          </table:table-cell>
          <table:table-cell table:style-name="ce3" office:value-type="string" calcext:value-type="string">
            <text:p>Curumaní</text:p>
          </table:table-cell>
          <table:table-cell table:style-name="ce5" office:value-type="float" office:value="37399" calcext:value-type="float">
            <text:p>37.399</text:p>
          </table:table-cell>
          <table:table-cell table:style-name="ce5" office:value-type="float" office:value="38617" calcext:value-type="float">
            <text:p>38.617</text:p>
          </table:table-cell>
          <table:table-cell table:style-name="ce5" office:value-type="float" office:value="39667" calcext:value-type="float">
            <text:p>39.66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esar</text:p>
          </table:table-cell>
          <table:table-cell table:style-name="ce3" office:value-type="string" calcext:value-type="string">
            <text:p>El Copey</text:p>
          </table:table-cell>
          <table:table-cell table:style-name="ce5" office:value-type="float" office:value="30159" calcext:value-type="float">
            <text:p>30.159</text:p>
          </table:table-cell>
          <table:table-cell table:style-name="ce5" office:value-type="float" office:value="30957" calcext:value-type="float">
            <text:p>30.957</text:p>
          </table:table-cell>
          <table:table-cell table:style-name="ce5" office:value-type="float" office:value="31650" calcext:value-type="float">
            <text:p>31.65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esar</text:p>
          </table:table-cell>
          <table:table-cell table:style-name="ce3" office:value-type="string" calcext:value-type="string">
            <text:p>El Paso</text:p>
          </table:table-cell>
          <table:table-cell table:style-name="ce5" office:value-type="float" office:value="37531" calcext:value-type="float">
            <text:p>37.531</text:p>
          </table:table-cell>
          <table:table-cell table:style-name="ce5" office:value-type="float" office:value="39365" calcext:value-type="float">
            <text:p>39.365</text:p>
          </table:table-cell>
          <table:table-cell table:style-name="ce5" office:value-type="float" office:value="40858" calcext:value-type="float">
            <text:p>40.85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esar</text:p>
          </table:table-cell>
          <table:table-cell table:style-name="ce3" office:value-type="string" calcext:value-type="string">
            <text:p>Gamarra</text:p>
          </table:table-cell>
          <table:table-cell table:style-name="ce5" office:value-type="float" office:value="14973" calcext:value-type="float">
            <text:p>14.973</text:p>
          </table:table-cell>
          <table:table-cell table:style-name="ce5" office:value-type="float" office:value="15458" calcext:value-type="float">
            <text:p>15.458</text:p>
          </table:table-cell>
          <table:table-cell table:style-name="ce5" office:value-type="float" office:value="15864" calcext:value-type="float">
            <text:p>15.86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esar</text:p>
          </table:table-cell>
          <table:table-cell table:style-name="ce3" office:value-type="string" calcext:value-type="string">
            <text:p>González</text:p>
          </table:table-cell>
          <table:table-cell table:style-name="ce5" office:value-type="float" office:value="4379" calcext:value-type="float">
            <text:p>4.379</text:p>
          </table:table-cell>
          <table:table-cell table:style-name="ce5" office:value-type="float" office:value="4469" calcext:value-type="float">
            <text:p>4.469</text:p>
          </table:table-cell>
          <table:table-cell table:style-name="ce5" office:value-type="float" office:value="4568" calcext:value-type="float">
            <text:p>4.56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esar</text:p>
          </table:table-cell>
          <table:table-cell table:style-name="ce3" office:value-type="string" calcext:value-type="string">
            <text:p>La Gloria</text:p>
          </table:table-cell>
          <table:table-cell table:style-name="ce5" office:value-type="float" office:value="17150" calcext:value-type="float">
            <text:p>17.150</text:p>
          </table:table-cell>
          <table:table-cell table:style-name="ce5" office:value-type="float" office:value="17858" calcext:value-type="float">
            <text:p>17.858</text:p>
          </table:table-cell>
          <table:table-cell table:style-name="ce5" office:value-type="float" office:value="18448" calcext:value-type="float">
            <text:p>18.44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esar</text:p>
          </table:table-cell>
          <table:table-cell table:style-name="ce3" office:value-type="string" calcext:value-type="string">
            <text:p>La Jagua de Ibirico</text:p>
          </table:table-cell>
          <table:table-cell table:style-name="ce5" office:value-type="float" office:value="46722" calcext:value-type="float">
            <text:p>46.722</text:p>
          </table:table-cell>
          <table:table-cell table:style-name="ce5" office:value-type="float" office:value="49052" calcext:value-type="float">
            <text:p>49.052</text:p>
          </table:table-cell>
          <table:table-cell table:style-name="ce5" office:value-type="float" office:value="50946" calcext:value-type="float">
            <text:p>50.94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esar</text:p>
          </table:table-cell>
          <table:table-cell table:style-name="ce3" office:value-type="string" calcext:value-type="string">
            <text:p>Manaure Balcón del Cesar</text:p>
          </table:table-cell>
          <table:table-cell table:style-name="ce5" office:value-type="float" office:value="10047" calcext:value-type="float">
            <text:p>10.047</text:p>
          </table:table-cell>
          <table:table-cell table:style-name="ce5" office:value-type="float" office:value="10479" calcext:value-type="float">
            <text:p>10.479</text:p>
          </table:table-cell>
          <table:table-cell table:style-name="ce5" office:value-type="float" office:value="10835" calcext:value-type="float">
            <text:p>10.83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esar</text:p>
          </table:table-cell>
          <table:table-cell table:style-name="ce3" office:value-type="string" calcext:value-type="string">
            <text:p>Pailitas</text:p>
          </table:table-cell>
          <table:table-cell table:style-name="ce5" office:value-type="float" office:value="18566" calcext:value-type="float">
            <text:p>18.566</text:p>
          </table:table-cell>
          <table:table-cell table:style-name="ce5" office:value-type="float" office:value="19183" calcext:value-type="float">
            <text:p>19.183</text:p>
          </table:table-cell>
          <table:table-cell table:style-name="ce5" office:value-type="float" office:value="19705" calcext:value-type="float">
            <text:p>19.70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esar</text:p>
          </table:table-cell>
          <table:table-cell table:style-name="ce3" office:value-type="string" calcext:value-type="string">
            <text:p>Pelaya</text:p>
          </table:table-cell>
          <table:table-cell table:style-name="ce5" office:value-type="float" office:value="20683" calcext:value-type="float">
            <text:p>20.683</text:p>
          </table:table-cell>
          <table:table-cell table:style-name="ce5" office:value-type="float" office:value="21564" calcext:value-type="float">
            <text:p>21.564</text:p>
          </table:table-cell>
          <table:table-cell table:style-name="ce5" office:value-type="float" office:value="22291" calcext:value-type="float">
            <text:p>22.29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esar</text:p>
          </table:table-cell>
          <table:table-cell table:style-name="ce3" office:value-type="string" calcext:value-type="string">
            <text:p>Pueblo Bello</text:p>
          </table:table-cell>
          <table:table-cell table:style-name="ce5" office:value-type="float" office:value="27007" calcext:value-type="float">
            <text:p>27.007</text:p>
          </table:table-cell>
          <table:table-cell table:style-name="ce5" office:value-type="float" office:value="28298" calcext:value-type="float">
            <text:p>28.298</text:p>
          </table:table-cell>
          <table:table-cell table:style-name="ce5" office:value-type="float" office:value="29437" calcext:value-type="float">
            <text:p>29.43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esar</text:p>
          </table:table-cell>
          <table:table-cell table:style-name="ce3" office:value-type="string" calcext:value-type="string">
            <text:p>Río de Oro</text:p>
          </table:table-cell>
          <table:table-cell table:style-name="ce5" office:value-type="float" office:value="16837" calcext:value-type="float">
            <text:p>16.837</text:p>
          </table:table-cell>
          <table:table-cell table:style-name="ce5" office:value-type="float" office:value="17346" calcext:value-type="float">
            <text:p>17.346</text:p>
          </table:table-cell>
          <table:table-cell table:style-name="ce5" office:value-type="float" office:value="17793" calcext:value-type="float">
            <text:p>17.79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esar</text:p>
          </table:table-cell>
          <table:table-cell table:style-name="ce3" office:value-type="string" calcext:value-type="string">
            <text:p>La Paz</text:p>
          </table:table-cell>
          <table:table-cell table:style-name="ce5" office:value-type="float" office:value="27759" calcext:value-type="float">
            <text:p>27.759</text:p>
          </table:table-cell>
          <table:table-cell table:style-name="ce5" office:value-type="float" office:value="28758" calcext:value-type="float">
            <text:p>28.758</text:p>
          </table:table-cell>
          <table:table-cell table:style-name="ce5" office:value-type="float" office:value="29603" calcext:value-type="float">
            <text:p>29.60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esar</text:p>
          </table:table-cell>
          <table:table-cell table:style-name="ce3" office:value-type="string" calcext:value-type="string">
            <text:p>San Alberto</text:p>
          </table:table-cell>
          <table:table-cell table:style-name="ce5" office:value-type="float" office:value="26247" calcext:value-type="float">
            <text:p>26.247</text:p>
          </table:table-cell>
          <table:table-cell table:style-name="ce5" office:value-type="float" office:value="27449" calcext:value-type="float">
            <text:p>27.449</text:p>
          </table:table-cell>
          <table:table-cell table:style-name="ce5" office:value-type="float" office:value="28453" calcext:value-type="float">
            <text:p>28.45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esar</text:p>
          </table:table-cell>
          <table:table-cell table:style-name="ce3" office:value-type="string" calcext:value-type="string">
            <text:p>San Diego</text:p>
          </table:table-cell>
          <table:table-cell table:style-name="ce5" office:value-type="float" office:value="19022" calcext:value-type="float">
            <text:p>19.022</text:p>
          </table:table-cell>
          <table:table-cell table:style-name="ce5" office:value-type="float" office:value="19818" calcext:value-type="float">
            <text:p>19.818</text:p>
          </table:table-cell>
          <table:table-cell table:style-name="ce5" office:value-type="float" office:value="20470" calcext:value-type="float">
            <text:p>20.47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esar</text:p>
          </table:table-cell>
          <table:table-cell table:style-name="ce3" office:value-type="string" calcext:value-type="string">
            <text:p>San Martín</text:p>
          </table:table-cell>
          <table:table-cell table:style-name="ce5" office:value-type="float" office:value="26674" calcext:value-type="float">
            <text:p>26.674</text:p>
          </table:table-cell>
          <table:table-cell table:style-name="ce5" office:value-type="float" office:value="27823" calcext:value-type="float">
            <text:p>27.823</text:p>
          </table:table-cell>
          <table:table-cell table:style-name="ce5" office:value-type="float" office:value="28769" calcext:value-type="float">
            <text:p>28.76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esar</text:p>
          </table:table-cell>
          <table:table-cell table:style-name="ce3" office:value-type="string" calcext:value-type="string">
            <text:p>Tamalameque</text:p>
          </table:table-cell>
          <table:table-cell table:style-name="ce5" office:value-type="float" office:value="15339" calcext:value-type="float">
            <text:p>15.339</text:p>
          </table:table-cell>
          <table:table-cell table:style-name="ce5" office:value-type="float" office:value="15790" calcext:value-type="float">
            <text:p>15.790</text:p>
          </table:table-cell>
          <table:table-cell table:style-name="ce5" office:value-type="float" office:value="16189" calcext:value-type="float">
            <text:p>16.18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órdoba</text:p>
          </table:table-cell>
          <table:table-cell table:style-name="ce3" office:value-type="string" calcext:value-type="string">
            <text:p>Montería</text:p>
          </table:table-cell>
          <table:table-cell table:style-name="ce5" office:value-type="float" office:value="490935" calcext:value-type="float">
            <text:p>490.935</text:p>
          </table:table-cell>
          <table:table-cell table:style-name="ce5" office:value-type="float" office:value="498858" calcext:value-type="float">
            <text:p>498.858</text:p>
          </table:table-cell>
          <table:table-cell table:style-name="ce5" office:value-type="float" office:value="505334" calcext:value-type="float">
            <text:p>505.33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órdoba</text:p>
          </table:table-cell>
          <table:table-cell table:style-name="ce3" office:value-type="string" calcext:value-type="string">
            <text:p>Ayapel</text:p>
          </table:table-cell>
          <table:table-cell table:style-name="ce5" office:value-type="float" office:value="46968" calcext:value-type="float">
            <text:p>46.968</text:p>
          </table:table-cell>
          <table:table-cell table:style-name="ce5" office:value-type="float" office:value="47057" calcext:value-type="float">
            <text:p>47.057</text:p>
          </table:table-cell>
          <table:table-cell table:style-name="ce5" office:value-type="float" office:value="47247" calcext:value-type="float">
            <text:p>47.24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órdoba</text:p>
          </table:table-cell>
          <table:table-cell table:style-name="ce3" office:value-type="string" calcext:value-type="string">
            <text:p>Buenavista</text:p>
          </table:table-cell>
          <table:table-cell table:style-name="ce5" office:value-type="float" office:value="21078" calcext:value-type="float">
            <text:p>21.078</text:p>
          </table:table-cell>
          <table:table-cell table:style-name="ce5" office:value-type="float" office:value="21274" calcext:value-type="float">
            <text:p>21.274</text:p>
          </table:table-cell>
          <table:table-cell table:style-name="ce5" office:value-type="float" office:value="21451" calcext:value-type="float">
            <text:p>21.45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órdoba</text:p>
          </table:table-cell>
          <table:table-cell table:style-name="ce3" office:value-type="string" calcext:value-type="string">
            <text:p>Canalete</text:p>
          </table:table-cell>
          <table:table-cell table:style-name="ce5" office:value-type="float" office:value="15353" calcext:value-type="float">
            <text:p>15.353</text:p>
          </table:table-cell>
          <table:table-cell table:style-name="ce5" office:value-type="float" office:value="15385" calcext:value-type="float">
            <text:p>15.385</text:p>
          </table:table-cell>
          <table:table-cell table:style-name="ce5" office:value-type="float" office:value="15437" calcext:value-type="float">
            <text:p>15.43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órdoba</text:p>
          </table:table-cell>
          <table:table-cell table:style-name="ce3" office:value-type="string" calcext:value-type="string">
            <text:p>Cereté</text:p>
          </table:table-cell>
          <table:table-cell table:style-name="ce5" office:value-type="float" office:value="105815" calcext:value-type="float">
            <text:p>105.815</text:p>
          </table:table-cell>
          <table:table-cell table:style-name="ce5" office:value-type="float" office:value="107234" calcext:value-type="float">
            <text:p>107.234</text:p>
          </table:table-cell>
          <table:table-cell table:style-name="ce5" office:value-type="float" office:value="108409" calcext:value-type="float">
            <text:p>108.40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órdoba</text:p>
          </table:table-cell>
          <table:table-cell table:style-name="ce3" office:value-type="string" calcext:value-type="string">
            <text:p>Chimá</text:p>
          </table:table-cell>
          <table:table-cell table:style-name="ce5" office:value-type="float" office:value="17529" calcext:value-type="float">
            <text:p>17.529</text:p>
          </table:table-cell>
          <table:table-cell table:style-name="ce5" office:value-type="float" office:value="17738" calcext:value-type="float">
            <text:p>17.738</text:p>
          </table:table-cell>
          <table:table-cell table:style-name="ce5" office:value-type="float" office:value="17905" calcext:value-type="float">
            <text:p>17.90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órdoba</text:p>
          </table:table-cell>
          <table:table-cell table:style-name="ce3" office:value-type="string" calcext:value-type="string">
            <text:p>Chinú</text:p>
          </table:table-cell>
          <table:table-cell table:style-name="ce5" office:value-type="float" office:value="47917" calcext:value-type="float">
            <text:p>47.917</text:p>
          </table:table-cell>
          <table:table-cell table:style-name="ce5" office:value-type="float" office:value="48323" calcext:value-type="float">
            <text:p>48.323</text:p>
          </table:table-cell>
          <table:table-cell table:style-name="ce5" office:value-type="float" office:value="48694" calcext:value-type="float">
            <text:p>48.69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órdoba</text:p>
          </table:table-cell>
          <table:table-cell table:style-name="ce3" office:value-type="string" calcext:value-type="string">
            <text:p>Ciénaga de Oro</text:p>
          </table:table-cell>
          <table:table-cell table:style-name="ce5" office:value-type="float" office:value="59086" calcext:value-type="float">
            <text:p>59.086</text:p>
          </table:table-cell>
          <table:table-cell table:style-name="ce5" office:value-type="float" office:value="59871" calcext:value-type="float">
            <text:p>59.871</text:p>
          </table:table-cell>
          <table:table-cell table:style-name="ce5" office:value-type="float" office:value="60521" calcext:value-type="float">
            <text:p>60.52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órdoba</text:p>
          </table:table-cell>
          <table:table-cell table:style-name="ce3" office:value-type="string" calcext:value-type="string">
            <text:p>Cotorra</text:p>
          </table:table-cell>
          <table:table-cell table:style-name="ce5" office:value-type="float" office:value="19041" calcext:value-type="float">
            <text:p>19.041</text:p>
          </table:table-cell>
          <table:table-cell table:style-name="ce5" office:value-type="float" office:value="19315" calcext:value-type="float">
            <text:p>19.315</text:p>
          </table:table-cell>
          <table:table-cell table:style-name="ce5" office:value-type="float" office:value="19549" calcext:value-type="float">
            <text:p>19.54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órdoba</text:p>
          </table:table-cell>
          <table:table-cell table:style-name="ce3" office:value-type="string" calcext:value-type="string">
            <text:p>La Apartada</text:p>
          </table:table-cell>
          <table:table-cell table:style-name="ce5" office:value-type="float" office:value="14866" calcext:value-type="float">
            <text:p>14.866</text:p>
          </table:table-cell>
          <table:table-cell table:style-name="ce5" office:value-type="float" office:value="15058" calcext:value-type="float">
            <text:p>15.058</text:p>
          </table:table-cell>
          <table:table-cell table:style-name="ce5" office:value-type="float" office:value="15218" calcext:value-type="float">
            <text:p>15.21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órdoba</text:p>
          </table:table-cell>
          <table:table-cell table:style-name="ce3" office:value-type="string" calcext:value-type="string">
            <text:p>Lorica</text:p>
          </table:table-cell>
          <table:table-cell table:style-name="ce5" office:value-type="float" office:value="113909" calcext:value-type="float">
            <text:p>113.909</text:p>
          </table:table-cell>
          <table:table-cell table:style-name="ce5" office:value-type="float" office:value="114666" calcext:value-type="float">
            <text:p>114.666</text:p>
          </table:table-cell>
          <table:table-cell table:style-name="ce5" office:value-type="float" office:value="115461" calcext:value-type="float">
            <text:p>115.46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órdoba</text:p>
          </table:table-cell>
          <table:table-cell table:style-name="ce3" office:value-type="string" calcext:value-type="string">
            <text:p>Los Córdobas</text:p>
          </table:table-cell>
          <table:table-cell table:style-name="ce5" office:value-type="float" office:value="18717" calcext:value-type="float">
            <text:p>18.717</text:p>
          </table:table-cell>
          <table:table-cell table:style-name="ce5" office:value-type="float" office:value="19038" calcext:value-type="float">
            <text:p>19.038</text:p>
          </table:table-cell>
          <table:table-cell table:style-name="ce5" office:value-type="float" office:value="19314" calcext:value-type="float">
            <text:p>19.31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órdoba</text:p>
          </table:table-cell>
          <table:table-cell table:style-name="ce3" office:value-type="string" calcext:value-type="string">
            <text:p>Momil</text:p>
          </table:table-cell>
          <table:table-cell table:style-name="ce5" office:value-type="float" office:value="19590" calcext:value-type="float">
            <text:p>19.590</text:p>
          </table:table-cell>
          <table:table-cell table:style-name="ce5" office:value-type="float" office:value="19876" calcext:value-type="float">
            <text:p>19.876</text:p>
          </table:table-cell>
          <table:table-cell table:style-name="ce5" office:value-type="float" office:value="20117" calcext:value-type="float">
            <text:p>20.11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órdoba</text:p>
          </table:table-cell>
          <table:table-cell table:style-name="ce3" office:value-type="string" calcext:value-type="string">
            <text:p>Montelíbano</text:p>
          </table:table-cell>
          <table:table-cell table:style-name="ce5" office:value-type="float" office:value="81641" calcext:value-type="float">
            <text:p>81.641</text:p>
          </table:table-cell>
          <table:table-cell table:style-name="ce5" office:value-type="float" office:value="83908" calcext:value-type="float">
            <text:p>83.908</text:p>
          </table:table-cell>
          <table:table-cell table:style-name="ce5" office:value-type="float" office:value="85885" calcext:value-type="float">
            <text:p>85.88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órdoba</text:p>
          </table:table-cell>
          <table:table-cell table:style-name="ce3" office:value-type="string" calcext:value-type="string">
            <text:p>Moñitos</text:p>
          </table:table-cell>
          <table:table-cell table:style-name="ce5" office:value-type="float" office:value="29833" calcext:value-type="float">
            <text:p>29.833</text:p>
          </table:table-cell>
          <table:table-cell table:style-name="ce5" office:value-type="float" office:value="30242" calcext:value-type="float">
            <text:p>30.242</text:p>
          </table:table-cell>
          <table:table-cell table:style-name="ce5" office:value-type="float" office:value="30580" calcext:value-type="float">
            <text:p>30.58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órdoba</text:p>
          </table:table-cell>
          <table:table-cell table:style-name="ce3" office:value-type="string" calcext:value-type="string">
            <text:p>Planeta Rica</text:p>
          </table:table-cell>
          <table:table-cell table:style-name="ce5" office:value-type="float" office:value="64205" calcext:value-type="float">
            <text:p>64.205</text:p>
          </table:table-cell>
          <table:table-cell table:style-name="ce5" office:value-type="float" office:value="64465" calcext:value-type="float">
            <text:p>64.465</text:p>
          </table:table-cell>
          <table:table-cell table:style-name="ce5" office:value-type="float" office:value="64776" calcext:value-type="float">
            <text:p>64.77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órdoba</text:p>
          </table:table-cell>
          <table:table-cell table:style-name="ce3" office:value-type="string" calcext:value-type="string">
            <text:p>Pueblo Nuevo</text:p>
          </table:table-cell>
          <table:table-cell table:style-name="ce5" office:value-type="float" office:value="35655" calcext:value-type="float">
            <text:p>35.655</text:p>
          </table:table-cell>
          <table:table-cell table:style-name="ce5" office:value-type="float" office:value="36112" calcext:value-type="float">
            <text:p>36.112</text:p>
          </table:table-cell>
          <table:table-cell table:style-name="ce5" office:value-type="float" office:value="36486" calcext:value-type="float">
            <text:p>36.48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órdoba</text:p>
          </table:table-cell>
          <table:table-cell table:style-name="ce3" office:value-type="string" calcext:value-type="string">
            <text:p>Puerto Escondido</text:p>
          </table:table-cell>
          <table:table-cell table:style-name="ce5" office:value-type="float" office:value="23649" calcext:value-type="float">
            <text:p>23.649</text:p>
          </table:table-cell>
          <table:table-cell table:style-name="ce5" office:value-type="float" office:value="24036" calcext:value-type="float">
            <text:p>24.036</text:p>
          </table:table-cell>
          <table:table-cell table:style-name="ce5" office:value-type="float" office:value="24364" calcext:value-type="float">
            <text:p>24.36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órdoba</text:p>
          </table:table-cell>
          <table:table-cell table:style-name="ce3" office:value-type="string" calcext:value-type="string">
            <text:p>Puerto Libertador</text:p>
          </table:table-cell>
          <table:table-cell table:style-name="ce5" office:value-type="float" office:value="41873" calcext:value-type="float">
            <text:p>41.873</text:p>
          </table:table-cell>
          <table:table-cell table:style-name="ce5" office:value-type="float" office:value="42835" calcext:value-type="float">
            <text:p>42.835</text:p>
          </table:table-cell>
          <table:table-cell table:style-name="ce5" office:value-type="float" office:value="43573" calcext:value-type="float">
            <text:p>43.57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órdoba</text:p>
          </table:table-cell>
          <table:table-cell table:style-name="ce3" office:value-type="string" calcext:value-type="string">
            <text:p>Purísima de La Concepción</text:p>
          </table:table-cell>
          <table:table-cell table:style-name="ce5" office:value-type="float" office:value="17206" calcext:value-type="float">
            <text:p>17.206</text:p>
          </table:table-cell>
          <table:table-cell table:style-name="ce5" office:value-type="float" office:value="17411" calcext:value-type="float">
            <text:p>17.411</text:p>
          </table:table-cell>
          <table:table-cell table:style-name="ce5" office:value-type="float" office:value="17587" calcext:value-type="float">
            <text:p>17.58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órdoba</text:p>
          </table:table-cell>
          <table:table-cell table:style-name="ce3" office:value-type="string" calcext:value-type="string">
            <text:p>Sahagún</text:p>
          </table:table-cell>
          <table:table-cell table:style-name="ce5" office:value-type="float" office:value="107636" calcext:value-type="float">
            <text:p>107.636</text:p>
          </table:table-cell>
          <table:table-cell table:style-name="ce5" office:value-type="float" office:value="109052" calcext:value-type="float">
            <text:p>109.052</text:p>
          </table:table-cell>
          <table:table-cell table:style-name="ce5" office:value-type="float" office:value="110233" calcext:value-type="float">
            <text:p>110.23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órdoba</text:p>
          </table:table-cell>
          <table:table-cell table:style-name="ce3" office:value-type="string" calcext:value-type="string">
            <text:p>San Andrés de Sotavento</text:p>
          </table:table-cell>
          <table:table-cell table:style-name="ce5" office:value-type="float" office:value="48610" calcext:value-type="float">
            <text:p>48.610</text:p>
          </table:table-cell>
          <table:table-cell table:style-name="ce5" office:value-type="float" office:value="48215" calcext:value-type="float">
            <text:p>48.215</text:p>
          </table:table-cell>
          <table:table-cell table:style-name="ce5" office:value-type="float" office:value="48042" calcext:value-type="float">
            <text:p>48.04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órdoba</text:p>
          </table:table-cell>
          <table:table-cell table:style-name="ce3" office:value-type="string" calcext:value-type="string">
            <text:p>San Antero</text:p>
          </table:table-cell>
          <table:table-cell table:style-name="ce5" office:value-type="float" office:value="33878" calcext:value-type="float">
            <text:p>33.878</text:p>
          </table:table-cell>
          <table:table-cell table:style-name="ce5" office:value-type="float" office:value="34520" calcext:value-type="float">
            <text:p>34.520</text:p>
          </table:table-cell>
          <table:table-cell table:style-name="ce5" office:value-type="float" office:value="35035" calcext:value-type="float">
            <text:p>35.03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órdoba</text:p>
          </table:table-cell>
          <table:table-cell table:style-name="ce3" office:value-type="string" calcext:value-type="string">
            <text:p>San Bernardo del Viento</text:p>
          </table:table-cell>
          <table:table-cell table:style-name="ce5" office:value-type="float" office:value="37007" calcext:value-type="float">
            <text:p>37.007</text:p>
          </table:table-cell>
          <table:table-cell table:style-name="ce5" office:value-type="float" office:value="37052" calcext:value-type="float">
            <text:p>37.052</text:p>
          </table:table-cell>
          <table:table-cell table:style-name="ce5" office:value-type="float" office:value="37075" calcext:value-type="float">
            <text:p>37.07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órdoba</text:p>
          </table:table-cell>
          <table:table-cell table:style-name="ce3" office:value-type="string" calcext:value-type="string">
            <text:p>San Carlos</text:p>
          </table:table-cell>
          <table:table-cell table:style-name="ce5" office:value-type="float" office:value="26954" calcext:value-type="float">
            <text:p>26.954</text:p>
          </table:table-cell>
          <table:table-cell table:style-name="ce5" office:value-type="float" office:value="27174" calcext:value-type="float">
            <text:p>27.174</text:p>
          </table:table-cell>
          <table:table-cell table:style-name="ce5" office:value-type="float" office:value="27368" calcext:value-type="float">
            <text:p>27.36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órdoba</text:p>
          </table:table-cell>
          <table:table-cell table:style-name="ce3" office:value-type="string" calcext:value-type="string">
            <text:p>San José de Uré</text:p>
          </table:table-cell>
          <table:table-cell table:style-name="ce5" office:value-type="float" office:value="13345" calcext:value-type="float">
            <text:p>13.345</text:p>
          </table:table-cell>
          <table:table-cell table:style-name="ce5" office:value-type="float" office:value="13584" calcext:value-type="float">
            <text:p>13.584</text:p>
          </table:table-cell>
          <table:table-cell table:style-name="ce5" office:value-type="float" office:value="13814" calcext:value-type="float">
            <text:p>13.81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órdoba</text:p>
          </table:table-cell>
          <table:table-cell table:style-name="ce3" office:value-type="string" calcext:value-type="string">
            <text:p>San Pelayo</text:p>
          </table:table-cell>
          <table:table-cell table:style-name="ce5" office:value-type="float" office:value="51838" calcext:value-type="float">
            <text:p>51.838</text:p>
          </table:table-cell>
          <table:table-cell table:style-name="ce5" office:value-type="float" office:value="52481" calcext:value-type="float">
            <text:p>52.481</text:p>
          </table:table-cell>
          <table:table-cell table:style-name="ce5" office:value-type="float" office:value="52994" calcext:value-type="float">
            <text:p>52.99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órdoba</text:p>
          </table:table-cell>
          <table:table-cell table:style-name="ce3" office:value-type="string" calcext:value-type="string">
            <text:p>Tierralta</text:p>
          </table:table-cell>
          <table:table-cell table:style-name="ce5" office:value-type="float" office:value="92349" calcext:value-type="float">
            <text:p>92.349</text:p>
          </table:table-cell>
          <table:table-cell table:style-name="ce5" office:value-type="float" office:value="93873" calcext:value-type="float">
            <text:p>93.873</text:p>
          </table:table-cell>
          <table:table-cell table:style-name="ce5" office:value-type="float" office:value="95177" calcext:value-type="float">
            <text:p>95.17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órdoba</text:p>
          </table:table-cell>
          <table:table-cell table:style-name="ce3" office:value-type="string" calcext:value-type="string">
            <text:p>Tuchín</text:p>
          </table:table-cell>
          <table:table-cell table:style-name="ce5" office:value-type="float" office:value="52606" calcext:value-type="float">
            <text:p>52.606</text:p>
          </table:table-cell>
          <table:table-cell table:style-name="ce5" office:value-type="float" office:value="53744" calcext:value-type="float">
            <text:p>53.744</text:p>
          </table:table-cell>
          <table:table-cell table:style-name="ce5" office:value-type="float" office:value="54958" calcext:value-type="float">
            <text:p>54.95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órdoba</text:p>
          </table:table-cell>
          <table:table-cell table:style-name="ce3" office:value-type="string" calcext:value-type="string">
            <text:p>Valencia</text:p>
          </table:table-cell>
          <table:table-cell table:style-name="ce5" office:value-type="float" office:value="35694" calcext:value-type="float">
            <text:p>35.694</text:p>
          </table:table-cell>
          <table:table-cell table:style-name="ce5" office:value-type="float" office:value="36042" calcext:value-type="float">
            <text:p>36.042</text:p>
          </table:table-cell>
          <table:table-cell table:style-name="ce5" office:value-type="float" office:value="36343" calcext:value-type="float">
            <text:p>36.34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Agua de Dios</text:p>
          </table:table-cell>
          <table:table-cell table:style-name="ce5" office:value-type="float" office:value="11685" calcext:value-type="float">
            <text:p>11.685</text:p>
          </table:table-cell>
          <table:table-cell table:style-name="ce5" office:value-type="float" office:value="11966" calcext:value-type="float">
            <text:p>11.966</text:p>
          </table:table-cell>
          <table:table-cell table:style-name="ce5" office:value-type="float" office:value="12325" calcext:value-type="float">
            <text:p>12.32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Albán</text:p>
          </table:table-cell>
          <table:table-cell table:style-name="ce5" office:value-type="float" office:value="6438" calcext:value-type="float">
            <text:p>6.438</text:p>
          </table:table-cell>
          <table:table-cell table:style-name="ce5" office:value-type="float" office:value="6650" calcext:value-type="float">
            <text:p>6.650</text:p>
          </table:table-cell>
          <table:table-cell table:style-name="ce5" office:value-type="float" office:value="6879" calcext:value-type="float">
            <text:p>6.87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Anapoima</text:p>
          </table:table-cell>
          <table:table-cell table:style-name="ce5" office:value-type="float" office:value="14519" calcext:value-type="float">
            <text:p>14.519</text:p>
          </table:table-cell>
          <table:table-cell table:style-name="ce5" office:value-type="float" office:value="15315" calcext:value-type="float">
            <text:p>15.315</text:p>
          </table:table-cell>
          <table:table-cell table:style-name="ce5" office:value-type="float" office:value="16064" calcext:value-type="float">
            <text:p>16.06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Anolaima</text:p>
          </table:table-cell>
          <table:table-cell table:style-name="ce5" office:value-type="float" office:value="13816" calcext:value-type="float">
            <text:p>13.816</text:p>
          </table:table-cell>
          <table:table-cell table:style-name="ce5" office:value-type="float" office:value="14161" calcext:value-type="float">
            <text:p>14.161</text:p>
          </table:table-cell>
          <table:table-cell table:style-name="ce5" office:value-type="float" office:value="14577" calcext:value-type="float">
            <text:p>14.57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Arbeláez</text:p>
          </table:table-cell>
          <table:table-cell table:style-name="ce5" office:value-type="float" office:value="10860" calcext:value-type="float">
            <text:p>10.860</text:p>
          </table:table-cell>
          <table:table-cell table:style-name="ce5" office:value-type="float" office:value="10825" calcext:value-type="float">
            <text:p>10.825</text:p>
          </table:table-cell>
          <table:table-cell table:style-name="ce5" office:value-type="float" office:value="10959" calcext:value-type="float">
            <text:p>10.95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Beltrán</text:p>
          </table:table-cell>
          <table:table-cell table:style-name="ce5" office:value-type="float" office:value="1789" calcext:value-type="float">
            <text:p>1.789</text:p>
          </table:table-cell>
          <table:table-cell table:style-name="ce5" office:value-type="float" office:value="1832" calcext:value-type="float">
            <text:p>1.832</text:p>
          </table:table-cell>
          <table:table-cell table:style-name="ce5" office:value-type="float" office:value="1885" calcext:value-type="float">
            <text:p>1.88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Bituima</text:p>
          </table:table-cell>
          <table:table-cell table:style-name="ce5" office:value-type="float" office:value="2467" calcext:value-type="float">
            <text:p>2.467</text:p>
          </table:table-cell>
          <table:table-cell table:style-name="ce5" office:value-type="float" office:value="2507" calcext:value-type="float">
            <text:p>2.507</text:p>
          </table:table-cell>
          <table:table-cell table:style-name="ce5" office:value-type="float" office:value="2568" calcext:value-type="float">
            <text:p>2.56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Bojacá</text:p>
          </table:table-cell>
          <table:table-cell table:style-name="ce5" office:value-type="float" office:value="9913" calcext:value-type="float">
            <text:p>9.913</text:p>
          </table:table-cell>
          <table:table-cell table:style-name="ce5" office:value-type="float" office:value="10524" calcext:value-type="float">
            <text:p>10.524</text:p>
          </table:table-cell>
          <table:table-cell table:style-name="ce5" office:value-type="float" office:value="11092" calcext:value-type="float">
            <text:p>11.09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Cabrera</text:p>
          </table:table-cell>
          <table:table-cell table:style-name="ce5" office:value-type="float" office:value="4722" calcext:value-type="float">
            <text:p>4.722</text:p>
          </table:table-cell>
          <table:table-cell table:style-name="ce5" office:value-type="float" office:value="4885" calcext:value-type="float">
            <text:p>4.885</text:p>
          </table:table-cell>
          <table:table-cell table:style-name="ce5" office:value-type="float" office:value="5062" calcext:value-type="float">
            <text:p>5.06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Cachipay</text:p>
          </table:table-cell>
          <table:table-cell table:style-name="ce5" office:value-type="float" office:value="9972" calcext:value-type="float">
            <text:p>9.972</text:p>
          </table:table-cell>
          <table:table-cell table:style-name="ce5" office:value-type="float" office:value="10324" calcext:value-type="float">
            <text:p>10.324</text:p>
          </table:table-cell>
          <table:table-cell table:style-name="ce5" office:value-type="float" office:value="10703" calcext:value-type="float">
            <text:p>10.70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Cajicá</text:p>
          </table:table-cell>
          <table:table-cell table:style-name="ce5" office:value-type="float" office:value="82244" calcext:value-type="float">
            <text:p>82.244</text:p>
          </table:table-cell>
          <table:table-cell table:style-name="ce5" office:value-type="float" office:value="87866" calcext:value-type="float">
            <text:p>87.866</text:p>
          </table:table-cell>
          <table:table-cell table:style-name="ce5" office:value-type="float" office:value="92967" calcext:value-type="float">
            <text:p>92.96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Caparrapí</text:p>
          </table:table-cell>
          <table:table-cell table:style-name="ce5" office:value-type="float" office:value="12569" calcext:value-type="float">
            <text:p>12.569</text:p>
          </table:table-cell>
          <table:table-cell table:style-name="ce5" office:value-type="float" office:value="12714" calcext:value-type="float">
            <text:p>12.714</text:p>
          </table:table-cell>
          <table:table-cell table:style-name="ce5" office:value-type="float" office:value="12990" calcext:value-type="float">
            <text:p>12.99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Cáqueza</text:p>
          </table:table-cell>
          <table:table-cell table:style-name="ce5" office:value-type="float" office:value="17099" calcext:value-type="float">
            <text:p>17.099</text:p>
          </table:table-cell>
          <table:table-cell table:style-name="ce5" office:value-type="float" office:value="17480" calcext:value-type="float">
            <text:p>17.480</text:p>
          </table:table-cell>
          <table:table-cell table:style-name="ce5" office:value-type="float" office:value="17956" calcext:value-type="float">
            <text:p>17.95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Carmen de Carupa</text:p>
          </table:table-cell>
          <table:table-cell table:style-name="ce5" office:value-type="float" office:value="7580" calcext:value-type="float">
            <text:p>7.580</text:p>
          </table:table-cell>
          <table:table-cell table:style-name="ce5" office:value-type="float" office:value="7733" calcext:value-type="float">
            <text:p>7.733</text:p>
          </table:table-cell>
          <table:table-cell table:style-name="ce5" office:value-type="float" office:value="7940" calcext:value-type="float">
            <text:p>7.94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Chaguaní</text:p>
          </table:table-cell>
          <table:table-cell table:style-name="ce5" office:value-type="float" office:value="4182" calcext:value-type="float">
            <text:p>4.182</text:p>
          </table:table-cell>
          <table:table-cell table:style-name="ce5" office:value-type="float" office:value="4255" calcext:value-type="float">
            <text:p>4.255</text:p>
          </table:table-cell>
          <table:table-cell table:style-name="ce5" office:value-type="float" office:value="4364" calcext:value-type="float">
            <text:p>4.36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Chía</text:p>
          </table:table-cell>
          <table:table-cell table:style-name="ce5" office:value-type="float" office:value="132181" calcext:value-type="float">
            <text:p>132.181</text:p>
          </table:table-cell>
          <table:table-cell table:style-name="ce5" office:value-type="float" office:value="141308" calcext:value-type="float">
            <text:p>141.308</text:p>
          </table:table-cell>
          <table:table-cell table:style-name="ce5" office:value-type="float" office:value="149570" calcext:value-type="float">
            <text:p>149.57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Chipaque</text:p>
          </table:table-cell>
          <table:table-cell table:style-name="ce5" office:value-type="float" office:value="9467" calcext:value-type="float">
            <text:p>9.467</text:p>
          </table:table-cell>
          <table:table-cell table:style-name="ce5" office:value-type="float" office:value="9748" calcext:value-type="float">
            <text:p>9.748</text:p>
          </table:table-cell>
          <table:table-cell table:style-name="ce5" office:value-type="float" office:value="10058" calcext:value-type="float">
            <text:p>10.05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Choachí</text:p>
          </table:table-cell>
          <table:table-cell table:style-name="ce5" office:value-type="float" office:value="10961" calcext:value-type="float">
            <text:p>10.961</text:p>
          </table:table-cell>
          <table:table-cell table:style-name="ce5" office:value-type="float" office:value="11213" calcext:value-type="float">
            <text:p>11.213</text:p>
          </table:table-cell>
          <table:table-cell table:style-name="ce5" office:value-type="float" office:value="11528" calcext:value-type="float">
            <text:p>11.52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Chocontá</text:p>
          </table:table-cell>
          <table:table-cell table:style-name="ce5" office:value-type="float" office:value="20568" calcext:value-type="float">
            <text:p>20.568</text:p>
          </table:table-cell>
          <table:table-cell table:style-name="ce5" office:value-type="float" office:value="21425" calcext:value-type="float">
            <text:p>21.425</text:p>
          </table:table-cell>
          <table:table-cell table:style-name="ce5" office:value-type="float" office:value="22278" calcext:value-type="float">
            <text:p>22.27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Cogua</text:p>
          </table:table-cell>
          <table:table-cell table:style-name="ce5" office:value-type="float" office:value="22067" calcext:value-type="float">
            <text:p>22.067</text:p>
          </table:table-cell>
          <table:table-cell table:style-name="ce5" office:value-type="float" office:value="23286" calcext:value-type="float">
            <text:p>23.286</text:p>
          </table:table-cell>
          <table:table-cell table:style-name="ce5" office:value-type="float" office:value="24434" calcext:value-type="float">
            <text:p>24.43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Cota</text:p>
          </table:table-cell>
          <table:table-cell table:style-name="ce5" office:value-type="float" office:value="32691" calcext:value-type="float">
            <text:p>32.691</text:p>
          </table:table-cell>
          <table:table-cell table:style-name="ce5" office:value-type="float" office:value="34948" calcext:value-type="float">
            <text:p>34.948</text:p>
          </table:table-cell>
          <table:table-cell table:style-name="ce5" office:value-type="float" office:value="36992" calcext:value-type="float">
            <text:p>36.99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Cucunubá</text:p>
          </table:table-cell>
          <table:table-cell table:style-name="ce5" office:value-type="float" office:value="7626" calcext:value-type="float">
            <text:p>7.626</text:p>
          </table:table-cell>
          <table:table-cell table:style-name="ce5" office:value-type="float" office:value="7935" calcext:value-type="float">
            <text:p>7.935</text:p>
          </table:table-cell>
          <table:table-cell table:style-name="ce5" office:value-type="float" office:value="8257" calcext:value-type="float">
            <text:p>8.25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El Colegio</text:p>
          </table:table-cell>
          <table:table-cell table:style-name="ce5" office:value-type="float" office:value="23886" calcext:value-type="float">
            <text:p>23.886</text:p>
          </table:table-cell>
          <table:table-cell table:style-name="ce5" office:value-type="float" office:value="25047" calcext:value-type="float">
            <text:p>25.047</text:p>
          </table:table-cell>
          <table:table-cell table:style-name="ce5" office:value-type="float" office:value="26176" calcext:value-type="float">
            <text:p>26.17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El Peñón</text:p>
          </table:table-cell>
          <table:table-cell table:style-name="ce5" office:value-type="float" office:value="4681" calcext:value-type="float">
            <text:p>4.681</text:p>
          </table:table-cell>
          <table:table-cell table:style-name="ce5" office:value-type="float" office:value="4710" calcext:value-type="float">
            <text:p>4.710</text:p>
          </table:table-cell>
          <table:table-cell table:style-name="ce5" office:value-type="float" office:value="4789" calcext:value-type="float">
            <text:p>4.78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El Rosal</text:p>
          </table:table-cell>
          <table:table-cell table:style-name="ce5" office:value-type="float" office:value="22065" calcext:value-type="float">
            <text:p>22.065</text:p>
          </table:table-cell>
          <table:table-cell table:style-name="ce5" office:value-type="float" office:value="23417" calcext:value-type="float">
            <text:p>23.417</text:p>
          </table:table-cell>
          <table:table-cell table:style-name="ce5" office:value-type="float" office:value="24768" calcext:value-type="float">
            <text:p>24.76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Facatativá</text:p>
          </table:table-cell>
          <table:table-cell table:style-name="ce5" office:value-type="float" office:value="139441" calcext:value-type="float">
            <text:p>139.441</text:p>
          </table:table-cell>
          <table:table-cell table:style-name="ce5" office:value-type="float" office:value="148001" calcext:value-type="float">
            <text:p>148.001</text:p>
          </table:table-cell>
          <table:table-cell table:style-name="ce5" office:value-type="float" office:value="155978" calcext:value-type="float">
            <text:p>155.97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Fómeque</text:p>
          </table:table-cell>
          <table:table-cell table:style-name="ce5" office:value-type="float" office:value="11986" calcext:value-type="float">
            <text:p>11.986</text:p>
          </table:table-cell>
          <table:table-cell table:style-name="ce5" office:value-type="float" office:value="12367" calcext:value-type="float">
            <text:p>12.367</text:p>
          </table:table-cell>
          <table:table-cell table:style-name="ce5" office:value-type="float" office:value="12803" calcext:value-type="float">
            <text:p>12.80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Fosca</text:p>
          </table:table-cell>
          <table:table-cell table:style-name="ce5" office:value-type="float" office:value="5784" calcext:value-type="float">
            <text:p>5.784</text:p>
          </table:table-cell>
          <table:table-cell table:style-name="ce5" office:value-type="float" office:value="5892" calcext:value-type="float">
            <text:p>5.892</text:p>
          </table:table-cell>
          <table:table-cell table:style-name="ce5" office:value-type="float" office:value="6038" calcext:value-type="float">
            <text:p>6.03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Funza</text:p>
          </table:table-cell>
          <table:table-cell table:style-name="ce5" office:value-type="float" office:value="93154" calcext:value-type="float">
            <text:p>93.154</text:p>
          </table:table-cell>
          <table:table-cell table:style-name="ce5" office:value-type="float" office:value="99387" calcext:value-type="float">
            <text:p>99.387</text:p>
          </table:table-cell>
          <table:table-cell table:style-name="ce5" office:value-type="float" office:value="105086" calcext:value-type="float">
            <text:p>105.08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Fúquene</text:p>
          </table:table-cell>
          <table:table-cell table:style-name="ce5" office:value-type="float" office:value="4904" calcext:value-type="float">
            <text:p>4.904</text:p>
          </table:table-cell>
          <table:table-cell table:style-name="ce5" office:value-type="float" office:value="5047" calcext:value-type="float">
            <text:p>5.047</text:p>
          </table:table-cell>
          <table:table-cell table:style-name="ce5" office:value-type="float" office:value="5211" calcext:value-type="float">
            <text:p>5.21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Fusagasugá</text:p>
          </table:table-cell>
          <table:table-cell table:style-name="ce5" office:value-type="float" office:value="138498" calcext:value-type="float">
            <text:p>138.498</text:p>
          </table:table-cell>
          <table:table-cell table:style-name="ce5" office:value-type="float" office:value="146556" calcext:value-type="float">
            <text:p>146.556</text:p>
          </table:table-cell>
          <table:table-cell table:style-name="ce5" office:value-type="float" office:value="154143" calcext:value-type="float">
            <text:p>154.14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Gachalá</text:p>
          </table:table-cell>
          <table:table-cell table:style-name="ce5" office:value-type="float" office:value="4436" calcext:value-type="float">
            <text:p>4.436</text:p>
          </table:table-cell>
          <table:table-cell table:style-name="ce5" office:value-type="float" office:value="4386" calcext:value-type="float">
            <text:p>4.386</text:p>
          </table:table-cell>
          <table:table-cell table:style-name="ce5" office:value-type="float" office:value="4405" calcext:value-type="float">
            <text:p>4.40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Gachancipá</text:p>
          </table:table-cell>
          <table:table-cell table:style-name="ce5" office:value-type="float" office:value="17026" calcext:value-type="float">
            <text:p>17.026</text:p>
          </table:table-cell>
          <table:table-cell table:style-name="ce5" office:value-type="float" office:value="18264" calcext:value-type="float">
            <text:p>18.264</text:p>
          </table:table-cell>
          <table:table-cell table:style-name="ce5" office:value-type="float" office:value="19376" calcext:value-type="float">
            <text:p>19.37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Gachetá</text:p>
          </table:table-cell>
          <table:table-cell table:style-name="ce5" office:value-type="float" office:value="8425" calcext:value-type="float">
            <text:p>8.425</text:p>
          </table:table-cell>
          <table:table-cell table:style-name="ce5" office:value-type="float" office:value="8439" calcext:value-type="float">
            <text:p>8.439</text:p>
          </table:table-cell>
          <table:table-cell table:style-name="ce5" office:value-type="float" office:value="8539" calcext:value-type="float">
            <text:p>8.53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Gama</text:p>
          </table:table-cell>
          <table:table-cell table:style-name="ce5" office:value-type="float" office:value="3120" calcext:value-type="float">
            <text:p>3.120</text:p>
          </table:table-cell>
          <table:table-cell table:style-name="ce5" office:value-type="float" office:value="3152" calcext:value-type="float">
            <text:p>3.152</text:p>
          </table:table-cell>
          <table:table-cell table:style-name="ce5" office:value-type="float" office:value="3214" calcext:value-type="float">
            <text:p>3.21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Girardot</text:p>
          </table:table-cell>
          <table:table-cell table:style-name="ce5" office:value-type="float" office:value="101018" calcext:value-type="float">
            <text:p>101.018</text:p>
          </table:table-cell>
          <table:table-cell table:style-name="ce5" office:value-type="float" office:value="105379" calcext:value-type="float">
            <text:p>105.379</text:p>
          </table:table-cell>
          <table:table-cell table:style-name="ce5" office:value-type="float" office:value="109792" calcext:value-type="float">
            <text:p>109.79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Granada</text:p>
          </table:table-cell>
          <table:table-cell table:style-name="ce5" office:value-type="float" office:value="7179" calcext:value-type="float">
            <text:p>7.179</text:p>
          </table:table-cell>
          <table:table-cell table:style-name="ce5" office:value-type="float" office:value="7566" calcext:value-type="float">
            <text:p>7.566</text:p>
          </table:table-cell>
          <table:table-cell table:style-name="ce5" office:value-type="float" office:value="7931" calcext:value-type="float">
            <text:p>7.93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Guachetá</text:p>
          </table:table-cell>
          <table:table-cell table:style-name="ce5" office:value-type="float" office:value="13285" calcext:value-type="float">
            <text:p>13.285</text:p>
          </table:table-cell>
          <table:table-cell table:style-name="ce5" office:value-type="float" office:value="13749" calcext:value-type="float">
            <text:p>13.749</text:p>
          </table:table-cell>
          <table:table-cell table:style-name="ce5" office:value-type="float" office:value="14241" calcext:value-type="float">
            <text:p>14.24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Guaduas</text:p>
          </table:table-cell>
          <table:table-cell table:style-name="ce5" office:value-type="float" office:value="30524" calcext:value-type="float">
            <text:p>30.524</text:p>
          </table:table-cell>
          <table:table-cell table:style-name="ce5" office:value-type="float" office:value="31869" calcext:value-type="float">
            <text:p>31.869</text:p>
          </table:table-cell>
          <table:table-cell table:style-name="ce5" office:value-type="float" office:value="33212" calcext:value-type="float">
            <text:p>33.21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Guasca</text:p>
          </table:table-cell>
          <table:table-cell table:style-name="ce5" office:value-type="float" office:value="15348" calcext:value-type="float">
            <text:p>15.348</text:p>
          </table:table-cell>
          <table:table-cell table:style-name="ce5" office:value-type="float" office:value="16166" calcext:value-type="float">
            <text:p>16.166</text:p>
          </table:table-cell>
          <table:table-cell table:style-name="ce5" office:value-type="float" office:value="16934" calcext:value-type="float">
            <text:p>16.93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Guataquí</text:p>
          </table:table-cell>
          <table:table-cell table:style-name="ce5" office:value-type="float" office:value="2848" calcext:value-type="float">
            <text:p>2.848</text:p>
          </table:table-cell>
          <table:table-cell table:style-name="ce5" office:value-type="float" office:value="2811" calcext:value-type="float">
            <text:p>2.811</text:p>
          </table:table-cell>
          <table:table-cell table:style-name="ce5" office:value-type="float" office:value="2772" calcext:value-type="float">
            <text:p>2.77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Guatavita</text:p>
          </table:table-cell>
          <table:table-cell table:style-name="ce5" office:value-type="float" office:value="6325" calcext:value-type="float">
            <text:p>6.325</text:p>
          </table:table-cell>
          <table:table-cell table:style-name="ce5" office:value-type="float" office:value="6561" calcext:value-type="float">
            <text:p>6.561</text:p>
          </table:table-cell>
          <table:table-cell table:style-name="ce5" office:value-type="float" office:value="6811" calcext:value-type="float">
            <text:p>6.81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Guayabal de Síquima</text:p>
          </table:table-cell>
          <table:table-cell table:style-name="ce5" office:value-type="float" office:value="4444" calcext:value-type="float">
            <text:p>4.444</text:p>
          </table:table-cell>
          <table:table-cell table:style-name="ce5" office:value-type="float" office:value="4587" calcext:value-type="float">
            <text:p>4.587</text:p>
          </table:table-cell>
          <table:table-cell table:style-name="ce5" office:value-type="float" office:value="4743" calcext:value-type="float">
            <text:p>4.74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Guayabetal</text:p>
          </table:table-cell>
          <table:table-cell table:style-name="ce5" office:value-type="float" office:value="6232" calcext:value-type="float">
            <text:p>6.232</text:p>
          </table:table-cell>
          <table:table-cell table:style-name="ce5" office:value-type="float" office:value="6485" calcext:value-type="float">
            <text:p>6.485</text:p>
          </table:table-cell>
          <table:table-cell table:style-name="ce5" office:value-type="float" office:value="6744" calcext:value-type="float">
            <text:p>6.74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Gutiérrez</text:p>
          </table:table-cell>
          <table:table-cell table:style-name="ce5" office:value-type="float" office:value="3410" calcext:value-type="float">
            <text:p>3.410</text:p>
          </table:table-cell>
          <table:table-cell table:style-name="ce5" office:value-type="float" office:value="3478" calcext:value-type="float">
            <text:p>3.478</text:p>
          </table:table-cell>
          <table:table-cell table:style-name="ce5" office:value-type="float" office:value="3567" calcext:value-type="float">
            <text:p>3.56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Jerusalén</text:p>
          </table:table-cell>
          <table:table-cell table:style-name="ce5" office:value-type="float" office:value="2281" calcext:value-type="float">
            <text:p>2.281</text:p>
          </table:table-cell>
          <table:table-cell table:style-name="ce5" office:value-type="float" office:value="2283" calcext:value-type="float">
            <text:p>2.283</text:p>
          </table:table-cell>
          <table:table-cell table:style-name="ce5" office:value-type="float" office:value="2315" calcext:value-type="float">
            <text:p>2.31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Junín</text:p>
          </table:table-cell>
          <table:table-cell table:style-name="ce5" office:value-type="float" office:value="5823" calcext:value-type="float">
            <text:p>5.823</text:p>
          </table:table-cell>
          <table:table-cell table:style-name="ce5" office:value-type="float" office:value="5920" calcext:value-type="float">
            <text:p>5.920</text:p>
          </table:table-cell>
          <table:table-cell table:style-name="ce5" office:value-type="float" office:value="6074" calcext:value-type="float">
            <text:p>6.07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La Calera</text:p>
          </table:table-cell>
          <table:table-cell table:style-name="ce5" office:value-type="float" office:value="29868" calcext:value-type="float">
            <text:p>29.868</text:p>
          </table:table-cell>
          <table:table-cell table:style-name="ce5" office:value-type="float" office:value="31432" calcext:value-type="float">
            <text:p>31.432</text:p>
          </table:table-cell>
          <table:table-cell table:style-name="ce5" office:value-type="float" office:value="32917" calcext:value-type="float">
            <text:p>32.91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La Mesa</text:p>
          </table:table-cell>
          <table:table-cell table:style-name="ce5" office:value-type="float" office:value="32694" calcext:value-type="float">
            <text:p>32.694</text:p>
          </table:table-cell>
          <table:table-cell table:style-name="ce5" office:value-type="float" office:value="34465" calcext:value-type="float">
            <text:p>34.465</text:p>
          </table:table-cell>
          <table:table-cell table:style-name="ce5" office:value-type="float" office:value="36129" calcext:value-type="float">
            <text:p>36.12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La Palma</text:p>
          </table:table-cell>
          <table:table-cell table:style-name="ce5" office:value-type="float" office:value="9467" calcext:value-type="float">
            <text:p>9.467</text:p>
          </table:table-cell>
          <table:table-cell table:style-name="ce5" office:value-type="float" office:value="9588" calcext:value-type="float">
            <text:p>9.588</text:p>
          </table:table-cell>
          <table:table-cell table:style-name="ce5" office:value-type="float" office:value="9810" calcext:value-type="float">
            <text:p>9.81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La Peña</text:p>
          </table:table-cell>
          <table:table-cell table:style-name="ce5" office:value-type="float" office:value="5911" calcext:value-type="float">
            <text:p>5.911</text:p>
          </table:table-cell>
          <table:table-cell table:style-name="ce5" office:value-type="float" office:value="5976" calcext:value-type="float">
            <text:p>5.976</text:p>
          </table:table-cell>
          <table:table-cell table:style-name="ce5" office:value-type="float" office:value="6095" calcext:value-type="float">
            <text:p>6.09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La Vega</text:p>
          </table:table-cell>
          <table:table-cell table:style-name="ce5" office:value-type="float" office:value="16986" calcext:value-type="float">
            <text:p>16.986</text:p>
          </table:table-cell>
          <table:table-cell table:style-name="ce5" office:value-type="float" office:value="17830" calcext:value-type="float">
            <text:p>17.830</text:p>
          </table:table-cell>
          <table:table-cell table:style-name="ce5" office:value-type="float" office:value="18642" calcext:value-type="float">
            <text:p>18.64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Lenguazaque</text:p>
          </table:table-cell>
          <table:table-cell table:style-name="ce5" office:value-type="float" office:value="10080" calcext:value-type="float">
            <text:p>10.080</text:p>
          </table:table-cell>
          <table:table-cell table:style-name="ce5" office:value-type="float" office:value="10424" calcext:value-type="float">
            <text:p>10.424</text:p>
          </table:table-cell>
          <table:table-cell table:style-name="ce5" office:value-type="float" office:value="10794" calcext:value-type="float">
            <text:p>10.79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Machetá</text:p>
          </table:table-cell>
          <table:table-cell table:style-name="ce5" office:value-type="float" office:value="6124" calcext:value-type="float">
            <text:p>6.124</text:p>
          </table:table-cell>
          <table:table-cell table:style-name="ce5" office:value-type="float" office:value="6171" calcext:value-type="float">
            <text:p>6.171</text:p>
          </table:table-cell>
          <table:table-cell table:style-name="ce5" office:value-type="float" office:value="6278" calcext:value-type="float">
            <text:p>6.27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Madrid</text:p>
          </table:table-cell>
          <table:table-cell table:style-name="ce5" office:value-type="float" office:value="112254" calcext:value-type="float">
            <text:p>112.254</text:p>
          </table:table-cell>
          <table:table-cell table:style-name="ce5" office:value-type="float" office:value="120067" calcext:value-type="float">
            <text:p>120.067</text:p>
          </table:table-cell>
          <table:table-cell table:style-name="ce5" office:value-type="float" office:value="127138" calcext:value-type="float">
            <text:p>127.13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Manta</text:p>
          </table:table-cell>
          <table:table-cell table:style-name="ce5" office:value-type="float" office:value="3737" calcext:value-type="float">
            <text:p>3.737</text:p>
          </table:table-cell>
          <table:table-cell table:style-name="ce5" office:value-type="float" office:value="3795" calcext:value-type="float">
            <text:p>3.795</text:p>
          </table:table-cell>
          <table:table-cell table:style-name="ce5" office:value-type="float" office:value="3893" calcext:value-type="float">
            <text:p>3.89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Medina</text:p>
          </table:table-cell>
          <table:table-cell table:style-name="ce5" office:value-type="float" office:value="8014" calcext:value-type="float">
            <text:p>8.014</text:p>
          </table:table-cell>
          <table:table-cell table:style-name="ce5" office:value-type="float" office:value="8064" calcext:value-type="float">
            <text:p>8.064</text:p>
          </table:table-cell>
          <table:table-cell table:style-name="ce5" office:value-type="float" office:value="8211" calcext:value-type="float">
            <text:p>8.21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Mosquera</text:p>
          </table:table-cell>
          <table:table-cell table:style-name="ce5" office:value-type="float" office:value="130221" calcext:value-type="float">
            <text:p>130.221</text:p>
          </table:table-cell>
          <table:table-cell table:style-name="ce5" office:value-type="float" office:value="141171" calcext:value-type="float">
            <text:p>141.171</text:p>
          </table:table-cell>
          <table:table-cell table:style-name="ce5" office:value-type="float" office:value="150665" calcext:value-type="float">
            <text:p>150.66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Nariño</text:p>
          </table:table-cell>
          <table:table-cell table:style-name="ce5" office:value-type="float" office:value="2333" calcext:value-type="float">
            <text:p>2.333</text:p>
          </table:table-cell>
          <table:table-cell table:style-name="ce5" office:value-type="float" office:value="2395" calcext:value-type="float">
            <text:p>2.395</text:p>
          </table:table-cell>
          <table:table-cell table:style-name="ce5" office:value-type="float" office:value="2464" calcext:value-type="float">
            <text:p>2.46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Nemocón</text:p>
          </table:table-cell>
          <table:table-cell table:style-name="ce5" office:value-type="float" office:value="13171" calcext:value-type="float">
            <text:p>13.171</text:p>
          </table:table-cell>
          <table:table-cell table:style-name="ce5" office:value-type="float" office:value="13868" calcext:value-type="float">
            <text:p>13.868</text:p>
          </table:table-cell>
          <table:table-cell table:style-name="ce5" office:value-type="float" office:value="14532" calcext:value-type="float">
            <text:p>14.53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Nilo</text:p>
          </table:table-cell>
          <table:table-cell table:style-name="ce5" office:value-type="float" office:value="10819" calcext:value-type="float">
            <text:p>10.819</text:p>
          </table:table-cell>
          <table:table-cell table:style-name="ce5" office:value-type="float" office:value="11441" calcext:value-type="float">
            <text:p>11.441</text:p>
          </table:table-cell>
          <table:table-cell table:style-name="ce5" office:value-type="float" office:value="12028" calcext:value-type="float">
            <text:p>12.02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Nimaima</text:p>
          </table:table-cell>
          <table:table-cell table:style-name="ce5" office:value-type="float" office:value="3589" calcext:value-type="float">
            <text:p>3.589</text:p>
          </table:table-cell>
          <table:table-cell table:style-name="ce5" office:value-type="float" office:value="3665" calcext:value-type="float">
            <text:p>3.665</text:p>
          </table:table-cell>
          <table:table-cell table:style-name="ce5" office:value-type="float" office:value="3763" calcext:value-type="float">
            <text:p>3.76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Nocaima</text:p>
          </table:table-cell>
          <table:table-cell table:style-name="ce5" office:value-type="float" office:value="6092" calcext:value-type="float">
            <text:p>6.092</text:p>
          </table:table-cell>
          <table:table-cell table:style-name="ce5" office:value-type="float" office:value="6317" calcext:value-type="float">
            <text:p>6.317</text:p>
          </table:table-cell>
          <table:table-cell table:style-name="ce5" office:value-type="float" office:value="6562" calcext:value-type="float">
            <text:p>6.56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Venecia</text:p>
          </table:table-cell>
          <table:table-cell table:style-name="ce5" office:value-type="float" office:value="4218" calcext:value-type="float">
            <text:p>4.218</text:p>
          </table:table-cell>
          <table:table-cell table:style-name="ce5" office:value-type="float" office:value="4320" calcext:value-type="float">
            <text:p>4.320</text:p>
          </table:table-cell>
          <table:table-cell table:style-name="ce5" office:value-type="float" office:value="4449" calcext:value-type="float">
            <text:p>4.44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Pacho</text:p>
          </table:table-cell>
          <table:table-cell table:style-name="ce5" office:value-type="float" office:value="24413" calcext:value-type="float">
            <text:p>24.413</text:p>
          </table:table-cell>
          <table:table-cell table:style-name="ce5" office:value-type="float" office:value="25046" calcext:value-type="float">
            <text:p>25.046</text:p>
          </table:table-cell>
          <table:table-cell table:style-name="ce5" office:value-type="float" office:value="25803" calcext:value-type="float">
            <text:p>25.80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Paime</text:p>
          </table:table-cell>
          <table:table-cell table:style-name="ce5" office:value-type="float" office:value="4186" calcext:value-type="float">
            <text:p>4.186</text:p>
          </table:table-cell>
          <table:table-cell table:style-name="ce5" office:value-type="float" office:value="4206" calcext:value-type="float">
            <text:p>4.206</text:p>
          </table:table-cell>
          <table:table-cell table:style-name="ce5" office:value-type="float" office:value="4279" calcext:value-type="float">
            <text:p>4.27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Pandi</text:p>
          </table:table-cell>
          <table:table-cell table:style-name="ce5" office:value-type="float" office:value="4973" calcext:value-type="float">
            <text:p>4.973</text:p>
          </table:table-cell>
          <table:table-cell table:style-name="ce5" office:value-type="float" office:value="5146" calcext:value-type="float">
            <text:p>5.146</text:p>
          </table:table-cell>
          <table:table-cell table:style-name="ce5" office:value-type="float" office:value="5334" calcext:value-type="float">
            <text:p>5.33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Paratebueno</text:p>
          </table:table-cell>
          <table:table-cell table:style-name="ce5" office:value-type="float" office:value="8328" calcext:value-type="float">
            <text:p>8.328</text:p>
          </table:table-cell>
          <table:table-cell table:style-name="ce5" office:value-type="float" office:value="8786" calcext:value-type="float">
            <text:p>8.786</text:p>
          </table:table-cell>
          <table:table-cell table:style-name="ce5" office:value-type="float" office:value="9218" calcext:value-type="float">
            <text:p>9.21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Pasca</text:p>
          </table:table-cell>
          <table:table-cell table:style-name="ce5" office:value-type="float" office:value="9105" calcext:value-type="float">
            <text:p>9.105</text:p>
          </table:table-cell>
          <table:table-cell table:style-name="ce5" office:value-type="float" office:value="9341" calcext:value-type="float">
            <text:p>9.341</text:p>
          </table:table-cell>
          <table:table-cell table:style-name="ce5" office:value-type="float" office:value="9626" calcext:value-type="float">
            <text:p>9.62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Puerto Salgar</text:p>
          </table:table-cell>
          <table:table-cell table:style-name="ce5" office:value-type="float" office:value="15453" calcext:value-type="float">
            <text:p>15.453</text:p>
          </table:table-cell>
          <table:table-cell table:style-name="ce5" office:value-type="float" office:value="16058" calcext:value-type="float">
            <text:p>16.058</text:p>
          </table:table-cell>
          <table:table-cell table:style-name="ce5" office:value-type="float" office:value="16671" calcext:value-type="float">
            <text:p>16.67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Pulí</text:p>
          </table:table-cell>
          <table:table-cell table:style-name="ce5" office:value-type="float" office:value="3327" calcext:value-type="float">
            <text:p>3.327</text:p>
          </table:table-cell>
          <table:table-cell table:style-name="ce5" office:value-type="float" office:value="3369" calcext:value-type="float">
            <text:p>3.369</text:p>
          </table:table-cell>
          <table:table-cell table:style-name="ce5" office:value-type="float" office:value="3438" calcext:value-type="float">
            <text:p>3.43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Quebradanegra</text:p>
          </table:table-cell>
          <table:table-cell table:style-name="ce5" office:value-type="float" office:value="4724" calcext:value-type="float">
            <text:p>4.724</text:p>
          </table:table-cell>
          <table:table-cell table:style-name="ce5" office:value-type="float" office:value="4807" calcext:value-type="float">
            <text:p>4.807</text:p>
          </table:table-cell>
          <table:table-cell table:style-name="ce5" office:value-type="float" office:value="4927" calcext:value-type="float">
            <text:p>4.92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Quetame</text:p>
          </table:table-cell>
          <table:table-cell table:style-name="ce5" office:value-type="float" office:value="5072" calcext:value-type="float">
            <text:p>5.072</text:p>
          </table:table-cell>
          <table:table-cell table:style-name="ce5" office:value-type="float" office:value="5176" calcext:value-type="float">
            <text:p>5.176</text:p>
          </table:table-cell>
          <table:table-cell table:style-name="ce5" office:value-type="float" office:value="5315" calcext:value-type="float">
            <text:p>5.31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Quipile</text:p>
          </table:table-cell>
          <table:table-cell table:style-name="ce5" office:value-type="float" office:value="6291" calcext:value-type="float">
            <text:p>6.291</text:p>
          </table:table-cell>
          <table:table-cell table:style-name="ce5" office:value-type="float" office:value="6380" calcext:value-type="float">
            <text:p>6.380</text:p>
          </table:table-cell>
          <table:table-cell table:style-name="ce5" office:value-type="float" office:value="6536" calcext:value-type="float">
            <text:p>6.53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Apulo</text:p>
          </table:table-cell>
          <table:table-cell table:style-name="ce5" office:value-type="float" office:value="8192" calcext:value-type="float">
            <text:p>8.192</text:p>
          </table:table-cell>
          <table:table-cell table:style-name="ce5" office:value-type="float" office:value="8457" calcext:value-type="float">
            <text:p>8.457</text:p>
          </table:table-cell>
          <table:table-cell table:style-name="ce5" office:value-type="float" office:value="8747" calcext:value-type="float">
            <text:p>8.74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Ricaurte</text:p>
          </table:table-cell>
          <table:table-cell table:style-name="ce5" office:value-type="float" office:value="12881" calcext:value-type="float">
            <text:p>12.881</text:p>
          </table:table-cell>
          <table:table-cell table:style-name="ce5" office:value-type="float" office:value="13652" calcext:value-type="float">
            <text:p>13.652</text:p>
          </table:table-cell>
          <table:table-cell table:style-name="ce5" office:value-type="float" office:value="14367" calcext:value-type="float">
            <text:p>14.36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San Antonio del Tequendama</text:p>
          </table:table-cell>
          <table:table-cell table:style-name="ce5" office:value-type="float" office:value="11870" calcext:value-type="float">
            <text:p>11.870</text:p>
          </table:table-cell>
          <table:table-cell table:style-name="ce5" office:value-type="float" office:value="12340" calcext:value-type="float">
            <text:p>12.340</text:p>
          </table:table-cell>
          <table:table-cell table:style-name="ce5" office:value-type="float" office:value="12829" calcext:value-type="float">
            <text:p>12.82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San Bernardo</text:p>
          </table:table-cell>
          <table:table-cell table:style-name="ce5" office:value-type="float" office:value="8487" calcext:value-type="float">
            <text:p>8.487</text:p>
          </table:table-cell>
          <table:table-cell table:style-name="ce5" office:value-type="float" office:value="8703" calcext:value-type="float">
            <text:p>8.703</text:p>
          </table:table-cell>
          <table:table-cell table:style-name="ce5" office:value-type="float" office:value="8984" calcext:value-type="float">
            <text:p>8.98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San Cayetano</text:p>
          </table:table-cell>
          <table:table-cell table:style-name="ce5" office:value-type="float" office:value="4846" calcext:value-type="float">
            <text:p>4.846</text:p>
          </table:table-cell>
          <table:table-cell table:style-name="ce5" office:value-type="float" office:value="4892" calcext:value-type="float">
            <text:p>4.892</text:p>
          </table:table-cell>
          <table:table-cell table:style-name="ce5" office:value-type="float" office:value="4978" calcext:value-type="float">
            <text:p>4.97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San Francisco</text:p>
          </table:table-cell>
          <table:table-cell table:style-name="ce5" office:value-type="float" office:value="10755" calcext:value-type="float">
            <text:p>10.755</text:p>
          </table:table-cell>
          <table:table-cell table:style-name="ce5" office:value-type="float" office:value="11316" calcext:value-type="float">
            <text:p>11.316</text:p>
          </table:table-cell>
          <table:table-cell table:style-name="ce5" office:value-type="float" office:value="11844" calcext:value-type="float">
            <text:p>11.84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San Juan de Rioseco</text:p>
          </table:table-cell>
          <table:table-cell table:style-name="ce5" office:value-type="float" office:value="8181" calcext:value-type="float">
            <text:p>8.181</text:p>
          </table:table-cell>
          <table:table-cell table:style-name="ce5" office:value-type="float" office:value="8324" calcext:value-type="float">
            <text:p>8.324</text:p>
          </table:table-cell>
          <table:table-cell table:style-name="ce5" office:value-type="float" office:value="8537" calcext:value-type="float">
            <text:p>8.53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Sasaima</text:p>
          </table:table-cell>
          <table:table-cell table:style-name="ce5" office:value-type="float" office:value="10711" calcext:value-type="float">
            <text:p>10.711</text:p>
          </table:table-cell>
          <table:table-cell table:style-name="ce5" office:value-type="float" office:value="11104" calcext:value-type="float">
            <text:p>11.104</text:p>
          </table:table-cell>
          <table:table-cell table:style-name="ce5" office:value-type="float" office:value="11521" calcext:value-type="float">
            <text:p>11.52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Sesquilé</text:p>
          </table:table-cell>
          <table:table-cell table:style-name="ce5" office:value-type="float" office:value="11423" calcext:value-type="float">
            <text:p>11.423</text:p>
          </table:table-cell>
          <table:table-cell table:style-name="ce5" office:value-type="float" office:value="12052" calcext:value-type="float">
            <text:p>12.052</text:p>
          </table:table-cell>
          <table:table-cell table:style-name="ce5" office:value-type="float" office:value="12645" calcext:value-type="float">
            <text:p>12.64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Sibaté</text:p>
          </table:table-cell>
          <table:table-cell table:style-name="ce5" office:value-type="float" office:value="33491" calcext:value-type="float">
            <text:p>33.491</text:p>
          </table:table-cell>
          <table:table-cell table:style-name="ce5" office:value-type="float" office:value="35102" calcext:value-type="float">
            <text:p>35.102</text:p>
          </table:table-cell>
          <table:table-cell table:style-name="ce5" office:value-type="float" office:value="36658" calcext:value-type="float">
            <text:p>36.65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Silvania</text:p>
          </table:table-cell>
          <table:table-cell table:style-name="ce5" office:value-type="float" office:value="21625" calcext:value-type="float">
            <text:p>21.625</text:p>
          </table:table-cell>
          <table:table-cell table:style-name="ce5" office:value-type="float" office:value="22550" calcext:value-type="float">
            <text:p>22.550</text:p>
          </table:table-cell>
          <table:table-cell table:style-name="ce5" office:value-type="float" office:value="23489" calcext:value-type="float">
            <text:p>23.48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Simijaca</text:p>
          </table:table-cell>
          <table:table-cell table:style-name="ce5" office:value-type="float" office:value="12847" calcext:value-type="float">
            <text:p>12.847</text:p>
          </table:table-cell>
          <table:table-cell table:style-name="ce5" office:value-type="float" office:value="13465" calcext:value-type="float">
            <text:p>13.465</text:p>
          </table:table-cell>
          <table:table-cell table:style-name="ce5" office:value-type="float" office:value="14062" calcext:value-type="float">
            <text:p>14.06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Soacha</text:p>
          </table:table-cell>
          <table:table-cell table:style-name="ce5" office:value-type="float" office:value="660179" calcext:value-type="float">
            <text:p>660.179</text:p>
          </table:table-cell>
          <table:table-cell table:style-name="ce5" office:value-type="float" office:value="709276" calcext:value-type="float">
            <text:p>709.276</text:p>
          </table:table-cell>
          <table:table-cell table:style-name="ce5" office:value-type="float" office:value="753548" calcext:value-type="float">
            <text:p>753.54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Sopó</text:p>
          </table:table-cell>
          <table:table-cell table:style-name="ce5" office:value-type="float" office:value="25782" calcext:value-type="float">
            <text:p>25.782</text:p>
          </table:table-cell>
          <table:table-cell table:style-name="ce5" office:value-type="float" office:value="27456" calcext:value-type="float">
            <text:p>27.456</text:p>
          </table:table-cell>
          <table:table-cell table:style-name="ce5" office:value-type="float" office:value="28999" calcext:value-type="float">
            <text:p>28.99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Subachoque</text:p>
          </table:table-cell>
          <table:table-cell table:style-name="ce5" office:value-type="float" office:value="15690" calcext:value-type="float">
            <text:p>15.690</text:p>
          </table:table-cell>
          <table:table-cell table:style-name="ce5" office:value-type="float" office:value="16183" calcext:value-type="float">
            <text:p>16.183</text:p>
          </table:table-cell>
          <table:table-cell table:style-name="ce5" office:value-type="float" office:value="16743" calcext:value-type="float">
            <text:p>16.74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Suesca</text:p>
          </table:table-cell>
          <table:table-cell table:style-name="ce5" office:value-type="float" office:value="17021" calcext:value-type="float">
            <text:p>17.021</text:p>
          </table:table-cell>
          <table:table-cell table:style-name="ce5" office:value-type="float" office:value="17902" calcext:value-type="float">
            <text:p>17.902</text:p>
          </table:table-cell>
          <table:table-cell table:style-name="ce5" office:value-type="float" office:value="18741" calcext:value-type="float">
            <text:p>18.74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Supatá</text:p>
          </table:table-cell>
          <table:table-cell table:style-name="ce5" office:value-type="float" office:value="5203" calcext:value-type="float">
            <text:p>5.203</text:p>
          </table:table-cell>
          <table:table-cell table:style-name="ce5" office:value-type="float" office:value="5361" calcext:value-type="float">
            <text:p>5.361</text:p>
          </table:table-cell>
          <table:table-cell table:style-name="ce5" office:value-type="float" office:value="5543" calcext:value-type="float">
            <text:p>5.54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Susa</text:p>
          </table:table-cell>
          <table:table-cell table:style-name="ce5" office:value-type="float" office:value="6454" calcext:value-type="float">
            <text:p>6.454</text:p>
          </table:table-cell>
          <table:table-cell table:style-name="ce5" office:value-type="float" office:value="6769" calcext:value-type="float">
            <text:p>6.769</text:p>
          </table:table-cell>
          <table:table-cell table:style-name="ce5" office:value-type="float" office:value="7067" calcext:value-type="float">
            <text:p>7.06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Sutatausa</text:p>
          </table:table-cell>
          <table:table-cell table:style-name="ce5" office:value-type="float" office:value="5887" calcext:value-type="float">
            <text:p>5.887</text:p>
          </table:table-cell>
          <table:table-cell table:style-name="ce5" office:value-type="float" office:value="6169" calcext:value-type="float">
            <text:p>6.169</text:p>
          </table:table-cell>
          <table:table-cell table:style-name="ce5" office:value-type="float" office:value="6441" calcext:value-type="float">
            <text:p>6.44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Tabio</text:p>
          </table:table-cell>
          <table:table-cell table:style-name="ce5" office:value-type="float" office:value="21665" calcext:value-type="float">
            <text:p>21.665</text:p>
          </table:table-cell>
          <table:table-cell table:style-name="ce5" office:value-type="float" office:value="22983" calcext:value-type="float">
            <text:p>22.983</text:p>
          </table:table-cell>
          <table:table-cell table:style-name="ce5" office:value-type="float" office:value="24206" calcext:value-type="float">
            <text:p>24.20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Tausa</text:p>
          </table:table-cell>
          <table:table-cell table:style-name="ce5" office:value-type="float" office:value="8067" calcext:value-type="float">
            <text:p>8.067</text:p>
          </table:table-cell>
          <table:table-cell table:style-name="ce5" office:value-type="float" office:value="8354" calcext:value-type="float">
            <text:p>8.354</text:p>
          </table:table-cell>
          <table:table-cell table:style-name="ce5" office:value-type="float" office:value="8654" calcext:value-type="float">
            <text:p>8.65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Tena</text:p>
          </table:table-cell>
          <table:table-cell table:style-name="ce5" office:value-type="float" office:value="9567" calcext:value-type="float">
            <text:p>9.567</text:p>
          </table:table-cell>
          <table:table-cell table:style-name="ce5" office:value-type="float" office:value="10065" calcext:value-type="float">
            <text:p>10.065</text:p>
          </table:table-cell>
          <table:table-cell table:style-name="ce5" office:value-type="float" office:value="10531" calcext:value-type="float">
            <text:p>10.53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Tenjo</text:p>
          </table:table-cell>
          <table:table-cell table:style-name="ce5" office:value-type="float" office:value="21935" calcext:value-type="float">
            <text:p>21.935</text:p>
          </table:table-cell>
          <table:table-cell table:style-name="ce5" office:value-type="float" office:value="23052" calcext:value-type="float">
            <text:p>23.052</text:p>
          </table:table-cell>
          <table:table-cell table:style-name="ce5" office:value-type="float" office:value="24096" calcext:value-type="float">
            <text:p>24.09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Tibacuy</text:p>
          </table:table-cell>
          <table:table-cell table:style-name="ce5" office:value-type="float" office:value="4335" calcext:value-type="float">
            <text:p>4.335</text:p>
          </table:table-cell>
          <table:table-cell table:style-name="ce5" office:value-type="float" office:value="4477" calcext:value-type="float">
            <text:p>4.477</text:p>
          </table:table-cell>
          <table:table-cell table:style-name="ce5" office:value-type="float" office:value="4639" calcext:value-type="float">
            <text:p>4.63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Tibirita</text:p>
          </table:table-cell>
          <table:table-cell table:style-name="ce5" office:value-type="float" office:value="3158" calcext:value-type="float">
            <text:p>3.158</text:p>
          </table:table-cell>
          <table:table-cell table:style-name="ce5" office:value-type="float" office:value="3207" calcext:value-type="float">
            <text:p>3.207</text:p>
          </table:table-cell>
          <table:table-cell table:style-name="ce5" office:value-type="float" office:value="3285" calcext:value-type="float">
            <text:p>3.28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Tocaima</text:p>
          </table:table-cell>
          <table:table-cell table:style-name="ce5" office:value-type="float" office:value="15735" calcext:value-type="float">
            <text:p>15.735</text:p>
          </table:table-cell>
          <table:table-cell table:style-name="ce5" office:value-type="float" office:value="16136" calcext:value-type="float">
            <text:p>16.136</text:p>
          </table:table-cell>
          <table:table-cell table:style-name="ce5" office:value-type="float" office:value="16611" calcext:value-type="float">
            <text:p>16.61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Tocancipá</text:p>
          </table:table-cell>
          <table:table-cell table:style-name="ce5" office:value-type="float" office:value="39996" calcext:value-type="float">
            <text:p>39.996</text:p>
          </table:table-cell>
          <table:table-cell table:style-name="ce5" office:value-type="float" office:value="43020" calcext:value-type="float">
            <text:p>43.020</text:p>
          </table:table-cell>
          <table:table-cell table:style-name="ce5" office:value-type="float" office:value="45714" calcext:value-type="float">
            <text:p>45.71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Topaipí</text:p>
          </table:table-cell>
          <table:table-cell table:style-name="ce5" office:value-type="float" office:value="4139" calcext:value-type="float">
            <text:p>4.139</text:p>
          </table:table-cell>
          <table:table-cell table:style-name="ce5" office:value-type="float" office:value="4189" calcext:value-type="float">
            <text:p>4.189</text:p>
          </table:table-cell>
          <table:table-cell table:style-name="ce5" office:value-type="float" office:value="4284" calcext:value-type="float">
            <text:p>4.28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Ubalá</text:p>
          </table:table-cell>
          <table:table-cell table:style-name="ce5" office:value-type="float" office:value="7717" calcext:value-type="float">
            <text:p>7.717</text:p>
          </table:table-cell>
          <table:table-cell table:style-name="ce5" office:value-type="float" office:value="7696" calcext:value-type="float">
            <text:p>7.696</text:p>
          </table:table-cell>
          <table:table-cell table:style-name="ce5" office:value-type="float" office:value="7789" calcext:value-type="float">
            <text:p>7.78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Ubaque</text:p>
          </table:table-cell>
          <table:table-cell table:style-name="ce5" office:value-type="float" office:value="6727" calcext:value-type="float">
            <text:p>6.727</text:p>
          </table:table-cell>
          <table:table-cell table:style-name="ce5" office:value-type="float" office:value="6875" calcext:value-type="float">
            <text:p>6.875</text:p>
          </table:table-cell>
          <table:table-cell table:style-name="ce5" office:value-type="float" office:value="7067" calcext:value-type="float">
            <text:p>7.06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Villa de San Diego de Ubaté</text:p>
          </table:table-cell>
          <table:table-cell table:style-name="ce5" office:value-type="float" office:value="42558" calcext:value-type="float">
            <text:p>42.558</text:p>
          </table:table-cell>
          <table:table-cell table:style-name="ce5" office:value-type="float" office:value="44802" calcext:value-type="float">
            <text:p>44.802</text:p>
          </table:table-cell>
          <table:table-cell table:style-name="ce5" office:value-type="float" office:value="46911" calcext:value-type="float">
            <text:p>46.91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Une</text:p>
          </table:table-cell>
          <table:table-cell table:style-name="ce5" office:value-type="float" office:value="6945" calcext:value-type="float">
            <text:p>6.945</text:p>
          </table:table-cell>
          <table:table-cell table:style-name="ce5" office:value-type="float" office:value="7144" calcext:value-type="float">
            <text:p>7.144</text:p>
          </table:table-cell>
          <table:table-cell table:style-name="ce5" office:value-type="float" office:value="7371" calcext:value-type="float">
            <text:p>7.37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Útica</text:p>
          </table:table-cell>
          <table:table-cell table:style-name="ce5" office:value-type="float" office:value="4246" calcext:value-type="float">
            <text:p>4.246</text:p>
          </table:table-cell>
          <table:table-cell table:style-name="ce5" office:value-type="float" office:value="4324" calcext:value-type="float">
            <text:p>4.324</text:p>
          </table:table-cell>
          <table:table-cell table:style-name="ce5" office:value-type="float" office:value="4434" calcext:value-type="float">
            <text:p>4.43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Vergara</text:p>
          </table:table-cell>
          <table:table-cell table:style-name="ce5" office:value-type="float" office:value="6847" calcext:value-type="float">
            <text:p>6.847</text:p>
          </table:table-cell>
          <table:table-cell table:style-name="ce5" office:value-type="float" office:value="6975" calcext:value-type="float">
            <text:p>6.975</text:p>
          </table:table-cell>
          <table:table-cell table:style-name="ce5" office:value-type="float" office:value="7167" calcext:value-type="float">
            <text:p>7.16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Vianí</text:p>
          </table:table-cell>
          <table:table-cell table:style-name="ce5" office:value-type="float" office:value="4339" calcext:value-type="float">
            <text:p>4.339</text:p>
          </table:table-cell>
          <table:table-cell table:style-name="ce5" office:value-type="float" office:value="4497" calcext:value-type="float">
            <text:p>4.497</text:p>
          </table:table-cell>
          <table:table-cell table:style-name="ce5" office:value-type="float" office:value="4667" calcext:value-type="float">
            <text:p>4.66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Villagómez</text:p>
          </table:table-cell>
          <table:table-cell table:style-name="ce5" office:value-type="float" office:value="1758" calcext:value-type="float">
            <text:p>1.758</text:p>
          </table:table-cell>
          <table:table-cell table:style-name="ce5" office:value-type="float" office:value="1783" calcext:value-type="float">
            <text:p>1.783</text:p>
          </table:table-cell>
          <table:table-cell table:style-name="ce5" office:value-type="float" office:value="1826" calcext:value-type="float">
            <text:p>1.82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Villapinzón</text:p>
          </table:table-cell>
          <table:table-cell table:style-name="ce5" office:value-type="float" office:value="17187" calcext:value-type="float">
            <text:p>17.187</text:p>
          </table:table-cell>
          <table:table-cell table:style-name="ce5" office:value-type="float" office:value="17796" calcext:value-type="float">
            <text:p>17.796</text:p>
          </table:table-cell>
          <table:table-cell table:style-name="ce5" office:value-type="float" office:value="18433" calcext:value-type="float">
            <text:p>18.43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Villeta</text:p>
          </table:table-cell>
          <table:table-cell table:style-name="ce5" office:value-type="float" office:value="26873" calcext:value-type="float">
            <text:p>26.873</text:p>
          </table:table-cell>
          <table:table-cell table:style-name="ce5" office:value-type="float" office:value="27986" calcext:value-type="float">
            <text:p>27.986</text:p>
          </table:table-cell>
          <table:table-cell table:style-name="ce5" office:value-type="float" office:value="29128" calcext:value-type="float">
            <text:p>29.12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Viotá</text:p>
          </table:table-cell>
          <table:table-cell table:style-name="ce5" office:value-type="float" office:value="13234" calcext:value-type="float">
            <text:p>13.234</text:p>
          </table:table-cell>
          <table:table-cell table:style-name="ce5" office:value-type="float" office:value="13508" calcext:value-type="float">
            <text:p>13.508</text:p>
          </table:table-cell>
          <table:table-cell table:style-name="ce5" office:value-type="float" office:value="13878" calcext:value-type="float">
            <text:p>13.87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Yacopí</text:p>
          </table:table-cell>
          <table:table-cell table:style-name="ce5" office:value-type="float" office:value="12322" calcext:value-type="float">
            <text:p>12.322</text:p>
          </table:table-cell>
          <table:table-cell table:style-name="ce5" office:value-type="float" office:value="12367" calcext:value-type="float">
            <text:p>12.367</text:p>
          </table:table-cell>
          <table:table-cell table:style-name="ce5" office:value-type="float" office:value="12564" calcext:value-type="float">
            <text:p>12.56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Zipacón</text:p>
          </table:table-cell>
          <table:table-cell table:style-name="ce5" office:value-type="float" office:value="4659" calcext:value-type="float">
            <text:p>4.659</text:p>
          </table:table-cell>
          <table:table-cell table:style-name="ce5" office:value-type="float" office:value="4836" calcext:value-type="float">
            <text:p>4.836</text:p>
          </table:table-cell>
          <table:table-cell table:style-name="ce5" office:value-type="float" office:value="5022" calcext:value-type="float">
            <text:p>5.02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undinamarca</text:p>
          </table:table-cell>
          <table:table-cell table:style-name="ce3" office:value-type="string" calcext:value-type="string">
            <text:p>Zipaquirá</text:p>
          </table:table-cell>
          <table:table-cell table:style-name="ce5" office:value-type="float" office:value="130537" calcext:value-type="float">
            <text:p>130.537</text:p>
          </table:table-cell>
          <table:table-cell table:style-name="ce5" office:value-type="float" office:value="138654" calcext:value-type="float">
            <text:p>138.654</text:p>
          </table:table-cell>
          <table:table-cell table:style-name="ce5" office:value-type="float" office:value="146352" calcext:value-type="float">
            <text:p>146.35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hocó</text:p>
          </table:table-cell>
          <table:table-cell table:style-name="ce3" office:value-type="string" calcext:value-type="string">
            <text:p>Quibdó</text:p>
          </table:table-cell>
          <table:table-cell table:style-name="ce5" office:value-type="float" office:value="129237" calcext:value-type="float">
            <text:p>129.237</text:p>
          </table:table-cell>
          <table:table-cell table:style-name="ce5" office:value-type="float" office:value="130042" calcext:value-type="float">
            <text:p>130.042</text:p>
          </table:table-cell>
          <table:table-cell table:style-name="ce5" office:value-type="float" office:value="130825" calcext:value-type="float">
            <text:p>130.82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hocó</text:p>
          </table:table-cell>
          <table:table-cell table:style-name="ce3" office:value-type="string" calcext:value-type="string">
            <text:p>Acandí</text:p>
          </table:table-cell>
          <table:table-cell table:style-name="ce5" office:value-type="float" office:value="13999" calcext:value-type="float">
            <text:p>13.999</text:p>
          </table:table-cell>
          <table:table-cell table:style-name="ce5" office:value-type="float" office:value="14085" calcext:value-type="float">
            <text:p>14.085</text:p>
          </table:table-cell>
          <table:table-cell table:style-name="ce5" office:value-type="float" office:value="14159" calcext:value-type="float">
            <text:p>14.15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hocó</text:p>
          </table:table-cell>
          <table:table-cell table:style-name="ce3" office:value-type="string" calcext:value-type="string">
            <text:p>Alto Baudó</text:p>
          </table:table-cell>
          <table:table-cell table:style-name="ce5" office:value-type="float" office:value="27584" calcext:value-type="float">
            <text:p>27.584</text:p>
          </table:table-cell>
          <table:table-cell table:style-name="ce5" office:value-type="float" office:value="27982" calcext:value-type="float">
            <text:p>27.982</text:p>
          </table:table-cell>
          <table:table-cell table:style-name="ce5" office:value-type="float" office:value="28293" calcext:value-type="float">
            <text:p>28.29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hocó</text:p>
          </table:table-cell>
          <table:table-cell table:style-name="ce3" office:value-type="string" calcext:value-type="string">
            <text:p>Atrato</text:p>
          </table:table-cell>
          <table:table-cell table:style-name="ce5" office:value-type="float" office:value="6063" calcext:value-type="float">
            <text:p>6.063</text:p>
          </table:table-cell>
          <table:table-cell table:style-name="ce5" office:value-type="float" office:value="6145" calcext:value-type="float">
            <text:p>6.145</text:p>
          </table:table-cell>
          <table:table-cell table:style-name="ce5" office:value-type="float" office:value="6208" calcext:value-type="float">
            <text:p>6.20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hocó</text:p>
          </table:table-cell>
          <table:table-cell table:style-name="ce3" office:value-type="string" calcext:value-type="string">
            <text:p>Bagadó</text:p>
          </table:table-cell>
          <table:table-cell table:style-name="ce5" office:value-type="float" office:value="11011" calcext:value-type="float">
            <text:p>11.011</text:p>
          </table:table-cell>
          <table:table-cell table:style-name="ce5" office:value-type="float" office:value="11149" calcext:value-type="float">
            <text:p>11.149</text:p>
          </table:table-cell>
          <table:table-cell table:style-name="ce5" office:value-type="float" office:value="11262" calcext:value-type="float">
            <text:p>11.26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hocó</text:p>
          </table:table-cell>
          <table:table-cell table:style-name="ce3" office:value-type="string" calcext:value-type="string">
            <text:p>Bahía Solano</text:p>
          </table:table-cell>
          <table:table-cell table:style-name="ce5" office:value-type="float" office:value="10123" calcext:value-type="float">
            <text:p>10.123</text:p>
          </table:table-cell>
          <table:table-cell table:style-name="ce5" office:value-type="float" office:value="10207" calcext:value-type="float">
            <text:p>10.207</text:p>
          </table:table-cell>
          <table:table-cell table:style-name="ce5" office:value-type="float" office:value="10279" calcext:value-type="float">
            <text:p>10.27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hocó</text:p>
          </table:table-cell>
          <table:table-cell table:style-name="ce3" office:value-type="string" calcext:value-type="string">
            <text:p>Bajo Baudó</text:p>
          </table:table-cell>
          <table:table-cell table:style-name="ce5" office:value-type="float" office:value="29957" calcext:value-type="float">
            <text:p>29.957</text:p>
          </table:table-cell>
          <table:table-cell table:style-name="ce5" office:value-type="float" office:value="30263" calcext:value-type="float">
            <text:p>30.263</text:p>
          </table:table-cell>
          <table:table-cell table:style-name="ce5" office:value-type="float" office:value="30472" calcext:value-type="float">
            <text:p>30.47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hocó</text:p>
          </table:table-cell>
          <table:table-cell table:style-name="ce3" office:value-type="string" calcext:value-type="string">
            <text:p>Bojayá</text:p>
          </table:table-cell>
          <table:table-cell table:style-name="ce5" office:value-type="float" office:value="12073" calcext:value-type="float">
            <text:p>12.073</text:p>
          </table:table-cell>
          <table:table-cell table:style-name="ce5" office:value-type="float" office:value="12212" calcext:value-type="float">
            <text:p>12.212</text:p>
          </table:table-cell>
          <table:table-cell table:style-name="ce5" office:value-type="float" office:value="12326" calcext:value-type="float">
            <text:p>12.32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hocó</text:p>
          </table:table-cell>
          <table:table-cell table:style-name="ce3" office:value-type="string" calcext:value-type="string">
            <text:p>El Cantón del San Pablo</text:p>
          </table:table-cell>
          <table:table-cell table:style-name="ce5" office:value-type="float" office:value="6116" calcext:value-type="float">
            <text:p>6.116</text:p>
          </table:table-cell>
          <table:table-cell table:style-name="ce5" office:value-type="float" office:value="6210" calcext:value-type="float">
            <text:p>6.210</text:p>
          </table:table-cell>
          <table:table-cell table:style-name="ce5" office:value-type="float" office:value="6286" calcext:value-type="float">
            <text:p>6.28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hocó</text:p>
          </table:table-cell>
          <table:table-cell table:style-name="ce3" office:value-type="string" calcext:value-type="string">
            <text:p>Carmen del Darién</text:p>
          </table:table-cell>
          <table:table-cell table:style-name="ce5" office:value-type="float" office:value="18433" calcext:value-type="float">
            <text:p>18.433</text:p>
          </table:table-cell>
          <table:table-cell table:style-name="ce5" office:value-type="float" office:value="18930" calcext:value-type="float">
            <text:p>18.930</text:p>
          </table:table-cell>
          <table:table-cell table:style-name="ce5" office:value-type="float" office:value="19509" calcext:value-type="float">
            <text:p>19.50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hocó</text:p>
          </table:table-cell>
          <table:table-cell table:style-name="ce3" office:value-type="string" calcext:value-type="string">
            <text:p>Cértegui</text:p>
          </table:table-cell>
          <table:table-cell table:style-name="ce5" office:value-type="float" office:value="5635" calcext:value-type="float">
            <text:p>5.635</text:p>
          </table:table-cell>
          <table:table-cell table:style-name="ce5" office:value-type="float" office:value="5705" calcext:value-type="float">
            <text:p>5.705</text:p>
          </table:table-cell>
          <table:table-cell table:style-name="ce5" office:value-type="float" office:value="5760" calcext:value-type="float">
            <text:p>5.76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hocó</text:p>
          </table:table-cell>
          <table:table-cell table:style-name="ce3" office:value-type="string" calcext:value-type="string">
            <text:p>Condoto</text:p>
          </table:table-cell>
          <table:table-cell table:style-name="ce5" office:value-type="float" office:value="12663" calcext:value-type="float">
            <text:p>12.663</text:p>
          </table:table-cell>
          <table:table-cell table:style-name="ce5" office:value-type="float" office:value="12464" calcext:value-type="float">
            <text:p>12.464</text:p>
          </table:table-cell>
          <table:table-cell table:style-name="ce5" office:value-type="float" office:value="12367" calcext:value-type="float">
            <text:p>12.36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hocó</text:p>
          </table:table-cell>
          <table:table-cell table:style-name="ce3" office:value-type="string" calcext:value-type="string">
            <text:p>El Carmen de Atrato</text:p>
          </table:table-cell>
          <table:table-cell table:style-name="ce5" office:value-type="float" office:value="8193" calcext:value-type="float">
            <text:p>8.193</text:p>
          </table:table-cell>
          <table:table-cell table:style-name="ce5" office:value-type="float" office:value="8197" calcext:value-type="float">
            <text:p>8.197</text:p>
          </table:table-cell>
          <table:table-cell table:style-name="ce5" office:value-type="float" office:value="8212" calcext:value-type="float">
            <text:p>8.21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hocó</text:p>
          </table:table-cell>
          <table:table-cell table:style-name="ce3" office:value-type="string" calcext:value-type="string">
            <text:p>El Litoral del San Juan</text:p>
          </table:table-cell>
          <table:table-cell table:style-name="ce5" office:value-type="float" office:value="21669" calcext:value-type="float">
            <text:p>21.669</text:p>
          </table:table-cell>
          <table:table-cell table:style-name="ce5" office:value-type="float" office:value="22242" calcext:value-type="float">
            <text:p>22.242</text:p>
          </table:table-cell>
          <table:table-cell table:style-name="ce5" office:value-type="float" office:value="22890" calcext:value-type="float">
            <text:p>22.89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hocó</text:p>
          </table:table-cell>
          <table:table-cell table:style-name="ce3" office:value-type="string" calcext:value-type="string">
            <text:p>Istmina</text:p>
          </table:table-cell>
          <table:table-cell table:style-name="ce5" office:value-type="float" office:value="30742" calcext:value-type="float">
            <text:p>30.742</text:p>
          </table:table-cell>
          <table:table-cell table:style-name="ce5" office:value-type="float" office:value="30739" calcext:value-type="float">
            <text:p>30.739</text:p>
          </table:table-cell>
          <table:table-cell table:style-name="ce5" office:value-type="float" office:value="30806" calcext:value-type="float">
            <text:p>30.80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hocó</text:p>
          </table:table-cell>
          <table:table-cell table:style-name="ce3" office:value-type="string" calcext:value-type="string">
            <text:p>Juradó</text:p>
          </table:table-cell>
          <table:table-cell table:style-name="ce5" office:value-type="float" office:value="6685" calcext:value-type="float">
            <text:p>6.685</text:p>
          </table:table-cell>
          <table:table-cell table:style-name="ce5" office:value-type="float" office:value="6774" calcext:value-type="float">
            <text:p>6.774</text:p>
          </table:table-cell>
          <table:table-cell table:style-name="ce5" office:value-type="float" office:value="6841" calcext:value-type="float">
            <text:p>6.84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hocó</text:p>
          </table:table-cell>
          <table:table-cell table:style-name="ce3" office:value-type="string" calcext:value-type="string">
            <text:p>Lloró</text:p>
          </table:table-cell>
          <table:table-cell table:style-name="ce5" office:value-type="float" office:value="9786" calcext:value-type="float">
            <text:p>9.786</text:p>
          </table:table-cell>
          <table:table-cell table:style-name="ce5" office:value-type="float" office:value="9850" calcext:value-type="float">
            <text:p>9.850</text:p>
          </table:table-cell>
          <table:table-cell table:style-name="ce5" office:value-type="float" office:value="9913" calcext:value-type="float">
            <text:p>9.91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hocó</text:p>
          </table:table-cell>
          <table:table-cell table:style-name="ce3" office:value-type="string" calcext:value-type="string">
            <text:p>Medio Atrato</text:p>
          </table:table-cell>
          <table:table-cell table:style-name="ce5" office:value-type="float" office:value="10672" calcext:value-type="float">
            <text:p>10.672</text:p>
          </table:table-cell>
          <table:table-cell table:style-name="ce5" office:value-type="float" office:value="10817" calcext:value-type="float">
            <text:p>10.817</text:p>
          </table:table-cell>
          <table:table-cell table:style-name="ce5" office:value-type="float" office:value="10930" calcext:value-type="float">
            <text:p>10.93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hocó</text:p>
          </table:table-cell>
          <table:table-cell table:style-name="ce3" office:value-type="string" calcext:value-type="string">
            <text:p>Medio Baudó</text:p>
          </table:table-cell>
          <table:table-cell table:style-name="ce5" office:value-type="float" office:value="15109" calcext:value-type="float">
            <text:p>15.109</text:p>
          </table:table-cell>
          <table:table-cell table:style-name="ce5" office:value-type="float" office:value="15405" calcext:value-type="float">
            <text:p>15.405</text:p>
          </table:table-cell>
          <table:table-cell table:style-name="ce5" office:value-type="float" office:value="15683" calcext:value-type="float">
            <text:p>15.68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hocó</text:p>
          </table:table-cell>
          <table:table-cell table:style-name="ce3" office:value-type="string" calcext:value-type="string">
            <text:p>Medio San Juan</text:p>
          </table:table-cell>
          <table:table-cell table:style-name="ce5" office:value-type="float" office:value="10579" calcext:value-type="float">
            <text:p>10.579</text:p>
          </table:table-cell>
          <table:table-cell table:style-name="ce5" office:value-type="float" office:value="10718" calcext:value-type="float">
            <text:p>10.718</text:p>
          </table:table-cell>
          <table:table-cell table:style-name="ce5" office:value-type="float" office:value="10826" calcext:value-type="float">
            <text:p>10.82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hocó</text:p>
          </table:table-cell>
          <table:table-cell table:style-name="ce3" office:value-type="string" calcext:value-type="string">
            <text:p>Nóvita</text:p>
          </table:table-cell>
          <table:table-cell table:style-name="ce5" office:value-type="float" office:value="9153" calcext:value-type="float">
            <text:p>9.153</text:p>
          </table:table-cell>
          <table:table-cell table:style-name="ce5" office:value-type="float" office:value="9116" calcext:value-type="float">
            <text:p>9.116</text:p>
          </table:table-cell>
          <table:table-cell table:style-name="ce5" office:value-type="float" office:value="9105" calcext:value-type="float">
            <text:p>9.10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hocó</text:p>
          </table:table-cell>
          <table:table-cell table:style-name="ce3" office:value-type="string" calcext:value-type="string">
            <text:p>Nuquí</text:p>
          </table:table-cell>
          <table:table-cell table:style-name="ce5" office:value-type="float" office:value="16223" calcext:value-type="float">
            <text:p>16.223</text:p>
          </table:table-cell>
          <table:table-cell table:style-name="ce5" office:value-type="float" office:value="16459" calcext:value-type="float">
            <text:p>16.459</text:p>
          </table:table-cell>
          <table:table-cell table:style-name="ce5" office:value-type="float" office:value="16642" calcext:value-type="float">
            <text:p>16.64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hocó</text:p>
          </table:table-cell>
          <table:table-cell table:style-name="ce3" office:value-type="string" calcext:value-type="string">
            <text:p>Río Iró</text:p>
          </table:table-cell>
          <table:table-cell table:style-name="ce5" office:value-type="float" office:value="5467" calcext:value-type="float">
            <text:p>5.467</text:p>
          </table:table-cell>
          <table:table-cell table:style-name="ce5" office:value-type="float" office:value="5537" calcext:value-type="float">
            <text:p>5.537</text:p>
          </table:table-cell>
          <table:table-cell table:style-name="ce5" office:value-type="float" office:value="5592" calcext:value-type="float">
            <text:p>5.59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hocó</text:p>
          </table:table-cell>
          <table:table-cell table:style-name="ce3" office:value-type="string" calcext:value-type="string">
            <text:p>Río Quito</text:p>
          </table:table-cell>
          <table:table-cell table:style-name="ce5" office:value-type="float" office:value="8236" calcext:value-type="float">
            <text:p>8.236</text:p>
          </table:table-cell>
          <table:table-cell table:style-name="ce5" office:value-type="float" office:value="8355" calcext:value-type="float">
            <text:p>8.355</text:p>
          </table:table-cell>
          <table:table-cell table:style-name="ce5" office:value-type="float" office:value="8448" calcext:value-type="float">
            <text:p>8.44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hocó</text:p>
          </table:table-cell>
          <table:table-cell table:style-name="ce3" office:value-type="string" calcext:value-type="string">
            <text:p>Riosucio</text:p>
          </table:table-cell>
          <table:table-cell table:style-name="ce5" office:value-type="float" office:value="53449" calcext:value-type="float">
            <text:p>53.449</text:p>
          </table:table-cell>
          <table:table-cell table:style-name="ce5" office:value-type="float" office:value="54458" calcext:value-type="float">
            <text:p>54.458</text:p>
          </table:table-cell>
          <table:table-cell table:style-name="ce5" office:value-type="float" office:value="55232" calcext:value-type="float">
            <text:p>55.23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hocó</text:p>
          </table:table-cell>
          <table:table-cell table:style-name="ce3" office:value-type="string" calcext:value-type="string">
            <text:p>San José del Palmar</text:p>
          </table:table-cell>
          <table:table-cell table:style-name="ce5" office:value-type="float" office:value="5114" calcext:value-type="float">
            <text:p>5.114</text:p>
          </table:table-cell>
          <table:table-cell table:style-name="ce5" office:value-type="float" office:value="5015" calcext:value-type="float">
            <text:p>5.015</text:p>
          </table:table-cell>
          <table:table-cell table:style-name="ce5" office:value-type="float" office:value="4961" calcext:value-type="float">
            <text:p>4.96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hocó</text:p>
          </table:table-cell>
          <table:table-cell table:style-name="ce3" office:value-type="string" calcext:value-type="string">
            <text:p>Sipí</text:p>
          </table:table-cell>
          <table:table-cell table:style-name="ce5" office:value-type="float" office:value="3174" calcext:value-type="float">
            <text:p>3.174</text:p>
          </table:table-cell>
          <table:table-cell table:style-name="ce5" office:value-type="float" office:value="3202" calcext:value-type="float">
            <text:p>3.202</text:p>
          </table:table-cell>
          <table:table-cell table:style-name="ce5" office:value-type="float" office:value="3220" calcext:value-type="float">
            <text:p>3.22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hocó</text:p>
          </table:table-cell>
          <table:table-cell table:style-name="ce3" office:value-type="string" calcext:value-type="string">
            <text:p>Tadó</text:p>
          </table:table-cell>
          <table:table-cell table:style-name="ce5" office:value-type="float" office:value="18011" calcext:value-type="float">
            <text:p>18.011</text:p>
          </table:table-cell>
          <table:table-cell table:style-name="ce5" office:value-type="float" office:value="17925" calcext:value-type="float">
            <text:p>17.925</text:p>
          </table:table-cell>
          <table:table-cell table:style-name="ce5" office:value-type="float" office:value="17913" calcext:value-type="float">
            <text:p>17.91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hocó</text:p>
          </table:table-cell>
          <table:table-cell table:style-name="ce3" office:value-type="string" calcext:value-type="string">
            <text:p>Unguía</text:p>
          </table:table-cell>
          <table:table-cell table:style-name="ce5" office:value-type="float" office:value="12854" calcext:value-type="float">
            <text:p>12.854</text:p>
          </table:table-cell>
          <table:table-cell table:style-name="ce5" office:value-type="float" office:value="12821" calcext:value-type="float">
            <text:p>12.821</text:p>
          </table:table-cell>
          <table:table-cell table:style-name="ce5" office:value-type="float" office:value="12822" calcext:value-type="float">
            <text:p>12.82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hocó</text:p>
          </table:table-cell>
          <table:table-cell table:style-name="ce3" office:value-type="string" calcext:value-type="string">
            <text:p>Unión Panamericana</text:p>
          </table:table-cell>
          <table:table-cell table:style-name="ce5" office:value-type="float" office:value="6816" calcext:value-type="float">
            <text:p>6.816</text:p>
          </table:table-cell>
          <table:table-cell table:style-name="ce5" office:value-type="float" office:value="6909" calcext:value-type="float">
            <text:p>6.909</text:p>
          </table:table-cell>
          <table:table-cell table:style-name="ce5" office:value-type="float" office:value="6982" calcext:value-type="float">
            <text:p>6.98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Huila</text:p>
          </table:table-cell>
          <table:table-cell table:style-name="ce3" office:value-type="string" calcext:value-type="string">
            <text:p>Neiva</text:p>
          </table:table-cell>
          <table:table-cell table:style-name="ce5" office:value-type="float" office:value="357392" calcext:value-type="float">
            <text:p>357.392</text:p>
          </table:table-cell>
          <table:table-cell table:style-name="ce5" office:value-type="float" office:value="361049" calcext:value-type="float">
            <text:p>361.049</text:p>
          </table:table-cell>
          <table:table-cell table:style-name="ce5" office:value-type="float" office:value="364408" calcext:value-type="float">
            <text:p>364.40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Huila</text:p>
          </table:table-cell>
          <table:table-cell table:style-name="ce3" office:value-type="string" calcext:value-type="string">
            <text:p>Acevedo</text:p>
          </table:table-cell>
          <table:table-cell table:style-name="ce5" office:value-type="float" office:value="24774" calcext:value-type="float">
            <text:p>24.774</text:p>
          </table:table-cell>
          <table:table-cell table:style-name="ce5" office:value-type="float" office:value="25046" calcext:value-type="float">
            <text:p>25.046</text:p>
          </table:table-cell>
          <table:table-cell table:style-name="ce5" office:value-type="float" office:value="25298" calcext:value-type="float">
            <text:p>25.29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Huila</text:p>
          </table:table-cell>
          <table:table-cell table:style-name="ce3" office:value-type="string" calcext:value-type="string">
            <text:p>Agrado</text:p>
          </table:table-cell>
          <table:table-cell table:style-name="ce5" office:value-type="float" office:value="8800" calcext:value-type="float">
            <text:p>8.800</text:p>
          </table:table-cell>
          <table:table-cell table:style-name="ce5" office:value-type="float" office:value="8866" calcext:value-type="float">
            <text:p>8.866</text:p>
          </table:table-cell>
          <table:table-cell table:style-name="ce5" office:value-type="float" office:value="8937" calcext:value-type="float">
            <text:p>8.93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Huila</text:p>
          </table:table-cell>
          <table:table-cell table:style-name="ce3" office:value-type="string" calcext:value-type="string">
            <text:p>Aipe</text:p>
          </table:table-cell>
          <table:table-cell table:style-name="ce5" office:value-type="float" office:value="16163" calcext:value-type="float">
            <text:p>16.163</text:p>
          </table:table-cell>
          <table:table-cell table:style-name="ce5" office:value-type="float" office:value="16361" calcext:value-type="float">
            <text:p>16.361</text:p>
          </table:table-cell>
          <table:table-cell table:style-name="ce5" office:value-type="float" office:value="16546" calcext:value-type="float">
            <text:p>16.54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Huila</text:p>
          </table:table-cell>
          <table:table-cell table:style-name="ce3" office:value-type="string" calcext:value-type="string">
            <text:p>Algeciras</text:p>
          </table:table-cell>
          <table:table-cell table:style-name="ce5" office:value-type="float" office:value="22481" calcext:value-type="float">
            <text:p>22.481</text:p>
          </table:table-cell>
          <table:table-cell table:style-name="ce5" office:value-type="float" office:value="22498" calcext:value-type="float">
            <text:p>22.498</text:p>
          </table:table-cell>
          <table:table-cell table:style-name="ce5" office:value-type="float" office:value="22575" calcext:value-type="float">
            <text:p>22.57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Huila</text:p>
          </table:table-cell>
          <table:table-cell table:style-name="ce3" office:value-type="string" calcext:value-type="string">
            <text:p>Altamira</text:p>
          </table:table-cell>
          <table:table-cell table:style-name="ce5" office:value-type="float" office:value="4275" calcext:value-type="float">
            <text:p>4.275</text:p>
          </table:table-cell>
          <table:table-cell table:style-name="ce5" office:value-type="float" office:value="4323" calcext:value-type="float">
            <text:p>4.323</text:p>
          </table:table-cell>
          <table:table-cell table:style-name="ce5" office:value-type="float" office:value="4367" calcext:value-type="float">
            <text:p>4.36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Huila</text:p>
          </table:table-cell>
          <table:table-cell table:style-name="ce3" office:value-type="string" calcext:value-type="string">
            <text:p>Baraya</text:p>
          </table:table-cell>
          <table:table-cell table:style-name="ce5" office:value-type="float" office:value="8338" calcext:value-type="float">
            <text:p>8.338</text:p>
          </table:table-cell>
          <table:table-cell table:style-name="ce5" office:value-type="float" office:value="8282" calcext:value-type="float">
            <text:p>8.282</text:p>
          </table:table-cell>
          <table:table-cell table:style-name="ce5" office:value-type="float" office:value="8269" calcext:value-type="float">
            <text:p>8.26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Huila</text:p>
          </table:table-cell>
          <table:table-cell table:style-name="ce3" office:value-type="string" calcext:value-type="string">
            <text:p>Campoalegre</text:p>
          </table:table-cell>
          <table:table-cell table:style-name="ce5" office:value-type="float" office:value="31087" calcext:value-type="float">
            <text:p>31.087</text:p>
          </table:table-cell>
          <table:table-cell table:style-name="ce5" office:value-type="float" office:value="31195" calcext:value-type="float">
            <text:p>31.195</text:p>
          </table:table-cell>
          <table:table-cell table:style-name="ce5" office:value-type="float" office:value="31357" calcext:value-type="float">
            <text:p>31.35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Huila</text:p>
          </table:table-cell>
          <table:table-cell table:style-name="ce3" office:value-type="string" calcext:value-type="string">
            <text:p>Colombia</text:p>
          </table:table-cell>
          <table:table-cell table:style-name="ce5" office:value-type="float" office:value="7285" calcext:value-type="float">
            <text:p>7.285</text:p>
          </table:table-cell>
          <table:table-cell table:style-name="ce5" office:value-type="float" office:value="7136" calcext:value-type="float">
            <text:p>7.136</text:p>
          </table:table-cell>
          <table:table-cell table:style-name="ce5" office:value-type="float" office:value="7064" calcext:value-type="float">
            <text:p>7.06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Huila</text:p>
          </table:table-cell>
          <table:table-cell table:style-name="ce3" office:value-type="string" calcext:value-type="string">
            <text:p>Elías</text:p>
          </table:table-cell>
          <table:table-cell table:style-name="ce5" office:value-type="float" office:value="4211" calcext:value-type="float">
            <text:p>4.211</text:p>
          </table:table-cell>
          <table:table-cell table:style-name="ce5" office:value-type="float" office:value="4257" calcext:value-type="float">
            <text:p>4.257</text:p>
          </table:table-cell>
          <table:table-cell table:style-name="ce5" office:value-type="float" office:value="4300" calcext:value-type="float">
            <text:p>4.30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Huila</text:p>
          </table:table-cell>
          <table:table-cell table:style-name="ce3" office:value-type="string" calcext:value-type="string">
            <text:p>Garzón</text:p>
          </table:table-cell>
          <table:table-cell table:style-name="ce5" office:value-type="float" office:value="72382" calcext:value-type="float">
            <text:p>72.382</text:p>
          </table:table-cell>
          <table:table-cell table:style-name="ce5" office:value-type="float" office:value="73292" calcext:value-type="float">
            <text:p>73.292</text:p>
          </table:table-cell>
          <table:table-cell table:style-name="ce5" office:value-type="float" office:value="74136" calcext:value-type="float">
            <text:p>74.13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Huila</text:p>
          </table:table-cell>
          <table:table-cell table:style-name="ce3" office:value-type="string" calcext:value-type="string">
            <text:p>Gigante</text:p>
          </table:table-cell>
          <table:table-cell table:style-name="ce5" office:value-type="float" office:value="24583" calcext:value-type="float">
            <text:p>24.583</text:p>
          </table:table-cell>
          <table:table-cell table:style-name="ce5" office:value-type="float" office:value="24634" calcext:value-type="float">
            <text:p>24.634</text:p>
          </table:table-cell>
          <table:table-cell table:style-name="ce5" office:value-type="float" office:value="24726" calcext:value-type="float">
            <text:p>24.72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Huila</text:p>
          </table:table-cell>
          <table:table-cell table:style-name="ce3" office:value-type="string" calcext:value-type="string">
            <text:p>Guadalupe</text:p>
          </table:table-cell>
          <table:table-cell table:style-name="ce5" office:value-type="float" office:value="17890" calcext:value-type="float">
            <text:p>17.890</text:p>
          </table:table-cell>
          <table:table-cell table:style-name="ce5" office:value-type="float" office:value="18104" calcext:value-type="float">
            <text:p>18.104</text:p>
          </table:table-cell>
          <table:table-cell table:style-name="ce5" office:value-type="float" office:value="18302" calcext:value-type="float">
            <text:p>18.30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Huila</text:p>
          </table:table-cell>
          <table:table-cell table:style-name="ce3" office:value-type="string" calcext:value-type="string">
            <text:p>Hobo</text:p>
          </table:table-cell>
          <table:table-cell table:style-name="ce5" office:value-type="float" office:value="7286" calcext:value-type="float">
            <text:p>7.286</text:p>
          </table:table-cell>
          <table:table-cell table:style-name="ce5" office:value-type="float" office:value="7335" calcext:value-type="float">
            <text:p>7.335</text:p>
          </table:table-cell>
          <table:table-cell table:style-name="ce5" office:value-type="float" office:value="7387" calcext:value-type="float">
            <text:p>7.38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Huila</text:p>
          </table:table-cell>
          <table:table-cell table:style-name="ce3" office:value-type="string" calcext:value-type="string">
            <text:p>Íquira</text:p>
          </table:table-cell>
          <table:table-cell table:style-name="ce5" office:value-type="float" office:value="9248" calcext:value-type="float">
            <text:p>9.248</text:p>
          </table:table-cell>
          <table:table-cell table:style-name="ce5" office:value-type="float" office:value="9291" calcext:value-type="float">
            <text:p>9.291</text:p>
          </table:table-cell>
          <table:table-cell table:style-name="ce5" office:value-type="float" office:value="9345" calcext:value-type="float">
            <text:p>9.34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Huila</text:p>
          </table:table-cell>
          <table:table-cell table:style-name="ce3" office:value-type="string" calcext:value-type="string">
            <text:p>Isnos</text:p>
          </table:table-cell>
          <table:table-cell table:style-name="ce5" office:value-type="float" office:value="25186" calcext:value-type="float">
            <text:p>25.186</text:p>
          </table:table-cell>
          <table:table-cell table:style-name="ce5" office:value-type="float" office:value="25463" calcext:value-type="float">
            <text:p>25.463</text:p>
          </table:table-cell>
          <table:table-cell table:style-name="ce5" office:value-type="float" office:value="25719" calcext:value-type="float">
            <text:p>25.71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Huila</text:p>
          </table:table-cell>
          <table:table-cell table:style-name="ce3" office:value-type="string" calcext:value-type="string">
            <text:p>La Argentina</text:p>
          </table:table-cell>
          <table:table-cell table:style-name="ce5" office:value-type="float" office:value="12866" calcext:value-type="float">
            <text:p>12.866</text:p>
          </table:table-cell>
          <table:table-cell table:style-name="ce5" office:value-type="float" office:value="13021" calcext:value-type="float">
            <text:p>13.021</text:p>
          </table:table-cell>
          <table:table-cell table:style-name="ce5" office:value-type="float" office:value="13162" calcext:value-type="float">
            <text:p>13.16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Huila</text:p>
          </table:table-cell>
          <table:table-cell table:style-name="ce3" office:value-type="string" calcext:value-type="string">
            <text:p>La Plata</text:p>
          </table:table-cell>
          <table:table-cell table:style-name="ce5" office:value-type="float" office:value="61026" calcext:value-type="float">
            <text:p>61.026</text:p>
          </table:table-cell>
          <table:table-cell table:style-name="ce5" office:value-type="float" office:value="61735" calcext:value-type="float">
            <text:p>61.735</text:p>
          </table:table-cell>
          <table:table-cell table:style-name="ce5" office:value-type="float" office:value="62380" calcext:value-type="float">
            <text:p>62.38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Huila</text:p>
          </table:table-cell>
          <table:table-cell table:style-name="ce3" office:value-type="string" calcext:value-type="string">
            <text:p>Nátaga</text:p>
          </table:table-cell>
          <table:table-cell table:style-name="ce5" office:value-type="float" office:value="6469" calcext:value-type="float">
            <text:p>6.469</text:p>
          </table:table-cell>
          <table:table-cell table:style-name="ce5" office:value-type="float" office:value="6520" calcext:value-type="float">
            <text:p>6.520</text:p>
          </table:table-cell>
          <table:table-cell table:style-name="ce5" office:value-type="float" office:value="6573" calcext:value-type="float">
            <text:p>6.57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Huila</text:p>
          </table:table-cell>
          <table:table-cell table:style-name="ce3" office:value-type="string" calcext:value-type="string">
            <text:p>Oporapa</text:p>
          </table:table-cell>
          <table:table-cell table:style-name="ce5" office:value-type="float" office:value="11629" calcext:value-type="float">
            <text:p>11.629</text:p>
          </table:table-cell>
          <table:table-cell table:style-name="ce5" office:value-type="float" office:value="11779" calcext:value-type="float">
            <text:p>11.779</text:p>
          </table:table-cell>
          <table:table-cell table:style-name="ce5" office:value-type="float" office:value="11920" calcext:value-type="float">
            <text:p>11.92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Huila</text:p>
          </table:table-cell>
          <table:table-cell table:style-name="ce3" office:value-type="string" calcext:value-type="string">
            <text:p>Paicol</text:p>
          </table:table-cell>
          <table:table-cell table:style-name="ce5" office:value-type="float" office:value="6583" calcext:value-type="float">
            <text:p>6.583</text:p>
          </table:table-cell>
          <table:table-cell table:style-name="ce5" office:value-type="float" office:value="6655" calcext:value-type="float">
            <text:p>6.655</text:p>
          </table:table-cell>
          <table:table-cell table:style-name="ce5" office:value-type="float" office:value="6722" calcext:value-type="float">
            <text:p>6.72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Huila</text:p>
          </table:table-cell>
          <table:table-cell table:style-name="ce3" office:value-type="string" calcext:value-type="string">
            <text:p>Palermo</text:p>
          </table:table-cell>
          <table:table-cell table:style-name="ce5" office:value-type="float" office:value="26279" calcext:value-type="float">
            <text:p>26.279</text:p>
          </table:table-cell>
          <table:table-cell table:style-name="ce5" office:value-type="float" office:value="26590" calcext:value-type="float">
            <text:p>26.590</text:p>
          </table:table-cell>
          <table:table-cell table:style-name="ce5" office:value-type="float" office:value="26881" calcext:value-type="float">
            <text:p>26.88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Huila</text:p>
          </table:table-cell>
          <table:table-cell table:style-name="ce3" office:value-type="string" calcext:value-type="string">
            <text:p>Palestina</text:p>
          </table:table-cell>
          <table:table-cell table:style-name="ce5" office:value-type="float" office:value="11159" calcext:value-type="float">
            <text:p>11.159</text:p>
          </table:table-cell>
          <table:table-cell table:style-name="ce5" office:value-type="float" office:value="11282" calcext:value-type="float">
            <text:p>11.282</text:p>
          </table:table-cell>
          <table:table-cell table:style-name="ce5" office:value-type="float" office:value="11395" calcext:value-type="float">
            <text:p>11.39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Huila</text:p>
          </table:table-cell>
          <table:table-cell table:style-name="ce3" office:value-type="string" calcext:value-type="string">
            <text:p>Pital</text:p>
          </table:table-cell>
          <table:table-cell table:style-name="ce5" office:value-type="float" office:value="13787" calcext:value-type="float">
            <text:p>13.787</text:p>
          </table:table-cell>
          <table:table-cell table:style-name="ce5" office:value-type="float" office:value="13851" calcext:value-type="float">
            <text:p>13.851</text:p>
          </table:table-cell>
          <table:table-cell table:style-name="ce5" office:value-type="float" office:value="13927" calcext:value-type="float">
            <text:p>13.92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Huila</text:p>
          </table:table-cell>
          <table:table-cell table:style-name="ce3" office:value-type="string" calcext:value-type="string">
            <text:p>Pitalito</text:p>
          </table:table-cell>
          <table:table-cell table:style-name="ce5" office:value-type="float" office:value="124359" calcext:value-type="float">
            <text:p>124.359</text:p>
          </table:table-cell>
          <table:table-cell table:style-name="ce5" office:value-type="float" office:value="126682" calcext:value-type="float">
            <text:p>126.682</text:p>
          </table:table-cell>
          <table:table-cell table:style-name="ce5" office:value-type="float" office:value="128630" calcext:value-type="float">
            <text:p>128.63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Huila</text:p>
          </table:table-cell>
          <table:table-cell table:style-name="ce3" office:value-type="string" calcext:value-type="string">
            <text:p>Rivera</text:p>
          </table:table-cell>
          <table:table-cell table:style-name="ce5" office:value-type="float" office:value="24312" calcext:value-type="float">
            <text:p>24.312</text:p>
          </table:table-cell>
          <table:table-cell table:style-name="ce5" office:value-type="float" office:value="24757" calcext:value-type="float">
            <text:p>24.757</text:p>
          </table:table-cell>
          <table:table-cell table:style-name="ce5" office:value-type="float" office:value="25131" calcext:value-type="float">
            <text:p>25.13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Huila</text:p>
          </table:table-cell>
          <table:table-cell table:style-name="ce3" office:value-type="string" calcext:value-type="string">
            <text:p>Saladoblanco</text:p>
          </table:table-cell>
          <table:table-cell table:style-name="ce5" office:value-type="float" office:value="10444" calcext:value-type="float">
            <text:p>10.444</text:p>
          </table:table-cell>
          <table:table-cell table:style-name="ce5" office:value-type="float" office:value="10502" calcext:value-type="float">
            <text:p>10.502</text:p>
          </table:table-cell>
          <table:table-cell table:style-name="ce5" office:value-type="float" office:value="10567" calcext:value-type="float">
            <text:p>10.56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Huila</text:p>
          </table:table-cell>
          <table:table-cell table:style-name="ce3" office:value-type="string" calcext:value-type="string">
            <text:p>San Agustín</text:p>
          </table:table-cell>
          <table:table-cell table:style-name="ce5" office:value-type="float" office:value="33028" calcext:value-type="float">
            <text:p>33.028</text:p>
          </table:table-cell>
          <table:table-cell table:style-name="ce5" office:value-type="float" office:value="33391" calcext:value-type="float">
            <text:p>33.391</text:p>
          </table:table-cell>
          <table:table-cell table:style-name="ce5" office:value-type="float" office:value="33727" calcext:value-type="float">
            <text:p>33.72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Huila</text:p>
          </table:table-cell>
          <table:table-cell table:style-name="ce3" office:value-type="string" calcext:value-type="string">
            <text:p>Santa María</text:p>
          </table:table-cell>
          <table:table-cell table:style-name="ce5" office:value-type="float" office:value="10405" calcext:value-type="float">
            <text:p>10.405</text:p>
          </table:table-cell>
          <table:table-cell table:style-name="ce5" office:value-type="float" office:value="10422" calcext:value-type="float">
            <text:p>10.422</text:p>
          </table:table-cell>
          <table:table-cell table:style-name="ce5" office:value-type="float" office:value="10462" calcext:value-type="float">
            <text:p>10.46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Huila</text:p>
          </table:table-cell>
          <table:table-cell table:style-name="ce3" office:value-type="string" calcext:value-type="string">
            <text:p>Suaza</text:p>
          </table:table-cell>
          <table:table-cell table:style-name="ce5" office:value-type="float" office:value="21853" calcext:value-type="float">
            <text:p>21.853</text:p>
          </table:table-cell>
          <table:table-cell table:style-name="ce5" office:value-type="float" office:value="22342" calcext:value-type="float">
            <text:p>22.342</text:p>
          </table:table-cell>
          <table:table-cell table:style-name="ce5" office:value-type="float" office:value="22729" calcext:value-type="float">
            <text:p>22.72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Huila</text:p>
          </table:table-cell>
          <table:table-cell table:style-name="ce3" office:value-type="string" calcext:value-type="string">
            <text:p>Tarqui</text:p>
          </table:table-cell>
          <table:table-cell table:style-name="ce5" office:value-type="float" office:value="17440" calcext:value-type="float">
            <text:p>17.440</text:p>
          </table:table-cell>
          <table:table-cell table:style-name="ce5" office:value-type="float" office:value="17587" calcext:value-type="float">
            <text:p>17.587</text:p>
          </table:table-cell>
          <table:table-cell table:style-name="ce5" office:value-type="float" office:value="17729" calcext:value-type="float">
            <text:p>17.72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Huila</text:p>
          </table:table-cell>
          <table:table-cell table:style-name="ce3" office:value-type="string" calcext:value-type="string">
            <text:p>Tesalia</text:p>
          </table:table-cell>
          <table:table-cell table:style-name="ce5" office:value-type="float" office:value="10697" calcext:value-type="float">
            <text:p>10.697</text:p>
          </table:table-cell>
          <table:table-cell table:style-name="ce5" office:value-type="float" office:value="10815" calcext:value-type="float">
            <text:p>10.815</text:p>
          </table:table-cell>
          <table:table-cell table:style-name="ce5" office:value-type="float" office:value="10923" calcext:value-type="float">
            <text:p>10.92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Huila</text:p>
          </table:table-cell>
          <table:table-cell table:style-name="ce3" office:value-type="string" calcext:value-type="string">
            <text:p>Tello</text:p>
          </table:table-cell>
          <table:table-cell table:style-name="ce5" office:value-type="float" office:value="11800" calcext:value-type="float">
            <text:p>11.800</text:p>
          </table:table-cell>
          <table:table-cell table:style-name="ce5" office:value-type="float" office:value="11775" calcext:value-type="float">
            <text:p>11.775</text:p>
          </table:table-cell>
          <table:table-cell table:style-name="ce5" office:value-type="float" office:value="11800" calcext:value-type="float">
            <text:p>11.80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Huila</text:p>
          </table:table-cell>
          <table:table-cell table:style-name="ce3" office:value-type="string" calcext:value-type="string">
            <text:p>Teruel</text:p>
          </table:table-cell>
          <table:table-cell table:style-name="ce5" office:value-type="float" office:value="8052" calcext:value-type="float">
            <text:p>8.052</text:p>
          </table:table-cell>
          <table:table-cell table:style-name="ce5" office:value-type="float" office:value="8064" calcext:value-type="float">
            <text:p>8.064</text:p>
          </table:table-cell>
          <table:table-cell table:style-name="ce5" office:value-type="float" office:value="8094" calcext:value-type="float">
            <text:p>8.09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Huila</text:p>
          </table:table-cell>
          <table:table-cell table:style-name="ce3" office:value-type="string" calcext:value-type="string">
            <text:p>Timaná</text:p>
          </table:table-cell>
          <table:table-cell table:style-name="ce5" office:value-type="float" office:value="21799" calcext:value-type="float">
            <text:p>21.799</text:p>
          </table:table-cell>
          <table:table-cell table:style-name="ce5" office:value-type="float" office:value="21921" calcext:value-type="float">
            <text:p>21.921</text:p>
          </table:table-cell>
          <table:table-cell table:style-name="ce5" office:value-type="float" office:value="22070" calcext:value-type="float">
            <text:p>22.07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Huila</text:p>
          </table:table-cell>
          <table:table-cell table:style-name="ce3" office:value-type="string" calcext:value-type="string">
            <text:p>Villavieja</text:p>
          </table:table-cell>
          <table:table-cell table:style-name="ce5" office:value-type="float" office:value="7288" calcext:value-type="float">
            <text:p>7.288</text:p>
          </table:table-cell>
          <table:table-cell table:style-name="ce5" office:value-type="float" office:value="7247" calcext:value-type="float">
            <text:p>7.247</text:p>
          </table:table-cell>
          <table:table-cell table:style-name="ce5" office:value-type="float" office:value="7240" calcext:value-type="float">
            <text:p>7.24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Huila</text:p>
          </table:table-cell>
          <table:table-cell table:style-name="ce3" office:value-type="string" calcext:value-type="string">
            <text:p>Yaguará</text:p>
          </table:table-cell>
          <table:table-cell table:style-name="ce5" office:value-type="float" office:value="7730" calcext:value-type="float">
            <text:p>7.730</text:p>
          </table:table-cell>
          <table:table-cell table:style-name="ce5" office:value-type="float" office:value="7774" calcext:value-type="float">
            <text:p>7.774</text:p>
          </table:table-cell>
          <table:table-cell table:style-name="ce5" office:value-type="float" office:value="7824" calcext:value-type="float">
            <text:p>7.82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La Guajira</text:p>
          </table:table-cell>
          <table:table-cell table:style-name="ce3" office:value-type="string" calcext:value-type="string">
            <text:p>Riohacha</text:p>
          </table:table-cell>
          <table:table-cell table:style-name="ce5" office:value-type="float" office:value="188014" calcext:value-type="float">
            <text:p>188.014</text:p>
          </table:table-cell>
          <table:table-cell table:style-name="ce5" office:value-type="float" office:value="195747" calcext:value-type="float">
            <text:p>195.747</text:p>
          </table:table-cell>
          <table:table-cell table:style-name="ce5" office:value-type="float" office:value="201839" calcext:value-type="float">
            <text:p>201.83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La Guajira</text:p>
          </table:table-cell>
          <table:table-cell table:style-name="ce3" office:value-type="string" calcext:value-type="string">
            <text:p>Albania</text:p>
          </table:table-cell>
          <table:table-cell table:style-name="ce5" office:value-type="float" office:value="29148" calcext:value-type="float">
            <text:p>29.148</text:p>
          </table:table-cell>
          <table:table-cell table:style-name="ce5" office:value-type="float" office:value="30848" calcext:value-type="float">
            <text:p>30.848</text:p>
          </table:table-cell>
          <table:table-cell table:style-name="ce5" office:value-type="float" office:value="32265" calcext:value-type="float">
            <text:p>32.26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La Guajira</text:p>
          </table:table-cell>
          <table:table-cell table:style-name="ce3" office:value-type="string" calcext:value-type="string">
            <text:p>Barrancas</text:p>
          </table:table-cell>
          <table:table-cell table:style-name="ce5" office:value-type="float" office:value="35743" calcext:value-type="float">
            <text:p>35.743</text:p>
          </table:table-cell>
          <table:table-cell table:style-name="ce5" office:value-type="float" office:value="37170" calcext:value-type="float">
            <text:p>37.170</text:p>
          </table:table-cell>
          <table:table-cell table:style-name="ce5" office:value-type="float" office:value="38348" calcext:value-type="float">
            <text:p>38.34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La Guajira</text:p>
          </table:table-cell>
          <table:table-cell table:style-name="ce3" office:value-type="string" calcext:value-type="string">
            <text:p>Dibulla</text:p>
          </table:table-cell>
          <table:table-cell table:style-name="ce5" office:value-type="float" office:value="37740" calcext:value-type="float">
            <text:p>37.740</text:p>
          </table:table-cell>
          <table:table-cell table:style-name="ce5" office:value-type="float" office:value="40051" calcext:value-type="float">
            <text:p>40.051</text:p>
          </table:table-cell>
          <table:table-cell table:style-name="ce5" office:value-type="float" office:value="42060" calcext:value-type="float">
            <text:p>42.06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La Guajira</text:p>
          </table:table-cell>
          <table:table-cell table:style-name="ce3" office:value-type="string" calcext:value-type="string">
            <text:p>Distracción</text:p>
          </table:table-cell>
          <table:table-cell table:style-name="ce5" office:value-type="float" office:value="13016" calcext:value-type="float">
            <text:p>13.016</text:p>
          </table:table-cell>
          <table:table-cell table:style-name="ce5" office:value-type="float" office:value="13706" calcext:value-type="float">
            <text:p>13.706</text:p>
          </table:table-cell>
          <table:table-cell table:style-name="ce5" office:value-type="float" office:value="14248" calcext:value-type="float">
            <text:p>14.24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La Guajira</text:p>
          </table:table-cell>
          <table:table-cell table:style-name="ce3" office:value-type="string" calcext:value-type="string">
            <text:p>El Molino</text:p>
          </table:table-cell>
          <table:table-cell table:style-name="ce5" office:value-type="float" office:value="7185" calcext:value-type="float">
            <text:p>7.185</text:p>
          </table:table-cell>
          <table:table-cell table:style-name="ce5" office:value-type="float" office:value="7574" calcext:value-type="float">
            <text:p>7.574</text:p>
          </table:table-cell>
          <table:table-cell table:style-name="ce5" office:value-type="float" office:value="7879" calcext:value-type="float">
            <text:p>7.87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La Guajira</text:p>
          </table:table-cell>
          <table:table-cell table:style-name="ce3" office:value-type="string" calcext:value-type="string">
            <text:p>Fonseca</text:p>
          </table:table-cell>
          <table:table-cell table:style-name="ce5" office:value-type="float" office:value="42772" calcext:value-type="float">
            <text:p>42.772</text:p>
          </table:table-cell>
          <table:table-cell table:style-name="ce5" office:value-type="float" office:value="43728" calcext:value-type="float">
            <text:p>43.728</text:p>
          </table:table-cell>
          <table:table-cell table:style-name="ce5" office:value-type="float" office:value="44544" calcext:value-type="float">
            <text:p>44.54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La Guajira</text:p>
          </table:table-cell>
          <table:table-cell table:style-name="ce3" office:value-type="string" calcext:value-type="string">
            <text:p>Hatonuevo</text:p>
          </table:table-cell>
          <table:table-cell table:style-name="ce5" office:value-type="float" office:value="20044" calcext:value-type="float">
            <text:p>20.044</text:p>
          </table:table-cell>
          <table:table-cell table:style-name="ce5" office:value-type="float" office:value="21151" calcext:value-type="float">
            <text:p>21.151</text:p>
          </table:table-cell>
          <table:table-cell table:style-name="ce5" office:value-type="float" office:value="22033" calcext:value-type="float">
            <text:p>22.03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La Guajira</text:p>
          </table:table-cell>
          <table:table-cell table:style-name="ce3" office:value-type="string" calcext:value-type="string">
            <text:p>La Jagua del Pilar</text:p>
          </table:table-cell>
          <table:table-cell table:style-name="ce5" office:value-type="float" office:value="3498" calcext:value-type="float">
            <text:p>3.498</text:p>
          </table:table-cell>
          <table:table-cell table:style-name="ce5" office:value-type="float" office:value="3686" calcext:value-type="float">
            <text:p>3.686</text:p>
          </table:table-cell>
          <table:table-cell table:style-name="ce5" office:value-type="float" office:value="3834" calcext:value-type="float">
            <text:p>3.83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La Guajira</text:p>
          </table:table-cell>
          <table:table-cell table:style-name="ce3" office:value-type="string" calcext:value-type="string">
            <text:p>Maicao</text:p>
          </table:table-cell>
          <table:table-cell table:style-name="ce5" office:value-type="float" office:value="170582" calcext:value-type="float">
            <text:p>170.582</text:p>
          </table:table-cell>
          <table:table-cell table:style-name="ce5" office:value-type="float" office:value="178832" calcext:value-type="float">
            <text:p>178.832</text:p>
          </table:table-cell>
          <table:table-cell table:style-name="ce5" office:value-type="float" office:value="185072" calcext:value-type="float">
            <text:p>185.07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La Guajira</text:p>
          </table:table-cell>
          <table:table-cell table:style-name="ce3" office:value-type="string" calcext:value-type="string">
            <text:p>Manaure</text:p>
          </table:table-cell>
          <table:table-cell table:style-name="ce5" office:value-type="float" office:value="83072" calcext:value-type="float">
            <text:p>83.072</text:p>
          </table:table-cell>
          <table:table-cell table:style-name="ce5" office:value-type="float" office:value="88881" calcext:value-type="float">
            <text:p>88.881</text:p>
          </table:table-cell>
          <table:table-cell table:style-name="ce5" office:value-type="float" office:value="93431" calcext:value-type="float">
            <text:p>93.43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La Guajira</text:p>
          </table:table-cell>
          <table:table-cell table:style-name="ce3" office:value-type="string" calcext:value-type="string">
            <text:p>San Juan del Cesar</text:p>
          </table:table-cell>
          <table:table-cell table:style-name="ce5" office:value-type="float" office:value="46953" calcext:value-type="float">
            <text:p>46.953</text:p>
          </table:table-cell>
          <table:table-cell table:style-name="ce5" office:value-type="float" office:value="48387" calcext:value-type="float">
            <text:p>48.387</text:p>
          </table:table-cell>
          <table:table-cell table:style-name="ce5" office:value-type="float" office:value="49584" calcext:value-type="float">
            <text:p>49.58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La Guajira</text:p>
          </table:table-cell>
          <table:table-cell table:style-name="ce3" office:value-type="string" calcext:value-type="string">
            <text:p>Uribia</text:p>
          </table:table-cell>
          <table:table-cell table:style-name="ce5" office:value-type="float" office:value="163462" calcext:value-type="float">
            <text:p>163.462</text:p>
          </table:table-cell>
          <table:table-cell table:style-name="ce5" office:value-type="float" office:value="177815" calcext:value-type="float">
            <text:p>177.815</text:p>
          </table:table-cell>
          <table:table-cell table:style-name="ce5" office:value-type="float" office:value="190084" calcext:value-type="float">
            <text:p>190.08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La Guajira</text:p>
          </table:table-cell>
          <table:table-cell table:style-name="ce3" office:value-type="string" calcext:value-type="string">
            <text:p>Urumita</text:p>
          </table:table-cell>
          <table:table-cell table:style-name="ce5" office:value-type="float" office:value="10985" calcext:value-type="float">
            <text:p>10.985</text:p>
          </table:table-cell>
          <table:table-cell table:style-name="ce5" office:value-type="float" office:value="11114" calcext:value-type="float">
            <text:p>11.114</text:p>
          </table:table-cell>
          <table:table-cell table:style-name="ce5" office:value-type="float" office:value="11261" calcext:value-type="float">
            <text:p>11.26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La Guajira</text:p>
          </table:table-cell>
          <table:table-cell table:style-name="ce3" office:value-type="string" calcext:value-type="string">
            <text:p>Villanueva</text:p>
          </table:table-cell>
          <table:table-cell table:style-name="ce5" office:value-type="float" office:value="28346" calcext:value-type="float">
            <text:p>28.346</text:p>
          </table:table-cell>
          <table:table-cell table:style-name="ce5" office:value-type="float" office:value="28816" calcext:value-type="float">
            <text:p>28.816</text:p>
          </table:table-cell>
          <table:table-cell table:style-name="ce5" office:value-type="float" office:value="29236" calcext:value-type="float">
            <text:p>29.23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agdalena</text:p>
          </table:table-cell>
          <table:table-cell table:style-name="ce3" office:value-type="string" calcext:value-type="string">
            <text:p>Santa Marta</text:p>
          </table:table-cell>
          <table:table-cell table:style-name="ce5" office:value-type="float" office:value="499192" calcext:value-type="float">
            <text:p>499.192</text:p>
          </table:table-cell>
          <table:table-cell table:style-name="ce5" office:value-type="float" office:value="521239" calcext:value-type="float">
            <text:p>521.239</text:p>
          </table:table-cell>
          <table:table-cell table:style-name="ce5" office:value-type="float" office:value="538612" calcext:value-type="float">
            <text:p>538.61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agdalena</text:p>
          </table:table-cell>
          <table:table-cell table:style-name="ce3" office:value-type="string" calcext:value-type="string">
            <text:p>Algarrobo</text:p>
          </table:table-cell>
          <table:table-cell table:style-name="ce5" office:value-type="float" office:value="15511" calcext:value-type="float">
            <text:p>15.511</text:p>
          </table:table-cell>
          <table:table-cell table:style-name="ce5" office:value-type="float" office:value="16194" calcext:value-type="float">
            <text:p>16.194</text:p>
          </table:table-cell>
          <table:table-cell table:style-name="ce5" office:value-type="float" office:value="16785" calcext:value-type="float">
            <text:p>16.78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agdalena</text:p>
          </table:table-cell>
          <table:table-cell table:style-name="ce3" office:value-type="string" calcext:value-type="string">
            <text:p>Aracataca</text:p>
          </table:table-cell>
          <table:table-cell table:style-name="ce5" office:value-type="float" office:value="39857" calcext:value-type="float">
            <text:p>39.857</text:p>
          </table:table-cell>
          <table:table-cell table:style-name="ce5" office:value-type="float" office:value="40726" calcext:value-type="float">
            <text:p>40.726</text:p>
          </table:table-cell>
          <table:table-cell table:style-name="ce5" office:value-type="float" office:value="41492" calcext:value-type="float">
            <text:p>41.49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agdalena</text:p>
          </table:table-cell>
          <table:table-cell table:style-name="ce3" office:value-type="string" calcext:value-type="string">
            <text:p>Ariguaní</text:p>
          </table:table-cell>
          <table:table-cell table:style-name="ce5" office:value-type="float" office:value="30218" calcext:value-type="float">
            <text:p>30.218</text:p>
          </table:table-cell>
          <table:table-cell table:style-name="ce5" office:value-type="float" office:value="31077" calcext:value-type="float">
            <text:p>31.077</text:p>
          </table:table-cell>
          <table:table-cell table:style-name="ce5" office:value-type="float" office:value="31794" calcext:value-type="float">
            <text:p>31.79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agdalena</text:p>
          </table:table-cell>
          <table:table-cell table:style-name="ce3" office:value-type="string" calcext:value-type="string">
            <text:p>Cerro de San Antonio</text:p>
          </table:table-cell>
          <table:table-cell table:style-name="ce5" office:value-type="float" office:value="9890" calcext:value-type="float">
            <text:p>9.890</text:p>
          </table:table-cell>
          <table:table-cell table:style-name="ce5" office:value-type="float" office:value="9885" calcext:value-type="float">
            <text:p>9.885</text:p>
          </table:table-cell>
          <table:table-cell table:style-name="ce5" office:value-type="float" office:value="9941" calcext:value-type="float">
            <text:p>9.94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agdalena</text:p>
          </table:table-cell>
          <table:table-cell table:style-name="ce3" office:value-type="string" calcext:value-type="string">
            <text:p>Chivolo</text:p>
          </table:table-cell>
          <table:table-cell table:style-name="ce5" office:value-type="float" office:value="21862" calcext:value-type="float">
            <text:p>21.862</text:p>
          </table:table-cell>
          <table:table-cell table:style-name="ce5" office:value-type="float" office:value="22715" calcext:value-type="float">
            <text:p>22.715</text:p>
          </table:table-cell>
          <table:table-cell table:style-name="ce5" office:value-type="float" office:value="23388" calcext:value-type="float">
            <text:p>23.38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agdalena</text:p>
          </table:table-cell>
          <table:table-cell table:style-name="ce3" office:value-type="string" calcext:value-type="string">
            <text:p>Ciénaga</text:p>
          </table:table-cell>
          <table:table-cell table:style-name="ce5" office:value-type="float" office:value="120071" calcext:value-type="float">
            <text:p>120.071</text:p>
          </table:table-cell>
          <table:table-cell table:style-name="ce5" office:value-type="float" office:value="122285" calcext:value-type="float">
            <text:p>122.285</text:p>
          </table:table-cell>
          <table:table-cell table:style-name="ce5" office:value-type="float" office:value="124339" calcext:value-type="float">
            <text:p>124.33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agdalena</text:p>
          </table:table-cell>
          <table:table-cell table:style-name="ce3" office:value-type="string" calcext:value-type="string">
            <text:p>Concordia</text:p>
          </table:table-cell>
          <table:table-cell table:style-name="ce5" office:value-type="float" office:value="10505" calcext:value-type="float">
            <text:p>10.505</text:p>
          </table:table-cell>
          <table:table-cell table:style-name="ce5" office:value-type="float" office:value="10908" calcext:value-type="float">
            <text:p>10.908</text:p>
          </table:table-cell>
          <table:table-cell table:style-name="ce5" office:value-type="float" office:value="11227" calcext:value-type="float">
            <text:p>11.22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agdalena</text:p>
          </table:table-cell>
          <table:table-cell table:style-name="ce3" office:value-type="string" calcext:value-type="string">
            <text:p>El Banco</text:p>
          </table:table-cell>
          <table:table-cell table:style-name="ce5" office:value-type="float" office:value="65457" calcext:value-type="float">
            <text:p>65.457</text:p>
          </table:table-cell>
          <table:table-cell table:style-name="ce5" office:value-type="float" office:value="67811" calcext:value-type="float">
            <text:p>67.811</text:p>
          </table:table-cell>
          <table:table-cell table:style-name="ce5" office:value-type="float" office:value="69701" calcext:value-type="float">
            <text:p>69.70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agdalena</text:p>
          </table:table-cell>
          <table:table-cell table:style-name="ce3" office:value-type="string" calcext:value-type="string">
            <text:p>El Piñón</text:p>
          </table:table-cell>
          <table:table-cell table:style-name="ce5" office:value-type="float" office:value="22530" calcext:value-type="float">
            <text:p>22.530</text:p>
          </table:table-cell>
          <table:table-cell table:style-name="ce5" office:value-type="float" office:value="23400" calcext:value-type="float">
            <text:p>23.400</text:p>
          </table:table-cell>
          <table:table-cell table:style-name="ce5" office:value-type="float" office:value="24083" calcext:value-type="float">
            <text:p>24.08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agdalena</text:p>
          </table:table-cell>
          <table:table-cell table:style-name="ce3" office:value-type="string" calcext:value-type="string">
            <text:p>El Retén</text:p>
          </table:table-cell>
          <table:table-cell table:style-name="ce5" office:value-type="float" office:value="19697" calcext:value-type="float">
            <text:p>19.697</text:p>
          </table:table-cell>
          <table:table-cell table:style-name="ce5" office:value-type="float" office:value="20455" calcext:value-type="float">
            <text:p>20.455</text:p>
          </table:table-cell>
          <table:table-cell table:style-name="ce5" office:value-type="float" office:value="21052" calcext:value-type="float">
            <text:p>21.05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agdalena</text:p>
          </table:table-cell>
          <table:table-cell table:style-name="ce3" office:value-type="string" calcext:value-type="string">
            <text:p>Fundación</text:p>
          </table:table-cell>
          <table:table-cell table:style-name="ce5" office:value-type="float" office:value="66433" calcext:value-type="float">
            <text:p>66.433</text:p>
          </table:table-cell>
          <table:table-cell table:style-name="ce5" office:value-type="float" office:value="68681" calcext:value-type="float">
            <text:p>68.681</text:p>
          </table:table-cell>
          <table:table-cell table:style-name="ce5" office:value-type="float" office:value="70491" calcext:value-type="float">
            <text:p>70.49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agdalena</text:p>
          </table:table-cell>
          <table:table-cell table:style-name="ce3" office:value-type="string" calcext:value-type="string">
            <text:p>Guamal</text:p>
          </table:table-cell>
          <table:table-cell table:style-name="ce5" office:value-type="float" office:value="26620" calcext:value-type="float">
            <text:p>26.620</text:p>
          </table:table-cell>
          <table:table-cell table:style-name="ce5" office:value-type="float" office:value="27345" calcext:value-type="float">
            <text:p>27.345</text:p>
          </table:table-cell>
          <table:table-cell table:style-name="ce5" office:value-type="float" office:value="27918" calcext:value-type="float">
            <text:p>27.91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agdalena</text:p>
          </table:table-cell>
          <table:table-cell table:style-name="ce3" office:value-type="string" calcext:value-type="string">
            <text:p>Nueva Granada</text:p>
          </table:table-cell>
          <table:table-cell table:style-name="ce5" office:value-type="float" office:value="19663" calcext:value-type="float">
            <text:p>19.663</text:p>
          </table:table-cell>
          <table:table-cell table:style-name="ce5" office:value-type="float" office:value="20485" calcext:value-type="float">
            <text:p>20.485</text:p>
          </table:table-cell>
          <table:table-cell table:style-name="ce5" office:value-type="float" office:value="21166" calcext:value-type="float">
            <text:p>21.16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agdalena</text:p>
          </table:table-cell>
          <table:table-cell table:style-name="ce3" office:value-type="string" calcext:value-type="string">
            <text:p>Pedraza</text:p>
          </table:table-cell>
          <table:table-cell table:style-name="ce5" office:value-type="float" office:value="9196" calcext:value-type="float">
            <text:p>9.196</text:p>
          </table:table-cell>
          <table:table-cell table:style-name="ce5" office:value-type="float" office:value="9225" calcext:value-type="float">
            <text:p>9.225</text:p>
          </table:table-cell>
          <table:table-cell table:style-name="ce5" office:value-type="float" office:value="9290" calcext:value-type="float">
            <text:p>9.29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agdalena</text:p>
          </table:table-cell>
          <table:table-cell table:style-name="ce3" office:value-type="string" calcext:value-type="string">
            <text:p>Pijiño del Carmen</text:p>
          </table:table-cell>
          <table:table-cell table:style-name="ce5" office:value-type="float" office:value="12093" calcext:value-type="float">
            <text:p>12.093</text:p>
          </table:table-cell>
          <table:table-cell table:style-name="ce5" office:value-type="float" office:value="12548" calcext:value-type="float">
            <text:p>12.548</text:p>
          </table:table-cell>
          <table:table-cell table:style-name="ce5" office:value-type="float" office:value="12908" calcext:value-type="float">
            <text:p>12.90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agdalena</text:p>
          </table:table-cell>
          <table:table-cell table:style-name="ce3" office:value-type="string" calcext:value-type="string">
            <text:p>Pivijay</text:p>
          </table:table-cell>
          <table:table-cell table:style-name="ce5" office:value-type="float" office:value="37341" calcext:value-type="float">
            <text:p>37.341</text:p>
          </table:table-cell>
          <table:table-cell table:style-name="ce5" office:value-type="float" office:value="38203" calcext:value-type="float">
            <text:p>38.203</text:p>
          </table:table-cell>
          <table:table-cell table:style-name="ce5" office:value-type="float" office:value="38973" calcext:value-type="float">
            <text:p>38.97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agdalena</text:p>
          </table:table-cell>
          <table:table-cell table:style-name="ce3" office:value-type="string" calcext:value-type="string">
            <text:p>Plato</text:p>
          </table:table-cell>
          <table:table-cell table:style-name="ce5" office:value-type="float" office:value="61766" calcext:value-type="float">
            <text:p>61.766</text:p>
          </table:table-cell>
          <table:table-cell table:style-name="ce5" office:value-type="float" office:value="63026" calcext:value-type="float">
            <text:p>63.026</text:p>
          </table:table-cell>
          <table:table-cell table:style-name="ce5" office:value-type="float" office:value="64017" calcext:value-type="float">
            <text:p>64.01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agdalena</text:p>
          </table:table-cell>
          <table:table-cell table:style-name="ce3" office:value-type="string" calcext:value-type="string">
            <text:p>Puebloviejo</text:p>
          </table:table-cell>
          <table:table-cell table:style-name="ce5" office:value-type="float" office:value="29824" calcext:value-type="float">
            <text:p>29.824</text:p>
          </table:table-cell>
          <table:table-cell table:style-name="ce5" office:value-type="float" office:value="31151" calcext:value-type="float">
            <text:p>31.151</text:p>
          </table:table-cell>
          <table:table-cell table:style-name="ce5" office:value-type="float" office:value="32188" calcext:value-type="float">
            <text:p>32.18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agdalena</text:p>
          </table:table-cell>
          <table:table-cell table:style-name="ce3" office:value-type="string" calcext:value-type="string">
            <text:p>Remolino</text:p>
          </table:table-cell>
          <table:table-cell table:style-name="ce5" office:value-type="float" office:value="11445" calcext:value-type="float">
            <text:p>11.445</text:p>
          </table:table-cell>
          <table:table-cell table:style-name="ce5" office:value-type="float" office:value="11702" calcext:value-type="float">
            <text:p>11.702</text:p>
          </table:table-cell>
          <table:table-cell table:style-name="ce5" office:value-type="float" office:value="11929" calcext:value-type="float">
            <text:p>11.92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agdalena</text:p>
          </table:table-cell>
          <table:table-cell table:style-name="ce3" office:value-type="string" calcext:value-type="string">
            <text:p>Sabanas de San Ángel</text:p>
          </table:table-cell>
          <table:table-cell table:style-name="ce5" office:value-type="float" office:value="15644" calcext:value-type="float">
            <text:p>15.644</text:p>
          </table:table-cell>
          <table:table-cell table:style-name="ce5" office:value-type="float" office:value="16247" calcext:value-type="float">
            <text:p>16.247</text:p>
          </table:table-cell>
          <table:table-cell table:style-name="ce5" office:value-type="float" office:value="16724" calcext:value-type="float">
            <text:p>16.72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agdalena</text:p>
          </table:table-cell>
          <table:table-cell table:style-name="ce3" office:value-type="string" calcext:value-type="string">
            <text:p>Salamina</text:p>
          </table:table-cell>
          <table:table-cell table:style-name="ce5" office:value-type="float" office:value="10733" calcext:value-type="float">
            <text:p>10.733</text:p>
          </table:table-cell>
          <table:table-cell table:style-name="ce5" office:value-type="float" office:value="11043" calcext:value-type="float">
            <text:p>11.043</text:p>
          </table:table-cell>
          <table:table-cell table:style-name="ce5" office:value-type="float" office:value="11295" calcext:value-type="float">
            <text:p>11.29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agdalena</text:p>
          </table:table-cell>
          <table:table-cell table:style-name="ce3" office:value-type="string" calcext:value-type="string">
            <text:p>San Sebastián de Buenavista</text:p>
          </table:table-cell>
          <table:table-cell table:style-name="ce5" office:value-type="float" office:value="19523" calcext:value-type="float">
            <text:p>19.523</text:p>
          </table:table-cell>
          <table:table-cell table:style-name="ce5" office:value-type="float" office:value="20171" calcext:value-type="float">
            <text:p>20.171</text:p>
          </table:table-cell>
          <table:table-cell table:style-name="ce5" office:value-type="float" office:value="20696" calcext:value-type="float">
            <text:p>20.69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agdalena</text:p>
          </table:table-cell>
          <table:table-cell table:style-name="ce3" office:value-type="string" calcext:value-type="string">
            <text:p>San Zenón</text:p>
          </table:table-cell>
          <table:table-cell table:style-name="ce5" office:value-type="float" office:value="11681" calcext:value-type="float">
            <text:p>11.681</text:p>
          </table:table-cell>
          <table:table-cell table:style-name="ce5" office:value-type="float" office:value="12104" calcext:value-type="float">
            <text:p>12.104</text:p>
          </table:table-cell>
          <table:table-cell table:style-name="ce5" office:value-type="float" office:value="12439" calcext:value-type="float">
            <text:p>12.43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agdalena</text:p>
          </table:table-cell>
          <table:table-cell table:style-name="ce3" office:value-type="string" calcext:value-type="string">
            <text:p>Santa Ana</text:p>
          </table:table-cell>
          <table:table-cell table:style-name="ce5" office:value-type="float" office:value="25438" calcext:value-type="float">
            <text:p>25.438</text:p>
          </table:table-cell>
          <table:table-cell table:style-name="ce5" office:value-type="float" office:value="25750" calcext:value-type="float">
            <text:p>25.750</text:p>
          </table:table-cell>
          <table:table-cell table:style-name="ce5" office:value-type="float" office:value="26075" calcext:value-type="float">
            <text:p>26.07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agdalena</text:p>
          </table:table-cell>
          <table:table-cell table:style-name="ce3" office:value-type="string" calcext:value-type="string">
            <text:p>Santa Bárbara de Pinto</text:p>
          </table:table-cell>
          <table:table-cell table:style-name="ce5" office:value-type="float" office:value="10575" calcext:value-type="float">
            <text:p>10.575</text:p>
          </table:table-cell>
          <table:table-cell table:style-name="ce5" office:value-type="float" office:value="10977" calcext:value-type="float">
            <text:p>10.977</text:p>
          </table:table-cell>
          <table:table-cell table:style-name="ce5" office:value-type="float" office:value="11295" calcext:value-type="float">
            <text:p>11.29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agdalena</text:p>
          </table:table-cell>
          <table:table-cell table:style-name="ce3" office:value-type="string" calcext:value-type="string">
            <text:p>Sitionuevo</text:p>
          </table:table-cell>
          <table:table-cell table:style-name="ce5" office:value-type="float" office:value="27128" calcext:value-type="float">
            <text:p>27.128</text:p>
          </table:table-cell>
          <table:table-cell table:style-name="ce5" office:value-type="float" office:value="28254" calcext:value-type="float">
            <text:p>28.254</text:p>
          </table:table-cell>
          <table:table-cell table:style-name="ce5" office:value-type="float" office:value="29159" calcext:value-type="float">
            <text:p>29.15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agdalena</text:p>
          </table:table-cell>
          <table:table-cell table:style-name="ce3" office:value-type="string" calcext:value-type="string">
            <text:p>Tenerife</text:p>
          </table:table-cell>
          <table:table-cell table:style-name="ce5" office:value-type="float" office:value="13236" calcext:value-type="float">
            <text:p>13.236</text:p>
          </table:table-cell>
          <table:table-cell table:style-name="ce5" office:value-type="float" office:value="13354" calcext:value-type="float">
            <text:p>13.354</text:p>
          </table:table-cell>
          <table:table-cell table:style-name="ce5" office:value-type="float" office:value="13503" calcext:value-type="float">
            <text:p>13.50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agdalena</text:p>
          </table:table-cell>
          <table:table-cell table:style-name="ce3" office:value-type="string" calcext:value-type="string">
            <text:p>Zapayán</text:p>
          </table:table-cell>
          <table:table-cell table:style-name="ce5" office:value-type="float" office:value="9895" calcext:value-type="float">
            <text:p>9.895</text:p>
          </table:table-cell>
          <table:table-cell table:style-name="ce5" office:value-type="float" office:value="10293" calcext:value-type="float">
            <text:p>10.293</text:p>
          </table:table-cell>
          <table:table-cell table:style-name="ce5" office:value-type="float" office:value="10613" calcext:value-type="float">
            <text:p>10.61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agdalena</text:p>
          </table:table-cell>
          <table:table-cell table:style-name="ce3" office:value-type="string" calcext:value-type="string">
            <text:p>Zona Bananera</text:p>
          </table:table-cell>
          <table:table-cell table:style-name="ce5" office:value-type="float" office:value="68722" calcext:value-type="float">
            <text:p>68.722</text:p>
          </table:table-cell>
          <table:table-cell table:style-name="ce5" office:value-type="float" office:value="71578" calcext:value-type="float">
            <text:p>71.578</text:p>
          </table:table-cell>
          <table:table-cell table:style-name="ce5" office:value-type="float" office:value="73933" calcext:value-type="float">
            <text:p>73.93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eta</text:p>
          </table:table-cell>
          <table:table-cell table:style-name="ce3" office:value-type="string" calcext:value-type="string">
            <text:p>Villavicencio</text:p>
          </table:table-cell>
          <table:table-cell table:style-name="ce5" office:value-type="float" office:value="531275" calcext:value-type="float">
            <text:p>531.275</text:p>
          </table:table-cell>
          <table:table-cell table:style-name="ce5" office:value-type="float" office:value="538824" calcext:value-type="float">
            <text:p>538.824</text:p>
          </table:table-cell>
          <table:table-cell table:style-name="ce5" office:value-type="float" office:value="545302" calcext:value-type="float">
            <text:p>545.30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eta</text:p>
          </table:table-cell>
          <table:table-cell table:style-name="ce3" office:value-type="string" calcext:value-type="string">
            <text:p>Acacías</text:p>
          </table:table-cell>
          <table:table-cell table:style-name="ce5" office:value-type="float" office:value="88023" calcext:value-type="float">
            <text:p>88.023</text:p>
          </table:table-cell>
          <table:table-cell table:style-name="ce5" office:value-type="float" office:value="90124" calcext:value-type="float">
            <text:p>90.124</text:p>
          </table:table-cell>
          <table:table-cell table:style-name="ce5" office:value-type="float" office:value="91829" calcext:value-type="float">
            <text:p>91.82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eta</text:p>
          </table:table-cell>
          <table:table-cell table:style-name="ce3" office:value-type="string" calcext:value-type="string">
            <text:p>Barranca de Upía</text:p>
          </table:table-cell>
          <table:table-cell table:style-name="ce5" office:value-type="float" office:value="6440" calcext:value-type="float">
            <text:p>6.440</text:p>
          </table:table-cell>
          <table:table-cell table:style-name="ce5" office:value-type="float" office:value="6513" calcext:value-type="float">
            <text:p>6.513</text:p>
          </table:table-cell>
          <table:table-cell table:style-name="ce5" office:value-type="float" office:value="6578" calcext:value-type="float">
            <text:p>6.57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eta</text:p>
          </table:table-cell>
          <table:table-cell table:style-name="ce3" office:value-type="string" calcext:value-type="string">
            <text:p>Cabuyaro</text:p>
          </table:table-cell>
          <table:table-cell table:style-name="ce5" office:value-type="float" office:value="6062" calcext:value-type="float">
            <text:p>6.062</text:p>
          </table:table-cell>
          <table:table-cell table:style-name="ce5" office:value-type="float" office:value="6130" calcext:value-type="float">
            <text:p>6.130</text:p>
          </table:table-cell>
          <table:table-cell table:style-name="ce5" office:value-type="float" office:value="6192" calcext:value-type="float">
            <text:p>6.19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eta</text:p>
          </table:table-cell>
          <table:table-cell table:style-name="ce3" office:value-type="string" calcext:value-type="string">
            <text:p>Castilla La Nueva</text:p>
          </table:table-cell>
          <table:table-cell table:style-name="ce5" office:value-type="float" office:value="14300" calcext:value-type="float">
            <text:p>14.300</text:p>
          </table:table-cell>
          <table:table-cell table:style-name="ce5" office:value-type="float" office:value="15186" calcext:value-type="float">
            <text:p>15.186</text:p>
          </table:table-cell>
          <table:table-cell table:style-name="ce5" office:value-type="float" office:value="15906" calcext:value-type="float">
            <text:p>15.90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eta</text:p>
          </table:table-cell>
          <table:table-cell table:style-name="ce3" office:value-type="string" calcext:value-type="string">
            <text:p>Cubarral</text:p>
          </table:table-cell>
          <table:table-cell table:style-name="ce5" office:value-type="float" office:value="6963" calcext:value-type="float">
            <text:p>6.963</text:p>
          </table:table-cell>
          <table:table-cell table:style-name="ce5" office:value-type="float" office:value="7019" calcext:value-type="float">
            <text:p>7.019</text:p>
          </table:table-cell>
          <table:table-cell table:style-name="ce5" office:value-type="float" office:value="7068" calcext:value-type="float">
            <text:p>7.06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eta</text:p>
          </table:table-cell>
          <table:table-cell table:style-name="ce3" office:value-type="string" calcext:value-type="string">
            <text:p>Cumaral</text:p>
          </table:table-cell>
          <table:table-cell table:style-name="ce5" office:value-type="float" office:value="22831" calcext:value-type="float">
            <text:p>22.831</text:p>
          </table:table-cell>
          <table:table-cell table:style-name="ce5" office:value-type="float" office:value="23014" calcext:value-type="float">
            <text:p>23.014</text:p>
          </table:table-cell>
          <table:table-cell table:style-name="ce5" office:value-type="float" office:value="23195" calcext:value-type="float">
            <text:p>23.19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eta</text:p>
          </table:table-cell>
          <table:table-cell table:style-name="ce3" office:value-type="string" calcext:value-type="string">
            <text:p>El Calvario</text:p>
          </table:table-cell>
          <table:table-cell table:style-name="ce5" office:value-type="float" office:value="1776" calcext:value-type="float">
            <text:p>1.776</text:p>
          </table:table-cell>
          <table:table-cell table:style-name="ce5" office:value-type="float" office:value="1696" calcext:value-type="float">
            <text:p>1.696</text:p>
          </table:table-cell>
          <table:table-cell table:style-name="ce5" office:value-type="float" office:value="1652" calcext:value-type="float">
            <text:p>1.65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eta</text:p>
          </table:table-cell>
          <table:table-cell table:style-name="ce3" office:value-type="string" calcext:value-type="string">
            <text:p>El Castillo</text:p>
          </table:table-cell>
          <table:table-cell table:style-name="ce5" office:value-type="float" office:value="7977" calcext:value-type="float">
            <text:p>7.977</text:p>
          </table:table-cell>
          <table:table-cell table:style-name="ce5" office:value-type="float" office:value="7619" calcext:value-type="float">
            <text:p>7.619</text:p>
          </table:table-cell>
          <table:table-cell table:style-name="ce5" office:value-type="float" office:value="7408" calcext:value-type="float">
            <text:p>7.40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eta</text:p>
          </table:table-cell>
          <table:table-cell table:style-name="ce3" office:value-type="string" calcext:value-type="string">
            <text:p>El Dorado</text:p>
          </table:table-cell>
          <table:table-cell table:style-name="ce5" office:value-type="float" office:value="3888" calcext:value-type="float">
            <text:p>3.888</text:p>
          </table:table-cell>
          <table:table-cell table:style-name="ce5" office:value-type="float" office:value="3932" calcext:value-type="float">
            <text:p>3.932</text:p>
          </table:table-cell>
          <table:table-cell table:style-name="ce5" office:value-type="float" office:value="3971" calcext:value-type="float">
            <text:p>3.97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eta</text:p>
          </table:table-cell>
          <table:table-cell table:style-name="ce3" office:value-type="string" calcext:value-type="string">
            <text:p>Fuente de Oro</text:p>
          </table:table-cell>
          <table:table-cell table:style-name="ce5" office:value-type="float" office:value="12129" calcext:value-type="float">
            <text:p>12.129</text:p>
          </table:table-cell>
          <table:table-cell table:style-name="ce5" office:value-type="float" office:value="12266" calcext:value-type="float">
            <text:p>12.266</text:p>
          </table:table-cell>
          <table:table-cell table:style-name="ce5" office:value-type="float" office:value="12388" calcext:value-type="float">
            <text:p>12.38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eta</text:p>
          </table:table-cell>
          <table:table-cell table:style-name="ce3" office:value-type="string" calcext:value-type="string">
            <text:p>Granada</text:p>
          </table:table-cell>
          <table:table-cell table:style-name="ce5" office:value-type="float" office:value="68876" calcext:value-type="float">
            <text:p>68.876</text:p>
          </table:table-cell>
          <table:table-cell table:style-name="ce5" office:value-type="float" office:value="69770" calcext:value-type="float">
            <text:p>69.770</text:p>
          </table:table-cell>
          <table:table-cell table:style-name="ce5" office:value-type="float" office:value="70577" calcext:value-type="float">
            <text:p>70.57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eta</text:p>
          </table:table-cell>
          <table:table-cell table:style-name="ce3" office:value-type="string" calcext:value-type="string">
            <text:p>Guamal</text:p>
          </table:table-cell>
          <table:table-cell table:style-name="ce5" office:value-type="float" office:value="14119" calcext:value-type="float">
            <text:p>14.119</text:p>
          </table:table-cell>
          <table:table-cell table:style-name="ce5" office:value-type="float" office:value="14298" calcext:value-type="float">
            <text:p>14.298</text:p>
          </table:table-cell>
          <table:table-cell table:style-name="ce5" office:value-type="float" office:value="14462" calcext:value-type="float">
            <text:p>14.46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eta</text:p>
          </table:table-cell>
          <table:table-cell table:style-name="ce3" office:value-type="string" calcext:value-type="string">
            <text:p>Mapiripán</text:p>
          </table:table-cell>
          <table:table-cell table:style-name="ce5" office:value-type="float" office:value="7007" calcext:value-type="float">
            <text:p>7.007</text:p>
          </table:table-cell>
          <table:table-cell table:style-name="ce5" office:value-type="float" office:value="7086" calcext:value-type="float">
            <text:p>7.086</text:p>
          </table:table-cell>
          <table:table-cell table:style-name="ce5" office:value-type="float" office:value="7156" calcext:value-type="float">
            <text:p>7.15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eta</text:p>
          </table:table-cell>
          <table:table-cell table:style-name="ce3" office:value-type="string" calcext:value-type="string">
            <text:p>Mesetas</text:p>
          </table:table-cell>
          <table:table-cell table:style-name="ce5" office:value-type="float" office:value="11159" calcext:value-type="float">
            <text:p>11.159</text:p>
          </table:table-cell>
          <table:table-cell table:style-name="ce5" office:value-type="float" office:value="10706" calcext:value-type="float">
            <text:p>10.706</text:p>
          </table:table-cell>
          <table:table-cell table:style-name="ce5" office:value-type="float" office:value="10430" calcext:value-type="float">
            <text:p>10.43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eta</text:p>
          </table:table-cell>
          <table:table-cell table:style-name="ce3" office:value-type="string" calcext:value-type="string">
            <text:p>La Macarena</text:p>
          </table:table-cell>
          <table:table-cell table:style-name="ce5" office:value-type="float" office:value="26890" calcext:value-type="float">
            <text:p>26.890</text:p>
          </table:table-cell>
          <table:table-cell table:style-name="ce5" office:value-type="float" office:value="27534" calcext:value-type="float">
            <text:p>27.534</text:p>
          </table:table-cell>
          <table:table-cell table:style-name="ce5" office:value-type="float" office:value="28052" calcext:value-type="float">
            <text:p>28.05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eta</text:p>
          </table:table-cell>
          <table:table-cell table:style-name="ce3" office:value-type="string" calcext:value-type="string">
            <text:p>Uribe</text:p>
          </table:table-cell>
          <table:table-cell table:style-name="ce5" office:value-type="float" office:value="9284" calcext:value-type="float">
            <text:p>9.284</text:p>
          </table:table-cell>
          <table:table-cell table:style-name="ce5" office:value-type="float" office:value="9388" calcext:value-type="float">
            <text:p>9.388</text:p>
          </table:table-cell>
          <table:table-cell table:style-name="ce5" office:value-type="float" office:value="9482" calcext:value-type="float">
            <text:p>9.48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eta</text:p>
          </table:table-cell>
          <table:table-cell table:style-name="ce3" office:value-type="string" calcext:value-type="string">
            <text:p>Lejanías</text:p>
          </table:table-cell>
          <table:table-cell table:style-name="ce5" office:value-type="float" office:value="11463" calcext:value-type="float">
            <text:p>11.463</text:p>
          </table:table-cell>
          <table:table-cell table:style-name="ce5" office:value-type="float" office:value="11256" calcext:value-type="float">
            <text:p>11.256</text:p>
          </table:table-cell>
          <table:table-cell table:style-name="ce5" office:value-type="float" office:value="11162" calcext:value-type="float">
            <text:p>11.16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eta</text:p>
          </table:table-cell>
          <table:table-cell table:style-name="ce3" office:value-type="string" calcext:value-type="string">
            <text:p>Puerto Concordia</text:p>
          </table:table-cell>
          <table:table-cell table:style-name="ce5" office:value-type="float" office:value="8390" calcext:value-type="float">
            <text:p>8.390</text:p>
          </table:table-cell>
          <table:table-cell table:style-name="ce5" office:value-type="float" office:value="8484" calcext:value-type="float">
            <text:p>8.484</text:p>
          </table:table-cell>
          <table:table-cell table:style-name="ce5" office:value-type="float" office:value="8569" calcext:value-type="float">
            <text:p>8.56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eta</text:p>
          </table:table-cell>
          <table:table-cell table:style-name="ce3" office:value-type="string" calcext:value-type="string">
            <text:p>Puerto Gaitán</text:p>
          </table:table-cell>
          <table:table-cell table:style-name="ce5" office:value-type="float" office:value="41513" calcext:value-type="float">
            <text:p>41.513</text:p>
          </table:table-cell>
          <table:table-cell table:style-name="ce5" office:value-type="float" office:value="42677" calcext:value-type="float">
            <text:p>42.677</text:p>
          </table:table-cell>
          <table:table-cell table:style-name="ce5" office:value-type="float" office:value="43605" calcext:value-type="float">
            <text:p>43.60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eta</text:p>
          </table:table-cell>
          <table:table-cell table:style-name="ce3" office:value-type="string" calcext:value-type="string">
            <text:p>Puerto López</text:p>
          </table:table-cell>
          <table:table-cell table:style-name="ce5" office:value-type="float" office:value="30399" calcext:value-type="float">
            <text:p>30.399</text:p>
          </table:table-cell>
          <table:table-cell table:style-name="ce5" office:value-type="float" office:value="30301" calcext:value-type="float">
            <text:p>30.301</text:p>
          </table:table-cell>
          <table:table-cell table:style-name="ce5" office:value-type="float" office:value="30312" calcext:value-type="float">
            <text:p>30.31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eta</text:p>
          </table:table-cell>
          <table:table-cell table:style-name="ce3" office:value-type="string" calcext:value-type="string">
            <text:p>Puerto Lleras</text:p>
          </table:table-cell>
          <table:table-cell table:style-name="ce5" office:value-type="float" office:value="10423" calcext:value-type="float">
            <text:p>10.423</text:p>
          </table:table-cell>
          <table:table-cell table:style-name="ce5" office:value-type="float" office:value="10359" calcext:value-type="float">
            <text:p>10.359</text:p>
          </table:table-cell>
          <table:table-cell table:style-name="ce5" office:value-type="float" office:value="10354" calcext:value-type="float">
            <text:p>10.35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eta</text:p>
          </table:table-cell>
          <table:table-cell table:style-name="ce3" office:value-type="string" calcext:value-type="string">
            <text:p>Puerto Rico</text:p>
          </table:table-cell>
          <table:table-cell table:style-name="ce5" office:value-type="float" office:value="13061" calcext:value-type="float">
            <text:p>13.061</text:p>
          </table:table-cell>
          <table:table-cell table:style-name="ce5" office:value-type="float" office:value="12918" calcext:value-type="float">
            <text:p>12.918</text:p>
          </table:table-cell>
          <table:table-cell table:style-name="ce5" office:value-type="float" office:value="12874" calcext:value-type="float">
            <text:p>12.87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eta</text:p>
          </table:table-cell>
          <table:table-cell table:style-name="ce3" office:value-type="string" calcext:value-type="string">
            <text:p>Restrepo</text:p>
          </table:table-cell>
          <table:table-cell table:style-name="ce5" office:value-type="float" office:value="18268" calcext:value-type="float">
            <text:p>18.268</text:p>
          </table:table-cell>
          <table:table-cell table:style-name="ce5" office:value-type="float" office:value="18474" calcext:value-type="float">
            <text:p>18.474</text:p>
          </table:table-cell>
          <table:table-cell table:style-name="ce5" office:value-type="float" office:value="18658" calcext:value-type="float">
            <text:p>18.65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eta</text:p>
          </table:table-cell>
          <table:table-cell table:style-name="ce3" office:value-type="string" calcext:value-type="string">
            <text:p>San Carlos de Guaroa</text:p>
          </table:table-cell>
          <table:table-cell table:style-name="ce5" office:value-type="float" office:value="12296" calcext:value-type="float">
            <text:p>12.296</text:p>
          </table:table-cell>
          <table:table-cell table:style-name="ce5" office:value-type="float" office:value="12598" calcext:value-type="float">
            <text:p>12.598</text:p>
          </table:table-cell>
          <table:table-cell table:style-name="ce5" office:value-type="float" office:value="12875" calcext:value-type="float">
            <text:p>12.87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eta</text:p>
          </table:table-cell>
          <table:table-cell table:style-name="ce3" office:value-type="string" calcext:value-type="string">
            <text:p>San Juan de Arama</text:p>
          </table:table-cell>
          <table:table-cell table:style-name="ce5" office:value-type="float" office:value="9118" calcext:value-type="float">
            <text:p>9.118</text:p>
          </table:table-cell>
          <table:table-cell table:style-name="ce5" office:value-type="float" office:value="8948" calcext:value-type="float">
            <text:p>8.948</text:p>
          </table:table-cell>
          <table:table-cell table:style-name="ce5" office:value-type="float" office:value="8865" calcext:value-type="float">
            <text:p>8.86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eta</text:p>
          </table:table-cell>
          <table:table-cell table:style-name="ce3" office:value-type="string" calcext:value-type="string">
            <text:p>San Juanito</text:p>
          </table:table-cell>
          <table:table-cell table:style-name="ce5" office:value-type="float" office:value="1307" calcext:value-type="float">
            <text:p>1.307</text:p>
          </table:table-cell>
          <table:table-cell table:style-name="ce5" office:value-type="float" office:value="1266" calcext:value-type="float">
            <text:p>1.266</text:p>
          </table:table-cell>
          <table:table-cell table:style-name="ce5" office:value-type="float" office:value="1243" calcext:value-type="float">
            <text:p>1.24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eta</text:p>
          </table:table-cell>
          <table:table-cell table:style-name="ce3" office:value-type="string" calcext:value-type="string">
            <text:p>San Martín</text:p>
          </table:table-cell>
          <table:table-cell table:style-name="ce5" office:value-type="float" office:value="26707" calcext:value-type="float">
            <text:p>26.707</text:p>
          </table:table-cell>
          <table:table-cell table:style-name="ce5" office:value-type="float" office:value="26571" calcext:value-type="float">
            <text:p>26.571</text:p>
          </table:table-cell>
          <table:table-cell table:style-name="ce5" office:value-type="float" office:value="26499" calcext:value-type="float">
            <text:p>26.49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eta</text:p>
          </table:table-cell>
          <table:table-cell table:style-name="ce3" office:value-type="string" calcext:value-type="string">
            <text:p>Vistahermosa</text:p>
          </table:table-cell>
          <table:table-cell table:style-name="ce5" office:value-type="float" office:value="17778" calcext:value-type="float">
            <text:p>17.778</text:p>
          </table:table-cell>
          <table:table-cell table:style-name="ce5" office:value-type="float" office:value="17168" calcext:value-type="float">
            <text:p>17.168</text:p>
          </table:table-cell>
          <table:table-cell table:style-name="ce5" office:value-type="float" office:value="16790" calcext:value-type="float">
            <text:p>16.79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Pasto</text:p>
          </table:table-cell>
          <table:table-cell table:style-name="ce5" office:value-type="float" office:value="392930" calcext:value-type="float">
            <text:p>392.930</text:p>
          </table:table-cell>
          <table:table-cell table:style-name="ce5" office:value-type="float" office:value="392748" calcext:value-type="float">
            <text:p>392.748</text:p>
          </table:table-cell>
          <table:table-cell table:style-name="ce5" office:value-type="float" office:value="392589" calcext:value-type="float">
            <text:p>392.58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Albán</text:p>
          </table:table-cell>
          <table:table-cell table:style-name="ce5" office:value-type="float" office:value="9642" calcext:value-type="float">
            <text:p>9.642</text:p>
          </table:table-cell>
          <table:table-cell table:style-name="ce5" office:value-type="float" office:value="9443" calcext:value-type="float">
            <text:p>9.443</text:p>
          </table:table-cell>
          <table:table-cell table:style-name="ce5" office:value-type="float" office:value="9320" calcext:value-type="float">
            <text:p>9.32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Aldana</text:p>
          </table:table-cell>
          <table:table-cell table:style-name="ce5" office:value-type="float" office:value="7392" calcext:value-type="float">
            <text:p>7.392</text:p>
          </table:table-cell>
          <table:table-cell table:style-name="ce5" office:value-type="float" office:value="7375" calcext:value-type="float">
            <text:p>7.375</text:p>
          </table:table-cell>
          <table:table-cell table:style-name="ce5" office:value-type="float" office:value="7361" calcext:value-type="float">
            <text:p>7.36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Ancuyá</text:p>
          </table:table-cell>
          <table:table-cell table:style-name="ce5" office:value-type="float" office:value="8801" calcext:value-type="float">
            <text:p>8.801</text:p>
          </table:table-cell>
          <table:table-cell table:style-name="ce5" office:value-type="float" office:value="8678" calcext:value-type="float">
            <text:p>8.678</text:p>
          </table:table-cell>
          <table:table-cell table:style-name="ce5" office:value-type="float" office:value="8603" calcext:value-type="float">
            <text:p>8.60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Arboleda</text:p>
          </table:table-cell>
          <table:table-cell table:style-name="ce5" office:value-type="float" office:value="8443" calcext:value-type="float">
            <text:p>8.443</text:p>
          </table:table-cell>
          <table:table-cell table:style-name="ce5" office:value-type="float" office:value="8431" calcext:value-type="float">
            <text:p>8.431</text:p>
          </table:table-cell>
          <table:table-cell table:style-name="ce5" office:value-type="float" office:value="8420" calcext:value-type="float">
            <text:p>8.42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Barbacoas</text:p>
          </table:table-cell>
          <table:table-cell table:style-name="ce5" office:value-type="float" office:value="55633" calcext:value-type="float">
            <text:p>55.633</text:p>
          </table:table-cell>
          <table:table-cell table:style-name="ce5" office:value-type="float" office:value="56195" calcext:value-type="float">
            <text:p>56.195</text:p>
          </table:table-cell>
          <table:table-cell table:style-name="ce5" office:value-type="float" office:value="56526" calcext:value-type="float">
            <text:p>56.52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Belén</text:p>
          </table:table-cell>
          <table:table-cell table:style-name="ce5" office:value-type="float" office:value="6322" calcext:value-type="float">
            <text:p>6.322</text:p>
          </table:table-cell>
          <table:table-cell table:style-name="ce5" office:value-type="float" office:value="6311" calcext:value-type="float">
            <text:p>6.311</text:p>
          </table:table-cell>
          <table:table-cell table:style-name="ce5" office:value-type="float" office:value="6301" calcext:value-type="float">
            <text:p>6.30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Buesaco</text:p>
          </table:table-cell>
          <table:table-cell table:style-name="ce5" office:value-type="float" office:value="23908" calcext:value-type="float">
            <text:p>23.908</text:p>
          </table:table-cell>
          <table:table-cell table:style-name="ce5" office:value-type="float" office:value="23909" calcext:value-type="float">
            <text:p>23.909</text:p>
          </table:table-cell>
          <table:table-cell table:style-name="ce5" office:value-type="float" office:value="23910" calcext:value-type="float">
            <text:p>23.91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Colón</text:p>
          </table:table-cell>
          <table:table-cell table:style-name="ce5" office:value-type="float" office:value="8526" calcext:value-type="float">
            <text:p>8.526</text:p>
          </table:table-cell>
          <table:table-cell table:style-name="ce5" office:value-type="float" office:value="8403" calcext:value-type="float">
            <text:p>8.403</text:p>
          </table:table-cell>
          <table:table-cell table:style-name="ce5" office:value-type="float" office:value="8316" calcext:value-type="float">
            <text:p>8.31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Consacá</text:p>
          </table:table-cell>
          <table:table-cell table:style-name="ce5" office:value-type="float" office:value="13784" calcext:value-type="float">
            <text:p>13.784</text:p>
          </table:table-cell>
          <table:table-cell table:style-name="ce5" office:value-type="float" office:value="13761" calcext:value-type="float">
            <text:p>13.761</text:p>
          </table:table-cell>
          <table:table-cell table:style-name="ce5" office:value-type="float" office:value="13738" calcext:value-type="float">
            <text:p>13.73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Contadero</text:p>
          </table:table-cell>
          <table:table-cell table:style-name="ce5" office:value-type="float" office:value="7270" calcext:value-type="float">
            <text:p>7.270</text:p>
          </table:table-cell>
          <table:table-cell table:style-name="ce5" office:value-type="float" office:value="7252" calcext:value-type="float">
            <text:p>7.252</text:p>
          </table:table-cell>
          <table:table-cell table:style-name="ce5" office:value-type="float" office:value="7236" calcext:value-type="float">
            <text:p>7.23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Córdoba</text:p>
          </table:table-cell>
          <table:table-cell table:style-name="ce5" office:value-type="float" office:value="15516" calcext:value-type="float">
            <text:p>15.516</text:p>
          </table:table-cell>
          <table:table-cell table:style-name="ce5" office:value-type="float" office:value="15496" calcext:value-type="float">
            <text:p>15.496</text:p>
          </table:table-cell>
          <table:table-cell table:style-name="ce5" office:value-type="float" office:value="15477" calcext:value-type="float">
            <text:p>15.47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Cuaspúd</text:p>
          </table:table-cell>
          <table:table-cell table:style-name="ce5" office:value-type="float" office:value="9201" calcext:value-type="float">
            <text:p>9.201</text:p>
          </table:table-cell>
          <table:table-cell table:style-name="ce5" office:value-type="float" office:value="9199" calcext:value-type="float">
            <text:p>9.199</text:p>
          </table:table-cell>
          <table:table-cell table:style-name="ce5" office:value-type="float" office:value="9198" calcext:value-type="float">
            <text:p>9.19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Cumbal</text:p>
          </table:table-cell>
          <table:table-cell table:style-name="ce5" office:value-type="float" office:value="36864" calcext:value-type="float">
            <text:p>36.864</text:p>
          </table:table-cell>
          <table:table-cell table:style-name="ce5" office:value-type="float" office:value="36975" calcext:value-type="float">
            <text:p>36.975</text:p>
          </table:table-cell>
          <table:table-cell table:style-name="ce5" office:value-type="float" office:value="37033" calcext:value-type="float">
            <text:p>37.03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Cumbitara</text:p>
          </table:table-cell>
          <table:table-cell table:style-name="ce5" office:value-type="float" office:value="5948" calcext:value-type="float">
            <text:p>5.948</text:p>
          </table:table-cell>
          <table:table-cell table:style-name="ce5" office:value-type="float" office:value="5843" calcext:value-type="float">
            <text:p>5.843</text:p>
          </table:table-cell>
          <table:table-cell table:style-name="ce5" office:value-type="float" office:value="5768" calcext:value-type="float">
            <text:p>5.76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Chachagüí</text:p>
          </table:table-cell>
          <table:table-cell table:style-name="ce5" office:value-type="float" office:value="15354" calcext:value-type="float">
            <text:p>15.354</text:p>
          </table:table-cell>
          <table:table-cell table:style-name="ce5" office:value-type="float" office:value="15328" calcext:value-type="float">
            <text:p>15.328</text:p>
          </table:table-cell>
          <table:table-cell table:style-name="ce5" office:value-type="float" office:value="15303" calcext:value-type="float">
            <text:p>15.30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El Charco</text:p>
          </table:table-cell>
          <table:table-cell table:style-name="ce5" office:value-type="float" office:value="22505" calcext:value-type="float">
            <text:p>22.505</text:p>
          </table:table-cell>
          <table:table-cell table:style-name="ce5" office:value-type="float" office:value="22528" calcext:value-type="float">
            <text:p>22.528</text:p>
          </table:table-cell>
          <table:table-cell table:style-name="ce5" office:value-type="float" office:value="22550" calcext:value-type="float">
            <text:p>22.55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El Peñol</text:p>
          </table:table-cell>
          <table:table-cell table:style-name="ce5" office:value-type="float" office:value="7446" calcext:value-type="float">
            <text:p>7.446</text:p>
          </table:table-cell>
          <table:table-cell table:style-name="ce5" office:value-type="float" office:value="7443" calcext:value-type="float">
            <text:p>7.443</text:p>
          </table:table-cell>
          <table:table-cell table:style-name="ce5" office:value-type="float" office:value="7442" calcext:value-type="float">
            <text:p>7.44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El Rosario</text:p>
          </table:table-cell>
          <table:table-cell table:style-name="ce5" office:value-type="float" office:value="12280" calcext:value-type="float">
            <text:p>12.280</text:p>
          </table:table-cell>
          <table:table-cell table:style-name="ce5" office:value-type="float" office:value="12169" calcext:value-type="float">
            <text:p>12.169</text:p>
          </table:table-cell>
          <table:table-cell table:style-name="ce5" office:value-type="float" office:value="12062" calcext:value-type="float">
            <text:p>12.06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El Tablón de Gómez</text:p>
          </table:table-cell>
          <table:table-cell table:style-name="ce5" office:value-type="float" office:value="14342" calcext:value-type="float">
            <text:p>14.342</text:p>
          </table:table-cell>
          <table:table-cell table:style-name="ce5" office:value-type="float" office:value="14296" calcext:value-type="float">
            <text:p>14.296</text:p>
          </table:table-cell>
          <table:table-cell table:style-name="ce5" office:value-type="float" office:value="14261" calcext:value-type="float">
            <text:p>14.26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El Tambo</text:p>
          </table:table-cell>
          <table:table-cell table:style-name="ce5" office:value-type="float" office:value="14283" calcext:value-type="float">
            <text:p>14.283</text:p>
          </table:table-cell>
          <table:table-cell table:style-name="ce5" office:value-type="float" office:value="13986" calcext:value-type="float">
            <text:p>13.986</text:p>
          </table:table-cell>
          <table:table-cell table:style-name="ce5" office:value-type="float" office:value="13809" calcext:value-type="float">
            <text:p>13.80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Funes</text:p>
          </table:table-cell>
          <table:table-cell table:style-name="ce5" office:value-type="float" office:value="7222" calcext:value-type="float">
            <text:p>7.222</text:p>
          </table:table-cell>
          <table:table-cell table:style-name="ce5" office:value-type="float" office:value="7168" calcext:value-type="float">
            <text:p>7.168</text:p>
          </table:table-cell>
          <table:table-cell table:style-name="ce5" office:value-type="float" office:value="7135" calcext:value-type="float">
            <text:p>7.13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Guachucal</text:p>
          </table:table-cell>
          <table:table-cell table:style-name="ce5" office:value-type="float" office:value="19450" calcext:value-type="float">
            <text:p>19.450</text:p>
          </table:table-cell>
          <table:table-cell table:style-name="ce5" office:value-type="float" office:value="19387" calcext:value-type="float">
            <text:p>19.387</text:p>
          </table:table-cell>
          <table:table-cell table:style-name="ce5" office:value-type="float" office:value="19339" calcext:value-type="float">
            <text:p>19.33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Guaitarilla</text:p>
          </table:table-cell>
          <table:table-cell table:style-name="ce5" office:value-type="float" office:value="11582" calcext:value-type="float">
            <text:p>11.582</text:p>
          </table:table-cell>
          <table:table-cell table:style-name="ce5" office:value-type="float" office:value="11422" calcext:value-type="float">
            <text:p>11.422</text:p>
          </table:table-cell>
          <table:table-cell table:style-name="ce5" office:value-type="float" office:value="11325" calcext:value-type="float">
            <text:p>11.32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Gualmatán</text:p>
          </table:table-cell>
          <table:table-cell table:style-name="ce5" office:value-type="float" office:value="7057" calcext:value-type="float">
            <text:p>7.057</text:p>
          </table:table-cell>
          <table:table-cell table:style-name="ce5" office:value-type="float" office:value="7049" calcext:value-type="float">
            <text:p>7.049</text:p>
          </table:table-cell>
          <table:table-cell table:style-name="ce5" office:value-type="float" office:value="7040" calcext:value-type="float">
            <text:p>7.04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Iles</text:p>
          </table:table-cell>
          <table:table-cell table:style-name="ce5" office:value-type="float" office:value="7662" calcext:value-type="float">
            <text:p>7.662</text:p>
          </table:table-cell>
          <table:table-cell table:style-name="ce5" office:value-type="float" office:value="7646" calcext:value-type="float">
            <text:p>7.646</text:p>
          </table:table-cell>
          <table:table-cell table:style-name="ce5" office:value-type="float" office:value="7632" calcext:value-type="float">
            <text:p>7.63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Imués</text:p>
          </table:table-cell>
          <table:table-cell table:style-name="ce5" office:value-type="float" office:value="7657" calcext:value-type="float">
            <text:p>7.657</text:p>
          </table:table-cell>
          <table:table-cell table:style-name="ce5" office:value-type="float" office:value="7530" calcext:value-type="float">
            <text:p>7.530</text:p>
          </table:table-cell>
          <table:table-cell table:style-name="ce5" office:value-type="float" office:value="7446" calcext:value-type="float">
            <text:p>7.44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Ipiales</text:p>
          </table:table-cell>
          <table:table-cell table:style-name="ce5" office:value-type="float" office:value="116136" calcext:value-type="float">
            <text:p>116.136</text:p>
          </table:table-cell>
          <table:table-cell table:style-name="ce5" office:value-type="float" office:value="115992" calcext:value-type="float">
            <text:p>115.992</text:p>
          </table:table-cell>
          <table:table-cell table:style-name="ce5" office:value-type="float" office:value="115836" calcext:value-type="float">
            <text:p>115.83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La Cruz</text:p>
          </table:table-cell>
          <table:table-cell table:style-name="ce5" office:value-type="float" office:value="18754" calcext:value-type="float">
            <text:p>18.754</text:p>
          </table:table-cell>
          <table:table-cell table:style-name="ce5" office:value-type="float" office:value="18697" calcext:value-type="float">
            <text:p>18.697</text:p>
          </table:table-cell>
          <table:table-cell table:style-name="ce5" office:value-type="float" office:value="18643" calcext:value-type="float">
            <text:p>18.64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La Florida</text:p>
          </table:table-cell>
          <table:table-cell table:style-name="ce5" office:value-type="float" office:value="10104" calcext:value-type="float">
            <text:p>10.104</text:p>
          </table:table-cell>
          <table:table-cell table:style-name="ce5" office:value-type="float" office:value="9985" calcext:value-type="float">
            <text:p>9.985</text:p>
          </table:table-cell>
          <table:table-cell table:style-name="ce5" office:value-type="float" office:value="9911" calcext:value-type="float">
            <text:p>9.91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La Llanada</text:p>
          </table:table-cell>
          <table:table-cell table:style-name="ce5" office:value-type="float" office:value="6492" calcext:value-type="float">
            <text:p>6.492</text:p>
          </table:table-cell>
          <table:table-cell table:style-name="ce5" office:value-type="float" office:value="6481" calcext:value-type="float">
            <text:p>6.481</text:p>
          </table:table-cell>
          <table:table-cell table:style-name="ce5" office:value-type="float" office:value="6470" calcext:value-type="float">
            <text:p>6.47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La Tola</text:p>
          </table:table-cell>
          <table:table-cell table:style-name="ce5" office:value-type="float" office:value="7411" calcext:value-type="float">
            <text:p>7.411</text:p>
          </table:table-cell>
          <table:table-cell table:style-name="ce5" office:value-type="float" office:value="7441" calcext:value-type="float">
            <text:p>7.441</text:p>
          </table:table-cell>
          <table:table-cell table:style-name="ce5" office:value-type="float" office:value="7460" calcext:value-type="float">
            <text:p>7.46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La Unión</text:p>
          </table:table-cell>
          <table:table-cell table:style-name="ce5" office:value-type="float" office:value="31858" calcext:value-type="float">
            <text:p>31.858</text:p>
          </table:table-cell>
          <table:table-cell table:style-name="ce5" office:value-type="float" office:value="31803" calcext:value-type="float">
            <text:p>31.803</text:p>
          </table:table-cell>
          <table:table-cell table:style-name="ce5" office:value-type="float" office:value="31751" calcext:value-type="float">
            <text:p>31.75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Leiva</text:p>
          </table:table-cell>
          <table:table-cell table:style-name="ce5" office:value-type="float" office:value="9768" calcext:value-type="float">
            <text:p>9.768</text:p>
          </table:table-cell>
          <table:table-cell table:style-name="ce5" office:value-type="float" office:value="9653" calcext:value-type="float">
            <text:p>9.653</text:p>
          </table:table-cell>
          <table:table-cell table:style-name="ce5" office:value-type="float" office:value="9571" calcext:value-type="float">
            <text:p>9.57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Linares</text:p>
          </table:table-cell>
          <table:table-cell table:style-name="ce5" office:value-type="float" office:value="10236" calcext:value-type="float">
            <text:p>10.236</text:p>
          </table:table-cell>
          <table:table-cell table:style-name="ce5" office:value-type="float" office:value="10098" calcext:value-type="float">
            <text:p>10.098</text:p>
          </table:table-cell>
          <table:table-cell table:style-name="ce5" office:value-type="float" office:value="10012" calcext:value-type="float">
            <text:p>10.01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Los Andes</text:p>
          </table:table-cell>
          <table:table-cell table:style-name="ce5" office:value-type="float" office:value="9547" calcext:value-type="float">
            <text:p>9.547</text:p>
          </table:table-cell>
          <table:table-cell table:style-name="ce5" office:value-type="float" office:value="9376" calcext:value-type="float">
            <text:p>9.376</text:p>
          </table:table-cell>
          <table:table-cell table:style-name="ce5" office:value-type="float" office:value="9268" calcext:value-type="float">
            <text:p>9.26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Magüí</text:p>
          </table:table-cell>
          <table:table-cell table:style-name="ce5" office:value-type="float" office:value="24705" calcext:value-type="float">
            <text:p>24.705</text:p>
          </table:table-cell>
          <table:table-cell table:style-name="ce5" office:value-type="float" office:value="25214" calcext:value-type="float">
            <text:p>25.214</text:p>
          </table:table-cell>
          <table:table-cell table:style-name="ce5" office:value-type="float" office:value="25543" calcext:value-type="float">
            <text:p>25.54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Mallama</text:p>
          </table:table-cell>
          <table:table-cell table:style-name="ce5" office:value-type="float" office:value="8976" calcext:value-type="float">
            <text:p>8.976</text:p>
          </table:table-cell>
          <table:table-cell table:style-name="ce5" office:value-type="float" office:value="8960" calcext:value-type="float">
            <text:p>8.960</text:p>
          </table:table-cell>
          <table:table-cell table:style-name="ce5" office:value-type="float" office:value="8946" calcext:value-type="float">
            <text:p>8.94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Mosquera</text:p>
          </table:table-cell>
          <table:table-cell table:style-name="ce5" office:value-type="float" office:value="11984" calcext:value-type="float">
            <text:p>11.984</text:p>
          </table:table-cell>
          <table:table-cell table:style-name="ce5" office:value-type="float" office:value="12283" calcext:value-type="float">
            <text:p>12.283</text:p>
          </table:table-cell>
          <table:table-cell table:style-name="ce5" office:value-type="float" office:value="12582" calcext:value-type="float">
            <text:p>12.582</text:p>
          </table:table-cell>
          <table:table-cell table:number-columns-repeated="1019"/>
        </table:table-row>
        <table:table-row table:style-name="ro4">
          <table:table-cell table:number-columns-repeated="2" table:style-name="ce3" office:value-type="string" calcext:value-type="string">
            <text:p>Nariño</text:p>
          </table:table-cell>
          <table:table-cell table:style-name="ce5" office:value-type="float" office:value="4364" calcext:value-type="float">
            <text:p>4.364</text:p>
          </table:table-cell>
          <table:table-cell table:style-name="ce5" office:value-type="float" office:value="4355" calcext:value-type="float">
            <text:p>4.355</text:p>
          </table:table-cell>
          <table:table-cell table:style-name="ce5" office:value-type="float" office:value="4346" calcext:value-type="float">
            <text:p>4.34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Olaya Herrera</text:p>
          </table:table-cell>
          <table:table-cell table:style-name="ce5" office:value-type="float" office:value="25358" calcext:value-type="float">
            <text:p>25.358</text:p>
          </table:table-cell>
          <table:table-cell table:style-name="ce5" office:value-type="float" office:value="25282" calcext:value-type="float">
            <text:p>25.282</text:p>
          </table:table-cell>
          <table:table-cell table:style-name="ce5" office:value-type="float" office:value="25210" calcext:value-type="float">
            <text:p>25.21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Ospina</text:p>
          </table:table-cell>
          <table:table-cell table:style-name="ce5" office:value-type="float" office:value="7105" calcext:value-type="float">
            <text:p>7.105</text:p>
          </table:table-cell>
          <table:table-cell table:style-name="ce5" office:value-type="float" office:value="7039" calcext:value-type="float">
            <text:p>7.039</text:p>
          </table:table-cell>
          <table:table-cell table:style-name="ce5" office:value-type="float" office:value="6993" calcext:value-type="float">
            <text:p>6.99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Francisco Pizarro</text:p>
          </table:table-cell>
          <table:table-cell table:style-name="ce5" office:value-type="float" office:value="14193" calcext:value-type="float">
            <text:p>14.193</text:p>
          </table:table-cell>
          <table:table-cell table:style-name="ce5" office:value-type="float" office:value="14176" calcext:value-type="float">
            <text:p>14.176</text:p>
          </table:table-cell>
          <table:table-cell table:style-name="ce5" office:value-type="float" office:value="14158" calcext:value-type="float">
            <text:p>14.15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Policarpa</text:p>
          </table:table-cell>
          <table:table-cell table:style-name="ce5" office:value-type="float" office:value="9897" calcext:value-type="float">
            <text:p>9.897</text:p>
          </table:table-cell>
          <table:table-cell table:style-name="ce5" office:value-type="float" office:value="9827" calcext:value-type="float">
            <text:p>9.827</text:p>
          </table:table-cell>
          <table:table-cell table:style-name="ce5" office:value-type="float" office:value="9779" calcext:value-type="float">
            <text:p>9.77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Potosí</text:p>
          </table:table-cell>
          <table:table-cell table:style-name="ce5" office:value-type="float" office:value="10414" calcext:value-type="float">
            <text:p>10.414</text:p>
          </table:table-cell>
          <table:table-cell table:style-name="ce5" office:value-type="float" office:value="10197" calcext:value-type="float">
            <text:p>10.197</text:p>
          </table:table-cell>
          <table:table-cell table:style-name="ce5" office:value-type="float" office:value="10058" calcext:value-type="float">
            <text:p>10.05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Providencia</text:p>
          </table:table-cell>
          <table:table-cell table:style-name="ce5" office:value-type="float" office:value="5572" calcext:value-type="float">
            <text:p>5.572</text:p>
          </table:table-cell>
          <table:table-cell table:style-name="ce5" office:value-type="float" office:value="5562" calcext:value-type="float">
            <text:p>5.562</text:p>
          </table:table-cell>
          <table:table-cell table:style-name="ce5" office:value-type="float" office:value="5553" calcext:value-type="float">
            <text:p>5.55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Puerres</text:p>
          </table:table-cell>
          <table:table-cell table:style-name="ce5" office:value-type="float" office:value="8581" calcext:value-type="float">
            <text:p>8.581</text:p>
          </table:table-cell>
          <table:table-cell table:style-name="ce5" office:value-type="float" office:value="8450" calcext:value-type="float">
            <text:p>8.450</text:p>
          </table:table-cell>
          <table:table-cell table:style-name="ce5" office:value-type="float" office:value="8365" calcext:value-type="float">
            <text:p>8.36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Pupiales</text:p>
          </table:table-cell>
          <table:table-cell table:style-name="ce5" office:value-type="float" office:value="17491" calcext:value-type="float">
            <text:p>17.491</text:p>
          </table:table-cell>
          <table:table-cell table:style-name="ce5" office:value-type="float" office:value="17334" calcext:value-type="float">
            <text:p>17.334</text:p>
          </table:table-cell>
          <table:table-cell table:style-name="ce5" office:value-type="float" office:value="17219" calcext:value-type="float">
            <text:p>17.21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Ricaurte</text:p>
          </table:table-cell>
          <table:table-cell table:style-name="ce5" office:value-type="float" office:value="19631" calcext:value-type="float">
            <text:p>19.631</text:p>
          </table:table-cell>
          <table:table-cell table:style-name="ce5" office:value-type="float" office:value="19885" calcext:value-type="float">
            <text:p>19.885</text:p>
          </table:table-cell>
          <table:table-cell table:style-name="ce5" office:value-type="float" office:value="20057" calcext:value-type="float">
            <text:p>20.05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Roberto Payán</text:p>
          </table:table-cell>
          <table:table-cell table:style-name="ce5" office:value-type="float" office:value="12667" calcext:value-type="float">
            <text:p>12.667</text:p>
          </table:table-cell>
          <table:table-cell table:style-name="ce5" office:value-type="float" office:value="12681" calcext:value-type="float">
            <text:p>12.681</text:p>
          </table:table-cell>
          <table:table-cell table:style-name="ce5" office:value-type="float" office:value="12694" calcext:value-type="float">
            <text:p>12.69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Samaniego</text:p>
          </table:table-cell>
          <table:table-cell table:style-name="ce5" office:value-type="float" office:value="29414" calcext:value-type="float">
            <text:p>29.414</text:p>
          </table:table-cell>
          <table:table-cell table:style-name="ce5" office:value-type="float" office:value="28380" calcext:value-type="float">
            <text:p>28.380</text:p>
          </table:table-cell>
          <table:table-cell table:style-name="ce5" office:value-type="float" office:value="27742" calcext:value-type="float">
            <text:p>27.74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Sandoná</text:p>
          </table:table-cell>
          <table:table-cell table:style-name="ce5" office:value-type="float" office:value="20773" calcext:value-type="float">
            <text:p>20.773</text:p>
          </table:table-cell>
          <table:table-cell table:style-name="ce5" office:value-type="float" office:value="20184" calcext:value-type="float">
            <text:p>20.184</text:p>
          </table:table-cell>
          <table:table-cell table:style-name="ce5" office:value-type="float" office:value="19770" calcext:value-type="float">
            <text:p>19.77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San Bernardo</text:p>
          </table:table-cell>
          <table:table-cell table:style-name="ce5" office:value-type="float" office:value="9202" calcext:value-type="float">
            <text:p>9.202</text:p>
          </table:table-cell>
          <table:table-cell table:style-name="ce5" office:value-type="float" office:value="9186" calcext:value-type="float">
            <text:p>9.186</text:p>
          </table:table-cell>
          <table:table-cell table:style-name="ce5" office:value-type="float" office:value="9171" calcext:value-type="float">
            <text:p>9.17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San Lorenzo</text:p>
          </table:table-cell>
          <table:table-cell table:style-name="ce5" office:value-type="float" office:value="18473" calcext:value-type="float">
            <text:p>18.473</text:p>
          </table:table-cell>
          <table:table-cell table:style-name="ce5" office:value-type="float" office:value="18435" calcext:value-type="float">
            <text:p>18.435</text:p>
          </table:table-cell>
          <table:table-cell table:style-name="ce5" office:value-type="float" office:value="18399" calcext:value-type="float">
            <text:p>18.39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San Pablo</text:p>
          </table:table-cell>
          <table:table-cell table:style-name="ce5" office:value-type="float" office:value="15389" calcext:value-type="float">
            <text:p>15.389</text:p>
          </table:table-cell>
          <table:table-cell table:style-name="ce5" office:value-type="float" office:value="15034" calcext:value-type="float">
            <text:p>15.034</text:p>
          </table:table-cell>
          <table:table-cell table:style-name="ce5" office:value-type="float" office:value="14793" calcext:value-type="float">
            <text:p>14.79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San Pedro de Cartago</text:p>
          </table:table-cell>
          <table:table-cell table:style-name="ce5" office:value-type="float" office:value="6843" calcext:value-type="float">
            <text:p>6.843</text:p>
          </table:table-cell>
          <table:table-cell table:style-name="ce5" office:value-type="float" office:value="6831" calcext:value-type="float">
            <text:p>6.831</text:p>
          </table:table-cell>
          <table:table-cell table:style-name="ce5" office:value-type="float" office:value="6820" calcext:value-type="float">
            <text:p>6.82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Santa Bárbara</text:p>
          </table:table-cell>
          <table:table-cell table:style-name="ce5" office:value-type="float" office:value="13427" calcext:value-type="float">
            <text:p>13.427</text:p>
          </table:table-cell>
          <table:table-cell table:style-name="ce5" office:value-type="float" office:value="13331" calcext:value-type="float">
            <text:p>13.331</text:p>
          </table:table-cell>
          <table:table-cell table:style-name="ce5" office:value-type="float" office:value="13242" calcext:value-type="float">
            <text:p>13.24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Santacruz</text:p>
          </table:table-cell>
          <table:table-cell table:style-name="ce5" office:value-type="float" office:value="10796" calcext:value-type="float">
            <text:p>10.796</text:p>
          </table:table-cell>
          <table:table-cell table:style-name="ce5" office:value-type="float" office:value="10939" calcext:value-type="float">
            <text:p>10.939</text:p>
          </table:table-cell>
          <table:table-cell table:style-name="ce5" office:value-type="float" office:value="11074" calcext:value-type="float">
            <text:p>11.07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Sapuyes</text:p>
          </table:table-cell>
          <table:table-cell table:style-name="ce5" office:value-type="float" office:value="7346" calcext:value-type="float">
            <text:p>7.346</text:p>
          </table:table-cell>
          <table:table-cell table:style-name="ce5" office:value-type="float" office:value="7277" calcext:value-type="float">
            <text:p>7.277</text:p>
          </table:table-cell>
          <table:table-cell table:style-name="ce5" office:value-type="float" office:value="7232" calcext:value-type="float">
            <text:p>7.23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Taminango</text:p>
          </table:table-cell>
          <table:table-cell table:style-name="ce5" office:value-type="float" office:value="17854" calcext:value-type="float">
            <text:p>17.854</text:p>
          </table:table-cell>
          <table:table-cell table:style-name="ce5" office:value-type="float" office:value="17866" calcext:value-type="float">
            <text:p>17.866</text:p>
          </table:table-cell>
          <table:table-cell table:style-name="ce5" office:value-type="float" office:value="17878" calcext:value-type="float">
            <text:p>17.87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Tangua</text:p>
          </table:table-cell>
          <table:table-cell table:style-name="ce5" office:value-type="float" office:value="13507" calcext:value-type="float">
            <text:p>13.507</text:p>
          </table:table-cell>
          <table:table-cell table:style-name="ce5" office:value-type="float" office:value="13397" calcext:value-type="float">
            <text:p>13.397</text:p>
          </table:table-cell>
          <table:table-cell table:style-name="ce5" office:value-type="float" office:value="13321" calcext:value-type="float">
            <text:p>13.32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San Andrés de Tumaco</text:p>
          </table:table-cell>
          <table:table-cell table:style-name="ce5" office:value-type="float" office:value="253637" calcext:value-type="float">
            <text:p>253.637</text:p>
          </table:table-cell>
          <table:table-cell table:style-name="ce5" office:value-type="float" office:value="255783" calcext:value-type="float">
            <text:p>255.783</text:p>
          </table:table-cell>
          <table:table-cell table:style-name="ce5" office:value-type="float" office:value="257052" calcext:value-type="float">
            <text:p>257.05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Túquerres</text:p>
          </table:table-cell>
          <table:table-cell table:style-name="ce5" office:value-type="float" office:value="44729" calcext:value-type="float">
            <text:p>44.729</text:p>
          </table:table-cell>
          <table:table-cell table:style-name="ce5" office:value-type="float" office:value="44650" calcext:value-type="float">
            <text:p>44.650</text:p>
          </table:table-cell>
          <table:table-cell table:style-name="ce5" office:value-type="float" office:value="44575" calcext:value-type="float">
            <text:p>44.57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riño</text:p>
          </table:table-cell>
          <table:table-cell table:style-name="ce3" office:value-type="string" calcext:value-type="string">
            <text:p>Yacuanquer</text:p>
          </table:table-cell>
          <table:table-cell table:style-name="ce5" office:value-type="float" office:value="10938" calcext:value-type="float">
            <text:p>10.938</text:p>
          </table:table-cell>
          <table:table-cell table:style-name="ce5" office:value-type="float" office:value="10946" calcext:value-type="float">
            <text:p>10.946</text:p>
          </table:table-cell>
          <table:table-cell table:style-name="ce5" office:value-type="float" office:value="10955" calcext:value-type="float">
            <text:p>10.95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orte de Santander</text:p>
          </table:table-cell>
          <table:table-cell table:style-name="ce3" office:value-type="string" calcext:value-type="string">
            <text:p>San José de Cúcuta</text:p>
          </table:table-cell>
          <table:table-cell table:style-name="ce5" office:value-type="float" office:value="711715" calcext:value-type="float">
            <text:p>711.715</text:p>
          </table:table-cell>
          <table:table-cell table:style-name="ce5" office:value-type="float" office:value="749197" calcext:value-type="float">
            <text:p>749.197</text:p>
          </table:table-cell>
          <table:table-cell table:style-name="ce5" office:value-type="float" office:value="777106" calcext:value-type="float">
            <text:p>777.10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orte de Santander</text:p>
          </table:table-cell>
          <table:table-cell table:style-name="ce3" office:value-type="string" calcext:value-type="string">
            <text:p>Ábrego</text:p>
          </table:table-cell>
          <table:table-cell table:style-name="ce5" office:value-type="float" office:value="31786" calcext:value-type="float">
            <text:p>31.786</text:p>
          </table:table-cell>
          <table:table-cell table:style-name="ce5" office:value-type="float" office:value="33003" calcext:value-type="float">
            <text:p>33.003</text:p>
          </table:table-cell>
          <table:table-cell table:style-name="ce5" office:value-type="float" office:value="33931" calcext:value-type="float">
            <text:p>33.93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orte de Santander</text:p>
          </table:table-cell>
          <table:table-cell table:style-name="ce3" office:value-type="string" calcext:value-type="string">
            <text:p>Arboledas</text:p>
          </table:table-cell>
          <table:table-cell table:style-name="ce5" office:value-type="float" office:value="9605" calcext:value-type="float">
            <text:p>9.605</text:p>
          </table:table-cell>
          <table:table-cell table:style-name="ce5" office:value-type="float" office:value="9860" calcext:value-type="float">
            <text:p>9.860</text:p>
          </table:table-cell>
          <table:table-cell table:style-name="ce5" office:value-type="float" office:value="10056" calcext:value-type="float">
            <text:p>10.05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orte de Santander</text:p>
          </table:table-cell>
          <table:table-cell table:style-name="ce3" office:value-type="string" calcext:value-type="string">
            <text:p>Bochalema</text:p>
          </table:table-cell>
          <table:table-cell table:style-name="ce5" office:value-type="float" office:value="8105" calcext:value-type="float">
            <text:p>8.105</text:p>
          </table:table-cell>
          <table:table-cell table:style-name="ce5" office:value-type="float" office:value="8529" calcext:value-type="float">
            <text:p>8.529</text:p>
          </table:table-cell>
          <table:table-cell table:style-name="ce5" office:value-type="float" office:value="8845" calcext:value-type="float">
            <text:p>8.84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orte de Santander</text:p>
          </table:table-cell>
          <table:table-cell table:style-name="ce3" office:value-type="string" calcext:value-type="string">
            <text:p>Bucarasica</text:p>
          </table:table-cell>
          <table:table-cell table:style-name="ce5" office:value-type="float" office:value="6248" calcext:value-type="float">
            <text:p>6.248</text:p>
          </table:table-cell>
          <table:table-cell table:style-name="ce5" office:value-type="float" office:value="6472" calcext:value-type="float">
            <text:p>6.472</text:p>
          </table:table-cell>
          <table:table-cell table:style-name="ce5" office:value-type="float" office:value="6614" calcext:value-type="float">
            <text:p>6.61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orte de Santander</text:p>
          </table:table-cell>
          <table:table-cell table:style-name="ce3" office:value-type="string" calcext:value-type="string">
            <text:p>Cácota</text:p>
          </table:table-cell>
          <table:table-cell table:style-name="ce5" office:value-type="float" office:value="2781" calcext:value-type="float">
            <text:p>2.781</text:p>
          </table:table-cell>
          <table:table-cell table:style-name="ce5" office:value-type="float" office:value="2855" calcext:value-type="float">
            <text:p>2.855</text:p>
          </table:table-cell>
          <table:table-cell table:style-name="ce5" office:value-type="float" office:value="2914" calcext:value-type="float">
            <text:p>2.91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orte de Santander</text:p>
          </table:table-cell>
          <table:table-cell table:style-name="ce3" office:value-type="string" calcext:value-type="string">
            <text:p>Cáchira</text:p>
          </table:table-cell>
          <table:table-cell table:style-name="ce5" office:value-type="float" office:value="10995" calcext:value-type="float">
            <text:p>10.995</text:p>
          </table:table-cell>
          <table:table-cell table:style-name="ce5" office:value-type="float" office:value="11096" calcext:value-type="float">
            <text:p>11.096</text:p>
          </table:table-cell>
          <table:table-cell table:style-name="ce5" office:value-type="float" office:value="11198" calcext:value-type="float">
            <text:p>11.19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orte de Santander</text:p>
          </table:table-cell>
          <table:table-cell table:style-name="ce3" office:value-type="string" calcext:value-type="string">
            <text:p>Chinácota</text:p>
          </table:table-cell>
          <table:table-cell table:style-name="ce5" office:value-type="float" office:value="17263" calcext:value-type="float">
            <text:p>17.263</text:p>
          </table:table-cell>
          <table:table-cell table:style-name="ce5" office:value-type="float" office:value="18176" calcext:value-type="float">
            <text:p>18.176</text:p>
          </table:table-cell>
          <table:table-cell table:style-name="ce5" office:value-type="float" office:value="18858" calcext:value-type="float">
            <text:p>18.85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orte de Santander</text:p>
          </table:table-cell>
          <table:table-cell table:style-name="ce3" office:value-type="string" calcext:value-type="string">
            <text:p>Chitagá</text:p>
          </table:table-cell>
          <table:table-cell table:style-name="ce5" office:value-type="float" office:value="11564" calcext:value-type="float">
            <text:p>11.564</text:p>
          </table:table-cell>
          <table:table-cell table:style-name="ce5" office:value-type="float" office:value="12042" calcext:value-type="float">
            <text:p>12.042</text:p>
          </table:table-cell>
          <table:table-cell table:style-name="ce5" office:value-type="float" office:value="12394" calcext:value-type="float">
            <text:p>12.39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orte de Santander</text:p>
          </table:table-cell>
          <table:table-cell table:style-name="ce3" office:value-type="string" calcext:value-type="string">
            <text:p>Convención</text:p>
          </table:table-cell>
          <table:table-cell table:style-name="ce5" office:value-type="float" office:value="18463" calcext:value-type="float">
            <text:p>18.463</text:p>
          </table:table-cell>
          <table:table-cell table:style-name="ce5" office:value-type="float" office:value="19131" calcext:value-type="float">
            <text:p>19.131</text:p>
          </table:table-cell>
          <table:table-cell table:style-name="ce5" office:value-type="float" office:value="19647" calcext:value-type="float">
            <text:p>19.64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orte de Santander</text:p>
          </table:table-cell>
          <table:table-cell table:style-name="ce3" office:value-type="string" calcext:value-type="string">
            <text:p>Cucutilla</text:p>
          </table:table-cell>
          <table:table-cell table:style-name="ce5" office:value-type="float" office:value="8095" calcext:value-type="float">
            <text:p>8.095</text:p>
          </table:table-cell>
          <table:table-cell table:style-name="ce5" office:value-type="float" office:value="8307" calcext:value-type="float">
            <text:p>8.307</text:p>
          </table:table-cell>
          <table:table-cell table:style-name="ce5" office:value-type="float" office:value="8475" calcext:value-type="float">
            <text:p>8.47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orte de Santander</text:p>
          </table:table-cell>
          <table:table-cell table:style-name="ce3" office:value-type="string" calcext:value-type="string">
            <text:p>Durania</text:p>
          </table:table-cell>
          <table:table-cell table:style-name="ce5" office:value-type="float" office:value="4541" calcext:value-type="float">
            <text:p>4.541</text:p>
          </table:table-cell>
          <table:table-cell table:style-name="ce5" office:value-type="float" office:value="4693" calcext:value-type="float">
            <text:p>4.693</text:p>
          </table:table-cell>
          <table:table-cell table:style-name="ce5" office:value-type="float" office:value="4812" calcext:value-type="float">
            <text:p>4.81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orte de Santander</text:p>
          </table:table-cell>
          <table:table-cell table:style-name="ce3" office:value-type="string" calcext:value-type="string">
            <text:p>El Carmen</text:p>
          </table:table-cell>
          <table:table-cell table:style-name="ce5" office:value-type="float" office:value="13144" calcext:value-type="float">
            <text:p>13.144</text:p>
          </table:table-cell>
          <table:table-cell table:style-name="ce5" office:value-type="float" office:value="13648" calcext:value-type="float">
            <text:p>13.648</text:p>
          </table:table-cell>
          <table:table-cell table:style-name="ce5" office:value-type="float" office:value="14043" calcext:value-type="float">
            <text:p>14.04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orte de Santander</text:p>
          </table:table-cell>
          <table:table-cell table:style-name="ce3" office:value-type="string" calcext:value-type="string">
            <text:p>El Tarra</text:p>
          </table:table-cell>
          <table:table-cell table:style-name="ce5" office:value-type="float" office:value="20093" calcext:value-type="float">
            <text:p>20.093</text:p>
          </table:table-cell>
          <table:table-cell table:style-name="ce5" office:value-type="float" office:value="21145" calcext:value-type="float">
            <text:p>21.145</text:p>
          </table:table-cell>
          <table:table-cell table:style-name="ce5" office:value-type="float" office:value="21926" calcext:value-type="float">
            <text:p>21.92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orte de Santander</text:p>
          </table:table-cell>
          <table:table-cell table:style-name="ce3" office:value-type="string" calcext:value-type="string">
            <text:p>El Zulia</text:p>
          </table:table-cell>
          <table:table-cell table:style-name="ce5" office:value-type="float" office:value="26700" calcext:value-type="float">
            <text:p>26.700</text:p>
          </table:table-cell>
          <table:table-cell table:style-name="ce5" office:value-type="float" office:value="28240" calcext:value-type="float">
            <text:p>28.240</text:p>
          </table:table-cell>
          <table:table-cell table:style-name="ce5" office:value-type="float" office:value="29392" calcext:value-type="float">
            <text:p>29.39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orte de Santander</text:p>
          </table:table-cell>
          <table:table-cell table:style-name="ce3" office:value-type="string" calcext:value-type="string">
            <text:p>Gramalote</text:p>
          </table:table-cell>
          <table:table-cell table:style-name="ce5" office:value-type="float" office:value="7295" calcext:value-type="float">
            <text:p>7.295</text:p>
          </table:table-cell>
          <table:table-cell table:style-name="ce5" office:value-type="float" office:value="7524" calcext:value-type="float">
            <text:p>7.524</text:p>
          </table:table-cell>
          <table:table-cell table:style-name="ce5" office:value-type="float" office:value="7694" calcext:value-type="float">
            <text:p>7.69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orte de Santander</text:p>
          </table:table-cell>
          <table:table-cell table:style-name="ce3" office:value-type="string" calcext:value-type="string">
            <text:p>Hacarí</text:p>
          </table:table-cell>
          <table:table-cell table:style-name="ce5" office:value-type="float" office:value="9998" calcext:value-type="float">
            <text:p>9.998</text:p>
          </table:table-cell>
          <table:table-cell table:style-name="ce5" office:value-type="float" office:value="10342" calcext:value-type="float">
            <text:p>10.342</text:p>
          </table:table-cell>
          <table:table-cell table:style-name="ce5" office:value-type="float" office:value="10603" calcext:value-type="float">
            <text:p>10.60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orte de Santander</text:p>
          </table:table-cell>
          <table:table-cell table:style-name="ce3" office:value-type="string" calcext:value-type="string">
            <text:p>Herrán</text:p>
          </table:table-cell>
          <table:table-cell table:style-name="ce5" office:value-type="float" office:value="6755" calcext:value-type="float">
            <text:p>6.755</text:p>
          </table:table-cell>
          <table:table-cell table:style-name="ce5" office:value-type="float" office:value="7087" calcext:value-type="float">
            <text:p>7.087</text:p>
          </table:table-cell>
          <table:table-cell table:style-name="ce5" office:value-type="float" office:value="7326" calcext:value-type="float">
            <text:p>7.32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orte de Santander</text:p>
          </table:table-cell>
          <table:table-cell table:style-name="ce3" office:value-type="string" calcext:value-type="string">
            <text:p>Labateca</text:p>
          </table:table-cell>
          <table:table-cell table:style-name="ce5" office:value-type="float" office:value="6268" calcext:value-type="float">
            <text:p>6.268</text:p>
          </table:table-cell>
          <table:table-cell table:style-name="ce5" office:value-type="float" office:value="6443" calcext:value-type="float">
            <text:p>6.443</text:p>
          </table:table-cell>
          <table:table-cell table:style-name="ce5" office:value-type="float" office:value="6574" calcext:value-type="float">
            <text:p>6.57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orte de Santander</text:p>
          </table:table-cell>
          <table:table-cell table:style-name="ce3" office:value-type="string" calcext:value-type="string">
            <text:p>La Esperanza</text:p>
          </table:table-cell>
          <table:table-cell table:style-name="ce5" office:value-type="float" office:value="11358" calcext:value-type="float">
            <text:p>11.358</text:p>
          </table:table-cell>
          <table:table-cell table:style-name="ce5" office:value-type="float" office:value="11941" calcext:value-type="float">
            <text:p>11.941</text:p>
          </table:table-cell>
          <table:table-cell table:style-name="ce5" office:value-type="float" office:value="12373" calcext:value-type="float">
            <text:p>12.37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orte de Santander</text:p>
          </table:table-cell>
          <table:table-cell table:style-name="ce3" office:value-type="string" calcext:value-type="string">
            <text:p>La Playa</text:p>
          </table:table-cell>
          <table:table-cell table:style-name="ce5" office:value-type="float" office:value="7582" calcext:value-type="float">
            <text:p>7.582</text:p>
          </table:table-cell>
          <table:table-cell table:style-name="ce5" office:value-type="float" office:value="7821" calcext:value-type="float">
            <text:p>7.821</text:p>
          </table:table-cell>
          <table:table-cell table:style-name="ce5" office:value-type="float" office:value="8003" calcext:value-type="float">
            <text:p>8.00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orte de Santander</text:p>
          </table:table-cell>
          <table:table-cell table:style-name="ce3" office:value-type="string" calcext:value-type="string">
            <text:p>Los Patios</text:p>
          </table:table-cell>
          <table:table-cell table:style-name="ce5" office:value-type="float" office:value="89091" calcext:value-type="float">
            <text:p>89.091</text:p>
          </table:table-cell>
          <table:table-cell table:style-name="ce5" office:value-type="float" office:value="93754" calcext:value-type="float">
            <text:p>93.754</text:p>
          </table:table-cell>
          <table:table-cell table:style-name="ce5" office:value-type="float" office:value="97220" calcext:value-type="float">
            <text:p>97.22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orte de Santander</text:p>
          </table:table-cell>
          <table:table-cell table:style-name="ce3" office:value-type="string" calcext:value-type="string">
            <text:p>Lourdes</text:p>
          </table:table-cell>
          <table:table-cell table:style-name="ce5" office:value-type="float" office:value="3954" calcext:value-type="float">
            <text:p>3.954</text:p>
          </table:table-cell>
          <table:table-cell table:style-name="ce5" office:value-type="float" office:value="4091" calcext:value-type="float">
            <text:p>4.091</text:p>
          </table:table-cell>
          <table:table-cell table:style-name="ce5" office:value-type="float" office:value="4191" calcext:value-type="float">
            <text:p>4.19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orte de Santander</text:p>
          </table:table-cell>
          <table:table-cell table:style-name="ce3" office:value-type="string" calcext:value-type="string">
            <text:p>Mutiscua</text:p>
          </table:table-cell>
          <table:table-cell table:style-name="ce5" office:value-type="float" office:value="4163" calcext:value-type="float">
            <text:p>4.163</text:p>
          </table:table-cell>
          <table:table-cell table:style-name="ce5" office:value-type="float" office:value="4373" calcext:value-type="float">
            <text:p>4.373</text:p>
          </table:table-cell>
          <table:table-cell table:style-name="ce5" office:value-type="float" office:value="4530" calcext:value-type="float">
            <text:p>4.53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orte de Santander</text:p>
          </table:table-cell>
          <table:table-cell table:style-name="ce3" office:value-type="string" calcext:value-type="string">
            <text:p>Ocaña</text:p>
          </table:table-cell>
          <table:table-cell table:style-name="ce5" office:value-type="float" office:value="118273" calcext:value-type="float">
            <text:p>118.273</text:p>
          </table:table-cell>
          <table:table-cell table:style-name="ce5" office:value-type="float" office:value="124603" calcext:value-type="float">
            <text:p>124.603</text:p>
          </table:table-cell>
          <table:table-cell table:style-name="ce5" office:value-type="float" office:value="129308" calcext:value-type="float">
            <text:p>129.30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orte de Santander</text:p>
          </table:table-cell>
          <table:table-cell table:style-name="ce3" office:value-type="string" calcext:value-type="string">
            <text:p>Pamplona</text:p>
          </table:table-cell>
          <table:table-cell table:style-name="ce5" office:value-type="float" office:value="50025" calcext:value-type="float">
            <text:p>50.025</text:p>
          </table:table-cell>
          <table:table-cell table:style-name="ce5" office:value-type="float" office:value="52240" calcext:value-type="float">
            <text:p>52.240</text:p>
          </table:table-cell>
          <table:table-cell table:style-name="ce5" office:value-type="float" office:value="53909" calcext:value-type="float">
            <text:p>53.90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orte de Santander</text:p>
          </table:table-cell>
          <table:table-cell table:style-name="ce3" office:value-type="string" calcext:value-type="string">
            <text:p>Pamplonita</text:p>
          </table:table-cell>
          <table:table-cell table:style-name="ce5" office:value-type="float" office:value="5402" calcext:value-type="float">
            <text:p>5.402</text:p>
          </table:table-cell>
          <table:table-cell table:style-name="ce5" office:value-type="float" office:value="5628" calcext:value-type="float">
            <text:p>5.628</text:p>
          </table:table-cell>
          <table:table-cell table:style-name="ce5" office:value-type="float" office:value="5793" calcext:value-type="float">
            <text:p>5.79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orte de Santander</text:p>
          </table:table-cell>
          <table:table-cell table:style-name="ce3" office:value-type="string" calcext:value-type="string">
            <text:p>Puerto Santander</text:p>
          </table:table-cell>
          <table:table-cell table:style-name="ce5" office:value-type="float" office:value="8502" calcext:value-type="float">
            <text:p>8.502</text:p>
          </table:table-cell>
          <table:table-cell table:style-name="ce5" office:value-type="float" office:value="8938" calcext:value-type="float">
            <text:p>8.938</text:p>
          </table:table-cell>
          <table:table-cell table:style-name="ce5" office:value-type="float" office:value="9262" calcext:value-type="float">
            <text:p>9.26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orte de Santander</text:p>
          </table:table-cell>
          <table:table-cell table:style-name="ce3" office:value-type="string" calcext:value-type="string">
            <text:p>Ragonvalia</text:p>
          </table:table-cell>
          <table:table-cell table:style-name="ce5" office:value-type="float" office:value="5899" calcext:value-type="float">
            <text:p>5.899</text:p>
          </table:table-cell>
          <table:table-cell table:style-name="ce5" office:value-type="float" office:value="6149" calcext:value-type="float">
            <text:p>6.149</text:p>
          </table:table-cell>
          <table:table-cell table:style-name="ce5" office:value-type="float" office:value="6339" calcext:value-type="float">
            <text:p>6.33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orte de Santander</text:p>
          </table:table-cell>
          <table:table-cell table:style-name="ce3" office:value-type="string" calcext:value-type="string">
            <text:p>Salazar</text:p>
          </table:table-cell>
          <table:table-cell table:style-name="ce5" office:value-type="float" office:value="10205" calcext:value-type="float">
            <text:p>10.205</text:p>
          </table:table-cell>
          <table:table-cell table:style-name="ce5" office:value-type="float" office:value="10501" calcext:value-type="float">
            <text:p>10.501</text:p>
          </table:table-cell>
          <table:table-cell table:style-name="ce5" office:value-type="float" office:value="10728" calcext:value-type="float">
            <text:p>10.72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orte de Santander</text:p>
          </table:table-cell>
          <table:table-cell table:style-name="ce3" office:value-type="string" calcext:value-type="string">
            <text:p>San Calixto</text:p>
          </table:table-cell>
          <table:table-cell table:style-name="ce5" office:value-type="float" office:value="12011" calcext:value-type="float">
            <text:p>12.011</text:p>
          </table:table-cell>
          <table:table-cell table:style-name="ce5" office:value-type="float" office:value="12127" calcext:value-type="float">
            <text:p>12.127</text:p>
          </table:table-cell>
          <table:table-cell table:style-name="ce5" office:value-type="float" office:value="12174" calcext:value-type="float">
            <text:p>12.17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orte de Santander</text:p>
          </table:table-cell>
          <table:table-cell table:style-name="ce3" office:value-type="string" calcext:value-type="string">
            <text:p>San Cayetano</text:p>
          </table:table-cell>
          <table:table-cell table:style-name="ce5" office:value-type="float" office:value="6978" calcext:value-type="float">
            <text:p>6.978</text:p>
          </table:table-cell>
          <table:table-cell table:style-name="ce5" office:value-type="float" office:value="7442" calcext:value-type="float">
            <text:p>7.442</text:p>
          </table:table-cell>
          <table:table-cell table:style-name="ce5" office:value-type="float" office:value="7790" calcext:value-type="float">
            <text:p>7.79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orte de Santander</text:p>
          </table:table-cell>
          <table:table-cell table:style-name="ce3" office:value-type="string" calcext:value-type="string">
            <text:p>Santiago</text:p>
          </table:table-cell>
          <table:table-cell table:style-name="ce5" office:value-type="float" office:value="3361" calcext:value-type="float">
            <text:p>3.361</text:p>
          </table:table-cell>
          <table:table-cell table:style-name="ce5" office:value-type="float" office:value="3537" calcext:value-type="float">
            <text:p>3.537</text:p>
          </table:table-cell>
          <table:table-cell table:style-name="ce5" office:value-type="float" office:value="3667" calcext:value-type="float">
            <text:p>3.66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orte de Santander</text:p>
          </table:table-cell>
          <table:table-cell table:style-name="ce3" office:value-type="string" calcext:value-type="string">
            <text:p>Sardinata</text:p>
          </table:table-cell>
          <table:table-cell table:style-name="ce5" office:value-type="float" office:value="25142" calcext:value-type="float">
            <text:p>25.142</text:p>
          </table:table-cell>
          <table:table-cell table:style-name="ce5" office:value-type="float" office:value="26100" calcext:value-type="float">
            <text:p>26.100</text:p>
          </table:table-cell>
          <table:table-cell table:style-name="ce5" office:value-type="float" office:value="26804" calcext:value-type="float">
            <text:p>26.80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orte de Santander</text:p>
          </table:table-cell>
          <table:table-cell table:style-name="ce3" office:value-type="string" calcext:value-type="string">
            <text:p>Silos</text:p>
          </table:table-cell>
          <table:table-cell table:style-name="ce5" office:value-type="float" office:value="6162" calcext:value-type="float">
            <text:p>6.162</text:p>
          </table:table-cell>
          <table:table-cell table:style-name="ce5" office:value-type="float" office:value="6380" calcext:value-type="float">
            <text:p>6.380</text:p>
          </table:table-cell>
          <table:table-cell table:style-name="ce5" office:value-type="float" office:value="6546" calcext:value-type="float">
            <text:p>6.54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orte de Santander</text:p>
          </table:table-cell>
          <table:table-cell table:style-name="ce3" office:value-type="string" calcext:value-type="string">
            <text:p>Teorama</text:p>
          </table:table-cell>
          <table:table-cell table:style-name="ce5" office:value-type="float" office:value="16193" calcext:value-type="float">
            <text:p>16.193</text:p>
          </table:table-cell>
          <table:table-cell table:style-name="ce5" office:value-type="float" office:value="17040" calcext:value-type="float">
            <text:p>17.040</text:p>
          </table:table-cell>
          <table:table-cell table:style-name="ce5" office:value-type="float" office:value="17670" calcext:value-type="float">
            <text:p>17.67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orte de Santander</text:p>
          </table:table-cell>
          <table:table-cell table:style-name="ce3" office:value-type="string" calcext:value-type="string">
            <text:p>Tibú</text:p>
          </table:table-cell>
          <table:table-cell table:style-name="ce5" office:value-type="float" office:value="53586" calcext:value-type="float">
            <text:p>53.586</text:p>
          </table:table-cell>
          <table:table-cell table:style-name="ce5" office:value-type="float" office:value="56510" calcext:value-type="float">
            <text:p>56.510</text:p>
          </table:table-cell>
          <table:table-cell table:style-name="ce5" office:value-type="float" office:value="58721" calcext:value-type="float">
            <text:p>58.72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orte de Santander</text:p>
          </table:table-cell>
          <table:table-cell table:style-name="ce3" office:value-type="string" calcext:value-type="string">
            <text:p>Toledo</text:p>
          </table:table-cell>
          <table:table-cell table:style-name="ce5" office:value-type="float" office:value="15440" calcext:value-type="float">
            <text:p>15.440</text:p>
          </table:table-cell>
          <table:table-cell table:style-name="ce5" office:value-type="float" office:value="15937" calcext:value-type="float">
            <text:p>15.937</text:p>
          </table:table-cell>
          <table:table-cell table:style-name="ce5" office:value-type="float" office:value="16325" calcext:value-type="float">
            <text:p>16.32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orte de Santander</text:p>
          </table:table-cell>
          <table:table-cell table:style-name="ce3" office:value-type="string" calcext:value-type="string">
            <text:p>Villa Caro</text:p>
          </table:table-cell>
          <table:table-cell table:style-name="ce5" office:value-type="float" office:value="4996" calcext:value-type="float">
            <text:p>4.996</text:p>
          </table:table-cell>
          <table:table-cell table:style-name="ce5" office:value-type="float" office:value="5172" calcext:value-type="float">
            <text:p>5.172</text:p>
          </table:table-cell>
          <table:table-cell table:style-name="ce5" office:value-type="float" office:value="5303" calcext:value-type="float">
            <text:p>5.30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orte de Santander</text:p>
          </table:table-cell>
          <table:table-cell table:style-name="ce3" office:value-type="string" calcext:value-type="string">
            <text:p>Villa del Rosario</text:p>
          </table:table-cell>
          <table:table-cell table:style-name="ce5" office:value-type="float" office:value="101952" calcext:value-type="float">
            <text:p>101.952</text:p>
          </table:table-cell>
          <table:table-cell table:style-name="ce5" office:value-type="float" office:value="107288" calcext:value-type="float">
            <text:p>107.288</text:p>
          </table:table-cell>
          <table:table-cell table:style-name="ce5" office:value-type="float" office:value="111254" calcext:value-type="float">
            <text:p>111.25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Quindio</text:p>
          </table:table-cell>
          <table:table-cell table:style-name="ce3" office:value-type="string" calcext:value-type="string">
            <text:p>Armenia</text:p>
          </table:table-cell>
          <table:table-cell table:style-name="ce5" office:value-type="float" office:value="295208" calcext:value-type="float">
            <text:p>295.208</text:p>
          </table:table-cell>
          <table:table-cell table:style-name="ce5" office:value-type="float" office:value="300194" calcext:value-type="float">
            <text:p>300.194</text:p>
          </table:table-cell>
          <table:table-cell table:style-name="ce5" office:value-type="float" office:value="304764" calcext:value-type="float">
            <text:p>304.76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Quindio</text:p>
          </table:table-cell>
          <table:table-cell table:style-name="ce3" office:value-type="string" calcext:value-type="string">
            <text:p>Buenavista</text:p>
          </table:table-cell>
          <table:table-cell table:style-name="ce5" office:value-type="float" office:value="3095" calcext:value-type="float">
            <text:p>3.095</text:p>
          </table:table-cell>
          <table:table-cell table:style-name="ce5" office:value-type="float" office:value="3107" calcext:value-type="float">
            <text:p>3.107</text:p>
          </table:table-cell>
          <table:table-cell table:style-name="ce5" office:value-type="float" office:value="3129" calcext:value-type="float">
            <text:p>3.12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Quindio</text:p>
          </table:table-cell>
          <table:table-cell table:style-name="ce3" office:value-type="string" calcext:value-type="string">
            <text:p>Calarcá</text:p>
          </table:table-cell>
          <table:table-cell table:style-name="ce5" office:value-type="float" office:value="72783" calcext:value-type="float">
            <text:p>72.783</text:p>
          </table:table-cell>
          <table:table-cell table:style-name="ce5" office:value-type="float" office:value="73872" calcext:value-type="float">
            <text:p>73.872</text:p>
          </table:table-cell>
          <table:table-cell table:style-name="ce5" office:value-type="float" office:value="74890" calcext:value-type="float">
            <text:p>74.89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Quindio</text:p>
          </table:table-cell>
          <table:table-cell table:style-name="ce3" office:value-type="string" calcext:value-type="string">
            <text:p>Circasia</text:p>
          </table:table-cell>
          <table:table-cell table:style-name="ce5" office:value-type="float" office:value="28162" calcext:value-type="float">
            <text:p>28.162</text:p>
          </table:table-cell>
          <table:table-cell table:style-name="ce5" office:value-type="float" office:value="28631" calcext:value-type="float">
            <text:p>28.631</text:p>
          </table:table-cell>
          <table:table-cell table:style-name="ce5" office:value-type="float" office:value="29060" calcext:value-type="float">
            <text:p>29.06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Quindio</text:p>
          </table:table-cell>
          <table:table-cell table:style-name="ce3" office:value-type="string" calcext:value-type="string">
            <text:p>Córdoba</text:p>
          </table:table-cell>
          <table:table-cell table:style-name="ce5" office:value-type="float" office:value="5642" calcext:value-type="float">
            <text:p>5.642</text:p>
          </table:table-cell>
          <table:table-cell table:style-name="ce5" office:value-type="float" office:value="5687" calcext:value-type="float">
            <text:p>5.687</text:p>
          </table:table-cell>
          <table:table-cell table:style-name="ce5" office:value-type="float" office:value="5739" calcext:value-type="float">
            <text:p>5.73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Quindio</text:p>
          </table:table-cell>
          <table:table-cell table:style-name="ce3" office:value-type="string" calcext:value-type="string">
            <text:p>Filandia</text:p>
          </table:table-cell>
          <table:table-cell table:style-name="ce5" office:value-type="float" office:value="12066" calcext:value-type="float">
            <text:p>12.066</text:p>
          </table:table-cell>
          <table:table-cell table:style-name="ce5" office:value-type="float" office:value="12154" calcext:value-type="float">
            <text:p>12.154</text:p>
          </table:table-cell>
          <table:table-cell table:style-name="ce5" office:value-type="float" office:value="12259" calcext:value-type="float">
            <text:p>12.25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Quindio</text:p>
          </table:table-cell>
          <table:table-cell table:style-name="ce3" office:value-type="string" calcext:value-type="string">
            <text:p>Génova</text:p>
          </table:table-cell>
          <table:table-cell table:style-name="ce5" office:value-type="float" office:value="7516" calcext:value-type="float">
            <text:p>7.516</text:p>
          </table:table-cell>
          <table:table-cell table:style-name="ce5" office:value-type="float" office:value="7455" calcext:value-type="float">
            <text:p>7.455</text:p>
          </table:table-cell>
          <table:table-cell table:style-name="ce5" office:value-type="float" office:value="7447" calcext:value-type="float">
            <text:p>7.44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Quindio</text:p>
          </table:table-cell>
          <table:table-cell table:style-name="ce3" office:value-type="string" calcext:value-type="string">
            <text:p>La Tebaida</text:p>
          </table:table-cell>
          <table:table-cell table:style-name="ce5" office:value-type="float" office:value="33451" calcext:value-type="float">
            <text:p>33.451</text:p>
          </table:table-cell>
          <table:table-cell table:style-name="ce5" office:value-type="float" office:value="34172" calcext:value-type="float">
            <text:p>34.172</text:p>
          </table:table-cell>
          <table:table-cell table:style-name="ce5" office:value-type="float" office:value="34803" calcext:value-type="float">
            <text:p>34.80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Quindio</text:p>
          </table:table-cell>
          <table:table-cell table:style-name="ce3" office:value-type="string" calcext:value-type="string">
            <text:p>Montenegro</text:p>
          </table:table-cell>
          <table:table-cell table:style-name="ce5" office:value-type="float" office:value="36751" calcext:value-type="float">
            <text:p>36.751</text:p>
          </table:table-cell>
          <table:table-cell table:style-name="ce5" office:value-type="float" office:value="37127" calcext:value-type="float">
            <text:p>37.127</text:p>
          </table:table-cell>
          <table:table-cell table:style-name="ce5" office:value-type="float" office:value="37518" calcext:value-type="float">
            <text:p>37.51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Quindio</text:p>
          </table:table-cell>
          <table:table-cell table:style-name="ce3" office:value-type="string" calcext:value-type="string">
            <text:p>Pijao</text:p>
          </table:table-cell>
          <table:table-cell table:style-name="ce5" office:value-type="float" office:value="5219" calcext:value-type="float">
            <text:p>5.219</text:p>
          </table:table-cell>
          <table:table-cell table:style-name="ce5" office:value-type="float" office:value="5146" calcext:value-type="float">
            <text:p>5.146</text:p>
          </table:table-cell>
          <table:table-cell table:style-name="ce5" office:value-type="float" office:value="5121" calcext:value-type="float">
            <text:p>5.12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Quindio</text:p>
          </table:table-cell>
          <table:table-cell table:style-name="ce3" office:value-type="string" calcext:value-type="string">
            <text:p>Quimbaya</text:p>
          </table:table-cell>
          <table:table-cell table:style-name="ce5" office:value-type="float" office:value="30751" calcext:value-type="float">
            <text:p>30.751</text:p>
          </table:table-cell>
          <table:table-cell table:style-name="ce5" office:value-type="float" office:value="30911" calcext:value-type="float">
            <text:p>30.911</text:p>
          </table:table-cell>
          <table:table-cell table:style-name="ce5" office:value-type="float" office:value="31142" calcext:value-type="float">
            <text:p>31.14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Quindio</text:p>
          </table:table-cell>
          <table:table-cell table:style-name="ce3" office:value-type="string" calcext:value-type="string">
            <text:p>Salento</text:p>
          </table:table-cell>
          <table:table-cell table:style-name="ce5" office:value-type="float" office:value="9260" calcext:value-type="float">
            <text:p>9.260</text:p>
          </table:table-cell>
          <table:table-cell table:style-name="ce5" office:value-type="float" office:value="9399" calcext:value-type="float">
            <text:p>9.399</text:p>
          </table:table-cell>
          <table:table-cell table:style-name="ce5" office:value-type="float" office:value="9529" calcext:value-type="float">
            <text:p>9.52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Risaralda</text:p>
          </table:table-cell>
          <table:table-cell table:style-name="ce3" office:value-type="string" calcext:value-type="string">
            <text:p>Pereira</text:p>
          </table:table-cell>
          <table:table-cell table:style-name="ce5" office:value-type="float" office:value="467269" calcext:value-type="float">
            <text:p>467.269</text:p>
          </table:table-cell>
          <table:table-cell table:style-name="ce5" office:value-type="float" office:value="472406" calcext:value-type="float">
            <text:p>472.406</text:p>
          </table:table-cell>
          <table:table-cell table:style-name="ce5" office:value-type="float" office:value="477027" calcext:value-type="float">
            <text:p>477.02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Risaralda</text:p>
          </table:table-cell>
          <table:table-cell table:style-name="ce3" office:value-type="string" calcext:value-type="string">
            <text:p>Apía</text:p>
          </table:table-cell>
          <table:table-cell table:style-name="ce5" office:value-type="float" office:value="12406" calcext:value-type="float">
            <text:p>12.406</text:p>
          </table:table-cell>
          <table:table-cell table:style-name="ce5" office:value-type="float" office:value="12276" calcext:value-type="float">
            <text:p>12.276</text:p>
          </table:table-cell>
          <table:table-cell table:style-name="ce5" office:value-type="float" office:value="12221" calcext:value-type="float">
            <text:p>12.22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Risaralda</text:p>
          </table:table-cell>
          <table:table-cell table:style-name="ce3" office:value-type="string" calcext:value-type="string">
            <text:p>Balboa</text:p>
          </table:table-cell>
          <table:table-cell table:style-name="ce5" office:value-type="float" office:value="6423" calcext:value-type="float">
            <text:p>6.423</text:p>
          </table:table-cell>
          <table:table-cell table:style-name="ce5" office:value-type="float" office:value="6348" calcext:value-type="float">
            <text:p>6.348</text:p>
          </table:table-cell>
          <table:table-cell table:style-name="ce5" office:value-type="float" office:value="6297" calcext:value-type="float">
            <text:p>6.29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Risaralda</text:p>
          </table:table-cell>
          <table:table-cell table:style-name="ce3" office:value-type="string" calcext:value-type="string">
            <text:p>Belén de Umbría</text:p>
          </table:table-cell>
          <table:table-cell table:style-name="ce5" office:value-type="float" office:value="24690" calcext:value-type="float">
            <text:p>24.690</text:p>
          </table:table-cell>
          <table:table-cell table:style-name="ce5" office:value-type="float" office:value="24660" calcext:value-type="float">
            <text:p>24.660</text:p>
          </table:table-cell>
          <table:table-cell table:style-name="ce5" office:value-type="float" office:value="24708" calcext:value-type="float">
            <text:p>24.70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Risaralda</text:p>
          </table:table-cell>
          <table:table-cell table:style-name="ce3" office:value-type="string" calcext:value-type="string">
            <text:p>Dosquebradas</text:p>
          </table:table-cell>
          <table:table-cell table:style-name="ce5" office:value-type="float" office:value="217178" calcext:value-type="float">
            <text:p>217.178</text:p>
          </table:table-cell>
          <table:table-cell table:style-name="ce5" office:value-type="float" office:value="220771" calcext:value-type="float">
            <text:p>220.771</text:p>
          </table:table-cell>
          <table:table-cell table:style-name="ce5" office:value-type="float" office:value="223782" calcext:value-type="float">
            <text:p>223.78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Risaralda</text:p>
          </table:table-cell>
          <table:table-cell table:style-name="ce3" office:value-type="string" calcext:value-type="string">
            <text:p>Guática</text:p>
          </table:table-cell>
          <table:table-cell table:style-name="ce5" office:value-type="float" office:value="12158" calcext:value-type="float">
            <text:p>12.158</text:p>
          </table:table-cell>
          <table:table-cell table:style-name="ce5" office:value-type="float" office:value="12108" calcext:value-type="float">
            <text:p>12.108</text:p>
          </table:table-cell>
          <table:table-cell table:style-name="ce5" office:value-type="float" office:value="12110" calcext:value-type="float">
            <text:p>12.11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Risaralda</text:p>
          </table:table-cell>
          <table:table-cell table:style-name="ce3" office:value-type="string" calcext:value-type="string">
            <text:p>La Celia</text:p>
          </table:table-cell>
          <table:table-cell table:style-name="ce5" office:value-type="float" office:value="7514" calcext:value-type="float">
            <text:p>7.514</text:p>
          </table:table-cell>
          <table:table-cell table:style-name="ce5" office:value-type="float" office:value="7448" calcext:value-type="float">
            <text:p>7.448</text:p>
          </table:table-cell>
          <table:table-cell table:style-name="ce5" office:value-type="float" office:value="7426" calcext:value-type="float">
            <text:p>7.42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Risaralda</text:p>
          </table:table-cell>
          <table:table-cell table:style-name="ce3" office:value-type="string" calcext:value-type="string">
            <text:p>La Virginia</text:p>
          </table:table-cell>
          <table:table-cell table:style-name="ce5" office:value-type="float" office:value="27923" calcext:value-type="float">
            <text:p>27.923</text:p>
          </table:table-cell>
          <table:table-cell table:style-name="ce5" office:value-type="float" office:value="27916" calcext:value-type="float">
            <text:p>27.916</text:p>
          </table:table-cell>
          <table:table-cell table:style-name="ce5" office:value-type="float" office:value="27981" calcext:value-type="float">
            <text:p>27.98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Risaralda</text:p>
          </table:table-cell>
          <table:table-cell table:style-name="ce3" office:value-type="string" calcext:value-type="string">
            <text:p>Marsella</text:p>
          </table:table-cell>
          <table:table-cell table:style-name="ce5" office:value-type="float" office:value="16940" calcext:value-type="float">
            <text:p>16.940</text:p>
          </table:table-cell>
          <table:table-cell table:style-name="ce5" office:value-type="float" office:value="16782" calcext:value-type="float">
            <text:p>16.782</text:p>
          </table:table-cell>
          <table:table-cell table:style-name="ce5" office:value-type="float" office:value="16716" calcext:value-type="float">
            <text:p>16.71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Risaralda</text:p>
          </table:table-cell>
          <table:table-cell table:style-name="ce3" office:value-type="string" calcext:value-type="string">
            <text:p>Mistrató</text:p>
          </table:table-cell>
          <table:table-cell table:style-name="ce5" office:value-type="float" office:value="16950" calcext:value-type="float">
            <text:p>16.950</text:p>
          </table:table-cell>
          <table:table-cell table:style-name="ce5" office:value-type="float" office:value="17110" calcext:value-type="float">
            <text:p>17.110</text:p>
          </table:table-cell>
          <table:table-cell table:style-name="ce5" office:value-type="float" office:value="17257" calcext:value-type="float">
            <text:p>17.25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Risaralda</text:p>
          </table:table-cell>
          <table:table-cell table:style-name="ce3" office:value-type="string" calcext:value-type="string">
            <text:p>Pueblo Rico</text:p>
          </table:table-cell>
          <table:table-cell table:style-name="ce5" office:value-type="float" office:value="16156" calcext:value-type="float">
            <text:p>16.156</text:p>
          </table:table-cell>
          <table:table-cell table:style-name="ce5" office:value-type="float" office:value="16309" calcext:value-type="float">
            <text:p>16.309</text:p>
          </table:table-cell>
          <table:table-cell table:style-name="ce5" office:value-type="float" office:value="16450" calcext:value-type="float">
            <text:p>16.45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Risaralda</text:p>
          </table:table-cell>
          <table:table-cell table:style-name="ce3" office:value-type="string" calcext:value-type="string">
            <text:p>Quinchía</text:p>
          </table:table-cell>
          <table:table-cell table:style-name="ce5" office:value-type="float" office:value="27292" calcext:value-type="float">
            <text:p>27.292</text:p>
          </table:table-cell>
          <table:table-cell table:style-name="ce5" office:value-type="float" office:value="27235" calcext:value-type="float">
            <text:p>27.235</text:p>
          </table:table-cell>
          <table:table-cell table:style-name="ce5" office:value-type="float" office:value="27274" calcext:value-type="float">
            <text:p>27.27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Risaralda</text:p>
          </table:table-cell>
          <table:table-cell table:style-name="ce3" office:value-type="string" calcext:value-type="string">
            <text:p>Santa Rosa de Cabal</text:p>
          </table:table-cell>
          <table:table-cell table:style-name="ce5" office:value-type="float" office:value="77838" calcext:value-type="float">
            <text:p>77.838</text:p>
          </table:table-cell>
          <table:table-cell table:style-name="ce5" office:value-type="float" office:value="78636" calcext:value-type="float">
            <text:p>78.636</text:p>
          </table:table-cell>
          <table:table-cell table:style-name="ce5" office:value-type="float" office:value="79372" calcext:value-type="float">
            <text:p>79.37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Risaralda</text:p>
          </table:table-cell>
          <table:table-cell table:style-name="ce3" office:value-type="string" calcext:value-type="string">
            <text:p>Santuario</text:p>
          </table:table-cell>
          <table:table-cell table:style-name="ce5" office:value-type="float" office:value="12664" calcext:value-type="float">
            <text:p>12.664</text:p>
          </table:table-cell>
          <table:table-cell table:style-name="ce5" office:value-type="float" office:value="12506" calcext:value-type="float">
            <text:p>12.506</text:p>
          </table:table-cell>
          <table:table-cell table:style-name="ce5" office:value-type="float" office:value="12434" calcext:value-type="float">
            <text:p>12.43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Bucaramanga</text:p>
          </table:table-cell>
          <table:table-cell table:style-name="ce5" office:value-type="float" office:value="581130" calcext:value-type="float">
            <text:p>581.130</text:p>
          </table:table-cell>
          <table:table-cell table:style-name="ce5" office:value-type="float" office:value="595635" calcext:value-type="float">
            <text:p>595.635</text:p>
          </table:table-cell>
          <table:table-cell table:style-name="ce5" office:value-type="float" office:value="607428" calcext:value-type="float">
            <text:p>607.42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Aguada</text:p>
          </table:table-cell>
          <table:table-cell table:style-name="ce5" office:value-type="float" office:value="1855" calcext:value-type="float">
            <text:p>1.855</text:p>
          </table:table-cell>
          <table:table-cell table:style-name="ce5" office:value-type="float" office:value="1858" calcext:value-type="float">
            <text:p>1.858</text:p>
          </table:table-cell>
          <table:table-cell table:style-name="ce5" office:value-type="float" office:value="1867" calcext:value-type="float">
            <text:p>1.86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Albania</text:p>
          </table:table-cell>
          <table:table-cell table:style-name="ce5" office:value-type="float" office:value="4129" calcext:value-type="float">
            <text:p>4.129</text:p>
          </table:table-cell>
          <table:table-cell table:style-name="ce5" office:value-type="float" office:value="4242" calcext:value-type="float">
            <text:p>4.242</text:p>
          </table:table-cell>
          <table:table-cell table:style-name="ce5" office:value-type="float" office:value="4336" calcext:value-type="float">
            <text:p>4.33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Aratoca</text:p>
          </table:table-cell>
          <table:table-cell table:style-name="ce5" office:value-type="float" office:value="8229" calcext:value-type="float">
            <text:p>8.229</text:p>
          </table:table-cell>
          <table:table-cell table:style-name="ce5" office:value-type="float" office:value="8368" calcext:value-type="float">
            <text:p>8.368</text:p>
          </table:table-cell>
          <table:table-cell table:style-name="ce5" office:value-type="float" office:value="8487" calcext:value-type="float">
            <text:p>8.48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Barbosa</text:p>
          </table:table-cell>
          <table:table-cell table:style-name="ce5" office:value-type="float" office:value="31050" calcext:value-type="float">
            <text:p>31.050</text:p>
          </table:table-cell>
          <table:table-cell table:style-name="ce5" office:value-type="float" office:value="31940" calcext:value-type="float">
            <text:p>31.940</text:p>
          </table:table-cell>
          <table:table-cell table:style-name="ce5" office:value-type="float" office:value="32653" calcext:value-type="float">
            <text:p>32.65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Barichara</text:p>
          </table:table-cell>
          <table:table-cell table:style-name="ce5" office:value-type="float" office:value="10486" calcext:value-type="float">
            <text:p>10.486</text:p>
          </table:table-cell>
          <table:table-cell table:style-name="ce5" office:value-type="float" office:value="10674" calcext:value-type="float">
            <text:p>10.674</text:p>
          </table:table-cell>
          <table:table-cell table:style-name="ce5" office:value-type="float" office:value="10815" calcext:value-type="float">
            <text:p>10.81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Barrancabermeja</text:p>
          </table:table-cell>
          <table:table-cell table:style-name="ce5" office:value-type="float" office:value="203537" calcext:value-type="float">
            <text:p>203.537</text:p>
          </table:table-cell>
          <table:table-cell table:style-name="ce5" office:value-type="float" office:value="207494" calcext:value-type="float">
            <text:p>207.494</text:p>
          </table:table-cell>
          <table:table-cell table:style-name="ce5" office:value-type="float" office:value="210729" calcext:value-type="float">
            <text:p>210.72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Betulia</text:p>
          </table:table-cell>
          <table:table-cell table:style-name="ce5" office:value-type="float" office:value="5941" calcext:value-type="float">
            <text:p>5.941</text:p>
          </table:table-cell>
          <table:table-cell table:style-name="ce5" office:value-type="float" office:value="6003" calcext:value-type="float">
            <text:p>6.003</text:p>
          </table:table-cell>
          <table:table-cell table:style-name="ce5" office:value-type="float" office:value="6061" calcext:value-type="float">
            <text:p>6.06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Bolívar</text:p>
          </table:table-cell>
          <table:table-cell table:style-name="ce5" office:value-type="float" office:value="11287" calcext:value-type="float">
            <text:p>11.287</text:p>
          </table:table-cell>
          <table:table-cell table:style-name="ce5" office:value-type="float" office:value="11073" calcext:value-type="float">
            <text:p>11.073</text:p>
          </table:table-cell>
          <table:table-cell table:style-name="ce5" office:value-type="float" office:value="10980" calcext:value-type="float">
            <text:p>10.98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Cabrera</text:p>
          </table:table-cell>
          <table:table-cell table:style-name="ce5" office:value-type="float" office:value="1937" calcext:value-type="float">
            <text:p>1.937</text:p>
          </table:table-cell>
          <table:table-cell table:style-name="ce5" office:value-type="float" office:value="1983" calcext:value-type="float">
            <text:p>1.983</text:p>
          </table:table-cell>
          <table:table-cell table:style-name="ce5" office:value-type="float" office:value="2021" calcext:value-type="float">
            <text:p>2.02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California</text:p>
          </table:table-cell>
          <table:table-cell table:style-name="ce5" office:value-type="float" office:value="2130" calcext:value-type="float">
            <text:p>2.130</text:p>
          </table:table-cell>
          <table:table-cell table:style-name="ce5" office:value-type="float" office:value="2186" calcext:value-type="float">
            <text:p>2.186</text:p>
          </table:table-cell>
          <table:table-cell table:style-name="ce5" office:value-type="float" office:value="2232" calcext:value-type="float">
            <text:p>2.23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Capitanejo</text:p>
          </table:table-cell>
          <table:table-cell table:style-name="ce5" office:value-type="float" office:value="5505" calcext:value-type="float">
            <text:p>5.505</text:p>
          </table:table-cell>
          <table:table-cell table:number-columns-repeated="2" table:style-name="ce5" office:value-type="float" office:value="5479" calcext:value-type="float">
            <text:p>5.47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Carcasí</text:p>
          </table:table-cell>
          <table:table-cell table:style-name="ce5" office:value-type="float" office:value="4292" calcext:value-type="float">
            <text:p>4.292</text:p>
          </table:table-cell>
          <table:table-cell table:style-name="ce5" office:value-type="float" office:value="4263" calcext:value-type="float">
            <text:p>4.263</text:p>
          </table:table-cell>
          <table:table-cell table:style-name="ce5" office:value-type="float" office:value="4259" calcext:value-type="float">
            <text:p>4.25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Cepitá</text:p>
          </table:table-cell>
          <table:table-cell table:style-name="ce5" office:value-type="float" office:value="2015" calcext:value-type="float">
            <text:p>2.015</text:p>
          </table:table-cell>
          <table:table-cell table:style-name="ce5" office:value-type="float" office:value="2018" calcext:value-type="float">
            <text:p>2.018</text:p>
          </table:table-cell>
          <table:table-cell table:style-name="ce5" office:value-type="float" office:value="2025" calcext:value-type="float">
            <text:p>2.02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Cerrito</text:p>
          </table:table-cell>
          <table:table-cell table:style-name="ce5" office:value-type="float" office:value="6729" calcext:value-type="float">
            <text:p>6.729</text:p>
          </table:table-cell>
          <table:table-cell table:style-name="ce5" office:value-type="float" office:value="6838" calcext:value-type="float">
            <text:p>6.838</text:p>
          </table:table-cell>
          <table:table-cell table:style-name="ce5" office:value-type="float" office:value="6933" calcext:value-type="float">
            <text:p>6.93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Charalá</text:p>
          </table:table-cell>
          <table:table-cell table:style-name="ce5" office:value-type="float" office:value="12270" calcext:value-type="float">
            <text:p>12.270</text:p>
          </table:table-cell>
          <table:table-cell table:style-name="ce5" office:value-type="float" office:value="12256" calcext:value-type="float">
            <text:p>12.256</text:p>
          </table:table-cell>
          <table:table-cell table:style-name="ce5" office:value-type="float" office:value="12272" calcext:value-type="float">
            <text:p>12.27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Charta</text:p>
          </table:table-cell>
          <table:table-cell table:style-name="ce5" office:value-type="float" office:value="2888" calcext:value-type="float">
            <text:p>2.888</text:p>
          </table:table-cell>
          <table:table-cell table:style-name="ce5" office:value-type="float" office:value="2883" calcext:value-type="float">
            <text:p>2.883</text:p>
          </table:table-cell>
          <table:table-cell table:style-name="ce5" office:value-type="float" office:value="2888" calcext:value-type="float">
            <text:p>2.88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Chima</text:p>
          </table:table-cell>
          <table:table-cell table:style-name="ce5" office:value-type="float" office:value="2875" calcext:value-type="float">
            <text:p>2.875</text:p>
          </table:table-cell>
          <table:table-cell table:style-name="ce5" office:value-type="float" office:value="2865" calcext:value-type="float">
            <text:p>2.865</text:p>
          </table:table-cell>
          <table:table-cell table:style-name="ce5" office:value-type="float" office:value="2866" calcext:value-type="float">
            <text:p>2.86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Chipatá</text:p>
          </table:table-cell>
          <table:table-cell table:style-name="ce5" office:value-type="float" office:value="5075" calcext:value-type="float">
            <text:p>5.075</text:p>
          </table:table-cell>
          <table:table-cell table:style-name="ce5" office:value-type="float" office:value="5084" calcext:value-type="float">
            <text:p>5.084</text:p>
          </table:table-cell>
          <table:table-cell table:style-name="ce5" office:value-type="float" office:value="5093" calcext:value-type="float">
            <text:p>5.09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Cimitarra</text:p>
          </table:table-cell>
          <table:table-cell table:style-name="ce5" office:value-type="float" office:value="32947" calcext:value-type="float">
            <text:p>32.947</text:p>
          </table:table-cell>
          <table:table-cell table:style-name="ce5" office:value-type="float" office:value="33750" calcext:value-type="float">
            <text:p>33.750</text:p>
          </table:table-cell>
          <table:table-cell table:style-name="ce5" office:value-type="float" office:value="34403" calcext:value-type="float">
            <text:p>34.40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Concepción</text:p>
          </table:table-cell>
          <table:table-cell table:number-columns-repeated="2" table:style-name="ce5" office:value-type="float" office:value="5738" calcext:value-type="float">
            <text:p>5.738</text:p>
          </table:table-cell>
          <table:table-cell table:style-name="ce5" office:value-type="float" office:value="5757" calcext:value-type="float">
            <text:p>5.75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Confines</text:p>
          </table:table-cell>
          <table:table-cell table:style-name="ce5" office:value-type="float" office:value="3159" calcext:value-type="float">
            <text:p>3.159</text:p>
          </table:table-cell>
          <table:table-cell table:style-name="ce5" office:value-type="float" office:value="3233" calcext:value-type="float">
            <text:p>3.233</text:p>
          </table:table-cell>
          <table:table-cell table:style-name="ce5" office:value-type="float" office:value="3294" calcext:value-type="float">
            <text:p>3.29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Contratación</text:p>
          </table:table-cell>
          <table:table-cell table:style-name="ce5" office:value-type="float" office:value="3679" calcext:value-type="float">
            <text:p>3.679</text:p>
          </table:table-cell>
          <table:table-cell table:style-name="ce5" office:value-type="float" office:value="3683" calcext:value-type="float">
            <text:p>3.683</text:p>
          </table:table-cell>
          <table:table-cell table:style-name="ce5" office:value-type="float" office:value="3699" calcext:value-type="float">
            <text:p>3.69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Coromoro</text:p>
          </table:table-cell>
          <table:table-cell table:style-name="ce5" office:value-type="float" office:value="5015" calcext:value-type="float">
            <text:p>5.015</text:p>
          </table:table-cell>
          <table:table-cell table:style-name="ce5" office:value-type="float" office:value="5009" calcext:value-type="float">
            <text:p>5.009</text:p>
          </table:table-cell>
          <table:table-cell table:style-name="ce5" office:value-type="float" office:value="5024" calcext:value-type="float">
            <text:p>5.02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Curití</text:p>
          </table:table-cell>
          <table:table-cell table:style-name="ce5" office:value-type="float" office:value="12717" calcext:value-type="float">
            <text:p>12.717</text:p>
          </table:table-cell>
          <table:table-cell table:style-name="ce5" office:value-type="float" office:value="13028" calcext:value-type="float">
            <text:p>13.028</text:p>
          </table:table-cell>
          <table:table-cell table:style-name="ce5" office:value-type="float" office:value="13283" calcext:value-type="float">
            <text:p>13.28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El Carmen de Chucurí</text:p>
          </table:table-cell>
          <table:table-cell table:style-name="ce5" office:value-type="float" office:value="20916" calcext:value-type="float">
            <text:p>20.916</text:p>
          </table:table-cell>
          <table:table-cell table:style-name="ce5" office:value-type="float" office:value="21415" calcext:value-type="float">
            <text:p>21.415</text:p>
          </table:table-cell>
          <table:table-cell table:style-name="ce5" office:value-type="float" office:value="21820" calcext:value-type="float">
            <text:p>21.82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El Guacamayo</text:p>
          </table:table-cell>
          <table:table-cell table:style-name="ce5" office:value-type="float" office:value="2167" calcext:value-type="float">
            <text:p>2.167</text:p>
          </table:table-cell>
          <table:table-cell table:style-name="ce5" office:value-type="float" office:value="2119" calcext:value-type="float">
            <text:p>2.119</text:p>
          </table:table-cell>
          <table:table-cell table:style-name="ce5" office:value-type="float" office:value="2085" calcext:value-type="float">
            <text:p>2.08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El Peñón</text:p>
          </table:table-cell>
          <table:table-cell table:style-name="ce5" office:value-type="float" office:value="5279" calcext:value-type="float">
            <text:p>5.279</text:p>
          </table:table-cell>
          <table:table-cell table:style-name="ce5" office:value-type="float" office:value="5405" calcext:value-type="float">
            <text:p>5.405</text:p>
          </table:table-cell>
          <table:table-cell table:style-name="ce5" office:value-type="float" office:value="5507" calcext:value-type="float">
            <text:p>5.50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El Playón</text:p>
          </table:table-cell>
          <table:table-cell table:style-name="ce5" office:value-type="float" office:value="13713" calcext:value-type="float">
            <text:p>13.713</text:p>
          </table:table-cell>
          <table:table-cell table:style-name="ce5" office:value-type="float" office:value="13882" calcext:value-type="float">
            <text:p>13.882</text:p>
          </table:table-cell>
          <table:table-cell table:style-name="ce5" office:value-type="float" office:value="14038" calcext:value-type="float">
            <text:p>14.03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Encino</text:p>
          </table:table-cell>
          <table:table-cell table:style-name="ce5" office:value-type="float" office:value="2552" calcext:value-type="float">
            <text:p>2.552</text:p>
          </table:table-cell>
          <table:table-cell table:style-name="ce5" office:value-type="float" office:value="2567" calcext:value-type="float">
            <text:p>2.567</text:p>
          </table:table-cell>
          <table:table-cell table:style-name="ce5" office:value-type="float" office:value="2583" calcext:value-type="float">
            <text:p>2.58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Enciso</text:p>
          </table:table-cell>
          <table:table-cell table:style-name="ce5" office:value-type="float" office:value="3461" calcext:value-type="float">
            <text:p>3.461</text:p>
          </table:table-cell>
          <table:table-cell table:style-name="ce5" office:value-type="float" office:value="3444" calcext:value-type="float">
            <text:p>3.444</text:p>
          </table:table-cell>
          <table:table-cell table:style-name="ce5" office:value-type="float" office:value="3445" calcext:value-type="float">
            <text:p>3.44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Florián</text:p>
          </table:table-cell>
          <table:table-cell table:style-name="ce5" office:value-type="float" office:value="5562" calcext:value-type="float">
            <text:p>5.562</text:p>
          </table:table-cell>
          <table:table-cell table:style-name="ce5" office:value-type="float" office:value="5569" calcext:value-type="float">
            <text:p>5.569</text:p>
          </table:table-cell>
          <table:table-cell table:style-name="ce5" office:value-type="float" office:value="5589" calcext:value-type="float">
            <text:p>5.58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Floridablanca</text:p>
          </table:table-cell>
          <table:table-cell table:style-name="ce5" office:value-type="float" office:value="291935" calcext:value-type="float">
            <text:p>291.935</text:p>
          </table:table-cell>
          <table:table-cell table:style-name="ce5" office:value-type="float" office:value="300730" calcext:value-type="float">
            <text:p>300.730</text:p>
          </table:table-cell>
          <table:table-cell table:style-name="ce5" office:value-type="float" office:value="307896" calcext:value-type="float">
            <text:p>307.89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Galán</text:p>
          </table:table-cell>
          <table:table-cell table:style-name="ce5" office:value-type="float" office:value="2886" calcext:value-type="float">
            <text:p>2.886</text:p>
          </table:table-cell>
          <table:table-cell table:style-name="ce5" office:value-type="float" office:value="2883" calcext:value-type="float">
            <text:p>2.883</text:p>
          </table:table-cell>
          <table:table-cell table:style-name="ce5" office:value-type="float" office:value="2891" calcext:value-type="float">
            <text:p>2.89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Gámbita</text:p>
          </table:table-cell>
          <table:table-cell table:style-name="ce5" office:value-type="float" office:value="4021" calcext:value-type="float">
            <text:p>4.021</text:p>
          </table:table-cell>
          <table:table-cell table:style-name="ce5" office:value-type="float" office:value="4008" calcext:value-type="float">
            <text:p>4.008</text:p>
          </table:table-cell>
          <table:table-cell table:style-name="ce5" office:value-type="float" office:value="4013" calcext:value-type="float">
            <text:p>4.01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Girón</text:p>
          </table:table-cell>
          <table:table-cell table:style-name="ce5" office:value-type="float" office:value="160403" calcext:value-type="float">
            <text:p>160.403</text:p>
          </table:table-cell>
          <table:table-cell table:style-name="ce5" office:value-type="float" office:value="166843" calcext:value-type="float">
            <text:p>166.843</text:p>
          </table:table-cell>
          <table:table-cell table:style-name="ce5" office:value-type="float" office:value="171904" calcext:value-type="float">
            <text:p>171.90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Guaca</text:p>
          </table:table-cell>
          <table:table-cell table:style-name="ce5" office:value-type="float" office:value="5916" calcext:value-type="float">
            <text:p>5.916</text:p>
          </table:table-cell>
          <table:table-cell table:style-name="ce5" office:value-type="float" office:value="5900" calcext:value-type="float">
            <text:p>5.900</text:p>
          </table:table-cell>
          <table:table-cell table:style-name="ce5" office:value-type="float" office:value="5909" calcext:value-type="float">
            <text:p>5.90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Guadalupe</text:p>
          </table:table-cell>
          <table:table-cell table:style-name="ce5" office:value-type="float" office:value="4511" calcext:value-type="float">
            <text:p>4.511</text:p>
          </table:table-cell>
          <table:table-cell table:style-name="ce5" office:value-type="float" office:value="4473" calcext:value-type="float">
            <text:p>4.473</text:p>
          </table:table-cell>
          <table:table-cell table:style-name="ce5" office:value-type="float" office:value="4468" calcext:value-type="float">
            <text:p>4.46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Guapotá</text:p>
          </table:table-cell>
          <table:table-cell table:style-name="ce5" office:value-type="float" office:value="2375" calcext:value-type="float">
            <text:p>2.375</text:p>
          </table:table-cell>
          <table:table-cell table:style-name="ce5" office:value-type="float" office:value="2394" calcext:value-type="float">
            <text:p>2.394</text:p>
          </table:table-cell>
          <table:table-cell table:style-name="ce5" office:value-type="float" office:value="2413" calcext:value-type="float">
            <text:p>2.41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Guavatá</text:p>
          </table:table-cell>
          <table:table-cell table:style-name="ce5" office:value-type="float" office:value="4230" calcext:value-type="float">
            <text:p>4.230</text:p>
          </table:table-cell>
          <table:table-cell table:style-name="ce5" office:value-type="float" office:value="4200" calcext:value-type="float">
            <text:p>4.200</text:p>
          </table:table-cell>
          <table:table-cell table:style-name="ce5" office:value-type="float" office:value="4191" calcext:value-type="float">
            <text:p>4.19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Güepsa</text:p>
          </table:table-cell>
          <table:table-cell table:style-name="ce5" office:value-type="float" office:value="5114" calcext:value-type="float">
            <text:p>5.114</text:p>
          </table:table-cell>
          <table:table-cell table:style-name="ce5" office:value-type="float" office:value="5222" calcext:value-type="float">
            <text:p>5.222</text:p>
          </table:table-cell>
          <table:table-cell table:style-name="ce5" office:value-type="float" office:value="5309" calcext:value-type="float">
            <text:p>5.30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Hato</text:p>
          </table:table-cell>
          <table:table-cell table:style-name="ce5" office:value-type="float" office:value="2328" calcext:value-type="float">
            <text:p>2.328</text:p>
          </table:table-cell>
          <table:table-cell table:style-name="ce5" office:value-type="float" office:value="2349" calcext:value-type="float">
            <text:p>2.349</text:p>
          </table:table-cell>
          <table:table-cell table:style-name="ce5" office:value-type="float" office:value="2370" calcext:value-type="float">
            <text:p>2.37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Jesús María</text:p>
          </table:table-cell>
          <table:table-cell table:style-name="ce5" office:value-type="float" office:value="3342" calcext:value-type="float">
            <text:p>3.342</text:p>
          </table:table-cell>
          <table:table-cell table:style-name="ce5" office:value-type="float" office:value="3337" calcext:value-type="float">
            <text:p>3.337</text:p>
          </table:table-cell>
          <table:table-cell table:style-name="ce5" office:value-type="float" office:value="3339" calcext:value-type="float">
            <text:p>3.33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Jordán</text:p>
          </table:table-cell>
          <table:table-cell table:style-name="ce5" office:value-type="float" office:value="1314" calcext:value-type="float">
            <text:p>1.314</text:p>
          </table:table-cell>
          <table:table-cell table:style-name="ce5" office:value-type="float" office:value="1325" calcext:value-type="float">
            <text:p>1.325</text:p>
          </table:table-cell>
          <table:table-cell table:style-name="ce5" office:value-type="float" office:value="1336" calcext:value-type="float">
            <text:p>1.33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La Belleza</text:p>
          </table:table-cell>
          <table:table-cell table:style-name="ce5" office:value-type="float" office:value="6198" calcext:value-type="float">
            <text:p>6.198</text:p>
          </table:table-cell>
          <table:table-cell table:style-name="ce5" office:value-type="float" office:value="6174" calcext:value-type="float">
            <text:p>6.174</text:p>
          </table:table-cell>
          <table:table-cell table:style-name="ce5" office:value-type="float" office:value="6178" calcext:value-type="float">
            <text:p>6.17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Landázuri</text:p>
          </table:table-cell>
          <table:table-cell table:style-name="ce5" office:value-type="float" office:value="10384" calcext:value-type="float">
            <text:p>10.384</text:p>
          </table:table-cell>
          <table:table-cell table:style-name="ce5" office:value-type="float" office:value="10482" calcext:value-type="float">
            <text:p>10.482</text:p>
          </table:table-cell>
          <table:table-cell table:style-name="ce5" office:value-type="float" office:value="10588" calcext:value-type="float">
            <text:p>10.58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La Paz</text:p>
          </table:table-cell>
          <table:table-cell table:style-name="ce5" office:value-type="float" office:value="4953" calcext:value-type="float">
            <text:p>4.953</text:p>
          </table:table-cell>
          <table:table-cell table:style-name="ce5" office:value-type="float" office:value="4921" calcext:value-type="float">
            <text:p>4.921</text:p>
          </table:table-cell>
          <table:table-cell table:style-name="ce5" office:value-type="float" office:value="4917" calcext:value-type="float">
            <text:p>4.91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Lebrija</text:p>
          </table:table-cell>
          <table:table-cell table:style-name="ce5" office:value-type="float" office:value="41835" calcext:value-type="float">
            <text:p>41.835</text:p>
          </table:table-cell>
          <table:table-cell table:style-name="ce5" office:value-type="float" office:value="43145" calcext:value-type="float">
            <text:p>43.145</text:p>
          </table:table-cell>
          <table:table-cell table:style-name="ce5" office:value-type="float" office:value="44169" calcext:value-type="float">
            <text:p>44.16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Los Santos</text:p>
          </table:table-cell>
          <table:table-cell table:style-name="ce5" office:value-type="float" office:value="14106" calcext:value-type="float">
            <text:p>14.106</text:p>
          </table:table-cell>
          <table:table-cell table:style-name="ce5" office:value-type="float" office:value="14485" calcext:value-type="float">
            <text:p>14.485</text:p>
          </table:table-cell>
          <table:table-cell table:style-name="ce5" office:value-type="float" office:value="14787" calcext:value-type="float">
            <text:p>14.78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Macaravita</text:p>
          </table:table-cell>
          <table:table-cell table:style-name="ce5" office:value-type="float" office:value="2171" calcext:value-type="float">
            <text:p>2.171</text:p>
          </table:table-cell>
          <table:table-cell table:style-name="ce5" office:value-type="float" office:value="2125" calcext:value-type="float">
            <text:p>2.125</text:p>
          </table:table-cell>
          <table:table-cell table:style-name="ce5" office:value-type="float" office:value="2104" calcext:value-type="float">
            <text:p>2.10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Málaga</text:p>
          </table:table-cell>
          <table:table-cell table:style-name="ce5" office:value-type="float" office:value="20945" calcext:value-type="float">
            <text:p>20.945</text:p>
          </table:table-cell>
          <table:table-cell table:style-name="ce5" office:value-type="float" office:value="21339" calcext:value-type="float">
            <text:p>21.339</text:p>
          </table:table-cell>
          <table:table-cell table:style-name="ce5" office:value-type="float" office:value="21672" calcext:value-type="float">
            <text:p>21.67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Matanza</text:p>
          </table:table-cell>
          <table:table-cell table:style-name="ce5" office:value-type="float" office:value="4976" calcext:value-type="float">
            <text:p>4.976</text:p>
          </table:table-cell>
          <table:table-cell table:style-name="ce5" office:value-type="float" office:value="4999" calcext:value-type="float">
            <text:p>4.999</text:p>
          </table:table-cell>
          <table:table-cell table:style-name="ce5" office:value-type="float" office:value="5035" calcext:value-type="float">
            <text:p>5.03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Mogotes</text:p>
          </table:table-cell>
          <table:table-cell table:style-name="ce5" office:value-type="float" office:value="10527" calcext:value-type="float">
            <text:p>10.527</text:p>
          </table:table-cell>
          <table:table-cell table:style-name="ce5" office:value-type="float" office:value="10576" calcext:value-type="float">
            <text:p>10.576</text:p>
          </table:table-cell>
          <table:table-cell table:style-name="ce5" office:value-type="float" office:value="10647" calcext:value-type="float">
            <text:p>10.64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Molagavita</text:p>
          </table:table-cell>
          <table:table-cell table:style-name="ce5" office:value-type="float" office:value="4137" calcext:value-type="float">
            <text:p>4.137</text:p>
          </table:table-cell>
          <table:table-cell table:style-name="ce5" office:value-type="float" office:value="4105" calcext:value-type="float">
            <text:p>4.105</text:p>
          </table:table-cell>
          <table:table-cell table:style-name="ce5" office:value-type="float" office:value="4106" calcext:value-type="float">
            <text:p>4.10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Ocamonte</text:p>
          </table:table-cell>
          <table:table-cell table:style-name="ce5" office:value-type="float" office:value="5661" calcext:value-type="float">
            <text:p>5.661</text:p>
          </table:table-cell>
          <table:table-cell table:style-name="ce5" office:value-type="float" office:value="5740" calcext:value-type="float">
            <text:p>5.740</text:p>
          </table:table-cell>
          <table:table-cell table:style-name="ce5" office:value-type="float" office:value="5810" calcext:value-type="float">
            <text:p>5.81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Oiba</text:p>
          </table:table-cell>
          <table:table-cell table:style-name="ce5" office:value-type="float" office:value="10800" calcext:value-type="float">
            <text:p>10.800</text:p>
          </table:table-cell>
          <table:table-cell table:style-name="ce5" office:value-type="float" office:value="11004" calcext:value-type="float">
            <text:p>11.004</text:p>
          </table:table-cell>
          <table:table-cell table:style-name="ce5" office:value-type="float" office:value="11175" calcext:value-type="float">
            <text:p>11.17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Onzaga</text:p>
          </table:table-cell>
          <table:table-cell table:style-name="ce5" office:value-type="float" office:value="4183" calcext:value-type="float">
            <text:p>4.183</text:p>
          </table:table-cell>
          <table:table-cell table:style-name="ce5" office:value-type="float" office:value="4111" calcext:value-type="float">
            <text:p>4.111</text:p>
          </table:table-cell>
          <table:table-cell table:style-name="ce5" office:value-type="float" office:value="4082" calcext:value-type="float">
            <text:p>4.08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Palmar</text:p>
          </table:table-cell>
          <table:table-cell table:style-name="ce5" office:value-type="float" office:value="1361" calcext:value-type="float">
            <text:p>1.361</text:p>
          </table:table-cell>
          <table:table-cell table:style-name="ce5" office:value-type="float" office:value="1386" calcext:value-type="float">
            <text:p>1.386</text:p>
          </table:table-cell>
          <table:table-cell table:style-name="ce5" office:value-type="float" office:value="1407" calcext:value-type="float">
            <text:p>1.40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Palmas del Socorro</text:p>
          </table:table-cell>
          <table:table-cell table:style-name="ce5" office:value-type="float" office:value="2535" calcext:value-type="float">
            <text:p>2.535</text:p>
          </table:table-cell>
          <table:table-cell table:style-name="ce5" office:value-type="float" office:value="2584" calcext:value-type="float">
            <text:p>2.584</text:p>
          </table:table-cell>
          <table:table-cell table:style-name="ce5" office:value-type="float" office:value="2626" calcext:value-type="float">
            <text:p>2.62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Páramo</text:p>
          </table:table-cell>
          <table:table-cell table:style-name="ce5" office:value-type="float" office:value="4654" calcext:value-type="float">
            <text:p>4.654</text:p>
          </table:table-cell>
          <table:table-cell table:style-name="ce5" office:value-type="float" office:value="4773" calcext:value-type="float">
            <text:p>4.773</text:p>
          </table:table-cell>
          <table:table-cell table:style-name="ce5" office:value-type="float" office:value="4869" calcext:value-type="float">
            <text:p>4.86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Piedecuesta</text:p>
          </table:table-cell>
          <table:table-cell table:style-name="ce5" office:value-type="float" office:value="170625" calcext:value-type="float">
            <text:p>170.625</text:p>
          </table:table-cell>
          <table:table-cell table:style-name="ce5" office:value-type="float" office:value="177586" calcext:value-type="float">
            <text:p>177.586</text:p>
          </table:table-cell>
          <table:table-cell table:style-name="ce5" office:value-type="float" office:value="182959" calcext:value-type="float">
            <text:p>182.95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Pinchote</text:p>
          </table:table-cell>
          <table:table-cell table:style-name="ce5" office:value-type="float" office:value="5162" calcext:value-type="float">
            <text:p>5.162</text:p>
          </table:table-cell>
          <table:table-cell table:style-name="ce5" office:value-type="float" office:value="5285" calcext:value-type="float">
            <text:p>5.285</text:p>
          </table:table-cell>
          <table:table-cell table:style-name="ce5" office:value-type="float" office:value="5385" calcext:value-type="float">
            <text:p>5.38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Puente Nacional</text:p>
          </table:table-cell>
          <table:table-cell table:style-name="ce5" office:value-type="float" office:value="14654" calcext:value-type="float">
            <text:p>14.654</text:p>
          </table:table-cell>
          <table:table-cell table:style-name="ce5" office:value-type="float" office:value="14740" calcext:value-type="float">
            <text:p>14.740</text:p>
          </table:table-cell>
          <table:table-cell table:style-name="ce5" office:value-type="float" office:value="14844" calcext:value-type="float">
            <text:p>14.84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Puerto Parra</text:p>
          </table:table-cell>
          <table:table-cell table:style-name="ce5" office:value-type="float" office:value="7640" calcext:value-type="float">
            <text:p>7.640</text:p>
          </table:table-cell>
          <table:table-cell table:style-name="ce5" office:value-type="float" office:value="7846" calcext:value-type="float">
            <text:p>7.846</text:p>
          </table:table-cell>
          <table:table-cell table:style-name="ce5" office:value-type="float" office:value="8017" calcext:value-type="float">
            <text:p>8.01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Puerto Wilches</text:p>
          </table:table-cell>
          <table:table-cell table:style-name="ce5" office:value-type="float" office:value="32791" calcext:value-type="float">
            <text:p>32.791</text:p>
          </table:table-cell>
          <table:table-cell table:style-name="ce5" office:value-type="float" office:value="33572" calcext:value-type="float">
            <text:p>33.572</text:p>
          </table:table-cell>
          <table:table-cell table:style-name="ce5" office:value-type="float" office:value="34206" calcext:value-type="float">
            <text:p>34.20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Rionegro</text:p>
          </table:table-cell>
          <table:table-cell table:style-name="ce5" office:value-type="float" office:value="26438" calcext:value-type="float">
            <text:p>26.438</text:p>
          </table:table-cell>
          <table:table-cell table:style-name="ce5" office:value-type="float" office:value="26746" calcext:value-type="float">
            <text:p>26.746</text:p>
          </table:table-cell>
          <table:table-cell table:style-name="ce5" office:value-type="float" office:value="27062" calcext:value-type="float">
            <text:p>27.06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Sabana de Torres</text:p>
          </table:table-cell>
          <table:table-cell table:style-name="ce5" office:value-type="float" office:value="33055" calcext:value-type="float">
            <text:p>33.055</text:p>
          </table:table-cell>
          <table:table-cell table:style-name="ce5" office:value-type="float" office:value="33887" calcext:value-type="float">
            <text:p>33.887</text:p>
          </table:table-cell>
          <table:table-cell table:style-name="ce5" office:value-type="float" office:value="34556" calcext:value-type="float">
            <text:p>34.55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San Andrés</text:p>
          </table:table-cell>
          <table:table-cell table:style-name="ce5" office:value-type="float" office:value="8683" calcext:value-type="float">
            <text:p>8.683</text:p>
          </table:table-cell>
          <table:table-cell table:style-name="ce5" office:value-type="float" office:value="8613" calcext:value-type="float">
            <text:p>8.613</text:p>
          </table:table-cell>
          <table:table-cell table:style-name="ce5" office:value-type="float" office:value="8596" calcext:value-type="float">
            <text:p>8.59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San Benito</text:p>
          </table:table-cell>
          <table:table-cell table:style-name="ce5" office:value-type="float" office:value="2950" calcext:value-type="float">
            <text:p>2.950</text:p>
          </table:table-cell>
          <table:table-cell table:style-name="ce5" office:value-type="float" office:value="2957" calcext:value-type="float">
            <text:p>2.957</text:p>
          </table:table-cell>
          <table:table-cell table:style-name="ce5" office:value-type="float" office:value="2972" calcext:value-type="float">
            <text:p>2.97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San Gil</text:p>
          </table:table-cell>
          <table:table-cell table:style-name="ce5" office:value-type="float" office:value="56037" calcext:value-type="float">
            <text:p>56.037</text:p>
          </table:table-cell>
          <table:table-cell table:style-name="ce5" office:value-type="float" office:value="58032" calcext:value-type="float">
            <text:p>58.032</text:p>
          </table:table-cell>
          <table:table-cell table:style-name="ce5" office:value-type="float" office:value="59670" calcext:value-type="float">
            <text:p>59.67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San Joaquín</text:p>
          </table:table-cell>
          <table:table-cell table:style-name="ce5" office:value-type="float" office:value="2241" calcext:value-type="float">
            <text:p>2.241</text:p>
          </table:table-cell>
          <table:table-cell table:style-name="ce5" office:value-type="float" office:value="2215" calcext:value-type="float">
            <text:p>2.215</text:p>
          </table:table-cell>
          <table:table-cell table:style-name="ce5" office:value-type="float" office:value="2208" calcext:value-type="float">
            <text:p>2.20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San José de Miranda</text:p>
          </table:table-cell>
          <table:table-cell table:style-name="ce5" office:value-type="float" office:value="4367" calcext:value-type="float">
            <text:p>4.367</text:p>
          </table:table-cell>
          <table:table-cell table:style-name="ce5" office:value-type="float" office:value="4313" calcext:value-type="float">
            <text:p>4.313</text:p>
          </table:table-cell>
          <table:table-cell table:style-name="ce5" office:value-type="float" office:value="4289" calcext:value-type="float">
            <text:p>4.28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San Miguel</text:p>
          </table:table-cell>
          <table:table-cell table:style-name="ce5" office:value-type="float" office:value="2531" calcext:value-type="float">
            <text:p>2.531</text:p>
          </table:table-cell>
          <table:table-cell table:style-name="ce5" office:value-type="float" office:value="2494" calcext:value-type="float">
            <text:p>2.494</text:p>
          </table:table-cell>
          <table:table-cell table:style-name="ce5" office:value-type="float" office:value="2478" calcext:value-type="float">
            <text:p>2.47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San Vicente de Chucurí</text:p>
          </table:table-cell>
          <table:table-cell table:style-name="ce5" office:value-type="float" office:value="33133" calcext:value-type="float">
            <text:p>33.133</text:p>
          </table:table-cell>
          <table:table-cell table:style-name="ce5" office:value-type="float" office:value="33414" calcext:value-type="float">
            <text:p>33.414</text:p>
          </table:table-cell>
          <table:table-cell table:style-name="ce5" office:value-type="float" office:value="33593" calcext:value-type="float">
            <text:p>33.59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Santa Bárbara</text:p>
          </table:table-cell>
          <table:table-cell table:style-name="ce5" office:value-type="float" office:value="2401" calcext:value-type="float">
            <text:p>2.401</text:p>
          </table:table-cell>
          <table:table-cell table:style-name="ce5" office:value-type="float" office:value="2425" calcext:value-type="float">
            <text:p>2.425</text:p>
          </table:table-cell>
          <table:table-cell table:style-name="ce5" office:value-type="float" office:value="2448" calcext:value-type="float">
            <text:p>2.44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Santa Helena del Opón</text:p>
          </table:table-cell>
          <table:table-cell table:style-name="ce5" office:value-type="float" office:value="3389" calcext:value-type="float">
            <text:p>3.389</text:p>
          </table:table-cell>
          <table:table-cell table:style-name="ce5" office:value-type="float" office:value="3393" calcext:value-type="float">
            <text:p>3.393</text:p>
          </table:table-cell>
          <table:table-cell table:style-name="ce5" office:value-type="float" office:value="3411" calcext:value-type="float">
            <text:p>3.41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Simacota</text:p>
          </table:table-cell>
          <table:table-cell table:style-name="ce5" office:value-type="float" office:value="10042" calcext:value-type="float">
            <text:p>10.042</text:p>
          </table:table-cell>
          <table:table-cell table:style-name="ce5" office:value-type="float" office:value="10138" calcext:value-type="float">
            <text:p>10.138</text:p>
          </table:table-cell>
          <table:table-cell table:style-name="ce5" office:value-type="float" office:value="10226" calcext:value-type="float">
            <text:p>10.22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Socorro</text:p>
          </table:table-cell>
          <table:table-cell table:style-name="ce5" office:value-type="float" office:value="32158" calcext:value-type="float">
            <text:p>32.158</text:p>
          </table:table-cell>
          <table:table-cell table:style-name="ce5" office:value-type="float" office:value="32965" calcext:value-type="float">
            <text:p>32.965</text:p>
          </table:table-cell>
          <table:table-cell table:style-name="ce5" office:value-type="float" office:value="33628" calcext:value-type="float">
            <text:p>33.62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Suaita</text:p>
          </table:table-cell>
          <table:table-cell table:style-name="ce5" office:value-type="float" office:value="10031" calcext:value-type="float">
            <text:p>10.031</text:p>
          </table:table-cell>
          <table:table-cell table:style-name="ce5" office:value-type="float" office:value="10086" calcext:value-type="float">
            <text:p>10.086</text:p>
          </table:table-cell>
          <table:table-cell table:style-name="ce5" office:value-type="float" office:value="10158" calcext:value-type="float">
            <text:p>10.15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Sucre</text:p>
          </table:table-cell>
          <table:table-cell table:style-name="ce5" office:value-type="float" office:value="7202" calcext:value-type="float">
            <text:p>7.202</text:p>
          </table:table-cell>
          <table:table-cell table:style-name="ce5" office:value-type="float" office:value="7103" calcext:value-type="float">
            <text:p>7.103</text:p>
          </table:table-cell>
          <table:table-cell table:style-name="ce5" office:value-type="float" office:value="7064" calcext:value-type="float">
            <text:p>7.06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Suratá</text:p>
          </table:table-cell>
          <table:table-cell table:style-name="ce5" office:value-type="float" office:value="3975" calcext:value-type="float">
            <text:p>3.975</text:p>
          </table:table-cell>
          <table:table-cell table:style-name="ce5" office:value-type="float" office:value="3977" calcext:value-type="float">
            <text:p>3.977</text:p>
          </table:table-cell>
          <table:table-cell table:style-name="ce5" office:value-type="float" office:value="3987" calcext:value-type="float">
            <text:p>3.98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Tona</text:p>
          </table:table-cell>
          <table:table-cell table:style-name="ce5" office:value-type="float" office:value="7373" calcext:value-type="float">
            <text:p>7.373</text:p>
          </table:table-cell>
          <table:table-cell table:style-name="ce5" office:value-type="float" office:value="7562" calcext:value-type="float">
            <text:p>7.562</text:p>
          </table:table-cell>
          <table:table-cell table:style-name="ce5" office:value-type="float" office:value="7718" calcext:value-type="float">
            <text:p>7.71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Valle de San José</text:p>
          </table:table-cell>
          <table:table-cell table:style-name="ce5" office:value-type="float" office:value="6084" calcext:value-type="float">
            <text:p>6.084</text:p>
          </table:table-cell>
          <table:table-cell table:style-name="ce5" office:value-type="float" office:value="6222" calcext:value-type="float">
            <text:p>6.222</text:p>
          </table:table-cell>
          <table:table-cell table:style-name="ce5" office:value-type="float" office:value="6336" calcext:value-type="float">
            <text:p>6.33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Vélez</text:p>
          </table:table-cell>
          <table:table-cell table:style-name="ce5" office:value-type="float" office:value="24356" calcext:value-type="float">
            <text:p>24.356</text:p>
          </table:table-cell>
          <table:table-cell table:style-name="ce5" office:value-type="float" office:value="24843" calcext:value-type="float">
            <text:p>24.843</text:p>
          </table:table-cell>
          <table:table-cell table:style-name="ce5" office:value-type="float" office:value="25219" calcext:value-type="float">
            <text:p>25.21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Vetas</text:p>
          </table:table-cell>
          <table:table-cell table:style-name="ce5" office:value-type="float" office:value="2114" calcext:value-type="float">
            <text:p>2.114</text:p>
          </table:table-cell>
          <table:table-cell table:style-name="ce5" office:value-type="float" office:value="2142" calcext:value-type="float">
            <text:p>2.142</text:p>
          </table:table-cell>
          <table:table-cell table:style-name="ce5" office:value-type="float" office:value="2168" calcext:value-type="float">
            <text:p>2.16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Villanueva</text:p>
          </table:table-cell>
          <table:table-cell table:style-name="ce5" office:value-type="float" office:value="7873" calcext:value-type="float">
            <text:p>7.873</text:p>
          </table:table-cell>
          <table:table-cell table:style-name="ce5" office:value-type="float" office:value="7927" calcext:value-type="float">
            <text:p>7.927</text:p>
          </table:table-cell>
          <table:table-cell table:style-name="ce5" office:value-type="float" office:value="7982" calcext:value-type="float">
            <text:p>7.98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Zapatoca</text:p>
          </table:table-cell>
          <table:table-cell table:style-name="ce5" office:value-type="float" office:value="9466" calcext:value-type="float">
            <text:p>9.466</text:p>
          </table:table-cell>
          <table:table-cell table:style-name="ce5" office:value-type="float" office:value="9507" calcext:value-type="float">
            <text:p>9.507</text:p>
          </table:table-cell>
          <table:table-cell table:style-name="ce5" office:value-type="float" office:value="9566" calcext:value-type="float">
            <text:p>9.56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ucre</text:p>
          </table:table-cell>
          <table:table-cell table:style-name="ce3" office:value-type="string" calcext:value-type="string">
            <text:p>Sincelejo</text:p>
          </table:table-cell>
          <table:table-cell table:style-name="ce5" office:value-type="float" office:value="277773" calcext:value-type="float">
            <text:p>277.773</text:p>
          </table:table-cell>
          <table:table-cell table:style-name="ce5" office:value-type="float" office:value="286635" calcext:value-type="float">
            <text:p>286.635</text:p>
          </table:table-cell>
          <table:table-cell table:style-name="ce5" office:value-type="float" office:value="293951" calcext:value-type="float">
            <text:p>293.95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ucre</text:p>
          </table:table-cell>
          <table:table-cell table:style-name="ce3" office:value-type="string" calcext:value-type="string">
            <text:p>Buenavista</text:p>
          </table:table-cell>
          <table:table-cell table:style-name="ce5" office:value-type="float" office:value="10441" calcext:value-type="float">
            <text:p>10.441</text:p>
          </table:table-cell>
          <table:table-cell table:style-name="ce5" office:value-type="float" office:value="10727" calcext:value-type="float">
            <text:p>10.727</text:p>
          </table:table-cell>
          <table:table-cell table:style-name="ce5" office:value-type="float" office:value="10964" calcext:value-type="float">
            <text:p>10.96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ucre</text:p>
          </table:table-cell>
          <table:table-cell table:style-name="ce3" office:value-type="string" calcext:value-type="string">
            <text:p>Caimito</text:p>
          </table:table-cell>
          <table:table-cell table:style-name="ce5" office:value-type="float" office:value="15231" calcext:value-type="float">
            <text:p>15.231</text:p>
          </table:table-cell>
          <table:table-cell table:style-name="ce5" office:value-type="float" office:value="15668" calcext:value-type="float">
            <text:p>15.668</text:p>
          </table:table-cell>
          <table:table-cell table:style-name="ce5" office:value-type="float" office:value="16028" calcext:value-type="float">
            <text:p>16.02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ucre</text:p>
          </table:table-cell>
          <table:table-cell table:style-name="ce3" office:value-type="string" calcext:value-type="string">
            <text:p>Colosó</text:p>
          </table:table-cell>
          <table:table-cell table:style-name="ce5" office:value-type="float" office:value="8623" calcext:value-type="float">
            <text:p>8.623</text:p>
          </table:table-cell>
          <table:table-cell table:style-name="ce5" office:value-type="float" office:value="8670" calcext:value-type="float">
            <text:p>8.670</text:p>
          </table:table-cell>
          <table:table-cell table:style-name="ce5" office:value-type="float" office:value="8732" calcext:value-type="float">
            <text:p>8.73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ucre</text:p>
          </table:table-cell>
          <table:table-cell table:style-name="ce3" office:value-type="string" calcext:value-type="string">
            <text:p>Corozal</text:p>
          </table:table-cell>
          <table:table-cell table:style-name="ce5" office:value-type="float" office:value="67371" calcext:value-type="float">
            <text:p>67.371</text:p>
          </table:table-cell>
          <table:table-cell table:style-name="ce5" office:value-type="float" office:value="69268" calcext:value-type="float">
            <text:p>69.268</text:p>
          </table:table-cell>
          <table:table-cell table:style-name="ce5" office:value-type="float" office:value="70853" calcext:value-type="float">
            <text:p>70.85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ucre</text:p>
          </table:table-cell>
          <table:table-cell table:style-name="ce3" office:value-type="string" calcext:value-type="string">
            <text:p>Coveñas</text:p>
          </table:table-cell>
          <table:table-cell table:style-name="ce5" office:value-type="float" office:value="18250" calcext:value-type="float">
            <text:p>18.250</text:p>
          </table:table-cell>
          <table:table-cell table:style-name="ce5" office:value-type="float" office:value="18892" calcext:value-type="float">
            <text:p>18.892</text:p>
          </table:table-cell>
          <table:table-cell table:style-name="ce5" office:value-type="float" office:value="19516" calcext:value-type="float">
            <text:p>19.51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ucre</text:p>
          </table:table-cell>
          <table:table-cell table:style-name="ce3" office:value-type="string" calcext:value-type="string">
            <text:p>Chalán</text:p>
          </table:table-cell>
          <table:table-cell table:style-name="ce5" office:value-type="float" office:value="4466" calcext:value-type="float">
            <text:p>4.466</text:p>
          </table:table-cell>
          <table:table-cell table:style-name="ce5" office:value-type="float" office:value="4537" calcext:value-type="float">
            <text:p>4.537</text:p>
          </table:table-cell>
          <table:table-cell table:style-name="ce5" office:value-type="float" office:value="4604" calcext:value-type="float">
            <text:p>4.60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ucre</text:p>
          </table:table-cell>
          <table:table-cell table:style-name="ce3" office:value-type="string" calcext:value-type="string">
            <text:p>El Roble</text:p>
          </table:table-cell>
          <table:table-cell table:style-name="ce5" office:value-type="float" office:value="9944" calcext:value-type="float">
            <text:p>9.944</text:p>
          </table:table-cell>
          <table:table-cell table:style-name="ce5" office:value-type="float" office:value="10215" calcext:value-type="float">
            <text:p>10.215</text:p>
          </table:table-cell>
          <table:table-cell table:style-name="ce5" office:value-type="float" office:value="10439" calcext:value-type="float">
            <text:p>10.43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ucre</text:p>
          </table:table-cell>
          <table:table-cell table:style-name="ce3" office:value-type="string" calcext:value-type="string">
            <text:p>Galeras</text:p>
          </table:table-cell>
          <table:table-cell table:style-name="ce5" office:value-type="float" office:value="21982" calcext:value-type="float">
            <text:p>21.982</text:p>
          </table:table-cell>
          <table:table-cell table:style-name="ce5" office:value-type="float" office:value="22673" calcext:value-type="float">
            <text:p>22.673</text:p>
          </table:table-cell>
          <table:table-cell table:style-name="ce5" office:value-type="float" office:value="23238" calcext:value-type="float">
            <text:p>23.23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ucre</text:p>
          </table:table-cell>
          <table:table-cell table:style-name="ce3" office:value-type="string" calcext:value-type="string">
            <text:p>Guaranda</text:p>
          </table:table-cell>
          <table:table-cell table:style-name="ce5" office:value-type="float" office:value="17713" calcext:value-type="float">
            <text:p>17.713</text:p>
          </table:table-cell>
          <table:table-cell table:style-name="ce5" office:value-type="float" office:value="18198" calcext:value-type="float">
            <text:p>18.198</text:p>
          </table:table-cell>
          <table:table-cell table:style-name="ce5" office:value-type="float" office:value="18601" calcext:value-type="float">
            <text:p>18.60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ucre</text:p>
          </table:table-cell>
          <table:table-cell table:style-name="ce3" office:value-type="string" calcext:value-type="string">
            <text:p>La Unión</text:p>
          </table:table-cell>
          <table:table-cell table:style-name="ce5" office:value-type="float" office:value="12349" calcext:value-type="float">
            <text:p>12.349</text:p>
          </table:table-cell>
          <table:table-cell table:style-name="ce5" office:value-type="float" office:value="12701" calcext:value-type="float">
            <text:p>12.701</text:p>
          </table:table-cell>
          <table:table-cell table:style-name="ce5" office:value-type="float" office:value="12994" calcext:value-type="float">
            <text:p>12.99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ucre</text:p>
          </table:table-cell>
          <table:table-cell table:style-name="ce3" office:value-type="string" calcext:value-type="string">
            <text:p>Los Palmitos</text:p>
          </table:table-cell>
          <table:table-cell table:style-name="ce5" office:value-type="float" office:value="22880" calcext:value-type="float">
            <text:p>22.880</text:p>
          </table:table-cell>
          <table:table-cell table:style-name="ce5" office:value-type="float" office:value="23420" calcext:value-type="float">
            <text:p>23.420</text:p>
          </table:table-cell>
          <table:table-cell table:style-name="ce5" office:value-type="float" office:value="23884" calcext:value-type="float">
            <text:p>23.88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ucre</text:p>
          </table:table-cell>
          <table:table-cell table:style-name="ce3" office:value-type="string" calcext:value-type="string">
            <text:p>Majagual</text:p>
          </table:table-cell>
          <table:table-cell table:style-name="ce5" office:value-type="float" office:value="36650" calcext:value-type="float">
            <text:p>36.650</text:p>
          </table:table-cell>
          <table:table-cell table:style-name="ce5" office:value-type="float" office:value="37564" calcext:value-type="float">
            <text:p>37.564</text:p>
          </table:table-cell>
          <table:table-cell table:style-name="ce5" office:value-type="float" office:value="38306" calcext:value-type="float">
            <text:p>38.30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ucre</text:p>
          </table:table-cell>
          <table:table-cell table:style-name="ce3" office:value-type="string" calcext:value-type="string">
            <text:p>Morroa</text:p>
          </table:table-cell>
          <table:table-cell table:style-name="ce5" office:value-type="float" office:value="15061" calcext:value-type="float">
            <text:p>15.061</text:p>
          </table:table-cell>
          <table:table-cell table:style-name="ce5" office:value-type="float" office:value="15495" calcext:value-type="float">
            <text:p>15.495</text:p>
          </table:table-cell>
          <table:table-cell table:style-name="ce5" office:value-type="float" office:value="15858" calcext:value-type="float">
            <text:p>15.85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ucre</text:p>
          </table:table-cell>
          <table:table-cell table:style-name="ce3" office:value-type="string" calcext:value-type="string">
            <text:p>Ovejas</text:p>
          </table:table-cell>
          <table:table-cell table:style-name="ce5" office:value-type="float" office:value="22871" calcext:value-type="float">
            <text:p>22.871</text:p>
          </table:table-cell>
          <table:table-cell table:style-name="ce5" office:value-type="float" office:value="23148" calcext:value-type="float">
            <text:p>23.148</text:p>
          </table:table-cell>
          <table:table-cell table:style-name="ce5" office:value-type="float" office:value="23436" calcext:value-type="float">
            <text:p>23.43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ucre</text:p>
          </table:table-cell>
          <table:table-cell table:style-name="ce3" office:value-type="string" calcext:value-type="string">
            <text:p>Palmito</text:p>
          </table:table-cell>
          <table:table-cell table:style-name="ce5" office:value-type="float" office:value="14114" calcext:value-type="float">
            <text:p>14.114</text:p>
          </table:table-cell>
          <table:table-cell table:style-name="ce5" office:value-type="float" office:value="14635" calcext:value-type="float">
            <text:p>14.635</text:p>
          </table:table-cell>
          <table:table-cell table:style-name="ce5" office:value-type="float" office:value="15056" calcext:value-type="float">
            <text:p>15.05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ucre</text:p>
          </table:table-cell>
          <table:table-cell table:style-name="ce3" office:value-type="string" calcext:value-type="string">
            <text:p>Sampués</text:p>
          </table:table-cell>
          <table:table-cell table:style-name="ce5" office:value-type="float" office:value="46455" calcext:value-type="float">
            <text:p>46.455</text:p>
          </table:table-cell>
          <table:table-cell table:style-name="ce5" office:value-type="float" office:value="47746" calcext:value-type="float">
            <text:p>47.746</text:p>
          </table:table-cell>
          <table:table-cell table:style-name="ce5" office:value-type="float" office:value="48819" calcext:value-type="float">
            <text:p>48.81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ucre</text:p>
          </table:table-cell>
          <table:table-cell table:style-name="ce3" office:value-type="string" calcext:value-type="string">
            <text:p>San Benito Abad</text:p>
          </table:table-cell>
          <table:table-cell table:style-name="ce5" office:value-type="float" office:value="28673" calcext:value-type="float">
            <text:p>28.673</text:p>
          </table:table-cell>
          <table:table-cell table:style-name="ce5" office:value-type="float" office:value="29282" calcext:value-type="float">
            <text:p>29.282</text:p>
          </table:table-cell>
          <table:table-cell table:style-name="ce5" office:value-type="float" office:value="29774" calcext:value-type="float">
            <text:p>29.77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ucre</text:p>
          </table:table-cell>
          <table:table-cell table:style-name="ce3" office:value-type="string" calcext:value-type="string">
            <text:p>San Juan de Betulia</text:p>
          </table:table-cell>
          <table:table-cell table:style-name="ce5" office:value-type="float" office:value="13535" calcext:value-type="float">
            <text:p>13.535</text:p>
          </table:table-cell>
          <table:table-cell table:style-name="ce5" office:value-type="float" office:value="13892" calcext:value-type="float">
            <text:p>13.892</text:p>
          </table:table-cell>
          <table:table-cell table:style-name="ce5" office:value-type="float" office:value="14191" calcext:value-type="float">
            <text:p>14.19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ucre</text:p>
          </table:table-cell>
          <table:table-cell table:style-name="ce3" office:value-type="string" calcext:value-type="string">
            <text:p>San Marcos</text:p>
          </table:table-cell>
          <table:table-cell table:style-name="ce5" office:value-type="float" office:value="57672" calcext:value-type="float">
            <text:p>57.672</text:p>
          </table:table-cell>
          <table:table-cell table:style-name="ce5" office:value-type="float" office:value="59254" calcext:value-type="float">
            <text:p>59.254</text:p>
          </table:table-cell>
          <table:table-cell table:style-name="ce5" office:value-type="float" office:value="60566" calcext:value-type="float">
            <text:p>60.56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ucre</text:p>
          </table:table-cell>
          <table:table-cell table:style-name="ce3" office:value-type="string" calcext:value-type="string">
            <text:p>San Onofre</text:p>
          </table:table-cell>
          <table:table-cell table:style-name="ce5" office:value-type="float" office:value="49633" calcext:value-type="float">
            <text:p>49.633</text:p>
          </table:table-cell>
          <table:table-cell table:style-name="ce5" office:value-type="float" office:value="50423" calcext:value-type="float">
            <text:p>50.423</text:p>
          </table:table-cell>
          <table:table-cell table:style-name="ce5" office:value-type="float" office:value="51109" calcext:value-type="float">
            <text:p>51.10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ucre</text:p>
          </table:table-cell>
          <table:table-cell table:style-name="ce3" office:value-type="string" calcext:value-type="string">
            <text:p>San Pedro</text:p>
          </table:table-cell>
          <table:table-cell table:style-name="ce5" office:value-type="float" office:value="18590" calcext:value-type="float">
            <text:p>18.590</text:p>
          </table:table-cell>
          <table:table-cell table:style-name="ce5" office:value-type="float" office:value="18920" calcext:value-type="float">
            <text:p>18.920</text:p>
          </table:table-cell>
          <table:table-cell table:style-name="ce5" office:value-type="float" office:value="19210" calcext:value-type="float">
            <text:p>19.21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ucre</text:p>
          </table:table-cell>
          <table:table-cell table:style-name="ce3" office:value-type="string" calcext:value-type="string">
            <text:p>San Luis de Sincé</text:p>
          </table:table-cell>
          <table:table-cell table:style-name="ce5" office:value-type="float" office:value="30773" calcext:value-type="float">
            <text:p>30.773</text:p>
          </table:table-cell>
          <table:table-cell table:style-name="ce5" office:value-type="float" office:value="31365" calcext:value-type="float">
            <text:p>31.365</text:p>
          </table:table-cell>
          <table:table-cell table:style-name="ce5" office:value-type="float" office:value="31903" calcext:value-type="float">
            <text:p>31.903</text:p>
          </table:table-cell>
          <table:table-cell table:number-columns-repeated="1019"/>
        </table:table-row>
        <table:table-row table:style-name="ro4">
          <table:table-cell table:number-columns-repeated="2" table:style-name="ce3" office:value-type="string" calcext:value-type="string">
            <text:p>Sucre</text:p>
          </table:table-cell>
          <table:table-cell table:style-name="ce5" office:value-type="float" office:value="29552" calcext:value-type="float">
            <text:p>29.552</text:p>
          </table:table-cell>
          <table:table-cell table:style-name="ce5" office:value-type="float" office:value="30253" calcext:value-type="float">
            <text:p>30.253</text:p>
          </table:table-cell>
          <table:table-cell table:style-name="ce5" office:value-type="float" office:value="30814" calcext:value-type="float">
            <text:p>30.81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ucre</text:p>
          </table:table-cell>
          <table:table-cell table:style-name="ce3" office:value-type="string" calcext:value-type="string">
            <text:p>Santiago de Tolú</text:p>
          </table:table-cell>
          <table:table-cell table:style-name="ce5" office:value-type="float" office:value="32922" calcext:value-type="float">
            <text:p>32.922</text:p>
          </table:table-cell>
          <table:table-cell table:style-name="ce5" office:value-type="float" office:value="33553" calcext:value-type="float">
            <text:p>33.553</text:p>
          </table:table-cell>
          <table:table-cell table:style-name="ce5" office:value-type="float" office:value="34117" calcext:value-type="float">
            <text:p>34.11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ucre</text:p>
          </table:table-cell>
          <table:table-cell table:style-name="ce3" office:value-type="string" calcext:value-type="string">
            <text:p>Tolú Viejo</text:p>
          </table:table-cell>
          <table:table-cell table:style-name="ce5" office:value-type="float" office:value="21339" calcext:value-type="float">
            <text:p>21.339</text:p>
          </table:table-cell>
          <table:table-cell table:style-name="ce5" office:value-type="float" office:value="21850" calcext:value-type="float">
            <text:p>21.850</text:p>
          </table:table-cell>
          <table:table-cell table:style-name="ce5" office:value-type="float" office:value="22289" calcext:value-type="float">
            <text:p>22.28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Tolima</text:p>
          </table:table-cell>
          <table:table-cell table:style-name="ce3" office:value-type="string" calcext:value-type="string">
            <text:p>Ibagué</text:p>
          </table:table-cell>
          <table:table-cell table:style-name="ce5" office:value-type="float" office:value="529635" calcext:value-type="float">
            <text:p>529.635</text:p>
          </table:table-cell>
          <table:table-cell table:style-name="ce5" office:value-type="float" office:value="536087" calcext:value-type="float">
            <text:p>536.087</text:p>
          </table:table-cell>
          <table:table-cell table:style-name="ce5" office:value-type="float" office:value="541101" calcext:value-type="float">
            <text:p>541.10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Tolima</text:p>
          </table:table-cell>
          <table:table-cell table:style-name="ce3" office:value-type="string" calcext:value-type="string">
            <text:p>Alpujarra</text:p>
          </table:table-cell>
          <table:table-cell table:style-name="ce5" office:value-type="float" office:value="4544" calcext:value-type="float">
            <text:p>4.544</text:p>
          </table:table-cell>
          <table:table-cell table:style-name="ce5" office:value-type="float" office:value="4493" calcext:value-type="float">
            <text:p>4.493</text:p>
          </table:table-cell>
          <table:table-cell table:style-name="ce5" office:value-type="float" office:value="4458" calcext:value-type="float">
            <text:p>4.45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Tolima</text:p>
          </table:table-cell>
          <table:table-cell table:style-name="ce3" office:value-type="string" calcext:value-type="string">
            <text:p>Alvarado</text:p>
          </table:table-cell>
          <table:table-cell table:style-name="ce5" office:value-type="float" office:value="8697" calcext:value-type="float">
            <text:p>8.697</text:p>
          </table:table-cell>
          <table:table-cell table:style-name="ce5" office:value-type="float" office:value="8710" calcext:value-type="float">
            <text:p>8.710</text:p>
          </table:table-cell>
          <table:table-cell table:style-name="ce5" office:value-type="float" office:value="8715" calcext:value-type="float">
            <text:p>8.71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Tolima</text:p>
          </table:table-cell>
          <table:table-cell table:style-name="ce3" office:value-type="string" calcext:value-type="string">
            <text:p>Ambalema</text:p>
          </table:table-cell>
          <table:table-cell table:style-name="ce5" office:value-type="float" office:value="6657" calcext:value-type="float">
            <text:p>6.657</text:p>
          </table:table-cell>
          <table:table-cell table:style-name="ce5" office:value-type="float" office:value="6596" calcext:value-type="float">
            <text:p>6.596</text:p>
          </table:table-cell>
          <table:table-cell table:style-name="ce5" office:value-type="float" office:value="6561" calcext:value-type="float">
            <text:p>6.56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Tolima</text:p>
          </table:table-cell>
          <table:table-cell table:style-name="ce3" office:value-type="string" calcext:value-type="string">
            <text:p>Anzoátegui</text:p>
          </table:table-cell>
          <table:table-cell table:style-name="ce5" office:value-type="float" office:value="10217" calcext:value-type="float">
            <text:p>10.217</text:p>
          </table:table-cell>
          <table:table-cell table:style-name="ce5" office:value-type="float" office:value="10110" calcext:value-type="float">
            <text:p>10.110</text:p>
          </table:table-cell>
          <table:table-cell table:style-name="ce5" office:value-type="float" office:value="10006" calcext:value-type="float">
            <text:p>10.00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Tolima</text:p>
          </table:table-cell>
          <table:table-cell table:style-name="ce3" office:value-type="string" calcext:value-type="string">
            <text:p>Armero</text:p>
          </table:table-cell>
          <table:table-cell table:style-name="ce5" office:value-type="float" office:value="12696" calcext:value-type="float">
            <text:p>12.696</text:p>
          </table:table-cell>
          <table:table-cell table:style-name="ce5" office:value-type="float" office:value="12335" calcext:value-type="float">
            <text:p>12.335</text:p>
          </table:table-cell>
          <table:table-cell table:style-name="ce5" office:value-type="float" office:value="12038" calcext:value-type="float">
            <text:p>12.03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Tolima</text:p>
          </table:table-cell>
          <table:table-cell table:style-name="ce3" office:value-type="string" calcext:value-type="string">
            <text:p>Ataco</text:p>
          </table:table-cell>
          <table:table-cell table:style-name="ce5" office:value-type="float" office:value="19330" calcext:value-type="float">
            <text:p>19.330</text:p>
          </table:table-cell>
          <table:table-cell table:style-name="ce5" office:value-type="float" office:value="19195" calcext:value-type="float">
            <text:p>19.195</text:p>
          </table:table-cell>
          <table:table-cell table:style-name="ce5" office:value-type="float" office:value="19117" calcext:value-type="float">
            <text:p>19.11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Tolima</text:p>
          </table:table-cell>
          <table:table-cell table:style-name="ce3" office:value-type="string" calcext:value-type="string">
            <text:p>Cajamarca</text:p>
          </table:table-cell>
          <table:table-cell table:style-name="ce5" office:value-type="float" office:value="18471" calcext:value-type="float">
            <text:p>18.471</text:p>
          </table:table-cell>
          <table:table-cell table:style-name="ce5" office:value-type="float" office:value="18443" calcext:value-type="float">
            <text:p>18.443</text:p>
          </table:table-cell>
          <table:table-cell table:style-name="ce5" office:value-type="float" office:value="18442" calcext:value-type="float">
            <text:p>18.44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Tolima</text:p>
          </table:table-cell>
          <table:table-cell table:style-name="ce3" office:value-type="string" calcext:value-type="string">
            <text:p>Carmen de Apicalá</text:p>
          </table:table-cell>
          <table:table-cell table:style-name="ce5" office:value-type="float" office:value="10117" calcext:value-type="float">
            <text:p>10.117</text:p>
          </table:table-cell>
          <table:table-cell table:style-name="ce5" office:value-type="float" office:value="10306" calcext:value-type="float">
            <text:p>10.306</text:p>
          </table:table-cell>
          <table:table-cell table:style-name="ce5" office:value-type="float" office:value="10448" calcext:value-type="float">
            <text:p>10.44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Tolima</text:p>
          </table:table-cell>
          <table:table-cell table:style-name="ce3" office:value-type="string" calcext:value-type="string">
            <text:p>Casabianca</text:p>
          </table:table-cell>
          <table:table-cell table:style-name="ce5" office:value-type="float" office:value="6373" calcext:value-type="float">
            <text:p>6.373</text:p>
          </table:table-cell>
          <table:table-cell table:style-name="ce5" office:value-type="float" office:value="6326" calcext:value-type="float">
            <text:p>6.326</text:p>
          </table:table-cell>
          <table:table-cell table:style-name="ce5" office:value-type="float" office:value="6297" calcext:value-type="float">
            <text:p>6.29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Tolima</text:p>
          </table:table-cell>
          <table:table-cell table:style-name="ce3" office:value-type="string" calcext:value-type="string">
            <text:p>Chaparral</text:p>
          </table:table-cell>
          <table:table-cell table:style-name="ce5" office:value-type="float" office:value="50367" calcext:value-type="float">
            <text:p>50.367</text:p>
          </table:table-cell>
          <table:table-cell table:style-name="ce5" office:value-type="float" office:value="50565" calcext:value-type="float">
            <text:p>50.565</text:p>
          </table:table-cell>
          <table:table-cell table:style-name="ce5" office:value-type="float" office:value="50741" calcext:value-type="float">
            <text:p>50.74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Tolima</text:p>
          </table:table-cell>
          <table:table-cell table:style-name="ce3" office:value-type="string" calcext:value-type="string">
            <text:p>Coello</text:p>
          </table:table-cell>
          <table:table-cell table:style-name="ce5" office:value-type="float" office:value="8248" calcext:value-type="float">
            <text:p>8.248</text:p>
          </table:table-cell>
          <table:table-cell table:style-name="ce5" office:value-type="float" office:value="8286" calcext:value-type="float">
            <text:p>8.286</text:p>
          </table:table-cell>
          <table:table-cell table:style-name="ce5" office:value-type="float" office:value="8320" calcext:value-type="float">
            <text:p>8.32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Tolima</text:p>
          </table:table-cell>
          <table:table-cell table:style-name="ce3" office:value-type="string" calcext:value-type="string">
            <text:p>Coyaima</text:p>
          </table:table-cell>
          <table:table-cell table:style-name="ce5" office:value-type="float" office:value="22813" calcext:value-type="float">
            <text:p>22.813</text:p>
          </table:table-cell>
          <table:table-cell table:style-name="ce5" office:value-type="float" office:value="22610" calcext:value-type="float">
            <text:p>22.610</text:p>
          </table:table-cell>
          <table:table-cell table:style-name="ce5" office:value-type="float" office:value="22490" calcext:value-type="float">
            <text:p>22.49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Tolima</text:p>
          </table:table-cell>
          <table:table-cell table:style-name="ce3" office:value-type="string" calcext:value-type="string">
            <text:p>Cunday</text:p>
          </table:table-cell>
          <table:table-cell table:style-name="ce5" office:value-type="float" office:value="8745" calcext:value-type="float">
            <text:p>8.745</text:p>
          </table:table-cell>
          <table:table-cell table:style-name="ce5" office:value-type="float" office:value="8518" calcext:value-type="float">
            <text:p>8.518</text:p>
          </table:table-cell>
          <table:table-cell table:style-name="ce5" office:value-type="float" office:value="8372" calcext:value-type="float">
            <text:p>8.37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Tolima</text:p>
          </table:table-cell>
          <table:table-cell table:style-name="ce3" office:value-type="string" calcext:value-type="string">
            <text:p>Dolores</text:p>
          </table:table-cell>
          <table:table-cell table:style-name="ce5" office:value-type="float" office:value="8359" calcext:value-type="float">
            <text:p>8.359</text:p>
          </table:table-cell>
          <table:table-cell table:style-name="ce5" office:value-type="float" office:value="8250" calcext:value-type="float">
            <text:p>8.250</text:p>
          </table:table-cell>
          <table:table-cell table:style-name="ce5" office:value-type="float" office:value="8185" calcext:value-type="float">
            <text:p>8.18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Tolima</text:p>
          </table:table-cell>
          <table:table-cell table:style-name="ce3" office:value-type="string" calcext:value-type="string">
            <text:p>Espinal</text:p>
          </table:table-cell>
          <table:table-cell table:style-name="ce5" office:value-type="float" office:value="70494" calcext:value-type="float">
            <text:p>70.494</text:p>
          </table:table-cell>
          <table:table-cell table:style-name="ce5" office:value-type="float" office:value="70769" calcext:value-type="float">
            <text:p>70.769</text:p>
          </table:table-cell>
          <table:table-cell table:style-name="ce5" office:value-type="float" office:value="71015" calcext:value-type="float">
            <text:p>71.01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Tolima</text:p>
          </table:table-cell>
          <table:table-cell table:style-name="ce3" office:value-type="string" calcext:value-type="string">
            <text:p>Falan</text:p>
          </table:table-cell>
          <table:table-cell table:style-name="ce5" office:value-type="float" office:value="7693" calcext:value-type="float">
            <text:p>7.693</text:p>
          </table:table-cell>
          <table:table-cell table:style-name="ce5" office:value-type="float" office:value="7494" calcext:value-type="float">
            <text:p>7.494</text:p>
          </table:table-cell>
          <table:table-cell table:style-name="ce5" office:value-type="float" office:value="7386" calcext:value-type="float">
            <text:p>7.38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Tolima</text:p>
          </table:table-cell>
          <table:table-cell table:style-name="ce3" office:value-type="string" calcext:value-type="string">
            <text:p>Flandes</text:p>
          </table:table-cell>
          <table:table-cell table:style-name="ce5" office:value-type="float" office:value="28389" calcext:value-type="float">
            <text:p>28.389</text:p>
          </table:table-cell>
          <table:table-cell table:style-name="ce5" office:value-type="float" office:value="28510" calcext:value-type="float">
            <text:p>28.510</text:p>
          </table:table-cell>
          <table:table-cell table:style-name="ce5" office:value-type="float" office:value="28615" calcext:value-type="float">
            <text:p>28.61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Tolima</text:p>
          </table:table-cell>
          <table:table-cell table:style-name="ce3" office:value-type="string" calcext:value-type="string">
            <text:p>Fresno</text:p>
          </table:table-cell>
          <table:table-cell table:style-name="ce5" office:value-type="float" office:value="31069" calcext:value-type="float">
            <text:p>31.069</text:p>
          </table:table-cell>
          <table:table-cell table:style-name="ce5" office:value-type="float" office:value="31124" calcext:value-type="float">
            <text:p>31.124</text:p>
          </table:table-cell>
          <table:table-cell table:style-name="ce5" office:value-type="float" office:value="31191" calcext:value-type="float">
            <text:p>31.19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Tolima</text:p>
          </table:table-cell>
          <table:table-cell table:style-name="ce3" office:value-type="string" calcext:value-type="string">
            <text:p>Guamo</text:p>
          </table:table-cell>
          <table:table-cell table:style-name="ce5" office:value-type="float" office:value="32940" calcext:value-type="float">
            <text:p>32.940</text:p>
          </table:table-cell>
          <table:table-cell table:style-name="ce5" office:value-type="float" office:value="32826" calcext:value-type="float">
            <text:p>32.826</text:p>
          </table:table-cell>
          <table:table-cell table:style-name="ce5" office:value-type="float" office:value="32772" calcext:value-type="float">
            <text:p>32.77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Tolima</text:p>
          </table:table-cell>
          <table:table-cell table:style-name="ce3" office:value-type="string" calcext:value-type="string">
            <text:p>Herveo</text:p>
          </table:table-cell>
          <table:table-cell table:style-name="ce5" office:value-type="float" office:value="7363" calcext:value-type="float">
            <text:p>7.363</text:p>
          </table:table-cell>
          <table:table-cell table:style-name="ce5" office:value-type="float" office:value="7266" calcext:value-type="float">
            <text:p>7.266</text:p>
          </table:table-cell>
          <table:table-cell table:style-name="ce5" office:value-type="float" office:value="7213" calcext:value-type="float">
            <text:p>7.21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Tolima</text:p>
          </table:table-cell>
          <table:table-cell table:style-name="ce3" office:value-type="string" calcext:value-type="string">
            <text:p>Honda</text:p>
          </table:table-cell>
          <table:table-cell table:style-name="ce5" office:value-type="float" office:value="24693" calcext:value-type="float">
            <text:p>24.693</text:p>
          </table:table-cell>
          <table:table-cell table:style-name="ce5" office:value-type="float" office:value="24585" calcext:value-type="float">
            <text:p>24.585</text:p>
          </table:table-cell>
          <table:table-cell table:style-name="ce5" office:value-type="float" office:value="24542" calcext:value-type="float">
            <text:p>24.54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Tolima</text:p>
          </table:table-cell>
          <table:table-cell table:style-name="ce3" office:value-type="string" calcext:value-type="string">
            <text:p>Icononzo</text:p>
          </table:table-cell>
          <table:table-cell table:style-name="ce5" office:value-type="float" office:value="11887" calcext:value-type="float">
            <text:p>11.887</text:p>
          </table:table-cell>
          <table:table-cell table:style-name="ce5" office:value-type="float" office:value="11891" calcext:value-type="float">
            <text:p>11.891</text:p>
          </table:table-cell>
          <table:table-cell table:style-name="ce5" office:value-type="float" office:value="11893" calcext:value-type="float">
            <text:p>11.89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Tolima</text:p>
          </table:table-cell>
          <table:table-cell table:style-name="ce3" office:value-type="string" calcext:value-type="string">
            <text:p>Lérida</text:p>
          </table:table-cell>
          <table:table-cell table:style-name="ce5" office:value-type="float" office:value="18574" calcext:value-type="float">
            <text:p>18.574</text:p>
          </table:table-cell>
          <table:table-cell table:style-name="ce5" office:value-type="float" office:value="18598" calcext:value-type="float">
            <text:p>18.598</text:p>
          </table:table-cell>
          <table:table-cell table:style-name="ce5" office:value-type="float" office:value="18617" calcext:value-type="float">
            <text:p>18.61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Tolima</text:p>
          </table:table-cell>
          <table:table-cell table:style-name="ce3" office:value-type="string" calcext:value-type="string">
            <text:p>Líbano</text:p>
          </table:table-cell>
          <table:table-cell table:style-name="ce5" office:value-type="float" office:value="36773" calcext:value-type="float">
            <text:p>36.773</text:p>
          </table:table-cell>
          <table:table-cell table:style-name="ce5" office:value-type="float" office:value="36432" calcext:value-type="float">
            <text:p>36.432</text:p>
          </table:table-cell>
          <table:table-cell table:style-name="ce5" office:value-type="float" office:value="36231" calcext:value-type="float">
            <text:p>36.23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Tolima</text:p>
          </table:table-cell>
          <table:table-cell table:style-name="ce3" office:value-type="string" calcext:value-type="string">
            <text:p>San Sebastián de Mariquita</text:p>
          </table:table-cell>
          <table:table-cell table:style-name="ce5" office:value-type="float" office:value="37770" calcext:value-type="float">
            <text:p>37.770</text:p>
          </table:table-cell>
          <table:table-cell table:style-name="ce5" office:value-type="float" office:value="38084" calcext:value-type="float">
            <text:p>38.084</text:p>
          </table:table-cell>
          <table:table-cell table:style-name="ce5" office:value-type="float" office:value="38333" calcext:value-type="float">
            <text:p>38.33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Tolima</text:p>
          </table:table-cell>
          <table:table-cell table:style-name="ce3" office:value-type="string" calcext:value-type="string">
            <text:p>Melgar</text:p>
          </table:table-cell>
          <table:table-cell table:style-name="ce5" office:value-type="float" office:value="36536" calcext:value-type="float">
            <text:p>36.536</text:p>
          </table:table-cell>
          <table:table-cell table:style-name="ce5" office:value-type="float" office:value="37191" calcext:value-type="float">
            <text:p>37.191</text:p>
          </table:table-cell>
          <table:table-cell table:style-name="ce5" office:value-type="float" office:value="37682" calcext:value-type="float">
            <text:p>37.68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Tolima</text:p>
          </table:table-cell>
          <table:table-cell table:style-name="ce3" office:value-type="string" calcext:value-type="string">
            <text:p>Murillo</text:p>
          </table:table-cell>
          <table:table-cell table:style-name="ce5" office:value-type="float" office:value="4113" calcext:value-type="float">
            <text:p>4.113</text:p>
          </table:table-cell>
          <table:table-cell table:style-name="ce5" office:value-type="float" office:value="4129" calcext:value-type="float">
            <text:p>4.129</text:p>
          </table:table-cell>
          <table:table-cell table:style-name="ce5" office:value-type="float" office:value="4143" calcext:value-type="float">
            <text:p>4.14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Tolima</text:p>
          </table:table-cell>
          <table:table-cell table:style-name="ce3" office:value-type="string" calcext:value-type="string">
            <text:p>Natagaima</text:p>
          </table:table-cell>
          <table:table-cell table:style-name="ce5" office:value-type="float" office:value="14835" calcext:value-type="float">
            <text:p>14.835</text:p>
          </table:table-cell>
          <table:table-cell table:style-name="ce5" office:value-type="float" office:value="14722" calcext:value-type="float">
            <text:p>14.722</text:p>
          </table:table-cell>
          <table:table-cell table:style-name="ce5" office:value-type="float" office:value="14672" calcext:value-type="float">
            <text:p>14.67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Tolima</text:p>
          </table:table-cell>
          <table:table-cell table:style-name="ce3" office:value-type="string" calcext:value-type="string">
            <text:p>Ortega</text:p>
          </table:table-cell>
          <table:table-cell table:style-name="ce5" office:value-type="float" office:value="34607" calcext:value-type="float">
            <text:p>34.607</text:p>
          </table:table-cell>
          <table:table-cell table:style-name="ce5" office:value-type="float" office:value="34453" calcext:value-type="float">
            <text:p>34.453</text:p>
          </table:table-cell>
          <table:table-cell table:style-name="ce5" office:value-type="float" office:value="34320" calcext:value-type="float">
            <text:p>34.32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Tolima</text:p>
          </table:table-cell>
          <table:table-cell table:style-name="ce3" office:value-type="string" calcext:value-type="string">
            <text:p>Palocabildo</text:p>
          </table:table-cell>
          <table:table-cell table:style-name="ce5" office:value-type="float" office:value="9730" calcext:value-type="float">
            <text:p>9.730</text:p>
          </table:table-cell>
          <table:table-cell table:style-name="ce5" office:value-type="float" office:value="9773" calcext:value-type="float">
            <text:p>9.773</text:p>
          </table:table-cell>
          <table:table-cell table:style-name="ce5" office:value-type="float" office:value="9814" calcext:value-type="float">
            <text:p>9.81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Tolima</text:p>
          </table:table-cell>
          <table:table-cell table:style-name="ce3" office:value-type="string" calcext:value-type="string">
            <text:p>Piedras</text:p>
          </table:table-cell>
          <table:table-cell table:style-name="ce5" office:value-type="float" office:value="6711" calcext:value-type="float">
            <text:p>6.711</text:p>
          </table:table-cell>
          <table:table-cell table:style-name="ce5" office:value-type="float" office:value="6737" calcext:value-type="float">
            <text:p>6.737</text:p>
          </table:table-cell>
          <table:table-cell table:style-name="ce5" office:value-type="float" office:value="6761" calcext:value-type="float">
            <text:p>6.76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Tolima</text:p>
          </table:table-cell>
          <table:table-cell table:style-name="ce3" office:value-type="string" calcext:value-type="string">
            <text:p>Planadas</text:p>
          </table:table-cell>
          <table:table-cell table:style-name="ce5" office:value-type="float" office:value="25764" calcext:value-type="float">
            <text:p>25.764</text:p>
          </table:table-cell>
          <table:table-cell table:style-name="ce5" office:value-type="float" office:value="25785" calcext:value-type="float">
            <text:p>25.785</text:p>
          </table:table-cell>
          <table:table-cell table:style-name="ce5" office:value-type="float" office:value="25799" calcext:value-type="float">
            <text:p>25.79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Tolima</text:p>
          </table:table-cell>
          <table:table-cell table:style-name="ce3" office:value-type="string" calcext:value-type="string">
            <text:p>Prado</text:p>
          </table:table-cell>
          <table:table-cell table:style-name="ce5" office:value-type="float" office:value="8498" calcext:value-type="float">
            <text:p>8.498</text:p>
          </table:table-cell>
          <table:table-cell table:style-name="ce5" office:value-type="float" office:value="8443" calcext:value-type="float">
            <text:p>8.443</text:p>
          </table:table-cell>
          <table:table-cell table:style-name="ce5" office:value-type="float" office:value="8415" calcext:value-type="float">
            <text:p>8.41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Tolima</text:p>
          </table:table-cell>
          <table:table-cell table:style-name="ce3" office:value-type="string" calcext:value-type="string">
            <text:p>Purificación</text:p>
          </table:table-cell>
          <table:table-cell table:style-name="ce5" office:value-type="float" office:value="23536" calcext:value-type="float">
            <text:p>23.536</text:p>
          </table:table-cell>
          <table:table-cell table:style-name="ce5" office:value-type="float" office:value="23527" calcext:value-type="float">
            <text:p>23.527</text:p>
          </table:table-cell>
          <table:table-cell table:style-name="ce5" office:value-type="float" office:value="23538" calcext:value-type="float">
            <text:p>23.53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Tolima</text:p>
          </table:table-cell>
          <table:table-cell table:style-name="ce3" office:value-type="string" calcext:value-type="string">
            <text:p>Rioblanco</text:p>
          </table:table-cell>
          <table:table-cell table:style-name="ce5" office:value-type="float" office:value="22771" calcext:value-type="float">
            <text:p>22.771</text:p>
          </table:table-cell>
          <table:table-cell table:style-name="ce5" office:value-type="float" office:value="22660" calcext:value-type="float">
            <text:p>22.660</text:p>
          </table:table-cell>
          <table:table-cell table:style-name="ce5" office:value-type="float" office:value="22617" calcext:value-type="float">
            <text:p>22.61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Tolima</text:p>
          </table:table-cell>
          <table:table-cell table:style-name="ce3" office:value-type="string" calcext:value-type="string">
            <text:p>Roncesvalles</text:p>
          </table:table-cell>
          <table:table-cell table:style-name="ce5" office:value-type="float" office:value="5459" calcext:value-type="float">
            <text:p>5.459</text:p>
          </table:table-cell>
          <table:table-cell table:style-name="ce5" office:value-type="float" office:value="5467" calcext:value-type="float">
            <text:p>5.467</text:p>
          </table:table-cell>
          <table:table-cell table:style-name="ce5" office:value-type="float" office:value="5479" calcext:value-type="float">
            <text:p>5.47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Tolima</text:p>
          </table:table-cell>
          <table:table-cell table:style-name="ce3" office:value-type="string" calcext:value-type="string">
            <text:p>Rovira</text:p>
          </table:table-cell>
          <table:table-cell table:style-name="ce5" office:value-type="float" office:value="21674" calcext:value-type="float">
            <text:p>21.674</text:p>
          </table:table-cell>
          <table:table-cell table:style-name="ce5" office:value-type="float" office:value="21556" calcext:value-type="float">
            <text:p>21.556</text:p>
          </table:table-cell>
          <table:table-cell table:style-name="ce5" office:value-type="float" office:value="21491" calcext:value-type="float">
            <text:p>21.49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Tolima</text:p>
          </table:table-cell>
          <table:table-cell table:style-name="ce3" office:value-type="string" calcext:value-type="string">
            <text:p>Saldaña</text:p>
          </table:table-cell>
          <table:table-cell table:style-name="ce5" office:value-type="float" office:value="14435" calcext:value-type="float">
            <text:p>14.435</text:p>
          </table:table-cell>
          <table:table-cell table:style-name="ce5" office:value-type="float" office:value="14450" calcext:value-type="float">
            <text:p>14.450</text:p>
          </table:table-cell>
          <table:table-cell table:style-name="ce5" office:value-type="float" office:value="14473" calcext:value-type="float">
            <text:p>14.47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Tolima</text:p>
          </table:table-cell>
          <table:table-cell table:style-name="ce3" office:value-type="string" calcext:value-type="string">
            <text:p>San Antonio</text:p>
          </table:table-cell>
          <table:table-cell table:style-name="ce5" office:value-type="float" office:value="12896" calcext:value-type="float">
            <text:p>12.896</text:p>
          </table:table-cell>
          <table:table-cell table:style-name="ce5" office:value-type="float" office:value="12691" calcext:value-type="float">
            <text:p>12.691</text:p>
          </table:table-cell>
          <table:table-cell table:style-name="ce5" office:value-type="float" office:value="12570" calcext:value-type="float">
            <text:p>12.57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Tolima</text:p>
          </table:table-cell>
          <table:table-cell table:style-name="ce3" office:value-type="string" calcext:value-type="string">
            <text:p>San Luis</text:p>
          </table:table-cell>
          <table:table-cell table:style-name="ce5" office:value-type="float" office:value="13553" calcext:value-type="float">
            <text:p>13.553</text:p>
          </table:table-cell>
          <table:table-cell table:style-name="ce5" office:value-type="float" office:value="13481" calcext:value-type="float">
            <text:p>13.481</text:p>
          </table:table-cell>
          <table:table-cell table:style-name="ce5" office:value-type="float" office:value="13451" calcext:value-type="float">
            <text:p>13.45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Tolima</text:p>
          </table:table-cell>
          <table:table-cell table:style-name="ce3" office:value-type="string" calcext:value-type="string">
            <text:p>Santa Isabel</text:p>
          </table:table-cell>
          <table:table-cell table:style-name="ce5" office:value-type="float" office:value="5769" calcext:value-type="float">
            <text:p>5.769</text:p>
          </table:table-cell>
          <table:table-cell table:style-name="ce5" office:value-type="float" office:value="5710" calcext:value-type="float">
            <text:p>5.710</text:p>
          </table:table-cell>
          <table:table-cell table:style-name="ce5" office:value-type="float" office:value="5673" calcext:value-type="float">
            <text:p>5.67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Tolima</text:p>
          </table:table-cell>
          <table:table-cell table:style-name="ce3" office:value-type="string" calcext:value-type="string">
            <text:p>Suárez</text:p>
          </table:table-cell>
          <table:table-cell table:style-name="ce5" office:value-type="float" office:value="3813" calcext:value-type="float">
            <text:p>3.813</text:p>
          </table:table-cell>
          <table:table-cell table:style-name="ce5" office:value-type="float" office:value="3788" calcext:value-type="float">
            <text:p>3.788</text:p>
          </table:table-cell>
          <table:table-cell table:style-name="ce5" office:value-type="float" office:value="3772" calcext:value-type="float">
            <text:p>3.77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Tolima</text:p>
          </table:table-cell>
          <table:table-cell table:style-name="ce3" office:value-type="string" calcext:value-type="string">
            <text:p>Valle de San Juan</text:p>
          </table:table-cell>
          <table:table-cell table:style-name="ce5" office:value-type="float" office:value="5345" calcext:value-type="float">
            <text:p>5.345</text:p>
          </table:table-cell>
          <table:table-cell table:style-name="ce5" office:value-type="float" office:value="5353" calcext:value-type="float">
            <text:p>5.353</text:p>
          </table:table-cell>
          <table:table-cell table:style-name="ce5" office:value-type="float" office:value="5360" calcext:value-type="float">
            <text:p>5.36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Tolima</text:p>
          </table:table-cell>
          <table:table-cell table:style-name="ce3" office:value-type="string" calcext:value-type="string">
            <text:p>Venadillo</text:p>
          </table:table-cell>
          <table:table-cell table:style-name="ce5" office:value-type="float" office:value="12817" calcext:value-type="float">
            <text:p>12.817</text:p>
          </table:table-cell>
          <table:table-cell table:style-name="ce5" office:value-type="float" office:value="12751" calcext:value-type="float">
            <text:p>12.751</text:p>
          </table:table-cell>
          <table:table-cell table:style-name="ce5" office:value-type="float" office:value="12723" calcext:value-type="float">
            <text:p>12.72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Tolima</text:p>
          </table:table-cell>
          <table:table-cell table:style-name="ce3" office:value-type="string" calcext:value-type="string">
            <text:p>Villahermosa</text:p>
          </table:table-cell>
          <table:table-cell table:style-name="ce5" office:value-type="float" office:value="9283" calcext:value-type="float">
            <text:p>9.283</text:p>
          </table:table-cell>
          <table:table-cell table:style-name="ce5" office:value-type="float" office:value="9216" calcext:value-type="float">
            <text:p>9.216</text:p>
          </table:table-cell>
          <table:table-cell table:style-name="ce5" office:value-type="float" office:value="9186" calcext:value-type="float">
            <text:p>9.18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Tolima</text:p>
          </table:table-cell>
          <table:table-cell table:style-name="ce3" office:value-type="string" calcext:value-type="string">
            <text:p>Villarrica</text:p>
          </table:table-cell>
          <table:table-cell table:style-name="ce5" office:value-type="float" office:value="5128" calcext:value-type="float">
            <text:p>5.128</text:p>
          </table:table-cell>
          <table:table-cell table:style-name="ce5" office:value-type="float" office:value="5021" calcext:value-type="float">
            <text:p>5.021</text:p>
          </table:table-cell>
          <table:table-cell table:style-name="ce5" office:value-type="float" office:value="4960" calcext:value-type="float">
            <text:p>4.96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Valle del Cauca</text:p>
          </table:table-cell>
          <table:table-cell table:style-name="ce3" office:value-type="string" calcext:value-type="string">
            <text:p>Cali</text:p>
          </table:table-cell>
          <table:table-cell table:style-name="ce5" office:value-type="float" office:value="2227642" calcext:value-type="float">
            <text:p>2.227.642</text:p>
          </table:table-cell>
          <table:table-cell table:style-name="ce5" office:value-type="float" office:value="2241491" calcext:value-type="float">
            <text:p>2.241.491</text:p>
          </table:table-cell>
          <table:table-cell table:style-name="ce5" office:value-type="float" office:value="2252616" calcext:value-type="float">
            <text:p>2.252.61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Valle del Cauca</text:p>
          </table:table-cell>
          <table:table-cell table:style-name="ce3" office:value-type="string" calcext:value-type="string">
            <text:p>Alcalá</text:p>
          </table:table-cell>
          <table:table-cell table:style-name="ce5" office:value-type="float" office:value="14062" calcext:value-type="float">
            <text:p>14.062</text:p>
          </table:table-cell>
          <table:table-cell table:style-name="ce5" office:value-type="float" office:value="14189" calcext:value-type="float">
            <text:p>14.189</text:p>
          </table:table-cell>
          <table:table-cell table:style-name="ce5" office:value-type="float" office:value="14295" calcext:value-type="float">
            <text:p>14.29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Valle del Cauca</text:p>
          </table:table-cell>
          <table:table-cell table:style-name="ce3" office:value-type="string" calcext:value-type="string">
            <text:p>Andalucía</text:p>
          </table:table-cell>
          <table:table-cell table:style-name="ce5" office:value-type="float" office:value="22436" calcext:value-type="float">
            <text:p>22.436</text:p>
          </table:table-cell>
          <table:table-cell table:style-name="ce5" office:value-type="float" office:value="22515" calcext:value-type="float">
            <text:p>22.515</text:p>
          </table:table-cell>
          <table:table-cell table:style-name="ce5" office:value-type="float" office:value="22594" calcext:value-type="float">
            <text:p>22.59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Valle del Cauca</text:p>
          </table:table-cell>
          <table:table-cell table:style-name="ce3" office:value-type="string" calcext:value-type="string">
            <text:p>Ansermanuevo</text:p>
          </table:table-cell>
          <table:table-cell table:style-name="ce5" office:value-type="float" office:value="17448" calcext:value-type="float">
            <text:p>17.448</text:p>
          </table:table-cell>
          <table:table-cell table:style-name="ce5" office:value-type="float" office:value="17348" calcext:value-type="float">
            <text:p>17.348</text:p>
          </table:table-cell>
          <table:table-cell table:style-name="ce5" office:value-type="float" office:value="17316" calcext:value-type="float">
            <text:p>17.31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Valle del Cauca</text:p>
          </table:table-cell>
          <table:table-cell table:style-name="ce3" office:value-type="string" calcext:value-type="string">
            <text:p>Argelia</text:p>
          </table:table-cell>
          <table:table-cell table:style-name="ce5" office:value-type="float" office:value="5397" calcext:value-type="float">
            <text:p>5.397</text:p>
          </table:table-cell>
          <table:table-cell table:style-name="ce5" office:value-type="float" office:value="5258" calcext:value-type="float">
            <text:p>5.258</text:p>
          </table:table-cell>
          <table:table-cell table:style-name="ce5" office:value-type="float" office:value="5177" calcext:value-type="float">
            <text:p>5.17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Valle del Cauca</text:p>
          </table:table-cell>
          <table:table-cell table:style-name="ce3" office:value-type="string" calcext:value-type="string">
            <text:p>Bolívar</text:p>
          </table:table-cell>
          <table:table-cell table:style-name="ce5" office:value-type="float" office:value="16021" calcext:value-type="float">
            <text:p>16.021</text:p>
          </table:table-cell>
          <table:table-cell table:style-name="ce5" office:value-type="float" office:value="15828" calcext:value-type="float">
            <text:p>15.828</text:p>
          </table:table-cell>
          <table:table-cell table:style-name="ce5" office:value-type="float" office:value="15714" calcext:value-type="float">
            <text:p>15.71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Valle del Cauca</text:p>
          </table:table-cell>
          <table:table-cell table:style-name="ce3" office:value-type="string" calcext:value-type="string">
            <text:p>Buenaventura</text:p>
          </table:table-cell>
          <table:table-cell table:style-name="ce5" office:value-type="float" office:value="308188" calcext:value-type="float">
            <text:p>308.188</text:p>
          </table:table-cell>
          <table:table-cell table:style-name="ce5" office:value-type="float" office:value="310194" calcext:value-type="float">
            <text:p>310.194</text:p>
          </table:table-cell>
          <table:table-cell table:style-name="ce5" office:value-type="float" office:value="311827" calcext:value-type="float">
            <text:p>311.82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Valle del Cauca</text:p>
          </table:table-cell>
          <table:table-cell table:style-name="ce3" office:value-type="string" calcext:value-type="string">
            <text:p>Guadalajara de Buga</text:p>
          </table:table-cell>
          <table:table-cell table:style-name="ce5" office:value-type="float" office:value="127545" calcext:value-type="float">
            <text:p>127.545</text:p>
          </table:table-cell>
          <table:table-cell table:style-name="ce5" office:value-type="float" office:value="128316" calcext:value-type="float">
            <text:p>128.316</text:p>
          </table:table-cell>
          <table:table-cell table:style-name="ce5" office:value-type="float" office:value="128945" calcext:value-type="float">
            <text:p>128.94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Valle del Cauca</text:p>
          </table:table-cell>
          <table:table-cell table:style-name="ce3" office:value-type="string" calcext:value-type="string">
            <text:p>Bugalagrande</text:p>
          </table:table-cell>
          <table:table-cell table:style-name="ce5" office:value-type="float" office:value="24318" calcext:value-type="float">
            <text:p>24.318</text:p>
          </table:table-cell>
          <table:table-cell table:style-name="ce5" office:value-type="float" office:value="24400" calcext:value-type="float">
            <text:p>24.400</text:p>
          </table:table-cell>
          <table:table-cell table:style-name="ce5" office:value-type="float" office:value="24465" calcext:value-type="float">
            <text:p>24.46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Valle del Cauca</text:p>
          </table:table-cell>
          <table:table-cell table:style-name="ce3" office:value-type="string" calcext:value-type="string">
            <text:p>Caicedonia</text:p>
          </table:table-cell>
          <table:table-cell table:style-name="ce5" office:value-type="float" office:value="28825" calcext:value-type="float">
            <text:p>28.825</text:p>
          </table:table-cell>
          <table:table-cell table:style-name="ce5" office:value-type="float" office:value="28609" calcext:value-type="float">
            <text:p>28.609</text:p>
          </table:table-cell>
          <table:table-cell table:style-name="ce5" office:value-type="float" office:value="28521" calcext:value-type="float">
            <text:p>28.52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Valle del Cauca</text:p>
          </table:table-cell>
          <table:table-cell table:style-name="ce3" office:value-type="string" calcext:value-type="string">
            <text:p>Calima</text:p>
          </table:table-cell>
          <table:table-cell table:style-name="ce5" office:value-type="float" office:value="18054" calcext:value-type="float">
            <text:p>18.054</text:p>
          </table:table-cell>
          <table:table-cell table:style-name="ce5" office:value-type="float" office:value="18171" calcext:value-type="float">
            <text:p>18.171</text:p>
          </table:table-cell>
          <table:table-cell table:style-name="ce5" office:value-type="float" office:value="18266" calcext:value-type="float">
            <text:p>18.26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Valle del Cauca</text:p>
          </table:table-cell>
          <table:table-cell table:style-name="ce3" office:value-type="string" calcext:value-type="string">
            <text:p>Candelaria</text:p>
          </table:table-cell>
          <table:table-cell table:style-name="ce5" office:value-type="float" office:value="91825" calcext:value-type="float">
            <text:p>91.825</text:p>
          </table:table-cell>
          <table:table-cell table:style-name="ce5" office:value-type="float" office:value="93183" calcext:value-type="float">
            <text:p>93.183</text:p>
          </table:table-cell>
          <table:table-cell table:style-name="ce5" office:value-type="float" office:value="94211" calcext:value-type="float">
            <text:p>94.21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Valle del Cauca</text:p>
          </table:table-cell>
          <table:table-cell table:style-name="ce3" office:value-type="string" calcext:value-type="string">
            <text:p>Cartago</text:p>
          </table:table-cell>
          <table:table-cell table:style-name="ce5" office:value-type="float" office:value="135729" calcext:value-type="float">
            <text:p>135.729</text:p>
          </table:table-cell>
          <table:table-cell table:style-name="ce5" office:value-type="float" office:value="136596" calcext:value-type="float">
            <text:p>136.596</text:p>
          </table:table-cell>
          <table:table-cell table:style-name="ce5" office:value-type="float" office:value="137302" calcext:value-type="float">
            <text:p>137.30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Valle del Cauca</text:p>
          </table:table-cell>
          <table:table-cell table:style-name="ce3" office:value-type="string" calcext:value-type="string">
            <text:p>Dagua</text:p>
          </table:table-cell>
          <table:table-cell table:style-name="ce5" office:value-type="float" office:value="48443" calcext:value-type="float">
            <text:p>48.443</text:p>
          </table:table-cell>
          <table:table-cell table:style-name="ce5" office:value-type="float" office:value="48758" calcext:value-type="float">
            <text:p>48.758</text:p>
          </table:table-cell>
          <table:table-cell table:style-name="ce5" office:value-type="float" office:value="49015" calcext:value-type="float">
            <text:p>49.01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Valle del Cauca</text:p>
          </table:table-cell>
          <table:table-cell table:style-name="ce3" office:value-type="string" calcext:value-type="string">
            <text:p>El Águila</text:p>
          </table:table-cell>
          <table:table-cell table:style-name="ce5" office:value-type="float" office:value="8909" calcext:value-type="float">
            <text:p>8.909</text:p>
          </table:table-cell>
          <table:table-cell table:style-name="ce5" office:value-type="float" office:value="8696" calcext:value-type="float">
            <text:p>8.696</text:p>
          </table:table-cell>
          <table:table-cell table:style-name="ce5" office:value-type="float" office:value="8562" calcext:value-type="float">
            <text:p>8.56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Valle del Cauca</text:p>
          </table:table-cell>
          <table:table-cell table:style-name="ce3" office:value-type="string" calcext:value-type="string">
            <text:p>El Cairo</text:p>
          </table:table-cell>
          <table:table-cell table:style-name="ce5" office:value-type="float" office:value="6845" calcext:value-type="float">
            <text:p>6.845</text:p>
          </table:table-cell>
          <table:table-cell table:style-name="ce5" office:value-type="float" office:value="6637" calcext:value-type="float">
            <text:p>6.637</text:p>
          </table:table-cell>
          <table:table-cell table:style-name="ce5" office:value-type="float" office:value="6506" calcext:value-type="float">
            <text:p>6.50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Valle del Cauca</text:p>
          </table:table-cell>
          <table:table-cell table:style-name="ce3" office:value-type="string" calcext:value-type="string">
            <text:p>El Cerrito</text:p>
          </table:table-cell>
          <table:table-cell table:style-name="ce5" office:value-type="float" office:value="56470" calcext:value-type="float">
            <text:p>56.470</text:p>
          </table:table-cell>
          <table:table-cell table:style-name="ce5" office:value-type="float" office:value="56835" calcext:value-type="float">
            <text:p>56.835</text:p>
          </table:table-cell>
          <table:table-cell table:style-name="ce5" office:value-type="float" office:value="57133" calcext:value-type="float">
            <text:p>57.13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Valle del Cauca</text:p>
          </table:table-cell>
          <table:table-cell table:style-name="ce3" office:value-type="string" calcext:value-type="string">
            <text:p>El Dovio</text:p>
          </table:table-cell>
          <table:table-cell table:style-name="ce5" office:value-type="float" office:value="8886" calcext:value-type="float">
            <text:p>8.886</text:p>
          </table:table-cell>
          <table:table-cell table:style-name="ce5" office:value-type="float" office:value="8711" calcext:value-type="float">
            <text:p>8.711</text:p>
          </table:table-cell>
          <table:table-cell table:style-name="ce5" office:value-type="float" office:value="8616" calcext:value-type="float">
            <text:p>8.61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Valle del Cauca</text:p>
          </table:table-cell>
          <table:table-cell table:style-name="ce3" office:value-type="string" calcext:value-type="string">
            <text:p>Florida</text:p>
          </table:table-cell>
          <table:table-cell table:style-name="ce5" office:value-type="float" office:value="57374" calcext:value-type="float">
            <text:p>57.374</text:p>
          </table:table-cell>
          <table:table-cell table:style-name="ce5" office:value-type="float" office:value="57696" calcext:value-type="float">
            <text:p>57.696</text:p>
          </table:table-cell>
          <table:table-cell table:style-name="ce5" office:value-type="float" office:value="57961" calcext:value-type="float">
            <text:p>57.96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Valle del Cauca</text:p>
          </table:table-cell>
          <table:table-cell table:style-name="ce3" office:value-type="string" calcext:value-type="string">
            <text:p>Ginebra</text:p>
          </table:table-cell>
          <table:table-cell table:style-name="ce5" office:value-type="float" office:value="22741" calcext:value-type="float">
            <text:p>22.741</text:p>
          </table:table-cell>
          <table:table-cell table:style-name="ce5" office:value-type="float" office:value="22908" calcext:value-type="float">
            <text:p>22.908</text:p>
          </table:table-cell>
          <table:table-cell table:style-name="ce5" office:value-type="float" office:value="23046" calcext:value-type="float">
            <text:p>23.04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Valle del Cauca</text:p>
          </table:table-cell>
          <table:table-cell table:style-name="ce3" office:value-type="string" calcext:value-type="string">
            <text:p>Guacarí</text:p>
          </table:table-cell>
          <table:table-cell table:style-name="ce5" office:value-type="float" office:value="33191" calcext:value-type="float">
            <text:p>33.191</text:p>
          </table:table-cell>
          <table:table-cell table:style-name="ce5" office:value-type="float" office:value="33405" calcext:value-type="float">
            <text:p>33.405</text:p>
          </table:table-cell>
          <table:table-cell table:style-name="ce5" office:value-type="float" office:value="33578" calcext:value-type="float">
            <text:p>33.57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Valle del Cauca</text:p>
          </table:table-cell>
          <table:table-cell table:style-name="ce3" office:value-type="string" calcext:value-type="string">
            <text:p>Jamundí</text:p>
          </table:table-cell>
          <table:table-cell table:style-name="ce5" office:value-type="float" office:value="159877" calcext:value-type="float">
            <text:p>159.877</text:p>
          </table:table-cell>
          <table:table-cell table:style-name="ce5" office:value-type="float" office:value="164159" calcext:value-type="float">
            <text:p>164.159</text:p>
          </table:table-cell>
          <table:table-cell table:style-name="ce5" office:value-type="float" office:value="167147" calcext:value-type="float">
            <text:p>167.14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Valle del Cauca</text:p>
          </table:table-cell>
          <table:table-cell table:style-name="ce3" office:value-type="string" calcext:value-type="string">
            <text:p>La Cumbre</text:p>
          </table:table-cell>
          <table:table-cell table:style-name="ce5" office:value-type="float" office:value="16316" calcext:value-type="float">
            <text:p>16.316</text:p>
          </table:table-cell>
          <table:table-cell table:style-name="ce5" office:value-type="float" office:value="16422" calcext:value-type="float">
            <text:p>16.422</text:p>
          </table:table-cell>
          <table:table-cell table:style-name="ce5" office:value-type="float" office:value="16509" calcext:value-type="float">
            <text:p>16.50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Valle del Cauca</text:p>
          </table:table-cell>
          <table:table-cell table:style-name="ce3" office:value-type="string" calcext:value-type="string">
            <text:p>La Unión</text:p>
          </table:table-cell>
          <table:table-cell table:style-name="ce5" office:value-type="float" office:value="33953" calcext:value-type="float">
            <text:p>33.953</text:p>
          </table:table-cell>
          <table:table-cell table:style-name="ce5" office:value-type="float" office:value="34244" calcext:value-type="float">
            <text:p>34.244</text:p>
          </table:table-cell>
          <table:table-cell table:style-name="ce5" office:value-type="float" office:value="34493" calcext:value-type="float">
            <text:p>34.49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Valle del Cauca</text:p>
          </table:table-cell>
          <table:table-cell table:style-name="ce3" office:value-type="string" calcext:value-type="string">
            <text:p>La Victoria</text:p>
          </table:table-cell>
          <table:table-cell table:style-name="ce5" office:value-type="float" office:value="12174" calcext:value-type="float">
            <text:p>12.174</text:p>
          </table:table-cell>
          <table:table-cell table:style-name="ce5" office:value-type="float" office:value="11981" calcext:value-type="float">
            <text:p>11.981</text:p>
          </table:table-cell>
          <table:table-cell table:style-name="ce5" office:value-type="float" office:value="11867" calcext:value-type="float">
            <text:p>11.86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Valle del Cauca</text:p>
          </table:table-cell>
          <table:table-cell table:style-name="ce3" office:value-type="string" calcext:value-type="string">
            <text:p>Obando</text:p>
          </table:table-cell>
          <table:table-cell table:style-name="ce5" office:value-type="float" office:value="12312" calcext:value-type="float">
            <text:p>12.312</text:p>
          </table:table-cell>
          <table:table-cell table:style-name="ce5" office:value-type="float" office:value="12140" calcext:value-type="float">
            <text:p>12.140</text:p>
          </table:table-cell>
          <table:table-cell table:style-name="ce5" office:value-type="float" office:value="12042" calcext:value-type="float">
            <text:p>12.04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Valle del Cauca</text:p>
          </table:table-cell>
          <table:table-cell table:style-name="ce3" office:value-type="string" calcext:value-type="string">
            <text:p>Palmira</text:p>
          </table:table-cell>
          <table:table-cell table:style-name="ce5" office:value-type="float" office:value="349294" calcext:value-type="float">
            <text:p>349.294</text:p>
          </table:table-cell>
          <table:table-cell table:style-name="ce5" office:value-type="float" office:value="352016" calcext:value-type="float">
            <text:p>352.016</text:p>
          </table:table-cell>
          <table:table-cell table:style-name="ce5" office:value-type="float" office:value="354285" calcext:value-type="float">
            <text:p>354.28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Valle del Cauca</text:p>
          </table:table-cell>
          <table:table-cell table:style-name="ce3" office:value-type="string" calcext:value-type="string">
            <text:p>Pradera</text:p>
          </table:table-cell>
          <table:table-cell table:style-name="ce5" office:value-type="float" office:value="47615" calcext:value-type="float">
            <text:p>47.615</text:p>
          </table:table-cell>
          <table:table-cell table:style-name="ce5" office:value-type="float" office:value="47918" calcext:value-type="float">
            <text:p>47.918</text:p>
          </table:table-cell>
          <table:table-cell table:style-name="ce5" office:value-type="float" office:value="48165" calcext:value-type="float">
            <text:p>48.16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Valle del Cauca</text:p>
          </table:table-cell>
          <table:table-cell table:style-name="ce3" office:value-type="string" calcext:value-type="string">
            <text:p>Restrepo</text:p>
          </table:table-cell>
          <table:table-cell table:style-name="ce5" office:value-type="float" office:value="15307" calcext:value-type="float">
            <text:p>15.307</text:p>
          </table:table-cell>
          <table:table-cell table:style-name="ce5" office:value-type="float" office:value="15295" calcext:value-type="float">
            <text:p>15.295</text:p>
          </table:table-cell>
          <table:table-cell table:style-name="ce5" office:value-type="float" office:value="15304" calcext:value-type="float">
            <text:p>15.30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Valle del Cauca</text:p>
          </table:table-cell>
          <table:table-cell table:style-name="ce3" office:value-type="string" calcext:value-type="string">
            <text:p>Riofrío</text:p>
          </table:table-cell>
          <table:table-cell table:style-name="ce5" office:value-type="float" office:value="15554" calcext:value-type="float">
            <text:p>15.554</text:p>
          </table:table-cell>
          <table:table-cell table:style-name="ce5" office:value-type="float" office:value="15483" calcext:value-type="float">
            <text:p>15.483</text:p>
          </table:table-cell>
          <table:table-cell table:style-name="ce5" office:value-type="float" office:value="15463" calcext:value-type="float">
            <text:p>15.46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Valle del Cauca</text:p>
          </table:table-cell>
          <table:table-cell table:style-name="ce3" office:value-type="string" calcext:value-type="string">
            <text:p>Roldanillo</text:p>
          </table:table-cell>
          <table:table-cell table:style-name="ce5" office:value-type="float" office:value="36797" calcext:value-type="float">
            <text:p>36.797</text:p>
          </table:table-cell>
          <table:table-cell table:style-name="ce5" office:value-type="float" office:value="36767" calcext:value-type="float">
            <text:p>36.767</text:p>
          </table:table-cell>
          <table:table-cell table:style-name="ce5" office:value-type="float" office:value="36786" calcext:value-type="float">
            <text:p>36.78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Valle del Cauca</text:p>
          </table:table-cell>
          <table:table-cell table:style-name="ce3" office:value-type="string" calcext:value-type="string">
            <text:p>San Pedro</text:p>
          </table:table-cell>
          <table:table-cell table:style-name="ce5" office:value-type="float" office:value="16942" calcext:value-type="float">
            <text:p>16.942</text:p>
          </table:table-cell>
          <table:table-cell table:style-name="ce5" office:value-type="float" office:value="17082" calcext:value-type="float">
            <text:p>17.082</text:p>
          </table:table-cell>
          <table:table-cell table:style-name="ce5" office:value-type="float" office:value="17201" calcext:value-type="float">
            <text:p>17.20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Valle del Cauca</text:p>
          </table:table-cell>
          <table:table-cell table:style-name="ce3" office:value-type="string" calcext:value-type="string">
            <text:p>Sevilla</text:p>
          </table:table-cell>
          <table:table-cell table:style-name="ce5" office:value-type="float" office:value="42133" calcext:value-type="float">
            <text:p>42.133</text:p>
          </table:table-cell>
          <table:table-cell table:style-name="ce5" office:value-type="float" office:value="41503" calcext:value-type="float">
            <text:p>41.503</text:p>
          </table:table-cell>
          <table:table-cell table:style-name="ce5" office:value-type="float" office:value="41153" calcext:value-type="float">
            <text:p>41.15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Valle del Cauca</text:p>
          </table:table-cell>
          <table:table-cell table:style-name="ce3" office:value-type="string" calcext:value-type="string">
            <text:p>Toro</text:p>
          </table:table-cell>
          <table:table-cell table:style-name="ce5" office:value-type="float" office:value="14612" calcext:value-type="float">
            <text:p>14.612</text:p>
          </table:table-cell>
          <table:table-cell table:style-name="ce5" office:value-type="float" office:value="14467" calcext:value-type="float">
            <text:p>14.467</text:p>
          </table:table-cell>
          <table:table-cell table:style-name="ce5" office:value-type="float" office:value="14389" calcext:value-type="float">
            <text:p>14.38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Valle del Cauca</text:p>
          </table:table-cell>
          <table:table-cell table:style-name="ce3" office:value-type="string" calcext:value-type="string">
            <text:p>Trujillo</text:p>
          </table:table-cell>
          <table:table-cell table:style-name="ce5" office:value-type="float" office:value="19226" calcext:value-type="float">
            <text:p>19.226</text:p>
          </table:table-cell>
          <table:table-cell table:style-name="ce5" office:value-type="float" office:value="19073" calcext:value-type="float">
            <text:p>19.073</text:p>
          </table:table-cell>
          <table:table-cell table:style-name="ce5" office:value-type="float" office:value="18982" calcext:value-type="float">
            <text:p>18.98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Valle del Cauca</text:p>
          </table:table-cell>
          <table:table-cell table:style-name="ce3" office:value-type="string" calcext:value-type="string">
            <text:p>Tuluá</text:p>
          </table:table-cell>
          <table:table-cell table:style-name="ce5" office:value-type="float" office:value="212685" calcext:value-type="float">
            <text:p>212.685</text:p>
          </table:table-cell>
          <table:table-cell table:style-name="ce5" office:value-type="float" office:value="215978" calcext:value-type="float">
            <text:p>215.978</text:p>
          </table:table-cell>
          <table:table-cell table:style-name="ce5" office:value-type="float" office:value="218812" calcext:value-type="float">
            <text:p>218.81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Valle del Cauca</text:p>
          </table:table-cell>
          <table:table-cell table:style-name="ce3" office:value-type="string" calcext:value-type="string">
            <text:p>Ulloa</text:p>
          </table:table-cell>
          <table:table-cell table:style-name="ce5" office:value-type="float" office:value="5465" calcext:value-type="float">
            <text:p>5.465</text:p>
          </table:table-cell>
          <table:table-cell table:style-name="ce5" office:value-type="float" office:value="5412" calcext:value-type="float">
            <text:p>5.412</text:p>
          </table:table-cell>
          <table:table-cell table:style-name="ce5" office:value-type="float" office:value="5381" calcext:value-type="float">
            <text:p>5.38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Valle del Cauca</text:p>
          </table:table-cell>
          <table:table-cell table:style-name="ce3" office:value-type="string" calcext:value-type="string">
            <text:p>Versalles</text:p>
          </table:table-cell>
          <table:table-cell table:style-name="ce5" office:value-type="float" office:value="7263" calcext:value-type="float">
            <text:p>7.263</text:p>
          </table:table-cell>
          <table:table-cell table:style-name="ce5" office:value-type="float" office:value="7070" calcext:value-type="float">
            <text:p>7.070</text:p>
          </table:table-cell>
          <table:table-cell table:style-name="ce5" office:value-type="float" office:value="6950" calcext:value-type="float">
            <text:p>6.95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Valle del Cauca</text:p>
          </table:table-cell>
          <table:table-cell table:style-name="ce3" office:value-type="string" calcext:value-type="string">
            <text:p>Vijes</text:p>
          </table:table-cell>
          <table:table-cell table:style-name="ce5" office:value-type="float" office:value="12734" calcext:value-type="float">
            <text:p>12.734</text:p>
          </table:table-cell>
          <table:table-cell table:style-name="ce5" office:value-type="float" office:value="12817" calcext:value-type="float">
            <text:p>12.817</text:p>
          </table:table-cell>
          <table:table-cell table:style-name="ce5" office:value-type="float" office:value="12884" calcext:value-type="float">
            <text:p>12.88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Valle del Cauca</text:p>
          </table:table-cell>
          <table:table-cell table:style-name="ce3" office:value-type="string" calcext:value-type="string">
            <text:p>Yotoco</text:p>
          </table:table-cell>
          <table:table-cell table:style-name="ce5" office:value-type="float" office:value="16019" calcext:value-type="float">
            <text:p>16.019</text:p>
          </table:table-cell>
          <table:table-cell table:style-name="ce5" office:value-type="float" office:value="16117" calcext:value-type="float">
            <text:p>16.117</text:p>
          </table:table-cell>
          <table:table-cell table:style-name="ce5" office:value-type="float" office:value="16197" calcext:value-type="float">
            <text:p>16.19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Valle del Cauca</text:p>
          </table:table-cell>
          <table:table-cell table:style-name="ce3" office:value-type="string" calcext:value-type="string">
            <text:p>Yumbo</text:p>
          </table:table-cell>
          <table:table-cell table:style-name="ce5" office:value-type="float" office:value="107334" calcext:value-type="float">
            <text:p>107.334</text:p>
          </table:table-cell>
          <table:table-cell table:style-name="ce5" office:value-type="float" office:value="108889" calcext:value-type="float">
            <text:p>108.889</text:p>
          </table:table-cell>
          <table:table-cell table:style-name="ce5" office:value-type="float" office:value="110069" calcext:value-type="float">
            <text:p>110.06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Valle del Cauca</text:p>
          </table:table-cell>
          <table:table-cell table:style-name="ce3" office:value-type="string" calcext:value-type="string">
            <text:p>Zarzal</text:p>
          </table:table-cell>
          <table:table-cell table:style-name="ce5" office:value-type="float" office:value="41925" calcext:value-type="float">
            <text:p>41.925</text:p>
          </table:table-cell>
          <table:table-cell table:style-name="ce5" office:value-type="float" office:value="42191" calcext:value-type="float">
            <text:p>42.191</text:p>
          </table:table-cell>
          <table:table-cell table:style-name="ce5" office:value-type="float" office:value="42407" calcext:value-type="float">
            <text:p>42.407</text:p>
          </table:table-cell>
          <table:table-cell table:number-columns-repeated="1019"/>
        </table:table-row>
        <table:table-row table:style-name="ro4">
          <table:table-cell table:number-columns-repeated="2" table:style-name="ce3" office:value-type="string" calcext:value-type="string">
            <text:p>Arauca</text:p>
          </table:table-cell>
          <table:table-cell table:style-name="ce5" office:value-type="float" office:value="85585" calcext:value-type="float">
            <text:p>85.585</text:p>
          </table:table-cell>
          <table:table-cell table:style-name="ce5" office:value-type="float" office:value="91875" calcext:value-type="float">
            <text:p>91.875</text:p>
          </table:table-cell>
          <table:table-cell table:style-name="ce5" office:value-type="float" office:value="96814" calcext:value-type="float">
            <text:p>96.81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rauca</text:p>
          </table:table-cell>
          <table:table-cell table:style-name="ce3" office:value-type="string" calcext:value-type="string">
            <text:p>Arauquita</text:p>
          </table:table-cell>
          <table:table-cell table:style-name="ce5" office:value-type="float" office:value="49841" calcext:value-type="float">
            <text:p>49.841</text:p>
          </table:table-cell>
          <table:table-cell table:style-name="ce5" office:value-type="float" office:value="53407" calcext:value-type="float">
            <text:p>53.407</text:p>
          </table:table-cell>
          <table:table-cell table:style-name="ce5" office:value-type="float" office:value="56209" calcext:value-type="float">
            <text:p>56.20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rauca</text:p>
          </table:table-cell>
          <table:table-cell table:style-name="ce3" office:value-type="string" calcext:value-type="string">
            <text:p>Cravo Norte</text:p>
          </table:table-cell>
          <table:table-cell table:style-name="ce5" office:value-type="float" office:value="3925" calcext:value-type="float">
            <text:p>3.925</text:p>
          </table:table-cell>
          <table:table-cell table:style-name="ce5" office:value-type="float" office:value="4042" calcext:value-type="float">
            <text:p>4.042</text:p>
          </table:table-cell>
          <table:table-cell table:style-name="ce5" office:value-type="float" office:value="4143" calcext:value-type="float">
            <text:p>4.14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rauca</text:p>
          </table:table-cell>
          <table:table-cell table:style-name="ce3" office:value-type="string" calcext:value-type="string">
            <text:p>Fortul</text:p>
          </table:table-cell>
          <table:table-cell table:style-name="ce5" office:value-type="float" office:value="18938" calcext:value-type="float">
            <text:p>18.938</text:p>
          </table:table-cell>
          <table:table-cell table:style-name="ce5" office:value-type="float" office:value="19659" calcext:value-type="float">
            <text:p>19.659</text:p>
          </table:table-cell>
          <table:table-cell table:style-name="ce5" office:value-type="float" office:value="20148" calcext:value-type="float">
            <text:p>20.14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rauca</text:p>
          </table:table-cell>
          <table:table-cell table:style-name="ce3" office:value-type="string" calcext:value-type="string">
            <text:p>Puerto Rondón</text:p>
          </table:table-cell>
          <table:table-cell table:style-name="ce5" office:value-type="float" office:value="4399" calcext:value-type="float">
            <text:p>4.399</text:p>
          </table:table-cell>
          <table:table-cell table:style-name="ce5" office:value-type="float" office:value="4688" calcext:value-type="float">
            <text:p>4.688</text:p>
          </table:table-cell>
          <table:table-cell table:style-name="ce5" office:value-type="float" office:value="4919" calcext:value-type="float">
            <text:p>4.91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rauca</text:p>
          </table:table-cell>
          <table:table-cell table:style-name="ce3" office:value-type="string" calcext:value-type="string">
            <text:p>Saravena</text:p>
          </table:table-cell>
          <table:table-cell table:style-name="ce5" office:value-type="float" office:value="55554" calcext:value-type="float">
            <text:p>55.554</text:p>
          </table:table-cell>
          <table:table-cell table:style-name="ce5" office:value-type="float" office:value="59697" calcext:value-type="float">
            <text:p>59.697</text:p>
          </table:table-cell>
          <table:table-cell table:style-name="ce5" office:value-type="float" office:value="63004" calcext:value-type="float">
            <text:p>63.00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rauca</text:p>
          </table:table-cell>
          <table:table-cell table:style-name="ce3" office:value-type="string" calcext:value-type="string">
            <text:p>Tame</text:p>
          </table:table-cell>
          <table:table-cell table:style-name="ce5" office:value-type="float" office:value="43932" calcext:value-type="float">
            <text:p>43.932</text:p>
          </table:table-cell>
          <table:table-cell table:style-name="ce5" office:value-type="float" office:value="46741" calcext:value-type="float">
            <text:p>46.741</text:p>
          </table:table-cell>
          <table:table-cell table:style-name="ce5" office:value-type="float" office:value="48969" calcext:value-type="float">
            <text:p>48.96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sanare</text:p>
          </table:table-cell>
          <table:table-cell table:style-name="ce3" office:value-type="string" calcext:value-type="string">
            <text:p>Yopal</text:p>
          </table:table-cell>
          <table:table-cell table:style-name="ce5" office:value-type="float" office:value="168433" calcext:value-type="float">
            <text:p>168.433</text:p>
          </table:table-cell>
          <table:table-cell table:style-name="ce5" office:value-type="float" office:value="173610" calcext:value-type="float">
            <text:p>173.610</text:p>
          </table:table-cell>
          <table:table-cell table:style-name="ce5" office:value-type="float" office:value="177688" calcext:value-type="float">
            <text:p>177.68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sanare</text:p>
          </table:table-cell>
          <table:table-cell table:style-name="ce3" office:value-type="string" calcext:value-type="string">
            <text:p>Aguazul</text:p>
          </table:table-cell>
          <table:table-cell table:style-name="ce5" office:value-type="float" office:value="36915" calcext:value-type="float">
            <text:p>36.915</text:p>
          </table:table-cell>
          <table:table-cell table:style-name="ce5" office:value-type="float" office:value="37513" calcext:value-type="float">
            <text:p>37.513</text:p>
          </table:table-cell>
          <table:table-cell table:style-name="ce5" office:value-type="float" office:value="38010" calcext:value-type="float">
            <text:p>38.01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sanare</text:p>
          </table:table-cell>
          <table:table-cell table:style-name="ce3" office:value-type="string" calcext:value-type="string">
            <text:p>Chámeza</text:p>
          </table:table-cell>
          <table:table-cell table:style-name="ce5" office:value-type="float" office:value="2500" calcext:value-type="float">
            <text:p>2.500</text:p>
          </table:table-cell>
          <table:table-cell table:style-name="ce5" office:value-type="float" office:value="2571" calcext:value-type="float">
            <text:p>2.571</text:p>
          </table:table-cell>
          <table:table-cell table:style-name="ce5" office:value-type="float" office:value="2634" calcext:value-type="float">
            <text:p>2.63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sanare</text:p>
          </table:table-cell>
          <table:table-cell table:style-name="ce3" office:value-type="string" calcext:value-type="string">
            <text:p>Hato Corozal</text:p>
          </table:table-cell>
          <table:table-cell table:style-name="ce5" office:value-type="float" office:value="12328" calcext:value-type="float">
            <text:p>12.328</text:p>
          </table:table-cell>
          <table:table-cell table:style-name="ce5" office:value-type="float" office:value="12203" calcext:value-type="float">
            <text:p>12.203</text:p>
          </table:table-cell>
          <table:table-cell table:style-name="ce5" office:value-type="float" office:value="12108" calcext:value-type="float">
            <text:p>12.10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sanare</text:p>
          </table:table-cell>
          <table:table-cell table:style-name="ce3" office:value-type="string" calcext:value-type="string">
            <text:p>La Salina</text:p>
          </table:table-cell>
          <table:table-cell table:style-name="ce5" office:value-type="float" office:value="1417" calcext:value-type="float">
            <text:p>1.417</text:p>
          </table:table-cell>
          <table:table-cell table:style-name="ce5" office:value-type="float" office:value="1385" calcext:value-type="float">
            <text:p>1.385</text:p>
          </table:table-cell>
          <table:table-cell table:style-name="ce5" office:value-type="float" office:value="1369" calcext:value-type="float">
            <text:p>1.36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sanare</text:p>
          </table:table-cell>
          <table:table-cell table:style-name="ce3" office:value-type="string" calcext:value-type="string">
            <text:p>Maní</text:p>
          </table:table-cell>
          <table:table-cell table:style-name="ce5" office:value-type="float" office:value="17211" calcext:value-type="float">
            <text:p>17.211</text:p>
          </table:table-cell>
          <table:table-cell table:style-name="ce5" office:value-type="float" office:value="17359" calcext:value-type="float">
            <text:p>17.359</text:p>
          </table:table-cell>
          <table:table-cell table:style-name="ce5" office:value-type="float" office:value="17463" calcext:value-type="float">
            <text:p>17.46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sanare</text:p>
          </table:table-cell>
          <table:table-cell table:style-name="ce3" office:value-type="string" calcext:value-type="string">
            <text:p>Monterrey</text:p>
          </table:table-cell>
          <table:table-cell table:style-name="ce5" office:value-type="float" office:value="17537" calcext:value-type="float">
            <text:p>17.537</text:p>
          </table:table-cell>
          <table:table-cell table:style-name="ce5" office:value-type="float" office:value="17797" calcext:value-type="float">
            <text:p>17.797</text:p>
          </table:table-cell>
          <table:table-cell table:style-name="ce5" office:value-type="float" office:value="18009" calcext:value-type="float">
            <text:p>18.00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sanare</text:p>
          </table:table-cell>
          <table:table-cell table:style-name="ce3" office:value-type="string" calcext:value-type="string">
            <text:p>Nunchía</text:p>
          </table:table-cell>
          <table:table-cell table:style-name="ce5" office:value-type="float" office:value="8826" calcext:value-type="float">
            <text:p>8.826</text:p>
          </table:table-cell>
          <table:table-cell table:style-name="ce5" office:value-type="float" office:value="8738" calcext:value-type="float">
            <text:p>8.738</text:p>
          </table:table-cell>
          <table:table-cell table:style-name="ce5" office:value-type="float" office:value="8713" calcext:value-type="float">
            <text:p>8.71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sanare</text:p>
          </table:table-cell>
          <table:table-cell table:style-name="ce3" office:value-type="string" calcext:value-type="string">
            <text:p>Orocué</text:p>
          </table:table-cell>
          <table:table-cell table:style-name="ce5" office:value-type="float" office:value="12340" calcext:value-type="float">
            <text:p>12.340</text:p>
          </table:table-cell>
          <table:table-cell table:style-name="ce5" office:value-type="float" office:value="12514" calcext:value-type="float">
            <text:p>12.514</text:p>
          </table:table-cell>
          <table:table-cell table:style-name="ce5" office:value-type="float" office:value="12652" calcext:value-type="float">
            <text:p>12.65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sanare</text:p>
          </table:table-cell>
          <table:table-cell table:style-name="ce3" office:value-type="string" calcext:value-type="string">
            <text:p>Paz de Ariporo</text:p>
          </table:table-cell>
          <table:table-cell table:style-name="ce5" office:value-type="float" office:value="36277" calcext:value-type="float">
            <text:p>36.277</text:p>
          </table:table-cell>
          <table:table-cell table:style-name="ce5" office:value-type="float" office:value="36861" calcext:value-type="float">
            <text:p>36.861</text:p>
          </table:table-cell>
          <table:table-cell table:style-name="ce5" office:value-type="float" office:value="37347" calcext:value-type="float">
            <text:p>37.34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sanare</text:p>
          </table:table-cell>
          <table:table-cell table:style-name="ce3" office:value-type="string" calcext:value-type="string">
            <text:p>Pore</text:p>
          </table:table-cell>
          <table:table-cell table:style-name="ce5" office:value-type="float" office:value="11967" calcext:value-type="float">
            <text:p>11.967</text:p>
          </table:table-cell>
          <table:table-cell table:style-name="ce5" office:value-type="float" office:value="12001" calcext:value-type="float">
            <text:p>12.001</text:p>
          </table:table-cell>
          <table:table-cell table:style-name="ce5" office:value-type="float" office:value="12059" calcext:value-type="float">
            <text:p>12.05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sanare</text:p>
          </table:table-cell>
          <table:table-cell table:style-name="ce3" office:value-type="string" calcext:value-type="string">
            <text:p>Recetor</text:p>
          </table:table-cell>
          <table:table-cell table:style-name="ce5" office:value-type="float" office:value="1634" calcext:value-type="float">
            <text:p>1.634</text:p>
          </table:table-cell>
          <table:table-cell table:style-name="ce5" office:value-type="float" office:value="1718" calcext:value-type="float">
            <text:p>1.718</text:p>
          </table:table-cell>
          <table:table-cell table:style-name="ce5" office:value-type="float" office:value="1796" calcext:value-type="float">
            <text:p>1.79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sanare</text:p>
          </table:table-cell>
          <table:table-cell table:style-name="ce3" office:value-type="string" calcext:value-type="string">
            <text:p>Sabanalarga</text:p>
          </table:table-cell>
          <table:table-cell table:style-name="ce5" office:value-type="float" office:value="3625" calcext:value-type="float">
            <text:p>3.625</text:p>
          </table:table-cell>
          <table:table-cell table:style-name="ce5" office:value-type="float" office:value="3583" calcext:value-type="float">
            <text:p>3.583</text:p>
          </table:table-cell>
          <table:table-cell table:style-name="ce5" office:value-type="float" office:value="3569" calcext:value-type="float">
            <text:p>3.56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sanare</text:p>
          </table:table-cell>
          <table:table-cell table:style-name="ce3" office:value-type="string" calcext:value-type="string">
            <text:p>Sácama</text:p>
          </table:table-cell>
          <table:table-cell table:style-name="ce5" office:value-type="float" office:value="2090" calcext:value-type="float">
            <text:p>2.090</text:p>
          </table:table-cell>
          <table:table-cell table:style-name="ce5" office:value-type="float" office:value="2073" calcext:value-type="float">
            <text:p>2.073</text:p>
          </table:table-cell>
          <table:table-cell table:style-name="ce5" office:value-type="float" office:value="2059" calcext:value-type="float">
            <text:p>2.05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sanare</text:p>
          </table:table-cell>
          <table:table-cell table:style-name="ce3" office:value-type="string" calcext:value-type="string">
            <text:p>San Luis de Palenque</text:p>
          </table:table-cell>
          <table:table-cell table:style-name="ce5" office:value-type="float" office:value="8466" calcext:value-type="float">
            <text:p>8.466</text:p>
          </table:table-cell>
          <table:table-cell table:style-name="ce5" office:value-type="float" office:value="8378" calcext:value-type="float">
            <text:p>8.378</text:p>
          </table:table-cell>
          <table:table-cell table:style-name="ce5" office:value-type="float" office:value="8346" calcext:value-type="float">
            <text:p>8.34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sanare</text:p>
          </table:table-cell>
          <table:table-cell table:style-name="ce3" office:value-type="string" calcext:value-type="string">
            <text:p>Támara</text:p>
          </table:table-cell>
          <table:table-cell table:style-name="ce5" office:value-type="float" office:value="6873" calcext:value-type="float">
            <text:p>6.873</text:p>
          </table:table-cell>
          <table:table-cell table:style-name="ce5" office:value-type="float" office:value="6671" calcext:value-type="float">
            <text:p>6.671</text:p>
          </table:table-cell>
          <table:table-cell table:style-name="ce5" office:value-type="float" office:value="6567" calcext:value-type="float">
            <text:p>6.56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sanare</text:p>
          </table:table-cell>
          <table:table-cell table:style-name="ce3" office:value-type="string" calcext:value-type="string">
            <text:p>Tauramena</text:p>
          </table:table-cell>
          <table:table-cell table:style-name="ce5" office:value-type="float" office:value="23527" calcext:value-type="float">
            <text:p>23.527</text:p>
          </table:table-cell>
          <table:table-cell table:style-name="ce5" office:value-type="float" office:value="24445" calcext:value-type="float">
            <text:p>24.445</text:p>
          </table:table-cell>
          <table:table-cell table:style-name="ce5" office:value-type="float" office:value="25173" calcext:value-type="float">
            <text:p>25.17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sanare</text:p>
          </table:table-cell>
          <table:table-cell table:style-name="ce3" office:value-type="string" calcext:value-type="string">
            <text:p>Trinidad</text:p>
          </table:table-cell>
          <table:table-cell table:style-name="ce5" office:value-type="float" office:value="13233" calcext:value-type="float">
            <text:p>13.233</text:p>
          </table:table-cell>
          <table:table-cell table:style-name="ce5" office:value-type="float" office:value="13350" calcext:value-type="float">
            <text:p>13.350</text:p>
          </table:table-cell>
          <table:table-cell table:style-name="ce5" office:value-type="float" office:value="13449" calcext:value-type="float">
            <text:p>13.44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asanare</text:p>
          </table:table-cell>
          <table:table-cell table:style-name="ce3" office:value-type="string" calcext:value-type="string">
            <text:p>Villanueva</text:p>
          </table:table-cell>
          <table:table-cell table:style-name="ce5" office:value-type="float" office:value="35305" calcext:value-type="float">
            <text:p>35.305</text:p>
          </table:table-cell>
          <table:table-cell table:style-name="ce5" office:value-type="float" office:value="35793" calcext:value-type="float">
            <text:p>35.793</text:p>
          </table:table-cell>
          <table:table-cell table:style-name="ce5" office:value-type="float" office:value="36184" calcext:value-type="float">
            <text:p>36.18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Putumayo</text:p>
          </table:table-cell>
          <table:table-cell table:style-name="ce3" office:value-type="string" calcext:value-type="string">
            <text:p>Mocoa</text:p>
          </table:table-cell>
          <table:table-cell table:style-name="ce5" office:value-type="float" office:value="56398" calcext:value-type="float">
            <text:p>56.398</text:p>
          </table:table-cell>
          <table:table-cell table:style-name="ce5" office:value-type="float" office:value="57716" calcext:value-type="float">
            <text:p>57.716</text:p>
          </table:table-cell>
          <table:table-cell table:style-name="ce5" office:value-type="float" office:value="58938" calcext:value-type="float">
            <text:p>58.93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Putumayo</text:p>
          </table:table-cell>
          <table:table-cell table:style-name="ce3" office:value-type="string" calcext:value-type="string">
            <text:p>Colón</text:p>
          </table:table-cell>
          <table:table-cell table:style-name="ce5" office:value-type="float" office:value="5407" calcext:value-type="float">
            <text:p>5.407</text:p>
          </table:table-cell>
          <table:table-cell table:style-name="ce5" office:value-type="float" office:value="5469" calcext:value-type="float">
            <text:p>5.469</text:p>
          </table:table-cell>
          <table:table-cell table:style-name="ce5" office:value-type="float" office:value="5530" calcext:value-type="float">
            <text:p>5.53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Putumayo</text:p>
          </table:table-cell>
          <table:table-cell table:style-name="ce3" office:value-type="string" calcext:value-type="string">
            <text:p>Orito</text:p>
          </table:table-cell>
          <table:table-cell table:style-name="ce5" office:value-type="float" office:value="37745" calcext:value-type="float">
            <text:p>37.745</text:p>
          </table:table-cell>
          <table:table-cell table:style-name="ce5" office:value-type="float" office:value="38244" calcext:value-type="float">
            <text:p>38.244</text:p>
          </table:table-cell>
          <table:table-cell table:style-name="ce5" office:value-type="float" office:value="38744" calcext:value-type="float">
            <text:p>38.74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Putumayo</text:p>
          </table:table-cell>
          <table:table-cell table:style-name="ce3" office:value-type="string" calcext:value-type="string">
            <text:p>Puerto Asís</text:p>
          </table:table-cell>
          <table:table-cell table:style-name="ce5" office:value-type="float" office:value="64867" calcext:value-type="float">
            <text:p>64.867</text:p>
          </table:table-cell>
          <table:table-cell table:style-name="ce5" office:value-type="float" office:value="66084" calcext:value-type="float">
            <text:p>66.084</text:p>
          </table:table-cell>
          <table:table-cell table:style-name="ce5" office:value-type="float" office:value="67211" calcext:value-type="float">
            <text:p>67.21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Putumayo</text:p>
          </table:table-cell>
          <table:table-cell table:style-name="ce3" office:value-type="string" calcext:value-type="string">
            <text:p>Puerto Caicedo</text:p>
          </table:table-cell>
          <table:table-cell table:style-name="ce5" office:value-type="float" office:value="16095" calcext:value-type="float">
            <text:p>16.095</text:p>
          </table:table-cell>
          <table:table-cell table:style-name="ce5" office:value-type="float" office:value="16033" calcext:value-type="float">
            <text:p>16.033</text:p>
          </table:table-cell>
          <table:table-cell table:style-name="ce5" office:value-type="float" office:value="16007" calcext:value-type="float">
            <text:p>16.00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Putumayo</text:p>
          </table:table-cell>
          <table:table-cell table:style-name="ce3" office:value-type="string" calcext:value-type="string">
            <text:p>Puerto Guzmán</text:p>
          </table:table-cell>
          <table:table-cell table:style-name="ce5" office:value-type="float" office:value="35390" calcext:value-type="float">
            <text:p>35.390</text:p>
          </table:table-cell>
          <table:table-cell table:style-name="ce5" office:value-type="float" office:value="36052" calcext:value-type="float">
            <text:p>36.052</text:p>
          </table:table-cell>
          <table:table-cell table:style-name="ce5" office:value-type="float" office:value="36665" calcext:value-type="float">
            <text:p>36.66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Putumayo</text:p>
          </table:table-cell>
          <table:table-cell table:style-name="ce3" office:value-type="string" calcext:value-type="string">
            <text:p>Puerto Leguízamo</text:p>
          </table:table-cell>
          <table:table-cell table:style-name="ce5" office:value-type="float" office:value="28468" calcext:value-type="float">
            <text:p>28.468</text:p>
          </table:table-cell>
          <table:table-cell table:style-name="ce5" office:value-type="float" office:value="29001" calcext:value-type="float">
            <text:p>29.001</text:p>
          </table:table-cell>
          <table:table-cell table:style-name="ce5" office:value-type="float" office:value="29494" calcext:value-type="float">
            <text:p>29.49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Putumayo</text:p>
          </table:table-cell>
          <table:table-cell table:style-name="ce3" office:value-type="string" calcext:value-type="string">
            <text:p>Sibundoy</text:p>
          </table:table-cell>
          <table:table-cell table:style-name="ce5" office:value-type="float" office:value="14940" calcext:value-type="float">
            <text:p>14.940</text:p>
          </table:table-cell>
          <table:table-cell table:style-name="ce5" office:value-type="float" office:value="15217" calcext:value-type="float">
            <text:p>15.217</text:p>
          </table:table-cell>
          <table:table-cell table:style-name="ce5" office:value-type="float" office:value="15473" calcext:value-type="float">
            <text:p>15.47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Putumayo</text:p>
          </table:table-cell>
          <table:table-cell table:style-name="ce3" office:value-type="string" calcext:value-type="string">
            <text:p>San Francisco</text:p>
          </table:table-cell>
          <table:table-cell table:style-name="ce5" office:value-type="float" office:value="5645" calcext:value-type="float">
            <text:p>5.645</text:p>
          </table:table-cell>
          <table:table-cell table:style-name="ce5" office:value-type="float" office:value="5585" calcext:value-type="float">
            <text:p>5.585</text:p>
          </table:table-cell>
          <table:table-cell table:style-name="ce5" office:value-type="float" office:value="5567" calcext:value-type="float">
            <text:p>5.56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Putumayo</text:p>
          </table:table-cell>
          <table:table-cell table:style-name="ce3" office:value-type="string" calcext:value-type="string">
            <text:p>San Miguel</text:p>
          </table:table-cell>
          <table:table-cell table:style-name="ce5" office:value-type="float" office:value="18780" calcext:value-type="float">
            <text:p>18.780</text:p>
          </table:table-cell>
          <table:table-cell table:style-name="ce5" office:value-type="float" office:value="19119" calcext:value-type="float">
            <text:p>19.119</text:p>
          </table:table-cell>
          <table:table-cell table:style-name="ce5" office:value-type="float" office:value="19434" calcext:value-type="float">
            <text:p>19.43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Putumayo</text:p>
          </table:table-cell>
          <table:table-cell table:style-name="ce3" office:value-type="string" calcext:value-type="string">
            <text:p>Santiago</text:p>
          </table:table-cell>
          <table:table-cell table:style-name="ce5" office:value-type="float" office:value="7290" calcext:value-type="float">
            <text:p>7.290</text:p>
          </table:table-cell>
          <table:table-cell table:style-name="ce5" office:value-type="float" office:value="7284" calcext:value-type="float">
            <text:p>7.284</text:p>
          </table:table-cell>
          <table:table-cell table:style-name="ce5" office:value-type="float" office:value="7308" calcext:value-type="float">
            <text:p>7.30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Putumayo</text:p>
          </table:table-cell>
          <table:table-cell table:style-name="ce3" office:value-type="string" calcext:value-type="string">
            <text:p>Valle del Guamuez</text:p>
          </table:table-cell>
          <table:table-cell table:style-name="ce5" office:value-type="float" office:value="33457" calcext:value-type="float">
            <text:p>33.457</text:p>
          </table:table-cell>
          <table:table-cell table:style-name="ce5" office:value-type="float" office:value="34082" calcext:value-type="float">
            <text:p>34.082</text:p>
          </table:table-cell>
          <table:table-cell table:style-name="ce5" office:value-type="float" office:value="34660" calcext:value-type="float">
            <text:p>34.66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Putumayo</text:p>
          </table:table-cell>
          <table:table-cell table:style-name="ce3" office:value-type="string" calcext:value-type="string">
            <text:p>Villagarzón</text:p>
          </table:table-cell>
          <table:table-cell table:style-name="ce5" office:value-type="float" office:value="23700" calcext:value-type="float">
            <text:p>23.700</text:p>
          </table:table-cell>
          <table:table-cell table:style-name="ce5" office:value-type="float" office:value="23873" calcext:value-type="float">
            <text:p>23.873</text:p>
          </table:table-cell>
          <table:table-cell table:style-name="ce5" office:value-type="float" office:value="24096" calcext:value-type="float">
            <text:p>24.09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rchipiélago de San Andrés, Providencia y Santa Catalina</text:p>
          </table:table-cell>
          <table:table-cell table:style-name="ce3" office:value-type="string" calcext:value-type="string">
            <text:p>San Andrés</text:p>
          </table:table-cell>
          <table:table-cell table:style-name="ce5" office:value-type="float" office:value="55291" calcext:value-type="float">
            <text:p>55.291</text:p>
          </table:table-cell>
          <table:table-cell table:style-name="ce5" office:value-type="float" office:value="56358" calcext:value-type="float">
            <text:p>56.358</text:p>
          </table:table-cell>
          <table:table-cell table:style-name="ce5" office:value-type="float" office:value="57433" calcext:value-type="float">
            <text:p>57.43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rchipiélago de San Andrés, Providencia y Santa Catalina</text:p>
          </table:table-cell>
          <table:table-cell table:style-name="ce3" office:value-type="string" calcext:value-type="string">
            <text:p>Providencia</text:p>
          </table:table-cell>
          <table:table-cell table:style-name="ce5" office:value-type="float" office:value="5989" calcext:value-type="float">
            <text:p>5.989</text:p>
          </table:table-cell>
          <table:table-cell table:style-name="ce5" office:value-type="float" office:value="6124" calcext:value-type="float">
            <text:p>6.124</text:p>
          </table:table-cell>
          <table:table-cell table:style-name="ce5" office:value-type="float" office:value="6259" calcext:value-type="float">
            <text:p>6.25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mazonas</text:p>
          </table:table-cell>
          <table:table-cell table:style-name="ce3" office:value-type="string" calcext:value-type="string">
            <text:p>Leticia</text:p>
          </table:table-cell>
          <table:table-cell table:style-name="ce5" office:value-type="float" office:value="48144" calcext:value-type="float">
            <text:p>48.144</text:p>
          </table:table-cell>
          <table:table-cell table:style-name="ce5" office:value-type="float" office:value="48918" calcext:value-type="float">
            <text:p>48.918</text:p>
          </table:table-cell>
          <table:table-cell table:style-name="ce5" office:value-type="float" office:value="49737" calcext:value-type="float">
            <text:p>49.73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mazonas</text:p>
          </table:table-cell>
          <table:table-cell table:style-name="ce3" office:value-type="string" calcext:value-type="string">
            <text:p>El Encanto</text:p>
          </table:table-cell>
          <table:table-cell table:style-name="ce5" office:value-type="float" office:value="2100" calcext:value-type="float">
            <text:p>2.100</text:p>
          </table:table-cell>
          <table:table-cell table:number-columns-repeated="2" table:style-name="ce5" office:value-type="float" office:value="2077" calcext:value-type="float">
            <text:p>2.07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mazonas</text:p>
          </table:table-cell>
          <table:table-cell table:style-name="ce3" office:value-type="string" calcext:value-type="string">
            <text:p>La Chorrera</text:p>
          </table:table-cell>
          <table:table-cell table:style-name="ce5" office:value-type="float" office:value="2967" calcext:value-type="float">
            <text:p>2.967</text:p>
          </table:table-cell>
          <table:table-cell table:style-name="ce5" office:value-type="float" office:value="2947" calcext:value-type="float">
            <text:p>2.947</text:p>
          </table:table-cell>
          <table:table-cell table:style-name="ce5" office:value-type="float" office:value="2955" calcext:value-type="float">
            <text:p>2.95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mazonas</text:p>
          </table:table-cell>
          <table:table-cell table:style-name="ce3" office:value-type="string" calcext:value-type="string">
            <text:p>La Pedrera</text:p>
          </table:table-cell>
          <table:table-cell table:style-name="ce5" office:value-type="float" office:value="3820" calcext:value-type="float">
            <text:p>3.820</text:p>
          </table:table-cell>
          <table:table-cell table:style-name="ce5" office:value-type="float" office:value="3882" calcext:value-type="float">
            <text:p>3.882</text:p>
          </table:table-cell>
          <table:table-cell table:style-name="ce5" office:value-type="float" office:value="3947" calcext:value-type="float">
            <text:p>3.94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mazonas</text:p>
          </table:table-cell>
          <table:table-cell table:style-name="ce3" office:value-type="string" calcext:value-type="string">
            <text:p>La Victoria</text:p>
          </table:table-cell>
          <table:table-cell table:style-name="ce5" office:value-type="float" office:value="644" calcext:value-type="float">
            <text:p>644</text:p>
          </table:table-cell>
          <table:table-cell table:style-name="ce5" office:value-type="float" office:value="652" calcext:value-type="float">
            <text:p>652</text:p>
          </table:table-cell>
          <table:table-cell table:style-name="ce5" office:value-type="float" office:value="662" calcext:value-type="float">
            <text:p>66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mazonas</text:p>
          </table:table-cell>
          <table:table-cell table:style-name="ce3" office:value-type="string" calcext:value-type="string">
            <text:p>Mirití - Paraná</text:p>
          </table:table-cell>
          <table:table-cell table:style-name="ce5" office:value-type="float" office:value="1850" calcext:value-type="float">
            <text:p>1.850</text:p>
          </table:table-cell>
          <table:table-cell table:style-name="ce5" office:value-type="float" office:value="1860" calcext:value-type="float">
            <text:p>1.860</text:p>
          </table:table-cell>
          <table:table-cell table:style-name="ce5" office:value-type="float" office:value="1879" calcext:value-type="float">
            <text:p>1.87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mazonas</text:p>
          </table:table-cell>
          <table:table-cell table:style-name="ce3" office:value-type="string" calcext:value-type="string">
            <text:p>Puerto Alegría</text:p>
          </table:table-cell>
          <table:table-cell table:style-name="ce5" office:value-type="float" office:value="748" calcext:value-type="float">
            <text:p>748</text:p>
          </table:table-cell>
          <table:table-cell table:style-name="ce5" office:value-type="float" office:value="759" calcext:value-type="float">
            <text:p>759</text:p>
          </table:table-cell>
          <table:table-cell table:style-name="ce5" office:value-type="float" office:value="771" calcext:value-type="float">
            <text:p>77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mazonas</text:p>
          </table:table-cell>
          <table:table-cell table:style-name="ce3" office:value-type="string" calcext:value-type="string">
            <text:p>Puerto Arica</text:p>
          </table:table-cell>
          <table:table-cell table:style-name="ce5" office:value-type="float" office:value="1013" calcext:value-type="float">
            <text:p>1.013</text:p>
          </table:table-cell>
          <table:table-cell table:style-name="ce5" office:value-type="float" office:value="1027" calcext:value-type="float">
            <text:p>1.027</text:p>
          </table:table-cell>
          <table:table-cell table:style-name="ce5" office:value-type="float" office:value="1042" calcext:value-type="float">
            <text:p>1.04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mazonas</text:p>
          </table:table-cell>
          <table:table-cell table:style-name="ce3" office:value-type="string" calcext:value-type="string">
            <text:p>Puerto Nariño</text:p>
          </table:table-cell>
          <table:table-cell table:style-name="ce5" office:value-type="float" office:value="9744" calcext:value-type="float">
            <text:p>9.744</text:p>
          </table:table-cell>
          <table:table-cell table:style-name="ce5" office:value-type="float" office:value="9997" calcext:value-type="float">
            <text:p>9.997</text:p>
          </table:table-cell>
          <table:table-cell table:style-name="ce5" office:value-type="float" office:value="10239" calcext:value-type="float">
            <text:p>10.23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mazonas</text:p>
          </table:table-cell>
          <table:table-cell table:style-name="ce3" office:value-type="string" calcext:value-type="string">
            <text:p>Puerto Santander</text:p>
          </table:table-cell>
          <table:table-cell table:style-name="ce5" office:value-type="float" office:value="1758" calcext:value-type="float">
            <text:p>1.758</text:p>
          </table:table-cell>
          <table:table-cell table:style-name="ce5" office:value-type="float" office:value="1765" calcext:value-type="float">
            <text:p>1.765</text:p>
          </table:table-cell>
          <table:table-cell table:style-name="ce5" office:value-type="float" office:value="1772" calcext:value-type="float">
            <text:p>1.77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mazonas</text:p>
          </table:table-cell>
          <table:table-cell table:style-name="ce3" office:value-type="string" calcext:value-type="string">
            <text:p>Tarapacá</text:p>
          </table:table-cell>
          <table:table-cell table:style-name="ce5" office:value-type="float" office:value="3801" calcext:value-type="float">
            <text:p>3.801</text:p>
          </table:table-cell>
          <table:table-cell table:style-name="ce5" office:value-type="float" office:value="3869" calcext:value-type="float">
            <text:p>3.869</text:p>
          </table:table-cell>
          <table:table-cell table:style-name="ce5" office:value-type="float" office:value="3939" calcext:value-type="float">
            <text:p>3.93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Guainía</text:p>
          </table:table-cell>
          <table:table-cell table:style-name="ce3" office:value-type="string" calcext:value-type="string">
            <text:p>Inírida</text:p>
          </table:table-cell>
          <table:table-cell table:style-name="ce5" office:value-type="float" office:value="31514" calcext:value-type="float">
            <text:p>31.514</text:p>
          </table:table-cell>
          <table:table-cell table:style-name="ce5" office:value-type="float" office:value="32673" calcext:value-type="float">
            <text:p>32.673</text:p>
          </table:table-cell>
          <table:table-cell table:style-name="ce5" office:value-type="float" office:value="33683" calcext:value-type="float">
            <text:p>33.68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Guainía</text:p>
          </table:table-cell>
          <table:table-cell table:style-name="ce3" office:value-type="string" calcext:value-type="string">
            <text:p>Barranco Minas</text:p>
          </table:table-cell>
          <table:table-cell table:style-name="ce5" office:value-type="float" office:value="8088" calcext:value-type="float">
            <text:p>8.088</text:p>
          </table:table-cell>
          <table:table-cell table:style-name="ce5" office:value-type="float" office:value="8042" calcext:value-type="float">
            <text:p>8.042</text:p>
          </table:table-cell>
          <table:table-cell table:style-name="ce5" office:value-type="float" office:value="7983" calcext:value-type="float">
            <text:p>7.98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Guainía</text:p>
          </table:table-cell>
          <table:table-cell table:style-name="ce3" office:value-type="string" calcext:value-type="string">
            <text:p>Mapiripana</text:p>
          </table:table-cell>
          <table:table-cell table:style-name="ce5" office:value-type="float" office:value="1022" calcext:value-type="float">
            <text:p>1.022</text:p>
          </table:table-cell>
          <table:table-cell table:style-name="ce5" office:value-type="float" office:value="1048" calcext:value-type="float">
            <text:p>1.048</text:p>
          </table:table-cell>
          <table:table-cell table:style-name="ce5" office:value-type="float" office:value="1071" calcext:value-type="float">
            <text:p>1.07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Guainía</text:p>
          </table:table-cell>
          <table:table-cell table:style-name="ce3" office:value-type="string" calcext:value-type="string">
            <text:p>San Felipe</text:p>
          </table:table-cell>
          <table:table-cell table:style-name="ce5" office:value-type="float" office:value="1667" calcext:value-type="float">
            <text:p>1.667</text:p>
          </table:table-cell>
          <table:table-cell table:style-name="ce5" office:value-type="float" office:value="1706" calcext:value-type="float">
            <text:p>1.706</text:p>
          </table:table-cell>
          <table:table-cell table:style-name="ce5" office:value-type="float" office:value="1743" calcext:value-type="float">
            <text:p>1.74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Guainía</text:p>
          </table:table-cell>
          <table:table-cell table:style-name="ce3" office:value-type="string" calcext:value-type="string">
            <text:p>Puerto Colombia</text:p>
          </table:table-cell>
          <table:table-cell table:style-name="ce5" office:value-type="float" office:value="1874" calcext:value-type="float">
            <text:p>1.874</text:p>
          </table:table-cell>
          <table:table-cell table:style-name="ce5" office:value-type="float" office:value="1934" calcext:value-type="float">
            <text:p>1.934</text:p>
          </table:table-cell>
          <table:table-cell table:style-name="ce5" office:value-type="float" office:value="1984" calcext:value-type="float">
            <text:p>1.98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Guainía</text:p>
          </table:table-cell>
          <table:table-cell table:style-name="ce3" office:value-type="string" calcext:value-type="string">
            <text:p>La Guadalupe</text:p>
          </table:table-cell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288" calcext:value-type="float">
            <text:p>288</text:p>
          </table:table-cell>
          <table:table-cell table:style-name="ce5" office:value-type="float" office:value="296" calcext:value-type="float">
            <text:p>29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Guainía</text:p>
          </table:table-cell>
          <table:table-cell table:style-name="ce3" office:value-type="string" calcext:value-type="string">
            <text:p>Cacahual</text:p>
          </table:table-cell>
          <table:table-cell table:style-name="ce5" office:value-type="float" office:value="863" calcext:value-type="float">
            <text:p>863</text:p>
          </table:table-cell>
          <table:table-cell table:style-name="ce5" office:value-type="float" office:value="886" calcext:value-type="float">
            <text:p>886</text:p>
          </table:table-cell>
          <table:table-cell table:style-name="ce5" office:value-type="float" office:value="903" calcext:value-type="float">
            <text:p>90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Guainía</text:p>
          </table:table-cell>
          <table:table-cell table:style-name="ce3" office:value-type="string" calcext:value-type="string">
            <text:p>Pana Pana</text:p>
          </table:table-cell>
          <table:table-cell table:style-name="ce5" office:value-type="float" office:value="1899" calcext:value-type="float">
            <text:p>1.899</text:p>
          </table:table-cell>
          <table:table-cell table:style-name="ce5" office:value-type="float" office:value="1959" calcext:value-type="float">
            <text:p>1.959</text:p>
          </table:table-cell>
          <table:table-cell table:style-name="ce5" office:value-type="float" office:value="2011" calcext:value-type="float">
            <text:p>2.01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Guainía</text:p>
          </table:table-cell>
          <table:table-cell table:style-name="ce3" office:value-type="string" calcext:value-type="string">
            <text:p>Morichal</text:p>
          </table:table-cell>
          <table:table-cell table:style-name="ce5" office:value-type="float" office:value="908" calcext:value-type="float">
            <text:p>908</text:p>
          </table:table-cell>
          <table:table-cell table:style-name="ce5" office:value-type="float" office:value="937" calcext:value-type="float">
            <text:p>937</text:p>
          </table:table-cell>
          <table:table-cell table:style-name="ce5" office:value-type="float" office:value="962" calcext:value-type="float">
            <text:p>96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Guaviare</text:p>
          </table:table-cell>
          <table:table-cell table:style-name="ce3" office:value-type="string" calcext:value-type="string">
            <text:p>San José del Guaviare</text:p>
          </table:table-cell>
          <table:table-cell table:style-name="ce5" office:value-type="float" office:value="52815" calcext:value-type="float">
            <text:p>52.815</text:p>
          </table:table-cell>
          <table:table-cell table:style-name="ce5" office:value-type="float" office:value="54333" calcext:value-type="float">
            <text:p>54.333</text:p>
          </table:table-cell>
          <table:table-cell table:style-name="ce5" office:value-type="float" office:value="55820" calcext:value-type="float">
            <text:p>55.82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Guaviare</text:p>
          </table:table-cell>
          <table:table-cell table:style-name="ce3" office:value-type="string" calcext:value-type="string">
            <text:p>Calamar</text:p>
          </table:table-cell>
          <table:table-cell table:style-name="ce5" office:value-type="float" office:value="9528" calcext:value-type="float">
            <text:p>9.528</text:p>
          </table:table-cell>
          <table:table-cell table:style-name="ce5" office:value-type="float" office:value="9801" calcext:value-type="float">
            <text:p>9.801</text:p>
          </table:table-cell>
          <table:table-cell table:style-name="ce5" office:value-type="float" office:value="10069" calcext:value-type="float">
            <text:p>10.06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Guaviare</text:p>
          </table:table-cell>
          <table:table-cell table:style-name="ce3" office:value-type="string" calcext:value-type="string">
            <text:p>El Retorno</text:p>
          </table:table-cell>
          <table:table-cell table:style-name="ce5" office:value-type="float" office:value="13653" calcext:value-type="float">
            <text:p>13.653</text:p>
          </table:table-cell>
          <table:table-cell table:style-name="ce5" office:value-type="float" office:value="13684" calcext:value-type="float">
            <text:p>13.684</text:p>
          </table:table-cell>
          <table:table-cell table:style-name="ce5" office:value-type="float" office:value="13722" calcext:value-type="float">
            <text:p>13.72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Guaviare</text:p>
          </table:table-cell>
          <table:table-cell table:style-name="ce3" office:value-type="string" calcext:value-type="string">
            <text:p>Miraflores</text:p>
          </table:table-cell>
          <table:table-cell table:style-name="ce5" office:value-type="float" office:value="6771" calcext:value-type="float">
            <text:p>6.771</text:p>
          </table:table-cell>
          <table:table-cell table:style-name="ce5" office:value-type="float" office:value="6898" calcext:value-type="float">
            <text:p>6.898</text:p>
          </table:table-cell>
          <table:table-cell table:style-name="ce5" office:value-type="float" office:value="7046" calcext:value-type="float">
            <text:p>7.04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Vaupés</text:p>
          </table:table-cell>
          <table:table-cell table:style-name="ce3" office:value-type="string" calcext:value-type="string">
            <text:p>Mitú</text:p>
          </table:table-cell>
          <table:table-cell table:style-name="ce5" office:value-type="float" office:value="29850" calcext:value-type="float">
            <text:p>29.850</text:p>
          </table:table-cell>
          <table:table-cell table:style-name="ce5" office:value-type="float" office:value="31302" calcext:value-type="float">
            <text:p>31.302</text:p>
          </table:table-cell>
          <table:table-cell table:style-name="ce5" office:value-type="float" office:value="32793" calcext:value-type="float">
            <text:p>32.79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Vaupés</text:p>
          </table:table-cell>
          <table:table-cell table:style-name="ce3" office:value-type="string" calcext:value-type="string">
            <text:p>Carurú</text:p>
          </table:table-cell>
          <table:table-cell table:style-name="ce5" office:value-type="float" office:value="2915" calcext:value-type="float">
            <text:p>2.915</text:p>
          </table:table-cell>
          <table:table-cell table:style-name="ce5" office:value-type="float" office:value="3056" calcext:value-type="float">
            <text:p>3.056</text:p>
          </table:table-cell>
          <table:table-cell table:style-name="ce5" office:value-type="float" office:value="3201" calcext:value-type="float">
            <text:p>3.20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Vaupés</text:p>
          </table:table-cell>
          <table:table-cell table:style-name="ce3" office:value-type="string" calcext:value-type="string">
            <text:p>Pacoa</text:p>
          </table:table-cell>
          <table:table-cell table:style-name="ce5" office:value-type="float" office:value="4042" calcext:value-type="float">
            <text:p>4.042</text:p>
          </table:table-cell>
          <table:table-cell table:style-name="ce5" office:value-type="float" office:value="4229" calcext:value-type="float">
            <text:p>4.229</text:p>
          </table:table-cell>
          <table:table-cell table:style-name="ce5" office:value-type="float" office:value="4422" calcext:value-type="float">
            <text:p>4.42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Vaupés</text:p>
          </table:table-cell>
          <table:table-cell table:style-name="ce3" office:value-type="string" calcext:value-type="string">
            <text:p>Taraira</text:p>
          </table:table-cell>
          <table:table-cell table:style-name="ce5" office:value-type="float" office:value="2215" calcext:value-type="float">
            <text:p>2.215</text:p>
          </table:table-cell>
          <table:table-cell table:style-name="ce5" office:value-type="float" office:value="2318" calcext:value-type="float">
            <text:p>2.318</text:p>
          </table:table-cell>
          <table:table-cell table:style-name="ce5" office:value-type="float" office:value="2423" calcext:value-type="float">
            <text:p>2.42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Vaupés</text:p>
          </table:table-cell>
          <table:table-cell table:style-name="ce3" office:value-type="string" calcext:value-type="string">
            <text:p>Papunahua</text:p>
          </table:table-cell>
          <table:table-cell table:style-name="ce5" office:value-type="float" office:value="727" calcext:value-type="float">
            <text:p>727</text:p>
          </table:table-cell>
          <table:table-cell table:style-name="ce5" office:value-type="float" office:value="749" calcext:value-type="float">
            <text:p>749</text:p>
          </table:table-cell>
          <table:table-cell table:style-name="ce5" office:value-type="float" office:value="776" calcext:value-type="float">
            <text:p>77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Vaupés</text:p>
          </table:table-cell>
          <table:table-cell table:style-name="ce3" office:value-type="string" calcext:value-type="string">
            <text:p>Yavaraté</text:p>
          </table:table-cell>
          <table:table-cell table:style-name="ce5" office:value-type="float" office:value="1048" calcext:value-type="float">
            <text:p>1.048</text:p>
          </table:table-cell>
          <table:table-cell table:style-name="ce5" office:value-type="float" office:value="1067" calcext:value-type="float">
            <text:p>1.067</text:p>
          </table:table-cell>
          <table:table-cell table:style-name="ce5" office:value-type="float" office:value="1097" calcext:value-type="float">
            <text:p>1.09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Vichada</text:p>
          </table:table-cell>
          <table:table-cell table:style-name="ce3" office:value-type="string" calcext:value-type="string">
            <text:p>Puerto Carreño</text:p>
          </table:table-cell>
          <table:table-cell table:style-name="ce5" office:value-type="float" office:value="20936" calcext:value-type="float">
            <text:p>20.936</text:p>
          </table:table-cell>
          <table:table-cell table:style-name="ce5" office:value-type="float" office:value="20474" calcext:value-type="float">
            <text:p>20.474</text:p>
          </table:table-cell>
          <table:table-cell table:style-name="ce5" office:value-type="float" office:value="20294" calcext:value-type="float">
            <text:p>20.29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Vichada</text:p>
          </table:table-cell>
          <table:table-cell table:style-name="ce3" office:value-type="string" calcext:value-type="string">
            <text:p>La Primavera</text:p>
          </table:table-cell>
          <table:table-cell table:style-name="ce5" office:value-type="float" office:value="10122" calcext:value-type="float">
            <text:p>10.122</text:p>
          </table:table-cell>
          <table:table-cell table:style-name="ce5" office:value-type="float" office:value="9799" calcext:value-type="float">
            <text:p>9.799</text:p>
          </table:table-cell>
          <table:table-cell table:style-name="ce5" office:value-type="float" office:value="9608" calcext:value-type="float">
            <text:p>9.60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Vichada</text:p>
          </table:table-cell>
          <table:table-cell table:style-name="ce3" office:value-type="string" calcext:value-type="string">
            <text:p>Santa Rosalía</text:p>
          </table:table-cell>
          <table:table-cell table:style-name="ce5" office:value-type="float" office:value="4059" calcext:value-type="float">
            <text:p>4.059</text:p>
          </table:table-cell>
          <table:table-cell table:style-name="ce5" office:value-type="float" office:value="4130" calcext:value-type="float">
            <text:p>4.130</text:p>
          </table:table-cell>
          <table:table-cell table:style-name="ce5" office:value-type="float" office:value="4193" calcext:value-type="float">
            <text:p>4.19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Vichada</text:p>
          </table:table-cell>
          <table:table-cell table:style-name="ce3" office:value-type="string" calcext:value-type="string">
            <text:p>Cumaribo</text:p>
          </table:table-cell>
          <table:table-cell table:style-name="ce5" office:value-type="float" office:value="72691" calcext:value-type="float">
            <text:p>72.691</text:p>
          </table:table-cell>
          <table:table-cell table:style-name="ce5" office:value-type="float" office:value="76196" calcext:value-type="float">
            <text:p>76.196</text:p>
          </table:table-cell>
          <table:table-cell table:style-name="ce5" office:value-type="float" office:value="78863" calcext:value-type="float">
            <text:p>78.86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acional</text:p>
          </table:table-cell>
          <table:table-cell table:style-name="ce8" office:value-type="string" calcext:value-type="string">
            <text:p>Nacional</text:p>
          </table:table-cell>
          <table:table-cell table:style-name="ce5" office:value-type="float" office:value="48258494" calcext:value-type="float">
            <text:p>48.258.494</text:p>
          </table:table-cell>
          <table:table-cell table:style-name="ce5" office:value-type="float" office:value="49395678" calcext:value-type="float">
            <text:p>49.395.678</text:p>
          </table:table-cell>
          <table:table-cell table:style-name="ce5" office:value-type="float" office:value="50372424" calcext:value-type="float">
            <text:p>50.372.424</text:p>
          </table:table-cell>
          <table:table-cell table:number-columns-repeated="1019"/>
        </table:table-row>
        <table:table-row table:style-name="ro4" table:number-rows-repeated="104745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expression table:name="_xlfn_IFERROR" table:base-cell-address="$Municipios.$A$1" table:expression=""/>
        <table:named-expression table:name="_xlfn_SUMIFS" table:base-cell-address="$Municipios.$A$1" table:expression=""/>
      </table:named-expressions>
      <table:database-ranges>
        <table:database-range table:name="__Anonymous_DB__1" table:target-range-address="Municipios_2.A1:Municipios_2.D1157">
          <table:sort>
            <table:sort-by table:field-number="0" table:data-type="automatic"/>
          </table:sort>
          <table:subtotal-rules>
            <table:sort-groups/>
            <table:subtotal-rule table:group-by-field-number="0">
              <table:subtotal-field table:field-number="2" table:function="sum"/>
              <table:subtotal-field table:field-number="3" table:function="sum"/>
              <table:subtotal-field table:field-number="4" table:function="sum"/>
            </table:subtotal-rule>
          </table:subtotal-rules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07P0" style:volatile="true">
      <number:text>$</number:text>
      <number:number number:decimal-places="0" loext:min-decimal-places="0" number:min-integer-digits="1" number:grouping="true"/>
    </number:number-style>
    <number:number-style style:name="N107">
      <number:text>-$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loext:min-decimal-places="2" number:min-integer-digits="1" number:grouping="true"/>
    </number:number-style>
    <number:number-style style:name="N109">
      <number:text>-$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$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7P2" style:volatile="true">
      <loext:text> $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Pts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Pts </number:text>
    </number:number-style>
    <number:number-style style:name="N132P2" style:volatile="true">
      <loext:text> </loext:text>
      <loext:fill-character> </loext:fill-character>
      <number:text>- Pts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33P2" style:volatile="true">
      <loext:text> </loext:text>
      <loext:fill-character> </loext:fill-character>
      <number:text>-   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Pts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Pts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Pts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1" loext:min-decimal-places="1" number:min-integer-digits="1"/>
    </number:number-style>
    <number:number-style style:name="N138">
      <number:number number:decimal-places="4" loext:min-decimal-places="4" number:min-integer-digits="1" number:grouping="true"/>
    </number:number-style>
    <number:number-style style:name="N139">
      <number:number number:decimal-places="1" loext:min-decimal-places="1" number:min-integer-digits="1" number:grouping="true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álculo_20_2" style:display-name="Cálculo 2" style:family="table-cell" style:parent-style-name="Default">
      <style:table-cell-properties fo:background-color="#ffffff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uro" style:family="table-cell" style:parent-style-name="Default" style:data-style-name="N137">
      <style:table-cell-properties fo:padding="0.071cm"/>
    </style:style>
    <style:style style:name="Euro_20_2" style:display-name="Euro 2" style:family="table-cell" style:parent-style-name="Default" style:data-style-name="N137">
      <style:table-cell-properties fo:padding="0.071cm"/>
    </style:style>
    <style:style style:name="Excel_5f_BuiltIn_5f_20_25__20_-_20_Énfasis1" style:display-name="Excel_BuiltIn_20% - Énfasis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2" style:display-name="Excel_BuiltIn_20% - Énfasis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3" style:display-name="Excel_BuiltIn_20% - Énfasis3" style:family="table-cell" style:parent-style-name="Default">
      <style:table-cell-properties fo:background-color="#ff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4" style:display-name="Excel_BuiltIn_20% - Énfasis4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5" style:display-name="Excel_BuiltIn_20% - Énfasis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6" style:display-name="Excel_BuiltIn_20% - Énfasis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1" style:display-name="Excel_BuiltIn_40% - Énfasis1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2" style:display-name="Excel_BuiltIn_40% - Énfasis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3" style:display-name="Excel_BuiltIn_40% - Énfasis3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4" style:display-name="Excel_BuiltIn_40% - Énfasis4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5" style:display-name="Excel_BuiltIn_40% - Énfasis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6" style:display-name="Excel_BuiltIn_40% - Énfasis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1" style:display-name="Excel_BuiltIn_60% - Énfasis1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2" style:display-name="Excel_BuiltIn_60% - Énfasis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3" style:display-name="Excel_BuiltIn_60% - Énfasis3" style:family="table-cell" style:parent-style-name="Default">
      <style:table-cell-properties fo:background-color="#ffff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4" style:display-name="Excel_BuiltIn_60% - Énfasis4" style:family="table-cell" style:parent-style-name="Default">
      <style:table-cell-properties fo:background-color="#c0c0c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5" style:display-name="Excel_BuiltIn_60% - Énfasis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6" style:display-name="Excel_BuiltIn_60% - Énfasis6" style:family="table-cell" style:parent-style-name="Default">
      <style:table-cell-properties fo:background-color="#ffcc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elda_20_vinculada" style:display-name="Excel_BuiltIn_Celda vinculada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Encabezado_20_4" style:display-name="Excel_BuiltIn_Encabezado 4" style:family="table-cell" style:parent-style-name="Default">
      <style:table-cell-properties fo:padding="0.071cm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ntrada" style:display-name="Excel_BuiltIn_Entrada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ncorrecto" style:display-name="Excel_BuiltIn_Incorrecto" style:family="table-cell" style:parent-style-name="Default">
      <style:table-cell-properties fo:background-color="#cc99ff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33cccc" style:border-line-width-bottom="0.018cm 0.053cm 0.018cm" style:diagonal-bl-tr="none" style:diagonal-tl-br="none" fo:border-left="none" fo:padding="0.071cm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ítulo" style:display-name="Excel_BuiltIn_Título" style:family="table-cell" style:parent-style-name="Default">
      <style:table-cell-properties fo:padding="0.071cm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Énfasis1" style:display-name="Excel_BuiltIn_Énfasis1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2" style:display-name="Excel_BuiltIn_Énfasis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3" style:display-name="Excel_BuiltIn_Énfasis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4" style:display-name="Excel_BuiltIn_Énfasis4" style:family="table-cell" style:parent-style-name="Default">
      <style:table-cell-properties fo:background-color="#6666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5" style:display-name="Excel_BuiltIn_Énfasis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6" style:display-name="Excel_BuiltIn_Énfasis6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illares_20_2" style:display-name="Millares 2" style:family="table-cell" style:parent-style-name="Default" style:data-style-name="N131">
      <style:table-cell-properties fo:padding="0.071cm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2" style:display-name="Notas 2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Porcentaje_20_2" style:display-name="Porcentaje 2" style:family="table-cell" style:parent-style-name="Default" style:data-style-name="N10">
      <style:table-cell-properties fo:padding="0.071cm"/>
    </style:style>
    <style:style style:name="Porcentaje_20_3" style:display-name="Porcentaje 3" style:family="table-cell" style:parent-style-name="Default" style:data-style-name="N10">
      <style:table-cell-properties fo:padding="0.071cm"/>
    </style:style>
    <style:style style:name="Salida_20_2" style:display-name="Salida 2" style:family="table-cell" style:parent-style-name="Default">
      <style:table-cell-properties fo:background-color="#ffffff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Percent" style:display-name="Excel_BuiltIn_Percent" style:family="table-cell" style:parent-style-name="Default" style:data-style-name="N10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loext:scale-to-X="1" loext:scale-to-Y="1" style:table-centering="both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unicipios" style:display-name="PageStyle_Municipi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LMChaparroC</meta:initial-creator>
    <meta:creation-date>2007-01-25T12:17:56</meta:creation-date>
    <dc:date>2020-07-08T15:33:49.165778317</dc:date>
    <meta:print-date>2019-01-09T16:10:54.858000000</meta:print-date>
    <meta:editing-duration>PT10M24S</meta:editing-duration>
    <meta:editing-cycles>1</meta:editing-cycles>
    <meta:document-statistic meta:table-count="4" meta:cell-count="10528" meta:object-count="0"/>
    <meta:generator>LibreOffice/6.4.4.2$MacOSX_X86_64 LibreOffice_project/3d775be2011f3886db32dfd395a6a6d1ca2630ff</meta:generator>
  </office:meta>
</office:document-meta>
</file>